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9189in"/>
    </style:style>
    <style:style style:name="co1" style:family="table-column">
      <style:table-column-properties fo:break-before="auto" style:column-width="0.7189in"/>
    </style:style>
    <style:style style:name="co13" style:family="table-column">
      <style:table-column-properties fo:break-before="auto" style:column-width="0.9693in"/>
    </style:style>
    <style:style style:name="co14" style:family="table-column">
      <style:table-column-properties fo:break-before="auto" style:column-width="2.0008in"/>
    </style:style>
    <style:style style:name="co15" style:family="table-column">
      <style:table-column-properties fo:break-before="auto" style:column-width="1.2555in"/>
    </style:style>
    <style:style style:name="co16" style:family="table-column">
      <style:table-column-properties fo:break-before="auto" style:column-width="1.3882in"/>
    </style:style>
    <style:style style:name="co17" style:family="table-column">
      <style:table-column-properties fo:break-before="auto" style:column-width="1.5417in"/>
    </style:style>
    <style:style style:name="co18" style:family="table-column">
      <style:table-column-properties fo:break-before="auto" style:column-width="0.8925in"/>
    </style:style>
    <style:style style:name="co19" style:family="table-column">
      <style:table-column-properties fo:break-before="auto" style:column-width="1.6437in"/>
    </style:style>
    <style:style style:name="co20" style:family="table-column">
      <style:table-column-properties fo:break-before="auto" style:column-width="1.6638in"/>
    </style:style>
    <style:style style:name="co21" style:family="table-column">
      <style:table-column-properties fo:break-before="auto" style:column-width="0.9165in"/>
    </style:style>
    <style:style style:name="co22" style:family="table-column">
      <style:table-column-properties fo:break-before="auto" style:column-width="0.7547in"/>
    </style:style>
    <style:style style:name="co23" style:family="table-column">
      <style:table-column-properties fo:break-before="auto" style:column-width="1.6228in"/>
    </style:style>
    <style:style style:name="co24" style:family="table-column">
      <style:table-column-properties fo:break-before="auto" style:column-width="1.9193in"/>
    </style:style>
    <style:style style:name="co25" style:family="table-column">
      <style:table-column-properties fo:break-before="auto" style:column-width="1.6744in"/>
    </style:style>
    <style:style style:name="co26" style:family="table-column">
      <style:table-column-properties fo:break-before="auto" style:column-width="1.8646in"/>
    </style:style>
    <style:style style:name="co27" style:family="table-column">
      <style:table-column-properties fo:break-before="auto" style:column-width="1.5362in"/>
    </style:style>
    <style:style style:name="co28" style:family="table-column">
      <style:table-column-properties fo:break-before="auto" style:column-width="1.8008in"/>
    </style:style>
    <style:style style:name="co29" style:family="table-column">
      <style:table-column-properties fo:break-before="auto" style:column-width="2.2354in"/>
    </style:style>
    <style:style style:name="co30" style:family="table-column">
      <style:table-column-properties fo:break-before="auto" style:column-width="1.7555in"/>
    </style:style>
    <style:style style:name="co31" style:family="table-column">
      <style:table-column-properties fo:break-before="auto" style:column-width="1.2354in"/>
    </style:style>
    <style:style style:name="co32" style:family="table-column">
      <style:table-column-properties fo:break-before="auto" style:column-width="1.4902in"/>
    </style:style>
    <style:style style:name="co33" style:family="table-column">
      <style:table-column-properties fo:break-before="auto" style:column-width="1.2453in"/>
    </style:style>
    <style:style style:name="co34" style:family="table-column">
      <style:table-column-properties fo:break-before="auto" style:column-width="1.6839in"/>
    </style:style>
    <style:style style:name="co35" style:family="table-column">
      <style:table-column-properties fo:break-before="auto" style:column-width="1.8374in"/>
    </style:style>
    <style:style style:name="co36" style:family="table-column">
      <style:table-column-properties fo:break-before="auto" style:column-width="1.4291in"/>
    </style:style>
    <style:style style:name="co37" style:family="table-column">
      <style:table-column-properties fo:break-before="auto" style:column-width="1.4492in"/>
    </style:style>
    <style:style style:name="co38" style:family="table-column">
      <style:table-column-properties fo:break-before="auto" style:column-width="1.4598in"/>
    </style:style>
    <style:style style:name="co39" style:family="table-column">
      <style:table-column-properties fo:break-before="auto" style:column-width="1.3374in"/>
    </style:style>
    <style:style style:name="co40" style:family="table-column">
      <style:table-column-properties fo:break-before="auto" style:column-width="1.572in"/>
    </style:style>
    <style:style style:name="co41" style:family="table-column">
      <style:table-column-properties fo:break-before="auto" style:column-width="1.0307in"/>
    </style:style>
    <style:style style:name="co42" style:family="table-column">
      <style:table-column-properties fo:break-before="auto" style:column-width="1.5618in"/>
    </style:style>
    <style:style style:name="co43" style:family="table-column">
      <style:table-column-properties fo:break-before="auto" style:column-width="1.7154in"/>
    </style:style>
    <style:style style:name="co183" style:family="table-column">
      <style:table-column-properties fo:break-before="auto" style:column-width="1.0417in"/>
    </style:style>
    <style:style style:name="co45" style:family="table-column">
      <style:table-column-properties fo:break-before="auto" style:column-width="0.6772in"/>
    </style:style>
    <style:style style:name="co184" style:family="table-column">
      <style:table-column-properties fo:break-before="auto" style:column-width="2.0937in"/>
    </style:style>
    <style:style style:name="co185" style:family="table-column">
      <style:table-column-properties fo:break-before="auto" style:column-width="0.4772in"/>
    </style:style>
    <style:style style:name="co186" style:family="table-column">
      <style:table-column-properties fo:break-before="auto" style:column-width="2.3126in"/>
    </style:style>
    <style:style style:name="co49" style:family="table-column">
      <style:table-column-properties fo:break-before="auto" style:column-width="0.7098in"/>
    </style:style>
    <style:style style:name="co187" style:family="table-column">
      <style:table-column-properties fo:break-before="auto" style:column-width="1.9791in"/>
    </style:style>
    <style:style style:name="co188" style:family="table-column">
      <style:table-column-properties fo:break-before="auto" style:column-width="0.5874in"/>
    </style:style>
    <style:style style:name="co189" style:family="table-column">
      <style:table-column-properties fo:break-before="auto" style:column-width="0.5437in"/>
    </style:style>
    <style:style style:name="co190" style:family="table-column">
      <style:table-column-properties fo:break-before="auto" style:column-width="0.8098in"/>
    </style:style>
    <style:style style:name="co54" style:family="table-column">
      <style:table-column-properties fo:break-before="auto" style:column-width="0.6319in"/>
    </style:style>
    <style:style style:name="co191" style:family="table-column">
      <style:table-column-properties fo:break-before="auto" style:column-width="0.7319in"/>
    </style:style>
    <style:style style:name="co192" style:family="table-column">
      <style:table-column-properties fo:break-before="auto" style:column-width="1.8543in"/>
    </style:style>
    <style:style style:name="co193" style:family="table-column">
      <style:table-column-properties fo:break-before="auto" style:column-width="1.7201in"/>
    </style:style>
    <style:style style:name="co194" style:family="table-column">
      <style:table-column-properties fo:break-before="auto" style:column-width="1.8075in"/>
    </style:style>
    <style:style style:name="co59" style:family="table-column">
      <style:table-column-properties fo:break-before="auto" style:column-width="1.3984in"/>
    </style:style>
    <style:style style:name="co60" style:family="table-column">
      <style:table-column-properties fo:break-before="auto" style:column-width="1.4083in"/>
    </style:style>
    <style:style style:name="co61" style:family="table-column">
      <style:table-column-properties fo:break-before="auto" style:column-width="1.4799in"/>
    </style:style>
    <style:style style:name="co62" style:family="table-column">
      <style:table-column-properties fo:break-before="auto" style:column-width="1.8783in"/>
    </style:style>
    <style:style style:name="co195" style:family="table-column">
      <style:table-column-properties fo:break-before="auto" style:column-width="1.3063in"/>
    </style:style>
    <style:style style:name="co196" style:family="table-column">
      <style:table-column-properties fo:break-before="auto" style:column-width="0.6764in"/>
    </style:style>
    <style:style style:name="co197" style:family="table-column">
      <style:table-column-properties fo:break-before="auto" style:column-width="2.1252in"/>
    </style:style>
    <style:style style:name="co198" style:family="table-column">
      <style:table-column-properties fo:break-before="auto" style:column-width="3.1035in"/>
    </style:style>
    <style:style style:name="co199" style:family="table-column">
      <style:table-column-properties fo:break-before="auto" style:column-width="3.5634in"/>
    </style:style>
    <style:style style:name="co200" style:family="table-column">
      <style:table-column-properties fo:break-before="auto" style:column-width="2.0555in"/>
    </style:style>
    <style:style style:name="co201" style:family="table-column">
      <style:table-column-properties fo:break-before="auto" style:column-width="0.898in"/>
    </style:style>
    <style:style style:name="co202" style:family="table-column">
      <style:table-column-properties fo:break-before="auto" style:column-width="0.7244in"/>
    </style:style>
    <style:style style:name="co203" style:family="table-column">
      <style:table-column-properties fo:break-before="auto" style:column-width="0.8752in"/>
    </style:style>
    <style:style style:name="co72" style:family="table-column">
      <style:table-column-properties fo:break-before="auto" style:column-width="0.7083in"/>
    </style:style>
    <style:style style:name="co204" style:family="table-column">
      <style:table-column-properties fo:break-before="auto" style:column-width="1.8563in"/>
    </style:style>
    <style:style style:name="co205" style:family="table-column">
      <style:table-column-properties fo:break-before="auto" style:column-width="0.9535in"/>
    </style:style>
    <style:style style:name="co206" style:family="table-column">
      <style:table-column-properties fo:break-before="auto" style:column-width="1.6043in"/>
    </style:style>
    <style:style style:name="co207" style:family="table-column">
      <style:table-column-properties fo:break-before="auto" style:column-width="0.5547in"/>
    </style:style>
    <style:style style:name="co208" style:family="table-column">
      <style:table-column-properties fo:break-before="auto" style:column-width="3.8181in"/>
    </style:style>
    <style:style style:name="co209" style:family="table-column">
      <style:table-column-properties fo:break-before="auto" style:column-width="2.9346in"/>
    </style:style>
    <style:style style:name="co210" style:family="table-column">
      <style:table-column-properties fo:break-before="auto" style:column-width="3.0516in"/>
    </style:style>
    <style:style style:name="co80" style:family="table-column">
      <style:table-column-properties fo:break-before="auto" style:column-width="2.0445in"/>
    </style:style>
    <style:style style:name="co211" style:family="table-column">
      <style:table-column-properties fo:break-before="auto" style:column-width="0.5217in"/>
    </style:style>
    <style:style style:name="co82" style:family="table-column">
      <style:table-column-properties fo:break-before="auto" style:column-width="0.7984in"/>
    </style:style>
    <style:style style:name="co212" style:family="table-column">
      <style:table-column-properties fo:break-before="auto" style:column-width="0.8437in"/>
    </style:style>
    <style:style style:name="co213" style:family="table-column">
      <style:table-column-properties fo:break-before="auto" style:column-width="2.6484in"/>
    </style:style>
    <style:style style:name="co85" style:family="table-column">
      <style:table-column-properties fo:break-before="auto" style:column-width="0.9744in"/>
    </style:style>
    <style:style style:name="co86" style:family="table-column">
      <style:table-column-properties fo:break-before="auto" style:column-width="1.25in"/>
    </style:style>
    <style:style style:name="co87" style:family="table-column">
      <style:table-column-properties fo:break-before="auto" style:column-width="1.3665in"/>
    </style:style>
    <style:style style:name="co88" style:family="table-column">
      <style:table-column-properties fo:break-before="auto" style:column-width="1.5783in"/>
    </style:style>
    <style:style style:name="co89" style:family="table-column">
      <style:table-column-properties fo:break-before="auto" style:column-width="1.939in"/>
    </style:style>
    <style:style style:name="co90" style:family="table-column">
      <style:table-column-properties fo:break-before="auto" style:column-width="2.3417in"/>
    </style:style>
    <style:style style:name="co91" style:family="table-column">
      <style:table-column-properties fo:break-before="auto" style:column-width="2.1827in"/>
    </style:style>
    <style:style style:name="co214" style:family="table-column">
      <style:table-column-properties fo:break-before="auto" style:column-width="1.5909in"/>
    </style:style>
    <style:style style:name="co215" style:family="table-column">
      <style:table-column-properties fo:break-before="auto" style:column-width="0.6882in"/>
    </style:style>
    <style:style style:name="co216" style:family="table-column">
      <style:table-column-properties fo:break-before="auto" style:column-width="3.5118in"/>
    </style:style>
    <style:style style:name="co217" style:family="table-column">
      <style:table-column-properties fo:break-before="auto" style:column-width="3.3335in"/>
    </style:style>
    <style:style style:name="co218" style:family="table-column">
      <style:table-column-properties fo:break-before="auto" style:column-width="2.4256in"/>
    </style:style>
    <style:style style:name="co97" style:family="table-column">
      <style:table-column-properties fo:break-before="auto" style:column-width="1in"/>
    </style:style>
    <style:style style:name="co98" style:family="table-column">
      <style:table-column-properties fo:break-before="auto" style:column-width="0.9217in"/>
    </style:style>
    <style:style style:name="co99" style:family="table-column">
      <style:table-column-properties fo:break-before="auto" style:column-width="1.1016in"/>
    </style:style>
    <style:style style:name="co100" style:family="table-column">
      <style:table-column-properties fo:break-before="auto" style:column-width="1.7693in"/>
    </style:style>
    <style:style style:name="co101" style:family="table-column">
      <style:table-column-properties fo:break-before="auto" style:column-width="2.9665in"/>
    </style:style>
    <style:style style:name="co102" style:family="table-column">
      <style:table-column-properties fo:break-before="auto" style:column-width="1.2602in"/>
    </style:style>
    <style:style style:name="co103" style:family="table-column">
      <style:table-column-properties fo:break-before="auto" style:column-width="1.5311in"/>
    </style:style>
    <style:style style:name="co104" style:family="table-column">
      <style:table-column-properties fo:break-before="auto" style:column-width="1.0102in"/>
    </style:style>
    <style:style style:name="co105" style:family="table-column">
      <style:table-column-properties fo:break-before="auto" style:column-width="1.5819in"/>
    </style:style>
    <style:style style:name="co106" style:family="table-column">
      <style:table-column-properties fo:break-before="auto" style:column-width="1.2862in"/>
    </style:style>
    <style:style style:name="co107" style:family="table-column">
      <style:table-column-properties fo:break-before="auto" style:column-width="1.1228in"/>
    </style:style>
    <style:style style:name="co108" style:family="table-column">
      <style:table-column-properties fo:break-before="auto" style:column-width="2.2256in"/>
    </style:style>
    <style:style style:name="co109" style:family="table-column">
      <style:table-column-properties fo:break-before="auto" style:column-width="1.5102in"/>
    </style:style>
    <style:style style:name="co110" style:family="table-column">
      <style:table-column-properties fo:break-before="auto" style:column-width="1.5209in"/>
    </style:style>
    <style:style style:name="co111" style:family="table-column">
      <style:table-column-properties fo:break-before="auto" style:column-width="1.8071in"/>
    </style:style>
    <style:style style:name="co112" style:family="table-column">
      <style:table-column-properties fo:break-before="auto" style:column-width="0.9598in"/>
    </style:style>
    <style:style style:name="co113" style:family="table-column">
      <style:table-column-properties fo:break-before="auto" style:column-width="1.9598in"/>
    </style:style>
    <style:style style:name="co114" style:family="table-column">
      <style:table-column-properties fo:break-before="auto" style:column-width="2.2154in"/>
    </style:style>
    <style:style style:name="co115" style:family="table-column">
      <style:table-column-properties fo:break-before="auto" style:column-width="1.2661in"/>
    </style:style>
    <style:style style:name="co116" style:family="table-column">
      <style:table-column-properties fo:break-before="auto" style:column-width="1.8984in"/>
    </style:style>
    <style:style style:name="co219" style:family="table-column">
      <style:table-column-properties fo:break-before="auto" style:column-width="2.052in"/>
    </style:style>
    <style:style style:name="co220" style:family="table-column">
      <style:table-column-properties fo:break-before="auto" style:column-width="1.7354in"/>
    </style:style>
    <style:style style:name="co221" style:family="table-column">
      <style:table-column-properties fo:break-before="auto" style:column-width="1.8272in"/>
    </style:style>
    <style:style style:name="co222" style:family="table-column">
      <style:table-column-properties fo:break-before="auto" style:column-width="1.0409in"/>
    </style:style>
    <style:style style:name="co223" style:family="table-column">
      <style:table-column-properties fo:break-before="auto" style:column-width="1.9398in"/>
    </style:style>
    <style:style style:name="co122" style:family="table-column">
      <style:table-column-properties fo:break-before="auto" style:column-width="0.8957in"/>
    </style:style>
    <style:style style:name="co123" style:family="table-column">
      <style:table-column-properties fo:break-before="auto" style:column-width="0.6098in"/>
    </style:style>
    <style:style style:name="co124" style:family="table-column">
      <style:table-column-properties fo:break-before="auto" style:column-width="2.9165in"/>
    </style:style>
    <style:style style:name="co125" style:family="table-column">
      <style:table-column-properties fo:break-before="auto" style:column-width="0.9209in"/>
    </style:style>
    <style:style style:name="co126" style:family="table-column">
      <style:table-column-properties fo:break-before="auto" style:column-width="3.4047in"/>
    </style:style>
    <style:style style:name="co127" style:family="table-column">
      <style:table-column-properties fo:break-before="auto" style:column-width="2.2709in"/>
    </style:style>
    <style:style style:name="co128" style:family="table-column">
      <style:table-column-properties fo:break-before="auto" style:column-width="0.4882in"/>
    </style:style>
    <style:style style:name="co129" style:family="table-column">
      <style:table-column-properties fo:break-before="auto" style:column-width="1.1256in"/>
    </style:style>
    <style:style style:name="co130" style:family="table-column">
      <style:table-column-properties fo:break-before="auto" style:column-width="0.6839in"/>
    </style:style>
    <style:style style:name="co224" style:family="table-column">
      <style:table-column-properties fo:break-before="auto" style:column-width="1.848in"/>
    </style:style>
    <style:style style:name="co225" style:family="table-column">
      <style:table-column-properties fo:break-before="auto" style:column-width="2.0217in"/>
    </style:style>
    <style:style style:name="co135" style:family="table-column">
      <style:table-column-properties fo:break-before="auto" style:column-width="1.2201in"/>
    </style:style>
    <style:style style:name="co136" style:family="table-column">
      <style:table-column-properties fo:break-before="auto" style:column-width="1.7752in"/>
    </style:style>
    <style:style style:name="co137" style:family="table-column">
      <style:table-column-properties fo:break-before="auto" style:column-width="1.7409in"/>
    </style:style>
    <style:style style:name="co138" style:family="table-column">
      <style:table-column-properties fo:break-before="auto" style:column-width="2.4744in"/>
    </style:style>
    <style:style style:name="co139" style:family="table-column">
      <style:table-column-properties fo:break-before="auto" style:column-width="0.7756in"/>
    </style:style>
    <style:style style:name="co140" style:family="table-column">
      <style:table-column-properties fo:break-before="auto" style:column-width="1.7862in"/>
    </style:style>
    <style:style style:name="co141" style:family="table-column">
      <style:table-column-properties fo:break-before="auto" style:column-width="0.9984in"/>
    </style:style>
    <style:style style:name="co142" style:family="table-column">
      <style:table-column-properties fo:break-before="auto" style:column-width="0.6543in"/>
    </style:style>
    <style:style style:name="co143" style:family="table-column">
      <style:table-column-properties fo:break-before="auto" style:column-width="0.6209in"/>
    </style:style>
    <style:style style:name="co144" style:family="table-column">
      <style:table-column-properties fo:break-before="auto" style:column-width="0.9874in"/>
    </style:style>
    <style:style style:name="co145" style:family="table-column">
      <style:table-column-properties fo:break-before="auto" style:column-width="1.9665in"/>
    </style:style>
    <style:style style:name="co146" style:family="table-column">
      <style:table-column-properties fo:break-before="auto" style:column-width="1.3681in"/>
    </style:style>
    <style:style style:name="co147" style:family="table-column">
      <style:table-column-properties fo:break-before="auto" style:column-width="1.6217in"/>
    </style:style>
    <style:style style:name="co148" style:family="table-column">
      <style:table-column-properties fo:break-before="auto" style:column-width="1.9752in"/>
    </style:style>
    <style:style style:name="co149" style:family="table-column">
      <style:table-column-properties fo:break-before="auto" style:column-width="1.6756in"/>
    </style:style>
    <style:style style:name="co150" style:family="table-column">
      <style:table-column-properties fo:break-before="auto" style:column-width="1.6535in"/>
    </style:style>
    <style:style style:name="co151" style:family="table-column">
      <style:table-column-properties fo:break-before="auto" style:column-width="1.2083in"/>
    </style:style>
    <style:style style:name="co152" style:family="table-column">
      <style:table-column-properties fo:break-before="auto" style:column-width="0.7291in"/>
    </style:style>
    <style:style style:name="co153" style:family="table-column">
      <style:table-column-properties fo:break-before="auto" style:column-width="1.6146in"/>
    </style:style>
    <style:style style:name="co154" style:family="table-column">
      <style:table-column-properties fo:break-before="auto" style:column-width="0.4992in"/>
    </style:style>
    <style:style style:name="co155" style:family="table-column">
      <style:table-column-properties fo:break-before="auto" style:column-width="3.5102in"/>
    </style:style>
    <style:style style:name="co156" style:family="table-column">
      <style:table-column-properties fo:break-before="auto" style:column-width="0.7209in"/>
    </style:style>
    <style:style style:name="co157" style:family="table-column">
      <style:table-column-properties fo:break-before="auto" style:column-width="1.6457in"/>
    </style:style>
    <style:style style:name="co158" style:family="table-column">
      <style:table-column-properties fo:break-before="auto" style:column-width="0.9764in"/>
    </style:style>
    <style:style style:name="co159" style:family="table-column">
      <style:table-column-properties fo:break-before="auto" style:column-width="0.6043in"/>
    </style:style>
    <style:style style:name="co160" style:family="table-column">
      <style:table-column-properties fo:break-before="auto" style:column-width="1.2638in"/>
    </style:style>
    <style:style style:name="co161" style:family="table-column">
      <style:table-column-properties fo:break-before="auto" style:column-width="1.2492in"/>
    </style:style>
    <style:style style:name="co162" style:family="table-column">
      <style:table-column-properties fo:break-before="auto" style:column-width="2.1575in"/>
    </style:style>
    <style:style style:name="co163" style:family="table-column">
      <style:table-column-properties fo:break-before="auto" style:column-width="1.0161in"/>
    </style:style>
    <style:style style:name="co164" style:family="table-column">
      <style:table-column-properties fo:break-before="auto" style:column-width="0.7425in"/>
    </style:style>
    <style:style style:name="co165" style:family="table-column">
      <style:table-column-properties fo:break-before="auto" style:column-width="1.1575in"/>
    </style:style>
    <style:style style:name="co166" style:family="table-column">
      <style:table-column-properties fo:break-before="auto" style:column-width="3.4634in"/>
    </style:style>
    <style:style style:name="co167" style:family="table-column">
      <style:table-column-properties fo:break-before="auto" style:column-width="3.3972in"/>
    </style:style>
    <style:style style:name="co168" style:family="table-column">
      <style:table-column-properties fo:break-before="auto" style:column-width="0.8189in"/>
    </style:style>
    <style:style style:name="co169" style:family="table-column">
      <style:table-column-properties fo:break-before="auto" style:column-width="5.0417in"/>
    </style:style>
    <style:style style:name="co170" style:family="table-column">
      <style:table-column-properties fo:break-before="auto" style:column-width="1.2709in"/>
    </style:style>
    <style:style style:name="co171" style:family="table-column">
      <style:table-column-properties fo:break-before="auto" style:column-width="0.698in"/>
    </style:style>
    <style:style style:name="co172" style:family="table-column">
      <style:table-column-properties fo:break-before="auto" style:column-width="1.3173in"/>
    </style:style>
    <style:style style:name="co173" style:family="table-column">
      <style:table-column-properties fo:break-before="auto" style:column-width="2.5965in"/>
    </style:style>
    <style:style style:name="co174" style:family="table-column">
      <style:table-column-properties fo:break-before="auto" style:column-width="1.1543in"/>
    </style:style>
    <style:style style:name="co175" style:family="table-column">
      <style:table-column-properties fo:break-before="auto" style:column-width="0.6618in"/>
    </style:style>
    <style:style style:name="co176" style:family="table-column">
      <style:table-column-properties fo:break-before="auto" style:column-width="0.6409in"/>
    </style:style>
    <style:style style:name="co177" style:family="table-column">
      <style:table-column-properties fo:break-before="auto" style:column-width="1.4201in"/>
    </style:style>
    <style:style style:name="co178" style:family="table-column">
      <style:table-column-properties fo:break-before="auto" style:column-width="0.9075in"/>
    </style:style>
    <style:style style:name="co179" style:family="table-column">
      <style:table-column-properties fo:break-before="auto" style:column-width="0.6937in"/>
    </style:style>
    <style:style style:name="co180" style:family="table-column">
      <style:table-column-properties fo:break-before="auto" style:column-width="2.3689in"/>
    </style:style>
    <style:style style:name="co181" style:family="table-column">
      <style:table-column-properties fo:break-before="auto" style:column-width="1.5008in"/>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5957in" fo:break-before="auto" style:use-optimal-row-height="false"/>
    </style:style>
    <style:style style:name="ro7" style:family="table-row">
      <style:table-row-properties style:row-height="1.6992in" fo:break-before="auto" style:use-optimal-row-height="false"/>
    </style:style>
    <style:style style:name="ro8" style:family="table-row">
      <style:table-row-properties style:row-height="1.689in" fo:break-before="auto" style:use-optimal-row-height="false"/>
    </style:style>
    <style:style style:name="ro9" style:family="table-row">
      <style:table-row-properties style:row-height="2.8083in" fo:break-before="auto" style:use-optimal-row-height="false"/>
    </style:style>
    <style:style style:name="ro10" style:family="table-row">
      <style:table-row-properties style:row-height="2.798in" fo:break-before="auto" style:use-optimal-row-height="false"/>
    </style:style>
    <style:style style:name="ro11" style:family="table-row">
      <style:table-row-properties style:row-height="2.8811in" fo:break-before="auto" style:use-optimal-row-height="false"/>
    </style:style>
    <style:style style:name="ro12" style:family="table-row">
      <style:table-row-properties style:row-height="2.8189in" fo:break-before="auto" style:use-optimal-row-height="false"/>
    </style:style>
    <style:style style:name="ro13" style:family="table-row">
      <style:table-row-properties style:row-height="1.7827in" fo:break-before="auto" style:use-optimal-row-height="false"/>
    </style:style>
    <style:style style:name="ro14" style:family="table-row">
      <style:table-row-properties style:row-height="1.886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1.3366in" fo:break-before="auto" style:use-optimal-row-height="false"/>
    </style:style>
    <style:style style:name="ro17" style:family="table-row">
      <style:table-row-properties style:row-height="2.3217in" fo:break-before="auto" style:use-optimal-row-height="false"/>
    </style:style>
    <style:style style:name="ro18" style:family="table-row">
      <style:table-row-properties style:row-height="2.2799in" fo:break-before="auto" style:use-optimal-row-height="false"/>
    </style:style>
    <style:style style:name="ro19" style:family="table-row">
      <style:table-row-properties style:row-height="1.5134in" fo:break-before="auto" style:use-optimal-row-height="true"/>
    </style:style>
    <style:style style:name="ro20" style:family="table-row">
      <style:table-row-properties style:row-height="2.052in" fo:break-before="auto" style:use-optimal-row-height="false"/>
    </style:style>
    <style:style style:name="ro21" style:family="table-row">
      <style:table-row-properties style:row-height="2.2591in" fo:break-before="auto" style:use-optimal-row-height="false"/>
    </style:style>
    <style:style style:name="ro22" style:family="table-row">
      <style:table-row-properties style:row-height="2.4563in" fo:break-before="auto" style:use-optimal-row-height="false"/>
    </style:style>
    <style:style style:name="ro23" style:family="table-row">
      <style:table-row-properties style:row-height="2.8398in" fo:break-before="auto" style:use-optimal-row-height="false"/>
    </style:style>
    <style:style style:name="ro24" style:family="table-row">
      <style:table-row-properties style:row-height="2.8917in" fo:break-before="auto" style:use-optimal-row-height="false"/>
    </style:style>
    <style:style style:name="ro25" style:family="table-row">
      <style:table-row-properties style:row-height="4.1457in" fo:break-before="auto" style:use-optimal-row-height="false"/>
    </style:style>
    <style:style style:name="ro26" style:family="table-row">
      <style:table-row-properties style:row-height="1.3055in" fo:break-before="auto" style:use-optimal-row-height="false"/>
    </style:style>
    <style:style style:name="ro27" style:family="table-row">
      <style:table-row-properties style:row-height="0.5799in" fo:break-before="auto" style:use-optimal-row-height="true"/>
    </style:style>
    <style:style style:name="ro28" style:family="table-row">
      <style:table-row-properties style:row-height="2.4457in" fo:break-before="auto" style:use-optimal-row-height="true"/>
    </style:style>
    <style:style style:name="ro29"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30" style:family="table-row">
      <style:table-row-properties style:row-height="1.3882in" fo:break-before="auto" style:use-optimal-row-height="false"/>
    </style:style>
    <style:style style:name="ro31" style:family="table-row">
      <style:table-row-properties style:row-height="1.0256in" fo:break-before="auto" style:use-optimal-row-height="false"/>
    </style:style>
    <style:style style:name="ro32" style:family="table-row">
      <style:table-row-properties style:row-height="1.6272in" fo:break-before="auto" style:use-optimal-row-height="false"/>
    </style:style>
    <style:style style:name="ro33" style:family="table-row">
      <style:table-row-properties style:row-height="1.6783in" fo:break-before="auto" style:use-optimal-row-height="false"/>
    </style:style>
    <style:style style:name="ro34" style:family="table-row">
      <style:table-row-properties style:row-height="1.5854in" fo:break-before="auto" style:use-optimal-row-height="false"/>
    </style:style>
    <style:style style:name="ro35" style:family="table-row">
      <style:table-row-properties style:row-height="2.2181in" fo:break-before="auto" style:use-optimal-row-height="false"/>
    </style:style>
    <style:style style:name="ro36" style:family="table-row">
      <style:table-row-properties style:row-height="1.461in" fo:break-before="auto" style:use-optimal-row-height="false"/>
    </style:style>
    <style:style style:name="ro37" style:family="table-row">
      <style:table-row-properties style:row-height="1.4508in" fo:break-before="auto" style:use-optimal-row-height="false"/>
    </style:style>
    <style:style style:name="ro38" style:family="table-row">
      <style:table-row-properties style:row-height="1.8547in" fo:break-before="auto" style:use-optimal-row-height="false"/>
    </style:style>
    <style:style style:name="ro39" style:family="table-row">
      <style:table-row-properties style:row-height="1.4299in" fo:break-before="auto" style:use-optimal-row-height="false"/>
    </style:style>
    <style:style style:name="ro40" style:family="table-row">
      <style:table-row-properties style:row-height="1.7618in" fo:break-before="auto" style:use-optimal-row-height="false"/>
    </style:style>
    <style:style style:name="ro41" style:family="table-row">
      <style:table-row-properties style:row-height="1.9689in" fo:break-before="auto" style:use-optimal-row-height="false"/>
    </style:style>
    <style:style style:name="ro42" style:family="table-row">
      <style:table-row-properties style:row-height="1.9898in" fo:break-before="auto" style:use-optimal-row-height="false"/>
    </style:style>
    <style:style style:name="ro43" style:family="table-row">
      <style:table-row-properties style:row-height="2.0311in" fo:break-before="auto" style:use-optimal-row-height="false"/>
    </style:style>
    <style:style style:name="ro44" style:family="table-row">
      <style:table-row-properties style:row-height="2.4146in" fo:break-before="auto" style:use-optimal-row-height="false"/>
    </style:style>
    <style:style style:name="ro45" style:family="table-row">
      <style:table-row-properties style:row-height="2.1346in" fo:break-before="auto" style:use-optimal-row-height="false"/>
    </style:style>
    <style:style style:name="ro46" style:family="table-row">
      <style:table-row-properties style:row-height="1.4091in" fo:break-before="auto" style:use-optimal-row-height="false"/>
    </style:style>
    <style:style style:name="ro47" style:family="table-row">
      <style:table-row-properties style:row-height="1.648in" fo:break-before="auto" style:use-optimal-row-height="false"/>
    </style:style>
    <style:style style:name="ro48" style:family="table-row">
      <style:table-row-properties style:row-height="2.2693in" fo:break-before="auto" style:use-optimal-row-height="false"/>
    </style:style>
    <style:style style:name="ro49" style:family="table-row">
      <style:table-row-properties style:row-height="1.5236in" fo:break-before="auto" style:use-optimal-row-height="false"/>
    </style:style>
    <style:style style:name="ro50" style:family="table-row">
      <style:table-row-properties style:row-height="1.3264in" fo:break-before="auto" style:use-optimal-row-height="true"/>
    </style:style>
    <style:style style:name="ro51" style:family="table-row">
      <style:table-row-properties style:row-height="2.2591in" fo:break-before="auto" style:use-optimal-row-height="true"/>
    </style:style>
    <style:style style:name="ro52" style:family="table-row">
      <style:table-row-properties style:row-height="2.3008in" fo:break-before="auto" style:use-optimal-row-height="false"/>
    </style:style>
    <style:style style:name="ro53" style:family="table-row">
      <style:table-row-properties style:row-height="2.0728in" fo:break-before="auto" style:use-optimal-row-height="true"/>
    </style:style>
    <style:style style:name="ro54" style:family="table-row">
      <style:table-row-properties style:row-height="2.2484in" fo:break-before="auto" style:use-optimal-row-height="false"/>
    </style:style>
    <style:style style:name="ro55" style:family="table-row">
      <style:table-row-properties style:row-height="2.4252in" fo:break-before="auto" style:use-optimal-row-height="false"/>
    </style:style>
    <style:style style:name="ro56" style:family="table-row">
      <style:table-row-properties style:row-height="2.6327in" fo:break-before="auto" style:use-optimal-row-height="true"/>
    </style:style>
    <style:style style:name="ro57" style:family="table-row">
      <style:table-row-properties style:row-height="3.3783in" fo:break-before="auto" style:use-optimal-row-height="true"/>
    </style:style>
    <style:style style:name="ro58" style:family="table-row">
      <style:table-row-properties style:row-height="3.5654in" fo:break-before="auto" style:use-optimal-row-height="true"/>
    </style:style>
    <style:style style:name="ro59" style:family="table-row">
      <style:table-row-properties style:row-height="2.9638in" fo:break-before="auto" style:use-optimal-row-height="false"/>
    </style:style>
    <style:style style:name="ro60" style:family="table-row">
      <style:table-row-properties style:row-height="3.3992in" fo:break-before="auto" style:use-optimal-row-height="false"/>
    </style:style>
    <style:style style:name="ro61" style:family="table-row">
      <style:table-row-properties style:row-height="2.8189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0055in" fo:break-before="auto" style:use-optimal-row-height="true"/>
    </style:style>
    <style:style style:name="ro64" style:family="table-row">
      <style:table-row-properties style:row-height="4.8709in" fo:break-before="auto" style:use-optimal-row-height="true"/>
    </style:style>
    <style:style style:name="ro65" style:family="table-row">
      <style:table-row-properties style:row-height="1.1398in" fo:break-before="auto" style:use-optimal-row-height="true"/>
    </style:style>
    <style:style style:name="ro66" style:family="table-row">
      <style:table-row-properties style:row-height="1.6063in" fo:break-before="auto" style:use-optimal-row-height="false"/>
    </style:style>
    <style:style style:name="ro67" style:family="table-row">
      <style:table-row-properties style:row-height="1.0882in" fo:break-before="auto" style:use-optimal-row-height="false"/>
    </style:style>
    <style:style style:name="ro68" style:family="table-row">
      <style:table-row-properties style:row-height="0.8701in" fo:break-before="auto" style:use-optimal-row-height="false"/>
    </style:style>
    <style:style style:name="ro69" style:family="table-row">
      <style:table-row-properties style:row-height="1.202in" fo:break-before="auto" style:use-optimal-row-height="false"/>
    </style:style>
    <style:style style:name="ro70" style:family="table-row">
      <style:table-row-properties style:row-height="1.5134in" fo:break-before="auto" style:use-optimal-row-height="true"/>
    </style:style>
    <style:style style:name="ro71" style:family="table-row">
      <style:table-row-properties style:row-height="1.1091in" fo:break-before="auto" style:use-optimal-row-height="false"/>
    </style:style>
    <style:style style:name="ro72" style:family="table-row">
      <style:table-row-properties style:row-height="2.2902in" fo:break-before="auto" style:use-optimal-row-height="false"/>
    </style:style>
    <style:style style:name="ro73" style:family="table-row">
      <style:table-row-properties style:row-height="3.3783in" fo:break-before="auto" style:use-optimal-row-height="true"/>
    </style:style>
    <style:style style:name="ro74" style:family="table-row">
      <style:table-row-properties style:row-height="1.1602in" fo:break-before="auto" style:use-optimal-row-height="false"/>
    </style:style>
    <style:style style:name="ro75" style:family="table-row">
      <style:table-row-properties style:row-height="3.0055in" fo:break-before="auto" style:use-optimal-row-height="true"/>
    </style:style>
    <style:style style:name="ro76" style:family="table-row">
      <style:table-row-properties style:row-height="3.1925in" fo:break-before="auto" style:use-optimal-row-height="true"/>
    </style:style>
    <style:style style:name="ro77" style:family="table-row">
      <style:table-row-properties style:row-height="3.9382in" fo:break-before="auto" style:use-optimal-row-height="true"/>
    </style:style>
    <style:style style:name="ro78" style:family="table-row">
      <style:table-row-properties style:row-height="4.1252in" fo:break-before="auto" style:use-optimal-row-height="true"/>
    </style:style>
    <style:style style:name="ro79" style:family="table-row">
      <style:table-row-properties style:row-height="3.0571in" fo:break-before="auto" style:use-optimal-row-height="false"/>
    </style:style>
    <style:style style:name="ro80" style:family="table-row">
      <style:table-row-properties style:row-height="4.311in" fo:break-before="auto" style:use-optimal-row-height="true"/>
    </style:style>
    <style:style style:name="ro81" style:family="table-row">
      <style:table-row-properties style:row-height="4.498in" fo:break-before="auto" style:use-optimal-row-height="true"/>
    </style:style>
    <style:style style:name="ro82" style:family="table-row">
      <style:table-row-properties style:row-height="5.0575in" fo:break-before="auto" style:use-optimal-row-height="true"/>
    </style:style>
    <style:style style:name="ro168" style:family="table-row">
      <style:table-row-properties style:row-height="1.9835in" fo:break-before="auto" style:use-optimal-row-height="false"/>
    </style:style>
    <style:style style:name="ro170" style:family="table-row">
      <style:table-row-properties style:row-height="2.5909in" fo:break-before="auto" style:use-optimal-row-height="false"/>
    </style:style>
    <style:style style:name="ro171" style:family="table-row">
      <style:table-row-properties style:row-height="3.2252in" fo:break-before="auto" style:use-optimal-row-height="false"/>
    </style:style>
    <style:style style:name="ro172" style:family="table-row">
      <style:table-row-properties style:row-height="1.7516in" fo:break-before="auto" style:use-optimal-row-height="false"/>
    </style:style>
    <style:style style:name="ro87" style:family="table-row">
      <style:table-row-properties style:row-height="1.3264in" fo:break-before="auto" style:use-optimal-row-height="false"/>
    </style:style>
    <style:style style:name="ro88" style:family="table-row">
      <style:table-row-properties style:row-height="1.3575in" fo:break-before="auto" style:use-optimal-row-height="false"/>
    </style:style>
    <style:style style:name="ro89" style:family="table-row">
      <style:table-row-properties style:row-height="1.7929in" fo:break-before="auto" style:use-optimal-row-height="false"/>
    </style:style>
    <style:style style:name="ro173" style:family="table-row">
      <style:table-row-properties style:row-height="0.6756in" fo:break-before="auto" style:use-optimal-row-height="false"/>
    </style:style>
    <style:style style:name="ro174" style:family="table-row">
      <style:table-row-properties style:row-height="1.6374in" fo:break-before="auto" style:use-optimal-row-height="false"/>
    </style:style>
    <style:style style:name="ro175" style:family="table-row">
      <style:table-row-properties style:row-height="1.0673in" fo:break-before="auto" style:use-optimal-row-height="false"/>
    </style:style>
    <style:style style:name="ro176" style:family="table-row">
      <style:table-row-properties style:row-height="1.0465in" fo:break-before="auto" style:use-optimal-row-height="false"/>
    </style:style>
    <style:style style:name="ro177" style:family="table-row">
      <style:table-row-properties style:row-height="1.2228in" fo:break-before="auto" style:use-optimal-row-height="false"/>
    </style:style>
    <style:style style:name="ro178" style:family="table-row">
      <style:table-row-properties style:row-height="1.4193in" fo:break-before="auto" style:use-optimal-row-height="false"/>
    </style:style>
    <style:style style:name="ro179" style:family="table-row">
      <style:table-row-properties style:row-height="1.948in" fo:break-before="auto" style:use-optimal-row-height="false"/>
    </style:style>
    <style:style style:name="ro180" style:family="table-row">
      <style:table-row-properties style:row-height="1.772in" fo:break-before="auto" style:use-optimal-row-height="false"/>
    </style:style>
    <style:style style:name="ro181" style:family="table-row">
      <style:table-row-properties style:row-height="1.0984in" fo:break-before="auto" style:use-optimal-row-height="false"/>
    </style:style>
    <style:style style:name="ro182" style:family="table-row">
      <style:table-row-properties style:row-height="1.0154in" fo:break-before="auto" style:use-optimal-row-height="false"/>
    </style:style>
    <style:style style:name="ro183" style:family="table-row">
      <style:table-row-properties style:row-height="0.9945in" fo:break-before="auto" style:use-optimal-row-height="false"/>
    </style:style>
    <style:style style:name="ro184" style:family="table-row">
      <style:table-row-properties style:row-height="1.1917in" fo:break-before="auto" style:use-optimal-row-height="false"/>
    </style:style>
    <style:style style:name="ro185" style:family="table-row">
      <style:table-row-properties style:row-height="0.7043in" fo:break-before="auto" style:use-optimal-row-height="false"/>
    </style:style>
    <style:style style:name="ro186" style:family="table-row">
      <style:table-row-properties style:row-height="1.2535in" fo:break-before="auto" style:use-optimal-row-height="false"/>
    </style:style>
    <style:style style:name="ro187" style:family="table-row">
      <style:table-row-properties style:row-height="0.7772in" fo:break-before="auto" style:use-optimal-row-height="false"/>
    </style:style>
    <style:style style:name="ro188" style:family="table-row">
      <style:table-row-properties style:row-height="1.0571in" fo:break-before="auto" style:use-optimal-row-height="false"/>
    </style:style>
    <style:style style:name="ro189" style:family="table-row">
      <style:table-row-properties style:row-height="1.1811in" fo:break-before="auto" style:use-optimal-row-height="false"/>
    </style:style>
    <style:style style:name="ro190" style:family="table-row">
      <style:table-row-properties style:row-height="1.0047in" fo:break-before="auto" style:use-optimal-row-height="false"/>
    </style:style>
    <style:style style:name="ro194" style:family="table-row">
      <style:table-row-properties style:row-height="1.1709in" fo:break-before="auto" style:use-optimal-row-height="false"/>
    </style:style>
    <style:style style:name="ro195" style:family="table-row">
      <style:table-row-properties style:row-height="1.2638in" fo:break-before="auto" style:use-optimal-row-height="false"/>
    </style:style>
    <style:style style:name="ro196" style:family="table-row">
      <style:table-row-properties style:row-height="1.1398in" fo:break-before="auto" style:use-optimal-row-height="false"/>
    </style:style>
    <style:style style:name="ro197" style:family="table-row">
      <style:table-row-properties style:row-height="0.9839in" fo:break-before="auto" style:use-optimal-row-height="false"/>
    </style:style>
    <style:style style:name="ro198" style:family="table-row">
      <style:table-row-properties style:row-height="0.9535in" fo:break-before="auto" style:use-optimal-row-height="false"/>
    </style:style>
    <style:style style:name="ro199" style:family="table-row">
      <style:table-row-properties style:row-height="1.1291in" fo:break-before="auto" style:use-optimal-row-height="false"/>
    </style:style>
    <style:style style:name="ro114" style:family="table-row">
      <style:table-row-properties style:row-height="1.5437in" fo:break-before="auto" style:use-optimal-row-height="false"/>
    </style:style>
    <style:style style:name="ro200" style:family="table-row">
      <style:table-row-properties style:row-height="1.5335in" fo:break-before="auto" style:use-optimal-row-height="false"/>
    </style:style>
    <style:style style:name="ro201" style:family="table-row">
      <style:table-row-properties style:row-height="0.1953in" fo:break-before="auto" style:use-optimal-row-height="false"/>
    </style:style>
    <style:style style:name="ro117" style:family="table-row">
      <style:table-row-properties style:row-height="1.8035in" fo:break-before="auto" style:use-optimal-row-height="false"/>
    </style:style>
    <style:style style:name="ro118" style:family="table-row">
      <style:table-row-properties style:row-height="2.0626in" fo:break-before="auto" style:use-optimal-row-height="false"/>
    </style:style>
    <style:style style:name="ro119" style:family="table-row">
      <style:table-row-properties style:row-height="2.1866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3.0055in" fo:break-before="auto" style:use-optimal-row-height="false"/>
    </style:style>
    <style:style style:name="ro122" style:family="table-row">
      <style:table-row-properties style:row-height="2.1972in" fo:break-before="auto" style:use-optimal-row-height="false"/>
    </style:style>
    <style:style style:name="ro123" style:family="table-row">
      <style:table-row-properties style:row-height="2.4457in" fo:break-before="auto" style:use-optimal-row-height="false"/>
    </style:style>
    <style:style style:name="ro124" style:family="table-row">
      <style:table-row-properties style:row-height="1.7307in" fo:break-before="auto" style:use-optimal-row-height="false"/>
    </style:style>
    <style:style style:name="ro125" style:family="table-row">
      <style:table-row-properties style:row-height="2.1453in" fo:break-before="auto" style:use-optimal-row-height="false"/>
    </style:style>
    <style:style style:name="ro126" style:family="table-row">
      <style:table-row-properties style:row-height="1.8654in" fo:break-before="auto" style:use-optimal-row-height="false"/>
    </style:style>
    <style:style style:name="ro127" style:family="table-row">
      <style:table-row-properties style:row-height="2.1138in" fo:break-before="auto" style:use-optimal-row-height="false"/>
    </style:style>
    <style:style style:name="ro128" style:family="table-row">
      <style:table-row-properties style:row-height="2.7047in" fo:break-before="auto" style:use-optimal-row-height="false"/>
    </style:style>
    <style:style style:name="ro129" style:family="table-row">
      <style:table-row-properties style:row-height="2.3528in" fo:break-before="auto" style:use-optimal-row-height="false"/>
    </style:style>
    <style:style style:name="ro130" style:family="table-row">
      <style:table-row-properties style:row-height="1.8339in" fo:break-before="auto" style:use-optimal-row-height="false"/>
    </style:style>
    <style:style style:name="ro131" style:family="table-row">
      <style:table-row-properties style:row-height="1.9382in" fo:break-before="auto" style:use-optimal-row-height="false"/>
    </style:style>
    <style:style style:name="ro132" style:family="table-row">
      <style:table-row-properties style:row-height="0.3937in" fo:break-before="auto" style:use-optimal-row-height="true"/>
    </style:style>
    <style:style style:name="ro133" style:family="table-row">
      <style:table-row-properties style:row-height="0.2071in" fo:break-before="auto" style:use-optimal-row-height="true"/>
    </style:style>
    <style:style style:name="ro202" style:family="table-row">
      <style:table-row-properties style:row-height="1.2744in" fo:break-before="auto" style:use-optimal-row-height="false"/>
    </style:style>
    <style:style style:name="ro203" style:family="table-row">
      <style:table-row-properties style:row-height="0.6217in" fo:break-before="auto" style:use-optimal-row-height="false"/>
    </style:style>
    <style:style style:name="ro204" style:family="table-row">
      <style:table-row-properties style:row-height="2.5701in" fo:break-before="auto" style:use-optimal-row-height="false"/>
    </style:style>
    <style:style style:name="ro205" style:family="table-row">
      <style:table-row-properties style:row-height="2.8709in" fo:break-before="auto" style:use-optimal-row-height="false"/>
    </style:style>
    <style:style style:name="ro139" style:family="table-row">
      <style:table-row-properties style:row-height="1.7201in" fo:break-before="auto" style:use-optimal-row-height="false"/>
    </style:style>
    <style:style style:name="ro206" style:family="table-row">
      <style:table-row-properties style:row-height="1.4717in" fo:break-before="auto" style:use-optimal-row-height="false"/>
    </style:style>
    <style:style style:name="ro207" style:family="table-row">
      <style:table-row-properties style:row-height="2.9126in" fo:break-before="auto" style:use-optimal-row-height="false"/>
    </style:style>
    <style:style style:name="ro208" style:family="table-row">
      <style:table-row-properties style:row-height="3.1925in" fo:break-before="auto" style:use-optimal-row-height="false"/>
    </style:style>
    <style:style style:name="ro209" style:family="table-row">
      <style:table-row-properties style:row-height="3.3575in" fo:break-before="auto" style:use-optimal-row-height="false"/>
    </style:style>
    <style:style style:name="ro210" style:family="table-row">
      <style:table-row-properties style:row-height="1.8445in" fo:break-before="auto" style:use-optimal-row-height="false"/>
    </style:style>
    <style:style style:name="ro145" style:family="table-row">
      <style:table-row-properties style:row-height="2.1244in" fo:break-before="auto" style:use-optimal-row-height="false"/>
    </style:style>
    <style:style style:name="ro146" style:family="table-row">
      <style:table-row-properties style:row-height="2.6528in" fo:break-before="auto" style:use-optimal-row-height="false"/>
    </style:style>
    <style:style style:name="ro147" style:family="table-row">
      <style:table-row-properties style:row-height="2in" fo:break-before="auto" style:use-optimal-row-height="false"/>
    </style:style>
    <style:style style:name="ro148" style:family="table-row">
      <style:table-row-properties style:row-height="0.6193in" fo:break-before="auto" style:use-optimal-row-height="false"/>
    </style:style>
    <style:style style:name="ro149" style:family="table-row">
      <style:table-row-properties style:row-height="4.5398in" fo:break-before="auto" style:use-optimal-row-height="false"/>
    </style:style>
    <style:style style:name="ro150" style:family="table-row">
      <style:table-row-properties style:row-height="4.9854in" fo:break-before="auto" style:use-optimal-row-height="false"/>
    </style:style>
    <style:style style:name="ro151" style:family="table-row">
      <style:table-row-properties style:row-height="4.2075in" fo:break-before="auto" style:use-optimal-row-height="false"/>
    </style:style>
    <style:style style:name="ro152" style:family="table-row">
      <style:table-row-properties style:row-height="2.902in" fo:break-before="auto" style:use-optimal-row-height="false"/>
    </style:style>
    <style:style style:name="ro153" style:family="table-row">
      <style:table-row-properties style:row-height="3.7417in" fo:break-before="auto" style:use-optimal-row-height="false"/>
    </style:style>
    <style:style style:name="ro154" style:family="table-row">
      <style:table-row-properties style:row-height="3.0472in" fo:break-before="auto" style:use-optimal-row-height="false"/>
    </style:style>
    <style:style style:name="ro155" style:family="table-row">
      <style:table-row-properties style:row-height="2.6736in" fo:break-before="auto" style:use-optimal-row-height="false"/>
    </style:style>
    <style:style style:name="ro156" style:family="table-row">
      <style:table-row-properties style:row-height="3.6791in" fo:break-before="auto" style:use-optimal-row-height="false"/>
    </style:style>
    <style:style style:name="ro157" style:family="table-row">
      <style:table-row-properties style:row-height="3.6272in" fo:break-before="auto" style:use-optimal-row-height="false"/>
    </style:style>
    <style:style style:name="ro158" style:family="table-row">
      <style:table-row-properties style:row-height="3.2854in" fo:break-before="auto" style:use-optimal-row-height="false"/>
    </style:style>
    <style:style style:name="ro159" style:family="table-row">
      <style:table-row-properties style:row-height="3.5445in" fo:break-before="auto" style:use-optimal-row-height="false"/>
    </style:style>
    <style:style style:name="ro160" style:family="table-row">
      <style:table-row-properties style:row-height="1.5319in" fo:break-before="auto" style:use-optimal-row-height="false"/>
    </style:style>
    <style:style style:name="ro161" style:family="table-row">
      <style:table-row-properties style:row-height="1.0791in" fo:break-before="auto" style:use-optimal-row-height="false"/>
    </style:style>
    <style:style style:name="ro169" style:family="table-row">
      <style:table-row-properties style:row-height="2.6425in" fo:break-before="auto" style:use-optimal-row-height="false"/>
    </style:style>
    <style:style style:name="ro191" style:family="table-row">
      <style:table-row-properties style:row-height="3.0161in" fo:break-before="auto" style:use-optimal-row-height="false"/>
    </style:style>
    <style:style style:name="ro192" style:family="table-row">
      <style:table-row-properties style:row-height="3.7311in" fo:break-before="auto" style:use-optimal-row-height="false"/>
    </style:style>
    <style:style style:name="ro193" style:family="table-row">
      <style:table-row-properties style:row-height="0.3728in" fo:break-before="auto" style:use-optimal-row-height="true"/>
    </style:style>
    <style:style style:name="ro166" style:family="table-row">
      <style:table-row-properties style:row-height="0.2118in" fo:break-before="auto" style:use-optimal-row-height="true"/>
    </style:style>
    <style:style style:name="ro167" style:family="table-row">
      <style:table-row-properties style:row-height="0.2173in" fo:break-before="auto" style:use-optimal-row-height="true"/>
    </style:style>
    <style:style style:name="ro211" style:family="table-row">
      <style:table-row-properties style:row-height="1.2126in" fo:break-before="auto" style:use-optimal-row-height="false"/>
    </style:style>
    <style:style style:name="ro212" style:family="table-row">
      <style:table-row-properties style:row-height="1.3161in" fo:break-before="auto" style:use-optimal-row-height="false"/>
    </style:style>
    <style:style style:name="ro213" style:family="table-row">
      <style:table-row-properties style:row-height="1.6992in" fo:break-before="auto" style:use-optimal-row-height="true"/>
    </style:style>
    <style:style style:name="ro214" style:family="table-row">
      <style:table-row-properties style:row-height="1.2335in" fo:break-before="auto" style:use-optimal-row-height="false"/>
    </style:style>
    <style:style style:name="ro215" style:family="table-row">
      <style:table-row-properties style:row-height="1.5134in" fo:break-before="auto" style:use-optimal-row-height="false"/>
    </style:style>
    <style:style style:name="ro216" style:family="table-row">
      <style:table-row-properties style:row-height="1.5028in" fo:break-before="auto" style:use-optimal-row-height="false"/>
    </style:style>
    <style:style style:name="ro217" style:family="table-row">
      <style:table-row-properties style:row-height="1.4925in" fo:break-before="auto" style:use-optimal-row-height="false"/>
    </style:style>
    <style:style style:name="ro218" style:family="table-row">
      <style:table-row-properties style:row-height="1.3984in" fo:break-before="auto" style:use-optimal-row-height="false"/>
    </style:style>
    <style:style style:name="ro219" style:family="table-row">
      <style:table-row-properties style:row-height="0.9429in" fo:break-before="auto" style:use-optimal-row-height="false"/>
    </style:style>
    <style:style style:name="ro220" style:family="table-row">
      <style:table-row-properties style:row-height="1.8134in" fo:break-before="auto" style:use-optimal-row-height="false"/>
    </style:style>
    <style:style style:name="ro221" style:family="table-row">
      <style:table-row-properties style:row-height="1.2437in" fo:break-before="auto" style:use-optimal-row-height="false"/>
    </style:style>
    <style:style style:name="ro222" style:family="table-row">
      <style:table-row-properties style:row-height="1.4402in" fo:break-before="auto" style:use-optimal-row-height="false"/>
    </style:style>
    <style:style style:name="ro223" style:family="table-row">
      <style:table-row-properties style:row-height="1.5646in" fo:break-before="auto" style:use-optimal-row-height="false"/>
    </style:style>
    <style:style style:name="ro224" style:family="table-row">
      <style:table-row-properties style:row-height="1.3681in" fo:break-before="auto" style:use-optimal-row-height="false"/>
    </style:style>
    <style:style style:name="ro225" style:family="table-row">
      <style:table-row-properties style:row-height="2.0929in" fo:break-before="auto" style:use-optimal-row-height="false"/>
    </style:style>
    <style:style style:name="ro226" style:family="table-row">
      <style:table-row-properties style:row-height="1.8965in" fo:break-before="auto" style:use-optimal-row-height="false"/>
    </style:style>
    <style:style style:name="ro227" style:family="table-row">
      <style:table-row-properties style:row-height="1.5752in" fo:break-before="auto" style:use-optimal-row-height="false"/>
    </style:style>
    <style:style style:name="ro228" style:family="table-row">
      <style:table-row-properties style:row-height="1.3783in" fo:break-before="auto" style:use-optimal-row-height="false"/>
    </style:style>
    <style:style style:name="ro229" style:family="table-row">
      <style:table-row-properties style:row-height="1.9071in" fo:break-before="auto" style:use-optimal-row-height="false"/>
    </style:style>
    <style:style style:name="ro230" style:family="table-row">
      <style:table-row-properties style:row-height="2.1555in" fo:break-before="auto" style:use-optimal-row-height="false"/>
    </style:style>
    <style:style style:name="ro231" style:family="table-row">
      <style:table-row-properties style:row-height="1.3472in" fo:break-before="auto" style:use-optimal-row-height="false"/>
    </style:style>
    <style:style style:name="ro232" style:family="table-row">
      <style:table-row-properties style:row-height="1.4819in" fo:break-before="auto" style:use-optimal-row-height="false"/>
    </style:style>
    <style:style style:name="ro233" style:family="table-row">
      <style:table-row-properties style:row-height="1.5543in" fo:break-before="auto" style:use-optimal-row-height="false"/>
    </style:style>
    <style:style style:name="ro234" style:family="table-row">
      <style:table-row-properties style:row-height="2.4354in" fo:break-before="auto" style:use-optimal-row-height="false"/>
    </style:style>
    <style:style style:name="ro235" style:family="table-row">
      <style:table-row-properties style:row-height="1.7098in" fo:break-before="auto" style:use-optimal-row-height="false"/>
    </style:style>
    <style:style style:name="ro236" style:family="table-row">
      <style:table-row-properties style:row-height="1.6583in" fo:break-before="auto" style:use-optimal-row-height="false"/>
    </style:style>
    <style:style style:name="ro237" style:family="table-row">
      <style:table-row-properties style:row-height="1.6681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number:number-style style:name="N10000" number:language="en" number:country="IN">
      <number:number number:min-integer-digits="1"/>
    </number:number-style>
    <style:style style:name="ce24" style:family="table-cell" style:parent-style-name="Default">
      <style:text-properties style:font-name="Calibri1"/>
    </styl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41" style:family="table-cell" style:parent-style-name="Excel_20_Built-in_20_Normal" style:data-style-name="N5000">
      <style:table-cell-properties fo:background-color="#ff3333"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1" fo:font-size="11pt" style:font-size-asian="11pt" style:font-size-complex="11pt"/>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1" fo:font-size="11pt" style:font-size-asian="11pt" style:font-size-complex="11pt"/>
    </style:style>
    <style:style style:name="ce45" style:family="table-cell" style:parent-style-name="Default" style:data-style-name="N0">
      <style:table-cell-properties fo:background-color="#ff3333" style:text-align-source="fix" style:repeat-content="false" style:vertical-align="automatic"/>
      <style:paragraph-properties fo:text-align="justify"/>
      <style:text-properties style:font-name="Calibri1" fo:font-size="11pt" style:font-size-asian="11pt" style:font-size-complex="11pt"/>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48"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49" style:family="table-cell" style:parent-style-name="Excel_20_Built-in_20_Normal" style:data-style-name="N5000">
      <style:table-cell-properties fo:background-color="#ff3333" style:text-align-source="fix" style:repeat-content="false" fo:wrap-option="wrap" style:vertical-align="automatic"/>
      <style:paragraph-properties fo:text-align="justify"/>
      <style:text-properties style:font-name="Calibri1" fo:font-size="11pt" style:font-name-asian="Calibri" style:font-size-asian="11pt" style:font-name-complex="Calibri" style:font-size-complex="11pt"/>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1" fo:font-size="11pt" style:font-name-asian="Calibri" style:font-size-asian="11pt" style:font-name-complex="Calibri" style:font-size-complex="11pt"/>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5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1" fo:font-size="11pt" fo:font-weight="bold" style:font-name-asian="Calibri" style:font-size-asian="11pt" style:font-weight-asian="bold" style:font-name-complex="Calibri" style:font-size-complex="11pt" style:font-weight-complex="bold"/>
    </style:style>
    <style:style style:name="ce5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3333" style:vertical-align="automatic"/>
      <style:text-properties style:font-name="Calibri" style:font-name-asian="Calibri" style:font-name-complex="Calibri"/>
    </style:style>
    <style:style style:name="ce55" style:family="table-cell" style:parent-style-name="Default">
      <style:text-properties style:font-name="Calibri1" fo:font-size="11pt" style:font-size-asian="11pt" style:font-size-complex="11pt"/>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3333"/>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63" style:family="table-cell" style:parent-style-name="Default">
      <style:table-cell-properties style:text-align-source="fix" style:repeat-content="false"/>
      <style:paragraph-properties fo:text-align="justify" fo:margin-left="0in"/>
      <style:text-properties style:font-name="Calibri1" fo:font-size="11pt" style:font-size-asian="11pt" style:font-size-complex="11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6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1" style:font-name-asian="Calibri" style:font-name-complex="Calibri"/>
    </style:style>
    <style:style style:name="ce66" style:family="table-cell" style:parent-style-name="Default">
      <style:table-cell-properties fo:background-color="transparent"/>
      <style:text-properties style:font-name="Calibri1"/>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68"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1"/>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7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4" style:font-name-complex="Calibri4"/>
    </style:style>
    <style:style style:name="ce73" style:family="table-cell" style:parent-style-name="Default">
      <style:table-cell-properties style:text-align-source="fix" style:repeat-content="false" fo:background-color="transparent"/>
      <style:paragraph-properties fo:text-align="justify" fo:margin-left="0in"/>
      <style:text-properties style:font-name="Calibri1" fo:font-size="11pt" style:font-size-asian="11pt" style:font-size-complex="11pt"/>
    </style:style>
    <style:style style:name="ce74" style:family="table-cell" style:parent-style-name="Default">
      <style:table-cell-properties fo:background-color="#ffffff"/>
      <style:text-properties style:font-name="Calibri1"/>
    </style:style>
    <style:style style:name="ce75"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1pt" style:font-size-asian="11pt" style:font-size-complex="11pt"/>
    </style:style>
    <style:style style:name="ce76" style:family="table-cell" style:parent-style-name="Excel_20_Built-in_20_Normal">
      <style:table-cell-properties fo:background-color="transparent"/>
      <style:text-properties style:font-name="Calibri1"/>
    </style:style>
    <style:style style:name="ce77" style:family="table-cell" style:parent-style-name="Excel_20_Built-in_20_Normal">
      <style:table-cell-properties fo:background-color="#ffffff"/>
      <style:text-properties style:font-name="Calibri1"/>
    </style:style>
    <style:style style:name="ce78" style:family="table-cell" style:parent-style-name="Default">
      <style:table-cell-properties fo:background-color="transparent"/>
    </style:style>
    <style:style style:name="ce79"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81"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2"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3" style:family="table-cell" style:parent-style-name="Default" style:data-style-name="N0">
      <style:table-cell-properties fo:background-color="transparent"/>
      <style:text-properties fo:color="#000000"/>
    </style:style>
    <style:style style:name="ce8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5" style:family="table-cell" style:parent-style-name="Default">
      <style:table-cell-properties style:text-align-source="fix" style:repeat-content="false" fo:background-color="transparent"/>
      <style:paragraph-properties fo:text-align="justify" fo:margin-left="0in"/>
      <style:text-properties style:font-name="Calibri1"/>
    </style:style>
    <style:style style:name="ce86"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87"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8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Arial1" style:font-size-asian="11pt" style:font-name-complex="Arial1" style:font-size-complex="11pt"/>
    </style:style>
    <style:style style:name="ce8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90"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9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fo:font-size="11pt" style:font-name-asian="Calibri" style:font-size-asian="11pt" style:font-name-complex="Calibri" style:font-size-complex="11pt"/>
    </style:style>
    <style:style style:name="ce92"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1" fo:font-size="11pt" style:font-size-asian="11pt" style:font-size-complex="11pt"/>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fo:font-size="11pt" style:font-size-asian="11pt" style:font-size-complex="11pt"/>
    </style:style>
    <style:style style:name="ce94"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1" fo:font-size="11pt" style:font-size-asian="11pt" style:font-size-complex="11pt"/>
    </style:style>
    <style:style style:name="ce95" style:family="table-cell" style:parent-style-name="Default">
      <style:table-cell-properties fo:background-color="#ff0000" style:text-align-source="fix" style:repeat-content="false"/>
      <style:paragraph-properties fo:text-align="justify" fo:margin-left="0in"/>
      <style:text-properties style:font-name="Calibri1" fo:font-size="11pt" style:font-size-asian="11pt" style:font-size-complex="11pt"/>
    </style:style>
    <style:style style:name="ce96" style:family="table-cell" style:parent-style-name="Default">
      <style:table-cell-properties fo:background-color="#ffffff" style:text-align-source="fix" style:repeat-content="false"/>
      <style:paragraph-properties fo:text-align="justify" fo:margin-left="0in"/>
      <style:text-properties style:font-name="Calibri1" fo:font-size="11pt" style:font-size-asian="11pt" style:font-size-complex="11pt"/>
    </style:style>
    <style:style style:name="ce97" style:family="table-cell" style:parent-style-name="Default">
      <style:table-cell-properties fo:background-color="#ff3333" style:text-align-source="fix" style:repeat-content="false"/>
      <style:paragraph-properties fo:text-align="justify" fo:margin-left="0in"/>
      <style:text-properties style:font-name="Calibri1" fo:font-size="11pt" style:font-size-asian="11pt" style:font-size-complex="11pt"/>
    </style:style>
    <style:style style:name="ce98" style:family="table-cell" style:parent-style-name="Default">
      <style:table-cell-properties fo:background-color="#ff3333"/>
      <style:text-properties style:font-name="Calibri1"/>
    </style:style>
    <style:style style:name="ce100"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1" style:font-name-asian="Calibri" style:font-name-complex="Calibri"/>
    </style:style>
    <style:style style:name="ce101" style:family="table-cell" style:parent-style-name="Default">
      <style:table-cell-properties style:text-align-source="fix" style:repeat-content="false"/>
      <style:paragraph-properties fo:text-align="justify" fo:margin-left="0in"/>
      <style:text-properties style:font-name="Calibri1"/>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1" style:font-name-complex="Arial1"/>
    </style:style>
    <style:style style:name="ce10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1" style:font-name-asian="Calibri" style:font-name-complex="Calibri"/>
    </style:style>
    <style:style style:name="ce104"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style:font-name-asian="Calibri" style:font-name-complex="Calibri"/>
    </style:style>
    <style:style style:name="ce10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text-align-source="fix" style:repeat-content="false" style:vertical-align="automatic"/>
      <style:paragraph-properties fo:text-align="justify" fo:margin-left="0in"/>
      <style:text-properties style:font-name="Calibri1"/>
    </style:style>
    <style:style style:name="ce107"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1"/>
    </style:style>
    <style:style style:name="ce108"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1"/>
    </style:style>
    <style:style style:name="ce109"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style>
    <style:style style:name="ce110"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1"/>
    </style:style>
    <style:style style:name="ce11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12" style:family="table-cell" style:parent-style-name="Default">
      <style:table-cell-properties fo:background-color="#ff0000" style:text-align-source="fix" style:repeat-content="false"/>
      <style:paragraph-properties fo:text-align="justify" fo:margin-left="0in"/>
      <style:text-properties style:font-name="Calibri1"/>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1"/>
    </style:style>
    <style:style style:name="ce114" style:family="table-cell" style:parent-style-name="Default">
      <style:table-cell-properties fo:background-color="#ff3333" style:text-align-source="fix" style:repeat-content="false"/>
      <style:paragraph-properties fo:text-align="justify" fo:margin-left="0in"/>
      <style:text-properties style:font-name="Calibri1"/>
    </style:style>
    <style:style style:name="ce11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116" style:family="table-cell" style:parent-style-name="Default" style:data-style-name="N0">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117" style:family="table-cell" style:parent-style-name="Default">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9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6" style:family="table-cell" style:parent-style-name="Default" style:data-style-name="N0"/>
    <style:style style:name="ce315" style:family="table-cell" style:parent-style-name="Default" style:data-style-name="N0">
      <style:table-cell-properties fo:background-color="#cccccc"/>
    </style:style>
    <style:style style:name="ce318" style:family="table-cell" style:parent-style-name="Default" style:data-style-name="N0">
      <style:table-cell-properties fo:background-color="transparent"/>
    </style:style>
    <style:style style:name="ce3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3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3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3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3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34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41" style:family="table-cell" style:parent-style-name="Default" style:data-style-name="N0">
      <style:table-cell-properties fo:background-color="#ffffff" style:text-align-source="fix" style:repeat-content="false" style:vertical-align="automatic"/>
      <style:paragraph-properties fo:text-align="justify"/>
    </style:style>
    <style:style style:name="ce34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343" style:family="table-cell" style:parent-style-name="Default">
      <style:table-cell-properties fo:background-color="#cccccc"/>
    </style:style>
    <style:style style:name="ce3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45" style:family="table-cell" style:parent-style-name="Default" style:data-style-name="N0">
      <style:table-cell-properties fo:background-color="#ff0000"/>
    </style:style>
    <style:style style:name="ce131" style:family="table-cell" style:parent-style-name="Excel_20_Built-in_20_Normal">
      <style:table-cell-properties style:text-align-source="fix" style:repeat-content="false" fo:background-color="transparent"/>
      <style:paragraph-properties fo:text-align="justify" fo:margin-left="0in"/>
      <style:text-properties style:font-name="Calibri1"/>
    </style:style>
    <style:style style:name="ce132" style:family="table-cell" style:parent-style-name="Default">
      <style:table-cell-properties fo:background-color="#94bd5e"/>
    </style:style>
    <style:style style:name="ce139" style:family="table-cell" style:parent-style-name="Default" style:data-style-name="N0">
      <style:text-properties style:font-name="Calibri1"/>
    </style:style>
    <style:style style:name="ce3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style:font-name-asian="Calibri" style:font-name-complex="Calibri"/>
    </style:style>
    <style:style style:name="ce347"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348" style:family="table-cell" style:parent-style-name="Excel_20_Built-in_20_Normal" style:data-style-name="N5000">
      <style:table-cell-properties fo:background-color="transparent" style:vertical-align="automatic"/>
      <style:text-properties style:font-name="Calibri1" style:font-name-asian="Calibri" style:font-name-complex="Calibri"/>
    </style:style>
    <style:style style:name="ce34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350"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Arial1" style:font-name-complex="Arial1"/>
    </style:style>
    <style:style style:name="ce351" style:family="table-cell" style:parent-style-name="Default" style:data-style-name="N0">
      <style:table-cell-properties fo:background-color="#ff3333"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352" style:family="table-cell" style:parent-style-name="Excel_20_Built-in_20_Normal" style:data-style-name="N5000">
      <style:table-cell-properties fo:background-color="transparent" fo:wrap-option="wrap" style:vertical-align="automatic"/>
      <style:text-properties style:font-name="Calibri1" style:font-name-asian="Calibri" style:font-name-complex="Calibri"/>
    </style:style>
    <style:style style:name="ce353" style:family="table-cell" style:parent-style-name="Excel_20_Built-in_20_Normal" style:data-style-name="N5000">
      <style:table-cell-properties fo:background-color="#ffffff" fo:wrap-option="wrap" style:vertical-align="automatic"/>
      <style:text-properties style:font-name="Calibri1" style:font-name-asian="Calibri" style:font-name-complex="Calibri"/>
    </style:style>
    <style:style style:name="ce354" style:family="table-cell" style:parent-style-name="Excel_20_Built-in_20_Normal" style:data-style-name="N5000">
      <style:table-cell-properties fo:background-color="#ff3333" fo:wrap-option="wrap" style:vertical-align="automatic"/>
      <style:text-properties style:font-name="Calibri1" style:font-name-asian="Calibri" style:font-name-complex="Calibri"/>
    </style:style>
    <style:style style:name="ce355" style:family="table-cell" style:parent-style-name="Excel_20_Built-in_20_Normal" style:data-style-name="N5000">
      <style:table-cell-properties fo:background-color="#ffffff" style:vertical-align="automatic"/>
      <style:text-properties style:font-name="Calibri1" style:font-name-asian="Calibri" style:font-name-complex="Calibri"/>
    </style:style>
    <style:style style:name="ce356" style:family="table-cell" style:parent-style-name="Excel_20_Built-in_20_Normal" style:data-style-name="N5000">
      <style:table-cell-properties fo:background-color="#ff3333" style:vertical-align="automatic"/>
      <style:text-properties style:font-name="Calibri1" style:font-name-asian="Calibri" style:font-name-complex="Calibri"/>
    </style:style>
    <style:style style:name="ce357" style:family="table-cell" style:parent-style-name="Default" style:data-style-name="N0">
      <style:table-cell-properties fo:background-color="#ffffff"/>
      <style:text-properties style:font-name="Calibri1"/>
    </style:style>
    <style:style style:name="ce358" style:family="table-cell" style:parent-style-name="Default" style:data-style-name="N0">
      <style:table-cell-properties fo:background-color="#ff3333"/>
      <style:text-properties style:font-name="Calibri1"/>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1" style:font-name-asian="Calibri" style:font-name-complex="Calibri"/>
    </style:style>
    <style:style style:name="ce15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style:font-name-asian="Calibri" style:font-name-complex="Calibri"/>
    </style:style>
    <style:style style:name="ce166" style:family="table-cell" style:parent-style-name="Default">
      <style:table-cell-properties fo:background-color="#ff0000"/>
    </style:style>
    <style:style style:name="ce35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1" style:font-name-asian="Calibri" style:font-name-complex="Calibri"/>
    </style:style>
    <style:style style:name="ce36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361"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3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36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36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65" style:family="table-cell" style:parent-style-name="Default">
      <style:table-cell-properties style:text-align-source="fix" style:repeat-content="false" fo:background-color="transparent"/>
      <style:paragraph-properties fo:text-align="justify" fo:margin-left="0in"/>
    </style:style>
    <style:style style:name="ce36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1" fo:font-size="12pt" fo:language="en" fo:country="US" style:font-name-asian="Lucida Sans Unicode" style:language-asian="en" style:country-asian="US" style:font-name-complex="Tahoma" style:language-complex="en" style:country-complex="US"/>
    </style:style>
    <style:style style:name="ce367"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1" style:font-name-asian="Calibri" style:font-name-complex="Calibri"/>
    </style:style>
    <style:style style:name="ce3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1" fo:language="en" fo:country="US" style:font-name-asian="Lucida Sans Unicode" style:language-asian="en" style:country-asian="US" style:font-name-complex="Tahoma" style:language-complex="en" style:country-complex="US"/>
    </style:style>
    <style:style style:name="ce369" style:family="table-cell" style:parent-style-name="Excel_20_Built-in_20_Normal">
      <style:table-cell-properties style:text-align-source="fix" style:repeat-content="false" fo:background-color="transparent"/>
      <style:paragraph-properties fo:text-align="justify" fo:margin-left="0in"/>
    </style:style>
    <style:style style:name="ce370" style:family="table-cell" style:parent-style-name="Excel_20_Built-in_20_Normal">
      <style:table-cell-properties fo:background-color="#ff0000" style:text-align-source="fix" style:repeat-content="false"/>
      <style:paragraph-properties fo:text-align="justify" fo:margin-left="0in"/>
    </style:style>
    <style:style style:name="ce371"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37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7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374" style:family="table-cell" style:parent-style-name="Default" style:data-style-name="N0">
      <style:table-cell-properties fo:background-color="#94bd5e" style:text-align-source="fix" style:repeat-content="false"/>
      <style:paragraph-properties fo:text-align="start" fo:margin-left="0in"/>
    </style:style>
    <style:style style:name="ce375" style:family="table-cell" style:parent-style-name="Default" style:data-style-name="N0">
      <style:table-cell-properties style:text-align-source="fix" style:repeat-content="false" fo:background-color="transparent"/>
      <style:paragraph-properties fo:text-align="justify" fo:margin-left="0in"/>
    </style:style>
    <style:style style:name="ce167" style:family="table-cell" style:parent-style-name="Default">
      <style:table-cell-properties style:text-align-source="fix" style:repeat-content="false"/>
      <style:paragraph-properties fo:text-align="justify" fo:margin-left="0in"/>
      <style:text-properties style:font-name="Calibri1" fo:font-size="11pt"/>
    </style:style>
    <style:style style:name="ce168" style:family="table-cell" style:parent-style-name="Default">
      <style:table-cell-properties fo:background-color="#e6ff00" style:text-align-source="fix" style:repeat-content="false"/>
      <style:paragraph-properties fo:text-align="justify" fo:margin-left="0in"/>
      <style:text-properties style:font-name="Calibri1"/>
    </style:style>
    <style:style style:name="ce169"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0"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71" style:family="table-cell" style:parent-style-name="Default">
      <style:table-cell-properties style:text-align-source="fix" style:repeat-content="false"/>
      <style:paragraph-properties fo:text-align="justify" fo:margin-left="0in"/>
      <style:text-properties style:use-window-font-color="true" style:font-name="Calibri1" fo:font-size="11pt" style:font-name-asian="Microsoft YaHei" style:font-size-asian="11pt" style:font-name-complex="Mangal" style:font-size-complex="11pt"/>
    </style:style>
    <style:style style:name="ce172" style:family="table-cell" style:parent-style-name="Default">
      <style:table-cell-properties style:text-align-source="fix" style:repeat-content="false"/>
      <style:paragraph-properties fo:text-align="justify" fo:margin-left="0in"/>
      <style:text-properties style:use-window-font-color="true" style:font-name="Calibri1" style:font-name-asian="Microsoft YaHei" style:font-name-complex="Mangal"/>
    </style:style>
    <style:style style:name="ce173" style:family="table-cell" style:parent-style-name="Default">
      <style:table-cell-properties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74" style:family="table-cell" style:parent-style-name="Default">
      <style:table-cell-properties fo:background-color="#ff0000"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75"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Default">
      <style:table-cell-properties fo:background-color="#23ff23" style:text-align-source="fix" style:repeat-content="false"/>
      <style:paragraph-properties fo:text-align="justify" fo:margin-left="0in"/>
      <style:text-properties style:font-name="Calibri1"/>
    </style:style>
    <style:style style:name="ce178" style:family="table-cell" style:parent-style-name="Excel_20_Built-in_20_Normal">
      <style:table-cell-properties style:text-align-source="fix" style:repeat-content="false"/>
      <style:paragraph-properties fo:text-align="justify" fo:margin-left="0in"/>
      <style:text-properties style:font-name="Calibri1"/>
    </style:style>
    <style:style style:name="ce376" style:family="table-cell" style:parent-style-name="Default">
      <style:table-cell-properties style:text-align-source="value-type" style:repeat-content="false"/>
      <style:paragraph-properties fo:margin-left="0in"/>
      <style:text-properties style:font-name="Calibri1"/>
    </style:style>
    <style:style style:name="ce189" style:family="table-cell" style:parent-style-name="Excel_20_Built-in_20_Normal" style:data-style-name="N5000">
      <style:table-cell-properties fo:background-color="transparent" style:vertical-align="automatic"/>
      <style:text-properties style:font-name="Calibri1" fo:font-size="11pt" style:font-name-asian="Calibri" style:font-size-asian="11pt" style:font-name-complex="Calibri" style:font-size-complex="11pt"/>
    </style:style>
    <style:style style:name="ce377"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37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fo:font-style="normal" style:font-name-asian="Microsoft YaHei" style:font-size-asian="11pt" style:font-style-asian="normal" style:font-name-complex="Mangal" style:font-size-complex="11pt" style:font-style-complex="normal"/>
    </style:style>
    <style:style style:name="ce37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Microsoft YaHei" style:font-size-asian="11pt" style:font-name-complex="Mangal" style:font-size-complex="11pt"/>
    </style:style>
    <style:style style:name="ce3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Calibri" style:font-size-asian="11pt" style:font-name-complex="Calibri" style:font-size-complex="11pt"/>
    </style:style>
    <style:style style:name="ce381" style:family="table-cell" style:parent-style-name="Default">
      <style:table-cell-properties style:text-align-source="fix" style:repeat-content="false" fo:background-color="transparent"/>
      <style:paragraph-properties fo:text-align="justify" fo:margin-left="0in"/>
      <style:text-properties style:font-name="Calibri1" fo:font-size="11pt" style:font-name-asian="Calibri" style:font-size-asian="11pt" style:font-name-complex="Calibri" style:font-size-complex="11pt"/>
    </style:style>
    <style:style style:name="ce38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Microsoft YaHei" style:font-size-asian="11pt" style:font-name-complex="Mangal" style:font-size-complex="11pt"/>
    </style:style>
    <style:style style:name="ce38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384" style:family="table-cell" style:parent-style-name="Default">
      <style:table-cell-properties fo:background-color="transparent"/>
      <style:text-properties style:font-name="Calibri1" fo:font-size="11pt" style:font-size-asian="11pt" style:font-size-complex="11pt"/>
    </style:style>
    <style:style style:name="ce385" style:family="table-cell" style:parent-style-name="Default" style:data-style-name="N0">
      <style:table-cell-properties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90" style:family="table-cell" style:parent-style-name="Default">
      <style:table-cell-properties fo:background-color="#00ff00" style:text-align-source="fix" style:repeat-content="false"/>
      <style:paragraph-properties fo:text-align="justify" fo:margin-left="0in"/>
      <style:text-properties style:font-name="Calibri1"/>
    </style:style>
    <style:style style:name="ce191"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1" style:font-name-asian="Calibri" style:font-name-complex="Calibri"/>
    </style:style>
    <style:style style:name="ce192" style:family="table-cell" style:parent-style-name="Default" style:data-style-name="N0">
      <style:table-cell-properties fo:background-color="#94bd5e" style:text-align-source="fix" style:repeat-content="false"/>
      <style:paragraph-properties fo:text-align="justify" fo:margin-left="0in"/>
      <style:text-properties style:font-name="Calibri1"/>
    </style:style>
    <style:style style:name="ce193" style:family="table-cell" style:parent-style-name="Default">
      <style:table-cell-properties fo:background-color="#94bd5e" style:text-align-source="fix" style:repeat-content="false"/>
      <style:paragraph-properties fo:text-align="justify" fo:margin-left="0in"/>
      <style:text-properties style:font-name="Calibri1"/>
    </style:style>
    <style:style style:name="ce194" style:family="table-cell" style:parent-style-name="Default">
      <style:table-cell-properties style:text-align-source="fix" style:repeat-content="false"/>
      <style:paragraph-properties fo:text-align="justify" fo:margin-left="0in"/>
      <style:text-properties style:font-name="Calibri1" style:font-name-asian="Calibri" style:font-name-complex="Calibri"/>
    </style:style>
    <style:style style:name="ce195" style:family="table-cell" style:parent-style-name="Default">
      <style:table-cell-properties fo:background-color="#ff3333" style:text-align-source="fix" style:repeat-content="false"/>
      <style:paragraph-properties fo:text-align="justify" fo:margin-left="0in"/>
      <style:text-properties style:font-name="Calibri1" style:font-name-asian="Calibri" style:font-name-complex="Calibri"/>
    </style:style>
    <style:style style:name="ce196" style:family="table-cell" style:parent-style-name="Default">
      <style:table-cell-properties fo:background-color="#ff0000" style:text-align-source="fix" style:repeat-content="false"/>
      <style:paragraph-properties fo:text-align="justify" fo:margin-left="0in"/>
      <style:text-properties style:font-name="Calibri1" style:font-name-asian="Calibri" style:font-name-complex="Calibri"/>
    </style:style>
    <style:style style:name="ce197" style:family="table-cell" style:parent-style-name="Default">
      <style:table-cell-properties fo:background-color="#ffffff" style:text-align-source="fix" style:repeat-content="false"/>
      <style:paragraph-properties fo:text-align="justify" fo:margin-left="0in"/>
      <style:text-properties style:font-name="Calibri1" style:font-name-asian="Calibri" style:font-name-complex="Calibri"/>
    </style:style>
    <style:style style:name="ce1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99" style:family="table-cell" style:parent-style-name="Default" style:data-style-name="N0">
      <style:table-cell-properties style:text-align-source="fix" style:repeat-content="false"/>
      <style:paragraph-properties fo:text-align="justify" fo:margin-left="0in"/>
      <style:text-properties style:font-name="Calibri1" fo:font-size="11pt" style:font-size-asian="11pt" style:font-size-complex="11pt"/>
    </style:style>
    <style:style style:name="ce200" style:family="table-cell" style:parent-style-name="Default" style:data-style-name="N0">
      <style:table-cell-properties style:text-align-source="fix" style:repeat-content="false"/>
      <style:paragraph-properties fo:text-align="justify" fo:margin-left="0in"/>
      <style:text-properties style:font-name="Calibri1" fo:font-size="11pt" style:font-name-asian="Arial21" style:font-size-asian="11pt" style:font-name-complex="Arial21" style:font-size-complex="11pt"/>
    </style:style>
    <style:style style:name="ce201" style:family="table-cell" style:parent-style-name="Default" style:data-style-name="N0">
      <style:table-cell-properties fo:background-color="#ffffff" style:text-align-source="fix" style:repeat-content="false"/>
      <style:paragraph-properties fo:text-align="justify" fo:margin-left="0in"/>
      <style:text-properties style:font-name="Calibri1" fo:font-size="11pt" style:font-size-asian="11pt" style:font-size-complex="11pt"/>
    </style:style>
    <style:style style:name="ce202" style:family="table-cell" style:parent-style-name="Default" style:data-style-name="N0">
      <style:table-cell-properties fo:background-color="#ff3333" style:text-align-source="fix" style:repeat-content="false"/>
      <style:paragraph-properties fo:text-align="justify" fo:margin-left="0in"/>
      <style:text-properties style:font-name="Calibri1" fo:font-size="11pt" style:font-size-asian="11pt" style:font-size-complex="11pt"/>
    </style:style>
    <style:style style:name="ce203" style:family="table-cell" style:parent-style-name="Default">
      <style:table-cell-properties style:text-align-source="fix" style:repeat-content="false"/>
      <style:paragraph-properties fo:text-align="justify" fo:margin-left="0in"/>
    </style:style>
    <style:style style:name="ce204" style:family="table-cell" style:parent-style-name="Default" style:data-style-name="N0">
      <style:text-properties style:font-name="Calibri1" fo:font-size="11pt" style:font-size-asian="11pt" style:font-size-complex="11pt"/>
    </style:style>
    <style:style style:name="ce205" style:family="table-cell" style:parent-style-name="Default" style:data-style-name="N0">
      <style:table-cell-properties fo:background-color="#ffffff"/>
      <style:text-properties style:font-name="Calibri1" fo:font-size="11pt" style:font-size-asian="11pt" style:font-size-complex="11pt"/>
    </style:style>
    <style:style style:name="ce206" style:family="table-cell" style:parent-style-name="Excel_20_Built-in_20_Normal" style:data-style-name="N5000">
      <style:table-cell-properties fo:background-color="#ffffff" style:vertical-align="automatic"/>
      <style:text-properties style:font-name="Calibri1" fo:font-size="11pt" style:font-name-asian="Calibri" style:font-size-asian="11pt" style:font-name-complex="Calibri" style:font-size-complex="11pt"/>
    </style:style>
    <style:style style:name="ce20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1pt" style:font-name-asian="Calibri" style:font-size-asian="11pt" style:font-name-complex="Calibri" style:font-size-complex="11pt"/>
    </style:style>
    <style:style style:name="ce208" style:family="table-cell" style:parent-style-name="Default" style:data-style-name="N0">
      <style:table-cell-properties fo:background-color="#ff3333"/>
      <style:text-properties style:font-name="Calibri1" fo:font-size="11pt" style:font-size-asian="11pt" style:font-size-complex="11pt"/>
    </style:style>
    <style:style style:name="ce20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21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Excel_20_Built-in_20_Normal" style:data-style-name="N5000">
      <style:table-cell-properties fo:background-color="#ff3333" style:text-align-source="fix" style:repeat-content="false"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212" style:family="table-cell" style:parent-style-name="Excel_20_Built-in_20_Normal" style:data-style-name="N5000">
      <style:table-cell-properties fo:background-color="transparent" fo:wrap-option="wrap" style:vertical-align="automatic"/>
      <style:text-properties style:font-name="Calibri1" fo:font-size="11pt" style:font-name-asian="Calibri" style:font-size-asian="11pt" style:font-name-complex="Calibri" style:font-size-complex="11pt"/>
    </style:style>
    <style:style style:name="ce213" style:family="table-cell" style:parent-style-name="Excel_20_Built-in_20_Normal" style:data-style-name="N5000">
      <style:table-cell-properties fo:background-color="#ffffff" fo:wrap-option="wrap" style:vertical-align="automatic"/>
      <style:text-properties style:font-name="Calibri1" fo:font-size="11pt" style:font-name-asian="Calibri" style:font-size-asian="11pt" style:font-name-complex="Calibri" style:font-size-complex="11pt"/>
    </style:style>
    <style:style style:name="ce214" style:family="table-cell" style:parent-style-name="Excel_20_Built-in_20_Normal">
      <style:table-cell-properties fo:wrap-option="wrap"/>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ff3333" fo:wrap-option="wrap" style:vertical-align="automatic"/>
      <style:text-properties style:font-name="Calibri1" fo:font-size="11pt" style:font-name-asian="Calibri" style:font-size-asian="11pt" style:font-name-complex="Calibri" style:font-size-complex="11pt"/>
    </style:style>
    <style:style style:name="ce21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17" style:family="table-cell" style:parent-style-name="Excel_20_Built-in_20_Normal" style:data-style-name="N5000">
      <style:table-cell-properties fo:background-color="transparent" fo:wrap-option="wrap" style:vertical-align="automatic"/>
      <style:text-properties style:font-name="Calibri1" fo:font-size="11pt" style:font-name-asian="Arial1" style:font-size-asian="11pt" style:font-name-complex="Arial1" style:font-size-complex="11pt"/>
    </style:style>
    <style:style style:name="ce218" style:family="table-cell" style:parent-style-name="Excel_20_Built-in_20_Normal" style:data-style-name="N5000">
      <style:table-cell-properties fo:background-color="#ffffff" fo:wrap-option="wrap" style:vertical-align="automatic"/>
      <style:text-properties style:font-name="Calibri1" fo:font-size="11pt" style:font-name-asian="Arial1" style:font-size-asian="11pt" style:font-name-complex="Arial1" style:font-size-complex="11pt"/>
    </style:style>
    <style:style style:name="ce219"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1" fo:font-size="11pt" style:font-name-asian="Calibri" style:font-size-asian="11pt" style:font-name-complex="Calibri" style:font-size-complex="11pt"/>
    </style:style>
    <style:style style:name="ce22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21"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22" style:family="table-cell" style:parent-style-name="Excel_20_Built-in_20_Normal" style:data-style-name="N5000">
      <style:table-cell-properties fo:background-color="#ff3333" style:vertical-align="automatic"/>
      <style:text-properties style:font-name="Calibri1" fo:font-size="11pt" style:font-name-asian="Calibri" style:font-size-asian="11pt" style:font-name-complex="Calibri" style:font-size-complex="11pt"/>
    </style:style>
    <style:style style:name="ce22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style:font-name-asian="Calibri" style:font-size-asian="11pt" style:font-name-complex="Calibri" style:font-size-complex="11pt"/>
    </style:style>
    <style:style style:name="ce224" style:family="table-cell" style:parent-style-name="Default" style:data-style-name="N0">
      <style:table-cell-properties style:text-align-source="value-type" style:repeat-content="false"/>
      <style:paragraph-properties fo:margin-left="0in"/>
      <style:text-properties style:font-name="Calibri1" fo:font-size="11pt" style:font-size-asian="11pt" style:font-size-complex="11pt"/>
    </style:style>
    <style:style style:name="ce225" style:family="table-cell" style:parent-style-name="Default">
      <style:table-cell-properties fo:background-color="#ffffff"/>
      <style:text-properties style:font-name="Calibri1" fo:font-size="11pt" style:font-size-asian="11pt" style:font-size-complex="11pt"/>
    </style:style>
    <style:style style:name="ce226" style:family="table-cell" style:parent-style-name="Default">
      <style:table-cell-properties style:text-align-source="value-type" style:repeat-content="false"/>
      <style:paragraph-properties fo:margin-left="0in"/>
      <style:text-properties style:font-name="Calibri1" fo:font-size="11pt" style:font-size-asian="11pt" style:font-size-complex="11pt"/>
    </style:style>
    <style:style style:name="ce227" style:family="table-cell" style:parent-style-name="Default">
      <style:table-cell-properties fo:background-color="#ff3333"/>
      <style:text-properties style:font-name="Calibri1" fo:font-size="11pt" style:font-size-asian="11pt" style:font-size-complex="11pt"/>
    </style:style>
    <style:style style:name="ce228" style:family="table-cell" style:parent-style-name="Default">
      <style:table-cell-properties style:text-align-source="value-type" style:repeat-content="false"/>
      <style:paragraph-properties fo:margin-left="0in"/>
    </style:style>
    <style:style style:name="ce2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style:font-name-asian="Arial1" style:font-name-complex="Arial1"/>
    </style:style>
    <style:style style:name="ce231" style:family="table-cell" style:parent-style-name="Default">
      <style:table-cell-properties style:text-align-source="fix" style:repeat-content="false"/>
      <style:paragraph-properties fo:text-align="justify" fo:margin-left="0in"/>
      <style:text-properties style:font-name="Calibri1" fo:font-weight="normal" style:font-weight-asian="normal" style:font-weight-complex="normal"/>
    </style:style>
    <style:style style:name="ce2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233" style:family="table-cell" style:parent-style-name="Default" style:data-style-name="N0">
      <style:table-cell-properties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234" style:family="table-cell" style:parent-style-name="Default">
      <style:table-cell-properties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235" style:family="table-cell" style:parent-style-name="Default">
      <style:table-cell-properties style:text-align-source="fix" style:repeat-content="false"/>
      <style:paragraph-properties fo:text-align="justify" fo:margin-left="0in"/>
      <style:text-properties style:font-name="Calibri1" fo:font-weight="bold" style:font-weight-asian="bold" style:font-weight-complex="bold"/>
    </style:style>
    <style:style style:name="ce236" style:family="table-cell" style:parent-style-name="Excel_20_Built-in_20_Normal">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Excel_20_Built-in_20_Normal">
      <style:table-cell-properties fo:background-color="transparent" fo:wrap-option="wrap"/>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1" style:font-name-asian="Calibri" style:font-name-complex="Calibri"/>
    </style:style>
    <style:style style:name="ce24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1" style:font-name-asian="Calibri" style:font-name-complex="Calibri"/>
    </style:style>
    <style:style style:name="ce24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1" style:font-name-asian="Calibri" style:font-name-complex="Calibri"/>
    </style:style>
    <style:style style:name="ce24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1" style:font-name-asian="Calibri" style:font-name-complex="Calibri"/>
    </style:style>
    <style:style style:name="ce244" style:family="table-cell" style:parent-style-name="Default" style:data-style-name="N0">
      <style:table-cell-properties fo:background-color="transparent"/>
      <style:text-properties style:font-name="Calibri1" style:font-name-asian="Arial2" style:font-name-complex="Arial2"/>
    </style:style>
    <style:style style:name="ce245" style:family="table-cell" style:parent-style-name="Default" style:data-style-name="N0">
      <style:table-cell-properties fo:background-color="#ff0000"/>
      <style:text-properties style:font-name="Calibri1" style:font-name-asian="Arial2" style:font-name-complex="Arial2"/>
    </style:style>
    <style:style style:name="ce246" style:family="table-cell" style:parent-style-name="Default" style:data-style-name="N0">
      <style:table-cell-properties fo:background-color="#ff0000"/>
      <style:text-properties style:use-window-font-color="true" style:font-name="Calibri1" style:font-name-asian="Arial2" style:font-name-complex="Arial2"/>
    </style:style>
    <style:style style:name="ce247" style:family="table-cell" style:parent-style-name="Default" style:data-style-name="N0">
      <style:text-properties style:font-name="Calibri1" style:font-name-asian="Arial2" style:font-name-complex="Arial2"/>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1" style:font-name-asian="Calibri" style:font-name-complex="Calibri"/>
    </style:style>
    <style:style style:name="ce249" style:family="table-cell" style:parent-style-name="Excel_20_Built-in_20_Normal">
      <style:table-cell-properties fo:wrap-option="wrap"/>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data-style-name="N0">
      <style:table-cell-properties fo:background-color="#ff0000" style:text-align-source="fix" style:repeat-content="false"/>
      <style:paragraph-properties fo:text-align="justify" fo:margin-left="0in"/>
      <style:text-properties style:font-name="Calibri1" style:font-name-asian="Arial2" style:font-name-complex="Arial2"/>
    </style:style>
    <style:style style:name="ce251" style:family="table-cell" style:parent-style-name="Default">
      <style:table-cell-properties fo:background-color="#ff0000"/>
      <style:text-properties style:font-name="Calibri1"/>
    </style:style>
    <style:style style:name="ce252" style:family="table-cell" style:parent-style-name="Default" style:data-style-name="N0">
      <style:table-cell-properties style:text-align-source="fix" style:repeat-content="false"/>
      <style:paragraph-properties fo:text-align="justify" fo:margin-left="0in"/>
      <style:text-properties style:font-name="Calibri1" style:font-name-asian="Arial2" style:font-name-complex="Arial2"/>
    </style:style>
    <style:style style:name="ce253" style:family="table-cell" style:parent-style-name="Excel_20_Built-in_20_Normal" style:data-style-name="N5000">
      <style:table-cell-properties fo:background-color="#7da647" style:text-align-source="fix" style:repeat-content="false" fo:border="0.028in solid #000000" style:vertical-align="automatic"/>
      <style:paragraph-properties fo:text-align="justify" fo:margin-left="0in"/>
      <style:text-properties style:font-name="Calibri1" fo:font-weight="bold" style:font-name-asian="Arial2" style:font-weight-asian="bold" style:font-name-complex="Arial2" style:font-weight-complex="bold"/>
    </style:style>
    <style:style style:name="ce254" style:family="table-cell" style:parent-style-name="Default" style:data-style-name="N0">
      <style:table-cell-properties fo:background-color="transparent" style:vertical-align="automatic"/>
      <style:text-properties style:font-name="Calibri1" style:font-name-asian="Calibri" style:font-name-complex="Calibri"/>
    </style:style>
    <style:style style:name="ce255" style:family="table-cell" style:parent-style-name="Default" style:data-style-name="N0">
      <style:table-cell-properties fo:background-color="#ff0000" style:vertical-align="automatic"/>
      <style:text-properties style:font-name="Calibri1" style:font-name-asian="Calibri" style:font-name-complex="Calibri"/>
    </style:style>
    <style:style style:name="ce256" style:family="table-cell" style:parent-style-name="Default" style:data-style-name="N0">
      <style:table-cell-properties fo:background-color="#cccccc" style:vertical-align="automatic"/>
      <style:text-properties style:font-name="Calibri1" style:font-name-asian="Calibri" style:font-name-complex="Calibri"/>
    </style:style>
    <style:style style:name="ce257" style:family="table-cell" style:parent-style-name="Default" style:data-style-name="N0">
      <style:table-cell-properties fo:background-color="#0099ff" style:vertical-align="automatic"/>
      <style:text-properties style:font-name="Calibri1" style:font-name-asian="Calibri" style:font-name-complex="Calibri"/>
    </style:style>
    <style:style style:name="ce258" style:family="table-cell" style:parent-style-name="Default" style:data-style-name="N0">
      <style:table-cell-properties fo:background-color="#e6e6e6" style:vertical-align="automatic"/>
      <style:text-properties style:font-name="Calibri1" style:font-name-asian="Calibri" style:font-name-complex="Calibri"/>
    </style:style>
    <style:style style:name="ce259" style:family="table-cell" style:parent-style-name="Default" style:data-style-name="N0">
      <style:table-cell-properties fo:background-color="#ffff66" style:vertical-align="automatic"/>
      <style:text-properties style:font-name="Calibri1" style:font-name-asian="Calibri" style:font-name-complex="Calibri"/>
    </style:style>
    <style:style style:name="ce260" style:family="table-cell" style:parent-style-name="Default" style:data-style-name="N0">
      <style:table-cell-properties fo:background-color="#cccccc"/>
      <style:text-properties style:font-name="Calibri1" style:font-name-asian="Arial2" style:font-name-complex="Arial2"/>
    </style:style>
    <style:style style:name="ce261" style:family="table-cell" style:parent-style-name="Default" style:data-style-name="N0">
      <style:table-cell-properties fo:background-color="#0099ff"/>
      <style:text-properties style:font-name="Calibri1" style:font-name-asian="Arial2" style:font-name-complex="Arial2"/>
    </style:style>
    <style:style style:name="ce262" style:family="table-cell" style:parent-style-name="Default" style:data-style-name="N0">
      <style:table-cell-properties fo:background-color="#e6e6e6"/>
      <style:text-properties style:font-name="Calibri1" style:font-name-asian="Arial2" style:font-name-complex="Arial2"/>
    </style:style>
    <style:style style:name="ce263" style:family="table-cell" style:parent-style-name="Default" style:data-style-name="N0">
      <style:table-cell-properties fo:background-color="#ffff66"/>
      <style:text-properties style:font-name="Calibri1" style:font-name-asian="Arial2" style:font-name-complex="Arial2"/>
    </style:style>
    <style:style style:name="ce264" style:family="table-cell" style:parent-style-name="Default">
      <style:table-cell-properties fo:background-color="#0099ff"/>
      <style:text-properties style:font-name="Calibri1"/>
    </style:style>
    <style:style style:name="ce38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38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388" style:family="table-cell" style:parent-style-name="Default" style:data-style-name="N0">
      <style:table-cell-properties style:text-align-source="fix" style:repeat-content="false"/>
      <style:paragraph-properties fo:text-align="justify" fo:margin-left="0in"/>
      <style:text-properties style:font-name="Calibri1" fo:font-size="11pt" fo:font-style="normal" fo:font-weight="bold" style:font-size-asian="11pt" style:font-style-asian="normal" style:font-weight-asian="bold" style:font-size-complex="11pt" style:font-style-complex="normal" style:font-weight-complex="bold"/>
    </style:style>
    <style:style style:name="ce389" style:family="table-cell" style:parent-style-name="Default">
      <style:table-cell-properties style:text-align-source="fix" style:repeat-content="false"/>
      <style:paragraph-properties fo:text-align="justify" fo:margin-left="0in"/>
      <style:text-properties style:font-name="Calibri1" fo:font-size="11pt" fo:font-style="normal" fo:font-weight="bold" style:font-size-asian="11pt" style:font-style-asian="normal" style:font-weight-asian="bold" style:font-size-complex="11pt" style:font-style-complex="normal" style:font-weight-complex="bold"/>
    </style:style>
    <style:style style:name="ce390" style:family="table-cell" style:parent-style-name="Default">
      <style:table-cell-properties style:text-align-source="fix" style:repeat-content="false"/>
      <style:paragraph-properties fo:text-align="justify" fo:margin-left="0in"/>
      <style:text-properties style:font-name="Calibri1" fo:font-style="normal" fo:font-weight="bold" style:font-style-asian="normal" style:font-weight-asian="bold" style:font-style-complex="normal" style:font-weight-complex="bold"/>
    </style:style>
    <style:style style:name="ce27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85"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8"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95" style:family="table-cell" style:parent-style-name="Default" style:data-style-name="N0">
      <style:table-cell-properties fo:background-color="#94bd5e" style:text-align-source="fix" style:repeat-content="false"/>
      <style:paragraph-properties fo:text-align="justify" fo:margin-left="0in"/>
    </style:style>
    <style:style style:name="ce296" style:family="table-cell" style:parent-style-name="Default">
      <style:table-cell-properties fo:background-color="#94bd5e" style:text-align-source="fix" style:repeat-content="false"/>
      <style:paragraph-properties fo:text-align="justify" fo:margin-left="0in"/>
    </style:style>
    <style:style style:name="ce300" style:family="table-cell" style:parent-style-name="Excel_20_Built-in_20_Normal" style:data-style-name="N5000">
      <style:table-cell-properties fo:background-color="#c3d69b" fo:border="0.028in solid #000000" style:vertical-align="automatic"/>
      <style:text-properties style:font-name="Calibri1" style:font-name-asian="Calibri" style:font-name-complex="Calibri"/>
    </style:style>
    <style:style style:name="ce30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1" style:font-name-asian="Calibri" style:font-name-complex="Calibri"/>
    </style:style>
    <style:style style:name="ce302"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281" style:family="table-cell" style:parent-style-name="Excel_20_Built-in_20_Normal">
      <style:table-cell-properties style:text-align-source="fix" style:repeat-content="false"/>
      <style:paragraph-properties fo:text-align="justify" fo:margin-left="0in"/>
    </style:style>
    <style:style style:name="ce30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304"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305" style:family="table-cell" style:parent-style-name="Excel_20_Built-in_20_Normal" style:data-style-name="N5000">
      <style:table-cell-properties fo:background-color="#94bd5e" style:text-align-source="fix" style:repeat-content="false" fo:border="0.0008in solid #000000"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306" style:family="table-cell" style:parent-style-name="Default">
      <style:table-cell-properties style:text-align-source="fix" style:repeat-content="false" fo:border="none"/>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307" style:family="table-cell" style:parent-style-name="_36_0_25__20_-_20_Accent3" style:data-style-name="N10000">
      <style:table-cell-properties fo:background-color="#c4d79b" style:text-align-source="fix" style:repeat-content="false" style:vertical-align="top"/>
      <style:paragraph-properties fo:text-align="justify" fo:margin-left="0in"/>
      <style:text-properties fo:color="#000000" style:font-name="Calibri1" fo:font-size="10.5pt" fo:font-weight="bold" style:font-name-asian="Calibri" style:font-size-asian="10.5pt" style:font-weight-asian="bold" style:font-name-complex="Calibri" style:font-size-complex="10.5pt" style:font-weight-complex="bold"/>
    </style:style>
    <style:style style:name="ce29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9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99" style:family="table-cell" style:parent-style-name="Excel_20_Built-in_20_Normal" style:data-style-name="N5000">
      <style:table-cell-properties fo:background-color="#00ff00" style:vertical-align="automatic"/>
      <style:text-properties style:font-name="Calibri" style:font-name-asian="Calibri" style:font-name-complex="Calibri"/>
    </style:style>
    <style:style style:name="ce30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309" style:family="table-cell" style:parent-style-name="Default" style:data-style-name="N0">
      <style:text-properties fo:font-size="12pt" style:font-size-asian="12pt" style:font-size-complex="12pt"/>
    </style:style>
    <style:style style:name="ce310" style:family="table-cell" style:parent-style-name="Excel_20_Built-in_20_Normal" style:data-style-name="N5000">
      <style:table-cell-properties fo:background-color="transparent" style:vertical-align="automatic"/>
      <style:text-properties style:font-name="Calibri" fo:font-size="12pt" fo:font-weight="normal" style:font-name-asian="Calibri" style:font-size-asian="12pt" style:font-weight-asian="normal" style:font-name-complex="Calibri" style:font-size-complex="12pt" style:font-weight-complex="normal"/>
    </style:style>
    <style:style style:name="ce311"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312"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313"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31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31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31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1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21" style:family="table-cell" style:parent-style-name="Excel_20_Built-in_20_Normal" style:data-style-name="N5000">
      <style:table-cell-properties fo:background-color="#00ff00" style:text-align-source="fix" style:repeat-content="false"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22"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323"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32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32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1" fo:font-size="12pt" style:font-name-asian="Calibri11" style:font-size-asian="12pt" style:font-name-complex="Calibri11" style:font-size-complex="12pt"/>
    </style:style>
    <style:style style:name="ce32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2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center" fo:margin-left="0in"/>
      <style:text-properties style:font-name="Calibri11" fo:font-size="12pt" style:font-name-asian="Calibri11" style:font-size-asian="12pt" style:font-name-complex="Calibri11" style:font-size-complex="12pt"/>
    </style:style>
    <style:style style:name="ce328" style:family="table-cell" style:parent-style-name="Default">
      <style:table-cell-properties style:text-align-source="fix" style:repeat-content="false"/>
      <style:paragraph-properties fo:text-align="center" fo:margin-left="0in"/>
    </style:style>
    <style:style style:name="ce329"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30"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31" style:family="table-cell" style:parent-style-name="Default" style:data-style-name="N0">
      <style:text-properties style:font-name="Calibri2" style:font-name-asian="Calibri2" style:font-name-complex="Calibri2"/>
    </style:style>
    <style:style style:name="ce332" style:family="table-cell" style:parent-style-name="Excel_20_Built-in_20_Normal" style:data-style-name="N5000">
      <style:table-cell-properties fo:background-color="#ff0000" style:vertical-align="automatic"/>
      <style:text-properties style:font-name="Calibri11" style:font-name-asian="Calibri11" style:font-name-complex="Calibri11"/>
    </style:style>
    <style:style style:name="ce333" style:family="table-cell" style:parent-style-name="Excel_20_Built-in_20_Normal" style:data-style-name="N5000">
      <style:table-cell-properties fo:background-color="#ffcc99" style:vertical-align="automatic"/>
      <style:text-properties style:font-name="Calibri11" style:font-name-asian="Calibri11" style:font-name-complex="Calibri11"/>
    </style:style>
    <style:style style:name="ce391" style:family="table-cell" style:parent-style-name="Default" style:data-style-name="N0">
      <style:table-cell-properties fo:background-color="#00ffff"/>
    </style:style>
    <style:style style:name="ce39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9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9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395" style:family="table-cell" style:parent-style-name="Default">
      <style:table-cell-properties style:text-align-source="fix" style:repeat-content="false"/>
      <style:paragraph-properties fo:text-align="center" fo:margin-left="0in"/>
      <style:text-properties style:font-name="Calibri1"/>
    </style:style>
    <style:style style:name="ce39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9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 fo:font-size="12pt" fo:font-weight="bold" style:font-name-asian="Calibri" style:font-size-asian="12pt" style:font-weight-asian="bold" style:font-name-complex="Calibri" style:font-size-complex="12pt" style:font-weight-complex="bold"/>
    </style:style>
    <style:style style:name="ce39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39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40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1" style:font-name-asian="Calibri11" style:font-name-complex="Calibri11"/>
    </style:style>
    <style:style style:name="ce40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402"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40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404"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0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407" style:family="table-cell" style:parent-style-name="Excel_20_Built-in_20_Normal">
      <style:table-cell-properties fo:background-color="#ffffff"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1" style:font-name-asian="Calibri" style:font-name-complex="Calibri"/>
    </style:style>
    <style:style style:name="ce409"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41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411"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412"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3" style:family="table-cell" style:parent-style-name="Excel_20_Built-in_20_Normal">
      <style:table-cell-properties fo:background-color="#ffff99" style:text-align-source="fix" style:repeat-content="false"/>
      <style:paragraph-properties fo:text-align="justify" fo:margin-left="0in"/>
    </style:style>
    <style:style style:name="ce414" style:family="table-cell" style:parent-style-name="Excel_20_Built-in_20_Normal">
      <style:table-cell-properties fo:background-color="#ffffff" style:text-align-source="fix" style:repeat-content="false"/>
      <style:paragraph-properties fo:text-align="justify" fo:margin-left="0in"/>
    </style:style>
    <style:style style:name="ce415"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416"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417" style:family="table-cell" style:parent-style-name="Excel_20_Built-in_20_Normal" style:data-style-name="N5000">
      <style:table-cell-properties fo:background-color="#ff0000" style:vertical-align="top"/>
      <style:text-properties style:font-name="Calibri11" style:font-name-asian="Calibri11" style:font-name-complex="Calibri11"/>
    </style:style>
    <style:style style:name="ce418"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419"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420" style:family="table-cell" style:parent-style-name="Excel_20_Built-in_20_Normal" style:data-style-name="N5000">
      <style:table-cell-properties fo:background-color="transparent" style:vertical-align="top"/>
      <style:text-properties style:font-name="Calibri11" style:font-name-asian="Calibri11" style:font-name-complex="Calibri11"/>
    </style:style>
    <style:style style:name="ce421" style:family="table-cell" style:parent-style-name="Default" style:data-style-name="N0">
      <style:table-cell-properties fo:background-color="#ffff99"/>
    </style:style>
    <style:style style:name="ce422" style:family="table-cell" style:parent-style-name="Default" style:data-style-name="N0">
      <style:table-cell-properties fo:background-color="#ffffff"/>
    </style:style>
    <style:style style:name="ta_extref" style:family="table">
      <style:table-properties table:display="false"/>
    </style:style>
    <style:style style:name="T1" style:family="text">
      <style:text-properties style:font-name="Calibri1"/>
    </style:style>
    <style:style style:name="T2" style:family="text">
      <style:text-properties style:font-name="Calibri" style:font-name-asian="Calibri" style:font-name-complex="Calibri"/>
    </style:style>
    <style:style style:name="T4" style:family="text">
      <style:text-properties style:font-name-asian="Calibri" style:font-name-complex="Calibri"/>
    </style:style>
    <style:style style:name="T3" style:family="text">
      <style:text-properties style:font-name="Calibri1" style:font-name-asian="Arial1" style:font-name-complex="Arial1"/>
    </style:style>
    <style:style style:name="T5" style:family="text">
      <style:text-properties style:font-name="Calibri"/>
    </style:style>
    <style:style style:name="T17"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8" style:family="text">
      <style:text-properties style:font-name="Calibri1" fo:font-size="11pt" style:font-size-asian="11pt" style:font-size-complex="11pt"/>
    </style:style>
    <style:style style:name="T19" style:family="text">
      <style:text-properties fo:font-size="12pt"/>
    </style:style>
    <style:style style:name="T20" style:family="text">
      <style:text-properties style:font-name="Calibri1" fo:font-size="12pt" style:font-size-asian="12pt" style:font-size-complex="12pt"/>
    </style:style>
    <style:style style:name="T10" style:family="text">
      <style:text-properties style:font-name="Calibri1" fo:font-size="12pt"/>
    </style:style>
    <style:style style:name="T11" style:family="text">
      <style:text-properties fo:color="#000000" style:font-name="Calibri" style:font-name-asian="Calibri" style:font-name-complex="Calibri"/>
    </style:style>
    <style:style style:name="T12" style:family="text">
      <style:text-properties style:font-name="Calibri1" style:font-name-asian="Microsoft YaHei" style:font-name-complex="Mangal"/>
    </style:style>
    <style:style style:name="T13" style:family="text">
      <style:text-properties style:font-name="Calibri1" style:font-name-asian="Calibri" style:font-name-complex="Calibri"/>
    </style:style>
    <style:style style:name="T14" style:family="text">
      <style:text-properties style:font-name-asian="Arial1" style:font-name-complex="Arial1"/>
    </style:style>
    <style:style style:name="T15" style:family="text">
      <style:text-properties fo:font-weight="normal" style:font-weight-asian="normal" style:font-weight-complex="normal"/>
    </style:style>
    <style:style style:name="T16" style:family="text">
      <style:text-properties style:font-name-asian="Arial2" style:font-name-complex="Arial2"/>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169" table:default-cell-style-name="ce1"/>
        <table:table-column table:style-name="co1" table:default-cell-style-name="ce1"/>
        <table:table-column table:style-name="co170" table:default-cell-style-name="ce1"/>
        <table:table-column table:style-name="co1" table:default-cell-style-name="ce1"/>
        <table:table-column table:style-name="co171" table:default-cell-style-name="ce1"/>
        <table:table-column table:style-name="co1" table:default-cell-style-name="ce1"/>
        <table:table-column table:style-name="co172" table:default-cell-style-name="ce1"/>
        <table:table-column table:style-name="co1" table:number-columns-repeated="3" table:default-cell-style-name="ce1"/>
        <table:table-column table:style-name="co173" table:default-cell-style-name="ce1"/>
        <table:table-column table:style-name="co174" table:default-cell-style-name="ce1"/>
        <table:table-column table:style-name="co175" table:default-cell-style-name="ce1"/>
        <table:table-column table:style-name="co176" table:default-cell-style-name="ce1"/>
        <table:table-column table:style-name="co177" table:default-cell-style-name="ce1"/>
        <table:table-column table:style-name="co178" table:default-cell-style-name="ce1"/>
        <table:table-column table:style-name="co1" table:number-columns-repeated="997" table:default-cell-style-name="ce1"/>
        <table:table-column table:style-name="co1" table:number-columns-repeated="9" table:default-cell-style-name="Default"/>
        <table:table-row table:style-name="ro1">
          <table:table-cell table:number-columns-repeated="1024"/>
        </table:table-row>
        <table:table-row table:style-name="ro166">
          <table:table-cell table:number-columns-repeated="2"/>
          <table:table-cell table:style-name="ce308" office:value-type="string">
            <text:p>Mind-Alliance Channels Functional Test</text:p>
          </table:table-cell>
          <table:table-cell table:number-columns-repeated="2"/>
          <table:table-cell office:value-type="string">
            <text:p>Date</text:p>
          </table:table-cell>
          <table:table-cell table:style-name="ce329" office:value-type="date" office:date-value="2013-01-02">
            <text:p>01/02/13</text:p>
          </table:table-cell>
          <table:table-cell office:value-type="string">
            <text:p>Modified</text:p>
          </table:table-cell>
          <table:table-cell table:formula="of:=NOW()" office:value-type="date" office:date-value="2013-03-26T18:12:58.71">
            <text:p>03/26/13 06:12 P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66">
          <table:table-cell/>
          <table:table-cell table:style-name="ce297"/>
          <table:table-cell table:style-name="ce297" office:value-type="string">
            <text:p>Category</text:p>
          </table:table-cell>
          <table:table-cell office:value-type="string">
            <text:p>Priority</text:p>
          </table:table-cell>
          <table:table-cell table:style-name="ce314" office:value-type="string">
            <text:p>Total Test Cases</text:p>
          </table:table-cell>
          <table:table-cell table:style-name="ce324" office:value-type="string">
            <text:p>Pass</text:p>
          </table:table-cell>
          <table:table-cell table:style-name="ce324" office:value-type="string">
            <text:p>Fail</text:p>
          </table:table-cell>
          <table:table-cell table:style-name="ce324" office:value-type="string">
            <text:p>Not Run</text:p>
          </table:table-cell>
          <table:table-cell table:style-name="ce32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6">
          <table:table-cell/>
          <table:table-cell table:style-name="ce298"/>
          <table:table-cell table:style-name="ce298" office:value-type="string">
            <text:p>Channels Login</text:p>
          </table:table-cell>
          <table:table-cell table:style-name="ce298"/>
          <table:table-cell table:style-name="ce316"/>
          <table:table-cell table:style-name="ce32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6">
          <table:table-cell/>
          <table:table-cell table:style-name="ce297" table:number-columns-repeated="2"/>
          <table:table-cell table:style-name="ce297" office:value-type="string">
            <text:p>L0</text:p>
          </table:table-cell>
          <table:table-cell table:style-name="ce317" table:formula="of:=COUNTIF([Channels_Login.B2:.B156];&quot;L0&quot;)" office:value-type="float" office:value="6">
            <text:p>6</text:p>
          </table:table-cell>
          <table:table-cell table:style-name="ce326" table:formula="of:=SUMPRODUCT(([Channels_Login.B2:.B156]=&quot;L0&quot;)*([Channels_Login.I2:.I156]=&quot;PASS&quot;))" office:value-type="float" office:value="4">
            <text:p>4</text:p>
          </table:table-cell>
          <table:table-cell table:style-name="ce326" table:formula="of:=SUMPRODUCT(([Channels_Login.B2:.B156]=&quot;L0&quot;)*([Channels_Login.I2:.I156]=&quot;FAIL&quot;))" office:value-type="float" office:value="2">
            <text:p>2</text:p>
          </table:table-cell>
          <table:table-cell table:style-name="ce330"/>
          <table:table-cell table:style-name="ce297"/>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166">
          <table:table-cell/>
          <table:table-cell table:style-name="ce297" table:number-columns-repeated="2"/>
          <table:table-cell table:style-name="ce297" office:value-type="string">
            <text:p>L1</text:p>
          </table:table-cell>
          <table:table-cell table:style-name="ce317" table:formula="of:=COUNTIF([Channels_Login.B2:.B156];&quot;L1&quot;)" office:value-type="float" office:value="18">
            <text:p>18</text:p>
          </table:table-cell>
          <table:table-cell table:style-name="ce326" table:formula="of:=SUMPRODUCT(([Channels_Login.B2:.B156]=&quot;L1&quot;)*([Channels_Login.I2:.I156]=&quot;PASS&quot;))" office:value-type="float" office:value="18">
            <text:p>18</text:p>
          </table:table-cell>
          <table:table-cell table:style-name="ce326" table:formula="of:=SUMPRODUCT(([Channels_Login.B2:.B156]=&quot;L1&quot;)*([Channels_Login.I2:.I156]=&quot;FAIL&quot;))" office:value-type="float" office:value="0">
            <text:p>0</text:p>
          </table:table-cell>
          <table:table-cell table:style-name="ce330"/>
          <table:table-cell table:style-name="ce297"/>
          <table:table-cell table:number-columns-repeated="3"/>
          <table:table-cell table:style-name="Default"/>
          <table:table-cell table:number-columns-repeated="1011"/>
        </table:table-row>
        <table:table-row table:style-name="ro166">
          <table:table-cell/>
          <table:table-cell table:style-name="ce297" table:number-columns-repeated="2"/>
          <table:table-cell table:style-name="ce297" office:value-type="string">
            <text:p>L2</text:p>
          </table:table-cell>
          <table:table-cell table:style-name="ce319" table:formula="of:=COUNTIF([Channels_Login.B2:.B156];&quot;L2&quot;)" office:value-type="float" office:value="8">
            <text:p>8</text:p>
          </table:table-cell>
          <table:table-cell table:style-name="ce326" table:formula="of:=SUMPRODUCT(([Channels_Login.B2:.B156]=&quot;L2&quot;)*([Channels_Login.I2:.I156]=&quot;PASS&quot;))" office:value-type="float" office:value="8">
            <text:p>8</text:p>
          </table:table-cell>
          <table:table-cell table:style-name="ce326" table:formula="of:=SUMPRODUCT(([Channels_Login.B2:.B156]=&quot;L2&quot;)*([Channels_Login.I2:.I156]=&quot;FAIL&quot;))" office:value-type="float" office:value="0">
            <text:p>0</text:p>
          </table:table-cell>
          <table:table-cell table:style-name="ce330"/>
          <table:table-cell table:style-name="ce297"/>
          <table:table-cell table:number-columns-repeated="1015"/>
        </table:table-row>
        <table:table-row table:style-name="ro166">
          <table:table-cell/>
          <table:table-cell table:style-name="ce297" table:number-columns-repeated="2"/>
          <table:table-cell table:style-name="ce297" office:value-type="string">
            <text:p>L3</text:p>
          </table:table-cell>
          <table:table-cell table:style-name="ce317" table:formula="of:=COUNTIF([Channels_Login.B2:.B156];&quot;L3&quot;)" office:value-type="float" office:value="6">
            <text:p>6</text:p>
          </table:table-cell>
          <table:table-cell table:style-name="ce326" table:formula="of:=SUMPRODUCT(([Channels_Login.B2:.B156]=&quot;L3&quot;)*([Channels_Login.I2:.I156]=&quot;PASS&quot;))" office:value-type="float" office:value="6">
            <text:p>6</text:p>
          </table:table-cell>
          <table:table-cell table:style-name="ce326" table:formula="of:=SUMPRODUCT(([Channels_Login.B2:.B156]=&quot;L3&quot;)*([Channels_Login.I2:.I156]=&quot;FAIL&quot;))" office:value-type="float" office:value="0">
            <text:p>0</text:p>
          </table:table-cell>
          <table:table-cell table:style-name="ce330"/>
          <table:table-cell table:style-name="ce297"/>
          <table:table-cell table:number-columns-repeated="2"/>
          <table:table-cell office:value-type="string">
            <text:p>Defect</text:p>
          </table:table-cell>
          <table:table-cell table:style-name="ce332"/>
          <table:table-cell table:number-columns-repeated="1011"/>
        </table:table-row>
        <table:table-row table:style-name="ro166">
          <table:table-cell/>
          <table:table-cell table:style-name="ce298"/>
          <table:table-cell table:style-name="ce298" office:value-type="string">
            <text:p>Home Page</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ce331" office:value-type="string">
            <text:p>Closed</text:p>
          </table:table-cell>
          <table:table-cell table:style-name="ce315"/>
          <table:table-cell table:number-columns-repeated="1011"/>
        </table:table-row>
        <table:table-row table:style-name="ro166">
          <table:table-cell/>
          <table:table-cell table:style-name="ce297" table:number-columns-repeated="2"/>
          <table:table-cell table:style-name="ce297" office:value-type="string">
            <text:p>L0</text:p>
          </table:table-cell>
          <table:table-cell table:style-name="ce317" table:formula="of:=COUNTIF([Home_Page.B2:.B156];&quot;L0&quot;)" office:value-type="float" office:value="2">
            <text:p>2</text:p>
          </table:table-cell>
          <table:table-cell table:style-name="ce326" table:formula="of:=SUMPRODUCT(([Home_Page.B2:.B156]=&quot;L0&quot;)*([Home_Page.I2:.I156]=&quot;PASS&quot;))" office:value-type="float" office:value="2">
            <text:p>2</text:p>
          </table:table-cell>
          <table:table-cell table:style-name="ce326" table:formula="of:=SUMPRODUCT(([Home_Page.B2:.B156]=&quot;L0&quot;)*([Home_Page.I2:.I156]=&quot;FAIL&quot;))" office:value-type="float" office:value="0">
            <text:p>0</text:p>
          </table:table-cell>
          <table:table-cell table:style-name="ce330"/>
          <table:table-cell table:style-name="ce297"/>
          <table:table-cell table:number-columns-repeated="2"/>
          <table:table-cell office:value-type="string">
            <text:p>Query</text:p>
          </table:table-cell>
          <table:table-cell table:style-name="ce333"/>
          <table:table-cell table:number-columns-repeated="1011"/>
        </table:table-row>
        <table:table-row table:style-name="ro166">
          <table:table-cell/>
          <table:table-cell table:style-name="ce297" table:number-columns-repeated="2"/>
          <table:table-cell table:style-name="ce297" office:value-type="string">
            <text:p>L1</text:p>
          </table:table-cell>
          <table:table-cell table:style-name="ce317" table:formula="of:=COUNTIF([Home_Page.B2:.B156];&quot;L1&quot;)" office:value-type="float" office:value="7">
            <text:p>7</text:p>
          </table:table-cell>
          <table:table-cell table:style-name="ce326" table:formula="of:=SUMPRODUCT(([Home_Page.B2:.B156]=&quot;L1&quot;)*([Home_Page.I2:.I156]=&quot;PASS&quot;))" office:value-type="float" office:value="7">
            <text:p>7</text:p>
          </table:table-cell>
          <table:table-cell table:style-name="ce326" table:formula="of:=SUMPRODUCT(([Home_Page.B2:.B156]=&quot;L1&quot;)*([Home_Page.I2:.I156]=&quot;FAIL&quot;))" office:value-type="float" office:value="0">
            <text:p>0</text:p>
          </table:table-cell>
          <table:table-cell table:style-name="ce330"/>
          <table:table-cell table:style-name="ce297"/>
          <table:table-cell table:number-columns-repeated="2"/>
          <table:table-cell table:style-name="ce331" office:value-type="string">
            <text:p>Blocked</text:p>
          </table:table-cell>
          <table:table-cell table:style-name="ce391"/>
          <table:table-cell table:style-name="ce26" table:number-columns-repeated="4"/>
          <table:table-cell table:number-columns-repeated="1007"/>
        </table:table-row>
        <table:table-row table:style-name="ro166">
          <table:table-cell/>
          <table:table-cell table:style-name="ce297" table:number-columns-repeated="2"/>
          <table:table-cell table:style-name="ce297" office:value-type="string">
            <text:p>L2</text:p>
          </table:table-cell>
          <table:table-cell table:style-name="ce317" table:formula="of:=COUNTIF([Home_Page.B2:.B156];&quot;L2&quot;)" office:value-type="float" office:value="0">
            <text:p>0</text:p>
          </table:table-cell>
          <table:table-cell table:style-name="ce326" table:formula="of:=SUMPRODUCT(([Home_Page.B2:.B156]=&quot;L2&quot;)*([Home_Page.I2:.I156]=&quot;PASS&quot;))" office:value-type="float" office:value="0">
            <text:p>0</text:p>
          </table:table-cell>
          <table:table-cell table:style-name="ce326" table:formula="of:=SUMPRODUCT(([Home_Page.B2:.B156]=&quot;L2&quot;)*([Home_Page.I2:.I156]=&quot;FAIL&quot;))" office:value-type="float" office:value="0">
            <text:p>0</text:p>
          </table:table-cell>
          <table:table-cell table:style-name="ce330"/>
          <table:table-cell table:style-name="ce297"/>
          <table:table-cell table:number-columns-repeated="2"/>
          <table:table-cell table:style-name="ce331"/>
          <table:table-cell table:style-name="ce318"/>
          <table:table-cell table:style-name="ce26" table:number-columns-repeated="4"/>
          <table:table-cell/>
          <table:table-cell table:style-name="ce402" office:value-type="string">
            <text:p>Internet Explorer</text:p>
          </table:table-cell>
          <table:table-cell/>
          <table:table-cell table:style-name="ce402" office:value-type="string">
            <text:p>Mozilla Firefox</text:p>
          </table:table-cell>
          <table:table-cell/>
          <table:table-cell table:style-name="ce402" office:value-type="string">
            <text:p>Google Chrome</text:p>
          </table:table-cell>
          <table:table-cell table:number-columns-repeated="1001"/>
        </table:table-row>
        <table:table-row table:style-name="ro166">
          <table:table-cell/>
          <table:table-cell table:style-name="ce297" table:number-columns-repeated="2"/>
          <table:table-cell table:style-name="ce297" office:value-type="string">
            <text:p>L3</text:p>
          </table:table-cell>
          <table:table-cell table:style-name="ce317" table:formula="of:=COUNTIF([Home_Page.B2:.B156];&quot;L3&quot;)" office:value-type="float" office:value="1">
            <text:p>1</text:p>
          </table:table-cell>
          <table:table-cell table:style-name="ce326" table:formula="of:=SUMPRODUCT(([Home_Page.B2:.B156]=&quot;L3&quot;)*([Home_Page.I2:.I156]=&quot;PASS&quot;))" office:value-type="float" office:value="1">
            <text:p>1</text:p>
          </table:table-cell>
          <table:table-cell table:style-name="ce326" table:formula="of:=SUMPRODUCT(([Home_Page.B2:.B156]=&quot;L2&quot;)*([Home_Page.I2:.I156]=&quot;FAIL&quot;))" office:value-type="float" office:value="0">
            <text:p>0</text:p>
          </table:table-cell>
          <table:table-cell table:style-name="ce330"/>
          <table:table-cell table:style-name="ce297"/>
          <table:table-cell table:number-columns-repeated="2"/>
          <table:table-cell table:style-name="Default"/>
          <table:table-cell table:style-name="ce392" office:value-type="string">
            <text:p>Category</text:p>
          </table:table-cell>
          <table:table-cell table:style-name="ce314" office:value-type="string">
            <text:p>Total Test Cases</text:p>
          </table:table-cell>
          <table:table-cell table:style-name="ce314" office:value-type="string">
            <text:p>Pass</text:p>
          </table:table-cell>
          <table:table-cell table:style-name="ce314" office:value-type="string">
            <text:p>Fail</text:p>
          </table:table-cell>
          <table:table-cell table:style-name="ce397" office:value-type="string">
            <text:p>Can be Automated?</text:p>
          </table:table-cell>
          <table:table-cell table:style-name="ce398" office:value-type="string">
            <text:p>Automated</text:p>
          </table:table-cell>
          <table:table-cell table:style-name="ce403" office:value-type="string">
            <text:p>Pass</text:p>
          </table:table-cell>
          <table:table-cell table:style-name="ce403" office:value-type="string">
            <text:p>Fail</text:p>
          </table:table-cell>
          <table:table-cell table:style-name="ce403" office:value-type="string">
            <text:p>Pass</text:p>
          </table:table-cell>
          <table:table-cell table:style-name="ce403" office:value-type="string">
            <text:p>Fail</text:p>
          </table:table-cell>
          <table:table-cell table:style-name="ce403" office:value-type="string">
            <text:p>Pass</text:p>
          </table:table-cell>
          <table:table-cell table:style-name="ce403" office:value-type="string">
            <text:p>Fail</text:p>
          </table:table-cell>
          <table:table-cell table:number-columns-repeated="1000"/>
        </table:table-row>
        <table:table-row table:style-name="ro166">
          <table:table-cell/>
          <table:table-cell table:style-name="ce298"/>
          <table:table-cell table:style-name="ce298" office:value-type="string">
            <text:p>Channels Headers</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392"/>
          <table:table-cell table:style-name="ce314" table:number-columns-repeated="3"/>
          <table:table-cell table:style-name="ce397"/>
          <table:table-cell table:style-name="ce398"/>
          <table:table-cell table:style-name="ce403" table:number-columns-repeated="6"/>
          <table:table-cell table:number-columns-repeated="1000"/>
        </table:table-row>
        <table:table-row table:style-name="ro166">
          <table:table-cell/>
          <table:table-cell table:style-name="ce297" table:number-columns-repeated="2"/>
          <table:table-cell table:style-name="ce297" office:value-type="string">
            <text:p>L0</text:p>
          </table:table-cell>
          <table:table-cell table:style-name="ce317" table:formula="of:=COUNTIF([Channels_Headers.B2:.B156];&quot;L0&quot;)" office:value-type="float" office:value="1">
            <text:p>1</text:p>
          </table:table-cell>
          <table:table-cell table:style-name="ce326" table:formula="of:=SUMPRODUCT(([Channels_Headers.B2:.B156]=&quot;L0&quot;)*([Channels_Headers.I2:.I156]=&quot;PASS&quot;))" office:value-type="float" office:value="1">
            <text:p>1</text:p>
          </table:table-cell>
          <table:table-cell table:style-name="ce326" table:formula="of:=SUMPRODUCT(([Channels_Headers.B2:.B156]=&quot;L0&quot;)*([Channels_Headers.I2:.I156]=&quot;FAIL&quot;))" office:value-type="float" office:value="0">
            <text:p>0</text:p>
          </table:table-cell>
          <table:table-cell table:style-name="ce330"/>
          <table:table-cell table:style-name="ce297"/>
          <table:table-cell table:number-columns-repeated="2"/>
          <table:table-cell table:style-name="Default"/>
          <table:table-cell table:style-name="ce392"/>
          <table:table-cell table:style-name="ce314" table:number-columns-repeated="3"/>
          <table:table-cell table:style-name="ce397"/>
          <table:table-cell table:style-name="ce398"/>
          <table:table-cell table:style-name="ce403" table:number-columns-repeated="6"/>
          <table:table-cell table:number-columns-repeated="1000"/>
        </table:table-row>
        <table:table-row table:style-name="ro166">
          <table:table-cell/>
          <table:table-cell table:style-name="ce297" table:number-columns-repeated="2"/>
          <table:table-cell table:style-name="ce297" office:value-type="string">
            <text:p>L1</text:p>
          </table:table-cell>
          <table:table-cell table:style-name="ce317" table:formula="of:=COUNTIF([Channels_Headers.B2:.B156];&quot;L1&quot;)" office:value-type="float" office:value="8">
            <text:p>8</text:p>
          </table:table-cell>
          <table:table-cell table:style-name="ce326" table:formula="of:=SUMPRODUCT(([Channels_Headers.B2:.B156]=&quot;L1&quot;)*([Channels_Headers.I2:.I156]=&quot;PASS&quot;))" office:value-type="float" office:value="8">
            <text:p>8</text:p>
          </table:table-cell>
          <table:table-cell table:style-name="ce326" table:formula="of:=SUMPRODUCT(([Channels_Admin.B2:.B156]=&quot;L1&quot;)*([Channels_Admin.I2:.I156]=&quot;FAIL&quot;))" office:value-type="float" office:value="0">
            <text:p>0</text:p>
          </table:table-cell>
          <table:table-cell table:style-name="ce330"/>
          <table:table-cell table:style-name="ce297"/>
          <table:table-cell table:number-columns-repeated="2"/>
          <table:table-cell table:style-name="Default"/>
          <table:table-cell table:style-name="ce392"/>
          <table:table-cell table:style-name="ce314" table:number-columns-repeated="3"/>
          <table:table-cell table:style-name="ce397"/>
          <table:table-cell table:style-name="ce398"/>
          <table:table-cell table:style-name="ce403" table:number-columns-repeated="6"/>
          <table:table-cell table:number-columns-repeated="1000"/>
        </table:table-row>
        <table:table-row table:style-name="ro166">
          <table:table-cell/>
          <table:table-cell table:style-name="ce297" table:number-columns-repeated="2"/>
          <table:table-cell table:style-name="ce297" office:value-type="string">
            <text:p>L2</text:p>
          </table:table-cell>
          <table:table-cell table:style-name="ce317" table:formula="of:=COUNTIF([Channels_Headers.B2:.B156];&quot;L2&quot;)" office:value-type="float" office:value="2">
            <text:p>2</text:p>
          </table:table-cell>
          <table:table-cell table:style-name="ce326" table:formula="of:=SUMPRODUCT(([Channels_Headers.B2:.B156]=&quot;L2&quot;)*([Channels_Headers.I2:.I156]=&quot;PASS&quot;))" office:value-type="float" office:value="1">
            <text:p>1</text:p>
          </table:table-cell>
          <table:table-cell table:style-name="ce326" table:formula="of:=SUMPRODUCT(([Channels_Headers.B2:.B156]=&quot;L2&quot;)*([Channels_Headers.I2:.I156]=&quot;FAIL&quot;))" office:value-type="float" office:value="1">
            <text:p>1</text:p>
          </table:table-cell>
          <table:table-cell table:style-name="ce330"/>
          <table:table-cell table:style-name="ce297"/>
          <table:table-cell table:number-columns-repeated="2"/>
          <table:table-cell table:style-name="Default"/>
          <table:table-cell table:style-name="ce392"/>
          <table:table-cell table:style-name="ce314" table:number-columns-repeated="3"/>
          <table:table-cell table:style-name="ce397"/>
          <table:table-cell table:style-name="ce398"/>
          <table:table-cell table:style-name="ce403" table:number-columns-repeated="6"/>
          <table:table-cell table:number-columns-repeated="1000"/>
        </table:table-row>
        <table:table-row table:style-name="ro166">
          <table:table-cell/>
          <table:table-cell table:style-name="ce297" table:number-columns-repeated="2"/>
          <table:table-cell table:style-name="ce297" office:value-type="string">
            <text:p>L3</text:p>
          </table:table-cell>
          <table:table-cell table:style-name="ce317" table:formula="of:=COUNTIF([Channels_Headers.B2:.B156];&quot;L3&quot;)" office:value-type="float" office:value="1">
            <text:p>1</text:p>
          </table:table-cell>
          <table:table-cell table:style-name="ce326" table:formula="of:=SUMPRODUCT(([Channels_Headers.B2:.B156]=&quot;L3&quot;)*([Channels_Headers.I2:.I156]=&quot;PASS&quot;))" office:value-type="float" office:value="1">
            <text:p>1</text:p>
          </table:table-cell>
          <table:table-cell table:style-name="ce326" table:formula="of:=SUMPRODUCT(([Channels_Headers.B2:.B156]=&quot;L3&quot;)*([Channels_Headers.I2:.I156]=&quot;FAIL&quot;))" office:value-type="float" office:value="0">
            <text:p>0</text:p>
          </table:table-cell>
          <table:table-cell table:style-name="ce330"/>
          <table:table-cell table:style-name="ce297"/>
          <table:table-cell table:number-columns-repeated="2"/>
          <table:table-cell table:style-name="Default"/>
          <table:table-cell table:style-name="ce392"/>
          <table:table-cell table:style-name="ce314" table:number-columns-repeated="3"/>
          <table:table-cell table:style-name="ce397"/>
          <table:table-cell table:style-name="ce398"/>
          <table:table-cell table:style-name="ce403" table:number-columns-repeated="6"/>
          <table:table-cell table:number-columns-repeated="1000"/>
        </table:table-row>
        <table:table-row table:style-name="ro167">
          <table:table-cell/>
          <table:table-cell table:style-name="ce298"/>
          <table:table-cell table:style-name="ce298" office:value-type="string">
            <text:p>About Me Home Page</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97" office:value-type="string">
            <text:p>Channels Login Page</text:p>
          </table:table-cell>
          <table:table-cell table:style-name="ce317" table:formula="of:=COUNTA([Channels_Login.A1:.A51])" office:value-type="float" office:value="39">
            <text:p>39</text:p>
          </table:table-cell>
          <table:table-cell table:style-name="ce317" table:formula="of:=COUNTIF([Channels_Login.I2:.I156];&quot;PASS&quot;)" office:value-type="float" office:value="36">
            <text:p>36</text:p>
          </table:table-cell>
          <table:table-cell table:style-name="ce317" table:formula="of:=COUNTIF([Channels_Login.I2:.I156];&quot;FAIL&quot;)" office:value-type="float" office:value="2">
            <text:p>2</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About_Me_Home_Page.B2:.B156];&quot;L0&quot;)" office:value-type="float" office:value="2">
            <text:p>2</text:p>
          </table:table-cell>
          <table:table-cell table:style-name="ce326" table:formula="of:=SUMPRODUCT(([About_Me_Home_Page.B2:.B156]=&quot;L0&quot;)*([About_Me_Home_Page.I2:.I156]=&quot;PASS&quot;))" office:value-type="float" office:value="2">
            <text:p>2</text:p>
          </table:table-cell>
          <table:table-cell table:style-name="ce326" table:formula="of:=SUMPRODUCT(([About_Me_Home_Page.B2:.B156]=&quot;L0&quot;)*([About_Me_Home_Page.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Home Page</text:p>
          </table:table-cell>
          <table:table-cell table:style-name="ce317" table:formula="of:=COUNTA([Home_Page.A2:.A52])" office:value-type="float" office:value="10">
            <text:p>10</text:p>
          </table:table-cell>
          <table:table-cell table:style-name="ce317" table:formula="of:=COUNTIF([Home_Page.I2:.I156];&quot;PASS&quot;)" office:value-type="float" office:value="10">
            <text:p>10</text:p>
          </table:table-cell>
          <table:table-cell table:style-name="ce317" table:formula="of:=COUNTIF([Home_Page.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About_Me_Home_Page.B2:.B156];&quot;L1&quot;)" office:value-type="float" office:value="26">
            <text:p>26</text:p>
          </table:table-cell>
          <table:table-cell table:style-name="ce326" table:formula="of:=SUMPRODUCT(([About_Me_Home_Page.B2:.B156]=&quot;L1&quot;)*([About_Me_Home_Page.I2:.I156]=&quot;PASS&quot;))" office:value-type="float" office:value="23">
            <text:p>23</text:p>
          </table:table-cell>
          <table:table-cell table:style-name="ce326" table:formula="of:=SUMPRODUCT(([About_Me_Home_Page.B2:.B156]=&quot;L1&quot;)*([About_Me_Home_Page.I2:.I156]=&quot;FAIL&quot;))" office:value-type="float" office:value="3">
            <text:p>3</text:p>
          </table:table-cell>
          <table:table-cell table:style-name="ce330"/>
          <table:table-cell table:style-name="ce297"/>
          <table:table-cell table:number-columns-repeated="2"/>
          <table:table-cell table:style-name="Default"/>
          <table:table-cell table:style-name="ce297" office:value-type="string">
            <text:p>Channels Header</text:p>
          </table:table-cell>
          <table:table-cell table:style-name="ce317" table:formula="of:=COUNTA([Channels_Headers.A2:.A52])" office:value-type="float" office:value="12">
            <text:p>12</text:p>
          </table:table-cell>
          <table:table-cell table:style-name="ce317" table:formula="of:=COUNTIF([Channels_Headers.I2:.I156];&quot;PASS&quot;)" office:value-type="float" office:value="11">
            <text:p>11</text:p>
          </table:table-cell>
          <table:table-cell table:style-name="ce317" table:formula="of:=COUNTIF([Channels_Headers.I2:.I156];&quot;FAIL&quot;)" office:value-type="float" office:value="1">
            <text:p>1</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About_Me_Home_Page.B2:.B156];&quot;L2&quot;)" office:value-type="float" office:value="10">
            <text:p>10</text:p>
          </table:table-cell>
          <table:table-cell table:style-name="ce326" table:formula="of:=SUMPRODUCT(([About_Me_Home_Page.B2:.B156]=&quot;L2&quot;)*([About_Me_Home_Page.I2:.I156]=&quot;PASS&quot;))" office:value-type="float" office:value="9">
            <text:p>9</text:p>
          </table:table-cell>
          <table:table-cell table:style-name="ce326" table:formula="of:=SUMPRODUCT(([About_Me_Home_Page.B2:.B156]=&quot;L2&quot;)*([About_Me_Home_Page.I2:.I156]=&quot;FAIL&quot;))" office:value-type="float" office:value="1">
            <text:p>1</text:p>
          </table:table-cell>
          <table:table-cell table:style-name="ce330"/>
          <table:table-cell table:style-name="ce297"/>
          <table:table-cell table:number-columns-repeated="2"/>
          <table:table-cell table:style-name="Default"/>
          <table:table-cell table:style-name="ce297" office:value-type="string">
            <text:p>About Me Home Page</text:p>
          </table:table-cell>
          <table:table-cell table:style-name="ce317" table:formula="of:=COUNTA([About_Me_Home_Page.A2:.A52])" office:value-type="float" office:value="39">
            <text:p>39</text:p>
          </table:table-cell>
          <table:table-cell table:style-name="ce317" table:formula="of:=COUNTIF([About_Me_Home_Page.I2:.I156];&quot;PASS&quot;)" office:value-type="float" office:value="35">
            <text:p>35</text:p>
          </table:table-cell>
          <table:table-cell table:style-name="ce317" table:formula="of:=COUNTIF([About_Me_Home_Page.I2:.I156];&quot;FAIL&quot;)" office:value-type="float" office:value="4">
            <text:p>4</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About_Me_Home_Page.B2:.B156];&quot;L3&quot;)" office:value-type="float" office:value="1">
            <text:p>1</text:p>
          </table:table-cell>
          <table:table-cell table:style-name="ce326" table:formula="of:=SUMPRODUCT(([About_Me_Home_Page.B2:.B156]=&quot;L3&quot;)*([About_Me_Home_Page.I2:.I156]=&quot;PASS&quot;))" office:value-type="float" office:value="1">
            <text:p>1</text:p>
          </table:table-cell>
          <table:table-cell table:style-name="ce326" table:formula="of:=SUMPRODUCT(([About_Me_Home_Page.B2:.B156]=&quot;L0&quot;)*([About_Me_Home_Page.I2:.I156]=&quot;FAIL&quot;))" office:value-type="float" office:value="0">
            <text:p>0</text:p>
          </table:table-cell>
          <table:table-cell table:style-name="ce330"/>
          <table:table-cell table:style-name="ce297"/>
          <table:table-cell table:number-columns-repeated="2"/>
          <table:table-cell table:style-name="Default"/>
          <table:table-cell table:style-name="ce24" office:value-type="string">
            <text:p>Social Panel</text:p>
          </table:table-cell>
          <table:table-cell table:style-name="ce317" table:formula="of:=COUNTA([Social_Panel.A2:.A77])" office:value-type="float" office:value="50">
            <text:p>50</text:p>
          </table:table-cell>
          <table:table-cell table:style-name="ce328" table:formula="of:=COUNTIF([Social_Panel.I2:.I156];&quot;PASS&quot;)" office:value-type="float" office:value="46">
            <text:p>46</text:p>
          </table:table-cell>
          <table:table-cell table:style-name="ce328" table:formula="of:=COUNTIF([Social_Panel.I2:.I156];&quot;FAIL&quot;)" office:value-type="float" office:value="4">
            <text:p>4</text:p>
          </table:table-cell>
          <table:table-cell table:style-name="ce317"/>
          <table:table-cell table:style-name="ce399"/>
          <table:table-cell table:number-columns-repeated="1006"/>
        </table:table-row>
        <table:table-row table:style-name="ro166">
          <table:table-cell/>
          <table:table-cell table:style-name="ce298"/>
          <table:table-cell table:style-name="ce298" office:value-type="string">
            <text:p>Social Panel</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4" office:value-type="string">
            <text:p>Communities</text:p>
          </table:table-cell>
          <table:table-cell table:style-name="ce317" table:formula="of:=COUNTA([Collaboration_Panel.A2:.A100])" office:value-type="float" office:value="31">
            <text:p>31</text:p>
          </table:table-cell>
          <table:table-cell table:style-name="ce317" table:formula="of:=COUNTIF([Collaboration_Panel.I2:.I156];&quot;PASS&quot;)" office:value-type="float" office:value="28">
            <text:p>28</text:p>
          </table:table-cell>
          <table:table-cell table:style-name="ce317" table:formula="of:=COUNTIF([Collaboration_Panel.I2:.I156];&quot;FAIL&quot;)" office:value-type="float" office:value="2">
            <text:p>2</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Social_Panel.B2:.B156];&quot;L0&quot;)" office:value-type="float" office:value="5">
            <text:p>5</text:p>
          </table:table-cell>
          <table:table-cell table:style-name="ce326" table:formula="of:=SUMPRODUCT(([Social_Panel.B2:.B156]=&quot;L0&quot;)*([Social_Panel.I2:.I156]=&quot;PASS&quot;))" office:value-type="float" office:value="5">
            <text:p>5</text:p>
          </table:table-cell>
          <table:table-cell table:style-name="ce326" table:formula="of:=SUMPRODUCT(([Social_Panel.B2:.B156]=&quot;L0&quot;)*([Social_Panel.I2:.I156]=&quot;FAIL&quot;))" office:value-type="float" office:value="0">
            <text:p>0</text:p>
          </table:table-cell>
          <table:table-cell table:style-name="ce330"/>
          <table:table-cell table:style-name="ce297"/>
          <table:table-cell table:number-columns-repeated="2"/>
          <table:table-cell table:style-name="Default"/>
          <table:table-cell table:style-name="ce24" office:value-type="string">
            <text:p>Channels Admin</text:p>
          </table:table-cell>
          <table:table-cell table:style-name="ce317" table:formula="of:=COUNTA([Channels_Admin.A1:.A559])" office:value-type="float" office:value="37">
            <text:p>37</text:p>
          </table:table-cell>
          <table:table-cell table:style-name="ce317" table:formula="of:=COUNTIF([Channels_Admin.I2:.I156];&quot;PASS&quot;)" office:value-type="float" office:value="27">
            <text:p>27</text:p>
          </table:table-cell>
          <table:table-cell table:style-name="ce317" table:formula="of:=COUNTIF([Channels_Admin.I2:.I156];&quot;FAIL&quot;)" office:value-type="float" office:value="9">
            <text:p>9</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Social_Panel.B2:.B156];&quot;L1&quot;)" office:value-type="float" office:value="31">
            <text:p>31</text:p>
          </table:table-cell>
          <table:table-cell table:style-name="ce326" table:formula="of:=SUMPRODUCT(([Social_Panel.B2:.B156]=&quot;L1&quot;)*([Social_Panel.I2:.I156]=&quot;PASS&quot;))" office:value-type="float" office:value="28">
            <text:p>28</text:p>
          </table:table-cell>
          <table:table-cell table:style-name="ce326" table:formula="of:=SUMPRODUCT(([Social_Panel.B2:.B156]=&quot;L1&quot;)*([Social_Panel.I2:.I156]=&quot;FAIL&quot;))" office:value-type="float" office:value="3">
            <text:p>3</text:p>
          </table:table-cell>
          <table:table-cell table:style-name="ce330"/>
          <table:table-cell table:style-name="ce297"/>
          <table:table-cell table:number-columns-repeated="2"/>
          <table:table-cell table:style-name="Default"/>
          <table:table-cell table:style-name="ce24" office:value-type="string">
            <text:p>Domain Plans</text:p>
          </table:table-cell>
          <table:table-cell table:style-name="ce317" table:formula="of:=COUNTA([Domain_Plans.A1:.A559])" office:value-type="float" office:value="34">
            <text:p>34</text:p>
          </table:table-cell>
          <table:table-cell table:style-name="ce317" table:formula="of:=COUNTIF([Domain_Plans.I2:.I156];&quot;PASS&quot;)" office:value-type="float" office:value="32">
            <text:p>32</text:p>
          </table:table-cell>
          <table:table-cell table:style-name="ce317" table:formula="of:=COUNTIF([Domain_Plans.I2:.I156];&quot;FAIL&quot;)" office:value-type="float" office:value="1">
            <text:p>1</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Social_Panel.B2:.B156];&quot;L2&quot;)" office:value-type="float" office:value="13">
            <text:p>13</text:p>
          </table:table-cell>
          <table:table-cell table:style-name="ce326" table:formula="of:=SUMPRODUCT(([Social_Panel.B2:.B156]=&quot;L2&quot;)*([Social_Panel.I2:.I156]=&quot;PASS&quot;))" office:value-type="float" office:value="12">
            <text:p>12</text:p>
          </table:table-cell>
          <table:table-cell table:style-name="ce326" table:formula="of:=SUMPRODUCT(([Social_Panel.B2:.B156]=&quot;L2&quot;)*([Social_Panel.I2:.I156]=&quot;FAIL&quot;))" office:value-type="float" office:value="1">
            <text:p>1</text:p>
          </table:table-cell>
          <table:table-cell table:style-name="ce330"/>
          <table:table-cell table:style-name="ce297"/>
          <table:table-cell table:number-columns-repeated="2"/>
          <table:table-cell table:style-name="Default"/>
          <table:table-cell table:style-name="ce24" office:value-type="string">
            <text:p>Social Panel Domain Plan</text:p>
          </table:table-cell>
          <table:table-cell table:style-name="ce317" table:formula="of:=COUNTA([Social_Panel_Domain_Plan.A1:.A559])" office:value-type="float" office:value="20">
            <text:p>20</text:p>
          </table:table-cell>
          <table:table-cell table:style-name="ce317" table:formula="of:=COUNTIF([Social_Panel_Domain_Plan.I2:.I156];&quot;PASS&quot;)" office:value-type="float" office:value="19">
            <text:p>19</text:p>
          </table:table-cell>
          <table:table-cell table:style-name="ce317" table:formula="of:=COUNTIF([Social_Panel_Domain_Plan.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Social_Panel.B2:.B156];&quot;L3&quot;)" office:value-type="float" office:value="1">
            <text:p>1</text:p>
          </table:table-cell>
          <table:table-cell table:style-name="ce326" table:formula="of:=SUMPRODUCT(([Social_Panel.B2:.B156]=&quot;L3&quot;)*([Social_Panel.I2:.I156]=&quot;PASS&quot;))" office:value-type="float" office:value="1">
            <text:p>1</text:p>
          </table:table-cell>
          <table:table-cell table:style-name="ce326" table:formula="of:=SUMPRODUCT(([Social_Panel.B2:.B156]=&quot;L3&quot;)*([Social_Panel.I2:.I156]=&quot;FAIL&quot;))" office:value-type="float" office:value="0">
            <text:p>0</text:p>
          </table:table-cell>
          <table:table-cell table:style-name="ce330"/>
          <table:table-cell table:style-name="ce297"/>
          <table:table-cell table:number-columns-repeated="2"/>
          <table:table-cell table:style-name="Default"/>
          <table:table-cell table:style-name="ce24" office:value-type="string">
            <text:p>Display Control</text:p>
          </table:table-cell>
          <table:table-cell table:style-name="ce317" table:formula="of:=COUNTA([Display_Control.A2:.A52])" office:value-type="float" office:value="16">
            <text:p>16</text:p>
          </table:table-cell>
          <table:table-cell table:style-name="ce317" table:formula="of:=COUNTIF([Display_Control.I2:.I156];&quot;PASS&quot;)" office:value-type="float" office:value="15">
            <text:p>15</text:p>
          </table:table-cell>
          <table:table-cell table:style-name="ce317" table:formula="of:=COUNTIF([Display_Control.I2:.I156];&quot;FAIL&quot;)" office:value-type="float" office:value="1">
            <text:p>1</text:p>
          </table:table-cell>
          <table:table-cell table:style-name="ce317"/>
          <table:table-cell table:style-name="ce399"/>
          <table:table-cell table:number-columns-repeated="1006"/>
        </table:table-row>
        <table:table-row table:style-name="ro166">
          <table:table-cell/>
          <table:table-cell table:style-name="ce298"/>
          <table:table-cell table:style-name="ce298" office:value-type="string">
            <text:p>Communities</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97" office:value-type="string">
            <text:p>Collaboration Panel</text:p>
          </table:table-cell>
          <table:table-cell table:style-name="ce317" table:formula="of:=COUNTA([Collaboration_Panel.A2:.A115])" office:value-type="float" office:value="31">
            <text:p>31</text:p>
          </table:table-cell>
          <table:table-cell table:style-name="ce328" table:formula="of:=COUNTIF([Collaboration_Panel.I2:.I156];&quot;PASS&quot;)" office:value-type="float" office:value="28">
            <text:p>28</text:p>
          </table:table-cell>
          <table:table-cell table:style-name="ce328" table:formula="of:=COUNTIF([Collaboration_Panel.I2:.I156];&quot;FAIL&quot;)" office:value-type="float" office:value="2">
            <text:p>2</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Communities.B2:.B156];&quot;L0&quot;)" office:value-type="float" office:value="2">
            <text:p>2</text:p>
          </table:table-cell>
          <table:table-cell table:style-name="ce326" table:formula="of:=SUMPRODUCT(([Communities.B2:.B156]=&quot;L0&quot;)*([Communities.I2:.I156]=&quot;PASS&quot;))" office:value-type="float" office:value="2">
            <text:p>2</text:p>
          </table:table-cell>
          <table:table-cell table:style-name="ce326" table:formula="of:=SUMPRODUCT(([Communities.B2:.B156]=&quot;L0&quot;)*([Communities.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Collaboration Requirements</text:p>
          </table:table-cell>
          <table:table-cell table:style-name="ce317" table:formula="of:=COUNTA([Surveys_Questionnaires.A2:.A505])" office:value-type="float" office:value="63">
            <text:p>63</text:p>
          </table:table-cell>
          <table:table-cell table:style-name="ce317" table:formula="of:=COUNTIF([Surveys_Questionnaires.I2:.I156];&quot;PASS&quot;)" office:value-type="float" office:value="59">
            <text:p>59</text:p>
          </table:table-cell>
          <table:table-cell table:style-name="ce317" table:formula="of:=COUNTIF([Surveys_Questionnaires.I2:.I156];&quot;FAIL&quot;)" office:value-type="float" office:value="4">
            <text:p>4</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Communities.B2:.B156];&quot;L1&quot;)" office:value-type="float" office:value="55">
            <text:p>55</text:p>
          </table:table-cell>
          <table:table-cell table:style-name="ce326" table:formula="of:=SUMPRODUCT(([Communities.B2:.B156]=&quot;L1&quot;)*([Communities.I2:.I156]=&quot;PASS&quot;))" office:value-type="float" office:value="53">
            <text:p>53</text:p>
          </table:table-cell>
          <table:table-cell table:style-name="ce326" table:formula="of:=SUMPRODUCT(([Communities.B2:.B156]=&quot;L1&quot;)*([Communities.I2:.I156]=&quot;FAIL&quot;))" office:value-type="float" office:value="2">
            <text:p>2</text:p>
          </table:table-cell>
          <table:table-cell table:style-name="ce330"/>
          <table:table-cell table:style-name="ce297"/>
          <table:table-cell table:number-columns-repeated="2"/>
          <table:table-cell table:style-name="Default"/>
          <table:table-cell table:style-name="ce297" office:value-type="string">
            <text:p>Guide Panel</text:p>
          </table:table-cell>
          <table:table-cell table:style-name="ce395" table:formula="of:=COUNTA([Guide_Panel.A2:.A505])" office:value-type="float" office:value="110">
            <text:p>110</text:p>
          </table:table-cell>
          <table:table-cell table:style-name="ce328" table:formula="of:=COUNTIF([Guide_Panel.I2:.I156];&quot;PASS&quot;)" office:value-type="float" office:value="0">
            <text:p>0</text:p>
          </table:table-cell>
          <table:table-cell table:style-name="ce328" table:formula="of:=COUNTIF([Guide_Panel.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Communities.B2:.B156];&quot;L2&quot;)" office:value-type="float" office:value="9">
            <text:p>9</text:p>
          </table:table-cell>
          <table:table-cell table:style-name="ce326" table:formula="of:=SUMPRODUCT(([Communities.B2:.B156]=&quot;L2&quot;)*([Communities.I2:.I156]=&quot;PASS&quot;))" office:value-type="float" office:value="5">
            <text:p>5</text:p>
          </table:table-cell>
          <table:table-cell table:style-name="ce326" table:formula="of:=SUMPRODUCT(([Communities.B2:.B156]=&quot;L2&quot;)*([Communities.I2:.I156]=&quot;FAIL&quot;))" office:value-type="float" office:value="4">
            <text:p>4</text:p>
          </table:table-cell>
          <table:table-cell table:style-name="ce330"/>
          <table:table-cell table:style-name="ce297"/>
          <table:table-cell table:number-columns-repeated="2"/>
          <table:table-cell table:style-name="Default"/>
          <table:table-cell table:style-name="ce297" office:value-type="string">
            <text:p>Issues Summary report</text:p>
          </table:table-cell>
          <table:table-cell table:style-name="ce317" table:formula="of:=COUNTA([Issues_Summary_Report.A2:.A157])" office:value-type="float" office:value="22">
            <text:p>22</text:p>
          </table:table-cell>
          <table:table-cell table:style-name="ce395" table:formula="of:=COUNTIF([Issues_Summary_Report.I2:.I156];&quot;PASS&quot;)" office:value-type="float" office:value="20">
            <text:p>20</text:p>
          </table:table-cell>
          <table:table-cell table:style-name="ce395" table:formula="of:=COUNTIF([Issues_Summary_Report.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Communities.B2:.B156];&quot;L3&quot;)" office:value-type="float" office:value="0">
            <text:p>0</text:p>
          </table:table-cell>
          <table:table-cell table:style-name="ce326" table:formula="of:=SUMPRODUCT(([Communities.B2:.B156]=&quot;L3&quot;)*([Communities.I2:.I156]=&quot;PASS&quot;))" office:value-type="float" office:value="0">
            <text:p>0</text:p>
          </table:table-cell>
          <table:table-cell table:style-name="ce326" table:formula="of:=SUMPRODUCT(([Communities.B2:.B156]=&quot;L3&quot;)*([Communities.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Feedback &amp; Replies</text:p>
          </table:table-cell>
          <table:table-cell table:style-name="ce317" table:formula="of:=COUNTA([Feedback_Replies.A2:.A100])" office:value-type="float" office:value="40">
            <text:p>40</text:p>
          </table:table-cell>
          <table:table-cell table:style-name="ce317" table:formula="of:=COUNTIF([Feedback_Replies.I2:.I156];&quot;PASS&quot;)" office:value-type="float" office:value="35">
            <text:p>35</text:p>
          </table:table-cell>
          <table:table-cell table:style-name="ce317" table:formula="of:=COUNTIF([Feedback_Replies.I2:.I156];&quot;PASS&quot;)" office:value-type="float" office:value="35">
            <text:p>35</text:p>
          </table:table-cell>
          <table:table-cell table:style-name="ce317"/>
          <table:table-cell table:style-name="ce399"/>
          <table:table-cell table:number-columns-repeated="1006"/>
        </table:table-row>
        <table:table-row table:style-name="ro166">
          <table:table-cell/>
          <table:table-cell table:style-name="ce298"/>
          <table:table-cell table:style-name="ce298" office:value-type="string">
            <text:p>Channels Admin</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97" office:value-type="string">
            <text:p>Planning Surveys</text:p>
          </table:table-cell>
          <table:table-cell table:style-name="ce317" table:formula="of:=COUNTA([Planning_Surveys.A2:.A500])" office:value-type="float" office:value="112">
            <text:p>112</text:p>
          </table:table-cell>
          <table:table-cell table:style-name="ce317" table:formula="of:=COUNTIF([Planning_Surveys.I2:.I156];&quot;PASS&quot;)" office:value-type="float" office:value="107">
            <text:p>107</text:p>
          </table:table-cell>
          <table:table-cell table:style-name="ce317" table:formula="of:=COUNTIF([Planning_Surveys.I2:.I156];&quot;FAIL&quot;)" office:value-type="float" office:value="4">
            <text:p>4</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Channels_Admin.B22:.B176];&quot;L0&quot;)" office:value-type="float" office:value="6">
            <text:p>6</text:p>
          </table:table-cell>
          <table:table-cell table:style-name="ce326" table:formula="of:=SUMPRODUCT(([Channels_Admin.B22:.B176]=&quot;L0&quot;)*([Channels_Admin.I22:.I176]=&quot;PASS&quot;))" office:value-type="float" office:value="5">
            <text:p>5</text:p>
          </table:table-cell>
          <table:table-cell table:style-name="ce326" table:formula="of:=SUMPRODUCT(([Channels_Admin.B22:.B176]=&quot;L0&quot;)*([Channels_Admin.I22:.I176]=&quot;FAIL&quot;))" office:value-type="float" office:value="1">
            <text:p>1</text:p>
          </table:table-cell>
          <table:table-cell table:style-name="ce330"/>
          <table:table-cell table:style-name="ce297"/>
          <table:table-cell table:number-columns-repeated="2"/>
          <table:table-cell table:style-name="Default"/>
          <table:table-cell table:style-name="ce297" office:value-type="string">
            <text:p>Surveys And Questionnaires</text:p>
          </table:table-cell>
          <table:table-cell table:style-name="ce328" table:formula="of:=COUNTA([Surveys_Questionnaires.A2:.A500])" office:value-type="float" office:value="63">
            <text:p>63</text:p>
          </table:table-cell>
          <table:table-cell table:style-name="ce328" table:formula="of:=COUNTIF([Surveys_Questionnaires.I2:.I156];&quot;PASS&quot;)" office:value-type="float" office:value="59">
            <text:p>59</text:p>
          </table:table-cell>
          <table:table-cell table:style-name="ce320" table:formula="of:=COUNTIF([Surveys_Questionnaires.I2:.I156];&quot;FAIL&quot;)" office:value-type="float" office:value="4">
            <text:p>4</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Channels_Admin.B22:.B176];&quot;L1&quot;)" office:value-type="float" office:value="1">
            <text:p>1</text:p>
          </table:table-cell>
          <table:table-cell table:style-name="ce326" table:formula="of:=SUMPRODUCT(([Channels_Admin.B22:.B176]=&quot;L1&quot;)*([Channels_Admin.I22:.I176]=&quot;PASS&quot;))" office:value-type="float" office:value="1">
            <text:p>1</text:p>
          </table:table-cell>
          <table:table-cell table:style-name="ce326" table:formula="of:=SUMPRODUCT(([Channels_Admin.B22:.B176]=&quot;L1&quot;)*([Channels_Admin.I22:.I176]=&quot;FAIL&quot;))" office:value-type="float" office:value="0">
            <text:p>0</text:p>
          </table:table-cell>
          <table:table-cell table:style-name="ce330"/>
          <table:table-cell table:style-name="ce297"/>
          <table:table-cell table:number-columns-repeated="2"/>
          <table:table-cell table:style-name="Default"/>
          <table:table-cell table:style-name="ce24" office:value-type="string">
            <text:p>Searching</text:p>
          </table:table-cell>
          <table:table-cell table:style-name="ce328" table:formula="of:=COUNTA([Searching.A2:.A500])" office:value-type="float" office:value="83">
            <text:p>83</text:p>
          </table:table-cell>
          <table:table-cell table:style-name="ce317" table:formula="of:=COUNTIF([Searching.I2:.I156];&quot;PASS&quot;)" office:value-type="float" office:value="79">
            <text:p>79</text:p>
          </table:table-cell>
          <table:table-cell table:style-name="ce317" table:formula="of:=COUNTIF([Searching.I2:.I156];&quot;FAIL&quot;)" office:value-type="float" office:value="4">
            <text:p>4</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Channels_Admin.B22:.B176];&quot;L2&quot;)" office:value-type="float" office:value="9">
            <text:p>9</text:p>
          </table:table-cell>
          <table:table-cell table:style-name="ce326" table:formula="of:=SUMPRODUCT(([Channels_Admin.B22:.B176]=&quot;L2&quot;)*([Channels_Admin.I22:.I176]=&quot;PASS&quot;))" office:value-type="float" office:value="5">
            <text:p>5</text:p>
          </table:table-cell>
          <table:table-cell table:style-name="ce326" table:formula="of:=SUMPRODUCT(([Channels_Admin.B22:.B176]=&quot;L0&quot;)*([Channels_Admin.I22:.I176]=&quot;FAIL&quot;))" office:value-type="float" office:value="1">
            <text:p>1</text:p>
          </table:table-cell>
          <table:table-cell table:style-name="ce330"/>
          <table:table-cell table:style-name="ce297"/>
          <table:table-cell table:number-columns-repeated="2"/>
          <table:table-cell table:style-name="Default"/>
          <table:table-cell table:style-name="ce24" office:value-type="string">
            <text:p>Scoping</text:p>
          </table:table-cell>
          <table:table-cell table:style-name="ce328" table:formula="of:=COUNTA([Scoping.A2:.A500])" office:value-type="float" office:value="70">
            <text:p>70</text:p>
          </table:table-cell>
          <table:table-cell table:style-name="ce317" table:formula="of:=COUNTIF([Scoping.I2:.I156];&quot;PASS&quot;)" office:value-type="float" office:value="65">
            <text:p>65</text:p>
          </table:table-cell>
          <table:table-cell table:style-name="ce317" table:formula="of:=COUNTIF([Scoping.I2:.I156];&quot;FAIL&quot;)" office:value-type="float" office:value="1">
            <text:p>1</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Channels_Admin.B22:.B176];&quot;L3&quot;)" office:value-type="float" office:value="0">
            <text:p>0</text:p>
          </table:table-cell>
          <table:table-cell table:style-name="ce326" table:formula="of:=SUMPRODUCT(([Channels_Admin.B22:.B176]=&quot;L3&quot;)*([Channels_Admin.I22:.I176]=&quot;PASS&quot;))" office:value-type="float" office:value="0">
            <text:p>0</text:p>
          </table:table-cell>
          <table:table-cell table:style-name="ce326" table:formula="of:=SUMPRODUCT(([Channels_Admin.B22:.B176]=&quot;L3&quot;)*([Channels_Admin.I22:.I17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Improving</text:p>
          </table:table-cell>
          <table:table-cell table:style-name="ce317" table:formula="of:=COUNTA([Improving.A2:.A500])" office:value-type="float" office:value="91">
            <text:p>91</text:p>
          </table:table-cell>
          <table:table-cell table:style-name="ce317" table:formula="of:=COUNTIF([Improving.I2:.I156];&quot;PASS&quot;)" office:value-type="float" office:value="77">
            <text:p>77</text:p>
          </table:table-cell>
          <table:table-cell table:style-name="ce317" table:formula="of:=COUNTIF([Improving.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8"/>
          <table:table-cell table:style-name="ce298" office:value-type="string">
            <text:p>Domain Plans</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97"/>
          <table:table-cell table:style-name="ce317" table:number-columns-repeated="4"/>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Domain_Plans.B4:.B158];&quot;L0&quot;)" office:value-type="float" office:value="0">
            <text:p>0</text:p>
          </table:table-cell>
          <table:table-cell table:style-name="ce326" table:formula="of:=SUMPRODUCT(([Domain_Plans.B2:.B156]=&quot;L0&quot;)*([Domain_Plans.I2:.I156]=&quot;PASS&quot;))" office:value-type="float" office:value="0">
            <text:p>0</text:p>
          </table:table-cell>
          <table:table-cell table:style-name="ce326" table:formula="of:=SUMPRODUCT(([Domain_Plans.B2:.B156]=&quot;L0&quot;)*([Domain_Plans.I2:.I156]=&quot;FAIL&quot;))" office:value-type="float" office:value="0">
            <text:p>0</text:p>
          </table:table-cell>
          <table:table-cell table:style-name="ce330"/>
          <table:table-cell table:style-name="ce297"/>
          <table:table-cell table:number-columns-repeated="2"/>
          <table:table-cell table:style-name="Default"/>
          <table:table-cell table:style-name="ce297"/>
          <table:table-cell table:style-name="ce317" table:number-columns-repeated="4"/>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Domain_Plans.B4:.B158];&quot;L1&quot;)" office:value-type="float" office:value="29">
            <text:p>29</text:p>
          </table:table-cell>
          <table:table-cell table:style-name="ce326" table:formula="of:=SUMPRODUCT(([Domain_Plans.B2:.B156]=&quot;L1&quot;)*([Domain_Plans.I2:.I156]=&quot;PASS&quot;))" office:value-type="float" office:value="31">
            <text:p>31</text:p>
          </table:table-cell>
          <table:table-cell table:style-name="ce326" table:formula="of:=SUMPRODUCT(([Domain_Plans.B2:.B156]=&quot;L1&quot;)*([Domain_Plans.I2:.I156]=&quot;FAIL&quot;))" office:value-type="float" office:value="0">
            <text:p>0</text:p>
          </table:table-cell>
          <table:table-cell table:style-name="ce330"/>
          <table:table-cell table:style-name="ce297"/>
          <table:table-cell table:number-columns-repeated="2"/>
          <table:table-cell table:style-name="Default"/>
          <table:table-cell table:style-name="ce297"/>
          <table:table-cell table:style-name="ce317" table:number-columns-repeated="4"/>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Domain_Plans.B4:.B158];&quot;L2&quot;)" office:value-type="float" office:value="2">
            <text:p>2</text:p>
          </table:table-cell>
          <table:table-cell table:style-name="ce326" table:formula="of:=SUMPRODUCT(([Domain_Plans.B2:.B156]=&quot;L2&quot;)*([Domain_Plans.I2:.I156]=&quot;PASS&quot;))" office:value-type="float" office:value="1">
            <text:p>1</text:p>
          </table:table-cell>
          <table:table-cell table:style-name="ce326" table:formula="of:=SUMPRODUCT(([Domain_Plans.B2:.B156]=&quot;L2&quot;)*([Domain_Plans.I2:.I156]=&quot;FAIL&quot;))" office:value-type="float" office:value="1">
            <text:p>1</text:p>
          </table:table-cell>
          <table:table-cell table:style-name="ce330"/>
          <table:table-cell table:style-name="ce297"/>
          <table:table-cell table:number-columns-repeated="2"/>
          <table:table-cell table:style-name="Default"/>
          <table:table-cell table:style-name="ce297"/>
          <table:table-cell table:style-name="ce317" table:number-columns-repeated="4"/>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Domain_Plans.B4:.B158];&quot;L3&quot;)" office:value-type="float" office:value="0">
            <text:p>0</text:p>
          </table:table-cell>
          <table:table-cell table:style-name="ce326" table:formula="of:=SUMPRODUCT(([Domain_Plans.B2:.B156]=&quot;L3&quot;)*([Domain_Plans.I2:.I156]=&quot;PASS&quot;))" office:value-type="float" office:value="0">
            <text:p>0</text:p>
          </table:table-cell>
          <table:table-cell table:style-name="ce326" table:formula="of:=SUMPRODUCT(([Domain_Plans.B2:.B156]=&quot;L3&quot;)*([Domain_Plans.I2:.I156]=&quot;PASS&quot;))" office:value-type="float" office:value="0">
            <text:p>0</text:p>
          </table:table-cell>
          <table:table-cell table:style-name="ce330"/>
          <table:table-cell table:style-name="ce297"/>
          <table:table-cell table:number-columns-repeated="2"/>
          <table:table-cell table:style-name="Default"/>
          <table:table-cell table:style-name="ce297"/>
          <table:table-cell table:style-name="ce317" table:number-columns-repeated="4"/>
          <table:table-cell table:style-name="ce399"/>
          <table:table-cell table:number-columns-repeated="1006"/>
        </table:table-row>
        <table:table-row table:style-name="ro166">
          <table:table-cell/>
          <table:table-cell table:style-name="ce298"/>
          <table:table-cell table:style-name="ce298" office:value-type="string">
            <text:p>Social Panel Domain Plan</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97" office:value-type="string">
            <text:p>Entities</text:p>
          </table:table-cell>
          <table:table-cell table:style-name="ce328" table:formula="of:=COUNTA([Entities.A2:.A400])" office:value-type="float" office:value="198">
            <text:p>198</text:p>
          </table:table-cell>
          <table:table-cell table:style-name="ce317" table:formula="of:=COUNTIF([Entities.I2:.I156];&quot;PASS&quot;)" office:value-type="float" office:value="135">
            <text:p>135</text:p>
          </table:table-cell>
          <table:table-cell table:style-name="ce317" table:formula="of:=COUNTIF([Entities.I2:.I156];&quot;FAIL&quot;)" office:value-type="float" office:value="20">
            <text:p>2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Social_Panel_Domain_Plan.B4:.B158];&quot;L0&quot;)" office:value-type="float" office:value="3">
            <text:p>3</text:p>
          </table:table-cell>
          <table:table-cell table:style-name="ce326" table:formula="of:=SUMPRODUCT(([Social_Panel_Domain_Plan.B2:.B156]=&quot;L0&quot;)*([Social_Panel_Domain_Plan.I2:.I156]=&quot;PASS&quot;))" office:value-type="float" office:value="3">
            <text:p>3</text:p>
          </table:table-cell>
          <table:table-cell table:style-name="ce326" table:formula="of:=SUMPRODUCT(([Social_Panel_Domain_Plan.B2:.B156]=&quot;L0&quot;)*([Social_Panel_Domain_Plan.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Learning</text:p>
          </table:table-cell>
          <table:table-cell table:style-name="ce328" table:formula="of:=COUNTA([Learning.A2:.A500])" office:value-type="float" office:value="142">
            <text:p>142</text:p>
          </table:table-cell>
          <table:table-cell table:style-name="ce317" table:formula="of:=COUNTIF([Learning.I2:.I156];&quot;PASS&quot;)" office:value-type="float" office:value="127">
            <text:p>127</text:p>
          </table:table-cell>
          <table:table-cell table:style-name="ce317" table:formula="of:=COUNTIF([Learning.I2:.I156];&quot;FAIL&quot;)" office:value-type="float" office:value="1">
            <text:p>1</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Social_Panel_Domain_Plan.B4:.B158];&quot;L1&quot;)" office:value-type="float" office:value="10">
            <text:p>10</text:p>
          </table:table-cell>
          <table:table-cell table:style-name="ce326" table:formula="of:=SUMPRODUCT(([Social_Panel_Domain_Plan.B2:.B156]=&quot;L1&quot;)*([Social_Panel_Domain_Plan.I2:.I156]=&quot;PASS&quot;))" office:value-type="float" office:value="12">
            <text:p>12</text:p>
          </table:table-cell>
          <table:table-cell table:style-name="ce326" table:formula="of:=SUMPRODUCT(([Social_Panel_Domain_Plan.B2:.B156]=&quot;L1&quot;)*([Social_Panel_Domain_Plan.I2:.I156]=&quot;FAIL&quot;))" office:value-type="float" office:value="0">
            <text:p>0</text:p>
          </table:table-cell>
          <table:table-cell table:style-name="ce330"/>
          <table:table-cell table:style-name="ce297"/>
          <table:table-cell table:number-columns-repeated="2"/>
          <table:table-cell table:style-name="Default"/>
          <table:table-cell table:style-name="ce24" office:value-type="string">
            <text:p>Help</text:p>
          </table:table-cell>
          <table:table-cell table:style-name="ce328" table:formula="of:=COUNTA([Help.A2:.A500])" office:value-type="float" office:value="0">
            <text:p>0</text:p>
          </table:table-cell>
          <table:table-cell table:style-name="ce317" table:formula="of:=COUNTIF([Help.I2:.I156];&quot;PASS&quot;)" office:value-type="float" office:value="0">
            <text:p>0</text:p>
          </table:table-cell>
          <table:table-cell table:style-name="ce317" table:formula="of:=COUNTIF([Help.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Social_Panel_Domain_Plan.B4:.B158];&quot;L2&quot;)" office:value-type="float" office:value="3">
            <text:p>3</text:p>
          </table:table-cell>
          <table:table-cell table:style-name="ce326" table:formula="of:=SUMPRODUCT(([Social_Panel_Domain_Plan.B2:.B156]=&quot;L2&quot;)*([Social_Panel_Domain_Plan.I2:.I156]=&quot;PASS&quot;))" office:value-type="float" office:value="3">
            <text:p>3</text:p>
          </table:table-cell>
          <table:table-cell table:style-name="ce326" table:formula="of:=SUMPRODUCT(([Social_Panel_Domain_Plan.B2:.B156]=&quot;L2&quot;)*([Social_Panel_Domain_Plan.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Task Flow Panel</text:p>
          </table:table-cell>
          <table:table-cell table:style-name="ce317" table:formula="of:=COUNTA([Task_Flow_Panel.A2:.A559])" office:value-type="float" office:value="105">
            <text:p>105</text:p>
          </table:table-cell>
          <table:table-cell table:style-name="ce395" table:formula="of:=COUNTIF([Task_Flow_Panel.I2:.I156];&quot;PASS&quot;)" office:value-type="float" office:value="101">
            <text:p>101</text:p>
          </table:table-cell>
          <table:table-cell table:style-name="ce395" table:formula="of:=COUNTIF([Task_Flow_Panel.I2:.I156];&quot;FAIL&quot;)" office:value-type="float" office:value="4">
            <text:p>4</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Social_Panel_Domain_Plan.B4:.B158];&quot;L3&quot;)" office:value-type="float" office:value="1">
            <text:p>1</text:p>
          </table:table-cell>
          <table:table-cell table:style-name="ce326" table:formula="of:=SUMPRODUCT(([Social_Panel_Domain_Plan.B2:.B156]=&quot;L3&quot;)*([Social_Panel_Domain_Plan.I2:.I156]=&quot;PASS&quot;))" office:value-type="float" office:value="1">
            <text:p>1</text:p>
          </table:table-cell>
          <table:table-cell table:style-name="ce326" table:formula="of:=SUMPRODUCT(([Social_Panel_Domain_Plan.B2:.B156]=&quot;L3&quot;)*([Social_Panel_Domain_Plan.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Attachments</text:p>
          </table:table-cell>
          <table:table-cell table:style-name="ce328" table:formula="of:=COUNTA([Attachments.A2:.A150])" office:value-type="float" office:value="0">
            <text:p>0</text:p>
          </table:table-cell>
          <table:table-cell table:style-name="ce328" table:formula="of:=COUNTIF([Attachments.I2:.I156];&quot;PASS&quot;)" office:value-type="float" office:value="0">
            <text:p>0</text:p>
          </table:table-cell>
          <table:table-cell table:style-name="ce328" table:formula="of:=COUNTIF([Attachments.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8"/>
          <table:table-cell table:style-name="ce298" office:value-type="string">
            <text:p>Display Control</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97" office:value-type="string">
            <text:p>REST API</text:p>
          </table:table-cell>
          <table:table-cell table:style-name="ce317" table:formula="of:=COUNTA([REST_API.A2:.A60])" office:value-type="float" office:value="6">
            <text:p>6</text:p>
          </table:table-cell>
          <table:table-cell table:style-name="ce395" table:formula="of:=COUNTIF([REST_API.I2:.I156];&quot;PASS&quot;)" office:value-type="float" office:value="6">
            <text:p>6</text:p>
          </table:table-cell>
          <table:table-cell table:style-name="ce395" table:formula="of:=COUNTIF([REST_API.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Display_Control.B4:.B158];&quot;L0&quot;)" office:value-type="float" office:value="0">
            <text:p>0</text:p>
          </table:table-cell>
          <table:table-cell table:style-name="ce326" table:formula="of:=SUMPRODUCT(([Display_Control.B2:.B156]=&quot;L0&quot;)*([Display_Control.I2:.I156]=&quot;PASS&quot;))" office:value-type="float" office:value="0">
            <text:p>0</text:p>
          </table:table-cell>
          <table:table-cell table:style-name="ce326" table:formula="of:=SUMPRODUCT(([Display_Control.B2:.B156]=&quot;L0&quot;)*([Display_Control.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Logging testing</text:p>
          </table:table-cell>
          <table:table-cell table:style-name="ce317" table:formula="of:=COUNTA([Logging_Testing.A1:.A61])" office:value-type="float" office:value="4">
            <text:p>4</text:p>
          </table:table-cell>
          <table:table-cell table:style-name="ce317" table:formula="of:=COUNTIF([Logging_Testing.I2:.I156];&quot;PASS&quot;)" office:value-type="float" office:value="3">
            <text:p>3</text:p>
          </table:table-cell>
          <table:table-cell table:style-name="ce317" table:formula="of:=COUNTIF([Logging_Testing.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Display_Control.B4:.B158];&quot;L1&quot;)" office:value-type="float" office:value="14">
            <text:p>14</text:p>
          </table:table-cell>
          <table:table-cell table:style-name="ce326" table:formula="of:=SUMPRODUCT(([Display_Control.B2:.B156]=&quot;L1&quot;)*([Display_Control.I2:.I156]=&quot;PASS&quot;))" office:value-type="float" office:value="15">
            <text:p>15</text:p>
          </table:table-cell>
          <table:table-cell table:style-name="ce326" table:formula="of:=SUMPRODUCT(([Display_Control.B2:.B156]=&quot;L1&quot;)*([Display_Control.I2:.I156]=&quot;FAIL&quot;))" office:value-type="float" office:value="1">
            <text:p>1</text:p>
          </table:table-cell>
          <table:table-cell table:style-name="ce330"/>
          <table:table-cell table:style-name="ce297"/>
          <table:table-cell table:number-columns-repeated="2"/>
          <table:table-cell table:style-name="Default"/>
          <table:table-cell table:style-name="ce297" office:value-type="string">
            <text:p>Lock Functionality</text:p>
          </table:table-cell>
          <table:table-cell table:style-name="ce317" table:formula="of:=COUNTA([Lock_Functionality.A2:.A560])" office:value-type="float" office:value="14">
            <text:p>14</text:p>
          </table:table-cell>
          <table:table-cell table:style-name="ce395" table:formula="of:=COUNTIF([Lock_Functionality.I2:.I156];&quot;PASS&quot;)" office:value-type="float" office:value="14">
            <text:p>14</text:p>
          </table:table-cell>
          <table:table-cell table:style-name="ce395" table:formula="of:=COUNTIF([Lock_Functionality.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Display_Control.B4:.B158];&quot;L2&quot;)" office:value-type="float" office:value="0">
            <text:p>0</text:p>
          </table:table-cell>
          <table:table-cell table:style-name="ce326" table:formula="of:=SUMPRODUCT(([Display_Control.B2:.B156]=&quot;L2&quot;)*([Display_Control.I2:.I156]=&quot;PASS&quot;))" office:value-type="float" office:value="0">
            <text:p>0</text:p>
          </table:table-cell>
          <table:table-cell table:style-name="ce326" table:formula="of:=SUMPRODUCT(([Display_Control.B2:.B156]=&quot;L2&quot;)*([Display_Control.I2:.I156]=&quot;FAIL&quot;))" office:value-type="float" office:value="0">
            <text:p>0</text:p>
          </table:table-cell>
          <table:table-cell table:style-name="ce330"/>
          <table:table-cell table:style-name="ce297"/>
          <table:table-cell table:number-columns-repeated="2"/>
          <table:table-cell table:style-name="Default"/>
          <table:table-cell table:style-name="ce24" office:value-type="string">
            <text:p>Concurrent User Scenarios</text:p>
          </table:table-cell>
          <table:table-cell table:style-name="ce317" table:formula="of:=COUNTA([Concurrent_User_Scenarios.A2:.A62])" office:value-type="float" office:value="22">
            <text:p>22</text:p>
          </table:table-cell>
          <table:table-cell table:style-name="ce395" table:formula="of:=COUNTIF([Concurrent_User_Scenarios.I2:.I156];&quot;PASS&quot;)" office:value-type="float" office:value="0">
            <text:p>0</text:p>
          </table:table-cell>
          <table:table-cell table:style-name="ce395" table:formula="of:=COUNTIF([Concurrent_User_Scenarios.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Display_Control.B4:.B158];&quot;L3&quot;)" office:value-type="float" office:value="0">
            <text:p>0</text:p>
          </table:table-cell>
          <table:table-cell table:style-name="ce326" table:formula="of:=SUMPRODUCT(([Display_Control.B2:.B156]=&quot;L3&quot;)*([Display_Control.I2:.I156]=&quot;PASS&quot;))" office:value-type="float" office:value="0">
            <text:p>0</text:p>
          </table:table-cell>
          <table:table-cell table:style-name="ce326" table:formula="of:=SUMPRODUCT(([Display_Control.B2:.B156]=&quot;L3&quot;)*([Display_Control.I2:.I156]=&quot;FAIL&quot;))" office:value-type="float" office:value="0">
            <text:p>0</text:p>
          </table:table-cell>
          <table:table-cell table:style-name="ce330"/>
          <table:table-cell table:style-name="ce297"/>
          <table:table-cell table:number-columns-repeated="2"/>
          <table:table-cell table:style-name="Default"/>
          <table:table-cell table:style-name="ce24" office:value-type="string">
            <text:p>Cross Browser Testing</text:p>
          </table:table-cell>
          <table:table-cell table:style-name="ce328" table:formula="of:=COUNTA([Cross_Browser_Compatibility.A2:.A162])" office:value-type="float" office:value="7">
            <text:p>7</text:p>
          </table:table-cell>
          <table:table-cell table:style-name="ce328" table:formula="of:=COUNTIF([Cross_Browser_Compatibility.I2:.I156];&quot;PASS&quot;)" office:value-type="float" office:value="0">
            <text:p>0</text:p>
          </table:table-cell>
          <table:table-cell table:style-name="ce328" table:formula="of:=COUNTIF([Cross_Browser_Compatibility.I2:.I156];&quot;FAIL&quot;)" office:value-type="float" office:value="0">
            <text:p>0</text:p>
          </table:table-cell>
          <table:table-cell table:style-name="ce317"/>
          <table:table-cell table:style-name="ce399"/>
          <table:table-cell table:number-columns-repeated="1006"/>
        </table:table-row>
        <table:table-row table:style-name="ro166">
          <table:table-cell/>
          <table:table-cell table:style-name="ce298"/>
          <table:table-cell table:style-name="ce298" office:value-type="string">
            <text:p>Collaboration Panel</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4"/>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Collaboration_Panel.B4:.B158];&quot;L0&quot;)" office:value-type="float" office:value="4">
            <text:p>4</text:p>
          </table:table-cell>
          <table:table-cell table:style-name="ce326" table:formula="of:=SUMPRODUCT(([Collaboration_Panel.B2:.B156]=&quot;L0&quot;)*([Collaboration_Panel.I2:.I156]=&quot;PASS&quot;))" office:value-type="float" office:value="4">
            <text:p>4</text:p>
          </table:table-cell>
          <table:table-cell table:style-name="ce326" table:formula="of:=SUMPRODUCT(([Collaboration_Panel.B2:.B156]=&quot;L0&quot;)*([Collaboration_Panel.I2:.I156]=&quot;FAIL&quot;))" office:value-type="float" office:value="0">
            <text:p>0</text:p>
          </table:table-cell>
          <table:table-cell table:style-name="ce330"/>
          <table:table-cell table:style-name="ce297"/>
          <table:table-cell table:number-columns-repeated="2"/>
          <table:table-cell table:style-name="Default"/>
          <table:table-cell table:style-name="ce297" office:value-type="string">
            <text:p>Security Test Cases</text:p>
          </table:table-cell>
          <table:table-cell table:style-name="Default" table:number-columns-repeated="3"/>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Collaboration_Panel.B4:.B158];&quot;L1&quot;)" office:value-type="float" office:value="25">
            <text:p>25</text:p>
          </table:table-cell>
          <table:table-cell table:style-name="ce326" table:formula="of:=SUMPRODUCT(([Collaboration_Panel.B2:.B156]=&quot;L1&quot;)*([Collaboration_Panel.I2:.I156]=&quot;PASS&quot;))" office:value-type="float" office:value="24">
            <text:p>24</text:p>
          </table:table-cell>
          <table:table-cell table:style-name="ce326" table:formula="of:=SUMPRODUCT(([Collaboration_Panel.B2:.B156]=&quot;L1&quot;)*([Collaboration_Panel.I2:.I156]=&quot;FAIL&quot;))" office:value-type="float" office:value="2">
            <text:p>2</text:p>
          </table:table-cell>
          <table:table-cell table:style-name="ce330"/>
          <table:table-cell table:style-name="ce297"/>
          <table:table-cell table:number-columns-repeated="2"/>
          <table:table-cell table:style-name="Default" table:number-columns-repeated="13"/>
          <table:table-cell table:number-columns-repeated="1000"/>
        </table:table-row>
        <table:table-row table:style-name="ro166">
          <table:table-cell/>
          <table:table-cell table:style-name="ce297" table:number-columns-repeated="2"/>
          <table:table-cell table:style-name="ce297" office:value-type="string">
            <text:p>L2</text:p>
          </table:table-cell>
          <table:table-cell table:style-name="ce317" table:formula="of:=COUNTIF([Collaboration_Panel.B4:.B158];&quot;L2&quot;)" office:value-type="float" office:value="0">
            <text:p>0</text:p>
          </table:table-cell>
          <table:table-cell table:style-name="ce326" table:formula="of:=SUMPRODUCT(([Collaboration_Panel.B2:.B156]=&quot;L2&quot;)*([Collaboration_Panel.I2:.I156]=&quot;PASS&quot;))" office:value-type="float" office:value="0">
            <text:p>0</text:p>
          </table:table-cell>
          <table:table-cell table:style-name="ce326" table:formula="of:=SUMPRODUCT(([Collaboration_Panel.B2:.B156]=&quot;L2&quot;)*([Collaboration_Panel.I2:.I156]=&quot;FAIL&quot;))" office:value-type="float" office:value="0">
            <text:p>0</text:p>
          </table:table-cell>
          <table:table-cell table:style-name="ce330"/>
          <table:table-cell table:style-name="ce297"/>
          <table:table-cell table:number-columns-repeated="2"/>
          <table:table-cell table:style-name="Default"/>
          <table:table-cell table:style-name="ce393" office:value-type="string">
            <text:p>Total</text:p>
          </table:table-cell>
          <table:table-cell table:style-name="ce396" table:formula="of:=SUM([.N20:.N57])" office:value-type="float" office:value="1471">
            <text:p>1471</text:p>
          </table:table-cell>
          <table:table-cell table:style-name="ce396" table:formula="of:=SUM([.O20:.O57])" office:value-type="float" office:value="1174">
            <text:p>1174</text:p>
          </table:table-cell>
          <table:table-cell table:style-name="ce396" table:formula="of:=SUM([.P20:.P57])" office:value-type="float" office:value="103">
            <text:p>103</text:p>
          </table:table-cell>
          <table:table-cell table:style-name="ce396"/>
          <table:table-cell table:style-name="ce400" table:formula="of:=SUM([.R20:.R57])" office:value-type="float" office:value="0">
            <text:p>0</text:p>
          </table:table-cell>
          <table:table-cell table:style-name="ce404" table:formula="of:=SUM([.S20:.S54])" office:value-type="float" office:value="0">
            <text:p>0</text:p>
          </table:table-cell>
          <table:table-cell table:style-name="ce404" table:formula="of:=SUM([.T20:.T54])" office:value-type="float" office:value="0">
            <text:p>0</text:p>
          </table:table-cell>
          <table:table-cell table:style-name="ce404" table:formula="of:=SUM([.U20:.U57])" office:value-type="float" office:value="0">
            <text:p>0</text:p>
          </table:table-cell>
          <table:table-cell table:style-name="ce404" table:formula="of:=SUM([.V20:.V57])" office:value-type="float" office:value="0">
            <text:p>0</text:p>
          </table:table-cell>
          <table:table-cell table:style-name="ce404" table:formula="of:=SUM([.W20:.W57])" office:value-type="float" office:value="0">
            <text:p>0</text:p>
          </table:table-cell>
          <table:table-cell table:style-name="ce404" table:formula="of:=SUM([.X20:.X57])" office:value-type="float" office:value="0">
            <text:p>0</text:p>
          </table:table-cell>
          <table:table-cell table:number-columns-repeated="1000"/>
        </table:table-row>
        <table:table-row table:style-name="ro166">
          <table:table-cell/>
          <table:table-cell table:style-name="ce297" table:number-columns-repeated="2"/>
          <table:table-cell table:style-name="ce297" office:value-type="string">
            <text:p>L3</text:p>
          </table:table-cell>
          <table:table-cell table:style-name="ce317" table:formula="of:=COUNTIF([Collaboration_Panel.B4:.B158];&quot;L3&quot;)" office:value-type="float" office:value="0">
            <text:p>0</text:p>
          </table:table-cell>
          <table:table-cell table:style-name="ce326" table:formula="of:=SUMPRODUCT(([Collaboration_Panel.B2:.B156]=&quot;L3&quot;)*([Collaboration_Panel.I2:.I156]=&quot;PASS&quot;))" office:value-type="float" office:value="0">
            <text:p>0</text:p>
          </table:table-cell>
          <table:table-cell table:style-name="ce326" table:formula="of:=SUMPRODUCT(([Collaboration_Panel.B2:.B156]=&quot;L3&quot;)*([Collaboration_Panel.I2:.I156]=&quot;FAIL&quot;))" office:value-type="float" office:value="0">
            <text:p>0</text:p>
          </table:table-cell>
          <table:table-cell table:style-name="ce330"/>
          <table:table-cell table:style-name="ce297"/>
          <table:table-cell table:number-columns-repeated="2"/>
          <table:table-cell table:style-name="Default"/>
          <table:table-cell table:style-name="ce297"/>
          <table:table-cell table:style-name="Default" table:number-columns-repeated="3"/>
          <table:table-cell table:style-name="ce317"/>
          <table:table-cell table:style-name="ce399"/>
          <table:table-cell table:number-columns-repeated="1006"/>
        </table:table-row>
        <table:table-row table:style-name="ro166">
          <table:table-cell/>
          <table:table-cell table:style-name="ce298"/>
          <table:table-cell table:style-name="ce298" office:value-type="string">
            <text:p>Collaboration Requirements</text:p>
          </table:table-cell>
          <table:table-cell table:style-name="ce298" table:number-columns-repeated="2"/>
          <table:table-cell table:style-name="ce327" table:number-columns-repeated="2"/>
          <table:table-cell table:style-name="ce325" table:number-columns-repeated="2"/>
          <table:table-cell table:number-columns-repeated="2"/>
          <table:table-cell table:style-name="Default"/>
          <table:table-cell table:style-name="ce297"/>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Collaboration_Requirements.B4:.B158];&quot;L0&quot;)" office:value-type="float" office:value="4">
            <text:p>4</text:p>
          </table:table-cell>
          <table:table-cell table:style-name="ce326" table:formula="of:=SUMPRODUCT(([Collaboration_Requirements.B2:.B156]=&quot;L0&quot;)*([Collaboration_Requirements.I2:.I156]=&quot;PASS&quot;))" office:value-type="float" office:value="4">
            <text:p>4</text:p>
          </table:table-cell>
          <table:table-cell table:style-name="ce326" table:formula="of:=SUMPRODUCT(([Collaboration_Requirements.B2:.B156]=&quot;L0&quot;)*([Collaboration_Requirements.I2:.I156]=&quot;FAIL&quot;))" office:value-type="float" office:value="0">
            <text:p>0</text:p>
          </table:table-cell>
          <table:table-cell table:style-name="ce330"/>
          <table:table-cell table:style-name="ce297"/>
          <table:table-cell table:number-columns-repeated="2"/>
          <table:table-cell table:style-name="Default"/>
          <table:table-cell table:style-name="ce297"/>
          <table:table-cell table:style-name="Default" table:number-columns-repeated="3"/>
          <table:table-cell table:style-name="ce317"/>
          <table:table-cell table:style-name="ce401"/>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Collaboration_Requirements.B4:.B158];&quot;L1&quot;)" office:value-type="float" office:value="54">
            <text:p>54</text:p>
          </table:table-cell>
          <table:table-cell table:style-name="ce326" table:formula="of:=SUMPRODUCT(([Collaboration_Requirements.B2:.B156]=&quot;L1&quot;)*([Collaboration_Requirements.I2:.I156]=&quot;PASS&quot;))" office:value-type="float" office:value="54">
            <text:p>54</text:p>
          </table:table-cell>
          <table:table-cell table:style-name="ce326" table:formula="of:=SUMPRODUCT(([Collaboration_Requirements.B2:.B156]=&quot;L1&quot;)*([Collaboration_Requirements.I2:.I156]=&quot;FAIL&quot;))" office:value-type="float" office:value="2">
            <text:p>2</text:p>
          </table:table-cell>
          <table:table-cell table:style-name="ce330"/>
          <table:table-cell table:style-name="ce297"/>
          <table:table-cell table:number-columns-repeated="3"/>
          <table:table-cell table:style-name="ce297"/>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Collaboration_Requirements.B4:.B158];&quot;L2&quot;)" office:value-type="float" office:value="9">
            <text:p>9</text:p>
          </table:table-cell>
          <table:table-cell table:style-name="ce326" table:formula="of:=SUMPRODUCT(([Collaboration_Requirements.B2:.B156]=&quot;L2&quot;)*([Collaboration_Requirements.I2:.I156]=&quot;PASS&quot;))" office:value-type="float" office:value="5">
            <text:p>5</text:p>
          </table:table-cell>
          <table:table-cell table:style-name="ce326" table:formula="of:=SUMPRODUCT(([Collaboration_Requirements.B2:.B156]=&quot;L2&quot;)*([Collaboration_Requirements.I2:.I156]=&quot;FAIL&quot;))" office:value-type="float" office:value="4">
            <text:p>4</text:p>
          </table:table-cell>
          <table:table-cell table:style-name="ce330"/>
          <table:table-cell table:style-name="ce297"/>
          <table:table-cell table:number-columns-repeated="3"/>
          <table:table-cell table:style-name="ce297"/>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Collaboration_Requirements.B4:.B158];&quot;L3&quot;)" office:value-type="float" office:value="3">
            <text:p>3</text:p>
          </table:table-cell>
          <table:table-cell table:style-name="ce326" table:formula="of:=SUMPRODUCT(([Collaboration_Requirements.B2:.B156]=&quot;L3&quot;)*([Collaboration_Requirements.I2:.I156]=&quot;PASS&quot;))" office:value-type="float" office:value="3">
            <text:p>3</text:p>
          </table:table-cell>
          <table:table-cell table:style-name="ce326" table:formula="of:=SUMPRODUCT(([Collaboration_Requirements.B2:.B156]=&quot;L3&quot;)*([Collaboration_Requirements.I2:.I156]=&quot;FAIL&quot;))" office:value-type="float" office:value="0">
            <text:p>0</text:p>
          </table:table-cell>
          <table:table-cell table:style-name="ce330"/>
          <table:table-cell table:style-name="ce297"/>
          <table:table-cell table:number-columns-repeated="3"/>
          <table:table-cell table:style-name="ce297"/>
          <table:table-cell table:style-name="Default" table:number-columns-repeated="3"/>
          <table:table-cell table:style-name="ce317"/>
          <table:table-cell table:style-name="ce399"/>
          <table:table-cell table:number-columns-repeated="1006"/>
        </table:table-row>
        <table:table-row table:style-name="ro166">
          <table:table-cell/>
          <table:table-cell table:style-name="ce298"/>
          <table:table-cell table:style-name="ce298" office:value-type="string">
            <text:p>Guide Panel</text:p>
          </table:table-cell>
          <table:table-cell table:style-name="ce298" table:number-columns-repeated="2"/>
          <table:table-cell table:style-name="ce327" table:number-columns-repeated="2"/>
          <table:table-cell table:style-name="ce325" table:number-columns-repeated="2"/>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Guide_Panel.B52:.B206];&quot;L0&quot;)" office:value-type="float" office:value="0">
            <text:p>0</text:p>
          </table:table-cell>
          <table:table-cell table:style-name="ce326" table:formula="of:=SUMPRODUCT(([Guide_Panel.B52:.B206]=&quot;L0&quot;)*([Guide_Panel.I52:.I206]=&quot;PASS&quot;))" office:value-type="float" office:value="0">
            <text:p>0</text:p>
          </table:table-cell>
          <table:table-cell table:style-name="ce326" table:formula="of:=SUMPRODUCT(([Guide_Panel.B52:.B206]=&quot;L0&quot;)*([Guide_Panel.I52:.I20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Guide_Panel.B52:.B206];&quot;L1&quot;)" office:value-type="float" office:value="42">
            <text:p>42</text:p>
          </table:table-cell>
          <table:table-cell table:style-name="ce326" table:formula="of:=SUMPRODUCT(([Guide_Panel.B52:.B206]=&quot;L1&quot;)*([Guide_Panel.I52:.I206]=&quot;PASS&quot;))" office:value-type="float" office:value="0">
            <text:p>0</text:p>
          </table:table-cell>
          <table:table-cell table:style-name="ce326" table:formula="of:=SUMPRODUCT(([Guide_Panel.B52:.B206]=&quot;L1&quot;)*([Guide_Panel.I52:.I206]=&quot;FAIL&quot;))" office:value-type="float" office:value="0">
            <text:p>0</text:p>
          </table:table-cell>
          <table:table-cell table:style-name="ce330"/>
          <table:table-cell table:style-name="ce297"/>
          <table:table-cell table:number-columns-repeated="3"/>
          <table:table-cell table:style-name="ce24"/>
          <table:table-cell table:style-name="Default" table:number-columns-repeated="3"/>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Guide_Panel.B52:.B206];&quot;L2&quot;)" office:value-type="float" office:value="0">
            <text:p>0</text:p>
          </table:table-cell>
          <table:table-cell table:style-name="ce326" table:formula="of:=SUMPRODUCT(([Guide_Panel.B52:.B206]=&quot;L2&quot;)*([Guide_Panel.I52:.I206]=&quot;PASS&quot;))" office:value-type="float" office:value="0">
            <text:p>0</text:p>
          </table:table-cell>
          <table:table-cell table:style-name="ce326" table:formula="of:=SUMPRODUCT(([Guide_Panel.B52:.B206]=&quot;L2&quot;)*([Guide_Panel.I52:.I206]=&quot;FAIL&quot;))" office:value-type="float" office:value="0">
            <text:p>0</text:p>
          </table:table-cell>
          <table:table-cell table:style-name="ce330"/>
          <table:table-cell table:style-name="ce297"/>
          <table:table-cell table:number-columns-repeated="3"/>
          <table:table-cell table:style-name="ce24"/>
          <table:table-cell table:style-name="Default" table:number-columns-repeated="3"/>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Guide_Panel.B52:.B206];&quot;L3&quot;)" office:value-type="float" office:value="0">
            <text:p>0</text:p>
          </table:table-cell>
          <table:table-cell table:style-name="ce326" table:formula="of:=SUMPRODUCT(([Guide_Panel.B52:.B206]=&quot;L3&quot;)*([Guide_Panel.I52:.I206]=&quot;PASS&quot;))" office:value-type="float" office:value="0">
            <text:p>0</text:p>
          </table:table-cell>
          <table:table-cell table:style-name="ce326" table:formula="of:=SUMPRODUCT(([Guide_Panel.B52:.B206]=&quot;L3&quot;)*([Guide_Panel.I52:.I206]=&quot;FAIL&quot;))" office:value-type="float" office:value="0">
            <text:p>0</text:p>
          </table:table-cell>
          <table:table-cell table:style-name="ce330"/>
          <table:table-cell table:style-name="ce297"/>
          <table:table-cell table:number-columns-repeated="3"/>
          <table:table-cell table:style-name="ce24"/>
          <table:table-cell table:style-name="Default" table:number-columns-repeated="3"/>
          <table:table-cell table:style-name="ce317"/>
          <table:table-cell table:style-name="ce399"/>
          <table:table-cell table:number-columns-repeated="1006"/>
        </table:table-row>
        <table:table-row table:style-name="ro166">
          <table:table-cell/>
          <table:table-cell table:style-name="ce298"/>
          <table:table-cell table:style-name="ce298" office:value-type="string">
            <text:p>Issue Summary Report</text:p>
          </table:table-cell>
          <table:table-cell table:style-name="ce298" table:number-columns-repeated="2"/>
          <table:table-cell table:style-name="ce327" table:number-columns-repeated="2"/>
          <table:table-cell table:style-name="ce325" table:number-columns-repeated="2"/>
          <table:table-cell table:number-columns-repeated="3"/>
          <table:table-cell table:style-name="ce24"/>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Issues_Summary_Report.B4:.B157];&quot;L0&quot;)" office:value-type="float" office:value="1">
            <text:p>1</text:p>
          </table:table-cell>
          <table:table-cell table:style-name="ce326" table:formula="of:=SUMPRODUCT(([Issues_Summary_Report.B2:.B155]=&quot;L0&quot;)*([Issues_Summary_Report.I2:.I155]=&quot;PASS&quot;))" office:value-type="float" office:value="2">
            <text:p>2</text:p>
          </table:table-cell>
          <table:table-cell table:style-name="ce326" table:formula="of:=SUMPRODUCT(([Issues_Summary_Report.B2:.B155]=&quot;L0&quot;)*([Issues_Summary_Report.I2:.I155]=&quot;FAIL&quot;))" office:value-type="float" office:value="0">
            <text:p>0</text:p>
          </table:table-cell>
          <table:table-cell table:style-name="ce330"/>
          <table:table-cell table:style-name="ce297"/>
          <table:table-cell table:number-columns-repeated="3"/>
          <table:table-cell table:style-name="ce24"/>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Issues_Summary_Report.B4:.B157];&quot;L1&quot;)" office:value-type="float" office:value="14">
            <text:p>14</text:p>
          </table:table-cell>
          <table:table-cell table:style-name="ce326" table:formula="of:=SUMPRODUCT(([Issues_Summary_Report.B2:.B155]=&quot;L1&quot;)*([Issues_Summary_Report.I2:.I155]=&quot;PASS&quot;))" office:value-type="float" office:value="15">
            <text:p>15</text:p>
          </table:table-cell>
          <table:table-cell table:style-name="ce326" table:formula="of:=SUMPRODUCT(([Issues_Summary_Report.B2:.B155]=&quot;L1&quot;)*([Issues_Summary_Report.I2:.I155]=&quot;FAIL&quot;))" office:value-type="float" office:value="0">
            <text:p>0</text:p>
          </table:table-cell>
          <table:table-cell table:style-name="ce330"/>
          <table:table-cell table:style-name="ce297"/>
          <table:table-cell table:number-columns-repeated="3"/>
          <table:table-cell table:style-name="ce24"/>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Issues_Summary_Report.B4:.B157];&quot;L2&quot;)" office:value-type="float" office:value="0">
            <text:p>0</text:p>
          </table:table-cell>
          <table:table-cell table:style-name="ce326" table:formula="of:=SUMPRODUCT(([Issues_Summary_Report.B2:.B155]=&quot;L2&quot;)*([Issues_Summary_Report.I2:.I155]=&quot;PASS&quot;))" office:value-type="float" office:value="0">
            <text:p>0</text:p>
          </table:table-cell>
          <table:table-cell table:style-name="ce326" table:formula="of:=SUMPRODUCT(([Issues_Summary_Report.B2:.B155]=&quot;L2&quot;)*([Issues_Summary_Report.I2:.I155]=&quot;FAIL&quot;))" office:value-type="float" office:value="0">
            <text:p>0</text:p>
          </table:table-cell>
          <table:table-cell table:style-name="ce330"/>
          <table:table-cell table:style-name="ce297"/>
          <table:table-cell table:number-columns-repeated="3"/>
          <table:table-cell table:style-name="ce24"/>
          <table:table-cell table:style-name="Default" table:number-columns-repeated="3"/>
          <table:table-cell table:style-name="ce317"/>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Issues_Summary_Report.B4:.B157];&quot;L3&quot;)" office:value-type="float" office:value="3">
            <text:p>3</text:p>
          </table:table-cell>
          <table:table-cell table:style-name="ce326" table:formula="of:=SUMPRODUCT(([Issues_Summary_Report.B2:.B155]=&quot;L3&quot;)*([Issues_Summary_Report.I2:.I155]=&quot;PASS&quot;))" office:value-type="float" office:value="3">
            <text:p>3</text:p>
          </table:table-cell>
          <table:table-cell table:style-name="ce326" table:formula="of:=SUMPRODUCT(([Issues_Summary_Report.B2:.B155]=&quot;L3&quot;)*([Issues_Summary_Report.I2:.I155]=&quot;FAIL&quot;))" office:value-type="float" office:value="0">
            <text:p>0</text:p>
          </table:table-cell>
          <table:table-cell table:style-name="ce330"/>
          <table:table-cell table:style-name="ce297"/>
          <table:table-cell table:number-columns-repeated="3"/>
          <table:table-cell table:style-name="ce24"/>
          <table:table-cell table:style-name="Default" table:number-columns-repeated="3"/>
          <table:table-cell table:style-name="ce317"/>
          <table:table-cell table:style-name="ce399"/>
          <table:table-cell table:number-columns-repeated="1006"/>
        </table:table-row>
        <table:table-row table:style-name="ro166">
          <table:table-cell/>
          <table:table-cell table:style-name="ce298"/>
          <table:table-cell table:style-name="ce298" office:value-type="string">
            <text:p>Feedback &amp; Replies</text:p>
          </table:table-cell>
          <table:table-cell table:style-name="ce298"/>
          <table:table-cell table:style-name="ce298"/>
          <table:table-cell table:style-name="ce327" table:number-columns-repeated="2"/>
          <table:table-cell table:style-name="ce325" table:number-columns-repeated="2"/>
          <table:table-cell table:number-columns-repeated="3"/>
          <table:table-cell table:style-name="ce24"/>
          <table:table-cell table:style-name="Default" table:number-columns-repeated="3"/>
          <table:table-cell table:style-name="ce395"/>
          <table:table-cell table:style-name="ce399"/>
          <table:table-cell table:number-columns-repeated="996"/>
          <table:table-cell table:style-name="Default"/>
          <table:table-cell table:number-columns-repeated="9"/>
        </table:table-row>
        <table:table-row table:style-name="ro166">
          <table:table-cell/>
          <table:table-cell table:style-name="ce297" table:number-columns-repeated="2"/>
          <table:table-cell table:style-name="ce297" office:value-type="string">
            <text:p>L0</text:p>
          </table:table-cell>
          <table:table-cell table:style-name="ce317" table:formula="of:=COUNTIF([Feedback_Replies.B4:.B158];&quot;L0&quot;)" office:value-type="float" office:value="2">
            <text:p>2</text:p>
          </table:table-cell>
          <table:table-cell table:style-name="ce326" table:formula="of:=SUMPRODUCT(([Feedback_Replies.B2:.B156]=&quot;L0&quot;)*([Feedback_Replies.I2:.I156]=&quot;PASS&quot;))" office:value-type="float" office:value="3">
            <text:p>3</text:p>
          </table:table-cell>
          <table:table-cell table:style-name="ce326" table:formula="of:=SUMPRODUCT(([Feedback_Replies.B2:.B156]=&quot;L0&quot;)*([Feedback_Replies.I2:.I15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Feedback_Replies.B4:.B158];&quot;L1&quot;)" office:value-type="float" office:value="33">
            <text:p>33</text:p>
          </table:table-cell>
          <table:table-cell table:style-name="ce326" table:formula="of:=SUMPRODUCT(([Feedback_Replies.B2:.B156]=&quot;L1&quot;)*([Feedback_Replies.I2:.I156]=&quot;PASS&quot;))" office:value-type="float" office:value="29">
            <text:p>29</text:p>
          </table:table-cell>
          <table:table-cell table:style-name="ce326" table:formula="of:=SUMPRODUCT(([Feedback_Replies.B2:.B156]=&quot;L1&quot;)*([Feedback_Replies.I2:.I156]=&quot;FAIL&quot;))" office:value-type="float" office:value="2">
            <text:p>2</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Feedback_Replies.B4:.B158];&quot;L2&quot;)" office:value-type="float" office:value="2">
            <text:p>2</text:p>
          </table:table-cell>
          <table:table-cell table:style-name="ce326" table:formula="of:=SUMPRODUCT(([Feedback_Replies.B2:.B156]=&quot;L2&quot;)*([Feedback_Replies.I2:.I156]=&quot;PASS&quot;))" office:value-type="float" office:value="2">
            <text:p>2</text:p>
          </table:table-cell>
          <table:table-cell table:style-name="ce326" table:formula="of:=SUMPRODUCT(([Feedback_Replies.B2:.B156]=&quot;L2&quot;)*([Feedback_Replies.I2:.I15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Feedback_Replies.B4:.B158];&quot;L3&quot;)" office:value-type="float" office:value="1">
            <text:p>1</text:p>
          </table:table-cell>
          <table:table-cell table:style-name="ce326" table:formula="of:=SUMPRODUCT(([Feedback_Replies.B2:.B156]=&quot;L3&quot;)*([Feedback_Replies.I2:.I156]=&quot;PASS&quot;))" office:value-type="float" office:value="1">
            <text:p>1</text:p>
          </table:table-cell>
          <table:table-cell table:style-name="ce326" table:formula="of:=SUMPRODUCT(([Feedback_Replies.B2:.B156]=&quot;L3&quot;)*([Feedback_Replies.I2:.I15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8"/>
          <table:table-cell table:style-name="ce298" office:value-type="string">
            <text:p>Planning Surveys</text:p>
          </table:table-cell>
          <table:table-cell table:style-name="ce298" table:number-columns-repeated="2"/>
          <table:table-cell table:style-name="ce327" table:number-columns-repeated="2"/>
          <table:table-cell table:style-name="ce325" table:number-columns-repeated="2"/>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Planning_Surveys.B4:.B158];&quot;L0&quot;)" office:value-type="float" office:value="5">
            <text:p>5</text:p>
          </table:table-cell>
          <table:table-cell table:style-name="ce326" table:formula="of:=SUMPRODUCT(([Planning_Surveys.B2:.B156]=&quot;L0&quot;)*([Planning_Surveys.I2:.I156]=&quot;PASS&quot;))" office:value-type="float" office:value="5">
            <text:p>5</text:p>
          </table:table-cell>
          <table:table-cell table:style-name="ce326" table:formula="of:=SUMPRODUCT(([Planning_Surveys.B2:.B156]=&quot;L0&quot;)*([Planning_Surveys.I2:.I15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Planning_Surveys.B4:.B158];&quot;L1&quot;)" office:value-type="float" office:value="85">
            <text:p>85</text:p>
          </table:table-cell>
          <table:table-cell table:style-name="ce326" table:formula="of:=SUMPRODUCT(([Planning_Surveys.B2:.B156]=&quot;L1&quot;)*([Planning_Surveys.I2:.I156]=&quot;PASS&quot;))" office:value-type="float" office:value="86">
            <text:p>86</text:p>
          </table:table-cell>
          <table:table-cell table:style-name="ce326" table:formula="of:=SUMPRODUCT(([Planning_Surveys.B2:.B156]=&quot;L1&quot;)*([Planning_Surveys.I2:.I156]=&quot;FAIL&quot;))" office:value-type="float" office:value="1">
            <text:p>1</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Planning_Surveys.B4:.B158];&quot;L2&quot;)" office:value-type="float" office:value="17">
            <text:p>17</text:p>
          </table:table-cell>
          <table:table-cell table:style-name="ce326" table:formula="of:=SUMPRODUCT(([Planning_Surveys.B2:.B156]=&quot;L2&quot;)*([Planning_Surveys.I2:.I156]=&quot;PASS&quot;))" office:value-type="float" office:value="14">
            <text:p>14</text:p>
          </table:table-cell>
          <table:table-cell table:style-name="ce326" table:formula="of:=SUMPRODUCT(([Planning_Surveys.B2:.B156]=&quot;L2&quot;)*([Planning_Surveys.I2:.I156]=&quot;FAIL&quot;))" office:value-type="float" office:value="3">
            <text:p>3</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3</text:p>
          </table:table-cell>
          <table:table-cell table:style-name="ce317" table:formula="of:=COUNTIF([Planning_Surveys.B4:.B158];&quot;L3&quot;)" office:value-type="float" office:value="2">
            <text:p>2</text:p>
          </table:table-cell>
          <table:table-cell table:style-name="ce326" table:formula="of:=SUMPRODUCT(([Planning_Surveys.B2:.B156]=&quot;L3&quot;)*([Planning_Surveys.I2:.I156]=&quot;PASS&quot;))" office:value-type="float" office:value="2">
            <text:p>2</text:p>
          </table:table-cell>
          <table:table-cell table:style-name="ce326" table:formula="of:=SUMPRODUCT(([Planning_Surveys.B2:.B156]=&quot;L3&quot;)*([Planning_Surveys.I2:.I15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8"/>
          <table:table-cell table:style-name="ce298" office:value-type="string">
            <text:p>Surveys &amp; Questionnaires</text:p>
          </table:table-cell>
          <table:table-cell table:style-name="ce298" table:number-columns-repeated="2"/>
          <table:table-cell table:style-name="ce327" table:number-columns-repeated="2"/>
          <table:table-cell table:style-name="ce325" table:number-columns-repeated="2"/>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0</text:p>
          </table:table-cell>
          <table:table-cell table:style-name="ce317" table:formula="of:=COUNTIF([Surveys_Questionnaires.B4:.B158];&quot;L0&quot;)" office:value-type="float" office:value="2">
            <text:p>2</text:p>
          </table:table-cell>
          <table:table-cell table:style-name="ce326" table:formula="of:=SUMPRODUCT(([Surveys_Questionnaires.B2:.B156]=&quot;L0&quot;)*([Surveys_Questionnaires.I2:.I156]=&quot;PASS&quot;))" office:value-type="float" office:value="2">
            <text:p>2</text:p>
          </table:table-cell>
          <table:table-cell table:style-name="ce326" table:formula="of:=SUMPRODUCT(([Surveys_Questionnaires.B2:.B156]=&quot;L0&quot;)*([Surveys_Questionnaires.I2:.I15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1</text:p>
          </table:table-cell>
          <table:table-cell table:style-name="ce317" table:formula="of:=COUNTIF([Surveys_Questionnaires.B4:.B158];&quot;L1&quot;)" office:value-type="float" office:value="54">
            <text:p>54</text:p>
          </table:table-cell>
          <table:table-cell table:style-name="ce326" table:formula="of:=SUMPRODUCT(([Surveys_Questionnaires.B2:.B156]=&quot;L1&quot;)*([Surveys_Questionnaires.I2:.I156]=&quot;PASS&quot;))" office:value-type="float" office:value="56">
            <text:p>56</text:p>
          </table:table-cell>
          <table:table-cell table:style-name="ce326" table:formula="of:=SUMPRODUCT(([Surveys_Questionnaires.B2:.B156]=&quot;L1&quot;)*([Surveys_Questionnaires.I2:.I156]=&quot;FAIL&quot;))" office:value-type="float" office:value="0">
            <text:p>0</text:p>
          </table:table-cell>
          <table:table-cell table:style-name="ce330"/>
          <table:table-cell table:style-name="ce297"/>
          <table:table-cell table:number-columns-repeated="3"/>
          <table:table-cell table:style-name="Default" table:number-columns-repeated="4"/>
          <table:table-cell table:style-name="ce395"/>
          <table:table-cell table:style-name="ce399"/>
          <table:table-cell table:number-columns-repeated="1006"/>
        </table:table-row>
        <table:table-row table:style-name="ro166">
          <table:table-cell/>
          <table:table-cell table:style-name="ce297" table:number-columns-repeated="2"/>
          <table:table-cell table:style-name="ce297" office:value-type="string">
            <text:p>L2</text:p>
          </table:table-cell>
          <table:table-cell table:style-name="ce317" table:formula="of:=COUNTIF([Surveys_Questionnaires.B4:.B158];&quot;L2&quot;)" office:value-type="float" office:value="5">
            <text:p>5</text:p>
          </table:table-cell>
          <table:table-cell table:style-name="ce326" table:formula="of:=SUMPRODUCT(([Surveys_Questionnaires.B2:.B156]=&quot;L2&quot;)*([Surveys_Questionnaires.I2:.I156]=&quot;PASS&quot;))" office:value-type="float" office:value="1">
            <text:p>1</text:p>
          </table:table-cell>
          <table:table-cell table:style-name="ce326" table:formula="of:=SUMPRODUCT(([Surveys_Questionnaires.B2:.B156]=&quot;L2&quot;)*([Surveys_Questionnaires.I2:.I156]=&quot;FAIL&quot;))" office:value-type="float" office:value="4">
            <text:p>4</text:p>
          </table:table-cell>
          <table:table-cell table:style-name="ce330"/>
          <table:table-cell table:style-name="ce297"/>
          <table:table-cell table:number-columns-repeated="3"/>
          <table:table-cell table:style-name="Default" table:number-columns-repeated="12"/>
          <table:table-cell table:number-columns-repeated="1000"/>
        </table:table-row>
        <table:table-row table:style-name="ro166">
          <table:table-cell/>
          <table:table-cell table:style-name="ce297" table:number-columns-repeated="2"/>
          <table:table-cell table:style-name="ce297" office:value-type="string">
            <text:p>L3</text:p>
          </table:table-cell>
          <table:table-cell table:style-name="ce317" table:formula="of:=COUNTIF([Surveys_Questionnaires.B4:.B158];&quot;L3&quot;)" office:value-type="float" office:value="0">
            <text:p>0</text:p>
          </table:table-cell>
          <table:table-cell table:style-name="ce326" table:formula="of:=SUMPRODUCT(([Surveys_Questionnaires.B2:.B156]=&quot;L3&quot;)*([Surveys_Questionnaires.I2:.I156]=&quot;PASS&quot;))" office:value-type="float" office:value="0">
            <text:p>0</text:p>
          </table:table-cell>
          <table:table-cell table:style-name="ce326" table:formula="of:=SUMPRODUCT(([Surveys_Questionnaires.B2:.B156]=&quot;L3&quot;)*([Surveys_Questionnaires.I2:.I156]=&quot;PASS&quot;))" office:value-type="float" office:value="0">
            <text:p>0</text:p>
          </table:table-cell>
          <table:table-cell table:style-name="ce330"/>
          <table:table-cell table:style-name="ce297"/>
          <table:table-cell table:number-columns-repeated="3"/>
          <table:table-cell table:style-name="Default" table:number-columns-repeated="12"/>
          <table:table-cell table:number-columns-repeated="1000"/>
        </table:table-row>
        <table:table-row table:style-name="ro166">
          <table:table-cell/>
          <table:table-cell table:style-name="ce298"/>
          <table:table-cell table:style-name="ce298" office:value-type="string">
            <text:p>Searching</text:p>
          </table:table-cell>
          <table:table-cell table:style-name="ce298" table:number-columns-repeated="2"/>
          <table:table-cell table:style-name="ce327" table:number-columns-repeated="2"/>
          <table:table-cell table:style-name="ce325" table:number-columns-repeated="2"/>
          <table:table-cell table:number-columns-repeated="3"/>
          <table:table-cell table:style-name="Default" table:number-columns-repeated="12"/>
          <table:table-cell table:number-columns-repeated="1000"/>
        </table:table-row>
        <table:table-row table:style-name="ro166">
          <table:table-cell/>
          <table:table-cell table:style-name="ce297" table:number-columns-repeated="2"/>
          <table:table-cell table:style-name="ce297" office:value-type="string">
            <text:p>L0</text:p>
          </table:table-cell>
          <table:table-cell table:style-name="ce317" table:formula="of:=COUNTIF([Searching.B4:.B158];&quot;L0&quot;)" office:value-type="float" office:value="0">
            <text:p>0</text:p>
          </table:table-cell>
          <table:table-cell table:style-name="ce326" table:formula="of:=SUMPRODUCT(([Searching.B2:.B156]=&quot;L0&quot;)*([Searching.I2:.I156]=&quot;PASS&quot;))" office:value-type="float" office:value="0">
            <text:p>0</text:p>
          </table:table-cell>
          <table:table-cell table:style-name="ce326" table:formula="of:=SUMPRODUCT(([Searching.B2:.B156]=&quot;L0&quot;)*([Searching.I2:.I156]=&quot;FAIL&quot;))" office:value-type="float" office:value="0">
            <text:p>0</text:p>
          </table:table-cell>
          <table:table-cell table:style-name="ce330"/>
          <table:table-cell table:style-name="ce297"/>
          <table:table-cell table:number-columns-repeated="1015"/>
        </table:table-row>
        <table:table-row table:style-name="ro166">
          <table:table-cell/>
          <table:table-cell table:style-name="ce297" table:number-columns-repeated="2"/>
          <table:table-cell table:style-name="ce297" office:value-type="string">
            <text:p>L1</text:p>
          </table:table-cell>
          <table:table-cell table:style-name="ce317" table:formula="of:=COUNTIF([Searching.B4:.B158];&quot;L1&quot;)" office:value-type="float" office:value="78">
            <text:p>78</text:p>
          </table:table-cell>
          <table:table-cell table:style-name="ce326" table:formula="of:=SUMPRODUCT(([Searching.B2:.B156]=&quot;L1&quot;)*([Searching.I2:.I156]=&quot;PASS&quot;))" office:value-type="float" office:value="76">
            <text:p>76</text:p>
          </table:table-cell>
          <table:table-cell table:style-name="ce326" table:formula="of:=SUMPRODUCT(([Searching.B2:.B156]=&quot;L1&quot;)*([Searching.I2:.I156]=&quot;FAIL&quot;))" office:value-type="float" office:value="4">
            <text:p>4</text:p>
          </table:table-cell>
          <table:table-cell table:style-name="ce330"/>
          <table:table-cell table:style-name="ce297"/>
          <table:table-cell table:number-columns-repeated="3"/>
          <table:table-cell office:value-type="string">
            <text:p>End-To-End Scenarios</text:p>
          </table:table-cell>
          <table:table-cell table:number-columns-repeated="1011"/>
        </table:table-row>
        <table:table-row table:style-name="ro166">
          <table:table-cell/>
          <table:table-cell table:style-name="ce297" table:number-columns-repeated="2"/>
          <table:table-cell table:style-name="ce297" office:value-type="string">
            <text:p>L2</text:p>
          </table:table-cell>
          <table:table-cell table:style-name="ce317" table:formula="of:=COUNTIF([Searching.B4:.B158];&quot;L2&quot;)" office:value-type="float" office:value="0">
            <text:p>0</text:p>
          </table:table-cell>
          <table:table-cell table:style-name="ce326" table:formula="of:=SUMPRODUCT(([Searching.B2:.B156]=&quot;L2&quot;)*([Searching.I2:.I156]=&quot;PASS&quot;))" office:value-type="float" office:value="0">
            <text:p>0</text:p>
          </table:table-cell>
          <table:table-cell table:style-name="ce326" table:formula="of:=SUMPRODUCT(([Searching.B2:.B156]=&quot;L2&quot;)*([Searching.I2:.I156]=&quot;FAIL&quot;))" office:value-type="float" office:value="0">
            <text:p>0</text:p>
          </table:table-cell>
          <table:table-cell table:style-name="ce330"/>
          <table:table-cell table:style-name="ce297"/>
          <table:table-cell table:number-columns-repeated="3"/>
          <table:table-cell office:value-type="string">
            <text:p>Performance Sheet needs to added here itself</text:p>
          </table:table-cell>
          <table:table-cell table:number-columns-repeated="1011"/>
        </table:table-row>
        <table:table-row table:style-name="ro166">
          <table:table-cell/>
          <table:table-cell table:style-name="ce297" table:number-columns-repeated="2"/>
          <table:table-cell table:style-name="ce297" office:value-type="string">
            <text:p>L3</text:p>
          </table:table-cell>
          <table:table-cell table:style-name="ce317" table:formula="of:=COUNTIF([Searching.B4:.B158];&quot;L3&quot;)" office:value-type="float" office:value="2">
            <text:p>2</text:p>
          </table:table-cell>
          <table:table-cell table:style-name="ce326" table:formula="of:=SUMPRODUCT(([Searching.B2:.B156]=&quot;L3&quot;)*([Searching.I2:.I156]=&quot;PASS&quot;))" office:value-type="float" office:value="2">
            <text:p>2</text:p>
          </table:table-cell>
          <table:table-cell table:style-name="ce326" table:formula="of:=SUMPRODUCT(([Searching.B2:.B156]=&quot;L3&quot;)*([Searching.I2:.I156]=&quot;FAIL&quot;))" office:value-type="float" office:value="0">
            <text:p>0</text:p>
          </table:table-cell>
          <table:table-cell table:style-name="ce330"/>
          <table:table-cell table:style-name="ce297"/>
          <table:table-cell table:number-columns-repeated="3"/>
          <table:table-cell office:value-type="string">
            <text:p>Security Test Cases</text:p>
          </table:table-cell>
          <table:table-cell/>
          <table:table-cell table:style-name="ce297"/>
          <table:table-cell table:number-columns-repeated="1009"/>
        </table:table-row>
        <table:table-row table:style-name="ro166">
          <table:table-cell/>
          <table:table-cell table:style-name="ce298"/>
          <table:table-cell table:style-name="ce298" office:value-type="string">
            <text:p>Scoping</text:p>
          </table:table-cell>
          <table:table-cell table:style-name="ce298" table:number-columns-repeated="2"/>
          <table:table-cell table:style-name="ce327" table:number-columns-repeated="2"/>
          <table:table-cell table:style-name="ce325" table:number-columns-repeated="2"/>
          <table:table-cell table:number-columns-repeated="3"/>
          <table:table-cell office:value-type="string">
            <text:p>write db test cases</text:p>
          </table:table-cell>
          <table:table-cell/>
          <table:table-cell table:style-name="ce297"/>
          <table:table-cell table:number-columns-repeated="1009"/>
        </table:table-row>
        <table:table-row table:style-name="ro166">
          <table:table-cell/>
          <table:table-cell table:style-name="ce297" table:number-columns-repeated="2"/>
          <table:table-cell table:style-name="ce297" office:value-type="string">
            <text:p>L0</text:p>
          </table:table-cell>
          <table:table-cell table:style-name="ce317" table:formula="of:=COUNTIF([Scoping.B4:.B155];&quot;L0&quot;)" office:value-type="float" office:value="5">
            <text:p>5</text:p>
          </table:table-cell>
          <table:table-cell table:style-name="ce326" table:formula="of:=SUMPRODUCT(([Scoping.B2:.B153]=&quot;L0&quot;)*([Scoping.I2:.I153]=&quot;PASS&quot;))" office:value-type="float" office:value="5">
            <text:p>5</text:p>
          </table:table-cell>
          <table:table-cell table:style-name="ce326" table:formula="of:=SUMPRODUCT(([Scoping.B2:.B153]=&quot;L0&quot;)*([Scoping.I2:.I153]=&quot;FAIL&quot;))" office:value-type="float" office:value="0">
            <text:p>0</text:p>
          </table:table-cell>
          <table:table-cell table:style-name="ce330"/>
          <table:table-cell table:style-name="ce297"/>
          <table:table-cell table:number-columns-repeated="3"/>
          <table:table-cell office:value-type="string">
            <text:p>Logging test case (channels.log) file verifications</text:p>
          </table:table-cell>
          <table:table-cell/>
          <table:table-cell table:style-name="ce297"/>
          <table:table-cell table:number-columns-repeated="1009"/>
        </table:table-row>
        <table:table-row table:style-name="ro166">
          <table:table-cell/>
          <table:table-cell table:style-name="ce297" table:number-columns-repeated="2"/>
          <table:table-cell table:style-name="ce297" office:value-type="string">
            <text:p>L1</text:p>
          </table:table-cell>
          <table:table-cell table:style-name="ce317" table:formula="of:=COUNTIF([Scoping.B4:.B155];&quot;L1&quot;)" office:value-type="float" office:value="57">
            <text:p>57</text:p>
          </table:table-cell>
          <table:table-cell table:style-name="ce326" table:formula="of:=SUMPRODUCT(([Scoping.B2:.B153]=&quot;L1&quot;)*([Scoping.I2:.I153]=&quot;PASS&quot;))" office:value-type="float" office:value="56">
            <text:p>56</text:p>
          </table:table-cell>
          <table:table-cell table:style-name="ce326" table:formula="of:=SUMPRODUCT(([Scoping.B2:.B153]=&quot;L1&quot;)*([Scoping.I2:.I153]=&quot;FAIL&quot;))" office:value-type="float" office:value="0">
            <text:p>0</text:p>
          </table:table-cell>
          <table:table-cell table:style-name="ce330"/>
          <table:table-cell table:style-name="ce297"/>
          <table:table-cell table:number-columns-repeated="3"/>
          <table:table-cell office:value-type="string">
            <text:p>Use sci methods (like inpods Truth table and all)</text:p>
          </table:table-cell>
          <table:table-cell/>
          <table:table-cell table:style-name="ce297"/>
          <table:table-cell table:number-columns-repeated="1009"/>
        </table:table-row>
        <table:table-row table:style-name="ro166">
          <table:table-cell/>
          <table:table-cell table:style-name="ce297" table:number-columns-repeated="2"/>
          <table:table-cell table:style-name="ce297" office:value-type="string">
            <text:p>L2</text:p>
          </table:table-cell>
          <table:table-cell table:style-name="ce317" table:formula="of:=COUNTIF([Scoping.B4:.B155];&quot;L2&quot;)" office:value-type="float" office:value="6">
            <text:p>6</text:p>
          </table:table-cell>
          <table:table-cell table:style-name="ce326" table:formula="of:=SUMPRODUCT(([Scoping.B2:.B153]=&quot;L2&quot;)*([Scoping.I2:.I153]=&quot;PASS&quot;))" office:value-type="float" office:value="4">
            <text:p>4</text:p>
          </table:table-cell>
          <table:table-cell table:style-name="ce326" table:formula="of:=SUMPRODUCT(([Scoping.B2:.B153]=&quot;L2&quot;)*([Scoping.I2:.I153]=&quot;FAIL&quot;))" office:value-type="float" office:value="1">
            <text:p>1</text:p>
          </table:table-cell>
          <table:table-cell table:style-name="ce330"/>
          <table:table-cell table:style-name="ce297"/>
          <table:table-cell table:number-columns-repeated="5"/>
          <table:table-cell table:style-name="ce297"/>
          <table:table-cell table:number-columns-repeated="1009"/>
        </table:table-row>
        <table:table-row table:style-name="ro166">
          <table:table-cell/>
          <table:table-cell table:style-name="ce297" table:number-columns-repeated="2"/>
          <table:table-cell table:style-name="ce297" office:value-type="string">
            <text:p>L3</text:p>
          </table:table-cell>
          <table:table-cell table:style-name="ce317" table:formula="of:=COUNTIF([Scoping.B4:.B155];&quot;L3&quot;)" office:value-type="float" office:value="0">
            <text:p>0</text:p>
          </table:table-cell>
          <table:table-cell table:style-name="ce326" table:formula="of:=SUMPRODUCT(([Scoping.B2:.B153]=&quot;L3&quot;)*([Scoping.I2:.I153]=&quot;PASS&quot;))" office:value-type="float" office:value="0">
            <text:p>0</text:p>
          </table:table-cell>
          <table:table-cell table:style-name="ce326" table:formula="of:=SUMPRODUCT(([Scoping.B2:.B153]=&quot;L3&quot;)*([Scoping.I2:.I153]=&quot;PASS&quot;))" office:value-type="float" office:value="0">
            <text:p>0</text:p>
          </table:table-cell>
          <table:table-cell table:style-name="ce330"/>
          <table:table-cell table:style-name="ce297"/>
          <table:table-cell table:number-columns-repeated="1015"/>
        </table:table-row>
        <table:table-row table:style-name="ro166">
          <table:table-cell/>
          <table:table-cell table:style-name="ce298"/>
          <table:table-cell table:style-name="ce298" office:value-type="string">
            <text:p>Improving</text:p>
          </table:table-cell>
          <table:table-cell table:style-name="ce298" table:number-columns-repeated="2"/>
          <table:table-cell table:style-name="ce321" table:number-columns-repeated="2"/>
          <table:table-cell table:style-name="ce298" table:number-columns-repeated="2"/>
          <table:table-cell table:number-columns-repeated="1015"/>
        </table:table-row>
        <table:table-row table:style-name="ro166">
          <table:table-cell table:number-columns-repeated="3"/>
          <table:table-cell table:style-name="ce297" office:value-type="string">
            <text:p>L0</text:p>
          </table:table-cell>
          <table:table-cell table:style-name="ce317" table:formula="of:=COUNTIF([Improving.B4:.B158];&quot;L0&quot;)" office:value-type="float" office:value="2">
            <text:p>2</text:p>
          </table:table-cell>
          <table:table-cell table:style-name="ce326" table:formula="of:=SUMPRODUCT(([Improving.B2:.B156]=&quot;L0&quot;)*([Improving.I2:.I156]=&quot;PASS&quot;))" office:value-type="float" office:value="1">
            <text:p>1</text:p>
          </table:table-cell>
          <table:table-cell table:style-name="ce326" table:formula="of:=SUMPRODUCT(([Improving.B2:.B156]=&quot;L0&quot;)*([Improving.I2:.I156]=&quot;FAIL&quot;))" office:value-type="float" office:value="0">
            <text:p>0</text:p>
          </table:table-cell>
          <table:table-cell table:style-name="ce330"/>
          <table:table-cell table:style-name="ce297"/>
          <table:table-cell table:number-columns-repeated="3"/>
          <table:table-cell table:style-name="ce394" office:value-type="string">
            <text:p>DSR</text:p>
          </table:table-cell>
          <table:table-cell/>
          <table:table-cell table:style-name="ce394" office:value-type="string">
            <text:p>Test Data like School sec</text:p>
          </table:table-cell>
          <table:table-cell table:number-columns-repeated="1009"/>
        </table:table-row>
        <table:table-row table:style-name="ro166">
          <table:table-cell table:number-columns-repeated="3"/>
          <table:table-cell table:style-name="ce297" office:value-type="string">
            <text:p>L1</text:p>
          </table:table-cell>
          <table:table-cell table:style-name="ce317" table:formula="of:=COUNTIF([Improving.B4:.B158];&quot;L1&quot;)" office:value-type="float" office:value="82">
            <text:p>82</text:p>
          </table:table-cell>
          <table:table-cell table:style-name="ce326" table:formula="of:=SUMPRODUCT(([Improving.B2:.B156]=&quot;L1&quot;)*([Improving.I2:.I156]=&quot;PASS&quot;))" office:value-type="float" office:value="71">
            <text:p>71</text:p>
          </table:table-cell>
          <table:table-cell table:style-name="ce326" table:formula="of:=SUMPRODUCT(([Improving.B2:.B156]=&quot;L1&quot;)*([Improving.I2:.I156]=&quot;FAIL&quot;))" office:value-type="float" office:value="0">
            <text:p>0</text:p>
          </table:table-cell>
          <table:table-cell table:style-name="ce330"/>
          <table:table-cell table:style-name="ce297"/>
          <table:table-cell table:number-columns-repeated="3"/>
          <table:table-cell office:value-type="string">
            <text:p>Like Symform</text:p>
          </table:table-cell>
          <table:table-cell table:number-columns-repeated="1011"/>
        </table:table-row>
        <table:table-row table:style-name="ro166">
          <table:table-cell table:number-columns-repeated="3"/>
          <table:table-cell table:style-name="ce297" office:value-type="string">
            <text:p>L2</text:p>
          </table:table-cell>
          <table:table-cell table:style-name="ce317" table:formula="of:=COUNTIF([Improving.B4:.B158];&quot;L2&quot;)" office:value-type="float" office:value="2">
            <text:p>2</text:p>
          </table:table-cell>
          <table:table-cell table:style-name="ce326" table:formula="of:=SUMPRODUCT(([Improving.B2:.B156]=&quot;L2&quot;)*([Improving.I2:.I156]=&quot;PASS&quot;))" office:value-type="float" office:value="2">
            <text:p>2</text:p>
          </table:table-cell>
          <table:table-cell table:style-name="ce326" table:formula="of:=SUMPRODUCT(([Improving.B2:.B156]=&quot;L2&quot;)*([Improving.I2:.I156]=&quot;FAIL&quot;))" office:value-type="float" office:value="0">
            <text:p>0</text:p>
          </table:table-cell>
          <table:table-cell table:style-name="ce330"/>
          <table:table-cell table:style-name="ce297"/>
          <table:table-cell table:number-columns-repeated="1015"/>
        </table:table-row>
        <table:table-row table:style-name="ro166">
          <table:table-cell table:number-columns-repeated="3"/>
          <table:table-cell table:style-name="ce297" office:value-type="string">
            <text:p>L3</text:p>
          </table:table-cell>
          <table:table-cell table:style-name="ce317" table:formula="of:=COUNTIF([Improving.B4:.B158];&quot;L3&quot;)" office:value-type="float" office:value="0">
            <text:p>0</text:p>
          </table:table-cell>
          <table:table-cell table:style-name="ce326" table:formula="of:=SUMPRODUCT(([Improving.B2:.B156]=&quot;L3&quot;)*([Improving.I2:.I156]=&quot;PASS&quot;))" office:value-type="float" office:value="0">
            <text:p>0</text:p>
          </table:table-cell>
          <table:table-cell table:style-name="ce326" table:formula="of:=SUMPRODUCT(([Improving.B2:.B156]=&quot;L3&quot;)*([Improving.I2:.I156]=&quot;FAIL&quot;))" office:value-type="float" office:value="0">
            <text:p>0</text:p>
          </table:table-cell>
          <table:table-cell table:style-name="ce330"/>
          <table:table-cell table:style-name="ce297"/>
          <table:table-cell table:number-columns-repeated="1015"/>
        </table:table-row>
        <table:table-row table:style-name="ro166">
          <table:table-cell/>
          <table:table-cell table:style-name="ce298"/>
          <table:table-cell table:style-name="ce298" office:value-type="string">
            <text:p>Entities</text:p>
          </table:table-cell>
          <table:table-cell table:style-name="ce298"/>
          <table:table-cell table:style-name="ce298"/>
          <table:table-cell table:style-name="ce321" table:number-columns-repeated="2"/>
          <table:table-cell table:style-name="ce298" table:number-columns-repeated="2"/>
          <table:table-cell table:number-columns-repeated="1015"/>
        </table:table-row>
        <table:table-row table:style-name="ro166">
          <table:table-cell table:number-columns-repeated="2"/>
          <table:table-cell table:style-name="ce297"/>
          <table:table-cell table:style-name="ce297" office:value-type="string">
            <text:p>L0</text:p>
          </table:table-cell>
          <table:table-cell table:style-name="ce317" table:formula="of:=COUNTIF([Entities.B4:.B158];&quot;L0&quot;)" office:value-type="float" office:value="17">
            <text:p>17</text:p>
          </table:table-cell>
          <table:table-cell table:style-name="ce326" table:formula="of:=SUMPRODUCT(([Entities.B2:.B156]=&quot;L0&quot;)*([Entities.I2:.I156]=&quot;PASS&quot;))" office:value-type="float" office:value="14">
            <text:p>14</text:p>
          </table:table-cell>
          <table:table-cell table:style-name="ce326" table:formula="of:=SUMPRODUCT(([Entities.B2:.B156]=&quot;L0&quot;)*([Entities.I2:.I156]=&quot;FAIL&quot;))" office:value-type="float" office:value="4">
            <text:p>4</text:p>
          </table:table-cell>
          <table:table-cell table:style-name="ce330"/>
          <table:table-cell table:style-name="ce297"/>
          <table:table-cell table:number-columns-repeated="1015"/>
        </table:table-row>
        <table:table-row table:style-name="ro166">
          <table:table-cell table:number-columns-repeated="2"/>
          <table:table-cell table:style-name="ce309"/>
          <table:table-cell table:style-name="ce297" office:value-type="string">
            <text:p>L1</text:p>
          </table:table-cell>
          <table:table-cell table:style-name="ce317" table:formula="of:=COUNTIF([Entities.B4:.B158];&quot;L1&quot;)" office:value-type="float" office:value="127">
            <text:p>127</text:p>
          </table:table-cell>
          <table:table-cell table:style-name="ce326" table:formula="of:=SUMPRODUCT(([Entities.B2:.B156]=&quot;L1&quot;)*([Entities.I2:.I156]=&quot;PASS&quot;))" office:value-type="float" office:value="121">
            <text:p>121</text:p>
          </table:table-cell>
          <table:table-cell table:style-name="ce326" table:formula="of:=SUMPRODUCT(([Entities.B2:.B156]=&quot;L1&quot;)*([Entities.I2:.I156]=&quot;FAIL&quot;))" office:value-type="float" office:value="4">
            <text:p>4</text:p>
          </table:table-cell>
          <table:table-cell table:style-name="ce330"/>
          <table:table-cell table:style-name="ce297"/>
          <table:table-cell table:number-columns-repeated="1015"/>
        </table:table-row>
        <table:table-row table:style-name="ro166">
          <table:table-cell table:number-columns-repeated="2"/>
          <table:table-cell table:style-name="ce297"/>
          <table:table-cell table:style-name="ce297" office:value-type="string">
            <text:p>L2</text:p>
          </table:table-cell>
          <table:table-cell table:style-name="ce317" table:formula="of:=COUNTIF([Entities.B4:.B158];&quot;L2&quot;)" office:value-type="float" office:value="11">
            <text:p>11</text:p>
          </table:table-cell>
          <table:table-cell table:style-name="ce326" table:formula="of:=SUMPRODUCT(([Entities.B2:.B156]=&quot;L2&quot;)*([Entities.I2:.I156]=&quot;PASS&quot;))" office:value-type="float" office:value="0">
            <text:p>0</text:p>
          </table:table-cell>
          <table:table-cell table:style-name="ce326" table:formula="of:=SUMPRODUCT(([Entities.B2:.B156]=&quot;L2&quot;)*([Entities.I2:.I156]=&quot;FAIL&quot;))" office:value-type="float" office:value="12">
            <text:p>12</text:p>
          </table:table-cell>
          <table:table-cell table:style-name="ce330"/>
          <table:table-cell table:style-name="ce297"/>
          <table:table-cell table:number-columns-repeated="1015"/>
        </table:table-row>
        <table:table-row table:style-name="ro166">
          <table:table-cell table:number-columns-repeated="2"/>
          <table:table-cell table:style-name="ce297"/>
          <table:table-cell table:style-name="ce297" office:value-type="string">
            <text:p>L3</text:p>
          </table:table-cell>
          <table:table-cell table:style-name="ce317" table:formula="of:=COUNTIF([Entities.B4:.B158];&quot;L3&quot;)" office:value-type="float" office:value="0">
            <text:p>0</text:p>
          </table:table-cell>
          <table:table-cell table:style-name="ce326" table:formula="of:=SUMPRODUCT(([Entities.B2:.B156]=&quot;L3&quot;)*([Entities.I2:.I156]=&quot;PASS&quot;))" office:value-type="float" office:value="0">
            <text:p>0</text:p>
          </table:table-cell>
          <table:table-cell table:style-name="ce326" table:formula="of:=SUMPRODUCT(([Entities.B2:.B156]=&quot;L3&quot;)*([Entities.I2:.I156]=&quot;FAIL&quot;))" office:value-type="float" office:value="0">
            <text:p>0</text:p>
          </table:table-cell>
          <table:table-cell table:style-name="ce330"/>
          <table:table-cell table:style-name="ce297"/>
          <table:table-cell table:number-columns-repeated="1015"/>
        </table:table-row>
        <table:table-row table:style-name="ro166">
          <table:table-cell/>
          <table:table-cell table:style-name="ce298"/>
          <table:table-cell table:style-name="ce298" office:value-type="string">
            <text:p>Learning</text:p>
          </table:table-cell>
          <table:table-cell table:style-name="ce298" table:number-columns-repeated="2"/>
          <table:table-cell table:style-name="ce321" table:number-columns-repeated="2"/>
          <table:table-cell table:style-name="ce298" table:number-columns-repeated="2"/>
          <table:table-cell table:number-columns-repeated="1015"/>
        </table:table-row>
        <table:table-row table:style-name="ro166">
          <table:table-cell table:number-columns-repeated="2"/>
          <table:table-cell table:style-name="ce297"/>
          <table:table-cell table:style-name="ce297" office:value-type="string">
            <text:p>L0</text:p>
          </table:table-cell>
          <table:table-cell table:style-name="ce317" table:formula="of:=COUNTIF([Learning.B4:.B158];&quot;L0&quot;)" office:value-type="float" office:value="1">
            <text:p>1</text:p>
          </table:table-cell>
          <table:table-cell table:style-name="ce328" table:formula="of:=SUMPRODUCT(([Learning.B2:.B156]=&quot;L0&quot;)*([Learning.I2:.I156]=&quot;PASS&quot;))" office:value-type="float" office:value="1">
            <text:p>1</text:p>
          </table:table-cell>
          <table:table-cell table:style-name="ce326" table:formula="of:=SUMPRODUCT(([Learning.B2:.B156]=&quot;L0&quot;)*([Learning.I2:.I156]=&quot;FAIL&quot;))" office:value-type="float" office:value="0">
            <text:p>0</text:p>
          </table:table-cell>
          <table:table-cell table:style-name="ce330"/>
          <table:table-cell table:style-name="ce297"/>
          <table:table-cell table:number-columns-repeated="1015"/>
        </table:table-row>
        <table:table-row table:style-name="ro166">
          <table:table-cell table:number-columns-repeated="2"/>
          <table:table-cell table:style-name="ce309"/>
          <table:table-cell table:style-name="ce297" office:value-type="string">
            <text:p>L1</text:p>
          </table:table-cell>
          <table:table-cell table:style-name="ce317" table:formula="of:=COUNTIF([Learning.B4:.B158];&quot;L1&quot;)" office:value-type="float" office:value="109">
            <text:p>109</text:p>
          </table:table-cell>
          <table:table-cell table:style-name="ce328" table:formula="of:=SUMPRODUCT(([Learning.B2:.B156]=&quot;L1&quot;)*([Learning.I2:.I156]=&quot;PASS&quot;))" office:value-type="float" office:value="98">
            <text:p>98</text:p>
          </table:table-cell>
          <table:table-cell table:style-name="ce326" table:formula="of:=SUMPRODUCT(([Learning.B2:.B156]=&quot;L1&quot;)*([Learning.I2:.I156]=&quot;FAIL&quot;))" office:value-type="float" office:value="0">
            <text:p>0</text:p>
          </table:table-cell>
          <table:table-cell table:style-name="ce330"/>
          <table:table-cell table:style-name="ce297"/>
          <table:table-cell table:number-columns-repeated="1015"/>
        </table:table-row>
        <table:table-row table:style-name="ro166">
          <table:table-cell table:number-columns-repeated="2"/>
          <table:table-cell table:style-name="ce297"/>
          <table:table-cell table:style-name="ce297" office:value-type="string">
            <text:p>L2</text:p>
          </table:table-cell>
          <table:table-cell table:style-name="ce317" table:formula="of:=COUNTIF([Learning.B4:.B158];&quot;L2&quot;)" office:value-type="float" office:value="2">
            <text:p>2</text:p>
          </table:table-cell>
          <table:table-cell table:style-name="ce328" table:formula="of:=SUMPRODUCT(([Learning.B2:.B156]=&quot;L2&quot;)*([Learning.I2:.I156]=&quot;PASS&quot;))" office:value-type="float" office:value="2">
            <text:p>2</text:p>
          </table:table-cell>
          <table:table-cell table:style-name="ce326" table:formula="of:=SUMPRODUCT(([Learning.B2:.B156]=&quot;L1&quot;)*([Learning.I2:.I156]=&quot;FAIL&quot;))" office:value-type="float" office:value="0">
            <text:p>0</text:p>
          </table:table-cell>
          <table:table-cell table:style-name="ce330"/>
          <table:table-cell table:style-name="ce297"/>
          <table:table-cell table:number-columns-repeated="1015"/>
        </table:table-row>
        <table:table-row table:style-name="ro166">
          <table:table-cell table:number-columns-repeated="2"/>
          <table:table-cell table:style-name="ce297"/>
          <table:table-cell table:style-name="ce297" office:value-type="string">
            <text:p>L3</text:p>
          </table:table-cell>
          <table:table-cell table:style-name="ce317" table:formula="of:=COUNTIF([Learning.B4:.B158];&quot;L3&quot;)" office:value-type="float" office:value="0">
            <text:p>0</text:p>
          </table:table-cell>
          <table:table-cell table:style-name="ce328" table:formula="of:=SUMPRODUCT(([Learning.B2:.B156]=&quot;L3&quot;)*([Learning.I2:.I156]=&quot;PASS&quot;))" office:value-type="float" office:value="0">
            <text:p>0</text:p>
          </table:table-cell>
          <table:table-cell table:style-name="ce326" table:formula="of:=SUMPRODUCT(([Learning.B2:.B156]=&quot;L3&quot;)*([Learning.I2:.I156]=&quot;FAIL&quot;))" office:value-type="float" office:value="0">
            <text:p>0</text:p>
          </table:table-cell>
          <table:table-cell table:style-name="ce330"/>
          <table:table-cell table:style-name="ce297"/>
          <table:table-cell table:number-columns-repeated="1015"/>
        </table:table-row>
        <table:table-row table:style-name="ro166">
          <table:table-cell/>
          <table:table-cell table:style-name="ce298"/>
          <table:table-cell table:style-name="ce298" office:value-type="string">
            <text:p>Help</text:p>
          </table:table-cell>
          <table:table-cell table:style-name="ce298" table:number-columns-repeated="2"/>
          <table:table-cell table:style-name="ce321" table:number-columns-repeated="2"/>
          <table:table-cell table:style-name="ce298" table:number-columns-repeated="2"/>
          <table:table-cell table:number-columns-repeated="1015"/>
        </table:table-row>
        <table:table-row table:style-name="ro166">
          <table:table-cell table:number-columns-repeated="2"/>
          <table:table-cell table:style-name="ce297"/>
          <table:table-cell table:style-name="ce297" office:value-type="string">
            <text:p>L0</text:p>
          </table:table-cell>
          <table:table-cell table:style-name="ce317" table:formula="of:=COUNTIF([Help.B4:.B158];&quot;L0&quot;)" office:value-type="float" office:value="0">
            <text:p>0</text:p>
          </table:table-cell>
          <table:table-cell table:style-name="ce326" table:formula="of:=SUMPRODUCT(([Help.B2:.B156]=&quot;L0&quot;)*([Help.I2:.I156]=&quot;PASS&quot;))" office:value-type="float" office:value="0">
            <text:p>0</text:p>
          </table:table-cell>
          <table:table-cell table:style-name="ce326" table:formula="of:=SUMPRODUCT(([Help.B2:.B156]=&quot;L0&quot;)*([Help.I2:.I156]=&quot;FAIL&quot;))" office:value-type="float" office:value="0">
            <text:p>0</text:p>
          </table:table-cell>
          <table:table-cell table:style-name="ce330"/>
          <table:table-cell table:style-name="ce297"/>
          <table:table-cell table:number-columns-repeated="1015"/>
        </table:table-row>
        <table:table-row table:style-name="ro166">
          <table:table-cell table:number-columns-repeated="2"/>
          <table:table-cell table:style-name="ce309"/>
          <table:table-cell table:style-name="ce297" office:value-type="string">
            <text:p>L1</text:p>
          </table:table-cell>
          <table:table-cell table:style-name="ce317" table:formula="of:=COUNTIF([Help.B4:.B158];&quot;L1&quot;)" office:value-type="float" office:value="0">
            <text:p>0</text:p>
          </table:table-cell>
          <table:table-cell table:style-name="ce326" table:formula="of:=SUMPRODUCT(([Help.B2:.B156]=&quot;L1&quot;)*([Help.I2:.I156]=&quot;PASS&quot;))" office:value-type="float" office:value="0">
            <text:p>0</text:p>
          </table:table-cell>
          <table:table-cell table:style-name="ce326" table:formula="of:=SUMPRODUCT(([Help.B2:.B156]=&quot;L1&quot;)*([Help.I2:.I156]=&quot;FAIL&quot;))" office:value-type="float" office:value="0">
            <text:p>0</text:p>
          </table:table-cell>
          <table:table-cell table:style-name="ce330"/>
          <table:table-cell table:style-name="ce297"/>
          <table:table-cell table:number-columns-repeated="1015"/>
        </table:table-row>
        <table:table-row table:style-name="ro166">
          <table:table-cell table:number-columns-repeated="2"/>
          <table:table-cell table:style-name="ce297"/>
          <table:table-cell table:style-name="ce297" office:value-type="string">
            <text:p>L2</text:p>
          </table:table-cell>
          <table:table-cell table:style-name="ce317" table:formula="of:=COUNTIF([Help.B4:.B158];&quot;L2&quot;)" office:value-type="float" office:value="0">
            <text:p>0</text:p>
          </table:table-cell>
          <table:table-cell table:style-name="ce326" table:formula="of:=SUMPRODUCT(([Help.B2:.B156]=&quot;L2&quot;)*([Help.I2:.I156]=&quot;PASS&quot;))" office:value-type="float" office:value="0">
            <text:p>0</text:p>
          </table:table-cell>
          <table:table-cell table:style-name="ce326" table:formula="of:=SUMPRODUCT(([Help.B2:.B156]=&quot;L2&quot;)*([Help.I2:.I156]=&quot;FAIL&quot;))" office:value-type="float" office:value="0">
            <text:p>0</text:p>
          </table:table-cell>
          <table:table-cell table:style-name="ce330"/>
          <table:table-cell table:style-name="ce297"/>
          <table:table-cell table:number-columns-repeated="1015"/>
        </table:table-row>
        <table:table-row table:style-name="ro166">
          <table:table-cell table:number-columns-repeated="2"/>
          <table:table-cell table:style-name="ce297"/>
          <table:table-cell table:style-name="ce297" office:value-type="string">
            <text:p>L3</text:p>
          </table:table-cell>
          <table:table-cell table:style-name="ce317" table:formula="of:=COUNTIF([Help.B4:.B158];&quot;L3&quot;)" office:value-type="float" office:value="0">
            <text:p>0</text:p>
          </table:table-cell>
          <table:table-cell table:style-name="ce326" table:formula="of:=SUMPRODUCT(([Help.B2:.B156]=&quot;L3&quot;)*([Help.I2:.I156]=&quot;PASS&quot;))" office:value-type="float" office:value="0">
            <text:p>0</text:p>
          </table:table-cell>
          <table:table-cell table:style-name="ce326" table:formula="of:=SUMPRODUCT(([Help.B2:.B156]=&quot;L3&quot;)*([Help.I2:.I156]=&quot;FAIL&quot;))" office:value-type="float" office:value="0">
            <text:p>0</text:p>
          </table:table-cell>
          <table:table-cell table:style-name="ce330"/>
          <table:table-cell table:style-name="ce297"/>
          <table:table-cell table:number-columns-repeated="1015"/>
        </table:table-row>
        <table:table-row table:style-name="ro166">
          <table:table-cell/>
          <table:table-cell table:style-name="ce299"/>
          <table:table-cell table:style-name="ce298" office:value-type="string">
            <text:p>Task &amp; Flow panel</text:p>
          </table:table-cell>
          <table:table-cell table:style-name="ce298" table:number-columns-repeated="6"/>
          <table:table-cell table:number-columns-repeated="1015"/>
        </table:table-row>
        <table:table-row table:style-name="ro166">
          <table:table-cell table:number-columns-repeated="3"/>
          <table:table-cell table:style-name="ce310" office:value-type="string">
            <text:p>L0</text:p>
          </table:table-cell>
          <table:table-cell table:style-name="ce320" table:formula="of:=COUNTIF([Task_Flow_Panel.B4:.B158];&quot;L0&quot;)" office:value-type="float" office:value="12">
            <text:p>12</text:p>
          </table:table-cell>
          <table:table-cell table:style-name="ce320" table:formula="of:=SUMPRODUCT(([Task_Flow_Panel.B2:.B156]=&quot;L0&quot;)*([Task_Flow_Panel.I2:.I156]=&quot;PASS&quot;))" office:value-type="float" office:value="13">
            <text:p>13</text:p>
          </table:table-cell>
          <table:table-cell table:style-name="ce320" table:formula="of:=SUMPRODUCT(([Task_Flow_Panel.B2:.B156]=&quot;L0&quot;)*([Task_Flow_Panel.I2:.I156]=&quot;FAIL&quot;))" office:value-type="float" office:value="1">
            <text:p>1</text:p>
          </table:table-cell>
          <table:table-cell table:number-columns-repeated="1017"/>
        </table:table-row>
        <table:table-row table:style-name="ro166">
          <table:table-cell table:number-columns-repeated="3"/>
          <table:table-cell table:style-name="ce297" office:value-type="string">
            <text:p>L1</text:p>
          </table:table-cell>
          <table:table-cell table:style-name="ce320" table:formula="of:=COUNTIF([Task_Flow_Panel.B4:.B158];&quot;L1&quot;)" office:value-type="float" office:value="79">
            <text:p>79</text:p>
          </table:table-cell>
          <table:table-cell table:style-name="ce320" table:formula="of:=SUMPRODUCT(([Task_Flow_Panel.B2:.B156]=&quot;L1&quot;)*([Task_Flow_Panel.I2:.I156]=&quot;PASS&quot;))" office:value-type="float" office:value="79">
            <text:p>79</text:p>
          </table:table-cell>
          <table:table-cell table:style-name="ce320" table:formula="of:=SUMPRODUCT(([Task_Flow_Panel.B2:.B156]=&quot;L1&quot;)*([Task_Flow_Panel.I2:.I156]=&quot;FAIL&quot;))" office:value-type="float" office:value="0">
            <text:p>0</text:p>
          </table:table-cell>
          <table:table-cell table:number-columns-repeated="1017"/>
        </table:table-row>
        <table:table-row table:style-name="ro166">
          <table:table-cell table:number-columns-repeated="3"/>
          <table:table-cell table:style-name="ce297" office:value-type="string">
            <text:p>L2</text:p>
          </table:table-cell>
          <table:table-cell table:style-name="ce320" table:formula="of:=COUNTIF([Task_Flow_Panel.B4:.B158];&quot;L2&quot;)" office:value-type="float" office:value="3">
            <text:p>3</text:p>
          </table:table-cell>
          <table:table-cell table:style-name="ce320" table:formula="of:=SUMPRODUCT(([Task_Flow_Panel.B2:.B156]=&quot;L2&quot;)*([Task_Flow_Panel.I2:.I156]=&quot;PASS&quot;))" office:value-type="float" office:value="0">
            <text:p>0</text:p>
          </table:table-cell>
          <table:table-cell table:style-name="ce320" table:formula="of:=SUMPRODUCT(([Task_Flow_Panel.B2:.B156]=&quot;L2&quot;)*([Task_Flow_Panel.I2:.I156]=&quot;FAIL&quot;))" office:value-type="float" office:value="3">
            <text:p>3</text:p>
          </table:table-cell>
          <table:table-cell table:number-columns-repeated="1017"/>
        </table:table-row>
        <table:table-row table:style-name="ro166">
          <table:table-cell table:number-columns-repeated="3"/>
          <table:table-cell table:style-name="ce297" office:value-type="string">
            <text:p>L3</text:p>
          </table:table-cell>
          <table:table-cell table:style-name="ce320" table:formula="of:=COUNTIF([Task_Flow_Panel.B4:.B158];&quot;L3&quot;)" office:value-type="float" office:value="3">
            <text:p>3</text:p>
          </table:table-cell>
          <table:table-cell table:style-name="ce320" table:formula="of:=SUMPRODUCT(([Task_Flow_Panel.B2:.B156]=&quot;L3&quot;)*([Task_Flow_Panel.I2:.I156]=&quot;PASS&quot;))" office:value-type="float" office:value="3">
            <text:p>3</text:p>
          </table:table-cell>
          <table:table-cell table:style-name="ce320" table:formula="of:=SUMPRODUCT(([Task_Flow_Panel.B2:.B156]=&quot;L3&quot;)*([Task_Flow_Panel.I2:.I156]=&quot;FAIL&quot;))" office:value-type="float" office:value="0">
            <text:p>0</text:p>
          </table:table-cell>
          <table:table-cell table:number-columns-repeated="1017"/>
        </table:table-row>
        <table:table-row table:style-name="ro166">
          <table:table-cell/>
          <table:table-cell table:style-name="ce299"/>
          <table:table-cell table:style-name="ce298" office:value-type="string">
            <text:p>Attachments</text:p>
          </table:table-cell>
          <table:table-cell table:style-name="ce298"/>
          <table:table-cell table:style-name="ce321" table:number-columns-repeated="3"/>
          <table:table-cell table:style-name="ce298" table:number-columns-repeated="2"/>
          <table:table-cell table:number-columns-repeated="1015"/>
        </table:table-row>
        <table:table-row table:style-name="ro166">
          <table:table-cell table:number-columns-repeated="3"/>
          <table:table-cell table:style-name="ce310" office:value-type="string">
            <text:p>L0</text:p>
          </table:table-cell>
          <table:table-cell table:style-name="ce320" table:formula="of:=COUNTIF([Attachments.B9:.B163];&quot;L0&quot;)" office:value-type="float" office:value="0">
            <text:p>0</text:p>
          </table:table-cell>
          <table:table-cell table:style-name="ce320" table:formula="of:=SUMPRODUCT(([Attachments.B7:.B161]=&quot;L0&quot;)*([Attachments.I7:.I161]=&quot;PASS&quot;))" office:value-type="float" office:value="0">
            <text:p>0</text:p>
          </table:table-cell>
          <table:table-cell table:style-name="ce320" table:formula="of:=SUMPRODUCT(([Attachments.B7:.B161]=&quot;L0&quot;)*([Attachments.I7:.I161]=&quot;FAIL&quot;))" office:value-type="float" office:value="0">
            <text:p>0</text:p>
          </table:table-cell>
          <table:table-cell table:number-columns-repeated="1017"/>
        </table:table-row>
        <table:table-row table:style-name="ro166">
          <table:table-cell table:number-columns-repeated="3"/>
          <table:table-cell table:style-name="ce297" office:value-type="string">
            <text:p>L1</text:p>
          </table:table-cell>
          <table:table-cell table:style-name="ce320" table:formula="of:=COUNTIF([Attachments.B9:.B163];&quot;L1&quot;)" office:value-type="float" office:value="0">
            <text:p>0</text:p>
          </table:table-cell>
          <table:table-cell table:style-name="ce320" table:formula="of:=SUMPRODUCT(([Attachments.B7:.B161]=&quot;L0&quot;)*([Attachments.I7:.I161]=&quot;PASS&quot;))" office:value-type="float" office:value="0">
            <text:p>0</text:p>
          </table:table-cell>
          <table:table-cell table:style-name="ce320" table:formula="of:=SUMPRODUCT(([Attachments.B7:.B161]=&quot;L1&quot;)*([Attachments.I7:.I161]=&quot;FAIL&quot;))" office:value-type="float" office:value="0">
            <text:p>0</text:p>
          </table:table-cell>
          <table:table-cell table:number-columns-repeated="1017"/>
        </table:table-row>
        <table:table-row table:style-name="ro166">
          <table:table-cell table:number-columns-repeated="3"/>
          <table:table-cell table:style-name="ce297" office:value-type="string">
            <text:p>L2</text:p>
          </table:table-cell>
          <table:table-cell table:style-name="ce320" table:formula="of:=COUNTIF([Attachments.B9:.B163];&quot;L2&quot;)" office:value-type="float" office:value="0">
            <text:p>0</text:p>
          </table:table-cell>
          <table:table-cell table:style-name="ce320" table:formula="of:=SUMPRODUCT(([Attachments.B7:.B161]=&quot;L0&quot;)*([Attachments.I7:.I161]=&quot;PASS&quot;))" office:value-type="float" office:value="0">
            <text:p>0</text:p>
          </table:table-cell>
          <table:table-cell table:style-name="ce320" table:formula="of:=SUMPRODUCT(([Attachments.B7:.B161]=&quot;L2&quot;)*([Attachments.I7:.I161]=&quot;FAIL&quot;))" office:value-type="float" office:value="0">
            <text:p>0</text:p>
          </table:table-cell>
          <table:table-cell table:number-columns-repeated="1017"/>
        </table:table-row>
        <table:table-row table:style-name="ro166">
          <table:table-cell table:number-columns-repeated="3"/>
          <table:table-cell table:style-name="ce297" office:value-type="string">
            <text:p>L3</text:p>
          </table:table-cell>
          <table:table-cell table:style-name="ce320" table:formula="of:=COUNTIF([Attachments.B9:.B163];&quot;L3&quot;)" office:value-type="float" office:value="0">
            <text:p>0</text:p>
          </table:table-cell>
          <table:table-cell table:style-name="ce320" table:formula="of:=SUMPRODUCT(([Attachments.B7:.B161]=&quot;L0&quot;)*([Attachments.I7:.I161]=&quot;PASS&quot;))" office:value-type="float" office:value="0">
            <text:p>0</text:p>
          </table:table-cell>
          <table:table-cell table:style-name="ce320" table:formula="of:=SUMPRODUCT(([Attachments.B7:.B161]=&quot;L3&quot;)*([Attachments.I7:.I161]=&quot;FAIL&quot;))" office:value-type="float" office:value="0">
            <text:p>0</text:p>
          </table:table-cell>
          <table:table-cell table:number-columns-repeated="1017"/>
        </table:table-row>
        <table:table-row table:style-name="ro166">
          <table:table-cell/>
          <table:table-cell table:style-name="ce299"/>
          <table:table-cell table:style-name="ce298" office:value-type="string">
            <text:p>Rest API</text:p>
          </table:table-cell>
          <table:table-cell table:style-name="ce298"/>
          <table:table-cell table:style-name="ce321" table:number-columns-repeated="3"/>
          <table:table-cell table:style-name="ce298" table:number-columns-repeated="2"/>
          <table:table-cell table:number-columns-repeated="1015"/>
        </table:table-row>
        <table:table-row table:style-name="ro166">
          <table:table-cell table:number-columns-repeated="3"/>
          <table:table-cell table:style-name="ce310" office:value-type="string">
            <text:p>L0</text:p>
          </table:table-cell>
          <table:table-cell table:style-name="ce320" table:formula="of:=COUNTIF([REST_API.B14:.B168];&quot;L0&quot;)" office:value-type="float" office:value="0">
            <text:p>0</text:p>
          </table:table-cell>
          <table:table-cell table:style-name="ce320" table:formula="of:=SUMPRODUCT(([REST_API.B12:.B166]=&quot;L0&quot;)*([REST_API.I12:.I166]=&quot;PASS&quot;))" office:value-type="float" office:value="0">
            <text:p>0</text:p>
          </table:table-cell>
          <table:table-cell table:style-name="ce320" table:formula="of:=SUMPRODUCT(([REST_API.B12:.B166]=&quot;L0&quot;)*([REST_API.I12:.I166]=&quot;FAIL&quot;))" office:value-type="float" office:value="0">
            <text:p>0</text:p>
          </table:table-cell>
          <table:table-cell table:number-columns-repeated="1017"/>
        </table:table-row>
        <table:table-row table:style-name="ro166">
          <table:table-cell table:number-columns-repeated="3"/>
          <table:table-cell table:style-name="ce297" office:value-type="string">
            <text:p>L1</text:p>
          </table:table-cell>
          <table:table-cell table:style-name="ce320" table:formula="of:=COUNTIF([REST_API.B14:.B168];&quot;L1&quot;)" office:value-type="float" office:value="0">
            <text:p>0</text:p>
          </table:table-cell>
          <table:table-cell table:style-name="ce320" table:formula="of:=SUMPRODUCT(([REST_API.B12:.B166]=&quot;L1&quot;)*([REST_API.I12:.I166]=&quot;PASS&quot;))" office:value-type="float" office:value="0">
            <text:p>0</text:p>
          </table:table-cell>
          <table:table-cell table:style-name="ce320" table:formula="of:=SUMPRODUCT(([REST_API.B12:.B166]=&quot;L1&quot;)*([REST_API.I12:.I166]=&quot;FAIL&quot;))" office:value-type="float" office:value="0">
            <text:p>0</text:p>
          </table:table-cell>
          <table:table-cell table:number-columns-repeated="1017"/>
        </table:table-row>
        <table:table-row table:style-name="ro166">
          <table:table-cell table:number-columns-repeated="3"/>
          <table:table-cell table:style-name="ce297" office:value-type="string">
            <text:p>L2</text:p>
          </table:table-cell>
          <table:table-cell table:style-name="ce320" table:formula="of:=COUNTIF([REST_API.B14:.B168];&quot;L2&quot;)" office:value-type="float" office:value="0">
            <text:p>0</text:p>
          </table:table-cell>
          <table:table-cell table:style-name="ce320" table:formula="of:=SUMPRODUCT(([Attachments.B12:.B166]=&quot;L2&quot;)*([Attachments.I12:.I166]=&quot;PASS&quot;))" office:value-type="float" office:value="0">
            <text:p>0</text:p>
          </table:table-cell>
          <table:table-cell table:style-name="ce320" table:formula="of:=SUMPRODUCT(([REST_API.B12:.B166]=&quot;L2&quot;)*([REST_API.I12:.I166]=&quot;FAIL&quot;))" office:value-type="float" office:value="0">
            <text:p>0</text:p>
          </table:table-cell>
          <table:table-cell table:number-columns-repeated="1017"/>
        </table:table-row>
        <table:table-row table:style-name="ro166">
          <table:table-cell table:number-columns-repeated="3"/>
          <table:table-cell table:style-name="ce297" office:value-type="string">
            <text:p>L3</text:p>
          </table:table-cell>
          <table:table-cell table:style-name="ce320" table:formula="of:=COUNTIF([REST_API.B14:.B168];&quot;L3&quot;)" office:value-type="float" office:value="0">
            <text:p>0</text:p>
          </table:table-cell>
          <table:table-cell table:style-name="ce320" table:formula="of:=SUMPRODUCT(([Attachments.B12:.B166]=&quot;L3&quot;)*([Attachments.I12:.I166]=&quot;PASS&quot;))" office:value-type="float" office:value="0">
            <text:p>0</text:p>
          </table:table-cell>
          <table:table-cell table:style-name="ce320" table:formula="of:=SUMPRODUCT(([REST_API.B12:.B166]=&quot;L3&quot;)*([REST_API.I12:.I166]=&quot;FAIL&quot;))" office:value-type="float" office:value="0">
            <text:p>0</text:p>
          </table:table-cell>
          <table:table-cell table:number-columns-repeated="1017"/>
        </table:table-row>
        <table:table-row table:style-name="ro166">
          <table:table-cell/>
          <table:table-cell table:style-name="ce299"/>
          <table:table-cell table:style-name="ce298" office:value-type="string">
            <text:p>Logging Testing</text:p>
          </table:table-cell>
          <table:table-cell table:style-name="ce298"/>
          <table:table-cell table:style-name="ce321"/>
          <table:table-cell table:style-name="ce321" table:number-columns-repeated="2"/>
          <table:table-cell table:style-name="ce298" table:number-columns-repeated="2"/>
          <table:table-cell table:number-columns-repeated="1015"/>
        </table:table-row>
        <table:table-row table:style-name="ro166">
          <table:table-cell table:number-columns-repeated="3"/>
          <table:table-cell table:style-name="ce310" office:value-type="string">
            <text:p>L0</text:p>
          </table:table-cell>
          <table:table-cell table:style-name="ce320" table:formula="of:=COUNTIF([Logging_Testing.B19:.B173];&quot;L0&quot;)" office:value-type="float" office:value="0">
            <text:p>0</text:p>
          </table:table-cell>
          <table:table-cell table:style-name="ce320" table:formula="of:=SUMPRODUCT(([Logging_Testing.B17:.B171]=&quot;L0&quot;)*([Logging_Testing.I17:.I171]=&quot;PASS&quot;))" office:value-type="float" office:value="0">
            <text:p>0</text:p>
          </table:table-cell>
          <table:table-cell table:style-name="ce320" table:formula="of:=SUMPRODUCT(([Logging_Testing.B17:.B171]=&quot;L0&quot;)*([Logging_Testing.I17:.I171]=&quot;FAIL&quot;))" office:value-type="float" office:value="0">
            <text:p>0</text:p>
          </table:table-cell>
          <table:table-cell table:number-columns-repeated="1017"/>
        </table:table-row>
        <table:table-row table:style-name="ro166">
          <table:table-cell table:number-columns-repeated="3"/>
          <table:table-cell table:style-name="ce297" office:value-type="string">
            <text:p>L1</text:p>
          </table:table-cell>
          <table:table-cell table:style-name="ce320" table:formula="of:=COUNTIF([Logging_Testing.B19:.B173];&quot;L1&quot;)" office:value-type="float" office:value="0">
            <text:p>0</text:p>
          </table:table-cell>
          <table:table-cell table:style-name="ce320" table:formula="of:=SUMPRODUCT(([Logging_Testing.B17:.B171]=&quot;L1&quot;)*([Logging_Testing.I17:.I171]=&quot;PASS&quot;))" office:value-type="float" office:value="0">
            <text:p>0</text:p>
          </table:table-cell>
          <table:table-cell table:style-name="ce320" table:formula="of:=SUMPRODUCT(([Logging_Testing.B17:.B171]=&quot;L1&quot;)*([Logging_Testing.I17:.I171]=&quot;FAIL&quot;))" office:value-type="float" office:value="0">
            <text:p>0</text:p>
          </table:table-cell>
          <table:table-cell table:number-columns-repeated="1017"/>
        </table:table-row>
        <table:table-row table:style-name="ro166">
          <table:table-cell table:number-columns-repeated="3"/>
          <table:table-cell table:style-name="ce297" office:value-type="string">
            <text:p>L2</text:p>
          </table:table-cell>
          <table:table-cell table:style-name="ce320" table:formula="of:=COUNTIF([Logging_Testing.B19:.B173];&quot;L2&quot;)" office:value-type="float" office:value="0">
            <text:p>0</text:p>
          </table:table-cell>
          <table:table-cell table:style-name="ce320" table:formula="of:=SUMPRODUCT(([Logging_Testing.B17:.B171]=&quot;L2&quot;)*([Logging_Testing.I17:.I171]=&quot;PASS&quot;))" office:value-type="float" office:value="0">
            <text:p>0</text:p>
          </table:table-cell>
          <table:table-cell table:style-name="ce320" table:formula="of:=SUMPRODUCT(([Logging_Testing.B17:.B171]=&quot;L2&quot;)*([Logging_Testing.I17:.I171]=&quot;FAIL&quot;))" office:value-type="float" office:value="0">
            <text:p>0</text:p>
          </table:table-cell>
          <table:table-cell table:number-columns-repeated="1017"/>
        </table:table-row>
        <table:table-row table:style-name="ro166">
          <table:table-cell table:number-columns-repeated="3"/>
          <table:table-cell table:style-name="ce297" office:value-type="string">
            <text:p>L3</text:p>
          </table:table-cell>
          <table:table-cell table:style-name="ce320" table:formula="of:=COUNTIF([Logging_Testing.B19:.B173];&quot;L3&quot;)" office:value-type="float" office:value="0">
            <text:p>0</text:p>
          </table:table-cell>
          <table:table-cell table:style-name="ce320" table:formula="of:=SUMPRODUCT(([Logging_Testing.B17:.B171]=&quot;L3&quot;)*([Logging_Testing.I17:.I171]=&quot;PASS&quot;))" office:value-type="float" office:value="0">
            <text:p>0</text:p>
          </table:table-cell>
          <table:table-cell table:style-name="ce320" table:formula="of:=SUMPRODUCT(([Logging_Testing.B17:.B171]=&quot;L3&quot;)*([Logging_Testing.I17:.I171]=&quot;FAIL&quot;))" office:value-type="float" office:value="0">
            <text:p>0</text:p>
          </table:table-cell>
          <table:table-cell table:number-columns-repeated="1017"/>
        </table:table-row>
        <table:table-row table:style-name="ro166">
          <table:table-cell/>
          <table:table-cell table:style-name="ce299"/>
          <table:table-cell table:style-name="ce298" office:value-type="string">
            <text:p>Lock Functionality</text:p>
          </table:table-cell>
          <table:table-cell table:style-name="ce298"/>
          <table:table-cell table:style-name="ce321" table:number-columns-repeated="3"/>
          <table:table-cell table:style-name="ce298" table:number-columns-repeated="2"/>
          <table:table-cell table:number-columns-repeated="1015"/>
        </table:table-row>
        <table:table-row table:style-name="ro166">
          <table:table-cell table:number-columns-repeated="3"/>
          <table:table-cell table:style-name="ce310" office:value-type="string">
            <text:p>L0</text:p>
          </table:table-cell>
          <table:table-cell table:style-name="ce320" table:formula="of:=COUNTIF([REST_API.B24:.B178];&quot;L0&quot;)" office:value-type="float" office:value="0">
            <text:p>0</text:p>
          </table:table-cell>
          <table:table-cell table:style-name="ce320" table:formula="of:=SUMPRODUCT(([REST_API.B22:.B176]=&quot;L0&quot;)*([REST_API.I22:.I176]=&quot;PASS&quot;))" office:value-type="float" office:value="0">
            <text:p>0</text:p>
          </table:table-cell>
          <table:table-cell table:style-name="ce320" table:formula="of:=SUMPRODUCT(([REST_API.B22:.B176]=&quot;L0&quot;)*([REST_API.I22:.I176]=&quot;FAIL&quot;))" office:value-type="float" office:value="0">
            <text:p>0</text:p>
          </table:table-cell>
          <table:table-cell table:number-columns-repeated="1017"/>
        </table:table-row>
        <table:table-row table:style-name="ro166">
          <table:table-cell table:number-columns-repeated="3"/>
          <table:table-cell table:style-name="ce297" office:value-type="string">
            <text:p>L1</text:p>
          </table:table-cell>
          <table:table-cell table:style-name="ce320" table:formula="of:=COUNTIF([REST_API.B24:.B178];&quot;L1&quot;)" office:value-type="float" office:value="0">
            <text:p>0</text:p>
          </table:table-cell>
          <table:table-cell table:style-name="ce320" table:formula="of:=SUMPRODUCT(([REST_API.B22:.B176]=&quot;L1&quot;)*([REST_API.I22:.I176]=&quot;PASS&quot;))" office:value-type="float" office:value="0">
            <text:p>0</text:p>
          </table:table-cell>
          <table:table-cell table:style-name="ce320" table:formula="of:=SUMPRODUCT(([REST_API.B22:.B176]=&quot;L1&quot;)*([REST_API.I22:.I176]=&quot;FAIL&quot;))" office:value-type="float" office:value="0">
            <text:p>0</text:p>
          </table:table-cell>
          <table:table-cell table:number-columns-repeated="1017"/>
        </table:table-row>
        <table:table-row table:style-name="ro166">
          <table:table-cell table:number-columns-repeated="3"/>
          <table:table-cell table:style-name="ce297" office:value-type="string">
            <text:p>L2</text:p>
          </table:table-cell>
          <table:table-cell table:style-name="ce320" table:formula="of:=COUNTIF([REST_API.B24:.B178];&quot;L2&quot;)" office:value-type="float" office:value="0">
            <text:p>0</text:p>
          </table:table-cell>
          <table:table-cell table:style-name="ce320" table:formula="of:=SUMPRODUCT(([Attachments.B22:.B176]=&quot;L2&quot;)*([Attachments.I22:.I176]=&quot;PASS&quot;))" office:value-type="float" office:value="0">
            <text:p>0</text:p>
          </table:table-cell>
          <table:table-cell table:style-name="ce320" table:formula="of:=SUMPRODUCT(([REST_API.B22:.B176]=&quot;L2&quot;)*([REST_API.I22:.I176]=&quot;FAIL&quot;))" office:value-type="float" office:value="0">
            <text:p>0</text:p>
          </table:table-cell>
          <table:table-cell table:number-columns-repeated="1017"/>
        </table:table-row>
        <table:table-row table:style-name="ro166">
          <table:table-cell table:number-columns-repeated="3"/>
          <table:table-cell table:style-name="ce297" office:value-type="string">
            <text:p>L3</text:p>
          </table:table-cell>
          <table:table-cell table:style-name="ce320" table:formula="of:=COUNTIF([REST_API.B24:.B178];&quot;L3&quot;)" office:value-type="float" office:value="0">
            <text:p>0</text:p>
          </table:table-cell>
          <table:table-cell table:style-name="ce320" table:formula="of:=SUMPRODUCT(([Attachments.B22:.B176]=&quot;L3&quot;)*([Attachments.I22:.I176]=&quot;PASS&quot;))" office:value-type="float" office:value="0">
            <text:p>0</text:p>
          </table:table-cell>
          <table:table-cell table:style-name="ce320" table:formula="of:=SUMPRODUCT(([REST_API.B22:.B176]=&quot;L3&quot;)*([REST_API.I22:.I176]=&quot;FAIL&quot;))" office:value-type="float" office:value="0">
            <text:p>0</text:p>
          </table:table-cell>
          <table:table-cell table:number-columns-repeated="1017"/>
        </table:table-row>
        <table:table-row table:style-name="ro166">
          <table:table-cell/>
          <table:table-cell table:style-name="ce299"/>
          <table:table-cell table:style-name="ce298" office:value-type="string">
            <text:p>Concurrent User Scenarios</text:p>
          </table:table-cell>
          <table:table-cell table:style-name="ce298"/>
          <table:table-cell table:style-name="ce321" table:number-columns-repeated="3"/>
          <table:table-cell table:style-name="ce298" table:number-columns-repeated="2"/>
          <table:table-cell table:number-columns-repeated="1015"/>
        </table:table-row>
        <table:table-row table:style-name="ro166">
          <table:table-cell table:number-columns-repeated="3"/>
          <table:table-cell table:style-name="ce310" office:value-type="string">
            <text:p>L0</text:p>
          </table:table-cell>
          <table:table-cell table:style-name="ce320" table:formula="of:=COUNTIF([Concurrent_User_Scenarios.B29:.B183];&quot;L0&quot;)" office:value-type="float" office:value="0">
            <text:p>0</text:p>
          </table:table-cell>
          <table:table-cell table:style-name="ce320" table:formula="of:=SUMPRODUCT(([Concurrent_User_Scenarios.B27:.B181]=&quot;L0&quot;)*([Concurrent_User_Scenarios.I27:.I181]=&quot;PASS&quot;))" office:value-type="float" office:value="0">
            <text:p>0</text:p>
          </table:table-cell>
          <table:table-cell table:style-name="ce320" table:formula="of:=SUMPRODUCT(([Concurrent_User_Scenarios.B27:.B181]=&quot;L0&quot;)*([Concurrent_User_Scenarios.I27:.I181]=&quot;FAIL&quot;))" office:value-type="float" office:value="0">
            <text:p>0</text:p>
          </table:table-cell>
          <table:table-cell table:number-columns-repeated="1017"/>
        </table:table-row>
        <table:table-row table:style-name="ro166">
          <table:table-cell table:number-columns-repeated="3"/>
          <table:table-cell table:style-name="ce297" office:value-type="string">
            <text:p>L1</text:p>
          </table:table-cell>
          <table:table-cell table:style-name="ce320" table:formula="of:=COUNTIF([Concurrent_User_Scenarios.B29:.B183];&quot;L1&quot;)" office:value-type="float" office:value="0">
            <text:p>0</text:p>
          </table:table-cell>
          <table:table-cell table:style-name="ce320" table:formula="of:=SUMPRODUCT(([Concurrent_User_Scenarios.B27:.B181]=&quot;L1&quot;)*([Concurrent_User_Scenarios.I27:.I181]=&quot;PASS&quot;))" office:value-type="float" office:value="0">
            <text:p>0</text:p>
          </table:table-cell>
          <table:table-cell table:style-name="ce320" table:formula="of:=SUMPRODUCT(([Concurrent_User_Scenarios.B27:.B181]=&quot;L1&quot;)*([Concurrent_User_Scenarios.I27:.I181]=&quot;FAIL&quot;))" office:value-type="float" office:value="0">
            <text:p>0</text:p>
          </table:table-cell>
          <table:table-cell table:number-columns-repeated="1017"/>
        </table:table-row>
        <table:table-row table:style-name="ro166">
          <table:table-cell table:number-columns-repeated="3"/>
          <table:table-cell table:style-name="ce297" office:value-type="string">
            <text:p>L2</text:p>
          </table:table-cell>
          <table:table-cell table:style-name="ce320" table:formula="of:=COUNTIF([Concurrent_User_Scenarios.B29:.B183];&quot;L2&quot;)" office:value-type="float" office:value="0">
            <text:p>0</text:p>
          </table:table-cell>
          <table:table-cell table:style-name="ce320" table:formula="of:=SUMPRODUCT(([Concurrent_User_Scenarios.B27:.B181]=&quot;L2&quot;)*([Concurrent_User_Scenarios.I27:.I181]=&quot;PASS&quot;))" office:value-type="float" office:value="0">
            <text:p>0</text:p>
          </table:table-cell>
          <table:table-cell table:style-name="ce320" table:formula="of:=SUMPRODUCT(([Concurrent_User_Scenarios.B27:.B181]=&quot;L2&quot;)*([Concurrent_User_Scenarios.I27:.I181]=&quot;FAIL&quot;))" office:value-type="float" office:value="0">
            <text:p>0</text:p>
          </table:table-cell>
          <table:table-cell table:number-columns-repeated="1017"/>
        </table:table-row>
        <table:table-row table:style-name="ro166">
          <table:table-cell table:number-columns-repeated="3"/>
          <table:table-cell table:style-name="ce297" office:value-type="string">
            <text:p>L3</text:p>
          </table:table-cell>
          <table:table-cell table:style-name="ce320" table:formula="of:=COUNTIF([Concurrent_User_Scenarios.B29:.B183];&quot;L3&quot;)" office:value-type="float" office:value="0">
            <text:p>0</text:p>
          </table:table-cell>
          <table:table-cell table:style-name="ce320" table:formula="of:=SUMPRODUCT(([Concurrent_User_Scenarios.B27:.B181]=&quot;L3&quot;)*([Concurrent_User_Scenarios.I27:.I181]=&quot;PASS&quot;))" office:value-type="float" office:value="0">
            <text:p>0</text:p>
          </table:table-cell>
          <table:table-cell table:style-name="ce320" table:formula="of:=SUMPRODUCT(([Concurrent_User_Scenarios.B27:.B181]=&quot;L3&quot;)*([Concurrent_User_Scenarios.I27:.I181]=&quot;FAIL&quot;))" office:value-type="float" office:value="0">
            <text:p>0</text:p>
          </table:table-cell>
          <table:table-cell table:number-columns-repeated="1017"/>
        </table:table-row>
        <table:table-row table:style-name="ro166">
          <table:table-cell/>
          <table:table-cell table:style-name="ce299"/>
          <table:table-cell table:style-name="ce298" office:value-type="string">
            <text:p>Cross Browser Compatibility</text:p>
          </table:table-cell>
          <table:table-cell table:style-name="ce298"/>
          <table:table-cell table:style-name="ce321" table:number-columns-repeated="3"/>
          <table:table-cell table:style-name="ce298" table:number-columns-repeated="2"/>
          <table:table-cell table:number-columns-repeated="1015"/>
        </table:table-row>
        <table:table-row table:style-name="ro166">
          <table:table-cell table:number-columns-repeated="3"/>
          <table:table-cell table:style-name="ce310" office:value-type="string">
            <text:p>L0</text:p>
          </table:table-cell>
          <table:table-cell table:style-name="ce320" table:formula="of:=COUNTIF([Cross_Browser_Compatibility.B29:.B183];&quot;L0&quot;)" office:value-type="float" office:value="0">
            <text:p>0</text:p>
          </table:table-cell>
          <table:table-cell table:style-name="ce320" table:formula="of:=SUMPRODUCT(([Cross_Browser_Compatibility.B27:.B181]=&quot;L0&quot;)*([Cross_Browser_Compatibility.I27:.I181]=&quot;PASS&quot;))" office:value-type="float" office:value="0">
            <text:p>0</text:p>
          </table:table-cell>
          <table:table-cell table:style-name="ce320" table:formula="of:=SUMPRODUCT(([Cross_Browser_Compatibility.B27:.B181]=&quot;L0&quot;)*([Cross_Browser_Compatibility.I27:.I181]=&quot;FAIL&quot;))" office:value-type="float" office:value="0">
            <text:p>0</text:p>
          </table:table-cell>
          <table:table-cell table:number-columns-repeated="1017"/>
        </table:table-row>
        <table:table-row table:style-name="ro166">
          <table:table-cell table:number-columns-repeated="3"/>
          <table:table-cell table:style-name="ce297" office:value-type="string">
            <text:p>L1</text:p>
          </table:table-cell>
          <table:table-cell table:style-name="ce320" table:formula="of:=COUNTIF([Cross_Browser_Compatibility.B29:.B183];&quot;L1&quot;)" office:value-type="float" office:value="0">
            <text:p>0</text:p>
          </table:table-cell>
          <table:table-cell table:style-name="ce320" table:formula="of:=SUMPRODUCT(([Cross_Browser_Compatibility.B27:.B181]=&quot;L1&quot;)*([Cross_Browser_Compatibility.I27:.I181]=&quot;PASS&quot;))" office:value-type="float" office:value="0">
            <text:p>0</text:p>
          </table:table-cell>
          <table:table-cell table:style-name="ce320" table:formula="of:=SUMPRODUCT(([Cross_Browser_Compatibility.B27:.B181]=&quot;L1&quot;)*([Cross_Browser_Compatibility.I27:.I181]=&quot;FAIL&quot;))" office:value-type="float" office:value="0">
            <text:p>0</text:p>
          </table:table-cell>
          <table:table-cell table:number-columns-repeated="1017"/>
        </table:table-row>
        <table:table-row table:style-name="ro166">
          <table:table-cell table:number-columns-repeated="3"/>
          <table:table-cell table:style-name="ce297" office:value-type="string">
            <text:p>L2</text:p>
          </table:table-cell>
          <table:table-cell table:style-name="ce320" table:formula="of:=COUNTIF([Cross_Browser_Compatibility.B29:.B183];&quot;L2&quot;)" office:value-type="float" office:value="0">
            <text:p>0</text:p>
          </table:table-cell>
          <table:table-cell table:style-name="ce320" table:formula="of:=SUMPRODUCT(([Cross_Browser_Compatibility.B27:.B181]=&quot;L2&quot;)*([Cross_Browser_Compatibility.I27:.I181]=&quot;PASS&quot;))" office:value-type="float" office:value="0">
            <text:p>0</text:p>
          </table:table-cell>
          <table:table-cell table:style-name="ce320" table:formula="of:=SUMPRODUCT(([Cross_Browser_Compatibility.B27:.B181]=&quot;L2&quot;)*([Cross_Browser_Compatibility.I27:.I181]=&quot;PASS&quot;))" office:value-type="float" office:value="0">
            <text:p>0</text:p>
          </table:table-cell>
          <table:table-cell table:number-columns-repeated="1017"/>
        </table:table-row>
        <table:table-row table:style-name="ro166">
          <table:table-cell table:number-columns-repeated="3"/>
          <table:table-cell table:style-name="ce297" office:value-type="string">
            <text:p>L3</text:p>
          </table:table-cell>
          <table:table-cell table:style-name="ce320" table:formula="of:=COUNTIF([Cross_Browser_Compatibility.B29:.B183];&quot;L3&quot;)" office:value-type="float" office:value="0">
            <text:p>0</text:p>
          </table:table-cell>
          <table:table-cell table:style-name="ce320" table:formula="of:=SUMPRODUCT(([Cross_Browser_Compatibility.B27:.B181]=&quot;L3&quot;)*([Cross_Browser_Compatibility.I27:.I181]=&quot;PASS&quot;))" office:value-type="float" office:value="0">
            <text:p>0</text:p>
          </table:table-cell>
          <table:table-cell table:style-name="ce320" table:formula="of:=SUMPRODUCT(([Cross_Browser_Compatibility.B27:.B181]=&quot;L3&quot;)*([Cross_Browser_Compatibility.I27:.I181]=&quot;PASS&quot;))" office:value-type="float" office:value="0">
            <text:p>0</text:p>
          </table:table-cell>
          <table:table-cell table:number-columns-repeated="1017"/>
        </table:table-row>
        <table:table-row table:style-name="ro1" table:number-rows-repeated="5">
          <table:table-cell/>
          <table:table-cell table:style-name="Default" table:number-columns-repeated="8"/>
          <table:table-cell table:number-columns-repeated="1015"/>
        </table:table-row>
        <table:table-row table:style-name="ro1" table:number-rows-repeated="4">
          <table:table-cell table:number-columns-repeated="1024"/>
        </table:table-row>
        <table:table-row table:style-name="ro1">
          <table:table-cell table:number-columns-repeated="3"/>
          <table:table-cell table:style-name="ce311" office:value-type="string">
            <text:p>Total Priority Wise Test Cases</text:p>
          </table:table-cell>
          <table:table-cell table:style-name="ce322"/>
          <table:table-cell table:number-columns-repeated="1019"/>
        </table:table-row>
        <table:table-row table:style-name="ro1">
          <table:table-cell table:number-columns-repeated="3"/>
          <table:table-cell table:style-name="ce312" office:value-type="string">
            <text:p>L0</text:p>
          </table:table-cell>
          <table:table-cell table:style-name="ce323" table:formula="of:=SUM([.E6];[.E11];[.E16];[.E21];[.E26];[.E31];[.E36];[.E41];[.E46];[.E51];[.E56];[.E61];[.E66];[.E71];[.E76];[.E81];[.E86];[.E91];[.E96];[.E101];[.E106];[.E111];[.E116];[.E121];[.E126];[.E131];[.E136];[.E141];[.E146];[.E151])" office:value-type="float" office:value="82">
            <text:p>82</text:p>
          </table:table-cell>
          <table:table-cell table:number-columns-repeated="1019"/>
        </table:table-row>
        <table:table-row table:style-name="ro1">
          <table:table-cell table:number-columns-repeated="3"/>
          <table:table-cell table:style-name="ce312" office:value-type="string">
            <text:p>L1</text:p>
          </table:table-cell>
          <table:table-cell table:style-name="ce323" table:formula="of:=SUM([.E7];[.E12];[.E17];[.E22];[.E27];[.E32];[.E37];[.E42];[.E47];[.E52];[.E57];[.E62];[.E67];[.E72];[.E77];[.E82];[.E87];[.E92];[.E97];[.E102];[.E107];[.E112];[.E117];[.E122];[.E127];[.E132];[.E137];[.E142];[.E147];[.E152])" office:value-type="float" office:value="1038">
            <text:p>1038</text:p>
          </table:table-cell>
          <table:table-cell table:number-columns-repeated="1019"/>
        </table:table-row>
        <table:table-row table:style-name="ro1">
          <table:table-cell table:number-columns-repeated="3"/>
          <table:table-cell table:style-name="ce312" office:value-type="string">
            <text:p>L2</text:p>
          </table:table-cell>
          <table:table-cell table:style-name="ce323" table:formula="of:=SUM([.E8];[.E13];[.E18];[.E23];[.E28];[.E33];[.E38];[.E43];[.E48];[.E53];[.E58];[.E63];[.E68];[.E73];[.E78];[.E83];[.E88];[.E93];[.E98];[.E103];[.E108];[.E113];[.E118];[.E123];[.E128];[.E133];[.E138];[.E143];[.E148];[.E153])" office:value-type="float" office:value="113">
            <text:p>113</text:p>
          </table:table-cell>
          <table:table-cell table:number-columns-repeated="1019"/>
        </table:table-row>
        <table:table-row table:style-name="ro1">
          <table:table-cell table:number-columns-repeated="3"/>
          <table:table-cell table:style-name="ce312" office:value-type="string">
            <text:p>L3</text:p>
          </table:table-cell>
          <table:table-cell table:style-name="ce323" table:formula="of:=SUM([.E64];[.E75];[.E81];[.E87];[.E93];[.E99];[.E105];[.E111];[.E117];[.E123];[.E129];[.E135];[.E141];[.E147];[.E153])" office:value-type="float" office:value="66">
            <text:p>66</text:p>
          </table:table-cell>
          <table:table-cell table:number-columns-repeated="1019"/>
        </table:table-row>
        <table:table-row table:style-name="ro133">
          <table:table-cell table:number-columns-repeated="3"/>
          <table:table-cell table:style-name="ce313" office:value-type="string">
            <text:p>Total</text:p>
          </table:table-cell>
          <table:table-cell table:style-name="ce322" table:formula="of:=SUM([.E165:.E168])" office:value-type="float" office:value="1299">
            <text:p>1299</text:p>
          </table:table-cell>
          <table:table-cell table:number-columns-repeated="1019"/>
        </table:table-row>
        <table:table-row table:style-name="ro1" table:number-rows-repeated="65366">
          <table:table-cell table:number-columns-repeated="1024"/>
        </table:table-row>
        <table:table-row table:style-name="ro1">
          <table:table-cell table:number-columns-repeated="1024"/>
        </table:table-row>
      </table:table>
      <table:table table:name="Channels_Login" table:style-name="ta1">
        <table:table-column table:style-name="co12" table:default-cell-style-name="ce42"/>
        <table:table-column table:style-name="co1" table:default-cell-style-name="ce42"/>
        <table:table-column table:style-name="co13" table:default-cell-style-name="ce42"/>
        <table:table-column table:style-name="co1" table:default-cell-style-name="ce42"/>
        <table:table-column table:style-name="co14" table:default-cell-style-name="ce42"/>
        <table:table-column table:style-name="co15" table:default-cell-style-name="ce42"/>
        <table:table-column table:style-name="co16" table:default-cell-style-name="ce42"/>
        <table:table-column table:style-name="co17" table:default-cell-style-name="ce42"/>
        <table:table-column table:style-name="co18" table:number-columns-repeated="5" table:default-cell-style-name="ce42"/>
        <table:table-column table:style-name="co19" table:default-cell-style-name="ce42"/>
        <table:table-column table:style-name="co20" table:default-cell-style-name="ce42"/>
        <table:table-column table:style-name="co1" table:number-columns-repeated="1009"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2" office:value-type="string">
            <text:p>DATE : <text:s/>February 28, 2013</text:p>
            <text:p>REVISION:4733</text:p>
            <text:p>BROWSER: Chrome</text:p>
          </table:table-cell>
          <table:table-cell table:style-name="ce52" office:value-type="string">
            <text:p>DATE : <text:s/>March 12, 2013</text:p>
            <text:p>REVISION:4763</text:p>
            <text:p>BROWSER: Chrome</text:p>
          </table:table-cell>
          <table:table-cell table:style-name="ce57" table:number-columns-repeated="997"/>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2_SignInButtonPresent</text:p>
          </table:table-cell>
          <table:table-cell table:style-name="ce39" office:value-type="string">
            <text:p>L1</text:p>
          </table:table-cell>
          <table:table-cell table:style-name="ce39" office:value-type="string">
            <text:p>Verify Sign In button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Sign in button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3_UsernameTextfieldPresent</text:p>
          </table:table-cell>
          <table:table-cell table:style-name="ce39" office:value-type="string">
            <text:p>L1</text:p>
          </table:table-cell>
          <table:table-cell table:style-name="ce39" office:value-type="string">
            <text:p>Verify Username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4_EnterUsername</text:p>
          </table:table-cell>
          <table:table-cell table:style-name="ce39" office:value-type="string">
            <text:p>L1</text:p>
          </table:table-cell>
          <table:table-cell table:style-name="ce39" office:value-type="string">
            <text:p>Enter Usernam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is displayed correctly in the Username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5_PasswordTextfieldPresent</text:p>
          </table:table-cell>
          <table:table-cell table:style-name="ce39" office:value-type="string">
            <text:p>L1</text:p>
          </table:table-cell>
          <table:table-cell table:style-name="ce39" office:value-type="string">
            <text:p>Verify Password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6_EnterPassword</text:p>
          </table:table-cell>
          <table:table-cell table:style-name="ce39" office:value-type="string">
            <text:p>L1</text:p>
          </table:table-cell>
          <table:table-cell table:style-name="ce39" office:value-type="string">
            <text:p>Enter Password</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is shown in the encrypted format in the password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6">
          <table:table-cell table:style-name="ce39" office:value-type="string">
            <text:p>CL0007_Click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7">
          <table:table-cell table:style-name="ce39" office:value-type="string">
            <text:p>CL0008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at the First Attempt)</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8">
          <table:table-cell table:style-name="ce40" office:value-type="string">
            <text:p>CL0009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9">
          <table:table-cell table:style-name="ce39" office:value-type="string">
            <text:p>CL0010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0">
          <table:table-cell table:style-name="ce39" office:value-type="string">
            <text:p>CL0011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1">
          <table:table-cell table:style-name="ce39" office:value-type="string">
            <text:p>CL0012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text:p>
            <text:p>password=”@test23”</text:p>
          </table:table-cell>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3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4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3">
          <table:table-cell table:style-name="ce39" office:value-type="string">
            <text:p>CL0015_StaySignedInCheckboxPresent</text:p>
          </table:table-cell>
          <table:table-cell table:style-name="ce39" office:value-type="string">
            <text:p>L1</text:p>
          </table:table-cell>
          <table:table-cell table:style-name="ce39" office:value-type="string">
            <text:p>Verify Stay Signed In checkbox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tay signed in check-box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4">
          <table:table-cell table:style-name="ce41" office:value-type="string">
            <text:p>CL0016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number-columns-repeated="4"/>
          <table:table-cell table:style-name="ce54"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15">
          <table:table-cell table:style-name="ce39" office:value-type="string">
            <text:p>CL0017_CantAccessYourAccountLinkPresent</text:p>
          </table:table-cell>
          <table:table-cell table:style-name="ce39" office:value-type="string">
            <text:p>L1</text:p>
          </table:table-cell>
          <table:table-cell table:style-name="ce39" office:value-type="string">
            <text:p>Verify “Can't access your link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Can't access your account?” link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8_ClickCantAccessYourAccountLink</text:p>
          </table:table-cell>
          <table:table-cell table:style-name="ce39" office:value-type="string">
            <text:p>L0</text:p>
          </table:table-cell>
          <table:table-cell table:style-name="ce39" office:value-type="string">
            <text:p>Click the “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9_BackToLoginLinkPresent</text:p>
          </table:table-cell>
          <table:table-cell table:style-name="ce39" office:value-type="string">
            <text:p>L1</text:p>
          </table:table-cell>
          <table:table-cell table:style-name="ce39" office:value-type="string">
            <text:p>Verify the Back to Login link is present</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the “Back to login” link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0_GoBackToLoginPage</text:p>
          </table:table-cell>
          <table:table-cell table:style-name="ce39" office:value-type="string">
            <text:p>L1</text:p>
          </table:table-cell>
          <table:table-cell table:style-name="ce39" office:value-type="string">
            <text:p>Click the Back to login link </text:p>
          </table:table-cell>
          <table:table-cell table:style-name="ce43"/>
          <table:table-cell table:style-name="ce46" office:value-type="string">
            <text:p>1. Enter URL-http://192.168.4.126:8080/channels/login.html</text:p>
            <text:p>2. Click on 'Can't access your account' Link</text:p>
            <text:p>3.Click the “Back to login” link</text:p>
          </table:table-cell>
          <table:table-cell table:style-name="ce43"/>
          <table:table-cell table:style-name="ce39" office:value-type="string">
            <text:p>1. Verify that the login page is opened</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1_RequestNewPasswordButtonPresent</text:p>
          </table:table-cell>
          <table:table-cell table:style-name="ce39" office:value-type="string">
            <text:p>L1</text:p>
          </table:table-cell>
          <table:table-cell table:style-name="ce39" office:value-type="string">
            <text:p>Verify Request new password button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Request new password button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2_PleaseProvideUsernameTextfieldPresent</text:p>
          </table:table-cell>
          <table:table-cell table:style-name="ce39" office:value-type="string">
            <text:p>L1</text:p>
          </table:table-cell>
          <table:table-cell table:style-name="ce39" office:value-type="string">
            <text:p>Verify “Please provide username”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Please provide your username ”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3_EmailAddressTextfieldPresent</text:p>
          </table:table-cell>
          <table:table-cell table:style-name="ce39" office:value-type="string">
            <text:p>L1</text:p>
          </table:table-cell>
          <table:table-cell table:style-name="ce39" office:value-type="string">
            <text:p>Verify “Or your Email address”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Or your Email address”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7">
          <table:table-cell table:style-name="ce39" office:value-type="string">
            <text:p>CL0024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43" office:value-type="string">
            <text:p>Username=”smith”</text:p>
          </table:table-cell>
          <table:table-cell table:style-name="ce39" office:value-type="string">
            <text:p>1. Verify that a message is displayed to the user as 'A new password has been emailed to you'. <text:s text:c="8"/></text:p>
            <text:p>2. Verify that new password is emailed to the user. </text:p>
            <text:p>3. Verify that user is able to log in to the system with the new password</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8">
          <table:table-cell table:style-name="ce39" office:value-type="string">
            <text:p>CL0025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43"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29"/>2. Verify that new password is emailed to the user <text:s text:c="9"/></text:p>
            <text:p>3. Verify that user is able to log in to the system with the new password. <text: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26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43" office:value-type="string">
            <text:p>Username=”user1”</text:p>
          </table:table-cell>
          <table:table-cell table:style-name="ce39" office:value-type="string">
            <text:p>1.Verify that error message is displayed to the user as 'Unrecognized user name'</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0">
          <table:table-cell table:style-name="ce40" office:value-type="string">
            <text:p>CL0027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44" office:value-type="string">
            <text:p>email id=”<text:a xlink:href="mailto:priyanka.gurav@afourtech.com">priyanka.gurav@afourtech.com</text:a>”</text:p>
          </table:table-cell>
          <table:table-cell table:style-name="ce40" office:value-type="string">
            <text:p>1.Verify that error message is displayed to the user as 'Unrecognized email address'</text:p>
          </table:table-cell>
          <table:table-cell table:style-name="ce44"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1">
          <table:table-cell table:style-name="ce39" office:value-type="string">
            <text:p>CL0028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43"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2">
          <table:table-cell table:style-name="ce41" office:value-type="string">
            <text:p>CL0029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New Password is not disabled until &amp; unless response is not returned from server. <text:s/></text:span></text:p>
          </table:table-cell>
          <table:table-cell table:style-name="ce41" office:value-type="string">
            <text:p>FAIL</text:p>
          </table:table-cell>
          <table:table-cell table:style-name="ce41" table:number-columns-repeated="4"/>
          <table:table-cell table:style-name="ce41"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23">
          <table:table-cell table:style-name="ce39" office:value-type="string">
            <text:p>CL0030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43"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4">
          <table:table-cell table:style-name="ce39" office:value-type="string">
            <text:p>CL0031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 Enter valid email id in "email address" field</text:p>
            <text:p>4. 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5">
          <table:table-cell table:style-name="ce40" office:value-type="string">
            <text:p>CL0032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6">
          <table:table-cell table:style-name="ce39" office:value-type="string">
            <text:p>CL0033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7">
          <table:table-cell table:style-name="ce39" office:value-type="string">
            <text:p>CL0034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8">
          <table:table-cell table:style-name="ce39" office:value-type="string">
            <text:p>CL0035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9">
          <table:table-cell table:style-name="ce39" office:value-type="string">
            <text:p>CL0036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37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5">
          <table:table-cell table:style-name="ce39" office:value-type="string">
            <text:p>CL0038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
          <table:table-cell table:style-name="ce24" table:number-columns-repeated="14"/>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18" table:default-cell-style-name="ce66"/>
        <table:table-column table:style-name="co22" table:default-cell-style-name="ce66"/>
        <table:table-column table:style-name="co18" table:number-columns-repeated="2" table:default-cell-style-name="ce66"/>
        <table:table-column table:style-name="co20" table:default-cell-style-name="ce66"/>
        <table:table-column table:style-name="co18" table:default-cell-style-name="ce66"/>
        <table:table-column table:style-name="co23" table:default-cell-style-name="ce66"/>
        <table:table-column table:style-name="co18" table:number-columns-repeated="6" table:default-cell-style-name="ce66"/>
        <table:table-column table:style-name="co24" table:default-cell-style-name="ce66"/>
        <table:table-column table:style-name="co25" table:default-cell-style-name="ce66"/>
        <table:table-column table:style-name="co18" table:number-columns-repeated="1004" table:default-cell-style-name="ce66"/>
        <table:table-column table:style-name="co18"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30">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ce63"/>
          <table:table-cell table:style-name="ce62" office:value-type="string">
            <text:p>1. Verify "Channels" title and logo at top left corner of Home page</text:p>
          </table:table-cell>
          <table:table-cell table:style-name="ce62" office:value-type="string">
            <text:p>PASS</text:p>
          </table:table-cell>
          <table:table-cell table:style-name="ce62" office:value-type="string">
            <text:p>PASS</text:p>
          </table:table-cell>
          <table:table-cell table:style-name="ce62"/>
          <table:table-cell table:style-name="ce73" table:number-columns-repeated="2"/>
          <table:table-cell table:style-name="ce75"/>
          <table:table-cell table:style-name="ce55" office:value-type="string">
            <text:p>YES</text:p>
          </table:table-cell>
          <table:table-cell table:number-columns-repeated="1010"/>
        </table:table-row>
        <table:table-row table:style-name="ro31">
          <table:table-cell table:style-name="ce63" office:value-type="string">
            <text:p>HP0002_Welcome message</text:p>
          </table:table-cell>
          <table:table-cell table:style-name="ce63" office:value-type="string">
            <text:p>L1</text:p>
          </table:table-cell>
          <table:table-cell table:style-name="ce63" office:value-type="string">
            <text:p>Welcome message on the Home page</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Home page has the welcome message “Welcome to Channels!</text:p>
            <text:p>Collaboration by desig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style-name="ce78" table:number-columns-repeated="2"/>
          <table:table-cell table:style-name="ce80" table:number-columns-repeated="1001"/>
          <table:table-cell table:style-name="ce83" table:number-columns-repeated="2"/>
          <table:table-cell table:number-columns-repeated="5"/>
        </table:table-row>
        <table:table-row table:style-name="ro32">
          <table:table-cell table:style-name="ce63" office:value-type="string">
            <text:p>HP0003_CommunitiesLinkPresent</text:p>
          </table:table-cell>
          <table:table-cell table:style-name="ce63" office:value-type="string">
            <text:p>L1</text:p>
          </table:table-cell>
          <table:table-cell table:style-name="ce63" office:value-type="string">
            <text:p>Verify Communitie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ommunities link is present on the Home page</text:p>
            <text:p>2. Verify that the Communities link is visible to Admin,Planner &amp; Us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3">
          <table:table-cell table:style-name="ce63" office:value-type="string">
            <text:p>HP0004_ClickCommunitiesLink</text:p>
          </table:table-cell>
          <table:table-cell table:style-name="ce63" office:value-type="string">
            <text:p>L0</text:p>
          </table:table-cell>
          <table:table-cell table:style-name="ce63" office:value-type="string">
            <text:p>Click Communities link</text:p>
          </table:table-cell>
          <table:table-cell table:style-name="ce63"/>
          <table:table-cell table:style-name="ce62" office:value-type="string">
            <text:p>1. Login to channels with valid credentials</text:p>
            <text:p>2. Click Communities link</text:p>
          </table:table-cell>
          <table:table-cell table:style-name="ce63"/>
          <table:table-cell table:style-name="ce63" office:value-type="string">
            <text:p>1. Verify that the Communities page is open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4">
          <table:table-cell table:style-name="ce63" office:value-type="string">
            <text:p>HP0005_DomainPlansLink</text:p>
          </table:table-cell>
          <table:table-cell table:style-name="ce63" office:value-type="string">
            <text:p>L1</text:p>
          </table:table-cell>
          <table:table-cell table:style-name="ce63" office:value-type="string">
            <text:p>Verify Domain plan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Domain plans link is present on the Home page</text:p>
            <text:p>2. Verify that the Domain plans link is visible to Admin &amp; the Plann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2">
          <table:table-cell table:style-name="ce63" office:value-type="string">
            <text:p>HP0006_ClickDomainPlansLink</text:p>
          </table:table-cell>
          <table:table-cell table:style-name="ce63" office:value-type="string">
            <text:p>L1</text:p>
          </table:table-cell>
          <table:table-cell table:style-name="ce63" office:value-type="string">
            <text:p>Click Domain plans link</text:p>
          </table:table-cell>
          <table:table-cell table:style-name="ce63"/>
          <table:table-cell table:style-name="ce62" office:value-type="string">
            <text:p>1. Login to channels with valid credentials</text:p>
            <text:p>2. Click Domain plans link</text:p>
          </table:table-cell>
          <table:table-cell table:style-name="ce63"/>
          <table:table-cell table:style-name="ce63" office:value-type="string">
            <text:p>1. Verify that the new page appears with the plan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7_ChannelSettingsPresent</text:p>
          </table:table-cell>
          <table:table-cell table:style-name="ce63" office:value-type="string">
            <text:p>L1</text:p>
          </table:table-cell>
          <table:table-cell table:style-name="ce63" office:value-type="string">
            <text:p>Channel setting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hannels Settings link is present on the Home page</text:p>
            <text:p>2. Verify that the link is visible to Admin onl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8_ClickChannelsSettings</text:p>
          </table:table-cell>
          <table:table-cell table:style-name="ce63" office:value-type="string">
            <text:p>L1</text:p>
          </table:table-cell>
          <table:table-cell table:style-name="ce63" office:value-type="string">
            <text:p>Click Channel Settings link</text:p>
          </table:table-cell>
          <table:table-cell table:style-name="ce63"/>
          <table:table-cell table:style-name="ce62" office:value-type="string">
            <text:p>1. Login to channels with valid credentials</text:p>
            <text:p>2. Click the Channel Settings link</text:p>
          </table:table-cell>
          <table:table-cell table:style-name="ce63"/>
          <table:table-cell table:style-name="ce63" office:value-type="string">
            <text:p>1. Verify that a new page “Channels-Administration”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6">
          <table:table-cell table:style-name="ce63" office:value-type="string">
            <text:p>HP0009_SocialPanelPresent</text:p>
          </table:table-cell>
          <table:table-cell table:style-name="ce63" office:value-type="string">
            <text:p>L0</text:p>
          </table:table-cell>
          <table:table-cell table:style-name="ce63" office:value-type="string">
            <text:p>Verify Social Panel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text:s/>social panel is present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7">
          <table:table-cell table:style-name="ce63" office:value-type="string">
            <text:p>HP0010_Grammar&amp;SpellingMistake</text:p>
          </table:table-cell>
          <table:table-cell table:style-name="ce63" office:value-type="string">
            <text:p>L3</text:p>
          </table:table-cell>
          <table:table-cell table:style-name="ce63" office:value-type="string">
            <text:p>Verify that there is no grammar &amp; spelling mistake on the Home page</text:p>
          </table:table-cell>
          <table:table-cell table:style-name="ce63"/>
          <table:table-cell table:style-name="ce63" office:value-type="string">
            <text:p>1. Login to channels with valid credentials</text:p>
          </table:table-cell>
          <table:table-cell table:style-name="ce63"/>
          <table:table-cell table:style-name="ce63" office:value-type="string">
            <text:p>1. Verify that there is no grammar &amp; spelling mistake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8">
          <table:table-cell table:style-name="ce64"/>
          <table:table-cell table:style-name="ce67" table:number-columns-repeated="9"/>
          <table:table-cell table:number-columns-repeated="2"/>
          <table:table-cell table:style-name="ce76"/>
          <table:table-cell table:number-columns-repeated="1011"/>
        </table:table-row>
        <table:table-row table:style-name="ro38">
          <table:table-cell table:style-name="ce64" table:number-columns-repeated="10"/>
          <table:table-cell table:number-columns-repeated="2"/>
          <table:table-cell table:style-name="ce76"/>
          <table:table-cell table:number-columns-repeated="1011"/>
        </table:table-row>
        <table:table-row table:style-name="ro39">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33">
          <table:table-cell table:style-name="ce64"/>
          <table:table-cell table:style-name="ce68"/>
          <table:table-cell table:style-name="ce64"/>
          <table:table-cell table:style-name="ce70"/>
          <table:table-cell table:style-name="ce64"/>
          <table:table-cell table:style-name="ce71"/>
          <table:table-cell table:style-name="ce64"/>
          <table:table-cell table:style-name="ce71"/>
          <table:table-cell table:style-name="ce64"/>
          <table:table-cell table:style-name="ce72"/>
          <table:table-cell table:number-columns-repeated="2"/>
          <table:table-cell table:style-name="ce76"/>
          <table:table-cell table:number-columns-repeated="1011"/>
        </table:table-row>
        <table:table-row table:style-name="ro33">
          <table:table-cell table:style-name="ce64" table:number-columns-repeated="10"/>
          <table:table-cell table:number-columns-repeated="2"/>
          <table:table-cell table:style-name="ce76"/>
          <table:table-cell table:number-columns-repeated="1011"/>
        </table:table-row>
        <table:table-row table:style-name="ro40">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40">
          <table:table-cell table:style-name="ce65" table:number-columns-repeated="2"/>
          <table:table-cell table:style-name="ce69"/>
          <table:table-cell table:style-name="ce65" table:number-columns-repeated="7"/>
          <table:table-cell table:style-name="ce74" table:number-columns-repeated="2"/>
          <table:table-cell table:style-name="ce77"/>
          <table:table-cell table:style-name="ce74" table:number-columns-repeated="1006"/>
          <table:table-cell table:style-name="ce42"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8"/>
          <table:table-cell table:number-columns-repeated="1011"/>
        </table:table-row>
        <table:table-row table:style-name="ro1" table:number-rows-repeated="65502">
          <table:table-cell table:number-columns-repeated="1024"/>
        </table:table-row>
        <table:table-row table:style-name="ro1">
          <table:table-cell table:number-columns-repeated="1024"/>
        </table:table-row>
      </table:table>
      <table:table table:name="Channels_Headers" table:style-name="ta3" table:print="false">
        <office:forms form:automatic-focus="false" form:apply-design-mode="false"/>
        <table:table-column table:style-name="co1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4" table:default-cell-style-name="Default"/>
        <table:table-column table:style-name="co29" table:default-cell-style-name="Default"/>
        <table:table-column table:style-name="co30" table:default-cell-style-name="Default"/>
        <table:table-column table:style-name="co18" table:number-columns-repeated="1010"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4678</text:p>
            <text:p>BROWSER: Chrome</text:p>
          </table:table-cell>
          <table:table-cell table:style-name="ce79" table:number-columns-repeated="998"/>
          <table:table-cell table:style-name="ce81" table:number-columns-repeated="2"/>
          <table:table-cell table:style-name="ce82" table:number-columns-repeated="10"/>
        </table:table-row>
        <table:table-row table:style-name="ro41">
          <table:table-cell table:style-name="ce64" office:value-type="string">
            <text:p>CH0001_SendFeedBack</text:p>
          </table:table-cell>
          <table:table-cell table:style-name="ce70" office:value-type="string">
            <text:p>L1</text:p>
          </table:table-cell>
          <table:table-cell table:style-name="ce64" office:value-type="string">
            <text:p>Send Feedback Button</text:p>
          </table:table-cell>
          <table:table-cell table:style-name="ce64"/>
          <table:table-cell table:style-name="ce64" office:value-type="string">
            <text:p>1. Login to channels with valid credentials</text:p>
          </table:table-cell>
          <table:table-cell/>
          <table:table-cell table:style-name="ce64" office:value-type="string">
            <text:p>1. Verify that “Send Feedback” option is accessible to admin , planner &amp; user</text:p>
          </table:table-cell>
          <table:table-cell table:style-name="ce64" office:value-type="string">
            <text:p>1.“Send Feedback” option is accessible to admin , planner &amp; user.</text:p>
          </table:table-cell>
          <table:table-cell table:style-name="ce64" office:value-type="string">
            <text:p>PASS</text:p>
          </table:table-cell>
          <table:table-cell table:style-name="ce64"/>
          <table:table-cell table:style-name="ce66" table:number-columns-repeated="2"/>
          <table:table-cell table:style-name="ce76"/>
          <table:table-cell table:style-name="ce66" table:number-columns-repeated="2"/>
          <table:table-cell table:number-columns-repeated="1009"/>
        </table:table-row>
        <table:table-row table:style-name="ro18">
          <table:table-cell table:style-name="ce64" office:value-type="string">
            <text:p>CH0002_SendFeedbackTextArea</text:p>
          </table:table-cell>
          <table:table-cell table:style-name="ce70" office:value-type="string">
            <text:p>L3</text:p>
          </table:table-cell>
          <table:table-cell table:style-name="ce64" office:value-type="string">
            <text:p>Text Area for Send Feedback</text:p>
          </table:table-cell>
          <table:table-cell table:style-name="ce64"/>
          <table:table-cell table:style-name="ce64" office:value-type="string">
            <text:p>1. Login to Channels with valid credentials. <text:s text:c="18"/>2. Click on 'Send Feedback' Button. <text:s text:c="41"/>3. Enter the text in Text Area</text:p>
          </table:table-cell>
          <table:table-cell table:style-name="ce64" office:value-type="string">
            <text:p>“Feedback”</text:p>
          </table:table-cell>
          <table:table-cell table:style-name="ce64" office:value-type="string">
            <text:p>1. Verify that Send Feedback window gets displayed</text:p>
            <text:p>2. Verify that text can be entered in the text area. </text:p>
          </table:table-cell>
          <table:table-cell table:style-name="ce64" office:value-type="string">
            <text:p>1. Send Feedback window gets displayed</text:p>
            <text:p>2. Text can be entered in the text area. <text:s text:c="35"/></text:p>
          </table:table-cell>
          <table:table-cell table:style-name="ce64" office:value-type="string">
            <text:p>PASS</text:p>
          </table:table-cell>
          <table:table-cell table:style-name="ce64"/>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2">
          <table:table-cell table:style-name="ce64" office:value-type="string">
            <text:p>CH0003_SendFeedbackType</text:p>
          </table:table-cell>
          <table:table-cell table:style-name="ce70" office:value-type="string">
            <text:p>L1</text:p>
          </table:table-cell>
          <table:table-cell table:style-name="ce64" office:value-type="string">
            <text:p>Send feedback <text:s/>type.</text:p>
          </table:table-cell>
          <table:table-cell table:style-name="ce70"/>
          <table:table-cell table:style-name="ce64" office:value-type="string">
            <text:p>1. Login to channels with valid credentials</text:p>
            <text:p>2. Click on 'Send Feedback' Button <text:s text:c="10"/></text:p>
            <text:p>3. Select the type of Feedback from the dropdown menu as 'Question', 'Problem', 'Suggestion'</text:p>
          </table:table-cell>
          <table:table-cell/>
          <table:table-cell table:style-name="ce64"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window gets displayed</text:span></text:p>
            <text:p><text:span text:style-name="T2">2. Options are visible and can be selected from the drop down menu.</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4_SendFeedback_Send</text:p>
          </table:table-cell>
          <table:table-cell table:style-name="ce68" office:value-type="string">
            <text:p>L1</text:p>
          </table:table-cell>
          <table:table-cell table:style-name="ce64" office:value-type="string">
            <text:p>Send Feedback – Send Operation</text:p>
          </table:table-cell>
          <table:table-cell table:style-name="ce70"/>
          <table:table-cell table:style-name="ce64" office:value-type="string">
            <text:p>1.Login to channels with valid credentials</text:p>
            <text:p>2. Click on 'Send Feedback' Button <text:s text:c="39"/>3. Enter the text in Text Area</text:p>
            <text:p>4. Click on 'Send' Button</text:p>
          </table:table-cell>
          <table:table-cell table:style-name="ce71" office:value-type="string">
            <text:p>“Feedback”</text:p>
          </table:table-cell>
          <table:table-cell table:style-name="ce64" office:value-type="string">
            <text:p>1. Verify that Send Feedback window gets displayed</text:p>
            <text:p>2. Verify that Feedback can be sent with Date, Time &amp; Name of Plan</text:p>
          </table:table-cell>
          <table:table-cell table:style-name="ce71" office:value-type="string">
            <text:p><text:span text:style-name="T2">1.The Send Feedback window gets displayed</text:span></text:p>
            <text:p><text:span text:style-name="T2">2. Feedback is sent with Date,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5_SpecailChar_Feedback</text:p>
          </table:table-cell>
          <table:table-cell table:style-name="ce68" office:value-type="string">
            <text:p>L2</text:p>
          </table:table-cell>
          <table:table-cell table:style-name="ce64" office:value-type="string">
            <text:p>Sending of Inappropriate Feedback (Special Characters)</text:p>
          </table:table-cell>
          <table:table-cell table:style-name="ce70"/>
          <table:table-cell table:style-name="ce64"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4"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4" office:value-type="string">
            <text:p>FAIL</text:p>
          </table:table-cell>
          <table:table-cell table:style-name="ce72"/>
          <table:table-cell table:style-name="ce66" table:number-columns-repeated="2"/>
          <table:table-cell table:style-name="ce76" office:value-type="string">
            <text:p>NO</text:p>
          </table:table-cell>
          <table:table-cell table:style-name="ce66" table:number-columns-repeated="2"/>
          <table:table-cell table:number-columns-repeated="1009"/>
        </table:table-row>
        <table:table-row table:style-name="ro44">
          <table:table-cell table:style-name="ce64" office:value-type="string">
            <text:p>CH0006_SendFeedbackQuestion</text:p>
          </table:table-cell>
          <table:table-cell table:style-name="ce70" office:value-type="string">
            <text:p>L1</text:p>
          </table:table-cell>
          <table:table-cell table:style-name="ce64" office:value-type="string">
            <text:p>Sending feedback “ As a question “</text:p>
          </table:table-cell>
          <table:table-cell table:style-name="ce70"/>
          <table:table-cell table:style-name="ce64"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Qu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5">
          <table:table-cell table:style-name="ce64" office:value-type="string">
            <text:p>CH0007_SendFeedbackProblem</text:p>
          </table:table-cell>
          <table:table-cell table:style-name="ce70" office:value-type="string">
            <text:p>L1</text:p>
          </table:table-cell>
          <table:table-cell table:style-name="ce64" office:value-type="string">
            <text:p>Sending feedback “ As a Problem“</text:p>
          </table:table-cell>
          <table:table-cell table:style-name="ce70"/>
          <table:table-cell table:style-name="ce64"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Problem</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0008_SendFeedbackSuggestion</text:p>
          </table:table-cell>
          <table:table-cell table:style-name="ce70" office:value-type="string">
            <text:p>L1</text:p>
          </table:table-cell>
          <table:table-cell table:style-name="ce64" office:value-type="string">
            <text:p>Sending feedback “ As a suggestion ”</text:p>
          </table:table-cell>
          <table:table-cell table:style-name="ce70"/>
          <table:table-cell table:style-name="ce64"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4"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sent to the email address as a Sugg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H0009_NoText_In_TextArea</text:p>
          </table:table-cell>
          <table:table-cell table:style-name="ce70" office:value-type="string">
            <text:p>L2</text:p>
          </table:table-cell>
          <table:table-cell table:style-name="ce64" office:value-type="string">
            <text:p>Sending Feedback without entering text.</text:p>
          </table:table-cell>
          <table:table-cell table:style-name="ce70"/>
          <table:table-cell table:style-name="ce64" office:value-type="string">
            <text:p>1. Login to Channels with valid credentials. <text:s text:c="18"/>2. Click on 'Send Feedback' Button. <text:s text:c="41"/>3. Click on 'Send' Button</text:p>
          </table:table-cell>
          <table:table-cell/>
          <table:table-cell table:style-name="ce64"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6">
          <table:table-cell table:style-name="ce64" office:value-type="string">
            <text:p>CH0010_CancelFeedback</text:p>
          </table:table-cell>
          <table:table-cell table:style-name="ce68" office:value-type="string">
            <text:p>L1</text:p>
          </table:table-cell>
          <table:table-cell table:style-name="ce64" office:value-type="string">
            <text:p>Send Feedback – Cancel Operation</text:p>
          </table:table-cell>
          <table:table-cell table:style-name="ce70"/>
          <table:table-cell table:style-name="ce64" office:value-type="string">
            <text:p>1.Login to channels with valid credentials</text:p>
            <text:p>2. Click on 'Send Feedback' Button</text:p>
            <text:p>3. Click on 'Cancel' Button</text:p>
          </table:table-cell>
          <table:table-cell/>
          <table:table-cell table:style-name="ce64" office:value-type="string">
            <text:p>1. Verify that Send Feedback window gets displayed</text:p>
            <text:p>2. Verify that Send Feedback window gets disappeared</text:p>
          </table:table-cell>
          <table:table-cell table:style-name="ce71" office:value-type="string">
            <text:p><text:span text:style-name="T2">1.The Send Feedback window gets displayed</text:span></text:p>
            <text:p><text:span text:style-name="T2">2.The Send Feedback window gets disappeared.</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7">
          <table:table-cell table:style-name="ce85" office:value-type="string">
            <text:p>CH0011_Help</text:p>
          </table:table-cell>
          <table:table-cell table:style-name="ce85" office:value-type="string">
            <text:p>L1</text:p>
          </table:table-cell>
          <table:table-cell table:style-name="ce85" office:value-type="string">
            <text:p>Help </text:p>
          </table:table-cell>
          <table:table-cell table:style-name="ce85"/>
          <table:table-cell table:style-name="ce85" office:value-type="string">
            <text:p>1. Login to Channels with valid credentials. <text:s text:c="18"/>2. Click on 'Help' Button</text:p>
          </table:table-cell>
          <table:table-cell/>
          <table:table-cell table:style-name="ce85" office:value-type="string">
            <text:p>1. Verify that 'Help' Button is visible to admin, planner and user. <text:s text:c="18"/>2. Verify that <text:s/>Channels Application Help Document gets opened as 'Channels- User Guide'.</text:p>
          </table:table-cell>
          <table:table-cell table:style-name="ce85" office:value-type="string">
            <text:p>1. <text:s/>'Help' Button is visible to admin, planner and user. <text:s text:c="16"/>2. Channels Application Help Document gets opened as 'Channels- User Guid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7">
          <table:table-cell table:style-name="ce85" office:value-type="string">
            <text:p>CH00012_SignOut</text:p>
          </table:table-cell>
          <table:table-cell table:style-name="ce85" office:value-type="string">
            <text:p>L0</text:p>
          </table:table-cell>
          <table:table-cell table:style-name="ce85" office:value-type="string">
            <text:p>Sign Out</text:p>
          </table:table-cell>
          <table:table-cell table:style-name="ce85"/>
          <table:table-cell table:style-name="ce85" office:value-type="string">
            <text:p>1.Login to Channels with valid credentials <text:s text:c="20"/>2. Click on the 'Sign Out' Button</text:p>
          </table:table-cell>
          <table:table-cell/>
          <table:table-cell table:style-name="ce85" office:value-type="string">
            <text:p>1. <text:s/>Verify that 'Sign Out' Button is visible to admin, planner and user. <text:s text:c="19"/>2. Verify that when clicked on Button, <text:s/>the user is directed to the LogIn Page.</text:p>
          </table:table-cell>
          <table:table-cell table:style-name="ce85" office:value-type="string">
            <text:p>1. <text:s/>'Sign Out' Button is visible to admin, planner and user. <text:s text:c="13"/>2. When clicked on Button, <text:s/>the user is directed to the LogIn Pag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About_Me_Home_Page" table:style-name="ta3" table:print="false">
        <office:forms form:automatic-focus="false" form:apply-design-mode="false"/>
        <table:table-column table:style-name="co18" table:number-columns-repeated="4" table:default-cell-style-name="Default"/>
        <table:table-column table:style-name="co31" table:default-cell-style-name="Default"/>
        <table:table-column table:style-name="co18" table:default-cell-style-name="Default"/>
        <table:table-column table:style-name="co32" table:default-cell-style-name="Default"/>
        <table:table-column table:style-name="co33" table:default-cell-style-name="Default"/>
        <table:table-column table:style-name="co18" table:number-columns-repeated="5" table:default-cell-style-name="Default"/>
        <table:table-column table:style-name="co34" table:default-cell-style-name="Default"/>
        <table:table-column table:style-name="co35" table:default-cell-style-name="ce24"/>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29">
          <table:table-cell table:style-name="ce87" office:value-type="string">
            <text:p>SP0001_SocialPanelOnHomePage</text:p>
          </table:table-cell>
          <table:table-cell table:style-name="ce87" office:value-type="string">
            <text:p>L1</text:p>
          </table:table-cell>
          <table:table-cell table:style-name="ce87" office:value-type="string">
            <text:p>Social Panel is Present on Home page</text:p>
          </table:table-cell>
          <table:table-cell table:style-name="ce87"/>
          <table:table-cell table:style-name="ce62" office:value-type="string">
            <text:p>1.Login to channels with valid credentials</text:p>
            <text:p>2. See Home Page </text:p>
          </table:table-cell>
          <table:table-cell table:style-name="ce87"/>
          <table:table-cell table:style-name="ce87" office:value-type="string">
            <text:p>1. Verify that social panel is present</text:p>
          </table:table-cell>
          <table:table-cell table:style-name="ce87" office:value-type="string">
            <text:p>PASS</text:p>
          </table:table-cell>
          <table:table-cell table:style-name="ce87" office:value-type="string">
            <text:p>PASS</text:p>
          </table:table-cell>
          <table:table-cell table:style-name="ce87"/>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8">
          <table:table-cell table:style-name="ce62" office:value-type="string">
            <text:p>SP0002_AboutMeTab</text:p>
          </table:table-cell>
          <table:table-cell table:style-name="ce62" office:value-type="string">
            <text:p>L1</text:p>
          </table:table-cell>
          <table:table-cell table:style-name="ce62" office:value-type="string">
            <text:p>AboutMe Tab</text:p>
          </table:table-cell>
          <table:table-cell table:style-name="ce62"/>
          <table:table-cell table:style-name="ce62" office:value-type="string">
            <text:p>1.Login to channels with valid credentials </text:p>
            <text:p>2. See the AboutMe tab in social panel on the Home page</text:p>
          </table:table-cell>
          <table:table-cell table:style-name="ce62"/>
          <table:table-cell table:style-name="ce62" office:value-type="string">
            <text:p>1. Verify that the AboutMe tab details get displayed to the user in 3 sections-</text:p>
            <text:p>-My identity</text:p>
            <text:p>-My personal contact Info </text:p>
            <text:p>-My Password. </text:p>
            <text:p>2. Verify that the <text:s/>AboutMe tab is accessible to admin , planner &amp; user</text:p>
          </table:table-cell>
          <table:table-cell table:style-name="ce62" office:value-type="string">
            <text:p>PASS</text:p>
          </table:table-cell>
          <table:table-cell table:style-name="ce62" office:value-type="string">
            <text:p>PASS</text:p>
          </table:table-cell>
          <table:table-cell table:style-name="ce62"/>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3_AboutMeTabMyIdentitySection</text:p>
          </table:table-cell>
          <table:table-cell table:style-name="ce63" office:value-type="string">
            <text:p>L1</text:p>
          </table:table-cell>
          <table:table-cell table:style-name="ce63" office:value-type="string">
            <text:p>My Identity section under About me tab</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My identity section is displayed under the About me tab with details-ID,Name,Email,Photo</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4_NameTextFieldPresent</text:p>
          </table:table-cell>
          <table:table-cell table:style-name="ce63" office:value-type="string">
            <text:p>L1</text:p>
          </table:table-cell>
          <table:table-cell table:style-name="ce63" office:value-type="string">
            <text:p>Verify the Name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Name text field is present in the Social panel</text:p>
            <text:p>2. Verify that a name is present in the Nam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5_EmailTextFieldPresent</text:p>
          </table:table-cell>
          <table:table-cell table:style-name="ce63" office:value-type="string">
            <text:p>L1</text:p>
          </table:table-cell>
          <table:table-cell table:style-name="ce63" office:value-type="string">
            <text:p>Verify that the Email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Email text field is present in the Social panel</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50">
          <table:table-cell table:style-name="ce63" office:value-type="string">
            <text:p>SP0006_ApplyButtonInMyIdentity</text:p>
          </table:table-cell>
          <table:table-cell table:style-name="ce63" office:value-type="string">
            <text:p>L1</text:p>
          </table:table-cell>
          <table:table-cell table:style-name="ce63" office:value-type="string">
            <text:p>Apply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Apply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0">
          <table:table-cell table:style-name="ce63" office:value-type="string">
            <text:p>SP0007_ResetButtonInMyIdentity</text:p>
          </table:table-cell>
          <table:table-cell table:style-name="ce63" office:value-type="string">
            <text:p>L1</text:p>
          </table:table-cell>
          <table:table-cell table:style-name="ce63" office:value-type="string">
            <text:p>Reset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Reset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1">
          <table:table-cell table:style-name="ce88" office:value-type="string">
            <text:p>SP0008_ValidEmail</text:p>
          </table:table-cell>
          <table:table-cell table:style-name="ce62" office:value-type="string">
            <text:p>L0</text:p>
          </table:table-cell>
          <table:table-cell table:style-name="ce62" office:value-type="string">
            <text:p>Valid “email” in My Identity section</text:p>
          </table:table-cell>
          <table:table-cell table:style-name="ce62"/>
          <table:table-cell table:style-name="ce62" office:value-type="string">
            <text:p>1.Login to channels with valid credentials</text:p>
            <text:p>2. See the AboutMe tab in social panel on the Home page</text:p>
            <text:p>3.Enter 'Name' <text:s/>&amp; Valid 'Private email'</text:p>
            <text:p>4.Click on 'Apply' Button</text:p>
          </table:table-cell>
          <table:table-cell table:style-name="ce62" office:value-type="string">
            <text:p/>
            <text:p>Name=”smith”</text:p>
            <text:p/>
            <text:p>Email=”<text:a xlink:href="mailto:smith.abc@afourtech.com">smith.abc@afourtech.com</text:a>”</text:p>
          </table:table-cell>
          <table:table-cell table:style-name="ce62" office:value-type="string">
            <text:p>1. Verify that message is displayed on home page as &lt;username&gt; </text:p>
            <text:p>2. Verify that 'name' &amp; 'Personal email' gets changed In 'Channel Administration' Pag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1">
          <table:table-cell table:style-name="ce88" office:value-type="string">
            <text:p>SP0009_InvalidEmail</text:p>
          </table:table-cell>
          <table:table-cell table:style-name="ce62" office:value-type="string">
            <text:p>L2</text:p>
          </table:table-cell>
          <table:table-cell table:style-name="ce62" office:value-type="string">
            <text:p>Invalid “email” in My Identity section</text:p>
          </table:table-cell>
          <table:table-cell table:style-name="ce62"/>
          <table:table-cell table:style-name="ce62" office:value-type="string">
            <text:p>1.Login to channels with valid credentials</text:p>
            <text:p>2.See the AboutMe tab in social panel on the Home page</text:p>
            <text:p>3.Enter 'Name' <text:s/>&amp; Invalid <text:s/>'Private email'</text:p>
            <text:p>4. Click on 'Apply' Button</text:p>
          </table:table-cell>
          <table:table-cell table:style-name="ce62" office:value-type="string">
            <text:p/>
            <text:p><text:s text:c="3"/></text:p>
            <text:p>Name=”smith”</text:p>
            <text:p/>
            <text:p>Email=”<text:a xlink:href="mailto:shrt.test@afourtech">shrt.test@afourtech</text:a>,com”</text:p>
          </table:table-cell>
          <table:table-cell table:style-name="ce62" office:value-type="string">
            <text:p>1. Verify that user is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28">
          <table:table-cell table:style-name="ce88" office:value-type="string">
            <text:p>SP0010_BlankEmail</text:p>
          </table:table-cell>
          <table:table-cell table:style-name="ce62" office:value-type="string">
            <text:p>L2</text:p>
          </table:table-cell>
          <table:table-cell table:style-name="ce62" office:value-type="string">
            <text:p>Blank “Email” in My Identity section</text:p>
          </table:table-cell>
          <table:table-cell table:style-name="ce62"/>
          <table:table-cell table:style-name="ce62" office:value-type="string">
            <text:p>1.Login to channels with valid credentials </text:p>
            <text:p>2.See the AboutMe tab in social panel on the Home page <text:s text:c="14"/></text:p>
            <text:p>3.Enter 'Name' <text:s/>&amp; Blank <text:s/>'Private email' <text:s/></text:p>
            <text:p>4.Click on 'Apply' Button</text:p>
          </table:table-cell>
          <table:table-cell table:style-name="ce62" office:value-type="string">
            <text:p/>
            <text:p/>
            <text:p>Email=” <text:s text:c="7"/>“</text:p>
          </table:table-cell>
          <table:table-cell table:style-name="ce62" office:value-type="string">
            <text:p>1. Verify that user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2">
          <table:table-cell table:style-name="ce88" office:value-type="string">
            <text:p>SP0011_BlankName</text:p>
          </table:table-cell>
          <table:table-cell table:style-name="ce62" office:value-type="string">
            <text:p>L2</text:p>
          </table:table-cell>
          <table:table-cell table:style-name="ce62" office:value-type="string">
            <text:p>Blank “Name” in My Identity section</text:p>
          </table:table-cell>
          <table:table-cell table:style-name="ce62"/>
          <table:table-cell table:style-name="ce62" office:value-type="string">
            <text:p>1.Login to channels with valid credentials</text:p>
            <text:p>2.See the AboutMe tab in social panel on the Home page</text:p>
            <text:p>3.Enter Email and blank Name.</text:p>
            <text:p>4.Click on 'Apply' Button</text:p>
          </table:table-cell>
          <table:table-cell table:style-name="ce62" office:value-type="string">
            <text:p/>
            <text:p>Email=”smith.abc@afourtech.com</text:p>
            <text:p>”</text:p>
            <text:p/>
            <text:p>Name=” <text:s text:c="3"/>“ <text:s/></text:p>
          </table:table-cell>
          <table:table-cell table:style-name="ce62" office:value-type="string">
            <text:p>1. Verify that error message should be displayed as 'The name is required'</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3">
          <table:table-cell table:style-name="ce88" office:value-type="string">
            <text:p>SP0012_InvalidName</text:p>
          </table:table-cell>
          <table:table-cell table:style-name="ce62" office:value-type="string">
            <text:p>L2</text:p>
          </table:table-cell>
          <table:table-cell table:style-name="ce62" office:value-type="string">
            <text:p>Invalid “Name” in My Identity <text:s/>section</text:p>
          </table:table-cell>
          <table:table-cell table:style-name="ce62"/>
          <table:table-cell table:style-name="ce62" office:value-type="string">
            <text:p><text:span text:style-name="T1">1.Login to channels with valid credentials</text:span></text:p>
            <text:p>2.See the AboutMe tab in social panel on the Home page</text:p>
            <text:p>3.Enter Email and invalid Name.</text:p>
            <text:p>4.Click on 'Apply' Button</text:p>
          </table:table-cell>
          <table:table-cell table:style-name="ce62" office:value-type="string">
            <text:p><text:span text:style-name="T1"/></text:p>
            <text:p><text:span text:style-name="T1"/></text:p>
            <text:p><text:span text:style-name="T1">Email=”smith.abc@afourtech.com</text:span></text:p>
            <text:p><text:span text:style-name="T1">”</text:span></text:p>
            <text:p><text:span text:style-name="T1"/></text:p>
            <text:p><text:span text:style-name="T1">Name=”(*&amp;^!@#)% “ <text:s/></text:span></text:p>
          </table:table-cell>
          <table:table-cell table:style-name="ce62" office:value-type="string">
            <text:p/>
            <text:p>1.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4">
          <table:table-cell table:style-name="ce88" office:value-type="string">
            <text:p>SP0013_EditName</text:p>
          </table:table-cell>
          <table:table-cell table:style-name="ce62" office:value-type="string">
            <text:p>L1</text:p>
          </table:table-cell>
          <table:table-cell table:style-name="ce62" office:value-type="string">
            <text:p>Edit Name</text:p>
          </table:table-cell>
          <table:table-cell table:style-name="ce62"/>
          <table:table-cell table:style-name="ce62" office:value-type="string">
            <text:p><text:span text:style-name="T1">1.Login to channels with valid credentials</text:span></text:p>
            <text:p>2.See the AboutMe tab in social panel on the Home page</text:p>
            <text:p>3.Enter new name in the Name textfield.</text:p>
            <text:p>4.Click on 'Apply' Button</text:p>
          </table:table-cell>
          <table:table-cell table:style-name="ce62" office:value-type="string">
            <text:p>Name=”John”</text:p>
          </table:table-cell>
          <table:table-cell table:style-name="ce62" office:value-type="string">
            <text:p>1. Verify that a name is already present in the Name textfield.</text:p>
            <text:p>2. Verify that the existing name can be erased and new name can be entered in the Name text field.</text:p>
            <text:p>3. Verify that the name can be edit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5">
          <table:table-cell table:style-name="ce88" office:value-type="string">
            <text:p>SP0014_BlankName&amp;Email</text:p>
          </table:table-cell>
          <table:table-cell table:style-name="ce62" office:value-type="string">
            <text:p>L2</text:p>
          </table:table-cell>
          <table:table-cell table:style-name="ce62" office:value-type="string">
            <text:p>Blank “Name” &amp; “Private Email” in My Identity section</text:p>
          </table:table-cell>
          <table:table-cell table:style-name="ce62"/>
          <table:table-cell table:style-name="ce62" office:value-type="string">
            <text:p>1.Login to channels with valid credentials</text:p>
            <text:p>2.See the AboutMe tab in social panel on the Home page</text:p>
            <text:p>3.Enter blank <text:s/>'Name' &amp; 'Private email'</text:p>
            <text:p>4.Click on 'Apply' Button</text:p>
          </table:table-cell>
          <table:table-cell table:style-name="ce62" office:value-type="string">
            <text:p/>
            <text:p>Name=</text:p>
            <text:p>“ <text:s text:c="11"/>“</text:p>
            <text:p/>
            <text:p>Email=”smith.abc@afourtech.com”</text:p>
          </table:table-cell>
          <table:table-cell table:style-name="ce62" office:value-type="string">
            <text:p>1. Verify that error message should be displayed as 'The name is required' </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89" office:value-type="string">
            <text:p>SP0015_AboutMeTabSequencingMyIdentitySection</text:p>
          </table:table-cell>
          <table:table-cell table:style-name="ce89" office:value-type="string">
            <text:p>L1</text:p>
          </table:table-cell>
          <table:table-cell table:style-name="ce89" office:value-type="string">
            <text:p>Tab Sequencing in My Identity section</text:p>
          </table:table-cell>
          <table:table-cell table:style-name="ce92"/>
          <table:table-cell table:style-name="ce89" office:value-type="string">
            <text:p>1.Login to channels with valid credentials</text:p>
            <text:p>2.See the AboutMe tab in social panel on the Home page</text:p>
            <text:p>3.Enter name and press the tab key. <text:s text:c="2"/>4.Enter Email id and press tab key. <text:s text:c="8"/></text:p>
          </table:table-cell>
          <table:table-cell table:style-name="ce89"/>
          <table:table-cell table:style-name="ce89" office:value-type="string">
            <text:p>1. Verify that on pressing the tab key, control moves to the 'Email' Field</text:p>
            <text:p>2. Verify that on pressing tab key <text:s/>control moves to the 'Apply' button</text:p>
          </table:table-cell>
          <table:table-cell table:style-name="ce89" office:value-type="string">
            <text:p>1.On pressing the tab key, control <text:s/>moves to the 'Email' Field</text:p>
            <text:p>2.On pressing tab key <text:s/>control moves to the 'Apply' butto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6">
          <table:table-cell table:style-name="ce40" office:value-type="string">
            <text:p>SP0016_ResetButtonMyIdentitySection</text:p>
          </table:table-cell>
          <table:table-cell table:style-name="ce40" office:value-type="string">
            <text:p>L1</text:p>
          </table:table-cell>
          <table:table-cell table:style-name="ce40" office:value-type="string">
            <text:p>Reset Name &amp; Email in My Identity section</text:p>
          </table:table-cell>
          <table:table-cell table:style-name="ce44"/>
          <table:table-cell table:style-name="ce40" office:value-type="string">
            <text:p>1. Login to channels with valid credentials</text:p>
            <text:p>2. See the AboutMe tab in social panel on the Home page</text:p>
            <text:p>3.Enter name in the name field &amp; and email address in Email field.</text:p>
            <text:p>4.Click the Reset button.</text:p>
          </table:table-cell>
          <table:table-cell table:style-name="ce40"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name in the Name field &amp; Email address in the Email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0">
          <table:table-cell table:style-name="ce40" office:value-type="string">
            <text:p>SP0017_ChooseFileButton</text:p>
          </table:table-cell>
          <table:table-cell table:style-name="ce40" office:value-type="string">
            <text:p>L1</text:p>
          </table:table-cell>
          <table:table-cell table:style-name="ce40" office:value-type="string">
            <text:p>Choose File button</text:p>
          </table:table-cell>
          <table:table-cell table:style-name="ce44"/>
          <table:table-cell table:style-name="ce40" office:value-type="string">
            <text:p>1. Login to channels with valid credentials</text:p>
            <text:p>2. See the AboutMe tab in social panel on the Home page</text:p>
          </table:table-cell>
          <table:table-cell table:style-name="ce40"/>
          <table:table-cell table:style-name="ce40" office:value-type="string">
            <text:p>1. Verify that the Choose file button is present</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3">
          <table:table-cell table:style-name="ce40" office:value-type="string">
            <text:p>SP0018_ClickChooseFileButton</text:p>
          </table:table-cell>
          <table:table-cell table:style-name="ce40" office:value-type="string">
            <text:p>L1</text:p>
          </table:table-cell>
          <table:table-cell table:style-name="ce40" office:value-type="string">
            <text:p>Click Choose file button</text:p>
          </table:table-cell>
          <table:table-cell table:style-name="ce44"/>
          <table:table-cell table:style-name="ce40" office:value-type="string">
            <text:p>1. Login to channels with valid credentials</text:p>
            <text:p>2. See the AboutMe tab in social panel on the Home page</text:p>
            <text:p>3. Click the Choose file button in the My identity section</text:p>
          </table:table-cell>
          <table:table-cell table:style-name="ce40"/>
          <table:table-cell table:style-name="ce40" office:value-type="string">
            <text:p>1. Verify that a file open dialog <text:s/>box is shown from which the desired file can be select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7">
          <table:table-cell table:style-name="ce40" office:value-type="string">
            <text:p>SP0018__Upload photo</text:p>
          </table:table-cell>
          <table:table-cell table:style-name="ce40" office:value-type="string">
            <text:p>L1</text:p>
          </table:table-cell>
          <table:table-cell table:style-name="ce40" office:value-type="string">
            <text:p>Upload photo</text:p>
          </table:table-cell>
          <table:table-cell table:style-name="ce44"/>
          <table:table-cell table:style-name="ce40" office:value-type="string">
            <text:p><text:span text:style-name="T1">1. Login to channels with valid credentials</text:span></text:p>
            <text:p>2. See the AboutMe tab in social panel on the Home page</text:p>
            <text:p>3.Enter name in the Name field and email address in Email field.</text:p>
            <text:p>4.Click the 'Choose File' button.</text:p>
            <text:p>5.Select an image file.</text:p>
            <text:p>6.Click upload. <text:s text:c="4"/></text:p>
          </table:table-cell>
          <table:table-cell table:style-name="ce40"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photo gets upload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8">
          <table:table-cell table:style-name="ce89" office:value-type="string">
            <text:p>SP0019__WrongFileFormat</text:p>
          </table:table-cell>
          <table:table-cell table:style-name="ce89" office:value-type="string">
            <text:p>L2</text:p>
          </table:table-cell>
          <table:table-cell table:style-name="ce89" office:value-type="string">
            <text:p>Wrong file format while uploading picture</text:p>
          </table:table-cell>
          <table:table-cell table:style-name="ce92"/>
          <table:table-cell table:style-name="ce89" office:value-type="string">
            <text:p>1. Login to channels with valid credentials</text:p>
            <text:p>2. See the AboutMe tab in social panel on the Home page</text:p>
            <text:p>3.Enter name in the Name field and email address in Email field..</text:p>
            <text:p>4.Click the 'Choose File' button.</text:p>
            <text:p>5.Select a .txt/.doc or .pdf file.</text:p>
            <text:p>6.Click upload. <text:s text:c="4"/></text:p>
          </table:table-cell>
          <table:table-cell table:style-name="ce89" office:value-type="string">
            <text:p/>
            <text:p><text:s text:c="3"/></text:p>
            <text:p>Name=”smith”</text:p>
            <text:p/>
            <text:p>Email=”smith.abc@afourtech.com”</text:p>
          </table:table-cell>
          <table:table-cell table:style-name="ce89" office:value-type="string">
            <text:p>1. Verify that the file is not uploaded.</text:p>
            <text:p>2. Verify that appropriate error message is shown.</text:p>
          </table:table-cell>
          <table:table-cell table:style-name="ce89" office:value-type="string">
            <text:p>1.The file is <text:s/>uploaded.</text:p>
            <text:p>2.Appropriate error message is not show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0">
          <table:table-cell table:style-name="ce88" office:value-type="string">
            <text:p>SP0020_MyPersonalContactInfoSection</text:p>
          </table:table-cell>
          <table:table-cell table:style-name="ce62" office:value-type="string">
            <text:p>L1</text:p>
          </table:table-cell>
          <table:table-cell table:style-name="ce62" office:value-type="string">
            <text:p>My Personal Contact Info section under About me tab</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able:table-cell>
          <table:table-cell table:style-name="ce62"/>
          <table:table-cell table:style-name="ce62" office:value-type="string">
            <text:p>1. Verify that the About me tab contains the My personal contact info section which has a list of options.</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88" office:value-type="string">
            <text:p>SP0021_SectionselectOneOption</text:p>
          </table:table-cell>
          <table:table-cell table:style-name="ce62" office:value-type="string">
            <text:p>L1</text:p>
          </table:table-cell>
          <table:table-cell table:style-name="ce62" office:value-type="string">
            <text:p>Select an option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text:s/>present under the My personal contact info section.</text:span></text:p>
          </table:table-cell>
          <table:table-cell table:style-name="ce62" office:value-type="string">
            <text:p>option=“Radio”</text:p>
          </table:table-cell>
          <table:table-cell table:style-name="ce62" office:value-type="string">
            <text:p>1. Verify that the option is selected from the list.</text:p>
            <text:p>2. Verify that the selected option is displayed with a checkbox &amp; a textbox below it.</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9">
          <table:table-cell table:style-name="ce88" office:value-type="string">
            <text:p>SP0022_MultipleSelectionOfOptions</text:p>
          </table:table-cell>
          <table:table-cell table:style-name="ce62" office:value-type="string">
            <text:p>L1</text:p>
          </table:table-cell>
          <table:table-cell table:style-name="ce62" office:value-type="string">
            <text:p>Select multiple options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one more options</text:span></text:p>
          </table:table-cell>
          <table:table-cell table:style-name="ce62" office:value-type="string">
            <text:p>Option1=“Radio”</text:p>
            <text:p>Option2=“Television”</text:p>
          </table:table-cell>
          <table:table-cell table:style-name="ce62" office:value-type="string">
            <text:p><text:span text:style-name="T1">1. Verify that the option is selected from the list.</text:span></text:p>
            <text:p><text:span text:style-name="T1">2. Verify that The selected options are displayed one after another with a checkbox (before the option)&amp; a textbox below each of them.</text:span></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7">
          <table:table-cell table:style-name="ce88" office:value-type="string">
            <text:p>SP0023_EnterDetails</text:p>
          </table:table-cell>
          <table:table-cell table:style-name="ce62" office:value-type="string">
            <text:p>L1</text:p>
          </table:table-cell>
          <table:table-cell table:style-name="ce62" office:value-type="string">
            <text:p>Select multiple options from the list and enter details</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the option.</text:span></text:p>
            <text:p><text:span text:style-name="T3">5. Enter the details in the text field</text:span></text:p>
          </table:table-cell>
          <table:table-cell table:style-name="ce62" office:value-type="string">
            <text:p>“Contact1”</text:p>
          </table:table-cell>
          <table:table-cell table:style-name="ce62" office:value-type="string">
            <text:p>1. Verify that the details of the option can be enter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
          <table:table-cell table:style-name="ce88" office:value-type="string">
            <text:p>SP0024_AboutMeMyPasswordSection</text:p>
          </table:table-cell>
          <table:table-cell table:style-name="ce62" office:value-type="string">
            <text:p>L1</text:p>
          </table:table-cell>
          <table:table-cell table:style-name="ce62" office:value-type="string">
            <text:p>My Password section under About me tab</text:p>
          </table:table-cell>
          <table:table-cell table:style-name="ce62"/>
          <table:table-cell table:style-name="ce88" office:value-type="string">
            <text:p>1. Login to channels with valid credentials</text:p>
            <text:p>2.See the AboutMe tab in social panel on the Home page</text:p>
          </table:table-cell>
          <table:table-cell table:style-name="ce62"/>
          <table:table-cell table:style-name="ce62" office:value-type="string">
            <text:p>1. Verify that the password section contains the password details-Current password,New password &amp; Confirm passwor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5_ApplyButtonPresent</text:p>
          </table:table-cell>
          <table:table-cell table:style-name="ce62" office:value-type="string">
            <text:p>L1</text:p>
          </table:table-cell>
          <table:table-cell table:style-name="ce62" office:value-type="string">
            <text:p>Apply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Apply button is present in the My Password section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6_ResetButtonPresent</text:p>
          </table:table-cell>
          <table:table-cell table:style-name="ce62" office:value-type="string">
            <text:p>L1</text:p>
          </table:table-cell>
          <table:table-cell table:style-name="ce62" office:value-type="string">
            <text:p>Reset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Reset button is present in the My Password section </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7_CurrentPasswordTextfieldPresent</text:p>
          </table:table-cell>
          <table:table-cell table:style-name="ce62" office:value-type="string">
            <text:p>L1</text:p>
          </table:table-cell>
          <table:table-cell table:style-name="ce62" office:value-type="string">
            <text:p>Current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urrent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8_NewPasswordTextfieldPresent</text:p>
          </table:table-cell>
          <table:table-cell table:style-name="ce62" office:value-type="string">
            <text:p>L1</text:p>
          </table:table-cell>
          <table:table-cell table:style-name="ce62" office:value-type="string">
            <text:p>New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New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9_ConfirmPasswordTextfieldPresent</text:p>
          </table:table-cell>
          <table:table-cell table:style-name="ce62" office:value-type="string">
            <text:p>L1</text:p>
          </table:table-cell>
          <table:table-cell table:style-name="ce62" office:value-type="string">
            <text:p>Confirm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onfirm password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62" office:value-type="string">
            <text:p><text:span text:style-name="T3">SP0030</text:span>_ValidCurrent&amp;NewPassword</text:p>
          </table:table-cell>
          <table:table-cell table:style-name="ce62" office:value-type="string">
            <text:p>L0</text:p>
          </table:table-cell>
          <table:table-cell table:style-name="ce62" office:value-type="string">
            <text:p>Valid “Current Password” , “New Password” &amp; “Confirm” in My Password</text:p>
          </table:table-cell>
          <table:table-cell table:style-name="ce93"/>
          <table:table-cell table:style-name="ce88" office:value-type="string">
            <text:p>1.Login to channels with valid credentials</text:p>
            <text:p>2.See the AboutMe tab in social panel on the Home page</text:p>
          </table:table-cell>
          <table:table-cell table:style-name="ce62" office:value-type="string">
            <text:p/>
            <text:p>Current Password=”@test123”</text:p>
            <text:p/>
            <text:p>New password=”test234”</text:p>
            <text:p/>
            <text:p>Confirm Password=</text:p>
            <text:p>“test1234”</text:p>
          </table:table-cell>
          <table:table-cell table:style-name="ce62"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0">
          <table:table-cell table:style-name="ce62" office:value-type="string">
            <text:p><text:span text:style-name="T3">SP0031_</text:span>MismatchPasswordConfirmPassword</text:p>
          </table:table-cell>
          <table:table-cell table:style-name="ce62" office:value-type="string">
            <text:p>L2</text:p>
          </table:table-cell>
          <table:table-cell table:style-name="ce62" office:value-type="string">
            <text:p>“New Password” and “Confirm” <text:s/>fields Mismatch in My Password</text:p>
          </table:table-cell>
          <table:table-cell table:style-name="ce93"/>
          <table:table-cell table:style-name="ce62" office:value-type="string">
            <text:p>1.Login to channels with valid credentials</text:p>
            <text:p>2.See the AboutMe tab in social panel on the Home page <text:s text:c="15"/>3.Enter the value of <text:s/>'Current Password' </text:p>
            <text:p>4.Enter values in 'New Password' &amp; 'Confirm' fields that doesn't match 5. Click on 'Apply' Button.</text:p>
          </table:table-cell>
          <table:table-cell table:style-name="ce62" office:value-type="string">
            <text:p/>
            <text:p/>
            <text:p>New password=”@test12”</text:p>
            <text:p/>
            <text:p>Confirm password=”@trst12”</text:p>
          </table:table-cell>
          <table:table-cell table:style-name="ce6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6">
          <table:table-cell table:style-name="ce90" office:value-type="string">
            <text:p><text:span text:style-name="T3">SP0032</text:span>_PasswordNotEncrypted</text:p>
          </table:table-cell>
          <table:table-cell table:style-name="ce90" office:value-type="string">
            <text:p>L1</text:p>
          </table:table-cell>
          <table:table-cell table:style-name="ce90" office:value-type="string">
            <text:p>Encryption in the New Password &amp; Confirm Password fields</text:p>
          </table:table-cell>
          <table:table-cell table:style-name="ce94"/>
          <table:table-cell table:style-name="ce90" office:value-type="string">
            <text:p>1.Login to channels with valid credentials</text:p>
            <text:p>2.See the AboutMe tab in social panel on the Home page <text:s text:c="13"/></text:p>
            <text:p>3.Enter the value of <text:s/>'Current Password' </text:p>
            <text:p>4.Enter values in 'New Password' &amp; 'Confirm' fields.</text:p>
          </table:table-cell>
          <table:table-cell table:style-name="ce90" office:value-type="string">
            <text:p/>
            <text:p>New Password=”@test423”</text:p>
            <text:p/>
            <text:p>Confirm Password=”@test423”</text:p>
          </table:table-cell>
          <table:table-cell table:style-name="ce90" office:value-type="string">
            <text:p>1. The password entered in the Current Password field should be displayed in encrypted form.</text:p>
            <text:p>2. The passwords entered in the New Password,Confirm Password <text:s/>fields should be displayed in encrypted form.</text:p>
          </table:table-cell>
          <table:table-cell table:style-name="ce90" office:value-type="string">
            <text:p>1. The password entered in the Current Password field is displayed in encrypted form.</text:p>
            <text:p>2. The passwords entered in the New Password,Confirm Password <text:s/>fields are not displayed in encrypted form.</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1">
          <table:table-cell table:style-name="ce62" office:value-type="string">
            <text:p><text:span text:style-name="T3">SP0033</text:span>_PasswordLessThan6Chars</text:p>
          </table:table-cell>
          <table:table-cell table:style-name="ce62" office:value-type="string">
            <text:p>L2</text:p>
          </table:table-cell>
          <table:table-cell table:style-name="ce62" office:value-type="string">
            <text:p>Enter password with less than 6 characters</text:p>
          </table:table-cell>
          <table:table-cell table:style-name="ce62"/>
          <table:table-cell table:style-name="ce62" office:value-type="string">
            <text:p>1.Login to channels with valid credentials.</text:p>
            <text:p>2.See the AboutMe tab in social panel on the Home page</text:p>
            <text:p>3.Enter Current password.</text:p>
            <text:p>4.Enter password in New password and Confirm password field.</text:p>
            <text:p>5.Click on Submit button</text:p>
          </table:table-cell>
          <table:table-cell table:style-name="ce62" office:value-type="string">
            <text:p/>
            <text:p/>
            <text:p>New password=”t12”</text:p>
            <text:p/>
            <text:p>Confirm password=”t12”</text:p>
          </table:table-cell>
          <table:table-cell table:style-name="ce62" office:value-type="string">
            <text:p>1. Verify that message is displayed that 'The new password must have at least 6 characters'.</text:p>
            <text:p>2. Verify that password should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2">
          <table:table-cell table:style-name="ce62" office:value-type="string">
            <text:p><text:span text:style-name="T3">SP0034</text:span>_ConfirmPasswordblank</text:p>
          </table:table-cell>
          <table:table-cell table:style-name="ce62" office:value-type="string">
            <text:p>L2</text:p>
          </table:table-cell>
          <table:table-cell table:style-name="ce62" office:value-type="string">
            <text:p>Filling all information except “Confirm” field under My Identity &amp; My Password Tabs</text:p>
          </table:table-cell>
          <table:table-cell table:style-name="ce93"/>
          <table:table-cell table:style-name="ce62" office:value-type="string">
            <text:p>1.Login to channels with valid credentials</text:p>
            <text:p>2.See the AboutMe tab in social panel on the Home page</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2" office:value-type="string">
            <text:p><text:s/></text:p>
            <text:p/>
            <text:p>Name=”smith”</text:p>
            <text:p/>
            <text:p>Email=”smith.abc@afourtech.com</text:p>
            <text:p>”</text:p>
            <text:p/>
            <text:p>New Password=”test2”</text:p>
            <text:p/>
            <text:p>Confirm Password= </text:p>
            <text:p>“ <text:s text:c="10"/>“</text:p>
            <text:p/>
          </table:table-cell>
          <table:table-cell table:style-name="ce62" office:value-type="string">
            <text:p>1. Verify that error message should be displayed as 'No Changes were made' or 'Your password was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3">
          <table:table-cell table:style-name="ce40" office:value-type="string">
            <text:p><text:span text:style-name="T3">SP0035</text:span>_ResetButtonMyPassword</text:p>
          </table:table-cell>
          <table:table-cell table:style-name="ce40" office:value-type="string">
            <text:p>L1</text:p>
          </table:table-cell>
          <table:table-cell table:style-name="ce40" office:value-type="string">
            <text:p>Reset Password,Current &amp; new Password.</text:p>
          </table:table-cell>
          <table:table-cell table:style-name="ce44"/>
          <table:table-cell table:style-name="ce40" office:value-type="string">
            <text:p>1.Login to channels with valid credentials</text:p>
            <text:p>2.See the AboutMe tab in social panel on the Home page <text:s text:c="12"/></text:p>
            <text:p>3.Enter the value of <text:s/>'Current Password' .</text:p>
            <text:p>4.Enter values in 'New Password' &amp; 'Confirm' fields.</text:p>
            <text:p>5.Click Reset button.</text:p>
          </table:table-cell>
          <table:table-cell table:style-name="ce40"/>
          <table:table-cell table:style-name="ce40" office:value-type="string">
            <text:p>1. Verify that the passwords entered in the Current password,New password,Confirm password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64">
          <table:table-cell table:style-name="ce62" office:value-type="string">
            <text:p><text:span text:style-name="T3">SP0036</text:span>_NameFieldBlankMyIdentitySection</text:p>
          </table:table-cell>
          <table:table-cell table:style-name="ce62" office:value-type="string">
            <text:p>L2</text:p>
          </table:table-cell>
          <table:table-cell table:style-name="ce62" office:value-type="string">
            <text:p>Filling all information except “Name” field under My Identity &amp; My Password Tabs.</text:p>
          </table:table-cell>
          <table:table-cell table:style-name="ce93"/>
          <table:table-cell table:style-name="ce62" office:value-type="string">
            <text:p>1.Login to channels with valid credentials</text:p>
            <text:p>2.See the AboutMe tab in social panel on the Home page</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2" office:value-type="string">
            <text:p/>
            <text:p/>
            <text:p>Name=” <text:s text:c="5"/>“</text:p>
            <text:p/>
            <text:p>Email=”smith.abc@afourtech.com” </text:p>
            <text:p/>
            <text:p>Current password=”@test123”</text:p>
            <text:p/>
            <text:p>New password=”@test12”</text:p>
            <text:p/>
            <text:p>Confirm password=”@test12” </text:p>
          </table:table-cell>
          <table:table-cell table:style-name="ce62" office:value-type="string">
            <text:p>1.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90" office:value-type="string">
            <text:p><text:span text:style-name="T3">SP0037_</text:span>TabSequencingMyPasswordSection</text:p>
          </table:table-cell>
          <table:table-cell table:style-name="ce90" office:value-type="string">
            <text:p>L1</text:p>
          </table:table-cell>
          <table:table-cell table:style-name="ce90" office:value-type="string">
            <text:p>Tab Sequencing in My Password</text:p>
          </table:table-cell>
          <table:table-cell table:style-name="ce94"/>
          <table:table-cell table:style-name="ce90" office:value-type="string">
            <text:p>1. Login to channels with valid credentials</text:p>
            <text:p>2. See the AboutMe tab in social panel on the Home page</text:p>
            <text:p>3. Enter the value of <text:s/>'Current Password' &amp; press tab key</text:p>
            <text:p>4. Press the tab key. <text:s text:c="17"/></text:p>
          </table:table-cell>
          <table:table-cell table:style-name="ce90"/>
          <table:table-cell table:style-name="ce90" office:value-type="string">
            <text:p>1. Verify that on pressing the tab key, control moves to the 'New Password' Field</text:p>
            <text:p>2. Verify that on pressing tab key <text:s/>control moves to the 'Confirm password' field</text:p>
          </table:table-cell>
          <table:table-cell table:style-name="ce90" office:value-type="string">
            <text:p>1.On pressing the tab key, control does not move to the 'New Password' Field.</text:p>
            <text:p>2. On pressing tab key, <text:s/>control moves to the 'Confirm password' field.</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5">
          <table:table-cell table:style-name="ce91" office:value-type="string">
            <text:p>SP0038_Grammar&amp;Spelling</text:p>
          </table:table-cell>
          <table:table-cell table:style-name="ce91" office:value-type="string">
            <text:p>L3</text:p>
          </table:table-cell>
          <table:table-cell table:style-name="ce91" office:value-type="string">
            <text:p>Grammar and Spelling in the social panel </text:p>
          </table:table-cell>
          <table:table-cell table:style-name="ce91"/>
          <table:table-cell table:style-name="ce46" office:value-type="string">
            <text:p><text:span text:style-name="T1">1.Login to channels with valid credentials</text:span></text:p>
            <text:p><text:span text:style-name="T1">2. See the Social Panel on the Home Page </text:span></text:p>
          </table:table-cell>
          <table:table-cell table:style-name="ce91"/>
          <table:table-cell table:style-name="ce91" office:value-type="string">
            <text:p>1. Verify that there is no grammar or spelling mistake.</text:p>
          </table:table-cell>
          <table:table-cell table:style-name="ce91" office:value-type="string">
            <text:p>PASS</text:p>
          </table:table-cell>
          <table:table-cell table:style-name="ce91" office:value-type="string">
            <text:p>PASS</text:p>
          </table:table-cell>
          <table:table-cell table:number-columns-repeated="4"/>
          <table:table-cell table:style-name="ce55" office:value-type="string">
            <text:p>YES</text:p>
          </table:table-cell>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ocial_Panel"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40" table:default-cell-style-name="ce101"/>
        <table:table-column table:style-name="co18" table:number-columns-repeated="100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115" table:number-columns-repeated="989"/>
          <table:table-cell table:style-name="ce116" table:number-columns-repeated="2"/>
          <table:table-cell table:style-name="ce117" table:number-columns-repeated="10"/>
        </table:table-row>
        <table:table-row table:style-name="ro29">
          <table:table-cell table:style-name="ce100" office:value-type="string">
            <text:p>SP0001_SocialPanel</text:p>
          </table:table-cell>
          <table:table-cell table:style-name="ce100" office:value-type="string">
            <text:p>L1</text:p>
          </table:table-cell>
          <table:table-cell table:style-name="ce100" office:value-type="string">
            <text:p>Social Panel is Present</text:p>
          </table:table-cell>
          <table:table-cell table:style-name="ce100"/>
          <table:table-cell table:style-name="ce67" office:value-type="string">
            <text:p>1.Login to channels with valid credentials</text:p>
            <text:p>2. See Home Page </text:p>
          </table:table-cell>
          <table:table-cell table:style-name="ce100" office:value-type="string">
            <text:p>Username=”smith”</text:p>
            <text:p>Password=”@test123”</text:p>
          </table:table-cell>
          <table:table-cell table:style-name="ce100" office:value-type="string">
            <text:p>1. Verify that social panel is present</text:p>
          </table:table-cell>
          <table:table-cell table:style-name="ce100" office:value-type="string">
            <text:p>1. Social panel is present on home page</text:p>
          </table:table-cell>
          <table:table-cell table:style-name="ce100" office:value-type="string">
            <text:p>PASS</text:p>
          </table:table-cell>
          <table:table-cell table:style-name="ce100" office:value-type="string">
            <text:p>NO</text:p>
          </table:table-cell>
          <table:table-cell table:style-name="ce100" table:number-columns-repeated="3"/>
          <table:table-cell table:style-name="ce85" office:value-type="string">
            <text:p>YES</text:p>
          </table:table-cell>
          <table:table-cell table:style-name="ce85" table:number-columns-repeated="1001"/>
        </table:table-row>
        <table:table-row table:style-name="ro51">
          <table:table-cell table:style-name="ce67" office:value-type="string">
            <text:p>SP0002_AboutMeTab</text:p>
          </table:table-cell>
          <table:table-cell table:style-name="ce67" office:value-type="string">
            <text:p>L1</text:p>
          </table:table-cell>
          <table:table-cell table:style-name="ce67" office:value-type="string">
            <text:p>AboutMe Option</text:p>
          </table:table-cell>
          <table:table-cell table:style-name="ce67"/>
          <table:table-cell table:style-name="ce67" office:value-type="string">
            <text:p>1.Login to channels with valid credentials 2.Click on About me Tab</text:p>
          </table:table-cell>
          <table:table-cell table:style-name="ce67"/>
          <table:table-cell table:style-name="ce67" office:value-type="string">
            <text:p>1.Verify that the AboutMe tab details get displayed to the user in 3 sections-</text:p>
            <text:p>-My identity</text:p>
            <text:p>-My personal contact Info </text:p>
            <text:p>- My Password. </text:p>
            <text:p>2.Verify that the <text:s/>AboutMe tab is accessible to admin , planner &amp; user</text:p>
          </table:table-cell>
          <table:table-cell table:style-name="ce67" office:value-type="string">
            <text:p>1.AboutMe tab details gets displayed to the user in 3 sections-</text:p>
            <text:p>-My identity</text:p>
            <text:p>-My personal contact Info</text:p>
            <text:p>-My Password.</text:p>
            <text:p>2.AboutMe tab is accessible to admin , planner &amp; user</text:p>
          </table:table-cell>
          <table:table-cell table:style-name="ce67" office:value-type="string">
            <text:p>PASS</text:p>
          </table:table-cell>
          <table:table-cell table:style-name="ce67" office:value-type="string">
            <text:p>YES</text:p>
          </table:table-cell>
          <table:table-cell table:style-name="ce67" table:number-columns-repeated="3"/>
          <table:table-cell table:style-name="ce85" office:value-type="string">
            <text:p>YES</text:p>
          </table:table-cell>
          <table:table-cell table:style-name="ce85" table:number-columns-repeated="1001"/>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 2.Click on What I Do tab</text:p>
          </table:table-cell>
          <table:table-cell table:style-name="ce67"/>
          <table:table-cell table:style-name="ce67" office:value-type="string">
            <text:p>1.Verify that the What I Do tab is displayed to the user with the user details.</text:p>
            <text:p>2.Verify that the <text:s/>What I Do tab is accessible to admin , planner &amp; user. </text:p>
          </table:table-cell>
          <table:table-cell table:style-name="ce67" office:value-type="string">
            <text:p>1.The What I Do tab displayed to the user with the user details.</text:p>
            <text:p>2.The <text:s/>What I Do tab is accessible to admin , planner &amp; user. </text:p>
          </table:table-cell>
          <table:table-cell table:style-name="ce67" office:value-type="string">
            <text:p>PASS</text:p>
          </table:table-cell>
          <table:table-cell table:style-name="ce67" office:value-type="string">
            <text:p>NO</text:p>
          </table:table-cell>
          <table:table-cell table:style-name="ce67" table:number-columns-repeated="3"/>
          <table:table-cell table:style-name="ce85" office:value-type="string">
            <text:p>YES</text:p>
          </table:table-cell>
          <table:table-cell table:style-name="ce85" table:number-columns-repeated="1001"/>
        </table:table-row>
        <table:table-row table:style-name="ro67">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Click on the “Messages” tab under Social Panel</text:p>
          </table:table-cell>
          <table:table-cell table:style-name="ce106"/>
          <table:table-cell table:style-name="ce69" office:value-type="string">
            <text:p>1.Verify that “Messages” tab is accessible to admin planner &amp; user</text:p>
          </table:table-cell>
          <table:table-cell table:style-name="ce106" office:value-type="string">
            <text:p>1.The “Messages” tab is accessible to admin, planner and user.</text:p>
          </table:table-cell>
          <table:table-cell table:style-name="ce67" office:value-type="string">
            <text:p>PASS</text:p>
          </table:table-cell>
          <table:table-cell table:style-name="ce106" office:value-type="string">
            <text:p>YES</text:p>
          </table:table-cell>
          <table:table-cell table:style-name="ce106" table:number-columns-repeated="2"/>
          <table:table-cell table:style-name="ce67"/>
          <table:table-cell office:value-type="string">
            <text:p>YES</text:p>
          </table:table-cell>
          <table:table-cell table:number-columns-repeated="1001"/>
        </table:table-row>
        <table:table-row table:style-name="ro6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Click on the 'Calendar' tab</text:p>
          </table:table-cell>
          <table:table-cell table:style-name="ce67"/>
          <table:table-cell table:style-name="ce67" office:value-type="string">
            <text:p>1. Verify that the <text:s/>calendar can be seen in Channels with details to the user</text:p>
          </table:table-cell>
          <table:table-cell table:style-name="ce67" office:value-type="string">
            <text:p>1.The calendar can be seen in Channels with details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6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6">
          <table:table-cell table:style-name="ce102" office:value-type="string">
            <text:p>SP0009_AboutMeTabMyIdentitySectionValidEmail</text:p>
          </table:table-cell>
          <table:table-cell table:style-name="ce67" office:value-type="string">
            <text:p>L0</text:p>
          </table:table-cell>
          <table:table-cell table:style-name="ce67" office:value-type="string">
            <text:p>Valid “email” in My Identity section</text:p>
          </table:table-cell>
          <table:table-cell table:style-name="ce67"/>
          <table:table-cell table:style-name="ce67" office:value-type="string">
            <text:p>1.Login to channels with valid credentials</text:p>
            <text:p>2. Click on About me Tab</text:p>
            <text:p>3.Enter 'Name' <text:s/>&amp; Valid 'Private email'</text:p>
            <text:p>4.Click on 'Apply' Button</text:p>
          </table:table-cell>
          <table:table-cell table:style-name="ce67" office:value-type="string">
            <text:p/>
            <text:p>Name=”smith”</text:p>
            <text:p/>
            <text:p>Email=”smith.abc@afourtech.com”</text:p>
            <text:p/>
          </table:table-cell>
          <table:table-cell table:style-name="ce67" office:value-type="string">
            <text:p>1. Verify that message is displayed on home page as &lt;username&gt; </text:p>
            <text:p>2. Verify that 'name' &amp; 'Personal email' gets changed In 'Channel Administration' Page</text:p>
          </table:table-cell>
          <table:table-cell table:style-name="ce67" office:value-type="string">
            <text:p>1.The message is displayed on home page as &lt;username&gt; </text:p>
            <text:p>2.The 'name' &amp; 'Personal email' gets changed In 'Channel Administration' Pag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0_AboutMeTabMyIdentitySectionInvalidEmail</text:p>
          </table:table-cell>
          <table:table-cell table:style-name="ce67" office:value-type="string">
            <text:p>L2</text:p>
          </table:table-cell>
          <table:table-cell table:style-name="ce67" office:value-type="string">
            <text:p>Invalid “email” in My Identity section</text:p>
          </table:table-cell>
          <table:table-cell table:style-name="ce67"/>
          <table:table-cell table:style-name="ce67" office:value-type="string">
            <text:p>1.Login to channels with valid credentials</text:p>
            <text:p>2.Click on About me Tab</text:p>
            <text:p>3.Enter 'Name' <text:s/>&amp; Invalid <text:s/>'Private email'</text:p>
            <text:p>4. Click on 'Apply' Button</text:p>
          </table:table-cell>
          <table:table-cell table:style-name="ce67" office:value-type="string">
            <text:p/>
            <text:p><text:s text:c="3"/></text:p>
            <text:p>Name=”smith”</text:p>
            <text:p/>
            <text:p>Email=”shrt.test@afourtech.com”</text:p>
          </table:table-cell>
          <table:table-cell table:style-name="ce67" office:value-type="string">
            <text:p>1. Verify that user is unable to update email id with Invalid email details </text:p>
          </table:table-cell>
          <table:table-cell table:style-name="ce67" office:value-type="string">
            <text:p>1.The <text:s/>user is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1_AboutMeTabMyIdentitySectionBlankEmail</text:p>
          </table:table-cell>
          <table:table-cell table:style-name="ce67" office:value-type="string">
            <text:p>L2</text:p>
          </table:table-cell>
          <table:table-cell table:style-name="ce67" office:value-type="string">
            <text:p>Blank “Email” in My Identity section</text:p>
          </table:table-cell>
          <table:table-cell table:style-name="ce67"/>
          <table:table-cell table:style-name="ce67" office:value-type="string">
            <text:p>1.Login to channels with valid credentials 2.Click on About me Tab <text:s text:c="20"/></text:p>
            <text:p>3.Enter 'Name' <text:s/>&amp; Blank <text:s/>'Private email' <text:s/></text:p>
            <text:p>4.Click on 'Apply' Button</text:p>
          </table:table-cell>
          <table:table-cell table:style-name="ce67" office:value-type="string">
            <text:p/>
            <text:p/>
            <text:p>Email=” <text:s text:c="7"/>“</text:p>
          </table:table-cell>
          <table:table-cell table:style-name="ce67" office:value-type="string">
            <text:p>1. Verify that user unable to update email id with Invalid email details </text:p>
          </table:table-cell>
          <table:table-cell table:style-name="ce67" office:value-type="string">
            <text:p>1. The user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2_MyIdentitySectionBlankName</text:p>
          </table:table-cell>
          <table:table-cell table:style-name="ce67" office:value-type="string">
            <text:p>L2</text:p>
          </table:table-cell>
          <table:table-cell table:style-name="ce67" office:value-type="string">
            <text:p>Blank “Name” in My Identity section</text:p>
          </table:table-cell>
          <table:table-cell table:style-name="ce67"/>
          <table:table-cell table:style-name="ce67" office:value-type="string">
            <text:p>1.Login to channels with valid credentials</text:p>
            <text:p>2.Click on About me Tab</text:p>
            <text:p>3.Enter Email and blank Name.</text:p>
            <text:p>4.Click on 'Apply' Button</text:p>
          </table:table-cell>
          <table:table-cell table:style-name="ce67" office:value-type="string">
            <text:p/>
            <text:p>Email=”smith.abc@afourtech.com</text:p>
            <text:p>”</text:p>
            <text:p/>
            <text:p>Name=” <text:s text:c="3"/>“ <text:s/></text:p>
          </table:table-cell>
          <table:table-cell table:style-name="ce67" office:value-type="string">
            <text:p>1.Verify that error message should be displayed as 'The name is required'</text:p>
            <text:p>2.Verify that error message should be displayed as 'No changes were made'</text:p>
          </table:table-cell>
          <table:table-cell table:style-name="ce67" office:value-type="string">
            <text:p>1.The error message should be displayed</text:p>
            <text:p>as 'The name is required'</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3_MyIdentitySectionInvalidName</text:p>
          </table:table-cell>
          <table:table-cell table:style-name="ce67" office:value-type="string">
            <text:p>L2</text:p>
          </table:table-cell>
          <table:table-cell table:style-name="ce67" office:value-type="string">
            <text:p>Invalid “Name” in My Identity <text:s/>section</text:p>
          </table:table-cell>
          <table:table-cell table:style-name="ce67"/>
          <table:table-cell table:style-name="ce67" office:value-type="string">
            <text:p><text:span text:style-name="T1">1.Login to channels with valid credentials</text:span></text:p>
            <text:p>2. Click on About me Tab</text:p>
            <text:p>3.Enter Email and invalid Name.</text:p>
            <text:p>4.Click on 'Apply' Button</text:p>
          </table:table-cell>
          <table:table-cell table:style-name="ce67" office:value-type="string">
            <text:p><text:span text:style-name="T1"/></text:p>
            <text:p><text:span text:style-name="T1"/></text:p>
            <text:p><text:span text:style-name="T1">Email=”smith.abc@afourtech.com</text:span></text:p>
            <text:p><text:span text:style-name="T1">”</text:span></text:p>
            <text:p><text:span text:style-name="T1"/></text:p>
            <text:p><text:span text:style-name="T1">Name=”$%@@@ “ <text:s/></text:span></text:p>
          </table:table-cell>
          <table:table-cell table:style-name="ce67" office:value-type="string">
            <text:p/>
            <text:p>1.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14_MyIdentitySectionInvalidName</text:p>
          </table:table-cell>
          <table:table-cell table:style-name="ce67" office:value-type="string">
            <text:p>L1</text:p>
          </table:table-cell>
          <table:table-cell table:style-name="ce67" office:value-type="string">
            <text:p>Edit Name</text:p>
          </table:table-cell>
          <table:table-cell table:style-name="ce67"/>
          <table:table-cell table:style-name="ce67" office:value-type="string">
            <text:p><text:span text:style-name="T1">1.Login to channels with valid credentials</text:span></text:p>
            <text:p>2. Click on About me Tab</text:p>
            <text:p>3.Enter new name in the Name textfield.</text:p>
            <text:p>4.Click on 'Apply' Button</text:p>
          </table:table-cell>
          <table:table-cell table:style-name="ce67" office:value-type="string">
            <text:p>Name=”John”</text:p>
          </table:table-cell>
          <table:table-cell table:style-name="ce67"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7" office:value-type="string">
            <text:p>1.A name is already present in the Name textfield.</text:p>
            <text:p>2.The existing name can be erased and new name can be entered in the Name text field.</text:p>
            <text:p>3.The name can be edi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5_MyIdentitySectionBlankName&amp;Email</text:p>
          </table:table-cell>
          <table:table-cell table:style-name="ce67" office:value-type="string">
            <text:p>L2</text:p>
          </table:table-cell>
          <table:table-cell table:style-name="ce67" office:value-type="string">
            <text:p>Blank “Name” &amp; “Private Email” in My Identity section</text:p>
          </table:table-cell>
          <table:table-cell table:style-name="ce67"/>
          <table:table-cell table:style-name="ce67" office:value-type="string">
            <text:p>1.Login to channels with valid credentials</text:p>
            <text:p>2. Click on About me Tab</text:p>
            <text:p>3.Enter blank <text:s/>'Name' &amp; 'Private email'</text:p>
            <text:p>4.Click on 'Apply' Button</text:p>
          </table:table-cell>
          <table:table-cell table:style-name="ce67" office:value-type="string">
            <text:p/>
            <text:p>Name=</text:p>
            <text:p>“ <text:s text:c="11"/>“</text:p>
            <text:p/>
            <text:p>Email=”smith.abc@afourtech.com”</text:p>
          </table:table-cell>
          <table:table-cell table:style-name="ce67" office:value-type="string">
            <text:p>1. Verify that error message should be displayed as 'The name is required' </text:p>
            <text:p>2.Verify that error message should be displayed as 'No changes were made'</text:p>
          </table:table-cell>
          <table:table-cell table:style-name="ce67" office:value-type="string">
            <text:p>1.The error message should be displayed</text:p>
            <text:p>as 'The name is required' </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3" office:value-type="string">
            <text:p>SP0016_AboutMeTabSequencingMyIdentitySection</text:p>
          </table:table-cell>
          <table:table-cell table:style-name="ce103" office:value-type="string">
            <text:p>L1</text:p>
          </table:table-cell>
          <table:table-cell table:style-name="ce103" office:value-type="string">
            <text:p>Tab Sequencing in My Identity section</text:p>
          </table:table-cell>
          <table:table-cell table:style-name="ce107"/>
          <table:table-cell table:style-name="ce103" office:value-type="string">
            <text:p>1.Login to channels with valid credentials</text:p>
            <text:p>2. Click on About me Tab</text:p>
            <text:p>3.Enter name and press the tab key. <text:s text:c="7"/></text:p>
            <text:p>4.Enter Email id and press tab key. <text:s text:c="8"/></text:p>
          </table:table-cell>
          <table:table-cell table:style-name="ce103"/>
          <table:table-cell table:style-name="ce103" office:value-type="string">
            <text:p>1.Verify that on pressing the tab key, control moves to the 'Email' Field</text:p>
            <text:p>2.Verify that on pressing tab key <text:s/>control moves to the 'Apply' button</text:p>
          </table:table-cell>
          <table:table-cell table:style-name="ce103" office:value-type="string">
            <text:p>1.On pressing the tab key, control <text:s/>moves to the 'Email' Field</text:p>
            <text:p>2.On pressing tab key <text:s/>control moves to the 'Apply' button.</text:p>
          </table:table-cell>
          <table:table-cell table:style-name="ce103" office:value-type="string">
            <text:p>FAIL</text:p>
          </table:table-cell>
          <table:table-cell table:style-name="ce103" office:value-type="string">
            <text:p>NO</text:p>
          </table:table-cell>
          <table:table-cell table:style-name="ce103" table:number-columns-repeated="3"/>
          <table:table-cell table:style-name="ce112" office:value-type="string">
            <text:p>YES</text:p>
          </table:table-cell>
          <table:table-cell table:style-name="ce112" table:number-columns-repeated="1001"/>
        </table:table-row>
        <table:table-row table:style-name="ro53">
          <table:table-cell table:style-name="ce69" office:value-type="string">
            <text:p>SP0017_MyIdentitySectionResetButton</text:p>
          </table:table-cell>
          <table:table-cell table:style-name="ce69" office:value-type="string">
            <text:p>L1</text:p>
          </table:table-cell>
          <table:table-cell table:style-name="ce69" office:value-type="string">
            <text:p>Reset Name &amp; Email</text:p>
          </table:table-cell>
          <table:table-cell table:style-name="ce108"/>
          <table:table-cell table:style-name="ce69" office:value-type="string">
            <text:p>1. Login to channels with valid credentials</text:p>
            <text:p>2. Click on About me Tab</text:p>
            <text:p>3.Enter name in the name field &amp; and email address in Email field.</text:p>
            <text:p>4.Click the Reset button.</text:p>
          </table:table-cell>
          <table:table-cell table:style-name="ce69"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name in the Name field &amp; Email address in the Email field get cleared.</text:p>
          </table:table-cell>
          <table:table-cell table:style-name="ce69" office:value-type="string">
            <text:p>1.The name in the Name field &amp; Email address in the Email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15">
          <table:table-cell table:style-name="ce69" office:value-type="string">
            <text:p>SP0018_MyIdentitySectionChooseFileButton</text:p>
          </table:table-cell>
          <table:table-cell table:style-name="ce69" office:value-type="string">
            <text:p>L1</text:p>
          </table:table-cell>
          <table:table-cell table:style-name="ce69" office:value-type="string">
            <text:p>Choose File button</text:p>
          </table:table-cell>
          <table:table-cell table:style-name="ce108"/>
          <table:table-cell table:style-name="ce69" office:value-type="string">
            <text:p>1. Login to channels with valid credentials</text:p>
            <text:p>2. Click on About me Tab</text:p>
          </table:table-cell>
          <table:table-cell table:style-name="ce69"/>
          <table:table-cell table:style-name="ce69" office:value-type="string">
            <text:p>1.Verify that the Choose file button is present</text:p>
          </table:table-cell>
          <table:table-cell table:style-name="ce69" office:value-type="string">
            <text:p>1.The Choose file button is present</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69" office:value-type="string">
            <text:p>SP0019__MyIdentitySectionUpload photo</text:p>
          </table:table-cell>
          <table:table-cell table:style-name="ce69" office:value-type="string">
            <text:p>L1</text:p>
          </table:table-cell>
          <table:table-cell table:style-name="ce69" office:value-type="string">
            <text:p>Upload photo</text:p>
          </table:table-cell>
          <table:table-cell table:style-name="ce108"/>
          <table:table-cell table:style-name="ce69" office:value-type="string">
            <text:p><text:span text:style-name="T1">1. Login to channels with valid 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69"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photo gets uploaded.</text:p>
          </table:table-cell>
          <table:table-cell table:style-name="ce69" office:value-type="string">
            <text:p>1.The photo gets upload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103" office:value-type="string">
            <text:p>SP0020__MyIdentitySectionWrongFileFormat</text:p>
          </table:table-cell>
          <table:table-cell table:style-name="ce103" office:value-type="string">
            <text:p>L2</text:p>
          </table:table-cell>
          <table:table-cell table:style-name="ce103" office:value-type="string">
            <text:p>Wrong file format while uploading picture</text:p>
          </table:table-cell>
          <table:table-cell table:style-name="ce107"/>
          <table:table-cell table:style-name="ce103"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103" office:value-type="string">
            <text:p/>
            <text:p><text:s text:c="3"/></text:p>
            <text:p>Name=”smith”</text:p>
            <text:p/>
            <text:p>Email=”smith.abc@afourtech.com”</text:p>
          </table:table-cell>
          <table:table-cell table:style-name="ce103" office:value-type="string">
            <text:p>1.Verify that the file is not uploaded.</text:p>
            <text:p>2.Verify that appropriate error message is shown.</text:p>
          </table:table-cell>
          <table:table-cell table:style-name="ce103" office:value-type="string">
            <text:p>1.The file is <text:s/>uploaded.</text:p>
            <text:p>2.Appropriate error message is not shown.</text:p>
          </table:table-cell>
          <table:table-cell table:style-name="ce103" office:value-type="string">
            <text:p>FAIL</text:p>
          </table:table-cell>
          <table:table-cell table:style-name="ce103" table:number-columns-repeated="4"/>
          <table:table-cell table:style-name="ce112" office:value-type="string">
            <text:p>YES</text:p>
          </table:table-cell>
          <table:table-cell table:style-name="ce112" table:number-columns-repeated="1001"/>
        </table:table-row>
        <table:table-row table:style-name="ro65">
          <table:table-cell table:style-name="ce102" office:value-type="string">
            <text:p>SP0021_AboutMeMyPersonalContactInfoSection</text:p>
          </table:table-cell>
          <table:table-cell table:style-name="ce67" office:value-type="string">
            <text:p>L1</text:p>
          </table:table-cell>
          <table:table-cell table:style-name="ce67" office:value-type="string">
            <text:p>My Personal Contact Info section under About me tab</text:p>
          </table:table-cell>
          <table:table-cell table:style-name="ce67"/>
          <table:table-cell table:style-name="ce102" office:value-type="string">
            <text:p><text:span text:style-name="T3">1. Login to channels with valid credentials</text:span></text:p>
            <text:p><text:span text:style-name="T3">2. Click on the 'About me' tab</text:span></text:p>
          </table:table-cell>
          <table:table-cell table:style-name="ce67"/>
          <table:table-cell table:style-name="ce67" office:value-type="string">
            <text:p>1.Verify that the About me tab contains the My personal contact info section which has a list of options.</text:p>
          </table:table-cell>
          <table:table-cell table:style-name="ce67" office:value-type="string">
            <text:p>1.The About me tab contains the My personal contact info section which has a list of option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22_MyPersonalContactInfoSectionselect</text:p>
          </table:table-cell>
          <table:table-cell table:style-name="ce67" office:value-type="string">
            <text:p>L1</text:p>
          </table:table-cell>
          <table:table-cell table:style-name="ce67" office:value-type="string">
            <text:p>Select an option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able:table-cell>
          <table:table-cell table:style-name="ce67" office:value-type="string">
            <text:p>option=“Radio”</text:p>
          </table:table-cell>
          <table:table-cell table:style-name="ce67" office:value-type="string">
            <text:p>1.Verify that the option is selected from the list.</text:p>
            <text:p>2.Verify that the selected option is displayed with a checkbox &amp; a textbox below it.</text:p>
          </table:table-cell>
          <table:table-cell table:style-name="ce67" office:value-type="string">
            <text:p><text:span text:style-name="T1">1.The option is selected from the list.</text:span></text:p>
            <text:p><text:span text:style-name="T1">2.The selected option is displayed with a checkbox &amp; a textbox below it.</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1">
          <table:table-cell table:style-name="ce102" office:value-type="string">
            <text:p>SP0023_MyPersonalContactInfoSectionMultipleselection</text:p>
          </table:table-cell>
          <table:table-cell table:style-name="ce67" office:value-type="string">
            <text:p>L1</text:p>
          </table:table-cell>
          <table:table-cell table:style-name="ce67" office:value-type="string">
            <text:p>Select multiple options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one more options</text:span></text:p>
          </table:table-cell>
          <table:table-cell table:style-name="ce67" office:value-type="string">
            <text:p>Option1=“Radio”</text:p>
            <text:p>Option2=“Television”</text:p>
          </table:table-cell>
          <table:table-cell table:style-name="ce67" office:value-type="string">
            <text:p><text:span text:style-name="T1">1.Verify that the option is selected from the list.</text:span></text:p>
            <text:p><text:span text:style-name="T1">2.Verify that The selected options are displayed one after another with a checkbox (before the option)&amp; a textbox below each of them.</text:span></text:p>
          </table:table-cell>
          <table:table-cell table:style-name="ce67" office:value-type="string">
            <text:p><text:span text:style-name="T1">1The option is selected from the list.</text:span></text:p>
            <text:p><text:span text:style-name="T1">2.The selected options are displayed one after another with a checkbox (before the option)&amp; a textbox below each of them.</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24_MyPersonalContactInfoSectionDetails</text:p>
          </table:table-cell>
          <table:table-cell table:style-name="ce67" office:value-type="string">
            <text:p>L1</text:p>
          </table:table-cell>
          <table:table-cell table:style-name="ce67" office:value-type="string">
            <text:p>Select multiple options from the list and enter details</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the option.</text:span></text:p>
          </table:table-cell>
          <table:table-cell table:style-name="ce67" office:value-type="string">
            <text:p>“Contact1”</text:p>
          </table:table-cell>
          <table:table-cell table:style-name="ce67" office:value-type="string">
            <text:p>1.Verify that the details of the option can be entered.</text:p>
          </table:table-cell>
          <table:table-cell table:style-name="ce67" office:value-type="string">
            <text:p>1.The details of the option can be enter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25_AboutMeMyPasswordSection</text:p>
          </table:table-cell>
          <table:table-cell table:style-name="ce67" office:value-type="string">
            <text:p>L1</text:p>
          </table:table-cell>
          <table:table-cell table:style-name="ce67" office:value-type="string">
            <text:p>My Password section under About me tab</text:p>
          </table:table-cell>
          <table:table-cell table:style-name="ce67"/>
          <table:table-cell table:style-name="ce102" office:value-type="string">
            <text:p>1. Login to channels with valid credentials</text:p>
            <text:p>2. Click on the 'About me' tab</text:p>
          </table:table-cell>
          <table:table-cell table:style-name="ce67"/>
          <table:table-cell table:style-name="ce67" office:value-type="string">
            <text:p>1.Verify that the password section contains the password details-Current password,New password &amp; Confirm password.</text:p>
          </table:table-cell>
          <table:table-cell table:style-name="ce67" office:value-type="string">
            <text:p>1.The password section contains the password details-Current password,New password &amp; Confirm passwor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5">
          <table:table-cell table:style-name="ce102" office:value-type="string">
            <text:p>SP_0026MyPasswordSectionApplyButton</text:p>
          </table:table-cell>
          <table:table-cell table:style-name="ce67" office:value-type="string">
            <text:p>L1</text:p>
          </table:table-cell>
          <table:table-cell table:style-name="ce67" office:value-type="string">
            <text:p>Apply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Apply button is present in the My Password section </text:p>
          </table:table-cell>
          <table:table-cell table:style-name="ce67" office:value-type="string">
            <text:p>1.The Apply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1">
          <table:table-cell table:style-name="ce102" office:value-type="string">
            <text:p>SP_0027MyPasswordSectionResetButton</text:p>
          </table:table-cell>
          <table:table-cell table:style-name="ce67" office:value-type="string">
            <text:p>L1</text:p>
          </table:table-cell>
          <table:table-cell table:style-name="ce67" office:value-type="string">
            <text:p>Reset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Reset button is present in the My Password section </text:p>
          </table:table-cell>
          <table:table-cell table:style-name="ce102" office:value-type="string">
            <text:p>1.The Reset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7" office:value-type="string">
            <text:p><text:span text:style-name="T3">SP0028</text:span>_ValidCurrent&amp;NewPassword</text:p>
          </table:table-cell>
          <table:table-cell table:style-name="ce67" office:value-type="string">
            <text:p>L0</text:p>
          </table:table-cell>
          <table:table-cell table:style-name="ce67" office:value-type="string">
            <text:p>Valid “Current Password” , “New Password” &amp; “Confirm” in My Password</text:p>
          </table:table-cell>
          <table:table-cell table:style-name="ce109"/>
          <table:table-cell table:style-name="ce67" office:value-type="string">
            <text:p>2. Click on the 'About me' tab</text:p>
          </table:table-cell>
          <table:table-cell table:style-name="ce67" office:value-type="string">
            <text:p/>
            <text:p>Current Password=”@test123”</text:p>
            <text:p/>
            <text:p>New password=”test234”</text:p>
            <text:p/>
            <text:p>Confirm Password=</text:p>
            <text:p>“test1234”</text:p>
            <text:p/>
          </table:table-cell>
          <table:table-cell table:style-name="ce67"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7" office:value-type="string">
            <text:p>1. <text:s/>On entering 'Current Password' &amp; pressing enter key 'New password' &amp; 'Confirm' fields gets enabled</text:p>
            <text:p>2. On clicking 'Apply' button message should be displayed as 'Your password is chang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28">
          <table:table-cell table:style-name="ce67" office:value-type="string">
            <text:p><text:span text:style-name="T3">SP0029_</text:span>MismatchPasswordConfirmPassword</text:p>
          </table:table-cell>
          <table:table-cell table:style-name="ce67" office:value-type="string">
            <text:p>L2</text:p>
          </table:table-cell>
          <table:table-cell table:style-name="ce67" office:value-type="string">
            <text:p>“New Password” and “Confirm” <text:s/>fields Mismatch in My Password</text:p>
          </table:table-cell>
          <table:table-cell table:style-name="ce109"/>
          <table:table-cell table:style-name="ce67" office:value-type="string">
            <text:p>1.Login to channels with valid credentials</text:p>
            <text:p>2. Click on About me Tab <text:s text:c="21"/></text:p>
            <text:p>3.Enter the value of <text:s/>'Current Password' </text:p>
            <text:p>4.Enter values in 'New Password' &amp; 'Confirm' fields that doesn't match 5. Click on 'Apply' Button.</text:p>
          </table:table-cell>
          <table:table-cell table:style-name="ce67" office:value-type="string">
            <text:p/>
            <text:p/>
            <text:p>New password=”@test12”</text:p>
            <text:p/>
            <text:p>Confirm password=”@trst12”</text:p>
          </table:table-cell>
          <table:table-cell table:style-name="ce67"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7"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72">
          <table:table-cell table:style-name="ce104" office:value-type="string">
            <text:p><text:span text:style-name="T3">SP0030</text:span>_PasswordNotEncrypted</text:p>
          </table:table-cell>
          <table:table-cell table:style-name="ce104" office:value-type="string">
            <text:p>L1</text:p>
          </table:table-cell>
          <table:table-cell table:style-name="ce104" office:value-type="string">
            <text:p>Encryption in the New Password &amp; Confirm Password fields</text:p>
          </table:table-cell>
          <table:table-cell table:style-name="ce110"/>
          <table:table-cell table:style-name="ce104" office:value-type="string">
            <text:p>1.Login to channels with valid credentials</text:p>
            <text:p>2. Click on About me Tab <text:s text:c="21"/></text:p>
            <text:p>3.Enter the value of <text:s/>'Current Password' </text:p>
            <text:p>4.Enter values in 'New Password' &amp; 'Confirm' fields.</text:p>
          </table:table-cell>
          <table:table-cell table:style-name="ce104" office:value-type="string">
            <text:p/>
            <text:p>New Password=”@test423”</text:p>
            <text:p/>
            <text:p>Confirm Password=”@test423”</text:p>
          </table:table-cell>
          <table:table-cell table:style-name="ce104"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104" office:value-type="string">
            <text:p>1.The password entered in the Current Password field is displayed in encrypted form.</text:p>
            <text:p>2.The passwords entered in the New Password,Confirm Password <text:s/>fields are not displayed in encrypted form.</text:p>
          </table:table-cell>
          <table:table-cell table:style-name="ce104" office:value-type="string">
            <text:p>FAIL</text:p>
          </table:table-cell>
          <table:table-cell table:style-name="ce104" table:number-columns-repeated="4"/>
          <table:table-cell table:style-name="ce114" office:value-type="string">
            <text:p>YES</text:p>
          </table:table-cell>
          <table:table-cell table:style-name="ce114" table:number-columns-repeated="1001"/>
        </table:table-row>
        <table:table-row table:style-name="ro28">
          <table:table-cell table:style-name="ce67" office:value-type="string">
            <text:p><text:span text:style-name="T3">SP0031</text:span>_PasswordLessThan6Chars</text:p>
          </table:table-cell>
          <table:table-cell table:style-name="ce67" office:value-type="string">
            <text:p>L2</text:p>
          </table:table-cell>
          <table:table-cell table:style-name="ce67" office:value-type="string">
            <text:p>Enter password with less than 6 characters</text:p>
          </table:table-cell>
          <table:table-cell table:style-name="ce67"/>
          <table:table-cell table:style-name="ce67"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7" office:value-type="string">
            <text:p/>
            <text:p/>
            <text:p>New password=”t12”</text:p>
            <text:p/>
            <text:p>Confirm password=”t12”</text:p>
          </table:table-cell>
          <table:table-cell table:style-name="ce67" office:value-type="string">
            <text:p>1. Verify that message is displayed that 'The new password must have at least 6 characters'.</text:p>
            <text:p>2.Verify that password should not changed.</text:p>
          </table:table-cell>
          <table:table-cell table:style-name="ce67" office:value-type="string">
            <text:p>1. The message is displayed that 'The new password must have at least 6 characters'.</text:p>
            <text:p>2. The password i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8">
          <table:table-cell table:style-name="ce67" office:value-type="string">
            <text:p><text:span text:style-name="T3">SP0032</text:span>_ConfirmPasswordblank</text:p>
          </table:table-cell>
          <table:table-cell table:style-name="ce67" office:value-type="string">
            <text:p>L2</text:p>
          </table:table-cell>
          <table:table-cell table:style-name="ce67" office:value-type="string">
            <text:p>Filling all information except “Confirm” field under My Identity &amp; My Password Tabs</text:p>
          </table:table-cell>
          <table:table-cell table:style-name="ce109"/>
          <table:table-cell table:style-name="ce67" office:value-type="string">
            <text:p>1.Login to channels with valid credentials</text:p>
            <text:p>2. Click on About me Tab.</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7" office:value-type="string">
            <text:p><text:s/></text:p>
            <text:p/>
            <text:p>Name=”smith”</text:p>
            <text:p/>
            <text:p>Email=”smith.abc@afourtech.com</text:p>
            <text:p>”</text:p>
            <text:p/>
            <text:p>New Password=”test2”</text:p>
            <text:p/>
            <text:p>Confirm Password= </text:p>
            <text:p>“ <text:s text:c="10"/>“</text:p>
            <text:p/>
          </table:table-cell>
          <table:table-cell table:style-name="ce67" office:value-type="string">
            <text:p>1. Verify that error message should be displayed as 'No Changes were made' or 'Your password was NOT changed</text:p>
          </table:table-cell>
          <table:table-cell table:style-name="ce67" office:value-type="string">
            <text:p>1.The error message is displayed as 'No Changes were made' or 'Your password wa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9" office:value-type="string">
            <text:p><text:span text:style-name="T3">SP0033</text:span>_ResetButtonMyPassword</text:p>
          </table:table-cell>
          <table:table-cell table:style-name="ce69" office:value-type="string">
            <text:p>L1</text:p>
          </table:table-cell>
          <table:table-cell table:style-name="ce69" office:value-type="string">
            <text:p>Reset Password,Current &amp; new Password.</text:p>
          </table:table-cell>
          <table:table-cell table:style-name="ce108"/>
          <table:table-cell table:style-name="ce69" office:value-type="string">
            <text:p>1.Login to channels with valid credentials</text:p>
            <text:p>2. Click on About me Tab <text:s text:c="19"/></text:p>
            <text:p>3.Enter the value of <text:s/>'Current Password' .</text:p>
            <text:p>4.Enter values in 'New Password' &amp; 'Confirm' fields.</text:p>
            <text:p>5.Click Reset button.</text:p>
          </table:table-cell>
          <table:table-cell table:style-name="ce69"/>
          <table:table-cell table:style-name="ce69" office:value-type="string">
            <text:p>1.Verify that the passwords entered in the Current password,New password,Confirm password field get cleared.</text:p>
          </table:table-cell>
          <table:table-cell table:style-name="ce69" office:value-type="string">
            <text:p>1.The passwords entered in the Current password,New password,Confirm password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73">
          <table:table-cell table:style-name="ce67" office:value-type="string">
            <text:p><text:span text:style-name="T3">SP0034</text:span>_NameFieldBlankMyIdentitySection</text:p>
          </table:table-cell>
          <table:table-cell table:style-name="ce67" office:value-type="string">
            <text:p>L2</text:p>
          </table:table-cell>
          <table:table-cell table:style-name="ce67" office:value-type="string">
            <text:p>Filling all information except “Name” field under My Identity &amp; My Password Tabs.</text:p>
          </table:table-cell>
          <table:table-cell table:style-name="ce109"/>
          <table:table-cell table:style-name="ce67"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7" office:value-type="string">
            <text:p/>
            <text:p/>
            <text:p>Name=” <text:s text:c="5"/>“</text:p>
            <text:p/>
            <text:p>Email=”smith.abc@afourtech.com” </text:p>
            <text:p/>
            <text:p>Current password=”@test123”</text:p>
            <text:p/>
            <text:p>New password=”@test12”</text:p>
            <text:p/>
            <text:p>Confirm password=”@test12” </text:p>
          </table:table-cell>
          <table:table-cell table:style-name="ce67" office:value-type="string">
            <text:p>1. 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office:value-type="string">
            <text:p>NO</text:p>
          </table:table-cell>
          <table:table-cell table:style-name="ce67" table:number-columns-repeated="3"/>
          <table:table-cell office:value-type="string">
            <text:p>YES</text:p>
          </table:table-cell>
          <table:table-cell table:number-columns-repeated="1001"/>
        </table:table-row>
        <table:table-row table:style-name="ro14">
          <table:table-cell table:style-name="ce104" office:value-type="string">
            <text:p><text:span text:style-name="T3">SP0035_</text:span>TabSequencingMyPasswordSection</text:p>
          </table:table-cell>
          <table:table-cell table:style-name="ce104" office:value-type="string">
            <text:p>L1</text:p>
          </table:table-cell>
          <table:table-cell table:style-name="ce104" office:value-type="string">
            <text:p>Tab Sequencing in My Password</text:p>
          </table:table-cell>
          <table:table-cell table:style-name="ce110"/>
          <table:table-cell table:style-name="ce104" office:value-type="string">
            <text:p>1. Login to channels with valid credentials</text:p>
            <text:p>2. Click on About me Tab</text:p>
            <text:p>3. Enter the value of <text:s/>'Current Password' &amp; press tab key</text:p>
            <text:p>4. Press the tab key. <text:s text:c="17"/></text:p>
          </table:table-cell>
          <table:table-cell table:style-name="ce104"/>
          <table:table-cell table:style-name="ce104" office:value-type="string">
            <text:p>1. Verify that on pressing the tab key, control moves to the 'New Password' Field</text:p>
            <text:p>2. Verify that on pressing tab key <text:s/>control moves to the 'Confirm password' field</text:p>
          </table:table-cell>
          <table:table-cell table:style-name="ce104" office:value-type="string">
            <text:p>1.On pressing the tab key, control does not move to the 'New Password' Field.</text:p>
            <text:p>2. On pressing tab key, <text:s/>control moves to the 'Confirm password' field.</text:p>
          </table:table-cell>
          <table:table-cell table:style-name="ce104" office:value-type="string">
            <text:p>FAIL</text:p>
          </table:table-cell>
          <table:table-cell table:style-name="ce104" office:value-type="string">
            <text:p>NO</text:p>
          </table:table-cell>
          <table:table-cell table:style-name="ce104" office:value-type="string">
            <text:p>#132</text:p>
          </table:table-cell>
          <table:table-cell table:style-name="ce104" table:number-columns-repeated="2"/>
          <table:table-cell table:style-name="ce114" office:value-type="string">
            <text:p>YES</text:p>
          </table:table-cell>
          <table:table-cell table:style-name="ce114" table:number-columns-repeated="1001"/>
        </table:table-row>
        <table:table-row table:style-name="ro50">
          <table:table-cell table:style-name="ce102" office:value-type="string">
            <text:p><text:span text:style-name="T3">SP003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on Messages tab. <text:s text:c="16"/></text:span></text:p>
          </table:table-cell>
          <table:table-cell table:style-name="ce67"/>
          <table:table-cell table:style-name="ce67" office:value-type="string">
            <text:p>1.Verify that the Message tab contains show sent,hide broadcasts,&amp; a text area for sending messages.</text:p>
          </table:table-cell>
          <table:table-cell table:style-name="ce67" office:value-type="string">
            <text:p>1.The Message tab contains show sent,hide broadcasts,&amp; a text area for sending message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7" office:value-type="string">
            <text:p><text:span text:style-name="T3">SP0037</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Under the Message tab select the user from the list</text:p>
            <text:p>3. Enter the message in message body</text:p>
            <text:p>4. Click on 'Send &amp; Email' Button</text:p>
          </table:table-cell>
          <table:table-cell table:style-name="ce67" office:value-type="string">
            <text:p/>
            <text:p/>
            <text:p>Message=”Message1”</text:p>
          </table:table-cell>
          <table:table-cell table:style-name="ce67" office:value-type="string">
            <text:p>1.Verify that message &amp; email <text:s/>is sent to the selected recipient</text:p>
          </table:table-cell>
          <table:table-cell table:style-name="ce67" office:value-type="string">
            <text:p>The message &amp; email is sent to the selected recipient.</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8</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7" office:value-type="string">
            <text:p/>
            <text:p>Message=”Message1”</text:p>
          </table:table-cell>
          <table:table-cell table:style-name="ce67" office:value-type="string">
            <text:p>1.Verify that message &amp; email <text:s/>is sent to every user</text:p>
          </table:table-cell>
          <table:table-cell table:style-name="ce67" office:value-type="string">
            <text:p>1.The <text:s/>message &amp; email is sent to every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9</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7" office:value-type="string">
            <text:p/>
            <text:p>Message=”There is no issue”</text:p>
          </table:table-cell>
          <table:table-cell table:style-name="ce67" office:value-type="string">
            <text:p>1.Verify that message &amp; email <text:s/>is send to all the planners</text:p>
          </table:table-cell>
          <table:table-cell table:style-name="ce67" office:value-type="string">
            <text:p>1.The <text:s/>message &amp; email is sent to all planners.</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40</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67" office:value-type="string">
            <text:p>1.The error message is displayed as</text:p>
            <text:p>'Message is empty. Not sen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9" office:value-type="string">
            <text:p><text:span text:style-name="T3">SP0041</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Proper error message should be displayed to the user as <text:s/>“Message is empty. Not sent”</text:p>
          </table:table-cell>
          <table:table-cell table:style-name="ce69" office:value-type="string">
            <text:p>The error message is <text:s/>displayed to the user as <text:s/>“Message is empty. Not sent”.</text:p>
          </table:table-cell>
          <table:table-cell table:style-name="ce69" office:value-type="string">
            <text:p>PASS</text:p>
          </table:table-cell>
          <table:table-cell table:style-name="ce69"/>
          <table:table-cell table:style-name="ce69" office:value-type="string">
            <text:p>#112</text:p>
          </table:table-cell>
          <table:table-cell table:style-name="ce69" table:number-columns-repeated="2"/>
          <table:table-cell table:style-name="ce113" office:value-type="string">
            <text:p>YES</text:p>
          </table:table-cell>
          <table:table-cell table:style-name="ce113" table:number-columns-repeated="1001"/>
        </table:table-row>
        <table:table-row table:style-name="ro53">
          <table:table-cell table:style-name="ce67" office:value-type="string">
            <text:p><text:span text:style-name="T3">SP0042</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67" office:value-type="string">
            <text:p>1.The message is displayed as 'Message is empty.Not sent'</text:p>
          </table:table-cell>
          <table:table-cell table:style-name="ce67" office:value-type="string">
            <text:p>PASS</text:p>
          </table:table-cell>
          <table:table-cell table:style-name="ce67" office:value-type="string">
            <text:p>YES</text:p>
          </table:table-cell>
          <table:table-cell table:style-name="ce67" table:number-columns-repeated="3"/>
          <table:table-cell office:value-type="string">
            <text:p>YES</text:p>
          </table:table-cell>
          <table:table-cell table:number-columns-repeated="1001"/>
        </table:table-row>
        <table:table-row table:style-name="ro14">
          <table:table-cell table:style-name="ce67" office:value-type="string">
            <text:p><text:span text:style-name="T3">SP0043</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Under the Message tab select option from the list</text:p>
            <text:p>3. Enter the message in message body</text:p>
            <text:p>4.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67" office:value-type="string">
            <text:p>1.The List &amp; contents of the message body are rese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4</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Under the Message tab click on 'show sent' Link</text:p>
            <text:p>3.Click on 'Delete message' option under 'more' pop up menu</text:p>
          </table:table-cell>
          <table:table-cell table:style-name="ce67"/>
          <table:table-cell table:style-name="ce67" office:value-type="string">
            <text:p>1. Verify that the message is deleted</text:p>
          </table:table-cell>
          <table:table-cell table:style-name="ce67" office:value-type="string">
            <text:p>1.The message is dele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5</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Under the Message tab click on 'show sent' Link</text:p>
            <text:p>3. Click on 'Email this Message' option under 'more' pop up menu</text:p>
          </table:table-cell>
          <table:table-cell table:style-name="ce67"/>
          <table:table-cell table:style-name="ce67" office:value-type="string">
            <text:p>1. Verify that an email is sent to the user</text:p>
          </table:table-cell>
          <table:table-cell table:style-name="ce67" office:value-type="string">
            <text:p>1.The email is sent to the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70">
          <table:table-cell table:style-name="ce67" office:value-type="string">
            <text:p><text:span text:style-name="T3">SP0046</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Under the Message tab click on 'show sent' Link</text:p>
            <text:p>3. Under the Message tab click on 'show received' Link</text:p>
          </table:table-cell>
          <table:table-cell table:style-name="ce67"/>
          <table:table-cell table:style-name="ce67" office:value-type="string">
            <text:p>1. Verify that the received messages are displayed to the user</text:p>
          </table:table-cell>
          <table:table-cell table:style-name="ce67" office:value-type="string">
            <text:p>1.The received messages are displayed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
          <table:table-cell table:style-name="ce69" office:value-type="string">
            <text:p><text:span text:style-name="T3">SP0047</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69" office:value-type="string">
            <text:p>1.All the messages are displayed to the user.</text:p>
          </table:table-cell>
          <table:table-cell table:style-name="ce69" office:value-type="string">
            <text:p>PASS</text:p>
          </table:table-cell>
          <table:table-cell table:style-name="ce69" table:number-columns-repeated="4"/>
          <table:table-cell office:value-type="string">
            <text:p>YES</text:p>
          </table:table-cell>
          <table:table-cell table:number-columns-repeated="1001"/>
        </table:table-row>
        <table:table-row table:style-name="ro74">
          <table:table-cell table:style-name="ce69" office:value-type="string">
            <text:p>SP0048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Click on the 'Calendar' tab</text:span></text:p>
            <text:p><text:span text:style-name="T5">3.Click on Today button</text:span></text:p>
          </table:table-cell>
          <table:table-cell table:style-name="ce69"/>
          <table:table-cell table:style-name="ce56" office:value-type="string">
            <text:p>1. Verify that Today's date and details can be seen</text:p>
          </table:table-cell>
          <table:table-cell table:style-name="ce56" office:value-type="string">
            <text:p>1.Today's date and details can be seen</text:p>
          </table:table-cell>
          <table:table-cell table:style-name="ce69" office:value-type="string">
            <text:p>PASS</text:p>
          </table:table-cell>
          <table:table-cell table:style-name="ce69" office:value-type="string">
            <text:p>YES</text:p>
          </table:table-cell>
          <table:table-cell table:style-name="ce69" table:number-columns-repeated="3"/>
          <table:table-cell office:value-type="string">
            <text:p>YES</text:p>
          </table:table-cell>
          <table:table-cell table:number-columns-repeated="1001"/>
        </table:table-row>
        <table:table-row table:style-name="ro65">
          <table:table-cell table:style-name="ce69" office:value-type="string">
            <text:p><text:span text:style-name="T3">SP0049</text:span>_TabSequencingSocial panelAboutMe</text:p>
          </table:table-cell>
          <table:table-cell table:style-name="ce69" office:value-type="string">
            <text:p>L1</text:p>
          </table:table-cell>
          <table:table-cell table:style-name="ce69" office:value-type="string">
            <text:p>Tab Sequencing in Social Panel About me tab</text:p>
          </table:table-cell>
          <table:table-cell table:style-name="ce108"/>
          <table:table-cell table:style-name="ce69" office:value-type="string">
            <text:p>1.Login to channels with valid credentials.</text:p>
            <text:p>2.Click on Tab button.</text:p>
          </table:table-cell>
          <table:table-cell table:style-name="ce69"/>
          <table:table-cell table:style-name="ce69" office:value-type="string">
            <text:p>1.Verify that the tab sequence works properly for all components.</text:p>
          </table:table-cell>
          <table:table-cell table:style-name="ce69" office:value-type="string">
            <text:p>1.The tab sequence fails to work for 'Reset' &amp; 'Apply” buttons and new password &amp; confirm password fields.</text:p>
          </table:table-cell>
          <table:table-cell table:style-name="ce69" office:value-type="string">
            <text:p>PASS</text:p>
          </table:table-cell>
          <table:table-cell table:style-name="ce69" office:value-type="string">
            <text:p>NO</text:p>
          </table:table-cell>
          <table:table-cell table:style-name="ce69" table:number-columns-repeated="3"/>
          <table:table-cell table:style-name="ce113" office:value-type="string">
            <text:p>YES</text:p>
          </table:table-cell>
          <table:table-cell table:style-name="ce113" table:number-columns-repeated="1001"/>
        </table:table-row>
        <table:table-row table:style-name="ro29">
          <table:table-cell table:style-name="ce105" office:value-type="string">
            <text:p>SP005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See Home Page </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Communities" table:style-name="ta3" table:print="false">
        <office:forms form:automatic-focus="false" form:apply-design-mode="false"/>
        <table:table-column table:style-name="co18" table:number-columns-repeated="2" table:default-cell-style-name="Default"/>
        <table:table-column table:style-name="co41" table:default-cell-style-name="Default"/>
        <table:table-column table:style-name="co18" table:default-cell-style-name="Default"/>
        <table:table-column table:style-name="co38" table:default-cell-style-name="Default"/>
        <table:table-column table:style-name="co18" table:default-cell-style-name="Default"/>
        <table:table-column table:style-name="co42" table:default-cell-style-name="Default"/>
        <table:table-column table:style-name="co38" table:default-cell-style-name="Default"/>
        <table:table-column table:style-name="co18" table:default-cell-style-name="Default"/>
        <table:table-column table:style-name="co12" table:default-cell-style-name="Default"/>
        <table:table-column table:style-name="co18" table:number-columns-repeated="3" table:default-cell-style-name="Default"/>
        <table:table-column table:style-name="co43" table:default-cell-style-name="Default"/>
        <table:table-column table:style-name="co35" table:default-cell-style-name="Default"/>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7, 2013</text:p>
            <text:p>REVISION: 4751</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65">
          <table:table-cell table:style-name="ce63" office:value-type="string">
            <text:p>CM0001_CommunitiesPagePresent</text:p>
          </table:table-cell>
          <table:table-cell table:style-name="ce63" office:value-type="string">
            <text:p>L1</text:p>
          </table:table-cell>
          <table:table-cell table:style-name="ce63" office:value-type="string">
            <text:p>Verify Communities page present </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Communities page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2_TitleOnCommunitiesPage</text:p>
          </table:table-cell>
          <table:table-cell table:style-name="ce63" office:value-type="string">
            <text:p>L1</text:p>
          </table:table-cell>
          <table:table-cell table:style-name="ce63" office:value-type="string">
            <text:p>Title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Communities page is shown with the title-</text:p>
            <text:p>“All communities”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3_CommunitiesPageHeader</text:p>
          </table:table-cell>
          <table:table-cell table:style-name="ce63" office:value-type="string">
            <text:p>L1</text:p>
          </table:table-cell>
          <table:table-cell table:style-name="ce63" office:value-type="string">
            <text:p>Header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header on the Communities page has the following columns-</text:p>
            <text:p>-Name</text:p>
            <text:p>-Locale</text:p>
            <text:p>-Domain plan</text:p>
            <text:p>-Plan URI</text:p>
            <text:p>-I participate</text:p>
            <text:p>-Statu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4_PlanDropDownPresent</text:p>
          </table:table-cell>
          <table:table-cell table:style-name="ce63" office:value-type="string">
            <text:p>L1</text:p>
          </table:table-cell>
          <table:table-cell table:style-name="ce63" office:value-type="string">
            <text:p>Verify Plan drop down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a drop down is present with all the plan names in i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5_StartItButtonPresent</text:p>
          </table:table-cell>
          <table:table-cell table:style-name="ce63" office:value-type="string">
            <text:p>L1</text:p>
          </table:table-cell>
          <table:table-cell table:style-name="ce63" office:value-type="string">
            <text:p>Verify Start It button is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Verify that the Start It button is present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
          <table:table-cell table:style-name="ce63" office:value-type="string">
            <text:p>CM0006_SelectPlan</text:p>
          </table:table-cell>
          <table:table-cell table:style-name="ce63" office:value-type="string">
            <text:p>L1</text:p>
          </table:table-cell>
          <table:table-cell table:style-name="ce63" office:value-type="string">
            <text:p>Select plan form th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able:table-cell>
          <table:table-cell table:style-name="ce63"/>
          <table:table-cell table:style-name="ce63" office:value-type="string">
            <text:p>1. Verify that the desired plan can be selected</text:p>
            <text:p>2. Verify that the selected plan is displayed in th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7_ClickStartItButton</text:p>
          </table:table-cell>
          <table:table-cell table:style-name="ce63" office:value-type="string">
            <text:p>L0</text:p>
          </table:table-cell>
          <table:table-cell table:style-name="ce63" office:value-type="string">
            <text:p>Click Start It button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record gets displayed in the columns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8_GoButtonPresent</text:p>
          </table:table-cell>
          <table:table-cell table:style-name="ce63" office:value-type="string">
            <text:p>L1</text:p>
          </table:table-cell>
          <table:table-cell table:style-name="ce63" office:value-type="string">
            <text:p>Verify the Go button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Go button is present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9_ClickGoButton</text:p>
          </table:table-cell>
          <table:table-cell table:style-name="ce63" office:value-type="string">
            <text:p>L0</text:p>
          </table:table-cell>
          <table:table-cell table:style-name="ce63" office:value-type="string">
            <text:p>Click the Go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mmunity plan page is shown with the Title “Community unnamed</text:p>
            <text:p>Based on Channels&lt;Plan name&gt; pla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10_EditTitleButtonPresent</text:p>
          </table:table-cell>
          <table:table-cell table:style-name="ce63" office:value-type="string">
            <text:p>L1</text:p>
          </table:table-cell>
          <table:table-cell table:style-name="ce63" office:value-type="string">
            <text:p>Edit button present for editing the tit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Edit button is present near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1_Click EditTitleButton</text:p>
          </table:table-cell>
          <table:table-cell table:style-name="ce63" office:value-type="string">
            <text:p>L1</text:p>
          </table:table-cell>
          <table:table-cell table:style-name="ce63" office:value-type="string">
            <text:p>Click Edit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a “Community details ” window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2_AcceptButtonPresent</text:p>
          </table:table-cell>
          <table:table-cell table:style-name="ce63" office:value-type="string">
            <text:p>L1</text:p>
          </table:table-cell>
          <table:table-cell table:style-name="ce63" office:value-type="string">
            <text:p>Verify the Accept button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Accept button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3_CancelButtonPresent</text:p>
          </table:table-cell>
          <table:table-cell table:style-name="ce63" office:value-type="string">
            <text:p>L1</text:p>
          </table:table-cell>
          <table:table-cell table:style-name="ce63" office:value-type="string">
            <text:p>Verify the Cancel button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Cancel button <text:s/>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4_URIPresent</text:p>
          </table:table-cell>
          <table:table-cell table:style-name="ce63" office:value-type="string">
            <text:p>L1</text:p>
          </table:table-cell>
          <table:table-cell table:style-name="ce63" office:value-type="string">
            <text:p>Verify the URI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proper URI is present in the URI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5_NameFieldPresent</text:p>
          </table:table-cell>
          <table:table-cell table:style-name="ce63" office:value-type="string">
            <text:p>L1</text:p>
          </table:table-cell>
          <table:table-cell table:style-name="ce63" office:value-type="string">
            <text:p>Verify the Name field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Name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5">
          <table:table-cell table:style-name="ce63" office:value-type="string">
            <text:p>CM0016_EnterName</text:p>
          </table:table-cell>
          <table:table-cell table:style-name="ce63" office:value-type="string">
            <text:p>L1</text:p>
          </table:table-cell>
          <table:table-cell table:style-name="ce63" office:value-type="string">
            <text:p>Enter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able:table-cell>
          <table:table-cell table:style-name="ce63"/>
          <table:table-cell table:style-name="ce63" office:value-type="string">
            <text:p>1. Verify that the Name 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63" office:value-type="string">
            <text:p>CM0017_ValidName</text:p>
          </table:table-cell>
          <table:table-cell table:style-name="ce63" office:value-type="string">
            <text:p>L1</text:p>
          </table:table-cell>
          <table:table-cell table:style-name="ce63" office:value-type="string">
            <text:p>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valid name in the Name text field in the “Community Details ” window</text:p>
            <text:p>8. Click Accept <text:s/>button</text:p>
          </table:table-cell>
          <table:table-cell table:style-name="ce63"/>
          <table:table-cell table:style-name="ce63" office:value-type="string">
            <text:p>1. Verify that the Community name changes in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97" office:value-type="string">
            <text:p>CM0018_InvalidName</text:p>
          </table:table-cell>
          <table:table-cell table:style-name="ce97" office:value-type="string">
            <text:p>L2</text:p>
          </table:table-cell>
          <table:table-cell table:style-name="ce97" office:value-type="string">
            <text:p>Invalid name</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invalid name in the Name text field in the “Community Details ” window</text:p>
            <text:p>8. Click Accept <text:s/>button</text:p>
          </table:table-cell>
          <table:table-cell table:style-name="ce97" office:value-type="string">
            <text:p>“^&amp;*%^&amp;*)(*&amp;*(!#@”</text:p>
          </table:table-cell>
          <table:table-cell table:style-name="ce97" office:value-type="string">
            <text:p>1. Verify that the invalid name does not get saved</text:p>
            <text:p>2. Verify that an appropriate error message is shown</text:p>
          </table:table-cell>
          <table:table-cell table:style-name="ce97" office:value-type="string">
            <text:p>1. The invalid name gets saved</text:p>
            <text:p>2. An appropriate error message is not shown</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58">
          <table:table-cell table:style-name="ce63" office:value-type="string">
            <text:p>CM0019_BlankName</text:p>
          </table:table-cell>
          <table:table-cell table:style-name="ce63" office:value-type="string">
            <text:p>L2</text:p>
          </table:table-cell>
          <table:table-cell table:style-name="ce63" office:value-type="string">
            <text:p>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Leave the Name text field in the “Community Details ” window blank</text:p>
            <text:p>8. Click Accept <text:s/>button</text:p>
          </table:table-cell>
          <table:table-cell table:style-name="ce63"/>
          <table:table-cell table:style-name="ce63" office:value-type="string">
            <text:p>1. Verify that the blank name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3">
          <table:table-cell table:style-name="ce63" office:value-type="string">
            <text:p>CM0020_EditName</text:p>
          </table:table-cell>
          <table:table-cell table:style-name="ce63" office:value-type="string">
            <text:p>L1</text:p>
          </table:table-cell>
          <table:table-cell table:style-name="ce63" office:value-type="string">
            <text:p>Edit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ext:p>8. Click Accept <text:s/>button</text:p>
            <text:p>9. Edit the name in the Name field</text:p>
          </table:table-cell>
          <table:table-cell table:style-name="ce63"/>
          <table:table-cell table:style-name="ce63" office:value-type="string">
            <text:p>1. Verify that the changed name is accepted &amp;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21_DescriptionFieldPresent</text:p>
          </table:table-cell>
          <table:table-cell table:style-name="ce63" office:value-type="string">
            <text:p>L1</text:p>
          </table:table-cell>
          <table:table-cell table:style-name="ce63" office:value-type="string">
            <text:p>Verify Description field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Description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22_EnterDescription</text:p>
          </table:table-cell>
          <table:table-cell table:style-name="ce63" office:value-type="string">
            <text:p>L1</text:p>
          </table:table-cell>
          <table:table-cell table:style-name="ce63" office:value-type="string">
            <text:p>Enter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description in the Description text field in the “Community Details” window</text:p>
          </table:table-cell>
          <table:table-cell table:style-name="ce63"/>
          <table:table-cell table:style-name="ce63" office:value-type="string">
            <text:p>1. Verify that the Description <text:s/>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63" office:value-type="string">
            <text:p>CM0023_ValidDescription</text:p>
          </table:table-cell>
          <table:table-cell table:style-name="ce63" office:value-type="string">
            <text:p>L1</text:p>
          </table:table-cell>
          <table:table-cell table:style-name="ce63" office:value-type="string">
            <text:p>Valid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Enter name in the Name text field</text:p>
            <text:p>8. Enter description in the Description text field in the “Community Details” window</text:p>
            <text:p>9. Click Accept button</text:p>
          </table:table-cell>
          <table:table-cell table:style-name="ce63"/>
          <table:table-cell table:style-name="ce63" office:value-type="string">
            <text:p>1. Verify that the description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97" office:value-type="string">
            <text:p>CM0023_InvalidDescription</text:p>
          </table:table-cell>
          <table:table-cell table:style-name="ce97" office:value-type="string">
            <text:p>L2</text:p>
          </table:table-cell>
          <table:table-cell table:style-name="ce97" office:value-type="string">
            <text:p>Invalid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text:p>
            <text:p>8. Enter invalid description in the Description text field in the “Community Details” window</text:p>
            <text:p>9. Click Accept button</text:p>
          </table:table-cell>
          <table:table-cell table:style-name="ce97"/>
          <table:table-cell table:style-name="ce97" office:value-type="string">
            <text:p>1. Verify that invalid description is not saved</text:p>
          </table:table-cell>
          <table:table-cell table:style-name="ce97" office:value-type="string">
            <text:p>1. Invalid description is sav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6">
          <table:table-cell table:style-name="ce63" office:value-type="string">
            <text:p>CM0024_BlankDescription</text:p>
          </table:table-cell>
          <table:table-cell table:style-name="ce63" office:value-type="string">
            <text:p>L2</text:p>
          </table:table-cell>
          <table:table-cell table:style-name="ce63" office:value-type="string">
            <text:p>Blank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Leave the Description text field in the “Community Details” window blank</text:p>
            <text:p>8. Click Accept button</text:p>
          </table:table-cell>
          <table:table-cell table:style-name="ce63"/>
          <table:table-cell table:style-name="ce63" office:value-type="string">
            <text:p>1. Verify that no description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25_Edit description</text:p>
          </table:table-cell>
          <table:table-cell table:style-name="ce97" office:value-type="string">
            <text:p>L1</text:p>
          </table:table-cell>
          <table:table-cell table:style-name="ce97" office:value-type="string">
            <text:p>Edit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amp; description in the Description field</text:p>
            <text:p>8. Click Accept button</text:p>
            <text:p>9. Click Edit button</text:p>
            <text:p>10. Edit the description &amp; click Accept button</text:p>
          </table:table-cell>
          <table:table-cell table:style-name="ce97"/>
          <table:table-cell table:style-name="ce97" office:value-type="string">
            <text:p>1. Verify that the description changed description is shown</text:p>
          </table:table-cell>
          <table:table-cell table:style-name="ce97" office:value-type="string">
            <text:p>1. The changed description is not shown</text:p>
          </table:table-cell>
          <table:table-cell table:style-name="ce97" office:value-type="string">
            <text:p>FAIL</text:p>
          </table:table-cell>
          <table:table-cell table:style-name="ce97" table:number-columns-repeated="5"/>
          <table:table-cell table:style-name="ce97" office:value-type="string">
            <text:p>YES</text:p>
          </table:table-cell>
          <table:table-cell table:style-name="ce61" table:number-columns-repeated="1009"/>
        </table:table-row>
        <table:table-row table:style-name="ro28">
          <table:table-cell table:style-name="ce63" office:value-type="string">
            <text:p>CM0026_LocaleFieldPresent</text:p>
          </table:table-cell>
          <table:table-cell table:style-name="ce63" office:value-type="string">
            <text:p>L1</text:p>
          </table:table-cell>
          <table:table-cell table:style-name="ce63" office:value-type="string">
            <text:p>Verify the Locale field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Locale text field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7_EnterLocale</text:p>
          </table:table-cell>
          <table:table-cell table:style-name="ce63" office:value-type="string">
            <text:p>L1</text:p>
          </table:table-cell>
          <table:table-cell table:style-name="ce63" office:value-type="string">
            <text:p>Enter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field in the “Community Details” window</text:p>
            <text:p>9. Click Accept button</text:p>
          </table:table-cell>
          <table:table-cell table:style-name="ce63"/>
          <table:table-cell table:style-name="ce63" office:value-type="string">
            <text:p>1. Verify that Locale is entered in the Local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8_ValidLocale</text:p>
          </table:table-cell>
          <table:table-cell table:style-name="ce63" office:value-type="string">
            <text:p>L1</text:p>
          </table:table-cell>
          <table:table-cell table:style-name="ce63" office:value-type="string">
            <text:p>Valid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valid locale in the Locale field in the “Community Details” window</text:p>
            <text:p>9. Click Accept button</text:p>
          </table:table-cell>
          <table:table-cell table:style-name="ce63"/>
          <table:table-cell table:style-name="ce63" office:value-type="string">
            <text:p>1. Verify that the Locale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9_BlankLocale</text:p>
          </table:table-cell>
          <table:table-cell table:style-name="ce63" office:value-type="string">
            <text:p>L2</text:p>
          </table:table-cell>
          <table:table-cell table:style-name="ce63" office:value-type="string">
            <text:p>Blank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Leave the Locale field in the “Community Details” window</text:p>
            <text:p>9. Click Accept button</text:p>
          </table:table-cell>
          <table:table-cell table:style-name="ce63"/>
          <table:table-cell table:style-name="ce63" office:value-type="string">
            <text:p>1. Verify that the blank locale is not saved</text:p>
          </table:table-cell>
          <table:table-cell table:style-name="ce63"/>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30_EditLocale</text:p>
          </table:table-cell>
          <table:table-cell table:style-name="ce63" office:value-type="string">
            <text:p>L1</text:p>
          </table:table-cell>
          <table:table-cell table:style-name="ce63" office:value-type="string">
            <text:p>Edit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text field</text:p>
            <text:p>9. Click Accept button</text:p>
            <text:p>10. Click edit button</text:p>
            <text:p>11. Change the locale &amp; click Accept button</text:p>
          </table:table-cell>
          <table:table-cell table:style-name="ce63"/>
          <table:table-cell table:style-name="ce63" office:value-type="string">
            <text:p>1. Verify that the changed name is saved and displayed in the detail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1_PlanDetailsPresent</text:p>
          </table:table-cell>
          <table:table-cell table:style-name="ce63" office:value-type="string">
            <text:p>L1</text:p>
          </table:table-cell>
          <table:table-cell table:style-name="ce63" office:value-type="string">
            <text:p>Verify that the Plan details are present on the Communities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details are present on the Communities plan page as-</text:p>
            <text:p>-Locale: Anywhere</text:p>
            <text:p>-Description</text:p>
            <text:p>-Status: This community is closed to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2_OpenButtonPresent</text:p>
          </table:table-cell>
          <table:table-cell table:style-name="ce63" office:value-type="string">
            <text:p>L1</text:p>
          </table:table-cell>
          <table:table-cell table:style-name="ce63" office:value-type="string">
            <text:p>Verify the Open button is present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Open button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3_ClickOpenButton</text:p>
          </table:table-cell>
          <table:table-cell table:style-name="ce63" office:value-type="string">
            <text:p>L1</text:p>
          </table:table-cell>
          <table:table-cell table:style-name="ce63" office:value-type="string">
            <text:p>Click Open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Open button</text:p>
          </table:table-cell>
          <table:table-cell table:style-name="ce63"/>
          <table:table-cell table:style-name="ce63" office:value-type="string">
            <text:p>1. Verify that the confirm dialog box appears</text:p>
            <text:p>2. Verify that the Close button appears</text:p>
            <text:p>3.Verify that the Status changes to “This community is open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4_ClickClosebutton</text:p>
          </table:table-cell>
          <table:table-cell table:style-name="ce63" office:value-type="string">
            <text:p>L1</text:p>
          </table:table-cell>
          <table:table-cell table:style-name="ce63" office:value-type="string">
            <text:p>Click Clos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Click the Close button</text:p>
          </table:table-cell>
          <table:table-cell table:style-name="ce63"/>
          <table:table-cell table:style-name="ce63" office:value-type="string">
            <text:p>1. Verify that a confirm dialog box appears</text:p>
            <text:p>2. Verify that the Open button appears</text:p>
            <text:p>3. Verify that the Status changes to “This community is closed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5_CollaborationRequirementsLinkPresent</text:p>
          </table:table-cell>
          <table:table-cell table:style-name="ce63" office:value-type="string">
            <text:p>L1</text:p>
          </table:table-cell>
          <table:table-cell table:style-name="ce63" office:value-type="string">
            <text:p>Verify Collaboration Requirement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llaboration Requirement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6_DomainPlanLinkPresent</text:p>
          </table:table-cell>
          <table:table-cell table:style-name="ce63" office:value-type="string">
            <text:p>L1</text:p>
          </table:table-cell>
          <table:table-cell table:style-name="ce63" office:value-type="string">
            <text:p>Verify Domain pla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Domain Pla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7_PlanParticipationLinkPresent</text:p>
          </table:table-cell>
          <table:table-cell table:style-name="ce63" office:value-type="string">
            <text:p>L1</text:p>
          </table:table-cell>
          <table:table-cell table:style-name="ce63" office:value-type="string">
            <text:p>Verify Plan Participatio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Participatio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8_PlanningSurveysLinkPresent</text:p>
          </table:table-cell>
          <table:table-cell table:style-name="ce63" office:value-type="string">
            <text:p>L1</text:p>
          </table:table-cell>
          <table:table-cell table:style-name="ce63" office:value-type="string">
            <text:p>Verify Planning Survey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ning Survey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9_Feedback&amp;RepliesLinkPresent</text:p>
          </table:table-cell>
          <table:table-cell table:style-name="ce63" office:value-type="string">
            <text:p>L1</text:p>
          </table:table-cell>
          <table:table-cell table:style-name="ce63" office:value-type="string">
            <text:p>Verify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Feedback &amp; Replie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0_ClickCollaborationRequirementsLink</text:p>
          </table:table-cell>
          <table:table-cell table:style-name="ce63" office:value-type="string">
            <text:p>L1</text:p>
          </table:table-cell>
          <table:table-cell table:style-name="ce63" office:value-type="string">
            <text:p>Click Collaboration Requirement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Collaboration Requirements link</text:p>
          </table:table-cell>
          <table:table-cell table:style-name="ce63"/>
          <table:table-cell table:style-name="ce63" office:value-type="string">
            <text:p>1. Verify that the Plan requirement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1_ClickDomainPlanLink</text:p>
          </table:table-cell>
          <table:table-cell table:style-name="ce63" office:value-type="string">
            <text:p>L1</text:p>
          </table:table-cell>
          <table:table-cell table:style-name="ce63" office:value-type="string">
            <text:p>Click Domain pla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Domain plan <text:s/>link</text:p>
          </table:table-cell>
          <table:table-cell table:style-name="ce63"/>
          <table:table-cell table:style-name="ce63" office:value-type="string">
            <text:p>1. Verify that the Domain pla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2_ClickPlanParticipationLink</text:p>
          </table:table-cell>
          <table:table-cell table:style-name="ce63" office:value-type="string">
            <text:p>L1</text:p>
          </table:table-cell>
          <table:table-cell table:style-name="ce63" office:value-type="string">
            <text:p>Click Plan Participatio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 Participation link</text:p>
          </table:table-cell>
          <table:table-cell table:style-name="ce63"/>
          <table:table-cell table:style-name="ce63" office:value-type="string">
            <text:p>1. Verify that the Plan participatio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3_ClickPlanningSurveysLink</text:p>
          </table:table-cell>
          <table:table-cell table:style-name="ce63" office:value-type="string">
            <text:p>L1</text:p>
          </table:table-cell>
          <table:table-cell table:style-name="ce63" office:value-type="string">
            <text:p>Click Planning Survey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ning Surveys link</text:p>
          </table:table-cell>
          <table:table-cell table:style-name="ce63"/>
          <table:table-cell table:style-name="ce63" office:value-type="string">
            <text:p>1. Verify that the Survey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4_ClickFeedback&amp;RepliesLink</text:p>
          </table:table-cell>
          <table:table-cell table:style-name="ce63" office:value-type="string">
            <text:p>L1</text:p>
          </table:table-cell>
          <table:table-cell table:style-name="ce63" office:value-type="string">
            <text:p>Click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Feedback &amp; Replies <text:s/>link</text:p>
          </table:table-cell>
          <table:table-cell table:style-name="ce63"/>
          <table:table-cell table:style-name="ce63" office:value-type="string">
            <text:p>1. Verify that the Feedback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5_CommunityDocumentsPresent</text:p>
          </table:table-cell>
          <table:table-cell table:style-name="ce63" office:value-type="string">
            <text:p>L1</text:p>
          </table:table-cell>
          <table:table-cell table:style-name="ce63" office:value-type="string">
            <text:p>Verify that the Community Documents section is present on the Community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The Community Documents section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6_AddNewLinkPresent</text:p>
          </table:table-cell>
          <table:table-cell table:style-name="ce63" office:value-type="string">
            <text:p>L1</text:p>
          </table:table-cell>
          <table:table-cell table:style-name="ce63" office:value-type="string">
            <text:p>Verify Add New link present in the Community documents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Add new link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7_ClickAddNewLink</text:p>
          </table:table-cell>
          <table:table-cell table:style-name="ce63" office:value-type="string">
            <text:p>L1</text:p>
          </table:table-cell>
          <table:table-cell table:style-name="ce63" office:value-type="string">
            <text:p>Click the Add New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omponents for attaching a file are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8_TypeDropDownPresent</text:p>
          </table:table-cell>
          <table:table-cell table:style-name="ce63" office:value-type="string">
            <text:p>L1</text:p>
          </table:table-cell>
          <table:table-cell table:style-name="ce63" office:value-type="string">
            <text:p>Verify Type drop down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Type drop down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49_SelectOPtion</text:p>
          </table:table-cell>
          <table:table-cell table:style-name="ce63" office:value-type="string">
            <text:p>L1</text:p>
          </table:table-cell>
          <table:table-cell table:style-name="ce63" office:value-type="string">
            <text:p>Select an option from the Typ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an option from the Type drop down</text:p>
          </table:table-cell>
          <table:table-cell table:style-name="ce63"/>
          <table:table-cell table:style-name="ce63" office:value-type="string">
            <text:p>1. Verify that the option is selected from the Type drop down</text:p>
            <text:p>2. Verify that the selected option is displayed in the Typ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0_NameTextfieldPresent</text:p>
          </table:table-cell>
          <table:table-cell table:style-name="ce63" office:value-type="string">
            <text:p>L1</text:p>
          </table:table-cell>
          <table:table-cell table:style-name="ce63" office:value-type="string">
            <text:p>Verify Name text field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Name text <text:s/>field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1_ChooseFileButtonPresent</text:p>
          </table:table-cell>
          <table:table-cell table:style-name="ce63" office:value-type="string">
            <text:p>L1</text:p>
          </table:table-cell>
          <table:table-cell table:style-name="ce63" office:value-type="string">
            <text:p>Verify Choose file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hoose file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2_AttachButtonPresent</text:p>
          </table:table-cell>
          <table:table-cell table:style-name="ce63" office:value-type="string">
            <text:p>L1</text:p>
          </table:table-cell>
          <table:table-cell table:style-name="ce63" office:value-type="string">
            <text:p>Verify Attach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Attach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9">
          <table:table-cell table:style-name="ce63" office:value-type="string">
            <text:p>CM0053_ClickChooseFileButton</text:p>
          </table:table-cell>
          <table:table-cell table:style-name="ce63" office:value-type="string">
            <text:p>L1</text:p>
          </table:table-cell>
          <table:table-cell table:style-name="ce63" office:value-type="string">
            <text:p>Click Choose fil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Click the Choose file button</text:p>
          </table:table-cell>
          <table:table-cell table:style-name="ce63"/>
          <table:table-cell table:style-name="ce63" office:value-type="string">
            <text:p>1. Verify that a File dialog box opens</text:p>
            <text:p>2. Verify that a file is selected form the dialog</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0">
          <table:table-cell table:style-name="ce63" office:value-type="string">
            <text:p>CM0054_AttachFileAsReference</text:p>
          </table:table-cell>
          <table:table-cell table:style-name="ce63" office:value-type="string">
            <text:p>L1</text:p>
          </table:table-cell>
          <table:table-cell table:style-name="ce63" office:value-type="string">
            <text:p>Attach file as referenc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Reference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referenc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55_AttachFileAsPolicy</text:p>
          </table:table-cell>
          <table:table-cell table:style-name="ce63" office:value-type="string">
            <text:p>L1</text:p>
          </table:table-cell>
          <table:table-cell table:style-name="ce63" office:value-type="string">
            <text:p>Attach file as policy</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polic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56_AttachURL</text:p>
          </table:table-cell>
          <table:table-cell table:style-name="ce63" office:value-type="string">
            <text:p>L1</text:p>
          </table:table-cell>
          <table:table-cell table:style-name="ce63" office:value-type="string">
            <text:p>Attach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URL in the text field</text:p>
            <text:p>10. Click Attach button</text:p>
          </table:table-cell>
          <table:table-cell table:style-name="ce63"/>
          <table:table-cell table:style-name="ce63" office:value-type="string">
            <text:p>1. Verify that the URL is attached</text:p>
            <text:p>2. Verify that the attached URL gets display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57_InvalidURL</text:p>
          </table:table-cell>
          <table:table-cell table:style-name="ce97" office:value-type="string">
            <text:p>L2</text:p>
          </table:table-cell>
          <table:table-cell table:style-name="ce97" office:value-type="string">
            <text:p>Invalid URL</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invalid URL in the text field</text:p>
            <text:p>10. Click Attach button</text:p>
          </table:table-cell>
          <table:table-cell table:style-name="ce97"/>
          <table:table-cell table:style-name="ce97" office:value-type="string">
            <text:p>1. Verify that the invalid URL is not attached</text:p>
            <text:p>2. Verify that the invalid URL is not displayed</text:p>
          </table:table-cell>
          <table:table-cell table:style-name="ce97" office:value-type="string">
            <text:p>1. The invalid URL is attached</text:p>
            <text:p>2. The invalid URL is <text:s/>display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7">
          <table:table-cell table:style-name="ce63" office:value-type="string">
            <text:p>CM0058_BlankURL</text:p>
          </table:table-cell>
          <table:table-cell table:style-name="ce63" office:value-type="string">
            <text:p>L2</text:p>
          </table:table-cell>
          <table:table-cell table:style-name="ce63" office:value-type="string">
            <text:p>Blank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text:s text:c="2"/>Leave the URL text field blank</text:p>
            <text:p>10. Click Attach button</text:p>
          </table:table-cell>
          <table:table-cell table:style-name="ce63"/>
          <table:table-cell table:style-name="ce63" office:value-type="string">
            <text:p>1. Verify that no URL is attach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59_AttachUsingValidName</text:p>
          </table:table-cell>
          <table:table-cell table:style-name="ce63" office:value-type="string">
            <text:p>L1</text:p>
          </table:table-cell>
          <table:table-cell table:style-name="ce63" office:value-type="string">
            <text:p>Attach using 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valid name in the Name text field</text:p>
            <text:p>9. Click the Choose file button</text:p>
            <text:p>10. Select the desired file</text:p>
            <text:p>11. Click the Attach button</text:p>
          </table:table-cell>
          <table:table-cell table:style-name="ce63"/>
          <table:table-cell table:style-name="ce63" office:value-type="string">
            <text:p>1. Verify that the attachment is displayed with the correct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60_AttachUsingInvalidName</text:p>
          </table:table-cell>
          <table:table-cell table:style-name="ce63" office:value-type="string">
            <text:p>L2</text:p>
          </table:table-cell>
          <table:table-cell table:style-name="ce63" office:value-type="string">
            <text:p>Attach using in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invalid name in the Name text field</text:p>
            <text:p>9. Click the Choose file button</text:p>
            <text:p>10. Select the desired file</text:p>
            <text:p>11. Click the Attach button</text:p>
          </table:table-cell>
          <table:table-cell table:style-name="ce63"/>
          <table:table-cell table:style-name="ce63" office:value-type="string">
            <text:p>1. Verify that an appropriate error message is shown</text:p>
            <text:p>2. Verify that the invalid name is not saved</text:p>
          </table:table-cell>
          <table:table-cell table:style-name="ce63" office:value-type="string">
            <text:p>1. An appropriate error message is not shown</text:p>
            <text:p>2. Invalid attachment name is saved</text:p>
          </table:table-cell>
          <table:table-cell table:style-name="ce63" office:value-type="string">
            <text:p>FAIL</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1_AttachUsingBlankName</text:p>
          </table:table-cell>
          <table:table-cell table:style-name="ce63" office:value-type="string">
            <text:p>L2</text:p>
          </table:table-cell>
          <table:table-cell table:style-name="ce63" office:value-type="string">
            <text:p>Attach using 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Leave the Name text field blank</text:p>
            <text:p>9. Click the Choose file button</text:p>
            <text:p>10. Select the desired file</text:p>
            <text:p>11. Click the Attach button</text:p>
          </table:table-cell>
          <table:table-cell table:style-name="ce63"/>
          <table:table-cell table:style-name="ce63" office:value-type="string">
            <text:p>1. Verify that the blank name of attachment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2_CopyButtonPresent</text:p>
          </table:table-cell>
          <table:table-cell table:style-name="ce63" office:value-type="string">
            <text:p>L1</text:p>
          </table:table-cell>
          <table:table-cell table:style-name="ce63" office:value-type="string">
            <text:p>Copy button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Copy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64">
          <table:table-cell table:style-name="ce63" office:value-type="string">
            <text:p>CM0063_DeleteButtonPresent</text:p>
          </table:table-cell>
          <table:table-cell table:style-name="ce63" office:value-type="string">
            <text:p>L1</text:p>
          </table:table-cell>
          <table:table-cell table:style-name="ce63" office:value-type="string">
            <text:p>Delete button(x)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Delete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4_CopyAttachment</text:p>
          </table:table-cell>
          <table:table-cell table:style-name="ce63" office:value-type="string">
            <text:p>L1</text:p>
          </table:table-cell>
          <table:table-cell table:style-name="ce63" office:value-type="string">
            <text:p>Copy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Copy button near the attachment</text:p>
          </table:table-cell>
          <table:table-cell table:style-name="ce63"/>
          <table:table-cell table:style-name="ce63" office:value-type="string">
            <text:p>1. Verify that a notification is shown as””</text:p>
          </table:table-cell>
          <table:table-cell table:style-name="ce63"/>
          <table:table-cell table:style-name="ce63" office:value-type="string">
            <text:p>FAIL</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5_DeleteAttachment</text:p>
          </table:table-cell>
          <table:table-cell table:style-name="ce63" office:value-type="string">
            <text:p>L1</text:p>
          </table:table-cell>
          <table:table-cell table:style-name="ce63" office:value-type="string">
            <text:p>Delete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Delete button(x) near the attachment</text:p>
          </table:table-cell>
          <table:table-cell table:style-name="ce63"/>
          <table:table-cell table:style-name="ce63" office:value-type="string">
            <text:p>1. Verify that the attachment is deleted</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1">
          <table:table-cell table:style-name="ce63" table:number-columns-repeated="15"/>
          <table:table-cell table:number-columns-repeated="1009"/>
        </table:table-row>
        <table:table-row table:style-name="ro1" table:number-rows-repeated="65467">
          <table:table-cell table:number-columns-repeated="1024"/>
        </table:table-row>
        <table:table-row table:style-name="ro1">
          <table:table-cell table:number-columns-repeated="1024"/>
        </table:table-row>
      </table:table>
      <table:table table:name="Channels_Admin" table:style-name="ta3" table:print="false">
        <office:forms form:automatic-focus="false" form:apply-design-mode="false"/>
        <table:table-column table:style-name="co183" table:default-cell-style-name="ce105"/>
        <table:table-column table:style-name="co45" table:default-cell-style-name="ce105"/>
        <table:table-column table:style-name="co184" table:default-cell-style-name="ce105"/>
        <table:table-column table:style-name="co185" table:default-cell-style-name="ce342"/>
        <table:table-column table:style-name="co186" table:default-cell-style-name="ce342"/>
        <table:table-column table:style-name="co49" table:default-cell-style-name="ce342"/>
        <table:table-column table:style-name="co187" table:default-cell-style-name="ce105"/>
        <table:table-column table:style-name="co188" table:default-cell-style-name="ce105"/>
        <table:table-column table:style-name="co189" table:default-cell-style-name="ce105"/>
        <table:table-column table:style-name="co190" table:default-cell-style-name="ce105"/>
        <table:table-column table:style-name="co54" table:default-cell-style-name="ce105"/>
        <table:table-column table:style-name="co191" table:default-cell-style-name="ce105"/>
        <table:table-column table:style-name="co1" table:number-columns-repeated="5" table:default-cell-style-name="ce105"/>
        <table:table-column table:style-name="co192" table:default-cell-style-name="ce105"/>
        <table:table-column table:style-name="co193" table:default-cell-style-name="ce105"/>
        <table:table-column table:style-name="co194" table:default-cell-style-name="ce105"/>
        <table:table-column table:style-name="co1" table:number-columns-repeated="1002" table:default-cell-style-name="ce105"/>
        <table:table-column table:style-name="co1" table:default-cell-style-name="ce26"/>
        <table:table-column table:style-name="co21" table:default-cell-style-name="ce26"/>
        <table:table-row table:style-name="ro4">
          <table:table-cell table:style-name="ce334" office:value-type="string">
            <text:p>TEST CASE ID</text:p>
          </table:table-cell>
          <table:table-cell table:style-name="ce334" office:value-type="string">
            <text:p>PRIORITY</text:p>
          </table:table-cell>
          <table:table-cell table:style-name="ce334" office:value-type="string">
            <text:p>TITLE</text:p>
          </table:table-cell>
          <table:table-cell table:style-name="ce334" office:value-type="string">
            <text:p>SET UP</text:p>
          </table:table-cell>
          <table:table-cell table:style-name="ce334" office:value-type="string">
            <text:p>STEPS</text:p>
          </table:table-cell>
          <table:table-cell table:style-name="ce334" office:value-type="string">
            <text:p>TEST DATA</text:p>
          </table:table-cell>
          <table:table-cell table:style-name="ce334" office:value-type="string">
            <text:p>EXPECTED RESULTS</text:p>
          </table:table-cell>
          <table:table-cell table:style-name="ce334" office:value-type="string">
            <text:p>ACTUAL RESULT</text:p>
          </table:table-cell>
          <table:table-cell table:style-name="ce334" office:value-type="string">
            <text:p>RESULT</text:p>
          </table:table-cell>
          <table:table-cell table:style-name="ce334" office:value-type="string">
            <text:p>AUTOMATED</text:p>
          </table:table-cell>
          <table:table-cell table:style-name="ce334" office:value-type="string">
            <text:p>TICKET ID</text:p>
          </table:table-cell>
          <table:table-cell table:style-name="ce334" office:value-type="string">
            <text:p>COMMENT</text:p>
          </table:table-cell>
          <table:table-cell table:style-name="ce334" office:value-type="string">
            <text:p>Build Date 9<text:span text:style-name="T17">th</text:span> june</text:p>
          </table:table-cell>
          <table:table-cell table:style-name="ce334" office:value-type="string">
            <text:p>Build Date 20<text:span text:style-name="T17">th</text:span> june On Chrome</text:p>
          </table:table-cell>
          <table:table-cell/>
          <table:table-cell table:style-name="ce334" office:value-type="string">
            <text:p>Build Date 5<text:span text:style-name="T17">th</text:span> July on Chrome</text:p>
          </table:table-cell>
          <table:table-cell table:style-name="ce334" office:value-type="string">
            <text:p>Build Date 11<text:span text:style-name="T17">th</text:span> July on Internet Explorer</text:p>
          </table:table-cell>
          <table:table-cell table:style-name="ce344" office:value-type="string">
            <text:p>DATE : <text:s/>June 25, 2012</text:p>
            <text:p>REVISION: 3955</text:p>
            <text:p>BROWSER: Internet Explorer</text:p>
          </table:table-cell>
          <table:table-cell table:style-name="ce344" office:value-type="string">
            <text:p>DATE : <text:s/>July 3, 2012</text:p>
            <text:p>REVISION: 3955</text:p>
            <text:p>BROWSER: Firefox</text:p>
          </table:table-cell>
          <table:table-cell table:style-name="ce344" office:value-type="string">
            <text:p>DATE : <text:s/>June13, 2012</text:p>
            <text:p>REVISION: 3955</text:p>
            <text:p>BROWSER: Chrome</text:p>
          </table:table-cell>
          <table:table-cell table:number-columns-repeated="1004"/>
        </table:table-row>
        <table:table-row table:style-name="ro15">
          <table:table-cell table:style-name="ce119" office:value-type="string">
            <text:p>CA001_HomePage</text:p>
          </table:table-cell>
          <table:table-cell table:style-name="ce119" office:value-type="string">
            <text:p>L1</text:p>
          </table:table-cell>
          <table:table-cell table:style-name="ce119" office:value-type="string">
            <text:p>Home Page Link</text:p>
            <text:p>Navigate To Home Page</text:p>
          </table:table-cell>
          <table:table-cell table:style-name="ce339"/>
          <table:table-cell table:style-name="ce339" office:value-type="string">
            <text:p>1.Login to channels with valid credentials</text:p>
            <text:p>2.Click on the Channels Settings Link</text:p>
            <text:p>3. Click on the Home Link</text:p>
          </table:table-cell>
          <table:table-cell table:style-name="ce119"/>
          <table:table-cell table:style-name="ce119" office:value-type="string">
            <text:p>1. Verify that user get navigated to Home Page after clicking Home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119" office:value-type="string">
            <text:p>CA002_Logout</text:p>
          </table:table-cell>
          <table:table-cell table:style-name="ce119" office:value-type="string">
            <text:p>L1</text:p>
          </table:table-cell>
          <table:table-cell table:style-name="ce339" office:value-type="string">
            <text:p>Channels Administration – Logout Link</text:p>
          </table:table-cell>
          <table:table-cell table:style-name="ce339"/>
          <table:table-cell table:style-name="ce339" office:value-type="string">
            <text:p>1. Login to channels with valid credentials</text:p>
            <text:p>2. Click on the 'Channels Settings' Link</text:p>
            <text:p>3. Click on Sign out&lt;username&gt; Link</text:p>
          </table:table-cell>
          <table:table-cell table:style-name="ce119"/>
          <table:table-cell table:style-name="ce119" office:value-type="string">
            <text:p>1. Verify that user get logged out of channels successfully</text:p>
            <text:p>2. Verify that user get navigated to the Channels login pag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03_CreateNewPlan</text:p>
          </table:table-cell>
          <table:table-cell table:style-name="ce119" office:value-type="string">
            <text:p>L1</text:p>
          </table:table-cell>
          <table:table-cell table:style-name="ce119" office:value-type="string">
            <text:p>Create New Plan with "New Plan URI" and "owned by" field</text:p>
          </table:table-cell>
          <table:table-cell table:style-name="ce119"/>
          <table:table-cell table:style-name="ce119" office:value-type="string">
            <text:p>1. Login to channels with valid credentials</text:p>
            <text:p>2. Click on the 'Channels Settings' Link</text:p>
            <text:p>3. Enter Valid "New Plan URI" &amp; "Owned By" Fields</text:p>
            <text:p>4. Click on Submit Button</text:p>
          </table:table-cell>
          <table:table-cell table:style-name="ce119"/>
          <table:table-cell table:style-name="ce119"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35" office:value-type="string">
            <text:p>CA004</text:p>
          </table:table-cell>
          <table:table-cell table:style-name="ce335" office:value-type="string">
            <text:p>L2</text:p>
          </table:table-cell>
          <table:table-cell table:style-name="ce335" office:value-type="string">
            <text:p>Create Plan <text:s/>with more than 1000 characters </text:p>
          </table:table-cell>
          <table:table-cell table:style-name="ce335"/>
          <table:table-cell table:style-name="ce335" office:value-type="string">
            <text:p>1. Login to the Channels.</text:p>
            <text:p>2. Create plan with more than 1000 characters.</text:p>
            <text:p>3. Go to Home page.</text:p>
            <text:p>4. Switch to plan.</text:p>
            <text:p>5. Click on Information sharing model.</text:p>
          </table:table-cell>
          <table:table-cell table:style-name="ce335"/>
          <table:table-cell table:style-name="ce335" office:value-type="string">
            <text:p>1. Verify that plan get added</text:p>
            <text:p>2. Proper error message should be displayed to the user</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137</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9">
          <table:table-cell table:style-name="ce119" office:value-type="string">
            <text:p>CA005_CreatePlanWithExistingURI</text:p>
          </table:table-cell>
          <table:table-cell table:style-name="ce119" office:value-type="string">
            <text:p>L2</text:p>
          </table:table-cell>
          <table:table-cell table:style-name="ce119" office:value-type="string">
            <text:p>Create New Plan With existing "New Plan URI"</text:p>
          </table:table-cell>
          <table:table-cell table:style-name="ce338"/>
          <table:table-cell table:style-name="ce338"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119"/>
          <table:table-cell table:style-name="ce338" office:value-type="string">
            <text:p>1. Verify that plan should not be created with same Plan URI</text:p>
            <text:p>2. An error message "A plan with that uri already exists"</text:p>
            <text:p>Should be generated.</text:p>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108</text:p>
          </table:table-cell>
          <table:table-cell table:style-name="ce119" office:value-type="string">
            <text:p>Enhancement</text:p>
          </table:table-cell>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119" office:value-type="string">
            <text:p>CA006_CreatePlanWithExistingOwner</text:p>
          </table:table-cell>
          <table:table-cell table:style-name="ce119" office:value-type="string">
            <text:p>L2</text:p>
          </table:table-cell>
          <table:table-cell table:style-name="ce119" office:value-type="string">
            <text:p>Create New Plan With existing "Owned by" value</text:p>
          </table:table-cell>
          <table:table-cell table:style-name="ce338"/>
          <table:table-cell table:style-name="ce338" office:value-type="string">
            <text:p>1. Login to channels with valid credentials</text:p>
            <text:p>2. Click on the 'Channels Settings' Link</text:p>
            <text:p>3. Enter New Plan URI &amp; Existing "Owned By" value</text:p>
            <text:p>4. Click on Submit Button</text:p>
          </table:table-cell>
          <table:table-cell table:style-name="ce119"/>
          <table:table-cell table:style-name="ce338" office:value-type="string">
            <text:p>1. Verify that plan Created Successfully</text:p>
            <text:p>2. Verify that plan is created with default name "New Plan v.1 ( dev )"</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9">
          <table:table-cell table:style-name="ce335" office:value-type="string">
            <text:p>CA007_CreatePlanWithSpecialCharacter</text:p>
          </table:table-cell>
          <table:table-cell table:style-name="ce335" office:value-type="string">
            <text:p>L2</text:p>
          </table:table-cell>
          <table:table-cell table:style-name="ce335" office:value-type="string">
            <text:p>Create Plan with Special Characters</text:p>
          </table:table-cell>
          <table:table-cell table:style-name="ce340"/>
          <table:table-cell table:style-name="ce340"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335"/>
          <table:table-cell table:style-name="ce340" office:value-type="string">
            <text:p>1. Verify that plan should not be created with special characters</text:p>
            <text:p>2. Valid error message should be displaye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09</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70">
          <table:table-cell table:style-name="ce336" office:value-type="string">
            <text:p>CA008</text:p>
          </table:table-cell>
          <table:table-cell table:style-name="ce336" office:value-type="string">
            <text:p>L1</text:p>
          </table:table-cell>
          <table:table-cell table:style-name="ce336" office:value-type="string">
            <text:p>Click on Home Icon Link After creating plan with Special Characters</text:p>
          </table:table-cell>
          <table:table-cell table:style-name="ce337"/>
          <table:table-cell table:style-name="ce33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36"/>
          <table:table-cell table:style-name="ce337" office:value-type="string">
            <text:p>1. Verify that the user is navigated to the Home Page</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110</text:p>
          </table:table-cell>
          <table:table-cell table:style-name="ce336" office:value-type="string">
            <text:p>Closed</text:p>
          </table:table-cell>
          <table:table-cell table:style-name="ce336" office:value-type="string">
            <text:p>NO</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19">
          <table:table-cell table:style-name="ce119" office:value-type="string">
            <text:p>CA009_CreatePlanWithoutOwnerName</text:p>
          </table:table-cell>
          <table:table-cell table:style-name="ce119" office:value-type="string">
            <text:p>L2</text:p>
          </table:table-cell>
          <table:table-cell table:style-name="ce119" office:value-type="string">
            <text:p>Create new plan with "New Plan URI" and without "owned by" field</text:p>
          </table:table-cell>
          <table:table-cell table:style-name="ce338"/>
          <table:table-cell table:style-name="ce338"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119"/>
          <table:table-cell table:style-name="ce338"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91</text:p>
          </table:table-cell>
          <table:table-cell table:style-name="ce119"/>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335" office:value-type="string">
            <text:p>CA010</text:p>
          </table:table-cell>
          <table:table-cell table:style-name="ce335" office:value-type="string">
            <text:p>L2</text:p>
          </table:table-cell>
          <table:table-cell table:style-name="ce335" office:value-type="string">
            <text:p>Create new plan without "New Plan URI" and with "owned by" field</text:p>
          </table:table-cell>
          <table:table-cell table:style-name="ce340"/>
          <table:table-cell table:style-name="ce340" office:value-type="string">
            <text:p>1. Login to channels with valid credentials</text:p>
            <text:p>2. Click on the 'Channels Settings' Link</text:p>
            <text:p>3. Enter value for "Owned By" Field and left "New Plan URI" blank</text:p>
            <text:p>4. Click on Submit Button</text:p>
          </table:table-cell>
          <table:table-cell table:style-name="ce335"/>
          <table:table-cell table:style-name="ce340" office:value-type="string">
            <text:p>1. Verify that plan should not be created</text:p>
            <text:p>2. Error Message should be generated </text:p>
            <text:p>3. Valid error message should be displayed</text:p>
            <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340</text:p>
          </table:table-cell>
          <table:table-cell table:style-name="ce335"/>
          <table:table-cell table:style-name="ce335" office:value-type="string">
            <text:p>YES</text:p>
          </table:table-cell>
          <table:table-cell table:style-name="ce335" office:value-type="string">
            <text:p>YES</text:p>
          </table:table-cell>
          <table:table-cell table:style-name="ce335"/>
          <table:table-cell table:style-name="ce335" office:value-type="string">
            <text:p>YES</text:p>
          </table:table-cell>
          <table:table-cell table:style-name="ce335" office:value-type="string">
            <text:p>YES</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68">
          <table:table-cell table:style-name="ce336" office:value-type="string">
            <text:p>CA011_DeletePlan</text:p>
          </table:table-cell>
          <table:table-cell table:style-name="ce336" office:value-type="string">
            <text:p>L0</text:p>
          </table:table-cell>
          <table:table-cell table:style-name="ce336" office:value-type="string">
            <text:p>Delete Existing Plan</text:p>
          </table:table-cell>
          <table:table-cell table:style-name="ce337"/>
          <table:table-cell table:style-name="ce337"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336"/>
          <table:table-cell table:style-name="ce336" office:value-type="string">
            <text:p>1. Verify that Admin should be able to delete the plan</text:p>
          </table:table-cell>
          <table:table-cell table:style-name="ce336"/>
          <table:table-cell table:style-name="ce336" office:value-type="string">
            <text:p>PASS</text:p>
          </table:table-cell>
          <table:table-cell table:style-name="ce336" office:value-type="string">
            <text:p>YES</text:p>
          </table:table-cell>
          <table:table-cell table:style-name="ce336" office:value-type="string">
            <text:p>#90</text:p>
          </table:table-cell>
          <table:table-cell table:style-name="ce336" office:value-type="string">
            <text:p>Closed</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EY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19">
          <table:table-cell table:style-name="ce336" office:value-type="string">
            <text:p>CA012</text:p>
          </table:table-cell>
          <table:table-cell table:style-name="ce336" office:value-type="string">
            <text:p>L0</text:p>
          </table:table-cell>
          <table:table-cell table:style-name="ce336" office:value-type="string">
            <text:p>Internal Error occurs after deleting plan</text:p>
          </table:table-cell>
          <table:table-cell table:style-name="ce337"/>
          <table:table-cell table:style-name="ce337" office:value-type="string">
            <text:p>1. Login to channel.</text:p>
            <text:p>2. Go to admin page.</text:p>
            <text:p>3. Create the plan.</text:p>
            <text:p>4. Delete the created plan.</text:p>
            <text:p>5. Click on browser back button.</text:p>
            <text:p>6. Click on “Submit button”</text:p>
          </table:table-cell>
          <table:table-cell table:style-name="ce336"/>
          <table:table-cell table:style-name="ce336" office:value-type="string">
            <text:p>1. Verify that on clicking back button new plan should not be created that was deleted previously</text:p>
          </table:table-cell>
          <table:table-cell table:style-name="ce336"/>
          <table:table-cell table:style-name="ce336" office:value-type="string">
            <text:p>PASS</text:p>
          </table:table-cell>
          <table:table-cell table:style-name="ce336" office:value-type="string">
            <text:p>NO</text:p>
          </table:table-cell>
          <table:table-cell table:style-name="ce343"/>
          <table:table-cell table:style-name="ce336" office:value-type="string">
            <text:p>Invalid. Refer Test Case Id CA0011_DeletePlan for resolving this issue</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70">
          <table:table-cell table:style-name="ce119" office:value-type="string">
            <text:p>CA013_ProductizePlan</text:p>
          </table:table-cell>
          <table:table-cell table:style-name="ce119" office:value-type="string">
            <text:p>L0</text:p>
          </table:table-cell>
          <table:table-cell table:style-name="ce119" office:value-type="string">
            <text:p>Productize Existing Plan</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119"/>
          <table:table-cell table:style-name="ce119" office:value-type="string">
            <text:p>1. Verify that plan can be productiz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119" office:value-type="string">
            <text:p>CA014_UpdatePlan</text:p>
          </table:table-cell>
          <table:table-cell table:style-name="ce119" office:value-type="string">
            <text:p>L1</text:p>
          </table:table-cell>
          <table:table-cell table:style-name="ce119" office:value-type="string">
            <text:p>Update Existing Plan</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119"/>
          <table:table-cell table:style-name="ce119" office:value-type="string">
            <text:p>1. Verify that plan name should be upda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35" office:value-type="string">
            <text:p>CA015</text:p>
          </table:table-cell>
          <table:table-cell table:style-name="ce335" office:value-type="string">
            <text:p>L2</text:p>
          </table:table-cell>
          <table:table-cell table:style-name="ce335" office:value-type="string">
            <text:p>Invalid email ids should be handled on admin page</text:p>
          </table:table-cell>
          <table:table-cell table:style-name="ce340"/>
          <table:table-cell table:style-name="ce340"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335"/>
          <table:table-cell table:style-name="ce335"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96</text:p>
          </table:table-cell>
          <table:table-cell table:style-name="ce335"/>
          <table:table-cell table:style-name="ce335" office:value-type="string">
            <text:p>NO</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65">
          <table:table-cell table:style-name="ce119" office:value-type="string">
            <text:p>CA016_CreateUser</text:p>
          </table:table-cell>
          <table:table-cell table:style-name="ce119" office:value-type="string">
            <text:p>L0</text:p>
          </table:table-cell>
          <table:table-cell table:style-name="ce119" office:value-type="string">
            <text:p>Create New User</text:p>
          </table:table-cell>
          <table:table-cell table:style-name="ce339"/>
          <table:table-cell table:style-name="ce339" office:value-type="string">
            <text:p>1. Login to channels with valid credentials</text:p>
            <text:p>2. Click on the 'Channels Settings' Link</text:p>
            <text:p>3. Enter “ New User Id”</text:p>
            <text:p>4. Click on Submit Button</text:p>
          </table:table-cell>
          <table:table-cell table:style-name="ce119"/>
          <table:table-cell table:style-name="ce119" office:value-type="string">
            <text:p>1. Verify that New User should get created successfully.</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17_DeleteUser</text:p>
          </table:table-cell>
          <table:table-cell table:style-name="ce119" office:value-type="string">
            <text:p>L0</text:p>
          </table:table-cell>
          <table:table-cell table:style-name="ce119" office:value-type="string">
            <text:p>Delete Existing User</text:p>
          </table:table-cell>
          <table:table-cell table:style-name="ce339"/>
          <table:table-cell table:style-name="ce339" office:value-type="string">
            <text:p>1. Login to channels with valid credentials</text:p>
            <text:p>2. Click on the 'Channels Settings' Link</text:p>
            <text:p>3. Select checkbox to delete the user</text:p>
            <text:p>4. Click on Submit Button</text:p>
          </table:table-cell>
          <table:table-cell table:style-name="ce119"/>
          <table:table-cell table:style-name="ce119" office:value-type="string">
            <text:p>1. Verify that <text:s/>User should get dele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6" office:value-type="string">
            <text:p>CA018</text:p>
          </table:table-cell>
          <table:table-cell table:style-name="ce336" office:value-type="string">
            <text:p>L2</text:p>
          </table:table-cell>
          <table:table-cell table:style-name="ce336" office:value-type="string">
            <text:p>Delete Logged In User</text:p>
          </table:table-cell>
          <table:table-cell table:style-name="ce337"/>
          <table:table-cell table:style-name="ce337" office:value-type="string">
            <text:p>1. Login to channels with valid credentials</text:p>
            <text:p>2. Click on the 'Channels Settings' Link</text:p>
            <text:p>3. Select check box of logged in user</text:p>
            <text:p>4. Click on Submit Button</text:p>
          </table:table-cell>
          <table:table-cell table:style-name="ce336"/>
          <table:table-cell table:style-name="ce336" office:value-type="string">
            <text:p>1. Verify that the logged in user should not get deleted</text:p>
            <text:p>2. Appropriate error message should be displayed to the user as “Can't Delete Logged in user”</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47</text:p>
          </table:table-cell>
          <table:table-cell table:style-name="ce336" office:value-type="string">
            <text:p>Closed</text:p>
          </table:table-cell>
          <table:table-cell table:style-name="ce336" office:value-type="string">
            <text:p>NO</text:p>
          </table:table-cell>
          <table:table-cell table:style-name="ce336" office:value-type="string">
            <text:p>NO</text:p>
          </table:table-cell>
          <table:table-cell table:style-name="ce336"/>
          <table:table-cell table:style-name="ce336" office:value-type="string">
            <text:p>NO</text:p>
          </table:table-cell>
          <table:table-cell table:style-name="ce336" office:value-type="string">
            <text:p>NO</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336" office:value-type="string">
            <text:p>CA019</text:p>
          </table:table-cell>
          <table:table-cell table:style-name="ce336" office:value-type="string">
            <text:p>L2</text:p>
          </table:table-cell>
          <table:table-cell table:style-name="ce336" office:value-type="string">
            <text:p>User trying to change own role</text:p>
          </table:table-cell>
          <table:table-cell table:style-name="ce337"/>
          <table:table-cell table:style-name="ce337" office:value-type="string">
            <text:p>1. Login to channels with valid credentials</text:p>
            <text:p>2. Click on the 'Channels Settings' Link</text:p>
            <text:p>3. Change logged user role from admin to planner</text:p>
            <text:p>4. Click on Submit Button</text:p>
          </table:table-cell>
          <table:table-cell table:style-name="ce336" office:value-type="string">
            <text:p><text:s/></text:p>
          </table:table-cell>
          <table:table-cell table:style-name="ce336" office:value-type="string">
            <text:p>1. Verify that the role should not be changed</text:p>
            <text:p>2. Appropriate error message should be displayed to the user as “Can't Change role from Admin to Planner/user”</text:p>
          </table:table-cell>
          <table:table-cell table:style-name="ce336"/>
          <table:table-cell table:style-name="ce336" office:value-type="string">
            <text:p>PASS</text:p>
          </table:table-cell>
          <table:table-cell table:style-name="ce336" office:value-type="string">
            <text:p>NO</text:p>
          </table:table-cell>
          <table:table-cell table:style-name="ce336" office:value-type="string">
            <text:p>#52</text:p>
          </table:table-cell>
          <table:table-cell table:style-name="ce336" office:value-type="string">
            <text:p>Closed</text:p>
          </table:table-cell>
          <table:table-cell table:style-name="ce336" office:value-type="string">
            <text:p>NO</text:p>
          </table:table-cell>
          <table:table-cell table:style-name="ce336" office:value-type="string">
            <text:p>NO</text:p>
          </table:table-cell>
          <table:table-cell table:style-name="ce336"/>
          <table:table-cell table:style-name="ce336" office:value-type="string">
            <text:p>NO</text:p>
          </table:table-cell>
          <table:table-cell table:style-name="ce336" office:value-type="string">
            <text:p>NO</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119" office:value-type="string">
            <text:p>CA020_AssignRole</text:p>
          </table:table-cell>
          <table:table-cell table:style-name="ce119" office:value-type="string">
            <text:p>L0</text:p>
          </table:table-cell>
          <table:table-cell table:style-name="ce119" office:value-type="string">
            <text:p>Assign Roles To Existing Users</text:p>
          </table:table-cell>
          <table:table-cell table:style-name="ce339"/>
          <table:table-cell table:style-name="ce339" office:value-type="string">
            <text:p>1. Login to channels with valid credentials</text:p>
            <text:p>2. Click on the 'Channels Settings' Link</text:p>
            <text:p>3. Select Radio Button to assign role to a particular user</text:p>
            <text:p>4. Click on Submit Button</text:p>
          </table:table-cell>
          <table:table-cell table:style-name="ce119"/>
          <table:table-cell table:style-name="ce119" office:value-type="string">
            <text:p>1. Verify that roles can be assigned to use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0">
          <table:table-cell table:style-name="ce119" office:value-type="string">
            <text:p>CA021_DisableUser</text:p>
          </table:table-cell>
          <table:table-cell table:style-name="ce119" office:value-type="string">
            <text:p>L0</text:p>
          </table:table-cell>
          <table:table-cell table:style-name="ce119" office:value-type="string">
            <text:p>Disable Existing User</text:p>
          </table:table-cell>
          <table:table-cell table:style-name="ce339"/>
          <table:table-cell table:style-name="ce339"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119"/>
          <table:table-cell table:style-name="ce119" office:value-type="string">
            <text:p>1. Verify that admin can make user as disable.</text:p>
            <text:p>2. Verify that disable user should not able to log i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119" office:value-type="string">
            <text:p>CA022_AssignUserToPlan</text:p>
          </table:table-cell>
          <table:table-cell table:style-name="ce119" office:value-type="string">
            <text:p>L0</text:p>
          </table:table-cell>
          <table:table-cell table:style-name="ce119" office:value-type="string">
            <text:p>Assign User to Plan</text:p>
          </table:table-cell>
          <table:table-cell table:style-name="ce339"/>
          <table:table-cell table:style-name="ce339"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119"/>
          <table:table-cell table:style-name="ce119" office:value-type="string">
            <text:p>1. Verify that user is able to view the plan created by Administrato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1">
          <table:table-cell table:style-name="ce119" office:value-type="string">
            <text:p>CA023_AssignUserToAllPlan</text:p>
          </table:table-cell>
          <table:table-cell table:style-name="ce119" office:value-type="string">
            <text:p>L0</text:p>
          </table:table-cell>
          <table:table-cell table:style-name="ce119" office:value-type="string">
            <text:p>Assign users to all Plan</text:p>
          </table:table-cell>
          <table:table-cell table:style-name="ce339"/>
          <table:table-cell table:style-name="ce339"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119"/>
          <table:table-cell table:style-name="ce119" office:value-type="string">
            <text:p>1. Verify that user should be assign to the entire plan &amp; Verify that user is able to view the entir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119" office:value-type="string">
            <text:p>CA024_ChangeRole</text:p>
          </table:table-cell>
          <table:table-cell table:style-name="ce119" office:value-type="string">
            <text:p>L0</text:p>
          </table:table-cell>
          <table:table-cell table:style-name="ce119" office:value-type="string">
            <text:p>Change Role of User from Admin to Planner</text:p>
          </table:table-cell>
          <table:table-cell table:style-name="ce339"/>
          <table:table-cell table:style-name="ce339"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119"/>
          <table:table-cell table:style-name="ce119" office:value-type="string">
            <text:p>1. Verify that the admin is able to change the role &amp; Verify that user is unable to view the Channels Settings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119" office:value-type="string">
            <text:p>CA025_CreateUserWithSameName</text:p>
          </table:table-cell>
          <table:table-cell table:style-name="ce119" office:value-type="string">
            <text:p>L2</text:p>
          </table:table-cell>
          <table:table-cell table:style-name="ce119" office:value-type="string">
            <text:p>Create User with Same URI</text:p>
          </table:table-cell>
          <table:table-cell table:style-name="ce338"/>
          <table:table-cell table:style-name="ce338"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119"/>
          <table:table-cell table:style-name="ce119" office:value-type="string">
            <text:p>1. Verify that user should not be created with same name &amp; error message "User &lt;user name&gt; already exist" should be display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50">
          <table:table-cell table:style-name="ce119" office:value-type="string">
            <text:p>CA026_CreateUserWithLessCharacters</text:p>
          </table:table-cell>
          <table:table-cell table:style-name="ce119" office:value-type="string">
            <text:p>L2</text:p>
          </table:table-cell>
          <table:table-cell table:style-name="ce119" office:value-type="string">
            <text:p>Create user with less that 5 characters</text:p>
          </table:table-cell>
          <table:table-cell table:style-name="ce338"/>
          <table:table-cell table:style-name="ce338" office:value-type="string">
            <text:p>1. Login to channels with valid credentials</text:p>
            <text:p>2. Click on the 'Channels Settings' Link</text:p>
            <text:p>3. Enter <text:s/>“New User Id” with less that 5 characters</text:p>
            <text:p>4. Click on Submit Button</text:p>
          </table:table-cell>
          <table:table-cell table:style-name="ce119"/>
          <table:table-cell table:style-name="ce119" office:value-type="string">
            <text:p>1. Verify that User is able to sign in to the system with the newly created user</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50</text:p>
          </table:table-cell>
          <table:table-cell table:style-name="ce119"/>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4">
          <table:table-cell table:style-name="ce335" office:value-type="string">
            <text:p>CA027_CreateUserWithSameEmailID</text:p>
          </table:table-cell>
          <table:table-cell table:style-name="ce335" office:value-type="string">
            <text:p>L2</text:p>
          </table:table-cell>
          <table:table-cell table:style-name="ce335" office:value-type="string">
            <text:p>Create users with same email id</text:p>
          </table:table-cell>
          <table:table-cell table:style-name="ce340"/>
          <table:table-cell table:style-name="ce340"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335"/>
          <table:table-cell table:style-name="ce335" office:value-type="string">
            <text:p>1. Verify that error message should be displayed for the users that are created with same email i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48</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50">
          <table:table-cell table:style-name="ce335" office:value-type="string">
            <text:p>CA028_CreateUserWithSpecialCharacters</text:p>
          </table:table-cell>
          <table:table-cell table:style-name="ce335" office:value-type="string">
            <text:p>L2</text:p>
          </table:table-cell>
          <table:table-cell table:style-name="ce335" office:value-type="string">
            <text:p>Create User with Special Characters</text:p>
          </table:table-cell>
          <table:table-cell table:style-name="ce340"/>
          <table:table-cell table:style-name="ce340" office:value-type="string">
            <text:p>1. Login to channels with valid credentials</text:p>
            <text:p>2. Click on the 'Channels Settings' Link</text:p>
            <text:p>3. Enter “New User Id” with special characters</text:p>
            <text:p>4. Click on Submit Button</text:p>
          </table:table-cell>
          <table:table-cell table:style-name="ce335"/>
          <table:table-cell table:style-name="ce335" office:value-type="string">
            <text:p>1. Verify that Error Message Should be displayed as Enter Valid New User Id</text:p>
          </table:table-cell>
          <table:table-cell table:style-name="ce335"/>
          <table:table-cell table:style-name="ce335" office:value-type="string">
            <text:p>FAIL</text:p>
          </table:table-cell>
          <table:table-cell table:style-name="ce335" office:value-type="string">
            <text:p>YES</text:p>
          </table:table-cell>
          <table:table-cell table:style-name="ce335" office:value-type="string">
            <text:p>#164</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50">
          <table:table-cell table:style-name="ce335" office:value-type="string">
            <text:p>CA029</text:p>
          </table:table-cell>
          <table:table-cell table:style-name="ce335" office:value-type="string">
            <text:p>L2</text:p>
          </table:table-cell>
          <table:table-cell table:style-name="ce335" office:value-type="string">
            <text:p>UI get disturbed when user is created with bigger string for user id and Full name</text:p>
          </table:table-cell>
          <table:table-cell table:style-name="ce340"/>
          <table:table-cell table:style-name="ce340" office:value-type="string">
            <text:p>1. Login to channels with valid credentials</text:p>
            <text:p>2. Click on the 'Channels Settings' Link</text:p>
            <text:p>3. Enter “New User Id” with more than 200 to 300 characters</text:p>
            <text:p>4. Click on Submit Button</text:p>
          </table:table-cell>
          <table:table-cell table:style-name="ce335"/>
          <table:table-cell table:style-name="ce335" office:value-type="string">
            <text:p>1. Verify that new user should not be created with 200 to 300 characters</text:p>
            <text:p>2. Appropriate error message should be displayed to the user</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138</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70">
          <table:table-cell table:style-name="ce119" office:value-type="string">
            <text:p>CA030</text:p>
          </table:table-cell>
          <table:table-cell table:style-name="ce119" office:value-type="string">
            <text:p>L2</text:p>
          </table:table-cell>
          <table:table-cell table:style-name="ce119" office:value-type="string">
            <text:p>Create User with Invalid Email_ID</text:p>
          </table:table-cell>
          <table:table-cell table:style-name="ce338"/>
          <table:table-cell table:style-name="ce338"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119"/>
          <table:table-cell table:style-name="ce119" office:value-type="string">
            <text:p>1. Verify that Error Message Should be displayed as "&lt;email_id&gt; is not a valid email address"</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4">
          <table:table-cell table:style-name="ce119" office:value-type="string">
            <text:p>CA031_UpdateSendPlannerFeedback</text:p>
          </table:table-cell>
          <table:table-cell table:style-name="ce119" office:value-type="string">
            <text:p>L1</text:p>
          </table:table-cell>
          <table:table-cell table:style-name="ce119" office:value-type="string">
            <text:p>Enter valid email id in send planned feedback to</text:p>
          </table:table-cell>
          <table:table-cell table:style-name="ce338"/>
          <table:table-cell table:style-name="ce338"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119"/>
          <table:table-cell table:style-name="ce119" office:value-type="string">
            <text:p>1. Verify that feedback should be Sen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19" table:number-columns-repeated="1002"/>
          <table:table-cell table:style-name="ce318" table:number-columns-repeated="2"/>
        </table:table-row>
        <table:table-row table:style-name="ro14">
          <table:table-cell table:style-name="ce335" office:value-type="string">
            <text:p>CA032</text:p>
          </table:table-cell>
          <table:table-cell table:style-name="ce335" office:value-type="string">
            <text:p>L2</text:p>
          </table:table-cell>
          <table:table-cell table:style-name="ce335" office:value-type="string">
            <text:p>Enter Invalid email id in send planned feedback to</text:p>
          </table:table-cell>
          <table:table-cell table:style-name="ce340"/>
          <table:table-cell table:style-name="ce340"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0"/><text:s text:c="5"/>6. Click on Submit Button</text:p>
          </table:table-cell>
          <table:table-cell table:style-name="ce335"/>
          <table:table-cell table:style-name="ce335" office:value-type="string">
            <text:p>1. Verify that Valid error message should be Generated &amp; feedback should not be send</text:p>
          </table:table-cell>
          <table:table-cell table:style-name="ce335"/>
          <table:table-cell table:style-name="ce335" office:value-type="string">
            <text:p>FAIL</text:p>
          </table:table-cell>
          <table:table-cell table:style-name="ce335" office:value-type="string">
            <text:p>NO</text:p>
          </table:table-cell>
          <table:table-cell table:style-name="ce335" table:number-columns-repeated="2"/>
          <table:table-cell table:style-name="ce335" office:value-type="string">
            <text:p>YES</text:p>
          </table:table-cell>
          <table:table-cell table:style-name="ce335" office:value-type="string">
            <text:p>YES</text:p>
          </table:table-cell>
          <table:table-cell table:style-name="ce335"/>
          <table:table-cell table:style-name="ce335" office:value-type="string">
            <text:p>YES</text:p>
          </table:table-cell>
          <table:table-cell table:style-name="ce335" office:value-type="string">
            <text:p>YES</text:p>
          </table:table-cell>
          <table:table-cell table:style-name="ce335" office:value-type="string">
            <text:p>YES</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4">
          <table:table-cell table:style-name="ce119" office:value-type="string">
            <text:p>CA033_UpdateOwnerName</text:p>
          </table:table-cell>
          <table:table-cell table:style-name="ce119" office:value-type="string">
            <text:p>L0</text:p>
          </table:table-cell>
          <table:table-cell table:style-name="ce119" office:value-type="string">
            <text:p>Update Owner Name</text:p>
          </table:table-cell>
          <table:table-cell table:style-name="ce339"/>
          <table:table-cell table:style-name="ce339"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119"/>
          <table:table-cell table:style-name="ce119" office:value-type="string">
            <text:p>1. Verify that Owner Name should get renam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35" office:value-type="string">
            <text:p>CA034</text:p>
          </table:table-cell>
          <table:table-cell table:style-name="ce335" office:value-type="string">
            <text:p>L0</text:p>
          </table:table-cell>
          <table:table-cell table:style-name="ce335" office:value-type="string">
            <text:p>Delete Owner Name</text:p>
          </table:table-cell>
          <table:table-cell table:style-name="ce340"/>
          <table:table-cell table:style-name="ce340"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335"/>
          <table:table-cell table:style-name="ce335" office:value-type="string">
            <text:p>1. Verify that Owner Name should get deleted.</text:p>
            <text:p>2. Internal Error should be handled properly</text:p>
          </table:table-cell>
          <table:table-cell table:style-name="ce335"/>
          <table:table-cell table:style-name="ce335" office:value-type="string">
            <text:p>FAIL</text:p>
          </table:table-cell>
          <table:table-cell table:style-name="ce335" office:value-type="string">
            <text:p>NO</text:p>
          </table:table-cell>
          <table:table-cell table:style-name="ce335" office:value-type="string">
            <text:p>#91</text:p>
          </table:table-cell>
          <table:table-cell table:style-name="ce335"/>
          <table:table-cell table:style-name="ce335" office:value-type="string">
            <text:p>YES</text:p>
          </table:table-cell>
          <table:table-cell table:style-name="ce335" office:value-type="string">
            <text:p>NO</text:p>
          </table:table-cell>
          <table:table-cell table:style-name="ce335"/>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office:value-type="string">
            <text:p>NO</text:p>
          </table:table-cell>
          <table:table-cell table:style-name="ce335" table:number-columns-repeated="1002"/>
          <table:table-cell table:style-name="ce345" table:number-columns-repeated="2"/>
        </table:table-row>
        <table:table-row table:style-name="ro172">
          <table:table-cell table:style-name="ce336" office:value-type="string">
            <text:p>CA035</text:p>
          </table:table-cell>
          <table:table-cell table:style-name="ce337" office:value-type="string">
            <text:p>L2</text:p>
          </table:table-cell>
          <table:table-cell table:style-name="ce337" office:value-type="string">
            <text:p>Login to channels with access privilege as Admin from different browsers with different admin's</text:p>
          </table:table-cell>
          <table:table-cell table:style-name="ce337"/>
          <table:table-cell table:style-name="ce337" office:value-type="string">
            <text:p>1. Admin A and Admin B login to channels</text:p>
            <text:p>2. Admin A selects the plan</text:p>
            <text:p>3. Admin B deletes the same plan form the Admin page</text:p>
            <text:p>4. “Internal Error” occurred for Admin A</text:p>
          </table:table-cell>
          <table:table-cell table:style-name="ce337"/>
          <table:table-cell table:style-name="ce337" office:value-type="string">
            <text:p>1. Verify that the user should not be able to delete the plan</text:p>
          </table:table-cell>
          <table:table-cell table:style-name="ce337"/>
          <table:table-cell table:style-name="ce337" office:value-type="string">
            <text:p>PASS</text:p>
          </table:table-cell>
          <table:table-cell table:style-name="ce337" office:value-type="string">
            <text:p>NO</text:p>
          </table:table-cell>
          <table:table-cell table:style-name="ce337" office:value-type="string">
            <text:p>#69</text:p>
          </table:table-cell>
          <table:table-cell table:style-name="ce337" office:value-type="string">
            <text:p>Closed</text:p>
          </table:table-cell>
          <table:table-cell table:style-name="ce336" office:value-type="string">
            <text:p>YES</text:p>
          </table:table-cell>
          <table:table-cell table:style-name="ce336" office:value-type="string">
            <text:p>YES</text:p>
          </table:table-cell>
          <table:table-cell table:style-name="ce336"/>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office:value-type="string">
            <text:p>YES</text:p>
          </table:table-cell>
          <table:table-cell table:style-name="ce336" table:number-columns-repeated="1002"/>
          <table:table-cell table:style-name="ce315" table:number-columns-repeated="2"/>
        </table:table-row>
        <table:table-row table:style-name="ro50">
          <table:table-cell table:style-name="ce119" office:value-type="string">
            <text:p>CA036</text:p>
          </table:table-cell>
          <table:table-cell table:style-name="ce338" office:value-type="string">
            <text:p>L2</text:p>
          </table:table-cell>
          <table:table-cell table:style-name="ce338" office:value-type="string">
            <text:p>Change Role of Logged In Admin User to Planner By Different Admin</text:p>
          </table:table-cell>
          <table:table-cell table:style-name="ce338"/>
          <table:table-cell table:style-name="ce338" office:value-type="string">
            <text:p>1.Admin A login to Channels</text:p>
            <text:p>2.Planner/Admin B login to channels</text:p>
            <text:p>3.Admin A changed the role of Planner/Admin B from admin page</text:p>
            <text:p>4.Error occurred for Planner/Admin B</text:p>
          </table:table-cell>
          <table:table-cell table:style-name="ce338"/>
          <table:table-cell table:style-name="ce338" office:value-type="string">
            <text:p>1. Verify that Error should not occurred for the changed user's access privilege ( User B )</text:p>
          </table:table-cell>
          <table:table-cell table:style-name="ce338"/>
          <table:table-cell table:style-name="ce338" office:value-type="string">
            <text:p>PASS</text:p>
          </table:table-cell>
          <table:table-cell table:style-name="ce338" office:value-type="string">
            <text:p>NO</text:p>
          </table:table-cell>
          <table:table-cell table:style-name="ce338" office:value-type="string">
            <text:p>#72</text:p>
          </table:table-cell>
          <table:table-cell table:style-name="ce338"/>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318" table:number-columns-repeated="2"/>
        </table:table-row>
        <table:table-row table:style-name="ro1">
          <table:table-cell table:number-columns-repeated="3"/>
          <table:table-cell table:style-name="ce341" table:number-columns-repeated="2"/>
          <table:table-cell/>
          <table:table-cell table:style-name="ce342"/>
          <table:table-cell table:number-columns-repeated="1017"/>
        </table:table-row>
        <table:table-row table:style-name="ro1" table:number-rows-repeated="33">
          <table:table-cell table:number-columns-repeated="3"/>
          <table:table-cell table:style-name="ce341"/>
          <table:table-cell table:number-columns-repeated="2"/>
          <table:table-cell table:style-name="ce342"/>
          <table:table-cell table:number-columns-repeated="1017"/>
        </table:table-row>
        <table:table-row table:style-name="ro1">
          <table:table-cell table:number-columns-repeated="3"/>
          <table:table-cell table:style-name="ce341"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Domain_Plans" table:style-name="ta3" table:print="false">
        <office:forms form:automatic-focus="false" form:apply-design-mode="false"/>
        <table:table-column table:style-name="co18" table:number-columns-repeated="4" table:default-cell-style-name="ce101"/>
        <table:table-column table:style-name="co59" table:default-cell-style-name="ce101"/>
        <table:table-column table:style-name="co18" table:default-cell-style-name="ce101"/>
        <table:table-column table:style-name="co23" table:default-cell-style-name="ce101"/>
        <table:table-column table:style-name="co60" table:default-cell-style-name="ce101"/>
        <table:table-column table:style-name="co18" table:number-columns-repeated="5" table:default-cell-style-name="ce101"/>
        <table:table-column table:style-name="co61" table:default-cell-style-name="ce101"/>
        <table:table-column table:style-name="co62" table:default-cell-style-name="ce101"/>
        <table:table-column table:style-name="co18" table:number-columns-repeated="1009" table:default-cell-style-name="ce101"/>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01, 2013</text:p>
            <text:p>REVISION: 4763</text:p>
            <text:p>BROWSER: Chrome</text:p>
          </table:table-cell>
          <table:table-cell table:style-name="ce115" table:number-columns-repeated="997"/>
          <table:table-cell table:style-name="ce116" table:number-columns-repeated="2"/>
          <table:table-cell table:style-name="ce117" table:number-columns-repeated="10"/>
        </table:table-row>
        <table:table-row table:style-name="ro15">
          <table:table-cell office:value-type="string">
            <text:p>DP0001_DomainPlanPagePresent</text:p>
          </table:table-cell>
          <table:table-cell office:value-type="string">
            <text:p>L1</text:p>
          </table:table-cell>
          <table:table-cell office:value-type="string">
            <text:p>Verify Domain Plan page is present</text:p>
          </table:table-cell>
          <table:table-cell/>
          <table:table-cell office:value-type="string">
            <text:p>1. Login to Channels with valid credentials. </text:p>
            <text:p>2. Click on Domain plans link</text:p>
          </table:table-cell>
          <table:table-cell/>
          <table:table-cell office:value-type="string">
            <text:p>1. Verify that the Domain plan page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2_DomainPlanEditorLinkPresent</text:p>
          </table:table-cell>
          <table:table-cell office:value-type="string">
            <text:p>L1</text:p>
          </table:table-cell>
          <table:table-cell office:value-type="string">
            <text:p>Verify Domain Plan Editor link is present</text:p>
          </table:table-cell>
          <table:table-cell/>
          <table:table-cell office:value-type="string">
            <text:p>1. Login to Channels with valid credentials. </text:p>
            <text:p>2. Click on Domain plans link</text:p>
          </table:table-cell>
          <table:table-cell/>
          <table:table-cell office:value-type="string">
            <text:p>1. Verify that Domain Plan Editor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3_ClickDomainPlanEditorLink</text:p>
          </table:table-cell>
          <table:table-cell office:value-type="string">
            <text:p>L1</text:p>
          </table:table-cell>
          <table:table-cell office:value-type="string">
            <text:p>Click Domain plan editor link</text:p>
          </table:table-cell>
          <table:table-cell/>
          <table:table-cell office:value-type="string">
            <text:p>1. Login to Channels with valid credentials. </text:p>
            <text:p>2. Click on Domain plans link</text:p>
            <text:p>3. Click Domain Plan Editor link</text:p>
          </table:table-cell>
          <table:table-cell/>
          <table:table-cell office:value-type="string">
            <text:p>1. Verify that the Plan page is open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4_PlanIssuesLinkPresent</text:p>
          </table:table-cell>
          <table:table-cell office:value-type="string">
            <text:p>L1</text:p>
          </table:table-cell>
          <table:table-cell office:value-type="string">
            <text:p>Verify Plan issues link present</text:p>
          </table:table-cell>
          <table:table-cell/>
          <table:table-cell office:value-type="string">
            <text:p>1. Login to Channels with valid credentials. </text:p>
            <text:p>2. Click on Domain plans link</text:p>
          </table:table-cell>
          <table:table-cell/>
          <table:table-cell office:value-type="string">
            <text:p>1. Verify that the Plan issu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5_ClickPlanIssuesLink</text:p>
          </table:table-cell>
          <table:table-cell office:value-type="string">
            <text:p>L1</text:p>
          </table:table-cell>
          <table:table-cell office:value-type="string">
            <text:p>Click Plan issues link</text:p>
          </table:table-cell>
          <table:table-cell/>
          <table:table-cell office:value-type="string">
            <text:p>1. Login to Channels with valid credentials. </text:p>
            <text:p>2. Click on Domain plans link</text:p>
            <text:p>3. Click Plan Issues <text:s/>link</text:p>
          </table:table-cell>
          <table:table-cell/>
          <table:table-cell office:value-type="string">
            <text:p>1. Verify that the “Issues Summary Report ” page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6_PlanningSurveysLinkPresent</text:p>
          </table:table-cell>
          <table:table-cell office:value-type="string">
            <text:p>L1</text:p>
          </table:table-cell>
          <table:table-cell office:value-type="string">
            <text:p>Verify Planning Surveys link present</text:p>
          </table:table-cell>
          <table:table-cell/>
          <table:table-cell office:value-type="string">
            <text:p>1. Login to Channels with valid credentials. </text:p>
            <text:p>2. Click on Domain plans link</text:p>
          </table:table-cell>
          <table:table-cell/>
          <table:table-cell office:value-type="string">
            <text:p>1. Verify that the Planning Survey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7_ClickPlanningSurveysLink</text:p>
          </table:table-cell>
          <table:table-cell office:value-type="string">
            <text:p>L1</text:p>
          </table:table-cell>
          <table:table-cell office:value-type="string">
            <text:p>Click Planning Surveys link</text:p>
          </table:table-cell>
          <table:table-cell/>
          <table:table-cell office:value-type="string">
            <text:p>1. Login to Channels with valid credentials. </text:p>
            <text:p>2. Click on Domain plans link</text:p>
            <text:p>3. Click Planning Surveys <text:s/>link</text:p>
          </table:table-cell>
          <table:table-cell/>
          <table:table-cell office:value-type="string">
            <text:p>1. Verify that the “Planning Surveys About The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8_Feedback&amp;RepliesLinkPresent</text:p>
          </table:table-cell>
          <table:table-cell office:value-type="string">
            <text:p>L1</text:p>
          </table:table-cell>
          <table:table-cell office:value-type="string">
            <text:p>Feedback &amp; Replies link present</text:p>
          </table:table-cell>
          <table:table-cell/>
          <table:table-cell office:value-type="string">
            <text:p>1. Login to Channels with valid credentials. </text:p>
            <text:p>2. Click on Domain plans link</text:p>
          </table:table-cell>
          <table:table-cell/>
          <table:table-cell office:value-type="string">
            <text:p>1. Verify that the feedback &amp; Repli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9_ClickFeedback&amp;RepliesLink</text:p>
          </table:table-cell>
          <table:table-cell office:value-type="string">
            <text:p>L1</text:p>
          </table:table-cell>
          <table:table-cell office:value-type="string">
            <text:p>Click Feedback &amp; Replies link</text:p>
          </table:table-cell>
          <table:table-cell/>
          <table:table-cell office:value-type="string">
            <text:p>1. Login to Channels with valid credentials. </text:p>
            <text:p>2. Click on Domain plans link</text:p>
            <text:p>3. Click Feedback &amp; Replies link</text:p>
          </table:table-cell>
          <table:table-cell/>
          <table:table-cell office:value-type="string">
            <text:p>1. Verify that the ”My feedback on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0_PlanDocumentsPresent</text:p>
          </table:table-cell>
          <table:table-cell office:value-type="string">
            <text:p>L1</text:p>
          </table:table-cell>
          <table:table-cell office:value-type="string">
            <text:p>Verify Plan Documents section present</text:p>
          </table:table-cell>
          <table:table-cell/>
          <table:table-cell office:value-type="string">
            <text:p>1. Login to Channels with valid credentials. </text:p>
            <text:p>2. Click on Domain plans link</text:p>
          </table:table-cell>
          <table:table-cell/>
          <table:table-cell office:value-type="string">
            <text:p>1. Verify that the Plan Documents secti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1_AddAttachmentButtonPresent</text:p>
          </table:table-cell>
          <table:table-cell office:value-type="string">
            <text:p>L1</text:p>
          </table:table-cell>
          <table:table-cell office:value-type="string">
            <text:p>Verify Add Attachment button is present </text:p>
          </table:table-cell>
          <table:table-cell/>
          <table:table-cell office:value-type="string">
            <text:p>1. Login to Channels with valid credentials. </text:p>
            <text:p>2. Click on Domain plans link</text:p>
          </table:table-cell>
          <table:table-cell/>
          <table:table-cell office:value-type="string">
            <text:p>1. Verify that the Add new link is present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2_ClickAddAttachmentButton</text:p>
          </table:table-cell>
          <table:table-cell office:value-type="string">
            <text:p>L1</text:p>
          </table:table-cell>
          <table:table-cell office:value-type="string">
            <text:p>Click the Add Attachment butto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components for attaching a file are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3_TypeDropDownPresent</text:p>
          </table:table-cell>
          <table:table-cell office:value-type="string">
            <text:p>L1</text:p>
          </table:table-cell>
          <table:table-cell office:value-type="string">
            <text:p>Verify Type Drop dow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Type drop dow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4">
          <table:table-cell office:value-type="string">
            <text:p>DP0014_SelectOption</text:p>
          </table:table-cell>
          <table:table-cell office:value-type="string">
            <text:p>L1</text:p>
          </table:table-cell>
          <table:table-cell office:value-type="string">
            <text:p>Select option</text:p>
          </table:table-cell>
          <table:table-cell/>
          <table:table-cell office:value-type="string">
            <text:p>1. Login to Channels with valid credentials. </text:p>
            <text:p>2. Click on Domain plans link</text:p>
            <text:p>3. Click the Add New link</text:p>
            <text:p>4. Select an option from the Type drop down</text:p>
          </table:table-cell>
          <table:table-cell/>
          <table:table-cell office:value-type="string">
            <text:p>1. Verify that the option can be selected from the Type drop d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5_NameTextFieldPresent</text:p>
          </table:table-cell>
          <table:table-cell office:value-type="string">
            <text:p>L1</text:p>
          </table:table-cell>
          <table:table-cell office:value-type="string">
            <text:p>Verify Name text field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Name text field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6_URLLinkPresent</text:p>
          </table:table-cell>
          <table:table-cell office:value-type="string">
            <text:p>L1</text:p>
          </table:table-cell>
          <table:table-cell office:value-type="string">
            <text:p>Verify URL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URL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7_FileLinkPresent</text:p>
          </table:table-cell>
          <table:table-cell office:value-type="string">
            <text:p>L1</text:p>
          </table:table-cell>
          <table:table-cell office:value-type="string">
            <text:p>Verify File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File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8_ChooseFileButtonPresent</text:p>
          </table:table-cell>
          <table:table-cell office:value-type="string">
            <text:p>L1</text:p>
          </table:table-cell>
          <table:table-cell office:value-type="string">
            <text:p>Verify Choose File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Choose file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9_AttachButtonPresent</text:p>
          </table:table-cell>
          <table:table-cell office:value-type="string">
            <text:p>L1</text:p>
          </table:table-cell>
          <table:table-cell office:value-type="string">
            <text:p>Verify Attach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Attach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0_ClickChoosefileButton</text:p>
          </table:table-cell>
          <table:table-cell office:value-type="string">
            <text:p>L1</text:p>
          </table:table-cell>
          <table:table-cell office:value-type="string">
            <text:p>Click Choose file button</text:p>
          </table:table-cell>
          <table:table-cell/>
          <table:table-cell office:value-type="string">
            <text:p>1. Login to Channels with valid credentials. </text:p>
            <text:p>2. Click on Domain plans link</text:p>
            <text:p>3. Click the Add New link</text:p>
            <text:p>4. Click the Choose file button in the Plan documents section</text:p>
          </table:table-cell>
          <table:table-cell/>
          <table:table-cell office:value-type="string">
            <text:p>1. Verify that the File dialog box appears from which the desired file can be select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1_AttachFileAsReference</text:p>
          </table:table-cell>
          <table:table-cell office:value-type="string">
            <text:p>L1</text:p>
          </table:table-cell>
          <table:table-cell office:value-type="string">
            <text:p>Attach file as reference</text:p>
          </table:table-cell>
          <table:table-cell/>
          <table:table-cell office:value-type="string">
            <text:p>1. Login to Channels with valid credentials. </text:p>
            <text:p>2. Click on Domain plans link</text:p>
            <text:p>3. Click the Add New link</text:p>
            <text:p>4. Select Referenc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referenc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2_AttachFileAsPOlicy</text:p>
          </table:table-cell>
          <table:table-cell office:value-type="string">
            <text:p>L1</text:p>
          </table:table-cell>
          <table:table-cell office:value-type="string">
            <text:p>Attach file as policy</text:p>
          </table:table-cell>
          <table:table-cell/>
          <table:table-cell office:value-type="string">
            <text:p>1. Login to Channels with valid credentials. </text:p>
            <text:p>2. Click on Domain plans link</text:p>
            <text:p>3. Click the Add New link</text:p>
            <text:p>4. Select Policy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olicy</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3_AttachFileAsTags</text:p>
          </table:table-cell>
          <table:table-cell office:value-type="string">
            <text:p>L1</text:p>
          </table:table-cell>
          <table:table-cell office:value-type="string">
            <text:p>Attach file as tags</text:p>
          </table:table-cell>
          <table:table-cell/>
          <table:table-cell office:value-type="string">
            <text:p>1. Login to Channels with valid credentials. </text:p>
            <text:p>2. Click on Domain plans link</text:p>
            <text:p>3. Click the Add New link</text:p>
            <text:p>4. Select Tags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Tag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4_AttachFileAsPicture</text:p>
          </table:table-cell>
          <table:table-cell office:value-type="string">
            <text:p>L1</text:p>
          </table:table-cell>
          <table:table-cell office:value-type="string">
            <text:p>Attach file as picture</text:p>
          </table:table-cell>
          <table:table-cell/>
          <table:table-cell office:value-type="string">
            <text:p>1. Login to Channels with valid credentials. </text:p>
            <text:p>2. Click on Domain plans link</text:p>
            <text:p>3. Click the Add New link</text:p>
            <text:p>4. Select Pictur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ictur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5_AttachFileAsHelp</text:p>
          </table:table-cell>
          <table:table-cell office:value-type="string">
            <text:p>L1</text:p>
          </table:table-cell>
          <table:table-cell office:value-type="string">
            <text:p>Attach file as help</text:p>
          </table:table-cell>
          <table:table-cell/>
          <table:table-cell office:value-type="string">
            <text:p>1. Login to Channels with valid credentials. </text:p>
            <text:p>2. Click on Domain plans link</text:p>
            <text:p>3. Click the Add New link</text:p>
            <text:p>4. Select Help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Help</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0">
          <table:table-cell office:value-type="string">
            <text:p>DP0026_ClickURLLink</text:p>
          </table:table-cell>
          <table:table-cell office:value-type="string">
            <text:p>L1</text:p>
          </table:table-cell>
          <table:table-cell office:value-type="string">
            <text:p>Click URL link</text:p>
          </table:table-cell>
          <table:table-cell/>
          <table:table-cell office:value-type="string">
            <text:p>1. Login to Channels with valid credentials. </text:p>
            <text:p>2. Click on Domain plans link</text:p>
            <text:p>3. Click the Add New link</text:p>
            <text:p>4. Click URL link in the Plan documents</text:p>
          </table:table-cell>
          <table:table-cell/>
          <table:table-cell office:value-type="string">
            <text:p>1. Verify that a text field appears for entering the URL</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7_EnterURL</text:p>
          </table:table-cell>
          <table:table-cell office:value-type="string">
            <text:p>L1</text:p>
          </table:table-cell>
          <table:table-cell office:value-type="string">
            <text:p>Enter <text:s/>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able:table-cell>
          <table:table-cell/>
          <table:table-cell office:value-type="string">
            <text:p>1. Verify that the URL is entered in the text fiel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28">
          <table:table-cell office:value-type="string">
            <text:p>DP0028_ValidURL</text:p>
          </table:table-cell>
          <table:table-cell office:value-type="string">
            <text:p>L1</text:p>
          </table:table-cell>
          <table:table-cell office:value-type="string">
            <text:p>Valid 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ext:p>6. Click Attach button</text:p>
          </table:table-cell>
          <table:table-cell/>
          <table:table-cell office:value-type="string">
            <text:p>1. Verify that the valid URL is attached</text:p>
            <text:p>2. Verify that the URL gets displayed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6">
          <table:table-cell table:style-name="ce114" office:value-type="string">
            <text:p>DP0029_InvalidURL</text:p>
          </table:table-cell>
          <table:table-cell table:style-name="ce114" office:value-type="string">
            <text:p>L2</text:p>
          </table:table-cell>
          <table:table-cell table:style-name="ce114" office:value-type="string">
            <text:p>Invalid URL</text:p>
          </table:table-cell>
          <table:table-cell table:style-name="ce114"/>
          <table:table-cell table:style-name="ce114" office:value-type="string">
            <text:p>1. Login to Channels with valid credentials. </text:p>
            <text:p>2. Click on Domain plans link</text:p>
            <text:p>3. Click the Add New link</text:p>
            <text:p>4. Click URL link in the Plan documents</text:p>
            <text:p>5. Enter an invalid URL in the URL text field</text:p>
            <text:p>6. Click Attach button</text:p>
          </table:table-cell>
          <table:table-cell table:style-name="ce114"/>
          <table:table-cell table:style-name="ce114" office:value-type="string">
            <text:p>1. Verify that the invalid URL is <text:s/>not attached</text:p>
            <text:p>2. Verify that the URL <text:s/>does not get displayed in the Plan documents</text:p>
          </table:table-cell>
          <table:table-cell table:style-name="ce114" office:value-type="string">
            <text:p>1.The invalid URL is <text:s/>not attached</text:p>
            <text:p>2. The URL gets displayed in the Plan document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office:value-type="string">
            <text:p>YES</text:p>
          </table:table-cell>
          <table:table-cell table:style-name="ce114" table:number-columns-repeated="1009"/>
        </table:table-row>
        <table:table-row table:style-name="ro28">
          <table:table-cell office:value-type="string">
            <text:p>DP0030_BlankURL</text:p>
          </table:table-cell>
          <table:table-cell office:value-type="string">
            <text:p>L2</text:p>
          </table:table-cell>
          <table:table-cell office:value-type="string">
            <text:p>Blank URL</text:p>
          </table:table-cell>
          <table:table-cell/>
          <table:table-cell office:value-type="string">
            <text:p>1. Login to Channels with valid credentials. </text:p>
            <text:p>2. Click on Domain plans link</text:p>
            <text:p>3. Click the Add New link</text:p>
            <text:p>4. Click URL link in the Plan documents</text:p>
            <text:p>5. Leave the URL text field blank</text:p>
            <text:p>6. Click Attach button</text:p>
          </table:table-cell>
          <table:table-cell/>
          <table:table-cell office:value-type="string">
            <text:p>1. Verify that the blank URL is <text:s/>not attached</text:p>
            <text:p>2. Verify that the blank URL <text:s/>does not get displayed in the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 table:number-rows-repeated="4">
          <table:table-cell table:number-columns-repeated="1024"/>
        </table:table-row>
        <table:table-row table:style-name="ro33">
          <table:table-cell table:style-name="ce67" office:value-type="string">
            <text:p>HP0003_PlansAvailable</text:p>
          </table:table-cell>
          <table:table-cell table:style-name="ce67" office:value-type="string">
            <text:p>L1</text:p>
          </table:table-cell>
          <table:table-cell table:style-name="ce67" office:value-type="string">
            <text:p>Available Plans name in dropdown</text:p>
          </table:table-cell>
          <table:table-cell table:style-name="ce67" office:value-type="string">
            <text:p>Create more than one plan in Channels Administration</text:p>
          </table:table-cell>
          <table:table-cell table:style-name="ce67" office:value-type="string">
            <text:p>1. Login to channels with valid credentials</text:p>
          </table:table-cell>
          <table:table-cell/>
          <table:table-cell table:style-name="ce67" office:value-type="string">
            <text:p>1. Verify that all available plans name is listed in dropdown</text:p>
          </table:table-cell>
          <table:table-cell table:style-name="ce67" office:value-type="string">
            <text:p>1.All available plans name gets listed in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33">
          <table:table-cell table:style-name="ce67" office:value-type="string">
            <text:p>HP0004_SwitchPlans</text:p>
          </table:table-cell>
          <table:table-cell table:style-name="ce67" office:value-type="string">
            <text:p>L1</text:p>
          </table:table-cell>
          <table:table-cell table:style-name="ce67" office:value-type="string">
            <text:p>Selecting Plan names from Drop down</text:p>
          </table:table-cell>
          <table:table-cell table:style-name="ce67"/>
          <table:table-cell table:style-name="ce67" office:value-type="string">
            <text:p>1. Login to Channels with valid credentials. <text:s text:c="2"/>2. Available Plans get displayed to the user. <text:s text:c="2"/>3. Select the desired plan name by clicking on the corresponding Plan name</text:p>
          </table:table-cell>
          <table:table-cell/>
          <table:table-cell table:style-name="ce67" office:value-type="string">
            <text:p>1. Verify that Plan name can be selected. <text:s text:c="49"/>2. Verify that all the details for that corresponding plan can be viewed.</text:p>
          </table:table-cell>
          <table:table-cell table:style-name="ce67" office:value-type="string">
            <text:p>1. Plan name can be selected. <text:s text:c="6"/>2. Verify that all the details for that corresponding plan can be viewed.</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87">
          <table:table-cell table:style-name="ce67" office:value-type="string">
            <text:p>HP0005_PlanNameOwnerName</text:p>
          </table:table-cell>
          <table:table-cell table:style-name="ce67" office:value-type="string">
            <text:p>L1</text:p>
          </table:table-cell>
          <table:table-cell table:style-name="ce67" office:value-type="string">
            <text:p>Plan name and owner name</text:p>
          </table:table-cell>
          <table:table-cell table:style-name="ce67"/>
          <table:table-cell table:style-name="ce67" office:value-type="string">
            <text:p>1. Login to channels with valid credentials</text:p>
          </table:table-cell>
          <table:table-cell/>
          <table:table-cell table:style-name="ce67" office:value-type="string">
            <text:p>1. Verify that selected plan name and owner name is displayed when user selects plan from dropdown</text:p>
          </table:table-cell>
          <table:table-cell table:style-name="ce67" office:value-type="string">
            <text:p>1.The selected plan name and owner name is displayed when user selects plan from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1" table:number-rows-repeated="65497">
          <table:table-cell table:number-columns-repeated="1024"/>
        </table:table-row>
        <table:table-row table:style-name="ro1">
          <table:table-cell table:number-columns-repeated="1024"/>
        </table:table-row>
      </table:table>
      <table:table table:name="Social_Panel_Domain_Plan"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25" table:default-cell-style-name="ce101"/>
        <table:table-column table:style-name="co34" table:default-cell-style-name="ce101"/>
        <table:table-column table:style-name="co18" table:number-columns-repeated="1000" table:default-cell-style-name="ce101"/>
        <table:table-column table:style-name="co18" table:number-columns-repeated="9"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86" office:value-type="string">
            <text:p>DATE : March 12, 2013</text:p>
            <text:p>REVISION: 4756</text:p>
            <text:p>BROWSER: Chrome</text:p>
          </table:table-cell>
          <table:table-cell table:style-name="ce115" table:number-columns-repeated="988"/>
          <table:table-cell table:style-name="ce116" table:number-columns-repeated="2"/>
          <table:table-cell table:style-name="ce117" table:number-columns-repeated="10"/>
          <table:table-cell table:style-name="ce132" table:number-columns-repeated="9"/>
        </table:table-row>
        <table:table-row table:style-name="ro65">
          <table:table-cell table:style-name="ce100" office:value-type="string">
            <text:p>SP0001_SocialPanel</text:p>
          </table:table-cell>
          <table:table-cell table:style-name="ce100" office:value-type="string">
            <text:p>L1</text:p>
          </table:table-cell>
          <table:table-cell table:style-name="ce100" office:value-type="string">
            <text:p>Social Panel is Present on Domain plan page</text:p>
          </table:table-cell>
          <table:table-cell table:style-name="ce100"/>
          <table:table-cell table:style-name="ce67" office:value-type="string">
            <text:p>1.Login to channels with valid credentials</text:p>
            <text:p>2. Click Domain plans link present on Home page</text:p>
          </table:table-cell>
          <table:table-cell table:style-name="ce100" office:value-type="string">
            <text:p>Username=”smith”</text:p>
            <text:p>Password=”@test123”</text:p>
          </table:table-cell>
          <table:table-cell table:style-name="ce100" office:value-type="string">
            <text:p>1. Verify that social panel is present on the Domain plan page</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text:p>
            <text:p>2. Click Domain plans link present on Home page </text:p>
            <text:p>3.Click on What I Do tab</text:p>
          </table:table-cell>
          <table:table-cell table:style-name="ce67"/>
          <table:table-cell table:style-name="ce67" office:value-type="string">
            <text:p>1. Verify that the What I Do tab is displayed to the user with the user details.</text:p>
            <text:p>2. Verify that the <text:s/>What I Do tab is accessible to admin , planner &amp; user. </text:p>
          </table:table-cell>
          <table:table-cell table:style-name="ce100" office:value-type="string">
            <text:p>PASS</text:p>
          </table:table-cell>
          <table:table-cell table:style-name="ce67" office:value-type="string">
            <text:p>PASS</text:p>
          </table:table-cell>
          <table:table-cell table:style-name="ce67"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34">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 Click Domain plans link present on Home page</text:p>
            <text:p>3.Click on the “Messages” <text:s/>tab in the Social panel</text:p>
          </table:table-cell>
          <table:table-cell table:style-name="ce106"/>
          <table:table-cell table:style-name="ce69" office:value-type="string">
            <text:p>1.Verify that the “Messages ” tab <text:s/>is accessible by admin,planner &amp; user</text:p>
          </table:table-cell>
          <table:table-cell table:style-name="ce100" office:value-type="string">
            <text:p>PASS</text:p>
          </table:table-cell>
          <table:table-cell table:style-name="ce67" office:value-type="string">
            <text:p>PASS</text:p>
          </table:table-cell>
          <table:table-cell table:style-name="ce106" table:number-columns-repeated="3"/>
          <table:table-cell table:style-name="ce67"/>
          <table:table-cell office:value-type="string">
            <text:p>YES</text:p>
          </table:table-cell>
          <table:table-cell table:style-name="ce85" office:value-type="string">
            <text:p>YES</text:p>
          </table:table-cell>
          <table:table-cell table:number-columns-repeated="1009"/>
        </table:table-row>
        <table:table-row table:style-name="ro8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 Click Domain plans link present on Home page</text:p>
            <text:p>3.Click on the 'Calendar' <text:s/>tab</text:p>
          </table:table-cell>
          <table:table-cell table:style-name="ce67"/>
          <table:table-cell table:style-name="ce67" office:value-type="string">
            <text:p>1. Verify that the <text:s/>calendar can be seen in Channels with details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text:span text:style-name="T3">SP000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Message tab contains show sent, hide broadcasts, &amp; a text area for sending message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SP0007_ToDropDownPresent</text:p>
          </table:table-cell>
          <table:table-cell table:style-name="ce67" office:value-type="string">
            <text:p>L1</text:p>
          </table:table-cell>
          <table:table-cell table:style-name="ce67" office:value-type="string">
            <text:p>Verify that the To drop down is present</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To drop down is present in the Messages tab</text:p>
          </table:table-cell>
          <table:table-cell table:style-name="ce100" office:value-type="string">
            <text:p>PASS</text:p>
          </table:table-cell>
          <table:table-cell table:style-name="ce67" office:value-type="string">
            <text:p>PASS</text:p>
          </table:table-cell>
          <table:table-cell table:style-name="ce67" table:number-columns-repeated="4"/>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8</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Click Domain plans link present on Home page</text:p>
            <text:p>3. Under the Message tab select the user from the list</text:p>
            <text:p>4. Enter the message in message body</text:p>
            <text:p>5. Click on 'Send &amp; Email' Button</text:p>
          </table:table-cell>
          <table:table-cell table:style-name="ce67" office:value-type="string">
            <text:p/>
            <text:p/>
            <text:p>Message=”Message1”</text:p>
          </table:table-cell>
          <table:table-cell table:style-name="ce67" office:value-type="string">
            <text:p>1. Verify that message &amp; email <text:s/>is sent to the selected recipi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9</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Click Domain plans link present on Home page</text:p>
            <text:p>3. Under the Message tab select option 'Everyone' from the list</text:p>
            <text:p>4. Enter the message in message body</text:p>
            <text:p>5. Click on 'Send &amp; Email' Button</text:p>
          </table:table-cell>
          <table:table-cell table:style-name="ce67" office:value-type="string">
            <text:p/>
            <text:p>Message=”Message1”</text:p>
          </table:table-cell>
          <table:table-cell table:style-name="ce67" office:value-type="string">
            <text:p>1. Verify that message &amp; email <text:s/>is sent to every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0</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Enter the message in message body</text:p>
            <text:p>5. Click on 'Send &amp; Email' Button</text:p>
          </table:table-cell>
          <table:table-cell table:style-name="ce67" office:value-type="string">
            <text:p/>
            <text:p>Message=”There is no issue”</text:p>
          </table:table-cell>
          <table:table-cell table:style-name="ce67" office:value-type="string">
            <text:p>1. Verify that message &amp; email <text:s/>is send to all the planner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1</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Keep message body blank</text:p>
            <text:p>5. 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7">
          <table:table-cell table:style-name="ce69" office:value-type="string">
            <text:p><text:span text:style-name="T3">SP0012</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Click Domain plans link present on Home page</text:p>
            <text:p>3. Click the “Messages” tab</text:p>
            <text:p>4.Select “All Planners” or Single user from social panel “To”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 Proper error message should be displayed to the user as <text:s/>“Message is empty. Not sent”</text:p>
          </table:table-cell>
          <table:table-cell table:style-name="ce100" office:value-type="string">
            <text:p>PASS</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85" office:value-type="string">
            <text:p>YES</text:p>
          </table:table-cell>
          <table:table-cell table:style-name="ce113" table:number-columns-repeated="1000"/>
          <table:table-cell table:number-columns-repeated="9"/>
        </table:table-row>
        <table:table-row table:style-name="ro56">
          <table:table-cell table:style-name="ce67" office:value-type="string">
            <text:p><text:span text:style-name="T3">SP0013</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Keep message body blank</text:p>
            <text:p>5.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4</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Click Domain plans link present on Home page</text:p>
            <text:p>3. Under the Message tab select option from the list</text:p>
            <text:p>4. Enter the message in message body</text:p>
            <text:p>5.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5</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Click on 'Delete message' option under 'more' pop up menu</text:p>
          </table:table-cell>
          <table:table-cell table:style-name="ce67"/>
          <table:table-cell table:style-name="ce67" office:value-type="string">
            <text:p>1. Verify that the message is deleted</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6</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 Click on 'Email this Message' option under 'more' pop up menu</text:p>
          </table:table-cell>
          <table:table-cell table:style-name="ce67"/>
          <table:table-cell table:style-name="ce67" office:value-type="string">
            <text:p>1. Verify that an email is sent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1">
          <table:table-cell table:style-name="ce67" office:value-type="string">
            <text:p><text:span text:style-name="T3">SP0017</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Click Domain plans link present on Home page</text:p>
            <text:p>3. Under the Message tab click on 'show sent' Link</text:p>
            <text:p>4. Under the Message tab click on 'show received' Link</text:p>
          </table:table-cell>
          <table:table-cell table:style-name="ce67"/>
          <table:table-cell table:style-name="ce67" office:value-type="string">
            <text:p>1. Verify that the received messages are displayed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89">
          <table:table-cell table:style-name="ce69" office:value-type="string">
            <text:p><text:span text:style-name="T3">SP0018</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Click Domain plans link present on Home page</text:p>
            <text:p>3.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38">
          <table:table-cell table:style-name="ce69" office:value-type="string">
            <text:p>SP0019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 Click Domain plans link present on Home page</text:span></text:p>
            <text:p><text:span text:style-name="T5">3.Click on the 'Calendar' tab</text:span></text:p>
            <text:p><text:span text:style-name="T5">4.Click on Today button</text:span></text:p>
          </table:table-cell>
          <table:table-cell table:style-name="ce69"/>
          <table:table-cell table:style-name="ce56" office:value-type="string">
            <text:p>1. Verify that Today's date and details can be seen</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5" office:value-type="string">
            <text:p>SP002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Click Domain plans link present on Home page</text:span></text:p>
            <text:p><text:span text:style-name="T1">3. See the Social panel</text:span></text:p>
          </table:table-cell>
          <table:table-cell table:style-name="ce105"/>
          <table:table-cell table:style-name="ce105" office:value-type="string">
            <text:p>1. Verify that there is no grammar or spelling mistake.</text:p>
          </table:table-cell>
          <table:table-cell table:style-name="ce100"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85" office:value-type="string">
            <text:p>YES</text:p>
          </table:table-cell>
          <table:table-cell table:style-name="ce53" table:number-columns-repeated="998"/>
          <table:table-cell table:style-name="ce42" table:number-columns-repeated="2"/>
          <table:table-cell table:number-columns-repeated="9"/>
        </table:table-row>
        <table:table-row table:style-name="ro1" table:number-rows-repeated="13">
          <table:table-cell/>
          <table:table-cell table:style-name="Default" table:number-columns-repeated="1014"/>
          <table:table-cell table:number-columns-repeated="9"/>
        </table:table-row>
        <table:table-row table:style-name="ro1">
          <table:table-cell table:number-columns-repeated="1024"/>
        </table:table-row>
        <table:table-row table:style-name="ro1" table:number-rows-repeated="3">
          <table:table-cell/>
          <table:table-cell table:style-name="Default" table:number-columns-repeated="1014"/>
          <table:table-cell table:number-columns-repeated="9"/>
        </table:table-row>
        <table:table-row table:style-name="ro1" table:number-rows-repeated="65498">
          <table:table-cell table:number-columns-repeated="1024"/>
        </table:table-row>
        <table:table-row table:style-name="ro1">
          <table:table-cell table:number-columns-repeated="1024"/>
        </table:table-row>
      </table:table>
      <table:table table:name="Display_Control" table:style-name="ta3" table:print="false">
        <office:forms form:automatic-focus="false" form:apply-design-mode="false"/>
        <table:table-column table:style-name="co195" table:default-cell-style-name="ce348"/>
        <table:table-column table:style-name="co196" table:default-cell-style-name="ce348"/>
        <table:table-column table:style-name="co197" table:default-cell-style-name="ce348"/>
        <table:table-column table:style-name="co185" table:default-cell-style-name="ce348"/>
        <table:table-column table:style-name="co198" table:default-cell-style-name="ce348"/>
        <table:table-column table:style-name="co18" table:default-cell-style-name="ce348"/>
        <table:table-column table:style-name="co199" table:default-cell-style-name="ce348"/>
        <table:table-column table:style-name="co200" table:default-cell-style-name="ce348"/>
        <table:table-column table:style-name="co201" table:default-cell-style-name="ce348"/>
        <table:table-column table:style-name="co18" table:default-cell-style-name="ce348"/>
        <table:table-column table:style-name="co202" table:default-cell-style-name="ce348"/>
        <table:table-column table:style-name="co203" table:default-cell-style-name="ce348"/>
        <table:table-column table:style-name="co72" table:default-cell-style-name="ce348"/>
        <table:table-column table:style-name="co194" table:default-cell-style-name="ce348"/>
        <table:table-column table:style-name="co204" table:default-cell-style-name="ce348"/>
        <table:table-column table:style-name="co72" table:number-columns-repeated="1001" table:default-cell-style-name="ce348"/>
        <table:table-column table:style-name="co72" table:default-cell-style-name="ce139"/>
        <table:table-column table:style-name="co21" table:default-cell-style-name="ce139"/>
        <table:table-column table:style-name="co72" table:number-columns-repeated="5" table:default-cell-style-name="Default"/>
        <table:table-column table:style-name="co21"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number-columns-repeated="6"/>
        </table:table-row>
        <table:table-row table:style-name="ro173">
          <table:table-cell table:style-name="ce346" office:value-type="string">
            <text:p>DC0001_ViewLegend</text:p>
          </table:table-cell>
          <table:table-cell table:style-name="ce346" office:value-type="string">
            <text:p>L1</text:p>
          </table:table-cell>
          <table:table-cell table:style-name="ce346" office:value-type="string">
            <text:p>Show Legend</text:p>
          </table:table-cell>
          <table:table-cell table:style-name="ce346"/>
          <table:table-cell table:style-name="ce346" office:value-type="string">
            <text:p>1. Login to channels with valid credentials</text:p>
            <text:p>2. Click on the 'Collaboration Model' Link</text:p>
          </table:table-cell>
          <table:table-cell table:style-name="ce346"/>
          <table:table-cell table:style-name="ce346" office:value-type="string">
            <text:p>1. Verify that Legend can be seen</text:p>
          </table:table-cell>
          <table:table-cell table:style-name="ce346" office:value-type="string">
            <text:p>1. Flow Diagram legend can be seen</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2_ClickLegend</text:p>
          </table:table-cell>
          <table:table-cell table:style-name="ce346" office:value-type="string">
            <text:p>L1</text:p>
          </table:table-cell>
          <table:table-cell table:style-name="ce346" office:value-type="string">
            <text:p>Clicking Legend</text:p>
          </table:table-cell>
          <table:table-cell table:style-name="ce346"/>
          <table:table-cell table:style-name="ce346" office:value-type="string">
            <text:p>1. Login to channels with valid credentials <text:s text:c="5"/><text:s text:c="9"/>2. Click on 'Collaboration Model' Link <text:s text:c="22"/>3. Click on Legend icon</text:p>
          </table:table-cell>
          <table:table-cell table:style-name="ce346"/>
          <table:table-cell table:style-name="ce346"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346"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3_CloseDiagramLegend</text:p>
          </table:table-cell>
          <table:table-cell table:style-name="ce346" office:value-type="string">
            <text:p>L1</text:p>
          </table:table-cell>
          <table:table-cell table:style-name="ce346" office:value-type="string">
            <text:p>Closing the window “Flow Diagram Legend”</text:p>
          </table:table-cell>
          <table:table-cell table:style-name="ce346"/>
          <table:table-cell table:style-name="ce346" office:value-type="string">
            <text:p>1. Login to channels with valid credentials <text:s text:c="5"/><text:s text:c="9"/>2. Click on 'Collaboration Model' Link <text:s text:c="22"/>3. Click on Legend icon. <text:s text:c="15"/><text:s text:c="37"/>4. Click on 'X' Button of the window “Flow Diagram Legend”</text:p>
          </table:table-cell>
          <table:table-cell table:style-name="ce346"/>
          <table:table-cell table:style-name="ce346" office:value-type="string">
            <text:p>1. Verify that the 'X' Button can be clicked. <text:s text:c="30"/>2. Verify that the window “Flow Diagram Legend” gets closed.</text:p>
          </table:table-cell>
          <table:table-cell table:style-name="ce346" office:value-type="string">
            <text:p>1. Window “Flow Diagram Legend” gets clos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4_MinimizeFlowDiagramLegend</text:p>
          </table:table-cell>
          <table:table-cell table:style-name="ce346" office:value-type="string">
            <text:p>L1</text:p>
          </table:table-cell>
          <table:table-cell table:style-name="ce346" office:value-type="string">
            <text:p>Minimizing the window “Flow Diagram Legend”</text:p>
          </table:table-cell>
          <table:table-cell table:style-name="ce346"/>
          <table:table-cell table:style-name="ce346" office:value-type="string">
            <text:p>1. Login to channels with valid credientials 2. Click on 'Collaboration Model' Link <text:s text:c="23"/><text:s text:c="3"/>3. Click on 'Legend' icon. <text:s text:c="35"/><text:s text:c="15"/>4. Click on '-' Button of the window “Flow Diagram Legend”</text:p>
          </table:table-cell>
          <table:table-cell table:style-name="ce346"/>
          <table:table-cell table:style-name="ce346" office:value-type="string">
            <text:p>1.Verify that the '-' Button can be clicked. <text:s text:c="32"/>2. Verify that the window “Flow Diagram Legend” gets minimized.</text:p>
          </table:table-cell>
          <table:table-cell table:style-name="ce346" office:value-type="string">
            <text:p>1. Window “Flow Diagram Legend” gets minimiz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346" office:value-type="string">
            <text:p>DC0005_RestoreFlowDiagramLegend</text:p>
          </table:table-cell>
          <table:table-cell table:style-name="ce346" office:value-type="string">
            <text:p>L1</text:p>
          </table:table-cell>
          <table:table-cell table:style-name="ce346" office:value-type="string">
            <text:p>Maximizing the window “Flow Diagram Legend”</text:p>
          </table:table-cell>
          <table:table-cell table:style-name="ce346"/>
          <table:table-cell table:style-name="ce101" office:value-type="string">
            <text:p>1. Login to channels with valid credientials <text:s text:c="4"/><text:s text:c="7"/>2. Click on 'Collaboration Model' Link <text:s text:c="24"/>3. Click on 'Legend' icon. <text:s text:c="4"/><text:s text:c="45"/><text:s/>4. Click on Restore Icon of the window “Flow Diagram Legend”</text:p>
          </table:table-cell>
          <table:table-cell table:style-name="ce346"/>
          <table:table-cell table:style-name="ce346" office:value-type="string">
            <text:p>1.Verify that the Restore Icon can be clicked. <text:s text:c="26"/>2. Verify that the window “Flow Diagram Legend” gets restored.</text:p>
          </table:table-cell>
          <table:table-cell table:style-name="ce346" office:value-type="string">
            <text:p>1. Window “Flow Diagram Legend” gets restored.</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4">
          <table:table-cell table:style-name="ce111" office:value-type="string">
            <text:p>DC0006_StretchShrinkForms</text:p>
          </table:table-cell>
          <table:table-cell table:style-name="ce111" office:value-type="string">
            <text:p>L1</text:p>
          </table:table-cell>
          <table:table-cell table:style-name="ce111" office:value-type="string">
            <text:p>Visibility of the Icon</text:p>
          </table:table-cell>
          <table:table-cell table:style-name="ce111"/>
          <table:table-cell table:style-name="ce113" office:value-type="string">
            <text:p>1. Login to channels with valid credentials <text:s text:c="5"/><text:s text:c="7"/>2. Click on 'Collaboration Model' Link. </text:p>
          </table:table-cell>
          <table:table-cell table:style-name="ce111"/>
          <table:table-cell table:style-name="ce111" office:value-type="string">
            <text:p>1. Verify that Stretch/Shrink Icon can be seen</text:p>
          </table:table-cell>
          <table:table-cell table:style-name="ce111" office:value-type="string">
            <text:p>1. Stretch/Shrink Icon can be seen.</text:p>
          </table:table-cell>
          <table:table-cell table:style-name="ce111" office:value-type="string">
            <text:p>PASS</text:p>
          </table:table-cell>
          <table:table-cell table:style-name="ce74"/>
          <table:table-cell table:style-name="ce111" table:number-columns-repeated="3"/>
          <table:table-cell table:style-name="ce353" table:number-columns-repeated="2"/>
          <table:table-cell table:style-name="ce355" table:number-columns-repeated="1001"/>
          <table:table-cell table:style-name="ce357" table:number-columns-repeated="2"/>
          <table:table-cell table:style-name="ce42" table:number-columns-repeated="6"/>
        </table:table-row>
        <table:table-row table:style-name="ro175">
          <table:table-cell table:style-name="ce346" office:value-type="string">
            <text:p>DC0006_ClickStretchShrinkForms</text:p>
          </table:table-cell>
          <table:table-cell table:style-name="ce346" office:value-type="string">
            <text:p>L1</text:p>
          </table:table-cell>
          <table:table-cell table:style-name="ce346" office:value-type="string">
            <text:p>Stretch up forms / Shrink back forms</text:p>
          </table:table-cell>
          <table:table-cell table:style-name="ce346"/>
          <table:table-cell table:style-name="ce349" office:value-type="string">
            <text:p>1. Login to channels with valid credentials</text:p>
            <text:p>2. Click on 'Collaboration Model' Link</text:p>
            <text:p>3. Click on Stretch up forms icon</text:p>
            <text:p>4. Click on Shrink back forms icon</text:p>
          </table:table-cell>
          <table:table-cell table:style-name="ce346"/>
          <table:table-cell table:style-name="ce346" office:value-type="string">
            <text:p>1. Verify that form can be stretch up</text:p>
            <text:p>2. Verify that form can be shrink back</text:p>
          </table:table-cell>
          <table:table-cell table:style-name="ce346" office:value-type="string">
            <text:p>1. The form can be stretched up</text:p>
            <text:p>2. The form can be shrinked</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5">
          <table:table-cell table:style-name="ce346" office:value-type="string">
            <text:p>DC0007_ReduceShowNormalSizedFlowMap</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 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6">
          <table:table-cell table:style-name="ce346" office:value-type="string">
            <text:p>DC0008_ClickReduceShowNormalSizedFlowMap</text:p>
          </table:table-cell>
          <table:table-cell table:style-name="ce346" office:value-type="string">
            <text:p>L1</text:p>
          </table:table-cell>
          <table:table-cell table:style-name="ce346" office:value-type="string">
            <text:p>Reduce flow map to fit / Show flow map at normal size</text:p>
          </table:table-cell>
          <table:table-cell table:style-name="ce346"/>
          <table:table-cell table:style-name="ce349" office:value-type="string">
            <text:p>1. Login to channels with valid credientials</text:p>
            <text:p>2. Click on 'Collaboration Model' Link</text:p>
            <text:p>3. Click on 'Reduce flow map to fit' icon</text:p>
            <text:p>4. Click on 'Show Map at Normal Size' <text:s/>icon</text:p>
          </table:table-cell>
          <table:table-cell table:style-name="ce346"/>
          <table:table-cell table:style-name="ce346" office:value-type="string">
            <text:p>1. Verify that flow map is reduced to fit within the</text:p>
            <text:p>Available space</text:p>
            <text:p>2. Verify the flow map reverts to its normal size.</text:p>
          </table:table-cell>
          <table:table-cell table:style-name="ce346" office:value-type="string">
            <text:p>1. The flow map is reduced to fit within the available space</text:p>
            <text:p>2. The flow map reverts to its normal size.</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6">
          <table:table-cell table:style-name="ce346" office:value-type="string">
            <text:p>DC0009_MaximizeMinimizeFlowMap</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7">
          <table:table-cell table:style-name="ce346" office:value-type="string">
            <text:p>DC0010_ClickMaximizeMinimizeFlowMap</text:p>
          </table:table-cell>
          <table:table-cell table:style-name="ce346" office:value-type="string">
            <text:p>L1</text:p>
          </table:table-cell>
          <table:table-cell table:style-name="ce346" office:value-type="string">
            <text:p>Maximize / Minimize flow map</text:p>
          </table:table-cell>
          <table:table-cell table:style-name="ce346"/>
          <table:table-cell table:style-name="ce349" office:value-type="string">
            <text:p>1. Login to channels with valid credientials</text:p>
            <text:p>2. Click on 'Collaboration Model' Link</text:p>
            <text:p>3. Click on Maximize Icon</text:p>
            <text:p>4. Click on Minimize Icon</text:p>
          </table:table-cell>
          <table:table-cell table:style-name="ce346"/>
          <table:table-cell table:style-name="ce346" office:value-type="string">
            <text:p>1. Verify that flow map can be maximized to use all of</text:p>
            <text:p>the screen <text:s/>Space allocated to plan editor <text:s text:c="2"/><text:s text:c="30"/>2. Verify that flow map can be minimized</text:p>
          </table:table-cell>
          <table:table-cell table:style-name="ce346" office:value-type="string">
            <text:p>1. The flow map can be maximized to use all of</text:p>
            <text:p>the screen Space allocated to plan editor <text:s text:c="2"/><text:s text:c="35"/>2. The flow map can be minimized.</text:p>
          </table:table-cell>
          <table:table-cell table:style-name="ce346" office:value-type="string">
            <text:p>PASS</text:p>
          </table:table-cell>
          <table:table-cell table:style-name="ce24"/>
          <table:table-cell table:style-name="ce346" table:number-columns-repeated="2"/>
          <table:table-cell table:style-name="ce346" office:value-type="string">
            <text:p>YES</text:p>
          </table:table-cell>
          <table:table-cell table:style-name="ce352" table:number-columns-repeated="2"/>
          <table:table-cell table:number-columns-repeated="1009"/>
        </table:table-row>
        <table:table-row table:style-name="ro177">
          <table:table-cell table:style-name="ce346" office:value-type="string">
            <text:p>DC0011_ShowHideGoals</text:p>
          </table:table-cell>
          <table:table-cell table:style-name="ce346" office:value-type="string">
            <text:p>L1</text:p>
          </table:table-cell>
          <table:table-cell table:style-name="ce346" office:value-type="string">
            <text:p>Visibility of the Icon</text:p>
          </table:table-cell>
          <table:table-cell table:style-name="ce346"/>
          <table:table-cell table:style-name="ce350" office:value-type="string">
            <text:p>1. Login to channels with valid credentials <text:s text:c="5"/><text:s text:c="7"/>2. Click on 'Collaboration Model' Link. </text:p>
          </table:table-cell>
          <table:table-cell table:style-name="ce346"/>
          <table:table-cell table:style-name="ce346" office:value-type="string">
            <text:p>1.Verify that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8">
          <table:table-cell table:style-name="ce346" office:value-type="string">
            <text:p>DC0012_ClickShowHideGoals</text:p>
          </table:table-cell>
          <table:table-cell table:style-name="ce346" office:value-type="string">
            <text:p>L1</text:p>
          </table:table-cell>
          <table:table-cell table:style-name="ce346" office:value-type="string">
            <text:p>Show / Hide Goals</text:p>
          </table:table-cell>
          <table:table-cell table:style-name="ce346"/>
          <table:table-cell table:style-name="ce346" office:value-type="string">
            <text:p>1. Login to channels with valid credientials</text:p>
            <text:p>2. Click on 'Collaboration Model' Link</text:p>
            <text:p>3. Click on show goals icon</text:p>
            <text:p>4. Click on hide goals icon</text:p>
          </table:table-cell>
          <table:table-cell table:style-name="ce346"/>
          <table:table-cell table:style-name="ce346" office:value-type="string">
            <text:p>1. Verify that Goals (gains) and risks are displayed on flow map</text:p>
            <text:p>2. Verify that goals gets hidden.</text:p>
          </table:table-cell>
          <table:table-cell table:style-name="ce346" office:value-type="string">
            <text:p>1.The Goals (gains) and risks are displayed on flow map</text:p>
            <text:p>2. The goals gets hidden.</text:p>
          </table:table-cell>
          <table:table-cell table:style-name="ce346" office:value-type="string">
            <text:p>PASS</text:p>
          </table:table-cell>
          <table:table-cell table:style-name="ce24"/>
          <table:table-cell table:style-name="ce346" table:number-columns-repeated="2"/>
          <table:table-cell table:style-name="ce346" office:value-type="string">
            <text:p>NO</text:p>
          </table:table-cell>
          <table:table-cell table:style-name="ce352" table:number-columns-repeated="2"/>
          <table:table-cell table:number-columns-repeated="1009"/>
        </table:table-row>
        <table:table-row table:style-name="ro178">
          <table:table-cell table:style-name="ce346" office:value-type="string">
            <text:p>DC0013_ShowHideInfoNeedsAndCapabilities</text:p>
          </table:table-cell>
          <table:table-cell table:style-name="ce346" office:value-type="string">
            <text:p>L1</text:p>
          </table:table-cell>
          <table:table-cell table:style-name="ce346" office:value-type="string">
            <text:p>Visibility of the Icon</text:p>
          </table:table-cell>
          <table:table-cell table:style-name="ce346"/>
          <table:table-cell table:style-name="ce346" office:value-type="string">
            <text:p>1. Login to channels with valid credentials. <text:s text:c="4"/><text:s text:c="9"/>2. Click on 'Collaboration Model' link.</text:p>
          </table:table-cell>
          <table:table-cell table:style-name="ce346"/>
          <table:table-cell table:style-name="ce346" office:value-type="string">
            <text:p>1. Verify that the Icon can be seen.</text:p>
          </table:table-cell>
          <table:table-cell table:style-name="ce346" office:value-type="string">
            <text:p>1. Icon is visible.</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79">
          <table:table-cell table:style-name="ce347" office:value-type="string">
            <text:p>DC0014_ShowHideInfoNeedsAndCapabilities</text:p>
          </table:table-cell>
          <table:table-cell table:style-name="ce347" office:value-type="string">
            <text:p>L1</text:p>
          </table:table-cell>
          <table:table-cell table:style-name="ce347" office:value-type="string">
            <text:p>Show / Hide Info needs and capabilities</text:p>
          </table:table-cell>
          <table:table-cell table:style-name="ce347"/>
          <table:table-cell table:style-name="ce351"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347"/>
          <table:table-cell table:style-name="ce347" office:value-type="string">
            <text:p>1. Verify that when planner clicks on icon it display info needs And capabilities (tasks connected by arrows to square dots)</text:p>
            <text:p>2. Verify that clicking icon hides the info needs and capabilities</text:p>
          </table:table-cell>
          <table:table-cell table:style-name="ce347"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347" office:value-type="string">
            <text:p>FAIL</text:p>
          </table:table-cell>
          <table:table-cell table:style-name="ce98"/>
          <table:table-cell table:style-name="ce347" table:number-columns-repeated="3"/>
          <table:table-cell table:style-name="ce354" table:number-columns-repeated="2"/>
          <table:table-cell table:style-name="ce356" table:number-columns-repeated="1001"/>
          <table:table-cell table:style-name="ce358" table:number-columns-repeated="2"/>
          <table:table-cell table:style-name="ce61" table:number-columns-repeated="6"/>
        </table:table-row>
        <table:table-row table:style-name="ro180">
          <table:table-cell table:style-name="ce346" office:value-type="string">
            <text:p>DC0015_HideShowNotRealizable</text:p>
          </table:table-cell>
          <table:table-cell table:style-name="ce346" office:value-type="string">
            <text:p>L1</text:p>
          </table:table-cell>
          <table:table-cell table:style-name="ce346" office:value-type="string">
            <text:p>Hide /Show not realizable</text:p>
          </table:table-cell>
          <table:table-cell table:style-name="ce346"/>
          <table:table-cell table:style-name="ce349" office:value-type="string">
            <text:p>1. Login to channels with valid credentials </text:p>
            <text:p>2. Click on <text:s/>'Collaboration Model' Link</text:p>
            <text:p><text:s/>3. Click on Hide not realizable icon.</text:p>
            <text:p>4. Click on Show all icon.</text:p>
          </table:table-cell>
          <table:table-cell table:style-name="ce346"/>
          <table:table-cell table:style-name="ce346" office:value-type="string">
            <text:p>1. Verify that task -default or all flow map gets hidden</text:p>
          </table:table-cell>
          <table:table-cell table:style-name="ce346" office:value-type="string">
            <text:p>1. The task -default or all flow map gets hidden.</text:p>
          </table:table-cell>
          <table:table-cell table:style-name="ce346" office:value-type="string">
            <text:p>PASS</text:p>
          </table:table-cell>
          <table:table-cell table:style-name="ce24"/>
          <table:table-cell table:style-name="ce346" table:number-columns-repeated="3"/>
          <table:table-cell table:style-name="ce352" table:number-columns-repeated="2"/>
          <table:table-cell table:number-columns-repeated="1009"/>
        </table:table-row>
        <table:table-row table:style-name="ro1" table:number-rows-repeated="2">
          <table:table-cell table:number-columns-repeated="4"/>
          <table:table-cell table:style-name="ce139"/>
          <table:table-cell/>
          <table:table-cell table:style-name="ce139"/>
          <table:table-cell table:number-columns-repeated="1017"/>
        </table:table-row>
        <table:table-row table:style-name="ro1" table:number-rows-repeated="65516">
          <table:table-cell table:number-columns-repeated="1024"/>
        </table:table-row>
        <table:table-row table:style-name="ro1">
          <table:table-cell table:style-name="ce24" table:number-columns-repeated="1016"/>
          <table:table-cell table:number-columns-repeated="8"/>
        </table:table-row>
      </table:table>
      <table:table table:name="Collaboration_Panel" table:style-name="ta3" table:print="false">
        <office:forms form:automatic-focus="false" form:apply-design-mode="false"/>
        <table:table-column table:style-name="co205" table:default-cell-style-name="ce360"/>
        <table:table-column table:style-name="co54" table:default-cell-style-name="ce360"/>
        <table:table-column table:style-name="co206" table:default-cell-style-name="ce360"/>
        <table:table-column table:style-name="co207" table:default-cell-style-name="ce360"/>
        <table:table-column table:style-name="co208" table:default-cell-style-name="ce361"/>
        <table:table-column table:style-name="co209" table:default-cell-style-name="ce364"/>
        <table:table-column table:style-name="co210" table:default-cell-style-name="ce367"/>
        <table:table-column table:style-name="co80" table:default-cell-style-name="ce364"/>
        <table:table-column table:style-name="co211" table:default-cell-style-name="ce360"/>
        <table:table-column table:style-name="co82" table:default-cell-style-name="ce360"/>
        <table:table-column table:style-name="co72" table:default-cell-style-name="ce360"/>
        <table:table-column table:style-name="co212" table:default-cell-style-name="ce360"/>
        <table:table-column table:style-name="co213" table:default-cell-style-name="ce369"/>
        <table:table-column table:style-name="co72" table:number-columns-repeated="995" table:default-cell-style-name="ce360"/>
        <table:table-column table:style-name="co72" table:default-cell-style-name="ce318"/>
        <table:table-column table:style-name="co21" table:default-cell-style-name="ce318"/>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default-cell-style-name="ce78"/>
        <table:table-row table:style-name="ro4">
          <table:table-cell table:style-name="ce359" office:value-type="string">
            <text:p>TEST CASE ID</text:p>
          </table:table-cell>
          <table:table-cell table:style-name="ce359" office:value-type="string">
            <text:p>PRIORITY</text:p>
          </table:table-cell>
          <table:table-cell table:style-name="ce359" office:value-type="string">
            <text:p>TITLE</text:p>
          </table:table-cell>
          <table:table-cell table:style-name="ce359" office:value-type="string">
            <text:p>SET UP</text:p>
          </table:table-cell>
          <table:table-cell table:style-name="ce359" office:value-type="string">
            <text:p>STEPS</text:p>
          </table:table-cell>
          <table:table-cell table:style-name="ce359" office:value-type="string">
            <text:p>TEST DATA</text:p>
          </table:table-cell>
          <table:table-cell table:style-name="ce359" office:value-type="string">
            <text:p>EXPECTED RESULTS</text:p>
          </table:table-cell>
          <table:table-cell table:style-name="ce359" office:value-type="string">
            <text:p>ACTUAL RESULT</text:p>
          </table:table-cell>
          <table:table-cell table:style-name="ce359" office:value-type="string">
            <text:p>RESULT</text:p>
          </table:table-cell>
          <table:table-cell table:style-name="ce158" office:value-type="string">
            <text:p>Can be Automated?</text:p>
          </table:table-cell>
          <table:table-cell table:style-name="ce359" office:value-type="string">
            <text:p>TICKET ID</text:p>
          </table:table-cell>
          <table:table-cell table:style-name="ce359" office:value-type="string">
            <text:p>COMMENT</text:p>
          </table:table-cell>
          <table:table-cell table:style-name="ce158" office:value-type="string">
            <text:p>DATE : <text:s/>Feb 5, 2013</text:p>
            <text:p>REVISION: 4698</text:p>
            <text:p>BROWSER: Internet Explorer</text:p>
          </table:table-cell>
          <table:table-cell table:style-name="ce371" table:number-columns-repeated="992"/>
          <table:table-cell table:style-name="ce374" table:number-columns-repeated="2"/>
          <table:table-cell table:style-name="ce132" table:number-columns-repeated="17"/>
        </table:table-row>
        <table:table-row table:style-name="ro4">
          <table:table-cell table:style-name="ce100" office:value-type="string">
            <text:p>CP0001_PresenceCollaborationPanel</text:p>
          </table:table-cell>
          <table:table-cell table:style-name="ce100" office:value-type="string">
            <text:p>L1</text:p>
          </table:table-cell>
          <table:table-cell table:style-name="ce100" office:value-type="string">
            <text:p>Presence of Collaboration Panel</text:p>
          </table:table-cell>
          <table:table-cell table:style-name="ce100"/>
          <table:table-cell table:style-name="ce100" office:value-type="string">
            <text:p>1. Login to Channels with valid credentials. <text:s text:c="4"/><text:s text:c="29"/>2. Click on 'Collaboration Model' Link</text:p>
          </table:table-cell>
          <table:table-cell table:style-name="ce100"/>
          <table:table-cell table:style-name="ce100" office:value-type="string">
            <text:p>1. Verify that the 'Collaboration Panel' is present with tabs 'Presence' , 'Activities' , 'Message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372" table:number-columns-repeated="992"/>
          <table:table-cell table:style-name="ce375" table:number-columns-repeated="2"/>
          <table:table-cell table:style-name="ce365" table:number-columns-repeated="12"/>
          <table:table-cell table:number-columns-repeated="5"/>
        </table:table-row>
        <table:table-row table:style-name="ro181">
          <table:table-cell table:style-name="ce119" office:value-type="string">
            <text:p>CP0002_HidePlanners</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text:p>
            <text:p>2. Click on 'Collaboration Model' Link</text:p>
            <text:p>3. Click on 'Hide Planners' under show menu</text:p>
          </table:table-cell>
          <table:table-cell table:style-name="ce362"/>
          <table:table-cell table:style-name="ce64" office:value-type="string">
            <text:p>1. Verify that panel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2">
          <table:table-cell table:style-name="ce119" office:value-type="string">
            <text:p>CP0003_ShowPlanners</text:p>
          </table:table-cell>
          <table:table-cell table:style-name="ce119" office:value-type="string">
            <text:p>L1</text:p>
          </table:table-cell>
          <table:table-cell table:style-name="ce119" office:value-type="string">
            <text:p>Show collaboration</text:p>
            <text:p>panel (Planner list)</text:p>
          </table:table-cell>
          <table:table-cell table:style-name="ce119"/>
          <table:table-cell table:style-name="ce119" office:value-type="string">
            <text:p>1. Login to the Channels</text:p>
            <text:p>2. Click on 'Collaboration Model' Link</text:p>
            <text:p>3. Click on 'Planners' under show menu</text:p>
          </table:table-cell>
          <table:table-cell table:style-name="ce362"/>
          <table:table-cell table:style-name="ce64" office:value-type="string">
            <text:p>1.Verify that collaboration panel</text:p>
            <text:p>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3">
          <table:table-cell table:style-name="ce119" office:value-type="string">
            <text:p>CP0004_HideCollaborationPanelButton</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 <text:s text:c="45"/><text:s text:c="23"/>2. Click on 'Collaboration Model' Link <text:s text:c="36"/><text:s text:c="9"/>3. Click on “&gt;&gt;” Button under collaboration Panel</text:p>
          </table:table-cell>
          <table:table-cell table:style-name="ce362"/>
          <table:table-cell table:style-name="ce366" office:value-type="string">
            <text:p><text:span text:style-name="T18">1.</text:span><text:span text:style-name="T19"> </text:span><text:span text:style-name="T20">Verify that panel </text:span><text:span text:style-name="T20">gets hidden with the </text:span><text:span text:style-name="T20">display of notification </text:span><text:span text:style-name="T20">“To re-open, select </text:span><text:span text:style-name="T20">Planners in the top </text:span><text:span text:style-name="T20">Show menu”</text:span></text:p>
          </table:table-cell>
          <table:table-cell table:style-name="ce368"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4">
          <table:table-cell table:style-name="ce119" office:value-type="string">
            <text:p>CP0005_PresenceTab</text:p>
          </table:table-cell>
          <table:table-cell table:style-name="ce119" office:value-type="string">
            <text:p>L0</text:p>
          </table:table-cell>
          <table:table-cell table:style-name="ce119" office:value-type="string">
            <text:p>Presence tab</text:p>
          </table:table-cell>
          <table:table-cell table:style-name="ce119"/>
          <table:table-cell table:style-name="ce119" office:value-type="string">
            <text:p>1. Login to the Channels</text:p>
            <text:p>2. Click on 'Collaboration Model' Link</text:p>
          </table:table-cell>
          <table:table-cell table:style-name="ce362"/>
          <table:table-cell table:style-name="ce64" office:value-type="string">
            <text:p>1. Verify that <text:s/>Presence Tab is present.</text:p>
            <text:p>2. Verify that the Tab is visible to Admin, Planner, User.</text:p>
            <text:p>3. Verify that Presence Tab can be clicked</text:p>
          </table:table-cell>
          <table:table-cell table:style-name="ce67"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4">
          <table:table-cell table:style-name="ce119" office:value-type="string">
            <text:p>CP0006_ClickPresenceTab</text:p>
          </table:table-cell>
          <table:table-cell table:style-name="ce119" office:value-type="string">
            <text:p>L1</text:p>
          </table:table-cell>
          <table:table-cell table:style-name="ce119" office:value-type="string">
            <text:p>Click Presence Tab</text:p>
          </table:table-cell>
          <table:table-cell table:style-name="ce119"/>
          <table:table-cell table:style-name="ce119" office:value-type="string">
            <text:p>1. Login to the Channels</text:p>
            <text:p>2. Click on 'Collaboration Model' Link</text:p>
            <text:p>3. Click on Presence tab under <text:s/>collaboration</text:p>
            <text:p>Panel</text:p>
          </table:table-cell>
          <table:table-cell table:style-name="ce362"/>
          <table:table-cell table:style-name="ce64" office:value-type="string">
            <text:p>1. Verify that list shows all the logged in users</text:p>
          </table:table-cell>
          <table:table-cell table:style-name="ce67" office:value-type="string">
            <text:p>PASS</text:p>
          </table:table-cell>
          <table:table-cell table:style-name="ce119" table:number-columns-repeated="4"/>
          <table:table-cell table:number-columns-repeated="993"/>
          <table:table-cell table:style-name="ce318" table:number-columns-repeated="2"/>
          <table:table-cell table:style-name="ce78" table:number-columns-repeated="3"/>
          <table:table-cell table:number-columns-repeated="14"/>
        </table:table-row>
        <table:table-row table:style-name="ro185">
          <table:table-cell table:style-name="ce119" office:value-type="string">
            <text:p>CP0007_ShowHideUsers</text:p>
          </table:table-cell>
          <table:table-cell table:style-name="ce119" office:value-type="string">
            <text:p>L1</text:p>
          </table:table-cell>
          <table:table-cell table:style-name="ce119" office:value-type="string">
            <text:p>Show / Hide inactive</text:p>
            <text:p>users</text:p>
          </table:table-cell>
          <table:table-cell table:style-name="ce119"/>
          <table:table-cell table:style-name="ce119" office:value-type="string">
            <text:p>1. Login to the Channels</text:p>
            <text:p>2. Click on 'Collaboration Model' Link</text:p>
            <text:p>3. Click on 'Show all Users' or 'Hide inactive users' link under <text:s/>collaboration Panel</text:p>
          </table:table-cell>
          <table:table-cell table:style-name="ce362"/>
          <table:table-cell table:style-name="ce64" office:value-type="string">
            <text:p>1. Verify that list shows all users (logged in as well as logged off) when user click on “Show all user” link</text:p>
            <text:p>2. Verify that only logged in users are visible when user select “Hide inactive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6">
          <table:table-cell table:style-name="ce119" office:value-type="string">
            <text:p>CP0008_MessageInactiveUserFromPresenceTab</text:p>
          </table:table-cell>
          <table:table-cell table:style-name="ce119" office:value-type="string">
            <text:p>L1</text:p>
          </table:table-cell>
          <table:table-cell table:style-name="ce119" office:value-type="string">
            <text:p>Send Message to</text:p>
            <text:p>inactive user from</text:p>
            <text:p>Presence tab</text:p>
          </table:table-cell>
          <table:table-cell table:style-name="ce119"/>
          <table:table-cell table:style-name="ce119"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362"/>
          <table:table-cell table:style-name="ce64" office:value-type="string">
            <text:p>1. Verify that message can be sent to inactive user</text:p>
            <text:p>2. Verify that message can be received by inactive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5">
          <table:table-cell table:style-name="ce119" office:value-type="string">
            <text:p>CP0009_ActivitiesTab</text:p>
          </table:table-cell>
          <table:table-cell table:style-name="ce119" office:value-type="string">
            <text:p>L1</text:p>
          </table:table-cell>
          <table:table-cell table:style-name="ce119" office:value-type="string">
            <text:p>Activities Tab</text:p>
          </table:table-cell>
          <table:table-cell table:style-name="ce119"/>
          <table:table-cell table:style-name="ce119" office:value-type="string">
            <text:p>1. Login to the Channels</text:p>
            <text:p>2. Click on 'Collaboration Model' Link</text:p>
          </table:table-cell>
          <table:table-cell table:style-name="ce362"/>
          <table:table-cell table:style-name="ce64" office:value-type="string">
            <text:p>1. Verify that Activities Tab is present.</text:p>
            <text:p>2. Verify that the Tab is visible to Admin, Planner, User</text:p>
            <text:p>3. Verify that Activities Tab can be clicked.</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5">
          <table:table-cell table:style-name="ce119" office:value-type="string">
            <text:p>CP0010_ClickActivitiesTab</text:p>
          </table:table-cell>
          <table:table-cell table:style-name="ce119" office:value-type="string">
            <text:p>L0</text:p>
          </table:table-cell>
          <table:table-cell table:style-name="ce119" office:value-type="string">
            <text:p>Click Activities Tab</text:p>
          </table:table-cell>
          <table:table-cell table:style-name="ce119"/>
          <table:table-cell table:style-name="ce119" office:value-type="string">
            <text:p>1. Login to the Channels</text:p>
            <text:p>2. Click on 'Collaboration Model' Link</text:p>
            <text:p>3. Click on Activites under collaboration</text:p>
            <text:p>Panel</text:p>
          </table:table-cell>
          <table:table-cell table:style-name="ce362"/>
          <table:table-cell table:style-name="ce64" office:value-type="string">
            <text:p>1. Verify that list of activities done by all the logged in users</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186">
          <table:table-cell table:style-name="ce119" office:value-type="string">
            <text:p>CP0011_HideMyActivities</text:p>
          </table:table-cell>
          <table:table-cell table:style-name="ce119" office:value-type="string">
            <text:p>L1</text:p>
          </table:table-cell>
          <table:table-cell table:style-name="ce119" office:value-type="string">
            <text:p>Hide my activities</text:p>
          </table:table-cell>
          <table:table-cell table:style-name="ce119"/>
          <table:table-cell table:style-name="ce119" office:value-type="string">
            <text:p>1. Login to the Channels</text:p>
            <text:p>2. Click on 'Collaboration Model' Link</text:p>
            <text:p>3. Click on Activities under collaboration Panel</text:p>
            <text:p>4. Click on 'hide my activities' </text:p>
          </table:table-cell>
          <table:table-cell table:style-name="ce362"/>
          <table:table-cell table:style-name="ce64" office:value-type="string">
            <text:p>1. Verify that all activities performed by active user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7">
          <table:table-cell table:style-name="ce119" office:value-type="string">
            <text:p>CP0012_ShowAllActivities</text:p>
          </table:table-cell>
          <table:table-cell table:style-name="ce119" office:value-type="string">
            <text:p>L1</text:p>
          </table:table-cell>
          <table:table-cell table:style-name="ce119" office:value-type="string">
            <text:p>Show all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ll activites' link</text:p>
          </table:table-cell>
          <table:table-cell table:style-name="ce362"/>
          <table:table-cell table:style-name="ce64" office:value-type="string">
            <text:p>1. Verify that all activities of all users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8">
          <table:table-cell table:style-name="ce119" office:value-type="string">
            <text:p>CP0013_ShowMoreActivities</text:p>
          </table:table-cell>
          <table:table-cell table:style-name="ce119" office:value-type="string">
            <text:p>L1</text:p>
          </table:table-cell>
          <table:table-cell table:style-name="ce119" office:value-type="string">
            <text:p>Show more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more' link</text:p>
          </table:table-cell>
          <table:table-cell table:style-name="ce362"/>
          <table:table-cell table:style-name="ce64" office:value-type="string">
            <text:p>1. Verify that list shows all activities performed by user</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76">
          <table:table-cell table:style-name="ce119" office:value-type="string">
            <text:p>CP0014_ShowFewActivities</text:p>
          </table:table-cell>
          <table:table-cell table:style-name="ce119" office:value-type="string">
            <text:p>L1</text:p>
          </table:table-cell>
          <table:table-cell table:style-name="ce119" office:value-type="string">
            <text:p>Show few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 few' link.</text:p>
          </table:table-cell>
          <table:table-cell table:style-name="ce362"/>
          <table:table-cell table:style-name="ce64" office:value-type="string">
            <text:p>1. Verify that activities can be fit to page and shows recent activities</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8">
          <table:table-cell table:style-name="ce119" office:value-type="string">
            <text:p>CP0015_SendMessageFromActivitiesTab</text:p>
          </table:table-cell>
          <table:table-cell table:style-name="ce119" office:value-type="string">
            <text:p>L1</text:p>
          </table:table-cell>
          <table:table-cell table:style-name="ce119" office:value-type="string">
            <text:p>Send Message to the user from activities tab</text:p>
          </table:table-cell>
          <table:table-cell table:style-name="ce119"/>
          <table:table-cell table:style-name="ce119" office:value-type="string">
            <text:p>1. Login to Channels with valid credentials. <text:s text:c="4"/><text:s text:c="29"/>2. Click on 'Collaboration Model' Link</text:p>
            <text:p>3. Click on Activities under Collaboration Panel</text:p>
            <text:p>4. Click on 'More' drop down menu.</text:p>
            <text:p>5. Click 'Send a Message'</text:p>
          </table:table-cell>
          <table:table-cell table:style-name="ce362"/>
          <table:table-cell table:style-name="ce64" office:value-type="string">
            <text:p>1. Verify that 'More' drop down menu is available with the option.</text:p>
            <text:p>2. Verify that option 'Send a Message' is present and can be select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29">
          <table:table-cell table:style-name="ce119" office:value-type="string">
            <text:p>CP0016_MessageTab</text:p>
          </table:table-cell>
          <table:table-cell table:style-name="ce119" office:value-type="string">
            <text:p>L1</text:p>
          </table:table-cell>
          <table:table-cell table:style-name="ce119" office:value-type="string">
            <text:p>Message Tab</text:p>
          </table:table-cell>
          <table:table-cell table:style-name="ce119"/>
          <table:table-cell table:style-name="ce119" office:value-type="string">
            <text:p>1. Login to Channels with valid credentials. <text:s text:c="4"/><text:s text:c="29"/>2. Click on 'Collaboration Model' Link</text:p>
          </table:table-cell>
          <table:table-cell table:style-name="ce362"/>
          <table:table-cell table:style-name="ce64" office:value-type="string">
            <text:p>1. Verify that Messages Tab is present.</text:p>
            <text:p>2. Verify that the Tab is visible to Admin, Planner, User</text:p>
            <text:p>3. Verify that Messages Tab can be click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29">
          <table:table-cell table:style-name="ce119" office:value-type="string">
            <text:p>CP0017_ClickMessagesTab</text:p>
          </table:table-cell>
          <table:table-cell table:style-name="ce119" office:value-type="string">
            <text:p>L1</text:p>
          </table:table-cell>
          <table:table-cell table:style-name="ce119" office:value-type="string">
            <text:p>Click Messages Tab</text:p>
          </table:table-cell>
          <table:table-cell table:style-name="ce119"/>
          <table:table-cell table:style-name="ce119" office:value-type="string">
            <text:p>1. Login to Channels with valid credentials. <text:s text:c="4"/><text:s text:c="29"/>2. Click on 'Collaboration Model' Link</text:p>
            <text:p>3. Click on 'Messages' Tab</text:p>
          </table:table-cell>
          <table:table-cell table:style-name="ce362"/>
          <table:table-cell table:style-name="ce64" office:value-type="string">
            <text:p>1. Verify that all Messages received/sent can be viewed.</text:p>
            <text:p>2. Verify that a new message can also be composed.</text:p>
          </table:table-cell>
          <table:table-cell table:style-name="ce362" office:value-type="string">
            <text:p>PASS</text:p>
          </table:table-cell>
          <table:table-cell table:style-name="ce119" office:value-type="string">
            <text:p>PASS</text:p>
          </table:table-cell>
          <table:table-cell table:style-name="ce119" table:number-columns-repeated="3"/>
          <table:table-cell table:number-columns-repeated="993"/>
          <table:table-cell table:style-name="ce318" table:number-columns-repeated="2"/>
          <table:table-cell table:style-name="ce78" table:number-columns-repeated="3"/>
          <table:table-cell table:number-columns-repeated="14"/>
        </table:table-row>
        <table:table-row table:style-name="ro189">
          <table:table-cell table:style-name="ce119" office:value-type="string">
            <text:p>CP0018_SendMessageToSelectedUser</text:p>
          </table:table-cell>
          <table:table-cell table:style-name="ce119" office:value-type="string">
            <text:p>L0</text:p>
          </table:table-cell>
          <table:table-cell table:style-name="ce119" office:value-type="string">
            <text:p>Send message to</text:p>
            <text:p>selected user from</text:p>
            <text:p>Message tab</text:p>
          </table:table-cell>
          <table:table-cell table:style-name="ce119"/>
          <table:table-cell table:style-name="ce119" office:value-type="string">
            <text:p>1. Login to the Channels</text:p>
            <text:p>2. Click on 'Collaboration Model' Link</text:p>
            <text:p>3. Click on Message tab under collaboration panel <text:s text:c="19"/>4. Enter the message in text area.</text:p>
            <text:p>4. Click on send message</text:p>
          </table:table-cell>
          <table:table-cell table:style-name="ce362" office:value-type="string">
            <text:p>Message=”Hello”</text:p>
          </table:table-cell>
          <table:table-cell table:style-name="ce64" office:value-type="string">
            <text:p>1. <text:s/>Verify that message can be send to selected user</text:p>
            <text:p>2. <text:s/>Verify that the recipient received the message</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0">
          <table:table-cell table:style-name="ce119" office:value-type="string">
            <text:p>CP0019_SendAndEmailMessageToSelectedUser</text:p>
          </table:table-cell>
          <table:table-cell table:style-name="ce119" office:value-type="string">
            <text:p>L0</text:p>
          </table:table-cell>
          <table:table-cell table:style-name="ce119" office:value-type="string">
            <text:p>Send &amp; Email</text:p>
            <text:p>message to selected</text:p>
            <text:p>user from message</text:p>
            <text:p>tab</text:p>
          </table:table-cell>
          <table:table-cell table:style-name="ce119"/>
          <table:table-cell table:style-name="ce119" office:value-type="string">
            <text:p>1. Login to the Channels</text:p>
            <text:p>2. Click on 'Collaboration Model' Link</text:p>
            <text:p>3. Click on Message tab under collaboration panel</text:p>
            <text:p>4. Click on Send &amp; Email message button</text:p>
          </table:table-cell>
          <table:table-cell table:style-name="ce362" office:value-type="string">
            <text:p>Message=”Hello”</text:p>
          </table:table-cell>
          <table:table-cell table:style-name="ce64" office:value-type="string">
            <text:p>1. <text:s/>Verify that message can be send and emailed to selected user</text:p>
            <text:p>2. Verify that recipient received the massage and email</text:p>
          </table:table-cell>
          <table:table-cell table:style-name="ce362"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4">
          <table:table-cell table:style-name="ce119" office:value-type="string">
            <text:p>CP0020_SendMessageToAllPlanners</text:p>
          </table:table-cell>
          <table:table-cell table:style-name="ce119" office:value-type="string">
            <text:p>L1</text:p>
          </table:table-cell>
          <table:table-cell table:style-name="ce119" office:value-type="string">
            <text:p>Send 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362" office:value-type="string">
            <text:p>Message=”Hello”</text:p>
          </table:table-cell>
          <table:table-cell table:style-name="ce64" office:value-type="string">
            <text:p>1. Verify that message can be send to all planners</text:p>
            <text:p>2. Verify that all planners should receive the message</text:p>
          </table:table-cell>
          <table:table-cell table:style-name="ce119"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95">
          <table:table-cell table:style-name="ce119" office:value-type="string">
            <text:p>CP0021_SendAndEmailMessageToAllPlanners</text:p>
          </table:table-cell>
          <table:table-cell table:style-name="ce119" office:value-type="string">
            <text:p>L1</text:p>
          </table:table-cell>
          <table:table-cell table:style-name="ce119" office:value-type="string">
            <text:p>Send &amp; Email</text:p>
            <text:p>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362" office:value-type="string">
            <text:p>Message=”Hello”</text:p>
          </table:table-cell>
          <table:table-cell table:style-name="ce64" office:value-type="string">
            <text:p>1. <text:s/>Verify that message can be send and emailed to all planners</text:p>
            <text:p>2. Verify that all planners should receive the message and email</text:p>
          </table:table-cell>
          <table:table-cell table:style-name="ce362"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318" table:number-columns-repeated="2"/>
          <table:table-cell table:style-name="ce78" table:number-columns-repeated="3"/>
          <table:table-cell table:number-columns-repeated="14"/>
        </table:table-row>
        <table:table-row table:style-name="ro181">
          <table:table-cell table:style-name="ce119" office:value-type="string">
            <text:p>CP0022_SendMessageToEveryone</text:p>
          </table:table-cell>
          <table:table-cell table:style-name="ce119" office:value-type="string">
            <text:p>L1</text:p>
          </table:table-cell>
          <table:table-cell table:style-name="ce119" office:value-type="string">
            <text:p>Send message to</text:p>
            <text:p>everyone</text:p>
          </table:table-cell>
          <table:table-cell table:style-name="ce119"/>
          <table:table-cell table:style-name="ce119"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362" office:value-type="string">
            <text:p>Message=”Hello”</text:p>
          </table:table-cell>
          <table:table-cell table:style-name="ce64" office:value-type="string">
            <text:p>1. <text:s/>Verify that message can be send to everyone i.e. (To admin/Planner/User)</text:p>
            <text:p>2. Verify that everyone should receive the message</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6">
          <table:table-cell table:style-name="ce335" office:value-type="string">
            <text:p>CP0023_SendAndEmailMessageToEveryone</text:p>
          </table:table-cell>
          <table:table-cell table:style-name="ce335" office:value-type="string">
            <text:p>L1</text:p>
          </table:table-cell>
          <table:table-cell table:style-name="ce335" office:value-type="string">
            <text:p>Send &amp; Email</text:p>
            <text:p>message to everyone</text:p>
          </table:table-cell>
          <table:table-cell table:style-name="ce335"/>
          <table:table-cell table:style-name="ce335"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363" office:value-type="string">
            <text:p>Message=”Hello”</text:p>
          </table:table-cell>
          <table:table-cell table:style-name="ce155" office:value-type="string">
            <text:p>1. Verify that message can be send and emailed to everyone</text:p>
            <text:p>2. Verify that everyone received the message</text:p>
          </table:table-cell>
          <table:table-cell table:style-name="ce363" office:value-type="string">
            <text:p>FAIL </text:p>
            <text:p>[Everyone does not receive the email]</text:p>
          </table:table-cell>
          <table:table-cell table:style-name="ce335" office:value-type="string">
            <text:p>FAIL</text:p>
          </table:table-cell>
          <table:table-cell table:style-name="ce335"/>
          <table:table-cell table:style-name="ce335" office:value-type="string">
            <text:p>#246</text:p>
          </table:table-cell>
          <table:table-cell table:style-name="ce335"/>
          <table:table-cell table:style-name="ce370" office:value-type="string">
            <text:p>NO</text:p>
          </table:table-cell>
          <table:table-cell table:style-name="ce373" table:number-columns-repeated="992"/>
          <table:table-cell table:style-name="ce345" table:number-columns-repeated="2"/>
          <table:table-cell table:style-name="ce166" table:number-columns-repeated="17"/>
        </table:table-row>
        <table:table-row table:style-name="ro197">
          <table:table-cell table:style-name="ce119" office:value-type="string">
            <text:p>CP0024_HideBroadcasts</text:p>
          </table:table-cell>
          <table:table-cell table:style-name="ce119" office:value-type="string">
            <text:p>L1</text:p>
          </table:table-cell>
          <table:table-cell table:style-name="ce119" office:value-type="string">
            <text:p>Hide broadcasts (sent</text:p>
            <text:p>messages)(show received)</text:p>
          </table:table-cell>
          <table:table-cell table:style-name="ce119"/>
          <table:table-cell table:style-name="ce119" office:value-type="string">
            <text:p>1. Login to the Channels</text:p>
            <text:p>2. Click on 'Collaboration Model' Link</text:p>
            <text:p>3. Click on Message tab under collaboration panel</text:p>
            <text:p>4. Click on hide broadcast link</text:p>
          </table:table-cell>
          <table:table-cell table:style-name="ce362"/>
          <table:table-cell table:style-name="ce64" office:value-type="string">
            <text:p>1. Verify that the broadcast message can be hidd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8">
          <table:table-cell table:style-name="ce119" office:value-type="string">
            <text:p>CP0025_ShowAllMessages</text:p>
          </table:table-cell>
          <table:table-cell table:style-name="ce119" office:value-type="string">
            <text:p>L1</text:p>
          </table:table-cell>
          <table:table-cell table:style-name="ce119" office:value-type="string">
            <text:p>Show all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362"/>
          <table:table-cell table:style-name="ce64" office:value-type="string">
            <text:p>1. Verify that all the sent messages are show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65">
          <table:table-cell table:style-name="ce119" office:value-type="string">
            <text:p>CP0026_DeleteSelectedMessage</text:p>
          </table:table-cell>
          <table:table-cell table:style-name="ce119" office:value-type="string">
            <text:p>L1</text:p>
          </table:table-cell>
          <table:table-cell table:style-name="ce119" office:value-type="string">
            <text:p>Delete this message</text:p>
            <text:p>(Selected message)</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362"/>
          <table:table-cell table:style-name="ce64" office:value-type="string">
            <text:p>1. Verify that message can be deleted</text:p>
            <text:p>2. Verify that message also gets deleted form the recipients scr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69">
          <table:table-cell table:style-name="ce119" office:value-type="string">
            <text:p>CP0027_ShowReceivedMessages</text:p>
          </table:table-cell>
          <table:table-cell table:style-name="ce119" office:value-type="string">
            <text:p>L1</text:p>
          </table:table-cell>
          <table:table-cell table:style-name="ce119" office:value-type="string">
            <text:p>Show received</text:p>
            <text:p>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received link</text:p>
          </table:table-cell>
          <table:table-cell table:style-name="ce362"/>
          <table:table-cell table:style-name="ce64" office:value-type="string">
            <text:p>1 Verify that received message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99">
          <table:table-cell table:style-name="ce119" office:value-type="string">
            <text:p>CP0028_ShowSentMessages</text:p>
          </table:table-cell>
          <table:table-cell table:style-name="ce119" office:value-type="string">
            <text:p>L1</text:p>
          </table:table-cell>
          <table:table-cell table:style-name="ce119" office:value-type="string">
            <text:p>Show sent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362"/>
          <table:table-cell table:style-name="ce64" office:value-type="string">
            <text:p>1 Verify that sent messages can be seen</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14">
          <table:table-cell table:style-name="ce119" office:value-type="string">
            <text:p>CP0029_ResetMessage</text:p>
          </table:table-cell>
          <table:table-cell table:style-name="ce119" office:value-type="string">
            <text:p>L1</text:p>
          </table:table-cell>
          <table:table-cell table:style-name="ce119" office:value-type="string">
            <text:p>Reset</text:p>
          </table:table-cell>
          <table:table-cell table:style-name="ce119"/>
          <table:table-cell table:style-name="ce119"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362" office:value-type="string">
            <text:p>Message=”Hello”</text:p>
          </table:table-cell>
          <table:table-cell table:style-name="ce64" office:value-type="string">
            <text:p>1 Verify that message text box reset to blank</text:p>
          </table:table-cell>
          <table:table-cell table:style-name="ce362"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200">
          <table:table-cell table:style-name="ce119" office:value-type="string">
            <text:p>CP0030_EmailSelectedMessage</text:p>
          </table:table-cell>
          <table:table-cell table:style-name="ce119" office:value-type="string">
            <text:p>L1</text:p>
          </table:table-cell>
          <table:table-cell table:style-name="ce119" office:value-type="string">
            <text:p>Email this message</text:p>
            <text:p>(Selected message)</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ext:p>4. Select the message to be emailed</text:p>
            <text:p>5. Click on email this message under more pop up menu</text:p>
          </table:table-cell>
          <table:table-cell table:style-name="ce362"/>
          <table:table-cell table:style-name="ce64" office:value-type="string">
            <text:p>1 Verify that message can be emailed</text:p>
          </table:table-cell>
          <table:table-cell table:style-name="ce362" office:value-type="string">
            <text:p>1 Message can be emailed</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style-name="ce1" table:number-columns-repeated="992"/>
          <table:table-cell table:style-name="ce318" table:number-columns-repeated="2"/>
          <table:table-cell table:style-name="ce78" table:number-columns-repeated="3"/>
          <table:table-cell table:number-columns-repeated="14"/>
        </table:table-row>
        <table:table-row table:style-name="ro174">
          <table:table-cell table:style-name="ce335" office:value-type="string">
            <text:p>CP0031_ResendEmail</text:p>
          </table:table-cell>
          <table:table-cell table:style-name="ce335" office:value-type="string">
            <text:p>L1</text:p>
          </table:table-cell>
          <table:table-cell table:style-name="ce335" office:value-type="string">
            <text:p>Resend email</text:p>
          </table:table-cell>
          <table:table-cell table:style-name="ce335"/>
          <table:table-cell table:style-name="ce335"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363"/>
          <table:table-cell table:style-name="ce155" office:value-type="string">
            <text:p>1. Verify that message can be resended as email</text:p>
          </table:table-cell>
          <table:table-cell table:style-name="ce363" office:value-type="string">
            <text:p>FAIL <text:s/></text:p>
            <text:p>[Option Resend Email not available]</text:p>
          </table:table-cell>
          <table:table-cell table:style-name="ce335" office:value-type="string">
            <text:p>FAIL</text:p>
          </table:table-cell>
          <table:table-cell table:style-name="ce335"/>
          <table:table-cell table:style-name="ce335" office:value-type="string">
            <text:p>#246</text:p>
          </table:table-cell>
          <table:table-cell table:style-name="ce335"/>
          <table:table-cell table:style-name="ce370" office:value-type="string">
            <text:p>NO</text:p>
          </table:table-cell>
          <table:table-cell table:style-name="ce373" table:number-columns-repeated="992"/>
          <table:table-cell table:style-name="ce345" table:number-columns-repeated="2"/>
          <table:table-cell table:style-name="ce166" table:number-columns-repeated="17"/>
        </table:table-row>
        <table:table-row table:style-name="ro201" table:number-rows-repeated="2">
          <table:table-cell table:number-columns-repeated="1024"/>
        </table:table-row>
        <table:table-row table:style-name="ro1" table:number-rows-repeated="65484">
          <table:table-cell table:number-columns-repeated="1024"/>
        </table:table-row>
        <table:table-row table:style-name="ro1" table:number-rows-repeated="13">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2"/>
          <table:table-cell table:number-columns-repeated="1009"/>
        </table:table-row>
        <table:table-row table:style-name="ro1" table:number-rows-repeated="4">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997"/>
          <table:table-cell table:number-columns-repeated="14"/>
        </table:table-row>
        <table:table-row table:style-name="ro1">
          <table:table-cell table:style-name="ce78" table:number-columns-repeated="5"/>
          <table:table-cell table:style-name="ce365"/>
          <table:table-cell table:style-name="ce66"/>
          <table:table-cell table:style-name="ce365"/>
          <table:table-cell table:style-name="ce78" table:number-columns-repeated="4"/>
          <table:table-cell table:style-name="ce365"/>
          <table:table-cell table:style-name="ce78" table:number-columns-repeated="997"/>
          <table:table-cell table:number-columns-repeated="14"/>
        </table:table-row>
      </table:table>
      <table:table table:name="Collaboration_Requirements" table:style-name="ta3" table:print="false">
        <office:forms form:automatic-focus="false" form:apply-design-mode="false"/>
        <table:table-column table:style-name="co85" table:default-cell-style-name="ce101"/>
        <table:table-column table:style-name="co18" table:default-cell-style-name="ce101"/>
        <table:table-column table:style-name="co86" table:default-cell-style-name="ce101"/>
        <table:table-column table:style-name="co87" table:default-cell-style-name="ce101"/>
        <table:table-column table:style-name="co88" table:default-cell-style-name="ce101"/>
        <table:table-column table:style-name="co89" table:default-cell-style-name="ce101"/>
        <table:table-column table:style-name="co80" table:default-cell-style-name="ce101"/>
        <table:table-column table:style-name="co90" table:default-cell-style-name="ce101"/>
        <table:table-column table:style-name="co18" table:number-columns-repeated="4" table:default-cell-style-name="ce101"/>
        <table:table-column table:style-name="co91" table:default-cell-style-name="ce101"/>
        <table:table-column table:style-name="co18" table:number-columns-repeated="101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75"/>
          <table:table-cell table:style-name="ce116" table:number-columns-repeated="2"/>
          <table:table-cell table:style-name="ce117" table:number-columns-repeated="10"/>
          <table:table-cell table:style-name="Default" table:number-columns-repeated="24"/>
        </table:table-row>
        <table:table-row table:style-name="ro15">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7">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7"/>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text:span text:style-name="T1">CR0004_</text:span><text:span text:style-name="T10">EditPlanReq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7"/>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118">
          <table:table-cell table:style-name="ce167"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7"/>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7">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7"/>3. Click on 'New'. <text:s text:c="1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9">
          <table:table-cell table:style-name="ce112" office:value-type="string">
            <text:p>CR0007_InvalidNameRequirement</text:p>
          </table:table-cell>
          <table:table-cell table:style-name="ce112" office:value-type="string">
            <text:p>L2</text:p>
          </table:table-cell>
          <table:table-cell table:style-name="ce112" office:value-type="string">
            <text:p>Invalid Name entered</text:p>
          </table:table-cell>
          <table:table-cell table:style-name="ce112"/>
          <table:table-cell table:style-name="ce112" office:value-type="string">
            <text:p>1. Login to 'Channels' with valid credentials. <text:s text:c="2"/>2. Click on 'Collaboration Requirements' Link. <text:s text:c="7"/>3. Click on 'New' <text:s text:c="14"/>4. Enter Invalid Name in 'Name' field</text:p>
          </table:table-cell>
          <table:table-cell table:style-name="ce112" office:value-type="string">
            <text:p><text:s/>'#$$^%*&amp;^'</text:p>
          </table:table-cell>
          <table:table-cell table:style-name="ce11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112" office:value-type="string">
            <text:p>FAIL <text:s/></text:p>
            <text:p>[Invalid name gets added for 'Name'. No display of proper error message]</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9">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7"/>3. Click on 'New'. <text:s text:c="1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40"/></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7"/>3. Click on 'New'. <text:s text:c="1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0">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5"/>4. Click on 'Info' <text:s text:c="12"/></text:p>
          </table:table-cell>
          <table:table-cell/>
          <table:table-cell office:value-type="string">
            <text:p>1. Verify that the 'Info' link is present.</text:p>
            <text:p>2. Verify that 'Info ' can be clicked <text:s text:c="45"/>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1">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2">
          <table:table-cell table:style-name="ce112" office:value-type="string">
            <text:p>CR0012_JunkInfoDetails</text:p>
          </table:table-cell>
          <table:table-cell table:style-name="ce112" office:value-type="string">
            <text:p>L2</text:p>
          </table:table-cell>
          <table:table-cell table:style-name="ce112" office:value-type="string">
            <text:p>Filling in Junk Info Details</text:p>
          </table:table-cell>
          <table:table-cell table:style-name="ce112"/>
          <table:table-cell table:style-name="ce112"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table:style-name="ce112" office:value-type="string">
            <text:p>Info Name : “ <text:s/>$%%&amp;**( “ </text:p>
            <text:p/>
            <text:p>Info Tags :“ Tag : #%^%^^&amp;&amp;” </text:p>
            <text:p/>
            <text:p>Info Elements : “ %$&amp;^%( “ <text:s text:c="3"/></text:p>
          </table:table-cell>
          <table:table-cell table:style-name="ce11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112" office:value-type="string">
            <text:p>FAIL <text:s/></text:p>
            <text:p>[Junk Details get added. No Display of proper error message ]</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23">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5"/>4. Click on 'Info'. <text:s text:c="14"/>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37"/>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5"/>4. Click on 'Sources' <text:s text:c="2"/></text:p>
          </table:table-cell>
          <table:table-cell/>
          <table:table-cell office:value-type="string">
            <text:p>1. Verify that 'Sources' Link is present.</text:p>
            <text:p>2. Verify that 'Sources '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15_WhoSources</text:p>
          </table:table-cell>
          <table:table-cell table:style-name="ce112" office:value-type="string">
            <text:p>L1</text:p>
          </table:table-cell>
          <table:table-cell table:style-name="ce112" office:value-type="string">
            <text:p>“Who” tab for 'Sources'</text:p>
          </table:table-cell>
          <table:table-cell table:style-name="ce112"/>
          <table:table-cell table:style-name="ce112" office:value-type="string">
            <text:p>1. Login to 'Channels' with valid credentials. <text:s text:c="2"/>2. Click on 'Collaboration Requirements' Link. <text:s text:c="6"/>3.Click on 'New' <text:s text:c="15"/>4. Click on 'Sources' <text:s text:c="8"/>5. Enter the details</text:p>
          </table:table-cell>
          <table:table-cell table:style-name="ce112" office:value-type="string">
            <text:p><text:s/>Any agent : “David”</text:p>
            <text:p/>
            <text:p>Working for an organization : “Org 1 “</text:p>
            <text:p/>
            <text:p>Participating as : “Role 1”</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Sources' <text:s text:c="8"/>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126">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5"/>4. Click on 'Sources' <text:s text:c="8"/>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5"/>4. Click on 'Sources' <text:s text:c="7"/>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Sources' <text:s text:c="7"/>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5"/>4. Click on 'Receivers' <text:s text:c="2"/></text:p>
          </table:table-cell>
          <table:table-cell/>
          <table:table-cell office:value-type="string">
            <text:p>1. Verify that 'Receivers' Link is present.</text:p>
            <text:p>2. Verify that 'Receivers'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23_WhoReceivers</text:p>
          </table:table-cell>
          <table:table-cell table:style-name="ce112" office:value-type="string">
            <text:p>L1</text:p>
          </table:table-cell>
          <table:table-cell table:style-name="ce112" office:value-type="string">
            <text:p>“Who” tab for 'Receivers'</text:p>
          </table:table-cell>
          <table:table-cell table:style-name="ce112"/>
          <table:table-cell table:style-name="ce112" office:value-type="string">
            <text:p>1. Login to 'Channels' with valid credentials. <text:s text:c="2"/>2. Click on 'Collaboration Requirements' Link. <text:s text:c="6"/>3.Click on 'New' <text:s text:c="15"/>4. Click on 'Receivers' <text:s text:c="3"/>5. Enter the details</text:p>
          </table:table-cell>
          <table:table-cell table:style-name="ce112" office:value-type="string">
            <text:p><text:s/>Any agent : “Carl”</text:p>
            <text:p/>
            <text:p>Working for an organization : “Org 2 “</text:p>
            <text:p/>
            <text:p>Participating as : “Role 2”</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6">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5"/>4. Click on 'Receivers' <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Receivers' <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0">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3"/></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1">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33_Attachments</text:p>
          </table:table-cell>
          <table:table-cell office:value-type="string">
            <text:p>L1</text:p>
          </table:table-cell>
          <table:table-cell office:value-type="string">
            <text:p>Click Attachments</text:p>
          </table:table-cell>
          <table:table-cell/>
          <table:table-cell table:style-name="ce63" office:value-type="string">
            <text:p>1. Login to 'Channels' with valid credentials. <text:s text:c="2"/>2.Click on 'Collaboration Requirements' Link. <text:s text:c="5"/>3.Click on 'New' <text:s text:c="14"/>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14">
          <table:table-cell table:style-name="ce63" office:value-type="string">
            <text:p>CR0034_AttachAttachments</text:p>
          </table:table-cell>
          <table:table-cell table:style-name="ce63" office:value-type="string">
            <text:p>L1</text:p>
          </table:table-cell>
          <table:table-cell table:style-name="ce63" office:value-type="string">
            <text:p>“Attach” drop down menu</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text:p>
            <text:p>5.Select attach&lt;options&gt;</text:p>
          </table:table-cell>
          <table:table-cell table:style-name="ce63"/>
          <table:table-cell table:style-name="ce169" office:value-type="string">
            <text:p><text:span text:style-name="T11">1. Verify that drop down menu for Attach is available.</text:span></text:p>
            <text:p><text:span text:style-name="T11">2.Verify that attach contains list of options.</text:span></text:p>
            <text:p><text:span text:style-name="T11">3.Verify that any option can be selected for attach.</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63" office:value-type="string">
            <text:p>CR0035_AttachmentAsReference</text:p>
          </table:table-cell>
          <table:table-cell table:style-name="ce63" office:value-type="string">
            <text:p>L1</text:p>
          </table:table-cell>
          <table:table-cell table:style-name="ce169" office:value-type="string">
            <text:p>File Attachment&lt;Reference&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Reference option in “attach”</text:p>
            <text:p><text:span text:style-name="T11">6.Click on file radio button</text:span></text:p>
            <text:p><text:span text:style-name="T11">7. Click on Browse file.</text:span></text:p>
            <text:p><text:span text:style-name="T11">8.Click Attach button.</text:span></text:p>
          </table:table-cell>
          <table:table-cell table:style-name="ce63"/>
          <table:table-cell table:style-name="ce169" office:value-type="string">
            <text:p>1. Verify that file can be attached as Reference. <text:s text:c="13"/>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36_AttachmentAsPolicy</text:p>
          </table:table-cell>
          <table:table-cell table:style-name="ce63" office:value-type="string">
            <text:p>L1</text:p>
          </table:table-cell>
          <table:table-cell table:style-name="ce63" office:value-type="string">
            <text:p>File Attachment&lt;Policy&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Policy option in attachment</text:p>
            <text:p>6.Click on file radio button</text:p>
            <text:p>7.Click on Browse button and select a file.</text:p>
            <text:p>8.Click Attach button.</text:p>
          </table:table-cell>
          <table:table-cell table:style-name="ce63"/>
          <table:table-cell table:style-name="ce169" office:value-type="string">
            <text:p>1. Verify that file can be attached as Policy. <text:s text:c="21"/>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63" office:value-type="string">
            <text:p>CR0037_URLAttachment</text:p>
          </table:table-cell>
          <table:table-cell table:style-name="ce63" office:value-type="string">
            <text:p>L1</text:p>
          </table:table-cell>
          <table:table-cell table:style-name="ce169" office:value-type="string">
            <text:p>URL Attachment</text:p>
          </table:table-cell>
          <table:table-cell table:style-name="ce63"/>
          <table:table-cell table:style-name="ce171"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 URL</text:span></text:p>
            <text:p><text:span text:style-name="T12">8.Click Attach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the Attach button is disabled and Brows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95" office:value-type="string">
            <text:p>CR0038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95"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n invalid URL</text:span></text:p>
            <text:p><text:span text:style-name="T12">8.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39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Reference' from drop down menu of Attach. <text:s text:c="2"/>6.Select URL radio button.</text:span></text:p>
            <text:p><text:span text:style-name="T12">7.Enter a URL</text:span></text:p>
            <text:p><text:span text:style-name="T12">8.Click Attach button.</text:span></text:p>
          </table:table-cell>
          <table:table-cell/>
          <table:table-cell table:style-name="ce169" office:value-type="string">
            <text:p>1. Verify that URL can be attached as 'Reference'. <text:s text:c="11"/>2. Verify that the count for 'Attachments' is increased by one.</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40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Policy' from drop down menu of Attach. <text:s text:c="2"/>6.Select URL radio button.</text:span></text:p>
            <text:p><text:span text:style-name="T12">7.Enter a URL</text:span></text:p>
            <text:p><text:span text:style-name="T12">8.Click Attach button.</text:span></text:p>
          </table:table-cell>
          <table:table-cell/>
          <table:table-cell table:style-name="ce172" office:value-type="string">
            <text:p>1. Verify that the URL can be attached as 'Policy' <text:s text:c="21"/>2. Verify that the count for 'Attachments' is in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1_CopyAttachment</text:p>
          </table:table-cell>
          <table:table-cell office:value-type="string">
            <text:p>L1</text:p>
          </table:table-cell>
          <table:table-cell table:style-name="ce170" office:value-type="string">
            <text:p>Copy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2_DeleteAttachment</text:p>
          </table:table-cell>
          <table:table-cell office:value-type="string">
            <text:p>L1</text:p>
          </table:table-cell>
          <table:table-cell table:style-name="ce170" office:value-type="string">
            <text:p>Delete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43_AttachButton</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4.Click on 'Attachments'. <text:s text:c="18"/>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72" office:value-type="string">
            <text:p>1. Login to 'Channels' with valid credentials. <text:s text:c="2"/>2.Click on 'Collaboration Requirements' Link. <text:s text:c="5"/>3.Click on 'New' <text:s text:c="14"/>4.View the count on 'Attachments'. <text:s text:c="16"/></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45_Issues</text:p>
          </table:table-cell>
          <table:table-cell table:style-name="ce63" office:value-type="string">
            <text:p>L1</text:p>
          </table:table-cell>
          <table:table-cell table:style-name="ce63" office:value-type="string">
            <text:p>Issues</text:p>
          </table:table-cell>
          <table:table-cell table:style-name="ce63"/>
          <table:table-cell table:style-name="ce63" office:value-type="string">
            <text:p>1. Login to 'Channels' with valid credentials. <text:s text:c="2"/>2.Click on 'Collaboration Requirements' Link. <text:s text:c="5"/>3.Click on 'New' <text:s text:c="14"/>4.Click on Issues. </text:p>
          </table:table-cell>
          <table:table-cell table:style-name="ce63"/>
          <table:table-cell table:style-name="ce63" office:value-type="string">
            <text:p>1. Verify that 'issues' link is present.</text:p>
            <text:p>2. Verify that 'Issues' link can be clicked. <text:s text:c="27"/></text:p>
            <text:p>3. Verify that on clicking, A panel with title as 'Requirements Issue' with a 'New' Button gets display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46_NewIssue</text:p>
          </table:table-cell>
          <table:table-cell table:style-name="ce63" office:value-type="string">
            <text:p>L0</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able:table-cell>
          <table:table-cell table:style-name="ce63"/>
          <table:table-cell table:style-name="ce63" office:value-type="string">
            <text:p>1.Verify that a section is displayed for entering the issue details with the following fields-Issue,type,Tags,Severity,Suggestion,Attachment <text:s text:c="15"/></text:p>
            <text:p>2. Verify that the count in 'Issue' link is increased by one. <text:s text:c="50"/>3. Verify that a 'Menu' drop down menu is available</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7_DescriptionNewIssue</text:p>
          </table:table-cell>
          <table:table-cell table:style-name="ce63" office:value-type="string">
            <text:p>L3</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issue description.</text:span></text:p>
          </table:table-cell>
          <table:table-cell table:style-name="ce63"/>
          <table:table-cell table:style-name="ce63" office:value-type="string">
            <text:p>1. Verify that the text field for Issue Description is present.</text:p>
            <text:p>2.Verify that the issue description can be entered in the Issue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8_TypeNewIssue</text:p>
          </table:table-cell>
          <table:table-cell table:style-name="ce63" office:value-type="string">
            <text:p>L1</text:p>
          </table:table-cell>
          <table:table-cell table:style-name="ce63" office:value-type="string">
            <text:p>New Issue type</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the type from the type combo box.</text:span></text:p>
          </table:table-cell>
          <table:table-cell table:style-name="ce63"/>
          <table:table-cell table:style-name="ce63" office:value-type="string">
            <text:p>1. Verify that the Type combo box is present</text:p>
            <text:p>2.Verify that the type can be selected from the list.</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9_TagsNewIssue</text:p>
          </table:table-cell>
          <table:table-cell table:style-name="ce63" office:value-type="string">
            <text:p>L1</text:p>
          </table:table-cell>
          <table:table-cell table:style-name="ce63" office:value-type="string">
            <text:p>Tags</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tags in the Tags text field.</text:span></text:p>
          </table:table-cell>
          <table:table-cell table:style-name="ce63"/>
          <table:table-cell table:style-name="ce63" office:value-type="string">
            <text:p>1. Verify that the text field is present for Tags.</text:p>
            <text:p>2.Verify that the tags can be add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0_SeverityNewIssue</text:p>
          </table:table-cell>
          <table:table-cell table:style-name="ce63" office:value-type="string">
            <text:p>L1</text:p>
          </table:table-cell>
          <table:table-cell table:style-name="ce63" office:value-type="string">
            <text:p>New Issue Severity</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an option from the list of severity.</text:span></text:p>
          </table:table-cell>
          <table:table-cell table:style-name="ce63"/>
          <table:table-cell table:style-name="ce63" office:value-type="string">
            <text:p>1. Verify that the combo box for Severity is present</text:p>
            <text:p>2.Verify that the list contains options-Minor, Major, Extreme, Severe</text:p>
            <text:p>3.Verify that the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1_SuggestionNewIssue</text:p>
          </table:table-cell>
          <table:table-cell table:style-name="ce63" office:value-type="string">
            <text:p>L3</text:p>
          </table:table-cell>
          <table:table-cell table:style-name="ce63" office:value-type="string">
            <text:p>New Issue Sugges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suggestion in the suggestion text field.</text:span></text:p>
          </table:table-cell>
          <table:table-cell table:style-name="ce63"/>
          <table:table-cell table:style-name="ce63" office:value-type="string">
            <text:p>1. verify that the Text area for entering Suggestion is available</text:p>
            <text:p>2.Verify that suggestion can be entered in the suggestion text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63" office:value-type="string">
            <text:p>CR0052_AttachmentNewIssue</text:p>
          </table:table-cell>
          <table:table-cell table:style-name="ce63" office:value-type="string">
            <text:p>L1</text:p>
          </table:table-cell>
          <table:table-cell table:style-name="ce63" office:value-type="string">
            <text:p>New Issue Attachment</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text:p>
          </table:table-cell>
          <table:table-cell table:style-name="ce63"/>
          <table:table-cell table:style-name="ce63" office:value-type="string">
            <text:p>1. Verify that 'Attach' drop down menu is available</text:p>
            <text:p>2. Verify that 'Attach' consists of drop down menu with options 'Reference' , 'Policy'. <text:s text:c="3"/>3. Verify that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7">
          <table:table-cell table:style-name="ce63" office:value-type="string">
            <text:p>CR0053_ReferenceAttachmentNewIssue</text:p>
          </table:table-cell>
          <table:table-cell table:style-name="ce63" office:value-type="string">
            <text:p>L1</text:p>
          </table:table-cell>
          <table:table-cell table:style-name="ce63" office:value-type="string">
            <text:p>File Attachment as Reference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ments' <text:s text:c="5"/>7.Select Reference option in attachment.</text:p>
            <text:p><text:span text:style-name="T11">8.Click on file radio button</text:span></text:p>
            <text:p><text:span text:style-name="T11">9. Click on Choose File button and select a file.</text:span></text:p>
            <text:p><text:span text:style-name="T11">10.Click Attach button.</text:span></text:p>
          </table:table-cell>
          <table:table-cell table:style-name="ce63"/>
          <table:table-cell table:style-name="ce63" office:value-type="string">
            <text:p>1.Verify that the reference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54_PolicyAttachmentNewIssue</text:p>
          </table:table-cell>
          <table:table-cell table:style-name="ce63" office:value-type="string">
            <text:p>L1</text:p>
          </table:table-cell>
          <table:table-cell table:style-name="ce63" office:value-type="string">
            <text:p>File Attachment as Policy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7"/>6.Select Policy option in attachment</text:p>
            <text:p><text:span text:style-name="T11">7.Click on file radio button</text:span></text:p>
            <text:p><text:span text:style-name="T11">8. Click on Choose File button and select a file.</text:span></text:p>
            <text:p><text:span text:style-name="T11">9.Click Attach button.</text:span></text:p>
          </table:table-cell>
          <table:table-cell table:style-name="ce63"/>
          <table:table-cell table:style-name="ce63" office:value-type="string">
            <text:p>1.Verify that The policy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55_URLAttachment</text:p>
          </table:table-cell>
          <table:table-cell table:style-name="ce63" office:value-type="string">
            <text:p>L1</text:p>
          </table:table-cell>
          <table:table-cell table:style-name="ce169" office:value-type="string">
            <text:p>URL Attachment for Issue</text:p>
          </table:table-cell>
          <table:table-cell table:style-name="ce63"/>
          <table:table-cell table:style-name="ce173" office:value-type="string">
            <text:p><text:span text:style-name="T12">1. Login to 'Channels' with valid credentials. <text:s text:c="2"/>2.Click on 'Collaboration Requirements' Link. <text:s text:c="5"/>3.Click on 'New' <text:s text:c="14"/>4.Click on Issues</text:span></text:p>
            <text:p><text:span text:style-name="T12">5.Click on New <text:s text:c="4"/>6.Select URL radio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Choose Fil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95" office:value-type="string">
            <text:p>CR0056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174" office:value-type="string">
            <text:p><text:span text:style-name="T12">1. Login to 'Channels' with valid credentials. <text:s text:c="2"/>2.Click on 'Collaboration Requirements' Link. <text:s text:c="5"/>3.Click on 'New' <text:s text:c="13"/>4.Click on Issues</text:span></text:p>
            <text:p><text:span text:style-name="T12">5.Click on New <text:s text:c="17"/>6.Click on 'Attach' and select the type <text:s text:c="5"/>7.Select URL radio button.</text:span></text:p>
            <text:p><text:span text:style-name="T12">8.Enter an invalid URL</text:span></text:p>
            <text:p><text:span text:style-name="T12">9.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57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2"/>4.Click on Issues</text:span></text:p>
            <text:p><text:span text:style-name="T12">5.Click on New <text:s text:c="14"/>6. Select the option 'Reference' from drop down menu of Attach. <text:s text:c="2"/>7.Select URL radio button.</text:span></text:p>
            <text:p><text:span text:style-name="T12">8.Enter a URL</text:span></text:p>
            <text:p><text:span text:style-name="T12">9.Click Attach button.</text:span></text:p>
          </table:table-cell>
          <table:table-cell/>
          <table:table-cell table:style-name="ce169" office:value-type="string">
            <text:p>1. Verify that URL can be attached as 'Reference'. <text:s text:c="11"/></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58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5"/>6. Select the option 'Policy' from drop down menu of Attach. <text:s text:c="2"/>7.Select URL radio button.</text:span></text:p>
            <text:p><text:span text:style-name="T12">8.Enter a URL</text:span></text:p>
            <text:p><text:span text:style-name="T12">9.Click Attach button.</text:span></text:p>
          </table:table-cell>
          <table:table-cell/>
          <table:table-cell table:style-name="ce172" office:value-type="string">
            <text:p>1. Verify that the URL can be attached as 'Policy' <text:s text:c="21"/></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59_CopyAttachment</text:p>
          </table:table-cell>
          <table:table-cell office:value-type="string">
            <text:p>L1</text:p>
          </table:table-cell>
          <table:table-cell table:style-name="ce170" office:value-type="string">
            <text:p>URL Attachment Copy</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6"/>6. Select the option from drop down menu of Attach. <text:s text:c="17"/>7.Select URL/file radio button.</text:span></text:p>
            <text:p><text:span text:style-name="T12">8.Enter a URL/file path</text:span></text:p>
            <text:p><text:span text:style-name="T12">9.Click Attach button. <text:s text:c="4"/>10.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60_DeleteAttachment</text:p>
          </table:table-cell>
          <table:table-cell office:value-type="string">
            <text:p>L1</text:p>
          </table:table-cell>
          <table:table-cell table:style-name="ce170" office:value-type="string">
            <text:p>URL Attachment Delete</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4"/>6. Select the option from drop down menu of Attach. <text:s text:c="17"/>7.Select URL/file radio button.</text:span></text:p>
            <text:p><text:span text:style-name="T12">8.Enter a URL/file path</text:span></text:p>
            <text:p><text:span text:style-name="T12">9.Click Attach button. <text:s text:c="4"/>10.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1_AttachIssues</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text:span text:style-name="T12">4.Click on Issues</text:span></text:p>
            <text:p><text:span text:style-name="T12">5.Click on New</text:span> <text:s text:c="17"/>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62_CountIssues</text:p>
          </table:table-cell>
          <table:table-cell office:value-type="string">
            <text:p>L1</text:p>
          </table:table-cell>
          <table:table-cell office:value-type="string">
            <text:p>Number of Issues</text:p>
          </table:table-cell>
          <table:table-cell/>
          <table:table-cell table:style-name="ce172" office:value-type="string">
            <text:p>1. Login to 'Channels' with valid credentials. <text:s text:c="2"/>2.Click on 'Collaboration Requirements' Link. <text:s text:c="5"/>3.Click on 'New' <text:s text:c="14"/>4.View the count on 'Issues'. <text:s text:c="16"/></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text:p>
          </table:table-cell>
          <table:table-cell/>
          <table:table-cell office:value-type="string">
            <text:p>1. Verify that 'Menu' is present</text:p>
            <text:p>2. Verify that 'Menu' can be clicked. <text:s text:c="44"/>3. Verify that on clicking, options are available for selection. <text:s text:c="39"/>4. Verify that these options can be selected.</text:p>
          </table:table-cell>
          <table:table-cell table:number-columns-repeated="2" office:value-type="string">
            <text:p>PASS</text:p>
          </table:table-cell>
          <table:table-cell table:number-columns-repeated="1015"/>
        </table:table-row>
        <table:table-row table:style-name="ro53">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Undo New Issue' <text:s text:c="5"/></text:p>
          </table:table-cell>
          <table:table-cell/>
          <table:table-cell office:value-type="string">
            <text:p>1. Verify that 'Undo New Issue' is present.</text:p>
            <text:p>2. Verify that the Option 'Undo New Issue' can be selected. <text:s text:c="36"/></text:p>
            <text:p>3. Verify that on selection, the newly added Issue gets undone. <text:s text:c="42"/>4. Verify that the count in 'Issues' gets decremented.</text:p>
          </table:table-cell>
          <table:table-cell table:number-columns-repeated="2" office:value-type="string">
            <text:p>PASS</text:p>
          </table:table-cell>
          <table:table-cell table:number-columns-repeated="1015"/>
        </table:table-row>
        <table:table-row table:style-name="ro53">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47"/>4. Verify that the count in 'Issues' gets incremented</text:p>
          </table:table-cell>
          <table:table-cell table:number-columns-repeated="2" office:value-type="string">
            <text:p>PASS</text:p>
          </table:table-cell>
          <table:table-cell table:number-columns-repeated="1015"/>
        </table:table-row>
        <table:table-row table:style-name="ro63">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Show Details' <text:s text:c="18"/>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32"/>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63">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Delete' <text:s text:c="9"/>8. Click on 'Undo Detach Document' from 'Menu' <text:s text:c="20"/>9. Click on 'Redo Detach Document' from 'Menu'</text:p>
          </table:table-cell>
          <table:table-cell/>
          <table:table-cell table:style-name="ce176"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70" office:value-type="string">
            <text:p>PASS</text:p>
          </table:table-cell>
          <table:table-cell office:value-type="string">
            <text:p>PASS</text:p>
          </table:table-cell>
          <table:table-cell table:number-columns-repeated="1015"/>
        </table:table-row>
        <table:table-row table:style-name="ro62">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Copy' <text:s text:c="10"/>8. Click on 'Paste Attachment' from 'Menu' <text:s text:c="34"/>9. Click on 'Undo Paste Attachment' from 'Menu' <text:s text:c="34"/>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33"/></text:p>
            <text:p>5.Verify that 'Undo Paste Attachment' is present</text:p>
            <text:p>6. Verify that the option can be selected.</text:p>
            <text:p>7. Verify that the operation can be undone by 'Undo Paste Attachment' <text:s text:c="22"/></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61">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dd the details to Issue. <text:s text:c="35"/>7. Click on 'Menu' <text:s text:c="10"/>8. Click on 'Undo Update user Issue' <text:s text:c="10"/>9. Click on 'Redo Update user Issue ' <text:s text:c="9"/></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9"/>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14">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6"/>6. Click on 'Menu' <text:s text:c="10"/>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50">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50">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7"/>3. Click on 'Remove Requirement' Button. <text:s text:c="3"/></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19">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7"/>3. Click on 'Remove Requirement' Button. <text:s text:c="3"/>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19">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7"/>3. Click on 'Remove Requirement' Button. <text:s text:c="3"/>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27">
          <table:table-cell table:style-name="ce168" office:value-type="string">
            <text:p>Undo Add New requirement</text:p>
          </table:table-cell>
          <table:table-cell table:style-name="ce168" table:number-columns-repeated="3"/>
          <table:table-cell table:number-columns-repeated="5"/>
          <table:table-cell table:style-name="Default" table:number-columns-repeated="1015"/>
        </table:table-row>
        <table:table-row table:style-name="ro29">
          <table:table-cell table:style-name="ce168" table:number-columns-repeated="3"/>
          <table:table-cell table:style-name="ce168" office:value-type="string">
            <text:p>Available for the New Added Issues with atleast one issue.</text:p>
          </table:table-cell>
          <table:table-cell table:number-columns-repeated="2"/>
          <table:table-cell table:style-name="ce177" office:value-type="string">
            <text:p>Bugs</text:p>
          </table:table-cell>
          <table:table-cell table:number-columns-repeated="1017"/>
        </table:table-row>
        <table:table-row table:style-name="ro1">
          <table:table-cell table:style-name="ce168" table:number-columns-repeated="4"/>
          <table:table-cell table:number-columns-repeated="1020"/>
        </table:table-row>
        <table:table-row table:style-name="ro132">
          <table:table-cell table:style-name="ce168" office:value-type="string">
            <text:p>Undo remove Requiremnet</text:p>
          </table:table-cell>
          <table:table-cell table:style-name="ce168" table:number-columns-repeated="3"/>
          <table:table-cell table:number-columns-repeated="1020"/>
        </table:table-row>
        <table:table-row table:style-name="ro1" table:number-rows-repeated="5">
          <table:table-cell table:style-name="ce168" table:number-columns-repeated="4"/>
          <table:table-cell table:number-columns-repeated="1020"/>
        </table:table-row>
        <table:table-row table:style-name="ro27">
          <table:table-cell table:style-name="ce168" office:value-type="string">
            <text:p>Undo/Redo Update Requirement</text:p>
          </table:table-cell>
          <table:table-cell table:style-name="ce168" table:number-columns-repeated="3"/>
          <table:table-cell table:number-columns-repeated="1020"/>
        </table:table-row>
        <table:table-row table:style-name="ro1" table:number-rows-repeated="2">
          <table:table-cell table:style-name="ce168" table:number-columns-repeated="4"/>
          <table:table-cell table:number-columns-repeated="1020"/>
        </table:table-row>
        <table:table-row table:style-name="ro1">
          <table:table-cell table:number-columns-repeated="1024"/>
        </table:table-row>
        <table:table-row table:style-name="ro133">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133">
          <table:table-cell table:style-name="ce112" office:value-type="string">
            <text:p>Analysis Tab</text:p>
          </table:table-cell>
          <table:table-cell table:style-name="ce112" table:number-columns-repeated="5"/>
          <table:table-cell table:style-name="ce112" office:value-type="string">
            <text:p>Internal Error received</text:p>
          </table:table-cell>
          <table:table-cell table:style-name="ce11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office:forms form:automatic-focus="false" form:apply-design-mode="false"/>
        <table:table-column table:style-name="co214" table:default-cell-style-name="ce101"/>
        <table:table-column table:style-name="co215" table:default-cell-style-name="ce101"/>
        <table:table-column table:style-name="co216" table:default-cell-style-name="ce101"/>
        <table:table-column table:style-name="co18" table:default-cell-style-name="ce101"/>
        <table:table-column table:style-name="co217" table:default-cell-style-name="ce101"/>
        <table:table-column table:style-name="co18" table:default-cell-style-name="ce101"/>
        <table:table-column table:style-name="co218" table:default-cell-style-name="ce101"/>
        <table:table-column table:style-name="co18" table:number-columns-repeated="1013"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style-name="Default" table:number-columns-repeated="2"/>
        </table:table-row>
        <table:table-row table:style-name="ro132">
          <table:table-cell table:style-name="ce178"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7">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9">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1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02">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03">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08_GuidePanelDefinesPlanEnvironment</text:p>
          </table:table-cell>
          <table:table-cell office:value-type="string">
            <text:p>L1</text:p>
          </table:table-cell>
          <table:table-cell table:style-name="ce376"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9">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15">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9">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65">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15">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65">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65">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65">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15">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15">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65">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15">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65">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65">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15">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15">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9">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15">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office:forms form:automatic-focus="false" form:apply-design-mode="false"/>
        <table:table-column table:style-name="co18" table:number-columns-repeated="2" table:default-cell-style-name="Default"/>
        <table:table-column table:style-name="co97" table:default-cell-style-name="Default"/>
        <table:table-column table:style-name="co18" table:default-cell-style-name="Default"/>
        <table:table-column table:style-name="co16" table:default-cell-style-name="Default"/>
        <table:table-column table:style-name="co18" table:default-cell-style-name="Default"/>
        <table:table-column table:style-name="co17" table:default-cell-style-name="Default"/>
        <table:table-column table:style-name="co23" table:default-cell-style-name="Default"/>
        <table:table-column table:style-name="co18" table:number-columns-repeated="5" table:default-cell-style-name="Default"/>
        <table:table-column table:style-name="co19" table:default-cell-style-name="Default"/>
        <table:table-column table:style-name="co18" table:number-columns-repeated="1010"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table:table-cell table:style-name="ce115" table:number-columns-repeated="998"/>
          <table:table-cell table:style-name="ce116" table:number-columns-repeated="2"/>
          <table:table-cell table:style-name="ce117" table:number-columns-repeated="10"/>
        </table:table-row>
        <table:table-row table:style-name="ro179">
          <table:table-cell table:style-name="ce377" office:value-type="string">
            <text:p>ISR001_IssueSummaryReportLink</text:p>
          </table:table-cell>
          <table:table-cell table:style-name="ce377" office:value-type="string">
            <text:p>L0</text:p>
          </table:table-cell>
          <table:table-cell table:style-name="ce377" office:value-type="string">
            <text:p>"Issue Summary Report" Link</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 Verify that user is able to view the Issue Summary Report page with title “Issues Summary Report" with subsections of Robustness, Validity and Completeness Issues.</text:p>
          </table:table-cell>
          <table:table-cell table:style-name="ce377" office:value-type="string">
            <text:p>1. The user is able to view the Issue Summary Report page with title “Issues Summary Report" with subsections of Robustness, Validity and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4">
          <table:table-cell table:style-name="ce377" office:value-type="string">
            <text:p>ISR002_IssueSummaryContent</text:p>
          </table:table-cell>
          <table:table-cell table:style-name="ce377" office:value-type="string">
            <text:p>L1</text:p>
          </table:table-cell>
          <table:table-cell table:style-name="ce377" office:value-type="string">
            <text:p>Issues Summary Section Content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377"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8">
          <table:table-cell table:style-name="ce377" office:value-type="string">
            <text:p>ISR003_IssueSummaryDetails</text:p>
          </table:table-cell>
          <table:table-cell table:style-name="ce377" office:value-type="string">
            <text:p>L1</text:p>
          </table:table-cell>
          <table:table-cell table:style-name="ce377" office:value-type="string">
            <text:p>Issues Summary Details</text:p>
          </table:table-cell>
          <table:table-cell table:style-name="ce377"/>
          <table:table-cell table:style-name="ce62" office:value-type="string">
            <text:p>1.Login to the Channels with valid credentials</text:p>
            <text:p>2. Click on "Model Issues" Link</text:p>
          </table:table-cell>
          <table:table-cell table:style-name="ce377"/>
          <table:table-cell table:style-name="ce377" office:value-type="string">
            <text:p>1.Verify that the Robustness Issues column contains summary of the unresolved &amp; waived issues with the categories-Extreme,Severe,Major,Minor.</text:p>
          </table:table-cell>
          <table:table-cell table:style-name="ce377" office:value-type="string">
            <text:p>1.The Robustness Issues column contains summary of the unresolved &amp; waived issues with the categories-Extreme,Severe,Major,Minor.</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32">
          <table:table-cell table:style-name="ce377" office:value-type="string">
            <text:p>ISR004_RobustnessIssues</text:p>
          </table:table-cell>
          <table:table-cell table:style-name="ce377" office:value-type="string">
            <text:p>L1</text:p>
          </table:table-cell>
          <table:table-cell table:style-name="ce377" office:value-type="string">
            <text:p>Robustness Issues</text:p>
          </table:table-cell>
          <table:table-cell table:style-name="ce377"/>
          <table:table-cell table:style-name="ce62" office:value-type="string">
            <text:p>1. Login to the Channels with valid credentials</text:p>
            <text:p>2. Click on "Model Issues" Link</text:p>
          </table:table-cell>
          <table:table-cell table:style-name="ce377"/>
          <table:table-cell table:style-name="ce377" office:value-type="string">
            <text:p>1.Verify that the Robustness Issues section contains metrics for each kind of <text:s/>unwaived robustness issues in the plan &amp; there are 3 columns-</text:p>
            <text:p>Kind,Count,severity</text:p>
          </table:table-cell>
          <table:table-cell table:style-name="ce377" office:value-type="string">
            <text:p>1.The Robustness Issues section contains metrics for each kind of <text:s/>unwaived robustness issues in the plan &amp; there are 3 columns-</text:p>
            <text:p>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5">
          <table:table-cell table:style-name="ce377" office:value-type="string">
            <text:p>ISR005_RobustnessIssuesDetails</text:p>
          </table:table-cell>
          <table:table-cell table:style-name="ce377" office:value-type="string">
            <text:p>L1</text:p>
          </table:table-cell>
          <table:table-cell table:style-name="ce377" office:value-type="string">
            <text:p>Robustness Issues Details</text:p>
          </table:table-cell>
          <table:table-cell table:style-name="ce377"/>
          <table:table-cell table:style-name="ce62" office:value-type="string">
            <text:p>1. Login to the Channels with valid credentials</text:p>
            <text:p>2. 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79">
          <table:table-cell table:style-name="ce377" office:value-type="string">
            <text:p>ISR006_NoRobustnessIssuesFound</text:p>
          </table:table-cell>
          <table:table-cell table:style-name="ce377" office:value-type="string">
            <text:p>L1</text:p>
          </table:table-cell>
          <table:table-cell table:style-name="ce377" office:value-type="string">
            <text:p>No Robustness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Robustness Issues section contains ”No Records found” when there are no Completeness Issues.</text:p>
          </table:table-cell>
          <table:table-cell table:style-name="ce377" office:value-type="string">
            <text:p>1.Verify that the Robustness Issues section contains ”No Records found” when there are no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39">
          <table:table-cell table:style-name="ce377" office:value-type="string">
            <text:p>ISR007_CompletenessIssues</text:p>
          </table:table-cell>
          <table:table-cell table:style-name="ce377" office:value-type="string">
            <text:p>L1</text:p>
          </table:table-cell>
          <table:table-cell table:style-name="ce377" office:value-type="string">
            <text:p>Completeness Issue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Completeness Issues section contains metrics for each kind of unwaived completeness issues in the plan &amp; there are 3 columns-Kind,Count,Severity</text:p>
          </table:table-cell>
          <table:table-cell table:style-name="ce377" office:value-type="string">
            <text:p>1.The Completeness Issues section contains metrics for each kind of unwaived completeness issues in the plan &amp; there are 3 columns-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5">
          <table:table-cell table:style-name="ce377" office:value-type="string">
            <text:p>ISR008_CompletenessIssuesDetails</text:p>
          </table:table-cell>
          <table:table-cell table:style-name="ce377" office:value-type="string">
            <text:p>L1</text:p>
          </table:table-cell>
          <table:table-cell table:style-name="ce377" office:value-type="string">
            <text:p>Completeness Issues detail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6">
          <table:table-cell table:style-name="ce377" office:value-type="string">
            <text:p>ISR009_NoCompletenessIssuesFound</text:p>
          </table:table-cell>
          <table:table-cell table:style-name="ce377" office:value-type="string">
            <text:p>L1</text:p>
          </table:table-cell>
          <table:table-cell table:style-name="ce377" office:value-type="string">
            <text:p>No Completeness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Completeness Issues section contains ”No Records found” when there are no Completeness Issues.</text:p>
          </table:table-cell>
          <table:table-cell table:style-name="ce377" office:value-type="string">
            <text:p>1.The Completeness Issues section contains ”No Records found” when there are no Completeness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79">
          <table:table-cell table:style-name="ce377" office:value-type="string">
            <text:p>ISR010_ValidityIssues</text:p>
          </table:table-cell>
          <table:table-cell table:style-name="ce377" office:value-type="string">
            <text:p>L1</text:p>
          </table:table-cell>
          <table:table-cell table:style-name="ce377" office:value-type="string">
            <text:p>Validity Issue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Validity Issues section contains metrics for each kind of unwaived Validity issues in the plan &amp; there are 3 columns-Kind,Count,Severity</text:p>
          </table:table-cell>
          <table:table-cell table:style-name="ce377" office:value-type="string">
            <text:p>1.The Validity Issues section contains metrics for each kind of unwaived Validity issues in the plan &amp; there are 3 columns-Kind,Count,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7">
          <table:table-cell table:style-name="ce377" office:value-type="string">
            <text:p>ISR011_ValidityIssuesDetails</text:p>
          </table:table-cell>
          <table:table-cell table:style-name="ce377" office:value-type="string">
            <text:p>L1</text:p>
          </table:table-cell>
          <table:table-cell table:style-name="ce377" office:value-type="string">
            <text:p>Validity Issues Details</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377"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114">
          <table:table-cell table:style-name="ce377" office:value-type="string">
            <text:p>ISR012_NoValidityIssuesFound</text:p>
          </table:table-cell>
          <table:table-cell table:style-name="ce377" office:value-type="string">
            <text:p>L1</text:p>
          </table:table-cell>
          <table:table-cell table:style-name="ce377" office:value-type="string">
            <text:p>No Validity Issues found</text:p>
          </table:table-cell>
          <table:table-cell table:style-name="ce377"/>
          <table:table-cell table:style-name="ce62" office:value-type="string">
            <text:p>1.Login to the Channels with valid credentials</text:p>
            <text:p>2.Click on "Model Issues" Link</text:p>
          </table:table-cell>
          <table:table-cell table:style-name="ce377"/>
          <table:table-cell table:style-name="ce377" office:value-type="string">
            <text:p>1.Verify that the Validity Issues section contains ”No Records found” when there are no Validity Issues.</text:p>
          </table:table-cell>
          <table:table-cell table:style-name="ce377" office:value-type="string">
            <text:p>1.The Validity Issues section contains ”No Records found” when there are no Validity Issues.</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8">
          <table:table-cell table:style-name="ce377" office:value-type="string">
            <text:p>ISR013_CreateIssue</text:p>
          </table:table-cell>
          <table:table-cell table:style-name="ce377" office:value-type="string">
            <text:p>L1</text:p>
          </table:table-cell>
          <table:table-cell table:style-name="ce377" office:value-type="string">
            <text:p>Create issue &amp; observe the summary report</text:p>
          </table:table-cell>
          <table:table-cell table:style-name="ce377"/>
          <table:table-cell table:style-name="ce62"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377" office:value-type="string">
            <text:p>Description=”Issue1 description”</text:p>
            <text:p/>
            <text:p>Tag=”Tag1”</text:p>
            <text:p/>
            <text:p>Type=”Completeness”</text:p>
            <text:p/>
            <text:p>Severity=”Major”</text:p>
            <text:p/>
            <text:p>Suggestion=”Suggestion1”</text:p>
          </table:table-cell>
          <table:table-cell table:style-name="ce377"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377"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09">
          <table:table-cell table:style-name="ce377" office:value-type="string">
            <text:p>ISR014_WaiveIssue</text:p>
          </table:table-cell>
          <table:table-cell table:style-name="ce377" office:value-type="string">
            <text:p>L1</text:p>
          </table:table-cell>
          <table:table-cell table:style-name="ce377" office:value-type="string">
            <text:p>Waive an <text:s/>issue &amp; observe the summary report</text:p>
          </table:table-cell>
          <table:table-cell table:style-name="ce377"/>
          <table:table-cell table:style-name="ce62"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377"/>
          <table:table-cell table:style-name="ce377" office:value-type="string">
            <text:p>1.Verify that the waived issue count increases under the Issues summary section.</text:p>
          </table:table-cell>
          <table:table-cell table:style-name="ce377" office:value-type="string">
            <text:p>1.The waived issue count increases under the Issues summary section.</text:p>
          </table:table-cell>
          <table:table-cell table:style-name="ce377" office:value-type="string">
            <text:p>PASS</text:p>
          </table:table-cell>
          <table:table-cell table:style-name="ce377" table:number-columns-repeated="3"/>
          <table:table-cell table:style-name="ce385" table:number-columns-repeated="2"/>
          <table:table-cell table:style-name="ce55" table:number-columns-repeated="1006"/>
          <table:table-cell table:number-columns-repeated="4"/>
        </table:table-row>
        <table:table-row table:style-name="ro210">
          <table:table-cell table:style-name="ce377" office:value-type="string">
            <text:p>ISR016_ClickPlan</text:p>
          </table:table-cell>
          <table:table-cell table:style-name="ce62" office:value-type="string">
            <text:p>L0</text:p>
          </table:table-cell>
          <table:table-cell table:style-name="ce62" office:value-type="string">
            <text:p>&lt;Plan name&gt; Link</text:p>
          </table:table-cell>
          <table:table-cell table:style-name="ce62"/>
          <table:table-cell table:style-name="ce62" office:value-type="string">
            <text:p>1. Login to the Channels <text:s/>with valid credentials <text:s text:c="4"/></text:p>
            <text:p>2. Click on "Model Issues" <text:s text:c="3"/>3. Click on '&lt;Plan name&gt;'</text:p>
          </table:table-cell>
          <table:table-cell table:style-name="ce62"/>
          <table:table-cell table:style-name="ce62" office:value-type="string">
            <text:p>1. Verify that user successfully navigates to Home page.</text:p>
          </table:table-cell>
          <table:table-cell table:style-name="ce62"/>
          <table:table-cell table:style-name="ce62" office:value-type="string">
            <text:p>PASS</text:p>
          </table:table-cell>
          <table:table-cell table:style-name="ce377" office:value-type="string">
            <text:p>YES</text:p>
          </table:table-cell>
          <table:table-cell table:style-name="ce62" table:number-columns-repeated="2"/>
          <table:table-cell table:style-name="ce385" table:number-columns-repeated="2"/>
          <table:table-cell table:style-name="ce55" table:number-columns-repeated="1006"/>
          <table:table-cell table:number-columns-repeated="4"/>
        </table:table-row>
        <table:table-row table:style-name="ro19">
          <table:table-cell table:style-name="ce73" office:value-type="string">
            <text:p>ISR0015_VISegmentNoGoals</text:p>
          </table:table-cell>
          <table:table-cell table:style-name="ce73" office:value-type="string">
            <text:p>L1</text:p>
          </table:table-cell>
          <table:table-cell table:style-name="ce73" office:value-type="string">
            <text:p>Validity issue, Segment has no stated goal</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Validity </text:span><text:span text:style-name="T4">Issues section.</text:span></text:p>
          </table:table-cell>
          <table:table-cell table:style-name="ce384"/>
          <table:table-cell table:style-name="ce73" office:value-type="string">
            <text:p>1.Verify that the Validity Issues section contains an issue-”Segment has no stated goal” with count as 1 &amp; Severity-Major</text:p>
          </table:table-cell>
          <table:table-cell table:style-name="ce73" office:value-type="string">
            <text:p>1.The Validity Issues section contains an issue-”Segment has no stated goal” with count as 1 &amp; Severity-Major</text:p>
          </table:table-cell>
          <table:table-cell table:style-name="ce73" office:value-type="string">
            <text:p>PASS</text:p>
          </table:table-cell>
          <table:table-cell table:style-name="ce73" office:value-type="string">
            <text:p>YES</text:p>
          </table:table-cell>
          <table:table-cell table:style-name="ce73" table:number-columns-repeated="4"/>
          <table:table-cell table:style-name="ce384" table:number-columns-repeated="1006"/>
          <table:table-cell table:style-name="ce78" table:number-columns-repeated="4"/>
        </table:table-row>
        <table:table-row table:style-name="ro80">
          <table:table-cell table:style-name="ce73" office:value-type="string">
            <text:p>ISR0015_VISegmentNoGoalsResolved</text:p>
          </table:table-cell>
          <table:table-cell table:style-name="ce73" office:value-type="string">
            <text:p>L1</text:p>
          </table:table-cell>
          <table:table-cell table:style-name="ce73" office:value-type="string">
            <text:p>Resolve validity Issue,Segment has no stated <text:s/>goal </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Validity </text:span><text:span text:style-name="T4">Issues section.</text:span></text:p>
            <text:p><text:span text:style-name="T4">4.Go to Home Page.</text:span></text:p>
            <text:p><text:span text:style-name="T4">5.Select the </text:span><text:span text:style-name="T4">option”About plan </text:span><text:span text:style-name="T4">segment” from the </text:span><text:span text:style-name="T4">show popup menu.</text:span></text:p>
            <text:p><text:span text:style-name="T4">6.Click on goals tab.</text:span></text:p>
            <text:p><text:span text:style-name="T4">7.Select the </text:span><text:span text:style-name="T4">Objective,Category,Mag</text:span><text:span text:style-name="T4">nitude from the </text:span><text:span text:style-name="T4">respective lists of </text:span><text:span text:style-name="T4">choices</text:span></text:p>
            <text:p><text:span text:style-name="T4">8.Enter Organisation </text:span><text:span text:style-name="T4">name.</text:span></text:p>
            <text:p><text:span text:style-name="T4">9.Go back to Home </text:span><text:span text:style-name="T4">page.</text:span></text:p>
            <text:p><text:span text:style-name="T4">10.Click on “Model </text:span><text:span text:style-name="T4">issues”</text:span></text:p>
          </table:table-cell>
          <table:table-cell table:style-name="ce384"/>
          <table:table-cell table:style-name="ce73" office:value-type="string">
            <text:p>1.Verify that the issue gets resolved &amp; the Validity Issues section shows ”No Records found”</text:p>
          </table:table-cell>
          <table:table-cell table:style-name="ce73" office:value-type="string">
            <text:p>1.The issue gets resolved &amp; the Validity Issues section shows ”No Records found”</text:p>
          </table:table-cell>
          <table:table-cell table:style-name="ce73" office:value-type="string">
            <text:p>PASS</text:p>
          </table:table-cell>
          <table:table-cell table:style-name="ce73" table:number-columns-repeated="3"/>
          <table:table-cell table:style-name="ce73" office:value-type="string">
            <text:p>YES</text:p>
          </table:table-cell>
          <table:table-cell table:style-name="ce73"/>
          <table:table-cell table:style-name="ce384" table:number-columns-repeated="1006"/>
          <table:table-cell table:style-name="ce78" table:number-columns-repeated="4"/>
        </table:table-row>
        <table:table-row table:style-name="ro19">
          <table:table-cell table:style-name="ce73" office:value-type="string">
            <text:p>ISR0015_CITaskNeitherConsumesNorProducesInfo</text:p>
          </table:table-cell>
          <table:table-cell table:style-name="ce73"/>
          <table:table-cell table:style-name="ce73" office:value-type="string">
            <text:p>Completeness Issue,</text:p>
            <text:p>Task neither consumes nor produces Information</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384"/>
          <table:table-cell table:style-name="ce73" table:number-columns-repeated="8"/>
          <table:table-cell table:style-name="ce384" table:number-columns-repeated="1006"/>
          <table:table-cell table:style-name="ce78" table:number-columns-repeated="4"/>
        </table:table-row>
        <table:table-row table:style-name="ro19">
          <table:table-cell table:style-name="ce73" office:value-type="string">
            <text:p>ISR0015_CIResolveIssue</text:p>
          </table:table-cell>
          <table:table-cell table:style-name="ce73"/>
          <table:table-cell table:style-name="ce73" office:value-type="string">
            <text:p>Completeness Issue,Task neither consumes nor produces Information</text:p>
          </table:table-cell>
          <table:table-cell table:style-name="ce73"/>
          <table:table-cell table:style-name="ce381" office:value-type="string">
            <text:p><text:span text:style-name="T4">1.Login to the Channels </text:span><text:span text:style-name="T4">with valid 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384"/>
          <table:table-cell table:style-name="ce73" table:number-columns-repeated="8"/>
          <table:table-cell table:style-name="ce384" table:number-columns-repeated="1006"/>
          <table:table-cell table:style-name="ce78" table:number-columns-repeated="4"/>
        </table:table-row>
        <table:table-row table:style-name="ro50">
          <table:table-cell table:style-name="ce378" office:value-type="string">
            <text:p>ISR029_Grammar&amp;Spelling</text:p>
          </table:table-cell>
          <table:table-cell table:style-name="ce380" office:value-type="string">
            <text:p>L3</text:p>
          </table:table-cell>
          <table:table-cell table:style-name="ce380" office:value-type="string">
            <text:p>Grammar and Spelling on Issues Summary report page</text:p>
          </table:table-cell>
          <table:table-cell table:style-name="ce380"/>
          <table:table-cell table:style-name="ce382" office:value-type="string">
            <text:p><text:span text:style-name="T12">1.Login to Channels </text:span><text:span text:style-name="T12">with valid credentials <text:s text:c="5"/></text:span><text:span text:style-name="T12"><text:s text:c="15"/>2. Click on </text:span><text:span text:style-name="T12">"Model Issues" </text:span></text:p>
            <text:p><text:span text:style-name="T12">3. Click on the 'Sign Out' </text:span><text:span text:style-name="T12">Button</text:span></text:p>
          </table:table-cell>
          <table:table-cell table:style-name="ce380"/>
          <table:table-cell table:style-name="ce380" office:value-type="string">
            <text:p>1. Verify that there is no grammar or spelling mistake.</text:p>
          </table:table-cell>
          <table:table-cell table:style-name="ce380" office:value-type="string">
            <text:p>1.There is no grammar or spelling mistake.</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53">
          <table:table-cell table:style-name="ce379" office:value-type="string">
            <text:p>ISR030_FontType</text:p>
          </table:table-cell>
          <table:table-cell table:style-name="ce380" office:value-type="string">
            <text:p>L3</text:p>
          </table:table-cell>
          <table:table-cell table:style-name="ce380" office:value-type="string">
            <text:p>Screen Font Type on Issues summary report page</text:p>
          </table:table-cell>
          <table:table-cell table:style-name="ce380"/>
          <table:table-cell table:style-name="ce382" office:value-type="string">
            <text:p><text:span text:style-name="T12">1.Login to Channels </text:span><text:span text:style-name="T12">with valid credentials <text:s text:c="5"/></text:span><text:span text:style-name="T12"><text:s text:c="15"/>2. Click on </text:span><text:span text:style-name="T12">"Model Issues" </text:span></text:p>
            <text:p><text:span text:style-name="T12">3. Click on the 'Sign Out' </text:span><text:span text:style-name="T12">Button</text:span></text:p>
          </table:table-cell>
          <table:table-cell table:style-name="ce380"/>
          <table:table-cell table:style-name="ce3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0" office:value-type="string">
            <text:p>1.The screen font family matches from screen to screen.</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29">
          <table:table-cell table:style-name="ce380" office:value-type="string">
            <text:p>ISR031_ScreenFontSize</text:p>
          </table:table-cell>
          <table:table-cell table:style-name="ce380" office:value-type="string">
            <text:p>L3</text:p>
          </table:table-cell>
          <table:table-cell table:style-name="ce380" office:value-type="string">
            <text:p>Screen Font Sizes on login page</text:p>
          </table:table-cell>
          <table:table-cell table:style-name="ce380"/>
          <table:table-cell table:style-name="ce383" office:value-type="string">
            <text:p>1. Enter URL-http://192.168.4.127:8081/channels/login.html</text:p>
          </table:table-cell>
          <table:table-cell table:style-name="ce380"/>
          <table:table-cell table:style-name="ce380" office:value-type="string">
            <text:p>1. Verify that the screen font sizes match from screen to screen.</text:p>
          </table:table-cell>
          <table:table-cell table:style-name="ce380" office:value-type="string">
            <text:p>1.The screen font sizes matches from screen to screen.</text:p>
          </table:table-cell>
          <table:table-cell table:style-name="ce380" office:value-type="string">
            <text:p>PASS</text:p>
          </table:table-cell>
          <table:table-cell table:style-name="ce380" table:number-columns-repeated="4"/>
          <table:table-cell table:style-name="ce189" table:number-columns-repeated="1004"/>
          <table:table-cell table:style-name="ce55" table:number-columns-repeated="3"/>
          <table:table-cell table:number-columns-repeated="4"/>
        </table:table-row>
        <table:table-row table:style-name="ro1" table:number-rows-repeated="65512">
          <table:table-cell table:number-columns-repeated="1024"/>
        </table:table-row>
        <table:table-row table:style-name="ro1">
          <table:table-cell table:number-columns-repeated="1024"/>
        </table:table-row>
      </table:table>
      <table:table table:name="Feedback_Replies" table:style-name="ta3" table:print="false">
        <table:table-column table:style-name="co18" table:default-cell-style-name="ce101"/>
        <table:table-column table:style-name="co98" table:default-cell-style-name="ce101"/>
        <table:table-column table:style-name="co99" table:default-cell-style-name="ce101"/>
        <table:table-column table:style-name="co86" table:default-cell-style-name="ce101"/>
        <table:table-column table:style-name="co100" table:default-cell-style-name="ce101"/>
        <table:table-column table:style-name="co98" table:default-cell-style-name="ce101"/>
        <table:table-column table:style-name="co101" table:default-cell-style-name="ce101"/>
        <table:table-column table:style-name="co102" table:default-cell-style-name="ce101"/>
        <table:table-column table:style-name="co98" table:number-columns-repeated="1016" table:default-cell-style-name="ce101"/>
        <table:table-row table:style-name="ro4">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Can be Automated?</text:p>
          </table:table-cell>
          <table:table-cell table:style-name="ce158" office:value-type="string">
            <text:p>TICKET ID</text:p>
          </table:table-cell>
          <table:table-cell table:style-name="ce158" office:value-type="string">
            <text:p>COMMENT</text:p>
          </table:table-cell>
          <table:table-cell table:style-name="ce158" office:value-type="string">
            <text:p>DATE : <text:s/>Feb 5, 2013</text:p>
            <text:p>REVISION: 4698</text:p>
            <text:p>BROWSER: Internet Explorer</text:p>
          </table:table-cell>
          <table:table-cell table:style-name="ce191" table:number-columns-repeated="992"/>
          <table:table-cell table:style-name="ce192" table:number-columns-repeated="2"/>
          <table:table-cell table:style-name="ce193" table:number-columns-repeated="17"/>
        </table:table-row>
        <table:table-row table:style-name="ro39">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114">
          <table:table-cell table:style-name="ce112" office:value-type="string">
            <text:p>FR0002_UrgentCheckbox</text:p>
          </table:table-cell>
          <table:table-cell table:style-name="ce112" office:value-type="string">
            <text:p>L1</text:p>
          </table:table-cell>
          <table:table-cell table:style-name="ce112" office:value-type="string">
            <text:p>Checkbox 'urgent'</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the CheckBox 'urgent'.</text:p>
          </table:table-cell>
          <table:table-cell table:style-name="ce112"/>
          <table:table-cell table:style-name="ce112" office:value-type="string">
            <text:p>1. Verify that the CheckBox for 'urgent' should not be present.</text:p>
            <text:p>2. Verify that it cannot be checked.</text:p>
            <text:p>3. Verify that on clicking, only the Feedbacks marked as 'Urgent' <text:s/>are displayed.</text:p>
          </table:table-cell>
          <table:table-cell table:style-name="ce112" office:value-type="string">
            <text:p>FAIL</text:p>
            <text:p>[The CheckBox for 'urgent' is present. It can be checked too.]</text:p>
          </table:table-cell>
          <table:table-cell table:style-name="ce112" office:value-type="string">
            <text:p>FAIL</text:p>
          </table:table-cell>
          <table:table-cell table:style-name="ce112" table:number-columns-repeated="2"/>
          <table:table-cell table:style-name="ce112" office:value-type="string">
            <text:p>BUG</text:p>
            <text:p>[Feedback cannot be sent as 'Urgent']</text:p>
          </table:table-cell>
          <table:table-cell table:style-name="ce112" table:number-columns-repeated="1012"/>
        </table:table-row>
        <table:table-row table:style-name="ro124">
          <table:table-cell office:value-type="string">
            <text:p>FR0003_UnresolvedCheckbox</text:p>
          </table:table-cell>
          <table:table-cell office:value-type="string">
            <text:p>L1</text:p>
          </table:table-cell>
          <table:table-cell office:value-type="string">
            <text:p>Checkbox 'unresolved'</text:p>
          </table:table-cell>
          <table:table-cell table:style-name="ce85"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19">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50">
          <table:table-cell office:value-type="string">
            <text:p>FR0005_NotRepliedToCheckbox</text:p>
          </table:table-cell>
          <table:table-cell office:value-type="string">
            <text:p>L1</text:p>
          </table:table-cell>
          <table:table-cell office:value-type="string">
            <text:p>Checkbox 'are not replied to'</text:p>
          </table:table-cell>
          <table:table-cell table:style-name="ce85"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CheckBox for 'not replied to' should be present. </text:span></text:p>
            <text:p><text:span text:style-name="T1">2. Verify that it can be checked.</text:span></text:p>
            <text:p><text:span text:style-name="T1">3. Verify that it can be unchecked.</text:span></text:p>
            <text:p><text:span text:style-name="T1">4. Verify that on clicking, only the Feedbacks with no replies should be displayed.</text:span></text:p>
          </table:table-cell>
          <table:table-cell table:number-columns-repeated="2" office:value-type="string">
            <text:p>PASS</text:p>
          </table:table-cell>
          <table:table-cell table:number-columns-repeated="1015"/>
        </table:table-row>
        <table:table-row table:style-name="ro15">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15">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85"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19">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53">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9">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9">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15">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9">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19">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9">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9">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9">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9">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9">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19">
          <table:table-cell table:style-name="ce190" office:value-type="string">
            <text:p>FR0022_About</text:p>
          </table:table-cell>
          <table:table-cell table:style-name="ce190" office:value-type="string">
            <text:p>L1</text:p>
          </table:table-cell>
          <table:table-cell table:style-name="ce190" office:value-type="string">
            <text:p>Header 'About'</text:p>
          </table:table-cell>
          <table:table-cell table:style-name="ce190" office:value-type="string">
            <text:p>Send Feedback</text:p>
          </table:table-cell>
          <table:table-cell table:style-name="ce190" office:value-type="string">
            <text:p>1. Login to 'Channels' with valid login credentials </text:p>
            <text:p>2. Click on 'Feedback And Replies' link.</text:p>
          </table:table-cell>
          <table:table-cell table:style-name="ce190" office:value-type="string">
            <text:p>“This is a feedback”</text:p>
          </table:table-cell>
          <table:table-cell table:style-name="ce190" office:value-type="string">
            <text:p>1. Verify that the header 'About' is present.</text:p>
          </table:table-cell>
          <table:table-cell table:style-name="ce190" office:value-type="string">
            <text:p>PASS</text:p>
          </table:table-cell>
          <table:table-cell table:style-name="ce190" office:value-type="string">
            <text:p>PASS</text:p>
          </table:table-cell>
          <table:table-cell table:style-name="ce190" table:number-columns-repeated="2"/>
          <table:table-cell table:style-name="ce190" office:value-type="string">
            <text:p>DEFECT</text:p>
            <text:p>[JUNK IMPLEMENTATION]</text:p>
            <text:p>[FUNCTIONALITY SAME AS THAT OF HEADER 'TOPIC']</text:p>
          </table:table-cell>
          <table:table-cell table:style-name="ce190" table:number-columns-repeated="1012"/>
        </table:table-row>
        <table:table-row table:style-name="ro19">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15">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15">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15">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15">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15">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19">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50">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89">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SEND AND EMAIL'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2" office:value-type="string">
            <text:p>PASS</text:p>
          </table:table-cell>
          <table:table-cell table:number-columns-repeated="1015"/>
        </table:table-row>
        <table:table-row table:style-name="ro89">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SEND'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1017"/>
        </table:table-row>
        <table:table-row table:style-name="ro52">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52">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71">
          <table:table-cell table:style-name="ce112" office:value-type="string">
            <text:p>FR0035_FeedbackTimestamp</text:p>
          </table:table-cell>
          <table:table-cell table:style-name="ce166" office:value-type="string">
            <text:p>L1</text:p>
          </table:table-cell>
          <table:table-cell table:style-name="ce112" office:value-type="string">
            <text:p>Timestamp of Feedback</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Open'</text:p>
          </table:table-cell>
          <table:table-cell table:style-name="ce112"/>
          <table:table-cell table:style-name="ce112" office:value-type="string">
            <text:p>1. Verify that activity of sending of Feedback is present <text:s/>with its timestamp.</text:p>
            <text:p>2. Verify that timestamp gets updated on reloading of page.</text:p>
          </table:table-cell>
          <table:table-cell table:style-name="ce112" office:value-type="string">
            <text:p>FAIL</text:p>
            <text:p>[Timestamp of Feedback do not get updated on reloading of page]</text:p>
          </table:table-cell>
          <table:table-cell table:style-name="ce112" office:value-type="string">
            <text:p>FAIL</text:p>
          </table:table-cell>
          <table:table-cell table:style-name="ce112" table:number-columns-repeated="1015"/>
        </table:table-row>
        <table:table-row table:style-name="ro50">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85" office:value-type="string">
            <text:p>1. Login to 'Channels' with valid login credentials </text:p>
            <text:p>2. Click on 'Feedback And Replies' link.</text:p>
            <text:p>3. Click on 'Open'</text:p>
          </table:table-cell>
          <table:table-cell/>
          <table:table-cell table:style-name="ce85"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14">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85"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14">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85"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53">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28">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table:table-column table:style-name="co18" table:number-columns-repeated="4" table:default-cell-style-name="ce101"/>
        <table:table-column table:style-name="co103" table:default-cell-style-name="ce101"/>
        <table:table-column table:style-name="co104" table:default-cell-style-name="ce101"/>
        <table:table-column table:style-name="co105" table:default-cell-style-name="ce101"/>
        <table:table-column table:style-name="co106" table:default-cell-style-name="ce101"/>
        <table:table-column table:style-name="co18" table:number-columns-repeated="5" table:default-cell-style-name="ce101"/>
        <table:table-column table:style-name="co25" table:default-cell-style-name="ce101"/>
        <table:table-column table:style-name="co18" table:number-columns-repeated="1010"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9"/>
          <table:table-cell table:style-name="ce116" table:number-columns-repeated="2"/>
          <table:table-cell table:style-name="ce117" table:number-columns-repeated="10"/>
          <table:table-cell table:number-columns-repeated="9"/>
        </table:table-row>
        <table:table-row table:style-name="ro15">
          <table:table-cell table:style-name="ce100" office:value-type="string">
            <text:p>PS0001_PlanningSurveys</text:p>
          </table:table-cell>
          <table:table-cell table:style-name="ce100" office:value-type="string">
            <text:p>L1</text:p>
          </table:table-cell>
          <table:table-cell table:style-name="ce100" office:value-type="string">
            <text:p>Planning Surveys link is present</text:p>
          </table:table-cell>
          <table:table-cell table:style-name="ce100"/>
          <table:table-cell table:style-name="ce67" office:value-type="string">
            <text:p>1.Login to channels with valid credentials</text:p>
            <text:p>2. Click on “Planning Surveys” link </text:p>
          </table:table-cell>
          <table:table-cell table:style-name="ce100"/>
          <table:table-cell table:style-name="ce100" office:value-type="string">
            <text:p>1. Verify that when clicked on “Planning surveys” link, page with title “Planning survey for” appear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table:number-columns-repeated="1001"/>
          <table:table-cell table:number-columns-repeated="9"/>
        </table:table-row>
        <table:table-row table:style-name="ro15">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Todo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Todo tab</text:span></text:p>
          </table:table-cell>
          <table:table-cell/>
          <table:table-cell table:style-name="ce194" office:value-type="string">
            <text:p>1.Verify that the Todo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one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Done tab.</text:span></text:p>
          </table:table-cell>
          <table:table-cell/>
          <table:table-cell table:style-name="ce194" office:value-type="string">
            <text:p>1.Verify that the Done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eclined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table:style-name="ce194" office:value-type="string">
            <text:p>1.Verify that the Declined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8_ToDoHeaders</text:p>
          </table:table-cell>
          <table:table-cell office:value-type="string">
            <text:p>L1</text:p>
          </table:table-cell>
          <table:table-cell office:value-type="string">
            <text:p>Todo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Todo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9_DoneHeaders</text:p>
          </table:table-cell>
          <table:table-cell office:value-type="string">
            <text:p>L1</text:p>
          </table:table-cell>
          <table:table-cell office:value-type="string">
            <text:p>Do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0_DeclineHeaders</text:p>
          </table:table-cell>
          <table:table-cell office:value-type="string">
            <text:p>L1</text:p>
          </table:table-cell>
          <table:table-cell office:value-type="string">
            <text:p>Decli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open button under the Todo 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4_Todo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details </text:span></text:p>
            <text:p><text:span text:style-name="T13">5.Click submit 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Fill the required information </text:span></text:p>
            <text:p><text:span text:style-name="T13">5.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kip filling the required information</text:span></text:p>
            <text:p><text:span text:style-name="T13">5.Click the Submit 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Comments/Observations</text:span></text:p>
            <text:p><text:span text:style-name="T13">5.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ee the survey details section</text:span></text:p>
            <text:p><text:span text:style-name="T13">5.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1_ForwardSurvey</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5">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email address in the text 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more than one valid email addresses in the text area separated by 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25_OneValidOneInvalidEmailAddress</text:p>
          </table:table-cell>
          <table:table-cell table:style-name="ce114" office:value-type="string">
            <text:p>L1</text:p>
          </table:table-cell>
          <table:table-cell table:style-name="ce114" office:value-type="string">
            <text:p>One valid,one invalid email address,forwarding survey</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51">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2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first text area blank</text:span></text:p>
            <text:p><text:span text:style-name="T13">7.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9_Message</text:p>
          </table:table-cell>
          <table:table-cell office:value-type="string">
            <text:p>L1</text:p>
          </table:table-cell>
          <table:table-cell office:value-type="string">
            <text:p>Message,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a valid email address</text:span></text:p>
            <text:p><text:span text:style-name="T13">7.Enter the message in the 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second text area blank</text:span></text:p>
            <text:p><text:span text:style-name="T13">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75">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6">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ext:p><text:span text:style-name="T13">9.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38_DeclineSurvey</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Decline Survey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a frame appears with the title “Declining survey” with a message box in i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Cancel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Click on the Cancel button</text:span></text:p>
          </table:table-cell>
          <table:table-cell/>
          <table:table-cell office:value-type="string">
            <text:p>1.Verify that the 'Declining survey' <text:s/>frame disappears and no survey is declined.</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DoIt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the details in the text area</text:span></text:p>
            <text:p><text:span text:style-name="T13">6.Click on the DoIt button</text:span></text:p>
          </table:table-cell>
          <table:table-cell/>
          <table:table-cell office:value-type="string">
            <text:p>1.Verify that the one survey is added to the Declined tab alongwith it's details</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Leave the text area blank</text:span></text:p>
            <text:p><text:span text:style-name="T13">7.Click on the DoIt button</text:span></text:p>
          </table:table-cell>
          <table:table-cell/>
          <table:table-cell office:value-type="string">
            <text:p>1.Verify that the survey is added to the Declined tab</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6">
          <table:table-cell table:style-name="ce112" office:value-type="string">
            <text:p>PS0045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invalid message in the text area</text:span></text:p>
            <text:p><text:span text:style-name="T13">7.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15">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button</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Fill the required information </text:span></text:p>
            <text:p><text:span text:style-name="T13">6.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2_NoEmailAddress</text:p>
          </table:table-cell>
          <table:table-cell office:value-type="string">
            <text:p>L1</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table:style-name="ce113" office:value-type="string">
            <text:p>PS0072_LoginFromCreatedUser</text:p>
          </table:table-cell>
          <table:table-cell table:style-name="ce113" office:value-type="string">
            <text:p>L1</text:p>
          </table:table-cell>
          <table:table-cell table:style-name="ce113" office:value-type="string">
            <text:p>Login from the created user,Done 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style-name="ce113"/>
          <table:table-cell table:style-name="ce113" office:value-type="string">
            <text:p>1.Verify that the user is able to login successfully.</text:p>
            <text:p>2.Verify that the “Planning Surveys for” page is display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65">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Click on the Cancel 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the details in the text area</text:span></text:p>
            <text:p><text:span text:style-name="T13">8.Click on the DoIt 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Leave the text area blank</text:span></text:p>
            <text:p><text:span text:style-name="T13">8.Click on the DoIt 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table:style-name="ce112" office:value-type="string">
            <text:p>PS0080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invalid message in the text area</text:span></text:p>
            <text:p><text:span text:style-name="T13">8.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65">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table:style-name="ce113" office:value-type="string">
            <text:p>PS0086_DeclinedTabFillRequiredInfo</text:p>
          </table:table-cell>
          <table:table-cell table:style-name="ce113" office:value-type="string">
            <text:p>L0</text:p>
          </table:table-cell>
          <table:table-cell table:style-name="ce113" office:value-type="string">
            <text:p>Fill required survey <text:s/>details,Declined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Fill the required information </text:span></text:p>
            <text:p><text:span text:style-name="T13">6.Click the Submit button</text:span></text:p>
          </table:table-cell>
          <table:table-cell table:style-name="ce113" office:value-type="string">
            <text:p>“Add information received”</text:p>
          </table:table-cell>
          <table:table-cell table:style-name="ce113" office:value-type="string">
            <text:p>1.Verify that after filling the required information,the survey gets submitt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14">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9">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6">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95_OneValidOneInvalidEmailAddress</text:p>
          </table:table-cell>
          <table:table-cell table:style-name="ce114" office:value-type="string">
            <text:p>L2</text:p>
          </table:table-cell>
          <table:table-cell table:style-name="ce114" office:value-type="string">
            <text:p>One valid,one invalid email address,forwarding survey,Declined Tab</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11">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 </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ext:p><text:span text:style-name="T13">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3">
          <table:table-cell office:value-type="string">
            <text:p>PS009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7">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Accept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open button</text:span></text:p>
            <text:p><text:span text:style-name="T13">5.Click Accept survey 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table:style-name="ce105" office:value-type="string">
            <text:p>PS0110_Grammar&amp;Spelling</text:p>
          </table:table-cell>
          <table:table-cell table:style-name="ce105" office:value-type="string">
            <text:p>L3</text:p>
          </table:table-cell>
          <table:table-cell table:style-name="ce105" office:value-type="string">
            <text:p>Grammar and Spelling on the “My feedback for” </text:p>
          </table:table-cell>
          <table:table-cell table:style-name="ce105"/>
          <table:table-cell table:style-name="ce111" office:value-type="string">
            <text:p><text:span text:style-name="T1">1.Login to channels with valid credentials</text:span></text:p>
            <text:p><text:span text:style-name="T13">2.Click on “Planning Surveys” link</text:span></text:p>
            <text:p><text:span text:style-name="T13">3.Click open button in the DoIt tab</text:span></text:p>
          </table:table-cell>
          <table:table-cell table:style-name="ce105"/>
          <table:table-cell table:style-name="ce105" office:value-type="string">
            <text:p>1. Verify that there is no grammar or spelling mistake.</text:p>
          </table:table-cell>
          <table:table-cell table:style-name="ce105"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cell table:style-name="Default" table:number-columns-repeated="9"/>
        </table:table-row>
        <table:table-row table:style-name="ro19">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open button on DoIt/Done/Declined tab(whichever tab contains the 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113" table:number-columns-repeated="2"/>
          <table:table-cell table:style-name="ce112" table:number-columns-repeated="2"/>
          <table:table-cell table:number-columns-repeated="1009"/>
        </table:table-row>
        <table:table-row table:style-name="ro1" table:number-rows-repeated="32">
          <table:table-cell table:number-columns-repeated="1024"/>
        </table:table-row>
        <table:table-row table:style-name="ro132">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office:forms form:automatic-focus="false" form:apply-design-mode="false"/>
        <table:table-column table:style-name="co18" table:number-columns-repeated="2" table:default-cell-style-name="ce203"/>
        <table:table-column table:style-name="co107" table:default-cell-style-name="ce203"/>
        <table:table-column table:style-name="co97" table:default-cell-style-name="ce203"/>
        <table:table-column table:style-name="co108" table:default-cell-style-name="ce203"/>
        <table:table-column table:style-name="co18" table:default-cell-style-name="ce203"/>
        <table:table-column table:style-name="co109" table:default-cell-style-name="ce203"/>
        <table:table-column table:style-name="co110" table:default-cell-style-name="ce203"/>
        <table:table-column table:style-name="co18" table:number-columns-repeated="4" table:default-cell-style-name="ce203"/>
        <table:table-column table:style-name="co111" table:default-cell-style-name="ce203"/>
        <table:table-column table:style-name="co18" table:number-columns-repeated="1011" table:default-cell-style-name="ce203"/>
        <table:table-row table:style-name="ro148">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198" office:value-type="string">
            <text:p>DATE : <text:s/>J, 2012</text:p>
            <text:p>REVISION: 3955</text:p>
            <text:p>BROWSER: Google Chrome</text:p>
          </table:table-cell>
          <table:table-cell table:style-name="ce223" table:number-columns-repeated="1003"/>
          <table:table-cell table:style-name="ce199" table:number-columns-repeated="2"/>
          <table:table-cell table:style-name="ce63" table:number-columns-repeated="4"/>
          <table:table-cell table:number-columns-repeated="2"/>
        </table:table-row>
        <table:table-row table:style-name="ro53">
          <table:table-cell table:style-name="ce199" office:value-type="string">
            <text:p>SQ0001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style-name="ce199" table:number-columns-repeated="1005"/>
          <table:table-cell table:style-name="ce63" table:number-columns-repeated="4"/>
          <table:table-cell table:number-columns-repeated="2"/>
        </table:table-row>
        <table:table-row table:style-name="ro51">
          <table:table-cell table:style-name="ce199" office:value-type="string">
            <text:p>SQ0002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3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4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5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06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7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8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9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200" office:value-type="string">
            <text:p>SQ0010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1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2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3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4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15_ActivateQuestionnaire</text:p>
          </table:table-cell>
          <table:table-cell table:style-name="ce189" office:value-type="string">
            <text:p>L0</text:p>
          </table:table-cell>
          <table:table-cell table:style-name="ce209" office:value-type="string">
            <text:p>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75">
          <table:table-cell table:style-name="ce199" office:value-type="string">
            <text:p>SQ0016_DeactivateQuestionnaire</text:p>
          </table:table-cell>
          <table:table-cell table:style-name="ce189" office:value-type="string">
            <text:p>L1</text:p>
          </table:table-cell>
          <table:table-cell table:style-name="ce209" office:value-type="string">
            <text:p>De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199" office:value-type="string">
            <text:p>SQ0017_DeleteQuestionnaire</text:p>
          </table:table-cell>
          <table:table-cell table:style-name="ce204" office:value-type="string">
            <text:p>L1</text:p>
          </table:table-cell>
          <table:table-cell table:style-name="ce209" office:value-type="string">
            <text:p>Dele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199" office:value-type="string">
            <text:p>SQ0018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201" office:value-type="string">
            <text:p>SQ0019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199" office:value-type="string">
            <text:p>SQ0020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1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199" office:value-type="string">
            <text:p>SQ0022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3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4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5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49">
          <table:table-cell table:style-name="ce199" office:value-type="string">
            <text:p>SQ00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7">
          <table:table-cell table:style-name="ce62" office:value-type="string">
            <text:p>SQ00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0">
          <table:table-cell table:style-name="ce62" office:value-type="string">
            <text:p>SQ00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5">
          <table:table-cell table:style-name="ce62" office:value-type="string">
            <text:p>SQ00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1">
          <table:table-cell table:style-name="ce62" office:value-type="string">
            <text:p>SQ00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2">
          <table:table-cell table:style-name="ce62" office:value-type="string">
            <text:p>SQ00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 and select 'About plan'.</text:p>
            <text:p>8. Click on 'Survey' .</text:p>
            <text:p>9.Click open button.</text:p>
            <text:p>10.Click on Close <text:s text:c="35"/></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3">
          <table:table-cell table:style-name="ce62" office:value-type="string">
            <text:p>SQ00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text:p>
            <text:p>8. Click on 'Surveys' tab.</text:p>
            <text:p>9. Click on Open button</text:p>
            <text:p>11. Click on 'Retire this survey' button <text:s text:c="32"/></text:p>
            <text:p>12.Click on Close. <text:s text:c="35"/>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6">
          <table:table-cell table:style-name="ce62" office:value-type="string">
            <text:p>SQ0034_ActivateSurvey</text:p>
          </table:table-cell>
          <table:table-cell table:style-name="ce189" office:value-type="string">
            <text:p>L1</text:p>
          </table:table-cell>
          <table:table-cell table:style-name="ce62" office:value-type="string">
            <text:p>Activat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40" office:value-type="string">
            <text:p>SQ0035_CreateSurveyForTask</text:p>
          </table:table-cell>
          <table:table-cell table:style-name="ce206" office:value-type="string">
            <text:p>L1</text:p>
          </table:table-cell>
          <table:table-cell table:style-name="ce40" office:value-type="string">
            <text:p>Survey for task</text:p>
          </table:table-cell>
          <table:table-cell table:style-name="ce206"/>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Click Show pop up menu of task.</text:p>
            <text:p>9. Click on Survey under show pop up menu.</text:p>
            <text:p>10. Click on Launch link</text:p>
          </table:table-cell>
          <table:table-cell table:style-name="ce213"/>
          <table:table-cell table:style-name="ce40" office:value-type="string">
            <text:p>1.Verify that survey is launched</text:p>
            <text:p>2.Verify that survey can be created for task</text:p>
          </table:table-cell>
          <table:table-cell table:style-name="ce40" office:value-type="string">
            <text:p>1.The survey is launched</text:p>
            <text:p>2.The survey can be created for task</text:p>
          </table:table-cell>
          <table:table-cell table:style-name="ce40" office:value-type="string">
            <text:p>PASS</text:p>
          </table:table-cell>
          <table:table-cell table:style-name="ce206" table:number-columns-repeated="3"/>
          <table:table-cell table:style-name="ce205"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62" office:value-type="string">
            <text:p>SQ0036_CreateSurveyForAgent</text:p>
          </table:table-cell>
          <table:table-cell table:style-name="ce189" office:value-type="string">
            <text:p>L1</text:p>
          </table:table-cell>
          <table:table-cell table:style-name="ce62" office:value-type="string">
            <text:p>Survey for Ag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Add agent under task.</text:p>
            <text:p>9. Click on Agent link of task.</text:p>
            <text:p>10. Click on 'Show' pop up menu of Agent.</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Ag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37_CreateSurveyForRole</text:p>
          </table:table-cell>
          <table:table-cell table:style-name="ce189" office:value-type="string">
            <text:p>L1</text:p>
          </table:table-cell>
          <table:table-cell table:style-name="ce62" office:value-type="string">
            <text:p>Survey for Rol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Role'</text:p>
            <text:p>7. Click on default task.</text:p>
            <text:p>8. Add Role under task.</text:p>
            <text:p>9. Click on Role link of task.</text:p>
            <text:p>10. Click on 'Show' pop up menu of Role.</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Role</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3">
          <table:table-cell table:style-name="ce62" office:value-type="string">
            <text:p>SQ0038_CreateSurveyForEvent</text:p>
          </table:table-cell>
          <table:table-cell table:style-name="ce189" office:value-type="string">
            <text:p>L1</text:p>
          </table:table-cell>
          <table:table-cell table:style-name="ce62" office:value-type="string">
            <text:p>Survey for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Events'</text:p>
            <text:p>7. Click on Activate Questionnaire.</text:p>
            <text:p>8. Click on Show pop up menu.</text:p>
            <text:p>9. Click on 'Events in scope' under 'Scoping' pop up menu.</text:p>
            <text:p>10. Click on 'unnamed' event.</text:p>
            <text:p>11. Click on 'Show' pop up menu of Event.</text:p>
            <text:p>12. Click on Survey under show pop up menu.</text:p>
            <text:p>13. Click on Launch link</text:p>
            <text:p>14. Click on Close</text:p>
          </table:table-cell>
          <table:table-cell table:style-name="ce212"/>
          <table:table-cell table:style-name="ce62" office:value-type="string">
            <text:p>1.Verify that survey is launched</text:p>
            <text:p>2.Verify that survey can be created for Ev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39_CreateSurveyForPlaces</text:p>
          </table:table-cell>
          <table:table-cell table:style-name="ce189" office:value-type="string">
            <text:p>L1</text:p>
          </table:table-cell>
          <table:table-cell table:style-name="ce62" office:value-type="string">
            <text:p>Survey for Place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ces'</text:p>
            <text:p>7. Click on Activate Questionnaire.</text:p>
            <text:p>8. Click on 'About Plan' under <text:s/>Show pop up menu.</text:p>
            <text:p>9. Add places under About plan..</text:p>
            <text:p>10. Click on 'Locale' link.</text:p>
            <text:p>11. Click on 'Show' pop up menu of Locale/Places.</text:p>
            <text:p>12. Click on Survey under show pop up menu.</text:p>
            <text:p>13. Click on Launch link</text:p>
          </table:table-cell>
          <table:table-cell table:style-name="ce212"/>
          <table:table-cell table:style-name="ce62" office:value-type="string">
            <text:p>1.Verify that survey is launched</text:p>
            <text:p>2.Verify that survey can be created for Place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40_CreateSurveyForOrganization</text:p>
          </table:table-cell>
          <table:table-cell table:style-name="ce189" office:value-type="string">
            <text:p>L1</text:p>
          </table:table-cell>
          <table:table-cell table:style-name="ce62" office:value-type="string">
            <text:p>Survey for Organizatio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Organization'</text:p>
            <text:p>7. Click on Activate Questionnaire.</text:p>
            <text:p>8. <text:s/>Add Organization under 'Scoping' popup menu.</text:p>
            <text:p>9. Click on 'Organization' link.</text:p>
            <text:p>10. Click on 'Show' pop up menu of Organization.</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Organization</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1_CreateSurveyForInformationFlows</text:p>
          </table:table-cell>
          <table:table-cell table:style-name="ce189" office:value-type="string">
            <text:p>L1</text:p>
          </table:table-cell>
          <table:table-cell table:style-name="ce62" office:value-type="string">
            <text:p>Survey for Information Flow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Information Flows'</text:p>
            <text:p>7. Click on Activate Questionnaire.</text:p>
            <text:p>8. Click on Info Receives or Sends '+Add' button.</text:p>
            <text:p>9. Click on 'Survey' under show pop up menu.</text:p>
            <text:p>10. Click on Launch link</text:p>
          </table:table-cell>
          <table:table-cell table:style-name="ce212"/>
          <table:table-cell table:style-name="ce62" office:value-type="string">
            <text:p>1.Verify that survey is launched</text:p>
            <text:p>2.Verify that survey can be created for Information Flow</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2_CreateSurveyForPhasesOfEvents</text:p>
          </table:table-cell>
          <table:table-cell table:style-name="ce189" office:value-type="string">
            <text:p>L1</text:p>
          </table:table-cell>
          <table:table-cell table:style-name="ce62" office:value-type="string">
            <text:p>Survey for Phases of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hases of Events'</text:p>
            <text:p>7. Click on Activate Questionnaire.</text:p>
            <text:p>8. Click on About plan under show pop up menu.</text:p>
            <text:p>9. Click on Responding link.</text:p>
            <text:p>10. Click on 'Survey' under show pop up menu.</text:p>
            <text:p>11. Click on Launch link</text:p>
            <text:p>12. Click on Close</text:p>
          </table:table-cell>
          <table:table-cell table:style-name="ce212"/>
          <table:table-cell table:style-name="ce62" office:value-type="string">
            <text:p>1.Verify that survey is launched</text:p>
            <text:p>2.Verify that survey can be created for Phases of event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3_CreateSurveyForPlanSegment</text:p>
          </table:table-cell>
          <table:table-cell table:style-name="ce189" office:value-type="string">
            <text:p>L1</text:p>
          </table:table-cell>
          <table:table-cell table:style-name="ce62" office:value-type="string">
            <text:p>Survey for Plan Segmen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n Segment'</text:p>
            <text:p>7. Click on Activate Questionnaire.</text:p>
            <text:p>8. Click on About plan segment under show pop up menu.</text:p>
            <text:p>9.Click on 'Survey' under show pop up menu.</text:p>
            <text:p>10. Click on Launch link</text:p>
            <text:p>11. Click on Close</text:p>
          </table:table-cell>
          <table:table-cell table:style-name="ce212"/>
          <table:table-cell table:style-name="ce62" office:value-type="string">
            <text:p>1.Verify that survey is launched</text:p>
            <text:p>2.Verify that survey can be created for Plan Segm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62" office:value-type="string">
            <text:p>SQ0044_Create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ransmission Media'</text:p>
            <text:p>7. Click on Activate Questionnaire.</text:p>
            <text:p>8. Click on Info Receives or Sends '+Add' button in the Task panel</text:p>
            <text:p>9. 'Add new' Media.</text:p>
            <text:p>10. Click on Media.</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Transmission Media</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3">
          <table:table-cell table:style-name="ce40" office:value-type="string">
            <text:p>SQ0045_CreateSurveyFromTask</text:p>
          </table:table-cell>
          <table:table-cell table:style-name="ce206" office:value-type="string">
            <text:p>L1</text:p>
          </table:table-cell>
          <table:table-cell table:style-name="ce40" office:value-type="string">
            <text:p>Survey from Task</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213"/>
          <table:table-cell table:style-name="ce40" office:value-type="string">
            <text:p>1.Verify that Data Collection window opens.</text:p>
            <text:p>2.Verify that Survey can be created.</text:p>
            <text:p>3.Auto generated Questionnaire gets created</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46_QuestionnaireForIssueRemediation</text:p>
          </table:table-cell>
          <table:table-cell table:style-name="ce189" office:value-type="string">
            <text:p>L1</text:p>
          </table:table-cell>
          <table:table-cell table:style-name="ce210" office:value-type="string">
            <text:p>Issue remediation </text:p>
          </table:table-cell>
          <table:table-cell table:style-name="ce214"/>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12"/>
          <table:table-cell table:style-name="ce62" office:value-type="string">
            <text:p>1.Verify that when clicked on check box of issue remediation the questionnaire should appear</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7_EditQuestionnaireOfIssueRemediation</text:p>
          </table:table-cell>
          <table:table-cell table:style-name="ce189" office:value-type="string">
            <text:p>L1</text:p>
          </table:table-cell>
          <table:table-cell table:style-name="ce62" office:value-type="string">
            <text:p>Edit issue remedi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12"/>
          <table:table-cell table:style-name="ce62" office:value-type="string">
            <text:p>1.Verify that Questionnaire can be edit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8_ChangeTheSequenceOfQuestions</text:p>
          </table:table-cell>
          <table:table-cell table:style-name="ce189" office:value-type="string">
            <text:p>L1</text:p>
          </table:table-cell>
          <table:table-cell table:style-name="ce62" office:value-type="string">
            <text:p>Change Sequence of Questions</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12"/>
          <table:table-cell table:style-name="ce62" office:value-type="string">
            <text:p>1.Verify that the sequence of questions get chang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9_DeleteIssueRemediationQuestionnair</text:p>
          </table:table-cell>
          <table:table-cell table:style-name="ce189" office:value-type="string">
            <text:p>L1</text:p>
          </table:table-cell>
          <table:table-cell table:style-name="ce62" office:value-type="string">
            <text:p>Delete issue remediation questionnaire</text:p>
          </table:table-cell>
          <table:table-cell table:style-name="ce62"/>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12"/>
          <table:table-cell table:style-name="ce62" office:value-type="string">
            <text:p>1.Verify that Questionnaire gets deleted.</text:p>
            <text:p>2.Verify that the task for which the questionnaire is created having View Survey changes to create survey</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50_ViewSurveyFromPlanningSurvey</text:p>
          </table:table-cell>
          <table:table-cell table:style-name="ce189" office:value-type="string">
            <text:p>L1</text:p>
          </table:table-cell>
          <table:table-cell table:style-name="ce62" office:value-type="string">
            <text:p>Planning Survey</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12"/>
          <table:table-cell table:style-name="ce62" table:number-columns-repeated="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62" office:value-type="string">
            <text:p>SQ0051_SurveyPreview</text:p>
          </table:table-cell>
          <table:table-cell table:style-name="ce189" office:value-type="string">
            <text:p>L1</text:p>
          </table:table-cell>
          <table:table-cell table:style-name="ce62" office:value-type="string">
            <text:p>Survey Preview</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212"/>
          <table:table-cell table:style-name="ce62" office:value-type="string">
            <text:p>Verify <text:s/>that Survey Preview <text:s/>Window open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40" office:value-type="string">
            <text:p>SQ0052_SelectCheckBoxCanBeForwarded</text:p>
          </table:table-cell>
          <table:table-cell table:style-name="ce206" office:value-type="string">
            <text:p>L1</text:p>
          </table:table-cell>
          <table:table-cell table:style-name="ce40" office:value-type="string">
            <text:p>Can be Forwarded</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24"/>12.Click on ''Planning Surveys' link.</text:p>
            <text:p>13. Go to home page.</text:p>
            <text:p>14. Click on Sign out user.</text:p>
          </table:table-cell>
          <table:table-cell table:style-name="ce213"/>
          <table:table-cell table:style-name="ce40" office:value-type="string">
            <text:p>Verify that Survey Forward button displayed on window.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75">
          <table:table-cell table:style-name="ce62" office:value-type="string">
            <text:p>SQ0053_RequestOrUpdateParticipation</text:p>
          </table:table-cell>
          <table:table-cell table:style-name="ce189" office:value-type="string">
            <text:p>L1</text:p>
          </table:table-cell>
          <table:table-cell table:style-name="ce62" office:value-type="string">
            <text:p>Request <text:s/>or Update particip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212"/>
          <table:table-cell table:style-name="ce62" office:value-type="string">
            <text:p>Verify that Survey status is incomplete and its date and time</text:p>
          </table:table-cell>
          <table:table-cell table:style-name="ce62" office:value-type="string">
            <text:p>The Survey status is incomplete and its date and time is displayed</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40" office:value-type="string">
            <text:p>SQ0054_SurveyResult</text:p>
          </table:table-cell>
          <table:table-cell table:style-name="ce206" office:value-type="string">
            <text:p>L1</text:p>
          </table:table-cell>
          <table:table-cell table:style-name="ce40" office:value-type="string">
            <text:p>Survey Result</text:p>
          </table:table-cell>
          <table:table-cell table:style-name="ce206"/>
          <table:table-cell table:style-name="ce213"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213"/>
          <table:table-cell table:style-name="ce40" office:value-type="string">
            <text:p>Verify that Survey result tab opens and various options are displayed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55_Nagged</text:p>
          </table:table-cell>
          <table:table-cell table:style-name="ce189" office:value-type="string">
            <text:p>L1</text:p>
          </table:table-cell>
          <table:table-cell table:style-name="ce62" office:value-type="string">
            <text:p>Nagged</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36"/>10. Click on sign out user. </text:p>
          </table:table-cell>
          <table:table-cell table:style-name="ce212"/>
          <table:table-cell table:style-name="ce62" office:value-type="string">
            <text:p>1.Verify that when clicked on 'NAG..' button shows message box.</text:p>
          </table:table-cell>
          <table:table-cell table:style-name="ce62" office:value-type="string">
            <text:p>When clicked on 'NAG..' button shows message box.</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1">
          <table:table-cell table:style-name="ce62" office:value-type="string">
            <text:p>SQ0056_SurveyForTasks</text:p>
          </table:table-cell>
          <table:table-cell table:style-name="ce189" office:value-type="string">
            <text:p>L1</text:p>
          </table:table-cell>
          <table:table-cell table:style-name="ce62" office:value-type="string">
            <text:p>Survey for task</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36"/>8. Click on Sign out user <text:s text:c="7"/></text:p>
          </table:table-cell>
          <table:table-cell table:style-name="ce212"/>
          <table:table-cell table:style-name="ce62" office:value-type="string">
            <text:p>1.Verify that survey should be added for 'task' and should be displayed under 'About'.</text:p>
          </table:table-cell>
          <table:table-cell table:style-name="ce62" office:value-type="string">
            <text:p>1.The survey is added for 'task'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4">
          <table:table-cell table:style-name="ce62" office:value-type="string">
            <text:p>SQ0057_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9"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 text:c="8"/>10. Click on Sign out user <text:s text:c="7"/></text:p>
          </table:table-cell>
          <table:table-cell table:style-name="ce212"/>
          <table:table-cell table:style-name="ce62" office:value-type="string">
            <text:p>1.Verify that survey should be added for 'Transmission media' and should be displayed under 'About'.</text:p>
          </table:table-cell>
          <table:table-cell table:style-name="ce62" office:value-type="string">
            <text:p>1.The survey is added for 'Transmission media'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5">
          <table:table-cell table:style-name="ce40" office:value-type="string">
            <text:p>SQ0058_SurveyForAgents</text:p>
          </table:table-cell>
          <table:table-cell table:style-name="ce206" office:value-type="string">
            <text:p>L1</text:p>
          </table:table-cell>
          <table:table-cell table:style-name="ce40" office:value-type="string">
            <text:p>Survey for Agents</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213"/>
          <table:table-cell table:style-name="ce40" office:value-type="string">
            <text:p>Verify that survey should be added for 'Agents' and should be displayed under 'About'.</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6">
          <table:table-cell table:style-name="ce199" office:value-type="string">
            <text:p>SQ00059_QuestionnaireNameAsSpecialCharacters</text:p>
          </table:table-cell>
          <table:table-cell table:style-name="ce207" office:value-type="string">
            <text:p>L2</text:p>
          </table:table-cell>
          <table:table-cell table:style-name="ce199" office:value-type="string">
            <text:p>Questionnaire Name As special characters </text:p>
          </table:table-cell>
          <table:table-cell table:style-name="ce199"/>
          <table:table-cell table:style-name="ce219"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19" office:value-type="string">
            <text:p>“@#$$%%”</text:p>
          </table:table-cell>
          <table:table-cell table:style-name="ce219" office:value-type="string">
            <text:p>1.Verify <text:s/>that Questionnaire as junk characters should not be created .</text:p>
          </table:table-cell>
          <table:table-cell table:style-name="ce62" office:value-type="string">
            <text:p>1.The Questionnaire as junk characters is created.</text:p>
          </table:table-cell>
          <table:table-cell table:style-name="ce207" office:value-type="string">
            <text:p>FAIL</text:p>
          </table:table-cell>
          <table:table-cell table:style-name="ce207" office:value-type="string">
            <text:p>NO</text:p>
          </table:table-cell>
          <table:table-cell table:style-name="ce207" table:number-columns-repeated="2"/>
          <table:table-cell table:style-name="ce207" office:value-type="string">
            <text:p>YES</text:p>
          </table:table-cell>
          <table:table-cell table:style-name="ce224" table:number-columns-repeated="1005"/>
          <table:table-cell table:style-name="ce226" table:number-columns-repeated="4"/>
          <table:table-cell table:style-name="ce228" table:number-columns-repeated="2"/>
        </table:table-row>
        <table:table-row table:style-name="ro157">
          <table:table-cell table:style-name="ce40" office:value-type="string">
            <text:p>SQ0060_NegativeDeadline</text:p>
          </table:table-cell>
          <table:table-cell table:style-name="ce206" office:value-type="string">
            <text:p>L2</text:p>
          </table:table-cell>
          <table:table-cell table:style-name="ce40" office:value-type="string">
            <text:p>Negative Deadline</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213" office:value-type="float" office:value="-9">
            <text:p>-9</text:p>
          </table:table-cell>
          <table:table-cell table:style-name="ce40" office:value-type="string">
            <text:p>1.Verify that 'Request or update participation..'should not be sent .</text:p>
          </table:table-cell>
          <table:table-cell table:style-name="ce40" office:value-type="string">
            <text:p>1. 'Request or update participation..' is <text:s/>sent .</text:p>
          </table:table-cell>
          <table:table-cell table:style-name="ce40" office:value-type="string">
            <text:p>FAIL</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8">
          <table:table-cell table:style-name="ce199" office:value-type="string">
            <text:p>SQ00060_UpdateSurveyAbout</text:p>
          </table:table-cell>
          <table:table-cell table:style-name="ce189" office:value-type="string">
            <text:p>L1</text:p>
          </table:table-cell>
          <table:table-cell table:style-name="ce199" office:value-type="string">
            <text:p>Survey About</text:p>
          </table:table-cell>
          <table:table-cell table:style-name="ce199"/>
          <table:table-cell table:style-name="ce212"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12"/>
          <table:table-cell table:style-name="ce212" office:value-type="string">
            <text:p>1.Verify that 'Survey About' should be select as 'Agent' and should be displayed under 'About'</text:p>
          </table:table-cell>
          <table:table-cell table:style-name="ce62" office:value-type="string">
            <text:p>1.'Survey Aboutis selected as 'Agent' and is displayed under 'About'</text:p>
          </table:table-cell>
          <table:table-cell table:style-name="ce62" office:value-type="string">
            <text:p>PASS</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157">
          <table:table-cell table:style-name="ce202" office:value-type="string">
            <text:p>SQ0061_BlankQuestioName</text:p>
          </table:table-cell>
          <table:table-cell table:style-name="ce208" office:value-type="string">
            <text:p>L2</text:p>
          </table:table-cell>
          <table:table-cell table:style-name="ce211" office:value-type="string">
            <text:p>Blank Question Name</text:p>
          </table:table-cell>
          <table:table-cell table:style-name="ce215"/>
          <table:table-cell table:style-name="ce215"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5"/>
          <table:table-cell table:style-name="ce202" office:value-type="string">
            <text:p>1.Verify that blank Question cannot be created.</text:p>
          </table:table-cell>
          <table:table-cell table:style-name="ce221" office:value-type="string">
            <text:p>1.Blank Question can be created.</text:p>
          </table:table-cell>
          <table:table-cell table:style-name="ce90" office:value-type="string">
            <text:p>FAIL</text:p>
          </table:table-cell>
          <table:table-cell table:style-name="ce222" office:value-type="string">
            <text:p>NO</text:p>
          </table:table-cell>
          <table:table-cell table:style-name="ce222" table:number-columns-repeated="2"/>
          <table:table-cell table:style-name="ce222" office:value-type="string">
            <text:p>YES</text:p>
          </table:table-cell>
          <table:table-cell table:style-name="ce222" table:number-columns-repeated="1005"/>
          <table:table-cell table:style-name="ce227" table:number-columns-repeated="4"/>
          <table:table-cell table:style-name="ce61" table:number-columns-repeated="2"/>
        </table:table-row>
        <table:table-row table:style-name="ro159">
          <table:table-cell table:style-name="ce199" office:value-type="string">
            <text:p>SQ0062_QuestioNameAsSpecialCharacters</text:p>
          </table:table-cell>
          <table:table-cell table:style-name="ce204" office:value-type="string">
            <text:p>L2</text:p>
          </table:table-cell>
          <table:table-cell table:style-name="ce209" office:value-type="string">
            <text:p>Question Name as special characters </text:p>
          </table:table-cell>
          <table:table-cell table:style-name="ce212"/>
          <table:table-cell table:style-name="ce212"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2" office:value-type="string">
            <text:p>“##$%^%”</text:p>
          </table:table-cell>
          <table:table-cell table:style-name="ce199" office:value-type="string">
            <text:p>1.Verify that Question can not created by junk characters .</text:p>
          </table:table-cell>
          <table:table-cell table:style-name="ce88" office:value-type="string">
            <text:p>1.Question can be created by junk characters .</text:p>
          </table:table-cell>
          <table:table-cell table:style-name="ce62" office:value-type="string">
            <text:p>FAIL</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Searching" table:style-name="ta3" table:print="false">
        <office:forms form:automatic-focus="false" form:apply-design-mode="false"/>
        <table:table-column table:style-name="co112" table:default-cell-style-name="ce101"/>
        <table:table-column table:style-name="co18" table:default-cell-style-name="ce101"/>
        <table:table-column table:style-name="co13" table:default-cell-style-name="ce101"/>
        <table:table-column table:style-name="co18" table:default-cell-style-name="ce101"/>
        <table:table-column table:style-name="co113" table:default-cell-style-name="ce101"/>
        <table:table-column table:style-name="co18" table:default-cell-style-name="ce101"/>
        <table:table-column table:style-name="co114" table:default-cell-style-name="ce101"/>
        <table:table-column table:style-name="co115" table:default-cell-style-name="ce101"/>
        <table:table-column table:style-name="co18" table:number-columns-repeated="4" table:default-cell-style-name="ce101"/>
        <table:table-column table:style-name="co116"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SRCH0001_SearchingPopupPresent</text:p>
          </table:table-cell>
          <table:table-cell office:value-type="string">
            <text:p>L1</text:p>
          </table:table-cell>
          <table:table-cell office:value-type="string">
            <text:p>Searching popup menu present</text:p>
          </table:table-cell>
          <table:table-cell/>
          <table:table-cell office:value-type="string">
            <text:p><text:span text:style-name="T14">1. Login to Channels with valid credentials</text:span></text:p>
            <text:p><text:span text:style-name="T14">2. Click the Domain Plans link</text:span></text:p>
            <text:p><text:span text:style-name="T14">3. Click the Domain Plan Editor link</text:span></text:p>
          </table:table-cell>
          <table:table-cell/>
          <table:table-cell office:value-type="string">
            <text:p>1. Verify that the Search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02_SearchingPopupSubmenus</text:p>
          </table:table-cell>
          <table:table-cell office:value-type="string">
            <text:p>L1</text:p>
          </table:table-cell>
          <table:table-cell office:value-type="string">
            <text:p>Searching popup Submenus</text:p>
          </table:table-cell>
          <table:table-cell/>
          <table:table-cell office:value-type="string">
            <text:p>1. Login to Channels with valid credentials</text:p>
            <text:p>2. Click the Domain Plans link</text:p>
            <text:p>3. Click the Domain Plan Editor link</text:p>
          </table:table-cell>
          <table:table-cell/>
          <table:table-cell office:value-type="string">
            <text:p>1. Verify that the Searching popup menu has the following submenu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3_IndexSubmenu</text:p>
          </table:table-cell>
          <table:table-cell office:value-type="string">
            <text:p>L1</text:p>
          </table:table-cell>
          <table:table-cell office:value-type="string">
            <text:p>Click the Index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appears with the Index tab highligh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4_TabsInSearchingWindow</text:p>
          </table:table-cell>
          <table:table-cell office:value-type="string">
            <text:p>L1</text:p>
          </table:table-cell>
          <table:table-cell office:value-type="string">
            <text:p>Tabs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contains the following tab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5_SearchCriteriaDropdownPresent</text:p>
          </table:table-cell>
          <table:table-cell office:value-type="string">
            <text:p>L1</text:p>
          </table:table-cell>
          <table:table-cell office:value-type="string">
            <text:p>Search criteria drop down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text:s/>drop down is present in the Index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SRCH0006_ClickSearchCriteriaDropDown</text:p>
          </table:table-cell>
          <table:table-cell/>
          <table:table-cell office:value-type="string">
            <text:p>Click the Search criteria drop dow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drop down contains the following options-</text:p>
            <text:p>-All</text:p>
            <text:p>-Agents</text:p>
            <text:p>-Elements of information</text:p>
            <text:p>-Events</text:p>
            <text:p>-Flows</text:p>
            <text:p>-Info formats</text:p>
            <text:p>-Info products</text:p>
            <text:p>-Media</text:p>
            <text:p>-Phases</text:p>
            <text:p>-Places</text:p>
            <text:p>-Organisations</text:p>
            <text:p>-Roles</text:p>
            <text:p>-Requirements</text:p>
            <text:p>-Segments</text:p>
            <text:p>-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7_SearchIndicesPresent</text:p>
          </table:table-cell>
          <table:table-cell office:value-type="string">
            <text:p>L1</text:p>
          </table:table-cell>
          <table:table-cell office:value-type="string">
            <text:p>Search Indices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list of searching indices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8_SearchByAgents</text:p>
          </table:table-cell>
          <table:table-cell office:value-type="string">
            <text:p>L1</text:p>
          </table:table-cell>
          <table:table-cell office:value-type="string">
            <text:p>Search by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Agents' option from the Search criteria drop down</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9_SearchByElementsOfInformation</text:p>
          </table:table-cell>
          <table:table-cell office:value-type="string">
            <text:p>L1</text:p>
          </table:table-cell>
          <table:table-cell office:value-type="string">
            <text:p>Search by Elements of Informa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lements of Information' option from the Search criteria drop down</text:span></text:p>
          </table:table-cell>
          <table:table-cell/>
          <table:table-cell office:value-type="string">
            <text:p>1. Verify that the Search results are displayed according to the elements of inform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0_SearchByEvents</text:p>
          </table:table-cell>
          <table:table-cell office:value-type="string">
            <text:p>L1</text:p>
          </table:table-cell>
          <table:table-cell office:value-type="string">
            <text:p>Search by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vents' option from the Search criteria drop down</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1_SearchByFlows</text:p>
          </table:table-cell>
          <table:table-cell office:value-type="string">
            <text:p>L1</text:p>
          </table:table-cell>
          <table:table-cell office:value-type="string">
            <text:p>Search by flow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lows' option from the Search criteria drop down</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2_SearchByInfoFormats</text:p>
          </table:table-cell>
          <table:table-cell office:value-type="string">
            <text:p>L1</text:p>
          </table:table-cell>
          <table:table-cell office:value-type="string">
            <text:p>Search by Info forma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ormats' option from the Search criteria drop down</text:span></text:p>
          </table:table-cell>
          <table:table-cell/>
          <table:table-cell office:value-type="string">
            <text:p>1. Verify that the Search results are displayed according to the Forma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3_SearchByInfoProducts</text:p>
          </table:table-cell>
          <table:table-cell office:value-type="string">
            <text:p>L1</text:p>
          </table:table-cell>
          <table:table-cell office:value-type="string">
            <text:p>Search by Info produc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Info' option from the Search criteria drop down</text:span></text:p>
          </table:table-cell>
          <table:table-cell/>
          <table:table-cell office:value-type="string">
            <text:p>1. Verify that the Search results are displayed according to the Info produc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4_SearchByMedia</text:p>
          </table:table-cell>
          <table:table-cell office:value-type="string">
            <text:p>L1</text:p>
          </table:table-cell>
          <table:table-cell office:value-type="string">
            <text:p>Search by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Media' option from the Search criteria drop down</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5_SearchByPhases</text:p>
          </table:table-cell>
          <table:table-cell office:value-type="string">
            <text:p>L1</text:p>
          </table:table-cell>
          <table:table-cell office:value-type="string">
            <text:p>Search by Phas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hases' option from the Search criteria drop down</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6_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7_SearchByOrganisations</text:p>
          </table:table-cell>
          <table:table-cell office:value-type="string">
            <text:p>L1</text:p>
          </table:table-cell>
          <table:table-cell office:value-type="string">
            <text:p>Search by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Organisations' option from the Search criteria drop down</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8_SearchByRequirements</text:p>
          </table:table-cell>
          <table:table-cell office:value-type="string">
            <text:p>L1</text:p>
          </table:table-cell>
          <table:table-cell office:value-type="string">
            <text:p>Search by require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Requirements' option from the Search criteria drop down</text:span></text:p>
          </table:table-cell>
          <table:table-cell/>
          <table:table-cell office:value-type="string">
            <text:p>1. Verify that the Search results are displayed according to the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9_SearchBySegments</text:p>
          </table:table-cell>
          <table:table-cell office:value-type="string">
            <text:p>L1</text:p>
          </table:table-cell>
          <table:table-cell office:value-type="string">
            <text:p>Search by Seg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Segments' option from the Search criteria drop down</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20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1_FilterOnNameCheckBoxPresent</text:p>
          </table:table-cell>
          <table:table-cell office:value-type="string">
            <text:p>L1</text:p>
          </table:table-cell>
          <table:table-cell office:value-type="string">
            <text:p>Filter on Nam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Filter on name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2_CheckUncheckFilterOnNameCheckbox</text:p>
          </table:table-cell>
          <table:table-cell office:value-type="string">
            <text:p>L1</text:p>
          </table:table-cell>
          <table:table-cell office:value-type="string">
            <text:p>Check/Uncheck Filter on nam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name checkbox</text:span></text:p>
          </table:table-cell>
          <table:table-cell/>
          <table:table-cell office:value-type="string">
            <text:p>1. Verify that the Filter on name checkbox can be checked/unchecked</text:p>
            <text:p>2. Verify that the search result is displayed 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3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Filter on tags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4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5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Must be referenced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6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Must be referenced checkbox</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7_ClickSearchResult</text:p>
          </table:table-cell>
          <table:table-cell office:value-type="string">
            <text:p>L1</text:p>
          </table:table-cell>
          <table:table-cell office:value-type="string">
            <text:p>Click the Search resul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lick any Search result in the 'Searching' window</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8_ClickTagsTab</text:p>
          </table:table-cell>
          <table:table-cell office:value-type="string">
            <text:p>L1</text:p>
          </table:table-cell>
          <table:table-cell office:value-type="string">
            <text:p>Click the Tags tab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Tags tab in the 'Searching' window</text:span></text:p>
          </table:table-cell>
          <table:table-cell/>
          <table:table-cell office:value-type="string">
            <text:p>1. Verify that the Tags tab can be clicked</text:p>
            <text:p>2. Verify that the Tags tab contains <text:s/>all the known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29_ClickTagsInTagsTab</text:p>
          </table:table-cell>
          <table:table-cell office:value-type="string">
            <text:p>L1</text:p>
          </table:table-cell>
          <table:table-cell office:value-type="string">
            <text:p>Click the tags 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the Tagged with&lt;Tag name&gt; section is display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30_SearchCriteriaDropDownPresent</text:p>
          </table:table-cell>
          <table:table-cell office:value-type="string">
            <text:p>L1</text:p>
          </table:table-cell>
          <table:table-cell office:value-type="string">
            <text:p>Search criteria drop down present in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Search criteria drop down is present in the Tagged with&lt;Tagname&gt; <text:s/>sec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1_SearchByAgents</text:p>
          </table:table-cell>
          <table:table-cell office:value-type="string">
            <text:p>L1</text:p>
          </table:table-cell>
          <table:table-cell office:value-type="string">
            <text:p>Search by Ag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Agents' option from the search criteria drop down in the Tagged with&lt;Tag name&gt;</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2_SearchByEvents</text:p>
          </table:table-cell>
          <table:table-cell office:value-type="string">
            <text:p>L1</text:p>
          </table:table-cell>
          <table:table-cell office:value-type="string">
            <text:p>Search by Ev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Events' option from the search criteria drop down in the Tagged with&lt;Tag name&gt;</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3_SearchByFlows</text:p>
          </table:table-cell>
          <table:table-cell office:value-type="string">
            <text:p>L1</text:p>
          </table:table-cell>
          <table:table-cell office:value-type="string">
            <text:p>Search by Flow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Flows' option from the search criteria drop down in the Tagged with&lt;Tag name&gt;</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4_SearchByMedia</text:p>
          </table:table-cell>
          <table:table-cell office:value-type="string">
            <text:p>L1</text:p>
          </table:table-cell>
          <table:table-cell office:value-type="string">
            <text:p>Search by Media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Media' option from the search criteria drop down in the Tagged with&lt;Tag name&gt;</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5_SearchByPhases</text:p>
          </table:table-cell>
          <table:table-cell office:value-type="string">
            <text:p>L1</text:p>
          </table:table-cell>
          <table:table-cell office:value-type="string">
            <text:p>Search by Phas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hases' option from the search criteria drop down in the Tagged with&lt;Tag name&gt;</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6_SearchByPlaces</text:p>
          </table:table-cell>
          <table:table-cell office:value-type="string">
            <text:p>L1</text:p>
          </table:table-cell>
          <table:table-cell office:value-type="string">
            <text:p>Search by Plac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laces' option from the search criteria drop down in the Tagged with&lt;Tag name&gt;</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7_SearchByOrganisations</text:p>
          </table:table-cell>
          <table:table-cell office:value-type="string">
            <text:p>L1</text:p>
          </table:table-cell>
          <table:table-cell office:value-type="string">
            <text:p>Search by Organisation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Organisations' option from the search criteria drop down in the Tagged with&lt;Tag name&gt;</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8_SearchByRoles</text:p>
          </table:table-cell>
          <table:table-cell office:value-type="string">
            <text:p>L1</text:p>
          </table:table-cell>
          <table:table-cell office:value-type="string">
            <text:p>Search by Rol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Roles' option from the search criteria drop down in the Tagged with&lt;Tag name&gt;</text:span></text:p>
          </table:table-cell>
          <table:table-cell/>
          <table:table-cell office:value-type="string">
            <text:p>1. Verify that the Search results are displayed according to the Rol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9_SearchBySegments</text:p>
          </table:table-cell>
          <table:table-cell office:value-type="string">
            <text:p>L1</text:p>
          </table:table-cell>
          <table:table-cell office:value-type="string">
            <text:p>Search by Segm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Segments' option from the search criteria drop down in the Tagged with&lt;Tag name&gt;</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0_SearchBytasks</text:p>
          </table:table-cell>
          <table:table-cell office:value-type="string">
            <text:p>L1</text:p>
          </table:table-cell>
          <table:table-cell office:value-type="string">
            <text:p>Search by task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Tasks' option from the search criteria drop down in the Tagged with&lt;Tag name&gt;</text:span></text:p>
          </table:table-cell>
          <table:table-cell/>
          <table:table-cell office:value-type="string">
            <text:p>1. Verify that the Search results are displayed according to the 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1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text:span></text:p>
            <text:p><text:span text:style-name="T1">5. Click on a tag name in the Tagged with&lt;Tag name&gt; section</text:span></text:p>
          </table:table-cell>
          <table:table-cell/>
          <table:table-cell office:value-type="string">
            <text:p>1. Verify that Filter on tags checkbox is present under the Tags tab in the Tagged with&lt;Tag name &gt; in the 'Searching'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2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3_MustBeReferencedCheckBoxPresent</text:p>
          </table:table-cell>
          <table:table-cell office:value-type="string">
            <text:p>L1</text:p>
          </table:table-cell>
          <table:table-cell office:value-type="string">
            <text:p>Must be referenced check box present </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able:table-cell>
          <table:table-cell/>
          <table:table-cell office:value-type="string">
            <text:p>1. Verify that the Must be referenced checkbox is present in the Tagged with&lt;Tag name&gt; section under the Tag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44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Must be referenced' checkbox in the Tagged with&lt;Tagname&gt; section</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5_ClickTags</text:p>
          </table:table-cell>
          <table:table-cell office:value-type="string">
            <text:p>L1</text:p>
          </table:table-cell>
          <table:table-cell office:value-type="string">
            <text:p>Click tag in the <text:s/>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Click the Tags tab in the 'Searching' window</text:span></text:p>
            <text:p><text:span text:style-name="T1">6. Click on a tag name</text:span></text:p>
            <text:p><text:span text:style-name="T1">7.Click on a tag name in the Tagged with&lt;tag name&gt; section</text:span></text:p>
          </table:table-cell>
          <table:table-cell/>
          <table:table-cell office:value-type="string">
            <text:p>1. Verify that the About tag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6_SelectTaxonomiesSubmenu</text:p>
          </table:table-cell>
          <table:table-cell office:value-type="string">
            <text:p>L1</text:p>
          </table:table-cell>
          <table:table-cell office:value-type="string">
            <text:p>Select Taxonomies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Taxonomies tab is display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7_ShowTypesOfDropDownPresent</text:p>
          </table:table-cell>
          <table:table-cell office:value-type="string">
            <text:p>L1</text:p>
          </table:table-cell>
          <table:table-cell office:value-type="string">
            <text:p>Show types of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Show types of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8_ShowTypesOfOrganisations</text:p>
          </table:table-cell>
          <table:table-cell office:value-type="string">
            <text:p>L1</text:p>
          </table:table-cell>
          <table:table-cell office:value-type="string">
            <text:p>Show types of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Organisations' options from the 'Show types of' drop down</text:span></text:p>
          </table:table-cell>
          <table:table-cell/>
          <table:table-cell office:value-type="string">
            <text:p>1. Verify that all types of Organisation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9_ShowTypesOfAgent</text:p>
          </table:table-cell>
          <table:table-cell office:value-type="string">
            <text:p>L1</text:p>
          </table:table-cell>
          <table:table-cell office:value-type="string">
            <text:p>Show types of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Agents' options from the 'Show types of' drop down</text:span></text:p>
          </table:table-cell>
          <table:table-cell/>
          <table:table-cell office:value-type="string">
            <text:p>1. Verify that all types of Ag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0_ShowTypesOfEvent</text:p>
          </table:table-cell>
          <table:table-cell office:value-type="string">
            <text:p>L1</text:p>
          </table:table-cell>
          <table:table-cell office:value-type="string">
            <text:p>Show types of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Events' options from the 'Show types of' drop down</text:span></text:p>
          </table:table-cell>
          <table:table-cell/>
          <table:table-cell office:value-type="string">
            <text:p>1. Verify that all types of Ev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1_ShowTypesOfInfoFormat</text:p>
          </table:table-cell>
          <table:table-cell office:value-type="string">
            <text:p>L1</text:p>
          </table:table-cell>
          <table:table-cell office:value-type="string">
            <text:p>Show types of Info forma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Info format' options from the 'Show types of' drop down</text:span></text:p>
          </table:table-cell>
          <table:table-cell/>
          <table:table-cell office:value-type="string">
            <text:p>1. Verify that all types of Info forma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2_ShowTypesOfInfoProduct</text:p>
          </table:table-cell>
          <table:table-cell office:value-type="string">
            <text:p>L1</text:p>
          </table:table-cell>
          <table:table-cell office:value-type="string">
            <text:p>Show types of Info produc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ypes of info product' option from the 'Show types of' drop down</text:span></text:p>
          </table:table-cell>
          <table:table-cell/>
          <table:table-cell office:value-type="string">
            <text:p>1. Verify that all types of Info produc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3_ShowTypesOfPlaces</text:p>
          </table:table-cell>
          <table:table-cell office:value-type="string">
            <text:p>L1</text:p>
          </table:table-cell>
          <table:table-cell office:value-type="string">
            <text:p>Show types of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Place' option from the 'Show types of' drop down</text:span></text:p>
          </table:table-cell>
          <table:table-cell/>
          <table:table-cell office:value-type="string">
            <text:p>1. Verify that all types of Plac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4_ShowTypesOfRole</text:p>
          </table:table-cell>
          <table:table-cell office:value-type="string">
            <text:p>L1</text:p>
          </table:table-cell>
          <table:table-cell office:value-type="string">
            <text:p>Show types of Rol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Role' option from the 'Show types of' drop down</text:span></text:p>
          </table:table-cell>
          <table:table-cell/>
          <table:table-cell office:value-type="string">
            <text:p>1. Verify that all types of Rol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5_ShowTypesOfTransmissionMedium</text:p>
          </table:table-cell>
          <table:table-cell office:value-type="string">
            <text:p>L1</text:p>
          </table:table-cell>
          <table:table-cell office:value-type="string">
            <text:p>Show types of Transmission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ransmission medium' option from the 'Show types of' drop down</text:span></text:p>
          </table:table-cell>
          <table:table-cell/>
          <table:table-cell office:value-type="string">
            <text:p>1. Verify that all types of transmission media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6_DrawLayoutAsATreeCheckbox</text:p>
          </table:table-cell>
          <table:table-cell office:value-type="string">
            <text:p>L1</text:p>
          </table:table-cell>
          <table:table-cell office:value-type="string">
            <text:p>Draw layout as a tre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Verify layout as a tree ' checkbox is present under the taxonomi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7_CheckDrawLayoutAsATreeCheckBox</text:p>
          </table:table-cell>
          <table:table-cell office:value-type="string">
            <text:p>L1</text:p>
          </table:table-cell>
          <table:table-cell office:value-type="string">
            <text:p>Check draw layout as a tre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tree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8_CheckDrawLayoutAsAWebCheckBox</text:p>
          </table:table-cell>
          <table:table-cell office:value-type="string">
            <text:p>L1</text:p>
          </table:table-cell>
          <table:table-cell office:value-type="string">
            <text:p>Check draw layout as a web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web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9_Who'sWhoTab</text:p>
          </table:table-cell>
          <table:table-cell office:value-type="string">
            <text:p>L1</text:p>
          </table:table-cell>
          <table:table-cell office:value-type="string">
            <text:p>Select Who's who submenu from the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Who's who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0_SearchCriteriaDropDownWho'sWhoTab</text:p>
          </table:table-cell>
          <table:table-cell office:value-type="string">
            <text:p>L1</text:p>
          </table:table-cell>
          <table:table-cell office:value-type="string">
            <text:p>Search criteria drop down present in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Search criteria <text:s/>drop down is present in the Who's who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1_Who'sWhoTabHeader</text:p>
          </table:table-cell>
          <table:table-cell office:value-type="string">
            <text:p>L1</text:p>
          </table:table-cell>
          <table:table-cell office:value-type="string">
            <text:p>Header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header in the Who's who tab contains the following columns-</text:p>
            <text:p>-Agents</text:p>
            <text:p>-Organisations</text:p>
            <text:p>-Roles</text:p>
            <text:p>-Loc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14" office:value-type="string">
            <text:p>SRCH0062_SearchByAgents</text:p>
          </table:table-cell>
          <table:table-cell table:style-name="ce114" office:value-type="string">
            <text:p>L1</text:p>
          </table:table-cell>
          <table:table-cell table:style-name="ce114" office:value-type="string">
            <text:p>Search by Agent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Agents' option from the search criteria drop down</text:span></text:p>
          </table:table-cell>
          <table:table-cell table:style-name="ce114"/>
          <table:table-cell table:style-name="ce114" office:value-type="string">
            <text:p>1. Verify that the record should be displayed according to Agents</text:p>
          </table:table-cell>
          <table:table-cell table:style-name="ce114" office:value-type="string">
            <text:p>1. The records are not shown according to agent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3_SearchByLocations</text:p>
          </table:table-cell>
          <table:table-cell table:style-name="ce114" office:value-type="string">
            <text:p>L1</text:p>
          </table:table-cell>
          <table:table-cell table:style-name="ce114" office:value-type="string">
            <text:p>Search by loc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Locations' option from the search criteria drop down</text:span></text:p>
          </table:table-cell>
          <table:table-cell table:style-name="ce114"/>
          <table:table-cell table:style-name="ce114" office:value-type="string">
            <text:p>1. Verify that the record should be displayed according to locations</text:p>
          </table:table-cell>
          <table:table-cell table:style-name="ce114" office:value-type="string">
            <text:p>1. The records are not shown according to loc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4_SearchByOrganisations</text:p>
          </table:table-cell>
          <table:table-cell table:style-name="ce114" office:value-type="string">
            <text:p>L1</text:p>
          </table:table-cell>
          <table:table-cell table:style-name="ce114" office:value-type="string">
            <text:p>Search by Organis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Organisations' option from the search criteria drop down</text:span></text:p>
          </table:table-cell>
          <table:table-cell table:style-name="ce114"/>
          <table:table-cell table:style-name="ce114" office:value-type="string">
            <text:p>1. Verify that the record should be displayed according to organisations</text:p>
          </table:table-cell>
          <table:table-cell table:style-name="ce114" office:value-type="string">
            <text:p>1. The records are not shown according to organis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5_SearchByRoles</text:p>
          </table:table-cell>
          <table:table-cell table:style-name="ce114" office:value-type="string">
            <text:p>L1</text:p>
          </table:table-cell>
          <table:table-cell table:style-name="ce114" office:value-type="string">
            <text:p>Search by Roles </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Roles' option from the search criteria drop down</text:span></text:p>
          </table:table-cell>
          <table:table-cell table:style-name="ce114"/>
          <table:table-cell table:style-name="ce114" office:value-type="string">
            <text:p>1. Verify that the record should be displayed according to Roles</text:p>
          </table:table-cell>
          <table:table-cell table:style-name="ce114" office:value-type="string">
            <text:p>1. The records are not shown according to Role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6">
          <table:table-cell office:value-type="string">
            <text:p>SRCH0066_ClickAnElementInWho'sWhoTab</text:p>
          </table:table-cell>
          <table:table-cell office:value-type="string">
            <text:p>L1</text:p>
          </table:table-cell>
          <table:table-cell office:value-type="string">
            <text:p>Click an element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any option from the search criteria drop down</text:span></text:p>
            <text:p><text:span text:style-name="T1">6. Click an element present under the header on the Who's who tab</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7_AllAttachmentsTab</text:p>
          </table:table-cell>
          <table:table-cell office:value-type="string">
            <text:p>L1</text:p>
          </table:table-cell>
          <table:table-cell office:value-type="string">
            <text:p>Select All attachments submenu from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All attachments tab is open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8_ShowAttachmentsDropDownPresent</text:p>
          </table:table-cell>
          <table:table-cell office:value-type="string">
            <text:p>L1</text:p>
          </table:table-cell>
          <table:table-cell office:value-type="string">
            <text:p>Show Attachment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Show attachments' drop down is present under the All attachment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9_HeaderOnAllAttachmentsTab</text:p>
          </table:table-cell>
          <table:table-cell office:value-type="string">
            <text:p>L1</text:p>
          </table:table-cell>
          <table:table-cell office:value-type="string">
            <text:p>Header on the <text:s/>All attachment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header in the All attachments tab contains the following columns-</text:p>
            <text:p>-Type</text:p>
            <text:p>-Attachment</text:p>
            <text:p>-Attached to</text:p>
            <text:p>-Plan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0_ShowAll</text:p>
          </table:table-cell>
          <table:table-cell office:value-type="string">
            <text:p>L1</text:p>
          </table:table-cell>
          <table:table-cell office:value-type="string">
            <text:p>Show all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all th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1_ShowReference</text:p>
          </table:table-cell>
          <table:table-cell office:value-type="string">
            <text:p>L1</text:p>
          </table:table-cell>
          <table:table-cell office:value-type="string">
            <text:p>Show referenc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Reference' option from the Show attachments drop down</text:span></text:p>
          </table:table-cell>
          <table:table-cell/>
          <table:table-cell office:value-type="string">
            <text:p>1. Verify that the referenc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2_ShowPolicy</text:p>
          </table:table-cell>
          <table:table-cell office:value-type="string">
            <text:p>L1</text:p>
          </table:table-cell>
          <table:table-cell office:value-type="string">
            <text:p>Show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olicy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3_ShowPicture</text:p>
          </table:table-cell>
          <table:table-cell office:value-type="string">
            <text:p>L1</text:p>
          </table:table-cell>
          <table:table-cell office:value-type="string">
            <text:p>Show pictur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ictur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4_ShowMandatingPolicy</text:p>
          </table:table-cell>
          <table:table-cell office:value-type="string">
            <text:p>L1</text:p>
          </table:table-cell>
          <table:table-cell office:value-type="string">
            <text:p>Show manda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manda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5_ShowProhibitingPolicy</text:p>
          </table:table-cell>
          <table:table-cell office:value-type="string">
            <text:p>L1</text:p>
          </table:table-cell>
          <table:table-cell office:value-type="string">
            <text:p>Show prohibi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rohibi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6_ShowMemorandumOfUnderstanding</text:p>
          </table:table-cell>
          <table:table-cell office:value-type="string">
            <text:p>L1</text:p>
          </table:table-cell>
          <table:table-cell office:value-type="string">
            <text:p>Show memorandum of understanding</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table:style-name="ce231" office:value-type="string">
            <text:p>1. Verify that the memorandum of understanding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7_ShowTags</text:p>
          </table:table-cell>
          <table:table-cell office:value-type="string">
            <text:p>L1</text:p>
          </table:table-cell>
          <table:table-cell office:value-type="string">
            <text:p>Show tag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Tags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8_ShowHelp</text:p>
          </table:table-cell>
          <table:table-cell office:value-type="string">
            <text:p>L1</text:p>
          </table:table-cell>
          <table:table-cell office:value-type="string">
            <text:p>Show help</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help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79_ClickAttachment</text:p>
          </table:table-cell>
          <table:table-cell office:value-type="string">
            <text:p>L1</text:p>
          </table:table-cell>
          <table:table-cell office:value-type="string">
            <text:p>Click Attachment name in the Attach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n Attachment name in the Attachment column</text:span></text:p>
          </table:table-cell>
          <table:table-cell/>
          <table:table-cell office:value-type="string">
            <text:p>1. Verify that the attachment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0_ClickAttachedTo</text:p>
          </table:table-cell>
          <table:table-cell office:value-type="string">
            <text:p>L1</text:p>
          </table:table-cell>
          <table:table-cell office:value-type="string">
            <text:p>Click Attached to in the Attached to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record in the Attached to column</text:span></text:p>
          </table:table-cell>
          <table:table-cell/>
          <table:table-cell office:value-type="string">
            <text:p>1. Verify that the new window with the information about the entity to which the file is attached is open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1_ClickPlanSegment</text:p>
          </table:table-cell>
          <table:table-cell office:value-type="string">
            <text:p>L1</text:p>
          </table:table-cell>
          <table:table-cell office:value-type="string">
            <text:p>Click Plan segment name in the Plan seg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segment name in the Plan segment column</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105" office:value-type="string">
            <text:p>SRCH0082_Grammar&amp;Spelling</text:p>
          </table:table-cell>
          <table:table-cell table:style-name="ce105" office:value-type="string">
            <text:p>L3</text:p>
          </table:table-cell>
          <table:table-cell table:style-name="ce105" office:value-type="string">
            <text:p>Grammar and Spelling in the Searching menu </text:p>
          </table:table-cell>
          <table:table-cell table:style-name="ce105"/>
          <table:table-cell table:style-name="ce230"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on all submenus in the Searching menu one by one</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3"/>
          <table:table-cell table:style-name="ce105" office:value-type="string">
            <text:p>YES</text:p>
          </table:table-cell>
          <table:table-cell table:style-name="ce53" table:number-columns-repeated="1000"/>
          <table:table-cell table:style-name="ce42" table:number-columns-repeated="2"/>
          <table:table-cell table:style-name="Default" table:number-columns-repeated="9"/>
        </table:table-row>
        <table:table-row table:style-name="ro65">
          <table:table-cell office:value-type="string">
            <text:p>SRCH0083_ResizeWindow</text:p>
          </table:table-cell>
          <table:table-cell office:value-type="string">
            <text:p>L3</text:p>
          </table:table-cell>
          <table:table-cell office:value-type="string">
            <text:p>Verify Searching window can be resized</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able:table-cell>
          <table:table-cell/>
          <table:table-cell office:value-type="string">
            <text:p>1. Verify that the Searching window can be resiz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51">
          <table:table-cell table:number-columns-repeated="1024"/>
        </table:table-row>
        <table:table-row table:style-name="ro1">
          <table:table-cell table:number-columns-repeated="1024"/>
        </table:table-row>
      </table:table>
      <table:table table:name="Scoping" table:style-name="ta3" table:print="false">
        <office:forms form:automatic-focus="false" form:apply-design-mode="false"/>
        <table:table-column table:style-name="co18" table:number-columns-repeated="2" table:default-cell-style-name="ce101"/>
        <table:table-column table:style-name="co97" table:default-cell-style-name="ce101"/>
        <table:table-column table:style-name="co18" table:default-cell-style-name="ce101"/>
        <table:table-column table:style-name="co219" table:default-cell-style-name="ce101"/>
        <table:table-column table:style-name="co18" table:default-cell-style-name="ce101"/>
        <table:table-column table:style-name="co35" table:default-cell-style-name="ce101"/>
        <table:table-column table:style-name="co60" table:default-cell-style-name="ce101"/>
        <table:table-column table:style-name="co18" table:number-columns-repeated="4" table:default-cell-style-name="ce101"/>
        <table:table-column table:style-name="co220"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15">
          <table:table-cell office:value-type="string">
            <text:p>SCP0001_ScopingPopupPresent</text:p>
          </table:table-cell>
          <table:table-cell office:value-type="string">
            <text:p>L1</text:p>
          </table:table-cell>
          <table:table-cell office:value-type="string">
            <text:p>Verify Scop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Scop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5">
          <table:table-cell office:value-type="string">
            <text:p>SCP0002_ScopingPopupSubmenus</text:p>
          </table:table-cell>
          <table:table-cell office:value-type="string">
            <text:p>L1</text:p>
          </table:table-cell>
          <table:table-cell office:value-type="string">
            <text:p>Scoping popup submenu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Go to Scoping popup </text:span><text:span text:style-name="T3">menu</text:span></text:p>
          </table:table-cell>
          <table:table-cell/>
          <table:table-cell office:value-type="string">
            <text:p>1. Verify that the Scoping popup menu has the following submenus-</text:p>
            <text:p>-Events in scope</text:p>
            <text:p>-Organisations in scope</text:p>
            <text:p>-Classific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3_EventsInScopeSubmenu</text:p>
          </table:table-cell>
          <table:table-cell office:value-type="string">
            <text:p>L0</text:p>
          </table:table-cell>
          <table:table-cell office:value-type="string">
            <text:p>Event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04_HideEvent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Select the 'Hide </text:span><text:span text:style-name="T3">events in scope' option </text:span><text:span text:style-name="T3">from the Scoping popup </text:span><text:span text:style-name="T3">menu</text:span></text:p>
          </table:table-cell>
          <table:table-cell/>
          <table:table-cell office:value-type="string">
            <text:p>1. Verify that the 'Event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04_TitleOnEventsInScopeWindow</text:p>
          </table:table-cell>
          <table:table-cell office:value-type="string">
            <text:p>L1</text:p>
          </table:table-cell>
          <table:table-cell office:value-type="string">
            <text:p>Title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s in scope' window has the title-Event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5_HeaderOnEventsInScopeWindow</text:p>
          </table:table-cell>
          <table:table-cell office:value-type="string">
            <text:p>L1</text:p>
          </table:table-cell>
          <table:table-cell office:value-type="string">
            <text:p>Header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header on the events window contains the following columns-</text:p>
            <text:p>-Event name</text:p>
            <text:p>-Is incid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6_EventNameColumn</text:p>
          </table:table-cell>
          <table:table-cell office:value-type="string">
            <text:p>L1</text:p>
          </table:table-cell>
          <table:table-cell office:value-type="string">
            <text:p>Event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event name is present in the 'Event name'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7_IsIncidentColumn</text:p>
          </table:table-cell>
          <table:table-cell office:value-type="string">
            <text:p>L1</text:p>
          </table:table-cell>
          <table:table-cell office:value-type="string">
            <text:p>Checkbox present in the Is Incident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the checkbox <text:s/></text:p>
            <text:p>Is present in the Is incid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8_EventNameTextBoxPresent</text:p>
          </table:table-cell>
          <table:table-cell office:value-type="string">
            <text:p>L1</text:p>
          </table:table-cell>
          <table:table-cell office:value-type="string">
            <text:p>Verify Event name text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able:table-cell>
          <table:table-cell/>
          <table:table-cell office:value-type="string">
            <text:p>1. Verify that Event name textbox is present in the Event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09_EnterEvent</text:p>
          </table:table-cell>
          <table:table-cell office:value-type="string">
            <text:p>L1</text:p>
          </table:table-cell>
          <table:table-cell office:value-type="string">
            <text:p>Enter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event can be entered in the event text field</text:p>
            <text:p>2. Verify that the event is displayed properly in the Event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0_ValidEvent</text:p>
          </table:table-cell>
          <table:table-cell office:value-type="string">
            <text:p>L0</text:p>
          </table:table-cell>
          <table:table-cell office:value-type="string">
            <text:p>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the event name gets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1_InvalidEvent</text:p>
          </table:table-cell>
          <table:table-cell office:value-type="string">
            <text:p>L2</text:p>
          </table:table-cell>
          <table:table-cell office:value-type="string">
            <text:p>In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invalid event in </text:span><text:span text:style-name="T3">the Event textbox</text:span></text:p>
          </table:table-cell>
          <table:table-cell/>
          <table:table-cell office:value-type="string">
            <text:p>1. Verify that invalid event is not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2_BlankEvent</text:p>
          </table:table-cell>
          <table:table-cell office:value-type="string">
            <text:p>L2</text:p>
          </table:table-cell>
          <table:table-cell office:value-type="string">
            <text:p>Blank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Leave the event text </text:span><text:span text:style-name="T3">box blank</text:span></text:p>
          </table:table-cell>
          <table:table-cell/>
          <table:table-cell office:value-type="string">
            <text:p>1. Verify that blank event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3_CheckIsIncidentColumnCheckbox</text:p>
          </table:table-cell>
          <table:table-cell office:value-type="string">
            <text:p>L1</text:p>
          </table:table-cell>
          <table:table-cell office:value-type="string">
            <text:p>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able:table-cell>
          <table:table-cell/>
          <table:table-cell office:value-type="string">
            <text:p>1. Verify that the Is incident check box can be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14_UnCheckIsIncidentColumnCheckbox</text:p>
          </table:table-cell>
          <table:table-cell office:value-type="string">
            <text:p>L1</text:p>
          </table:table-cell>
          <table:table-cell office:value-type="string">
            <text:p>Un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Events in scope </text:span><text:span text:style-name="T3">submenu from the </text:span><text:span text:style-name="T3">Scoping popup menu </text:span></text:p>
            <text:p><text:span text:style-name="T3">5. Enter event in the </text:span><text:span text:style-name="T3">Event textbox</text:span></text:p>
            <text:p><text:span text:style-name="T3">6. Uncheck the Is </text:span><text:span text:style-name="T3">Incident check box</text:span></text:p>
          </table:table-cell>
          <table:table-cell/>
          <table:table-cell office:value-type="string">
            <text:p>1.Verify that the Is incident checkbox can be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5_OrganisationsInScopeSubmenu</text:p>
          </table:table-cell>
          <table:table-cell office:value-type="string">
            <text:p>L0</text:p>
          </table:table-cell>
          <table:table-cell office:value-type="string">
            <text:p>Organisation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Organisation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6_HideOrganisation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Organisation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16_ScopeTabPresent</text:p>
          </table:table-cell>
          <table:table-cell office:value-type="string">
            <text:p>L1</text:p>
          </table:table-cell>
          <table:table-cell office:value-type="string">
            <text:p>Scope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cope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7_NetworkTabPresent</text:p>
          </table:table-cell>
          <table:table-cell office:value-type="string">
            <text:p>L1</text:p>
          </table:table-cell>
          <table:table-cell office:value-type="string">
            <text:p>Network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Network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8_TitleOnScopeTab</text:p>
          </table:table-cell>
          <table:table-cell office:value-type="string">
            <text:p>L1</text:p>
          </table:table-cell>
          <table:table-cell office:value-type="string">
            <text:p>Title on Scope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cope tab in Organisations in scope window has the title-'Organis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9_ShowOnlyOrganisationsThatAreExpectedToHaveTasksInThisPlanCheckboxpresent</text:p>
          </table:table-cell>
          <table:table-cell office:value-type="string">
            <text:p>L1</text:p>
          </table:table-cell>
          <table:table-cell office:value-type="string">
            <text:p>Show Only Organisations <text:s/>that are expected to have tasks in this pla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are expected to have tasks in this plan' checkbox is present <tex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0_CheckShowOnlyOrganisationsThatAreExpectedToHaveTasksInThisPlanCheckbox</text:p>
          </table:table-cell>
          <table:table-cell office:value-type="string">
            <text:p>L1</text:p>
          </table:table-cell>
          <table:table-cell office:value-type="string">
            <text:p>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the 'Show only </text:span><text:span text:style-name="T3">organisations that are </text:span><text:span text:style-name="T3">expected to have tasks </text:span><text:span text:style-name="T3">in the plan' checkbox</text:span></text:p>
          </table:table-cell>
          <table:table-cell/>
          <table:table-cell office:value-type="string">
            <text:p>1. Verify that 'Show only organisations that are expected to have tasks in this plan' checkbox can be checked</text:p>
            <text:p>2. Verify that the organisations that are expected to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1_UncheckShowOnlyOrganisationsThatAreExpectedToHaveTasksInThisPlanCheckbox</text:p>
          </table:table-cell>
          <table:table-cell office:value-type="string">
            <text:p>L1</text:p>
          </table:table-cell>
          <table:table-cell office:value-type="string">
            <text:p>Un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the 'Show </text:span><text:span text:style-name="T3">only organisations that </text:span><text:span text:style-name="T3">are expected to have </text:span><text:span text:style-name="T3">tasks in the plan' </text:span><text:span text:style-name="T3">checkbox</text:span></text:p>
          </table:table-cell>
          <table:table-cell/>
          <table:table-cell office:value-type="string">
            <text:p>1. Verify that 'Show only organisations that are expected to have tasks in this plan' checkbox can be 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2_ShowOnlyOrganisationsThatHaveTasksCheckboxPresent</text:p>
          </table:table-cell>
          <table:table-cell office:value-type="string">
            <text:p>L1</text:p>
          </table:table-cell>
          <table:table-cell office:value-type="string">
            <text:p>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have task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3_CheckShowOnlyOrganisationsThatHaveTasksCheckbox</text:p>
          </table:table-cell>
          <table:table-cell office:value-type="string">
            <text:p>L1</text:p>
          </table:table-cell>
          <table:table-cell office:value-type="string">
            <text:p>Check Show only organisations that have tasks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the 'Show only </text:span><text:span text:style-name="T3">organisations that <text:s/>have </text:span><text:span text:style-name="T3">tasks ' checkbox</text:span></text:p>
          </table:table-cell>
          <table:table-cell/>
          <table:table-cell office:value-type="string">
            <text:p>1. Verify that the 'Organisations that have tasks' check box can be checked</text:p>
            <text:p>2. Verify that only the organisations having task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4_UncheckShowOnlyOrganisationsThatHaveTasksCheckbox</text:p>
          </table:table-cell>
          <table:table-cell office:value-type="string">
            <text:p>L1</text:p>
          </table:table-cell>
          <table:table-cell office:value-type="string">
            <text:p>Uncheck 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the 'Show </text:span><text:span text:style-name="T3">only organisations that <text:s/></text:span><text:span text:style-name="T3">have tasks ' checkbox</text:span></text:p>
          </table:table-cell>
          <table:table-cell/>
          <table:table-cell office:value-type="string">
            <text:p>1. Verify that the organisations that have tasks check 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5_ShowOnlyOrganisationsThatDontHaveTasksCheckboxPresent</text:p>
          </table:table-cell>
          <table:table-cell office:value-type="string">
            <text:p>L1</text:p>
          </table:table-cell>
          <table:table-cell office:value-type="string">
            <text:p>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Show only organisations that don't have tasks'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6_CheckShowOnlyOrganisationsThatDontHaveTasksCheckboxPresent</text:p>
          </table:table-cell>
          <table:table-cell office:value-type="string">
            <text:p>L1</text:p>
          </table:table-cell>
          <table:table-cell office:value-type="string">
            <text:p>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Check Show only </text:span><text:span text:style-name="T3">organisations that don't </text:span><text:span text:style-name="T3">have tasks checkbox </text:span></text:p>
          </table:table-cell>
          <table:table-cell/>
          <table:table-cell office:value-type="string">
            <text:p>1. Verify that 'Show only organisations that don't have tasks in this plan' checkbox can be checked </text:p>
            <text:p>2. Verify that the organisations that don't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7_UncheckShowOnlyOrganisationsThatDontHaveTasksCheckboxPresent</text:p>
          </table:table-cell>
          <table:table-cell office:value-type="string">
            <text:p>L1</text:p>
          </table:table-cell>
          <table:table-cell office:value-type="string">
            <text:p>Un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ext:p><text:span text:style-name="T3">5. Uncheck Show only </text:span><text:span text:style-name="T3">organisations that don't </text:span><text:span text:style-name="T3">have tasks checkbox </text:span></text:p>
          </table:table-cell>
          <table:table-cell/>
          <table:table-cell office:value-type="string">
            <text:p>1. Verify that 'Show only organisations that don't have tasks in this plan' check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8_SearchCriteriaDropDownPresent</text:p>
          </table:table-cell>
          <table:table-cell office:value-type="string">
            <text:p>L1</text:p>
          </table:table-cell>
          <table:table-cell office:value-type="string">
            <text:p>Search criteria dropdown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 </text:span></text:p>
          </table:table-cell>
          <table:table-cell/>
          <table:table-cell office:value-type="string">
            <text:p>1. Verify that the search criteria drop down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29_AllOptionInSearchCriteriaDropDown</text:p>
          </table:table-cell>
          <table:table-cell office:value-type="string">
            <text:p>L1</text:p>
          </table:table-cell>
          <table:table-cell office:value-type="string">
            <text:p><text:s/>'All' option in the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Select <text:s/>the 'All' option </text:span><text:span text:style-name="T3">from the search criteria </text:span><text:span text:style-name="T3">drop down </text:span></text:p>
          </table:table-cell>
          <table:table-cell/>
          <table:table-cell office:value-type="string">
            <text:p>1. Verify that All option in the search criteria drop down can be selected</text:p>
            <text:p>2. Verify that <text:s/>all kinds of organisation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30_OrganisationsOptionInSearchCriteriaDropDown</text:p>
          </table:table-cell>
          <table:table-cell office:value-type="string">
            <text:p>L1</text:p>
          </table:table-cell>
          <table:table-cell office:value-type="string">
            <text:p>Organisations option in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Select <text:s/>the </text:span><text:span text:style-name="T3">'Organisations' option </text:span><text:span text:style-name="T3">from the search criteria </text:span><text:span text:style-name="T3">drop down </text:span></text:p>
          </table:table-cell>
          <table:table-cell/>
          <table:table-cell office:value-type="string">
            <text:p>1. Verify that the result is modified according to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1_FilteronNameCheckboxPresent</text:p>
          </table:table-cell>
          <table:table-cell office:value-type="string">
            <text:p>L1</text:p>
          </table:table-cell>
          <table:table-cell office:value-type="string">
            <text:p>Filter on name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filter on name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2_CheckFilteronNameCheckbox</text:p>
          </table:table-cell>
          <table:table-cell office:value-type="string">
            <text:p>L1</text:p>
          </table:table-cell>
          <table:table-cell office:value-type="string">
            <text:p>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the 'Filter on </text:span><text:span text:style-name="T3">name ' checkbox</text:span></text:p>
          </table:table-cell>
          <table:table-cell/>
          <table:table-cell office:value-type="string">
            <text:p>1. Verify that <text:s/>the 'Filter on name' check box can be checked</text:p>
            <text:p>2. Verify that the results are filtered <text:s/>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4_UncheckFilteronNameCheckbox</text:p>
          </table:table-cell>
          <table:table-cell office:value-type="string">
            <text:p>L1</text:p>
          </table:table-cell>
          <table:table-cell office:value-type="string">
            <text:p>Un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Uncheck the 'Filter on </text:span><text:span text:style-name="T3">name' checkbox</text:span></text:p>
          </table:table-cell>
          <table:table-cell/>
          <table:table-cell office:value-type="string">
            <text:p>1. Verify that the 'Filter on name ' checkbox can be unchecked</text:p>
            <text:p>2. Verify that the results shown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5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Filter on tag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36_CheckFilteronTagsCheckbox</text:p>
          </table:table-cell>
          <table:table-cell office:value-type="string">
            <text:p>L1</text:p>
          </table:table-cell>
          <table:table-cell office:value-type="string">
            <text:p>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filter on tags </text:span><text:span text:style-name="T3">checkbox</text:span></text:p>
          </table:table-cell>
          <table:table-cell/>
          <table:table-cell office:value-type="string">
            <text:p>1. Verify that the Filter on check box is checked</text:p>
            <text:p>2. Verify that the results are filtered according to the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7_UnCheckFilteronTagsCheckbox</text:p>
          </table:table-cell>
          <table:table-cell office:value-type="string">
            <text:p>L1</text:p>
          </table:table-cell>
          <table:table-cell office:value-type="string">
            <text:p>Un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Uncheck Filter on </text:span><text:span text:style-name="T3">tags check box</text:span></text:p>
          </table:table-cell>
          <table:table-cell/>
          <table:table-cell office:value-type="string">
            <text:p>1. Verify that the 'Filter on tags' check box is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40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Must be referenc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1_CheckMustBeReferencedCheckBox</text:p>
          </table:table-cell>
          <table:table-cell office:value-type="string">
            <text:p>L1</text:p>
          </table:table-cell>
          <table:table-cell office:value-type="string">
            <text:p>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heck the 'Must be </text:span><text:span text:style-name="T3">referenced ' check box</text:span></text:p>
          </table:table-cell>
          <table:table-cell/>
          <table:table-cell office:value-type="float" office:value="1">
            <text:p>1</text:p>
          </table:table-cell>
          <table:table-cell table:number-columns-repeated="1017"/>
        </table:table-row>
        <table:table-row table:style-name="ro19">
          <table:table-cell office:value-type="string">
            <text:p>SCP0042_UnCheckMustBeReferencedCheckBox</text:p>
          </table:table-cell>
          <table:table-cell office:value-type="string">
            <text:p>L1</text:p>
          </table:table-cell>
          <table:table-cell office:value-type="string">
            <text:p>Un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number-columns-repeated="1019"/>
        </table:table-row>
        <table:table-row table:style-name="ro19">
          <table:table-cell office:value-type="string">
            <text:p>SCP0044_OtherOrganisationsTextboxPresent</text:p>
          </table:table-cell>
          <table:table-cell office:value-type="string">
            <text:p>L1</text:p>
          </table:table-cell>
          <table:table-cell office:value-type="string">
            <text:p>Other organisations text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able:table-cell>
          <table:table-cell/>
          <table:table-cell office:value-type="string">
            <text:p>1. Verify that the 'Other organisation that should be assigned tasks ' text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4_EnterOrganisation</text:p>
          </table:table-cell>
          <table:table-cell office:value-type="string">
            <text:p>L1</text:p>
          </table:table-cell>
          <table:table-cell office:value-type="string">
            <text:p>Enter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organisation in </text:span><text:span text:style-name="T3">the ' Other organisation </text:span><text:span text:style-name="T3">that should be assigned </text:span><text:span text:style-name="T3">tasks' text box</text:span></text:p>
          </table:table-cell>
          <table:table-cell/>
          <table:table-cell office:value-type="string">
            <text:p>1. Verify that the Organisation name is entered in the text box</text:p>
            <text:p>2. Verify that the entered name is shown correct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5_ValidOrganisation</text:p>
          </table:table-cell>
          <table:table-cell office:value-type="string">
            <text:p>L0</text:p>
          </table:table-cell>
          <table:table-cell office:value-type="string">
            <text:p>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valid </text:span><text:span text:style-name="T3">organisation in the ' </text:span><text:span text:style-name="T3">Other organisation that </text:span><text:span text:style-name="T3">should be assigned </text:span><text:span text:style-name="T3">tasks' text box</text:span></text:p>
          </table:table-cell>
          <table:table-cell/>
          <table:table-cell office:value-type="string">
            <text:p>1. Verify that the Organisation name gets added to the result shown abo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6_InvalidOrganisation</text:p>
          </table:table-cell>
          <table:table-cell office:value-type="string">
            <text:p>L1</text:p>
          </table:table-cell>
          <table:table-cell office:value-type="string">
            <text:p>In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Enter invalid </text:span><text:span text:style-name="T3">organisation in the ' </text:span><text:span text:style-name="T3">Other organisation that </text:span><text:span text:style-name="T3">should be assigned </text:span><text:span text:style-name="T3">tasks' text box</text:span></text:p>
          </table:table-cell>
          <table:table-cell office:value-type="string">
            <text:p>“@!#@$#$#%^^&amp;^”</text:p>
          </table:table-cell>
          <table:table-cell office:value-type="string">
            <text:p>1. Verify that the invalid organisation name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7_BlankOrganisation</text:p>
          </table:table-cell>
          <table:table-cell office:value-type="string">
            <text:p>L1</text:p>
          </table:table-cell>
          <table:table-cell office:value-type="string">
            <text:p>Blan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Leave the ' Other </text:span><text:span text:style-name="T3">organisations that </text:span><text:span text:style-name="T3">should be assigned </text:span><text:span text:style-name="T3">tasks' textbox blank</text:span></text:p>
          </table:table-cell>
          <table:table-cell/>
          <table:table-cell office:value-type="string">
            <text:p>1. Verify that the blank organisation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3_ClickOrganisation</text:p>
          </table:table-cell>
          <table:table-cell office:value-type="string">
            <text:p>L1</text:p>
          </table:table-cell>
          <table:table-cell office:value-type="string">
            <text:p>Clic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an organisation </text:span></text:p>
          </table:table-cell>
          <table:table-cell/>
          <table:table-cell office:value-type="string">
            <text:p>1. Verify that the See profil e button is displayed bel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4_ClickSeeProfileButton</text:p>
          </table:table-cell>
          <table:table-cell office:value-type="string">
            <text:p>L1</text:p>
          </table:table-cell>
          <table:table-cell office:value-type="string">
            <text:p>Click the See profil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an organisation </text:span></text:p>
            <text:p><text:span text:style-name="T3">6. Click the See profile </text:span><text:span text:style-name="T3">button</text:span></text:p>
          </table:table-cell>
          <table:table-cell/>
          <table:table-cell office:value-type="string">
            <text:p>1. Verify that the About actual organisation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5_ClickNetworkTab</text:p>
          </table:table-cell>
          <table:table-cell office:value-type="string">
            <text:p>L1</text:p>
          </table:table-cell>
          <table:table-cell office:value-type="string">
            <text:p>Click Network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Network tab <text:s/>contains the network diagram of the Organisations</text:p>
          </table:table-cell>
          <table:table-cell table:number-columns-repeated="2" office:value-type="string">
            <text:p>PASS</text:p>
          </table:table-cell>
          <table:table-cell table:number-columns-repeated="1015"/>
        </table:table-row>
        <table:table-row table:style-name="ro70">
          <table:table-cell office:value-type="string">
            <text:p>SCP0046_ReduceToFitOptionPresent</text:p>
          </table:table-cell>
          <table:table-cell office:value-type="string">
            <text:p>L1</text:p>
          </table:table-cell>
          <table:table-cell office:value-type="string">
            <text:p>Verify 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Reduce to fit option is present on the Organisations in scope window</text:p>
          </table:table-cell>
          <table:table-cell table:number-columns-repeated="2" office:value-type="string">
            <text:p>PASS</text:p>
          </table:table-cell>
          <table:table-cell table:number-columns-repeated="1015"/>
        </table:table-row>
        <table:table-row table:style-name="ro70">
          <table:table-cell office:value-type="string">
            <text:p>SCP0047_ClickReduceToFitOption</text:p>
          </table:table-cell>
          <table:table-cell office:value-type="string">
            <text:p>L1</text:p>
          </table:table-cell>
          <table:table-cell office:value-type="string">
            <text:p>Click the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diagram size(if large) gets reduced to fit inside the window</text:p>
          </table:table-cell>
          <table:table-cell table:number-columns-repeated="2" office:value-type="string">
            <text:p>PASS</text:p>
          </table:table-cell>
          <table:table-cell table:number-columns-repeated="1015"/>
        </table:table-row>
        <table:table-row table:style-name="ro53">
          <table:table-cell office:value-type="string">
            <text:p>SCP0048_ClickFullSizeOption</text:p>
          </table:table-cell>
          <table:table-cell office:value-type="string">
            <text:p>L1</text:p>
          </table:table-cell>
          <table:table-cell office:value-type="string">
            <text:p>Click Full s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Click the Reduce to fit </text:span><text:span text:style-name="T3">option</text:span></text:p>
            <text:p><text:span text:style-name="T3">7. Click the Full size </text:span><text:span text:style-name="T3">option</text:span></text:p>
          </table:table-cell>
          <table:table-cell/>
          <table:table-cell office:value-type="string">
            <text:p>1. Verify that the diagram is shown in it's full size</text:p>
          </table:table-cell>
          <table:table-cell table:number-columns-repeated="2" office:value-type="string">
            <text:p>PASS</text:p>
          </table:table-cell>
          <table:table-cell table:number-columns-repeated="1015"/>
        </table:table-row>
        <table:table-row table:style-name="ro70">
          <table:table-cell office:value-type="string">
            <text:p>SCP0049_AllNetworkFlowsSection</text:p>
          </table:table-cell>
          <table:table-cell office:value-type="string">
            <text:p>L1</text:p>
          </table:table-cell>
          <table:table-cell office:value-type="string">
            <text:p>All network flows sec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All Network flows section is present in the network tab</text:p>
          </table:table-cell>
          <table:table-cell table:number-columns-repeated="2" office:value-type="string">
            <text:p>PASS</text:p>
          </table:table-cell>
          <table:table-cell table:number-columns-repeated="1015"/>
        </table:table-row>
        <table:table-row table:style-name="ro70">
          <table:table-cell office:value-type="string">
            <text:p>SCP0050_FilterOnInformationTextfieldPresent</text:p>
          </table:table-cell>
          <table:table-cell office:value-type="string">
            <text:p>L1</text:p>
          </table:table-cell>
          <table:table-cell office:value-type="string">
            <text:p>Filter on informatio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filter on information text field is present in the network tab</text:p>
          </table:table-cell>
          <table:table-cell table:number-columns-repeated="2" office:value-type="string">
            <text:p>PASS</text:p>
          </table:table-cell>
          <table:table-cell table:number-columns-repeated="1015"/>
        </table:table-row>
        <table:table-row table:style-name="ro53">
          <table:table-cell office:value-type="string">
            <text:p>SCP0051_EnterInformation</text:p>
          </table:table-cell>
          <table:table-cell office:value-type="string">
            <text:p>L1</text:p>
          </table:table-cell>
          <table:table-cell office:value-type="string">
            <text:p>Enter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able:table-cell>
          <table:table-cell/>
          <table:table-cell office:value-type="string">
            <text:p>1. Verify that the information can be entered in the Filter on information text field</text:p>
          </table:table-cell>
          <table:table-cell table:number-columns-repeated="2" office:value-type="string">
            <text:p>PASS</text:p>
          </table:table-cell>
          <table:table-cell table:number-columns-repeated="1015"/>
        </table:table-row>
        <table:table-row table:style-name="ro53">
          <table:table-cell office:value-type="string">
            <text:p>SCP0052_ValidInformation</text:p>
          </table:table-cell>
          <table:table-cell office:value-type="string">
            <text:p>L1</text:p>
          </table:table-cell>
          <table:table-cell office:value-type="string">
            <text:p>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valid </text:span><text:span text:style-name="T3">information in the 'Filter </text:span><text:span text:style-name="T3">on information' text </text:span><text:span text:style-name="T3">field</text:span></text:p>
          </table:table-cell>
          <table:table-cell table:number-columns-repeated="1019"/>
        </table:table-row>
        <table:table-row table:style-name="ro51">
          <table:table-cell office:value-type="string">
            <text:p>SCP0053_InvalidInformation</text:p>
          </table:table-cell>
          <table:table-cell office:value-type="string">
            <text:p>L2</text:p>
          </table:table-cell>
          <table:table-cell office:value-type="string">
            <text:p>In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valid </text:span><text:span text:style-name="T3">information in the 'Filter </text:span><text:span text:style-name="T3">on information' text </text:span><text:span text:style-name="T3">field</text:span></text:p>
          </table:table-cell>
          <table:table-cell table:number-columns-repeated="1019"/>
        </table:table-row>
        <table:table-row table:style-name="ro70">
          <table:table-cell office:value-type="string">
            <text:p>SCP0054_AndTaskTextFieldPresent</text:p>
          </table:table-cell>
          <table:table-cell office:value-type="string">
            <text:p>L1</text:p>
          </table:table-cell>
          <table:table-cell office:value-type="string">
            <text:p>Verify And task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able:table-cell>
          <table:table-cell/>
          <table:table-cell office:value-type="string">
            <text:p>1. Verify that the 'and task' text field is present in the Network tab</text:p>
          </table:table-cell>
          <table:table-cell table:number-columns-repeated="2" office:value-type="string">
            <text:p>PASS</text:p>
          </table:table-cell>
          <table:table-cell table:number-columns-repeated="1015"/>
        </table:table-row>
        <table:table-row table:style-name="ro28">
          <table:table-cell office:value-type="string">
            <text:p>SCP0055_ValidTask</text:p>
          </table:table-cell>
          <table:table-cell office:value-type="string">
            <text:p>L1</text:p>
          </table:table-cell>
          <table:table-cell office:value-type="string">
            <text:p>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ext:p><text:span text:style-name="T3">7. Enter task in the 'and </text:span><text:span text:style-name="T3">task' text field</text:span></text:p>
          </table:table-cell>
          <table:table-cell/>
          <table:table-cell office:value-type="string">
            <text:p>1. Verify that all the records having the doing tab as the task name specified in the 'and task' text field are displayed</text:p>
          </table:table-cell>
          <table:table-cell table:number-columns-repeated="2" office:value-type="string">
            <text:p>PASS</text:p>
          </table:table-cell>
          <table:table-cell table:number-columns-repeated="1015"/>
        </table:table-row>
        <table:table-row table:style-name="ro28">
          <table:table-cell office:value-type="string">
            <text:p>SCP0056_InvalidTask</text:p>
          </table:table-cell>
          <table:table-cell office:value-type="string">
            <text:p>L2</text:p>
          </table:table-cell>
          <table:table-cell office:value-type="string">
            <text:p>In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Organisations </text:span><text:span text:style-name="T3">in scope submenu from </text:span><text:span text:style-name="T3">the Scoping popup </text:span><text:span text:style-name="T3">menu</text:span></text:p>
            <text:p><text:span text:style-name="T3">5. Click the Network tab</text:span></text:p>
            <text:p><text:span text:style-name="T3">6. Enter information in </text:span><text:span text:style-name="T3">the 'Filter on </text:span><text:span text:style-name="T3">information' text field</text:span></text:p>
            <text:p><text:span text:style-name="T3">7. Enter an invalid task </text:span><text:span text:style-name="T3">in the 'and task' text </text:span><text:span text:style-name="T3">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1015"/>
        </table:table-row>
        <table:table-row table:style-name="ro19">
          <table:table-cell office:value-type="string">
            <text:p>SCP0045_ClassificationSystemsMenu</text:p>
          </table:table-cell>
          <table:table-cell office:value-type="string">
            <text:p>L1</text:p>
          </table:table-cell>
          <table:table-cell office:value-type="string">
            <text:p>Classification systems sub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Classification systems' window appears</text:p>
          </table:table-cell>
          <table:table-cell table:number-columns-repeated="2" office:value-type="string">
            <text:p>PASS</text:p>
          </table:table-cell>
          <table:table-cell table:number-columns-repeated="1015"/>
        </table:table-row>
        <table:table-row table:style-name="ro53">
          <table:table-cell office:value-type="string">
            <text:p>SCP0046_HideClassificationSystems</text:p>
          </table:table-cell>
          <table:table-cell office:value-type="string">
            <text:p>L0</text:p>
          </table:table-cell>
          <table:table-cell office:value-type="string">
            <text:p>Select Hide Classification systems option from the Scoping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Select the 'Hide </text:span><text:span text:style-name="T3">classification systems' </text:span><text:span text:style-name="T3">option from the Scoping </text:span><text:span text:style-name="T3">popup menu</text:span></text:p>
          </table:table-cell>
          <table:table-cell/>
          <table:table-cell office:value-type="string">
            <text:p>1. Verify that the Classification Systems window disappears</text:p>
          </table:table-cell>
          <table:table-cell table:number-columns-repeated="2" office:value-type="string">
            <text:p>PASS</text:p>
          </table:table-cell>
          <table:table-cell table:number-columns-repeated="1015"/>
        </table:table-row>
        <table:table-row table:style-name="ro19">
          <table:table-cell office:value-type="string">
            <text:p>SCP0046_ClassificationSystemsTitle</text:p>
          </table:table-cell>
          <table:table-cell office:value-type="string">
            <text:p>L1</text:p>
          </table:table-cell>
          <table:table-cell office:value-type="string">
            <text:p>Title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Classification systems' window has the title 'Classification Systems'</text:p>
          </table:table-cell>
          <table:table-cell table:number-columns-repeated="2" office:value-type="string">
            <text:p>PASS</text:p>
          </table:table-cell>
          <table:table-cell table:number-columns-repeated="1015"/>
        </table:table-row>
        <table:table-row table:style-name="ro19">
          <table:table-cell office:value-type="string">
            <text:p>SCP0047_ClassificationSystemsHeader</text:p>
          </table:table-cell>
          <table:table-cell office:value-type="string">
            <text:p>L1</text:p>
          </table:table-cell>
          <table:table-cell office:value-type="string">
            <text:p>Header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header on the Classification Systems window has the following column-</text:p>
            <text:p>-Classification systems</text:p>
          </table:table-cell>
          <table:table-cell table:number-columns-repeated="2" office:value-type="string">
            <text:p>PASS</text:p>
          </table:table-cell>
          <table:table-cell table:number-columns-repeated="1015"/>
        </table:table-row>
        <table:table-row table:style-name="ro19">
          <table:table-cell office:value-type="string">
            <text:p>SCP0048_AddTextfieldPresent</text:p>
          </table:table-cell>
          <table:table-cell office:value-type="string">
            <text:p>L1</text:p>
          </table:table-cell>
          <table:table-cell office:value-type="string">
            <text:p>Verify Add classifications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able:table-cell>
          <table:table-cell/>
          <table:table-cell office:value-type="string">
            <text:p>1. Verify that the Add text field is present for adding classification</text:p>
          </table:table-cell>
          <table:table-cell table:number-columns-repeated="2" office:value-type="string">
            <text:p>PASS</text:p>
          </table:table-cell>
          <table:table-cell table:number-columns-repeated="1015"/>
        </table:table-row>
        <table:table-row table:style-name="ro14">
          <table:table-cell office:value-type="string">
            <text:p>SCP0049_EnterClassificationSystem</text:p>
          </table:table-cell>
          <table:table-cell office:value-type="string">
            <text:p>L1</text:p>
          </table:table-cell>
          <table:table-cell office:value-type="string">
            <text:p>Enter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Enter classification </text:span><text:span text:style-name="T3">system in the Add text </text:span><text:span text:style-name="T3">field</text:span></text:p>
          </table:table-cell>
          <table:table-cell office:value-type="string">
            <text:p>“System1”</text:p>
          </table:table-cell>
          <table:table-cell office:value-type="string">
            <text:p>1. Verify that the classification system can be entered in the Add text field</text:p>
            <text:p>2. Verify that the entered classification system is shown correctly in the Add text field</text:p>
          </table:table-cell>
          <table:table-cell table:number-columns-repeated="2" office:value-type="string">
            <text:p>PASS</text:p>
          </table:table-cell>
          <table:table-cell table:number-columns-repeated="1015"/>
        </table:table-row>
        <table:table-row table:style-name="ro14">
          <table:table-cell office:value-type="string">
            <text:p>SCP0050_ValidClassificationSystem</text:p>
          </table:table-cell>
          <table:table-cell office:value-type="string">
            <text:p>L1</text:p>
          </table:table-cell>
          <table:table-cell office:value-type="string">
            <text:p>Valid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Classification </text:span><text:span text:style-name="T3">systems submenu from </text:span><text:span text:style-name="T3">the scoping popup </text:span><text:span text:style-name="T3">menu</text:span></text:p>
            <text:p><text:span text:style-name="T3">5. Enter valid </text:span><text:span text:style-name="T3">classification system in </text:span><text:span text:style-name="T3">the Add text field</text:span></text:p>
          </table:table-cell>
          <table:table-cell office:value-type="string">
            <text:p>“System1”</text:p>
          </table:table-cell>
          <table:table-cell office:value-type="string">
            <text:p>1. Verify that the classification system gets added successfully</text:p>
            <text:p>2. Verify that a section appears where subclass can be added</text:p>
          </table:table-cell>
          <table:table-cell table:number-columns-repeated="2" office:value-type="string">
            <text:p>PASS</text:p>
          </table:table-cell>
          <table:table-cell table:number-columns-repeated="1015"/>
        </table:table-row>
        <table:table-row table:style-name="ro27">
          <table:table-cell office:value-type="string">
            <text:p>SCP0051_EnterSubClassification</text:p>
          </table:table-cell>
          <table:table-cell office:value-type="string">
            <text:p>L1</text:p>
          </table:table-cell>
          <table:table-cell table:number-columns-repeated="6"/>
          <table:table-cell office:value-type="string">
            <text:p>PASS</text:p>
          </table:table-cell>
          <table:table-cell table:number-columns-repeated="1015"/>
        </table:table-row>
        <table:table-row table:style-name="ro27">
          <table:table-cell office:value-type="string">
            <text:p>SCP0051_InvalidClassificationSystem</text:p>
          </table:table-cell>
          <table:table-cell office:value-type="string">
            <text:p>L2</text:p>
          </table:table-cell>
          <table:table-cell office:value-type="string">
            <text:p>Invalid classification system</text:p>
          </table:table-cell>
          <table:table-cell table:number-columns-repeated="5"/>
          <table:table-cell office:value-type="string">
            <text:p>FAIL</text:p>
          </table:table-cell>
          <table:table-cell table:number-columns-repeated="1015"/>
        </table:table-row>
        <table:table-row table:style-name="ro27">
          <table:table-cell office:value-type="string">
            <text:p>SCP0052_BlankClassificationSystem</text:p>
          </table:table-cell>
          <table:table-cell office:value-type="string">
            <text:p>L2</text:p>
          </table:table-cell>
          <table:table-cell office:value-type="string">
            <text:p>Blank classification system</text:p>
          </table:table-cell>
          <table:table-cell table:number-columns-repeated="5"/>
          <table:table-cell office:value-type="string">
            <text:p>PASS</text:p>
          </table:table-cell>
          <table:table-cell table:number-columns-repeated="1015"/>
        </table:table-row>
        <table:table-row table:style-name="ro1" table:number-rows-repeated="65464">
          <table:table-cell table:number-columns-repeated="1024"/>
        </table:table-row>
        <table:table-row table:style-name="ro1">
          <table:table-cell table:number-columns-repeated="1024"/>
        </table:table-row>
      </table:table>
      <table:table table:name="Improving" table:style-name="ta3" table:print="false">
        <office:forms form:automatic-focus="false" form:apply-design-mode="false"/>
        <table:table-column table:style-name="co18" table:number-columns-repeated="4" table:default-cell-style-name="ce101"/>
        <table:table-column table:style-name="co221" table:default-cell-style-name="ce101"/>
        <table:table-column table:style-name="co18" table:default-cell-style-name="ce101"/>
        <table:table-column table:style-name="co43" table:default-cell-style-name="ce101"/>
        <table:table-column table:style-name="co222" table:default-cell-style-name="ce101"/>
        <table:table-column table:style-name="co18" table:number-columns-repeated="4" table:default-cell-style-name="ce101"/>
        <table:table-column table:style-name="co223"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8,2013</text:p>
            <text:p>REVISION: 4772</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IMP0001_ImprovingPoupupMenu</text:p>
          </table:table-cell>
          <table:table-cell office:value-type="string">
            <text:p>L1</text:p>
          </table:table-cell>
          <table:table-cell office:value-type="string">
            <text:p>Improv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Improving <text:s/>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2_ImprovingPopupmenuOptions</text:p>
          </table:table-cell>
          <table:table-cell office:value-type="string">
            <text:p>L1</text:p>
          </table:table-cell>
          <table:table-cell office:value-type="string">
            <text:p>Improving popup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Improving </text:span><text:span text:style-name="T3">popup menu</text:span></text:p>
          </table:table-cell>
          <table:table-cell/>
          <table:table-cell office:value-type="string">
            <text:p>1. Verify that the Improving menu contains the following options</text:p>
            <text:p>-Task mover</text:p>
            <text:p>-Protocols map</text:p>
            <text:p>-Plan evaluation</text:p>
            <text:p>-All issues</text:p>
            <text:p>-Plan version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3_ClickTaskMoverOption</text:p>
          </table:table-cell>
          <table:table-cell office:value-type="string">
            <text:p>L1</text:p>
          </table:table-cell>
          <table:table-cell office:value-type="string">
            <text:p>Click Task mover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Task mover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4_TitleOnTaskMover</text:p>
          </table:table-cell>
          <table:table-cell office:value-type="string">
            <text:p>L1</text:p>
          </table:table-cell>
          <table:table-cell office:value-type="string">
            <text:p>Title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Task mover window has the title-Task Mov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5_HeaderOnTaskMover</text:p>
          </table:table-cell>
          <table:table-cell office:value-type="string">
            <text:p>L1</text:p>
          </table:table-cell>
          <table:table-cell office:value-type="string">
            <text:p>Header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header on the Task mover window contains following columns-</text:p>
            <text:p>-Task</text:p>
            <text:p>-Category</text:p>
            <text:p>-Agent</text:p>
            <text:p>-Role</text:p>
            <text:p>-Organisation</text:p>
            <text:p>-Goal</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6_SelectAllOptionPresent</text:p>
          </table:table-cell>
          <table:table-cell office:value-type="string">
            <text:p>L1</text:p>
          </table:table-cell>
          <table:table-cell office:value-type="string">
            <text:p>Verify Select all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Select All optio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7_ClickSelectAllOption</text:p>
          </table:table-cell>
          <table:table-cell office:value-type="string">
            <text:p>L1</text:p>
          </table:table-cell>
          <table:table-cell office:value-type="string">
            <text:p>Click Select all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the Select all </text:span><text:span text:style-name="T3">option</text:span></text:p>
          </table:table-cell>
          <table:table-cell/>
          <table:table-cell office:value-type="string">
            <text:p>1. Verify that all the checkboxes get checked i.e. <text:s/>all the records present are select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08_ClickSelectNoneOption</text:p>
          </table:table-cell>
          <table:table-cell office:value-type="string">
            <text:p>L1</text:p>
          </table:table-cell>
          <table:table-cell office:value-type="string">
            <text:p>Click Select Non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the Select all </text:span><text:span text:style-name="T3">option</text:span></text:p>
            <text:p><text:span text:style-name="T3">6. Click the Select None </text:span><text:span text:style-name="T3">option</text:span></text:p>
          </table:table-cell>
          <table:table-cell/>
          <table:table-cell office:value-type="string">
            <text:p>1. Verify that all the checkboxes get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9_MoveToSegmentDropdownPresent</text:p>
          </table:table-cell>
          <table:table-cell office:value-type="string">
            <text:p>L1</text:p>
          </table:table-cell>
          <table:table-cell office:value-type="string">
            <text:p>Move to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table-cell office:value-type="string">
            <text:p>1. Verify that the Move to segment drop dow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10_ClickMoveToSegmentDropdown</text:p>
          </table:table-cell>
          <table:table-cell office:value-type="string">
            <text:p>L1</text:p>
          </table:table-cell>
          <table:table-cell office:value-type="string">
            <text:p>Click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able:table-cell>
          <table:table-cell/>
          <table:table-cell office:value-type="string">
            <text:p>1. Verify that the Move to segment drop contains options as the segment nam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IMP0011_SelectSegmentOption</text:p>
          </table:table-cell>
          <table:table-cell office:value-type="string">
            <text:p>L1</text:p>
          </table:table-cell>
          <table:table-cell office:value-type="string">
            <text:p>Select segment from the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ext:p><text:span text:style-name="T3">6. Select the desired </text:span><text:span text:style-name="T3">option (Segment) from </text:span><text:span text:style-name="T3">the Move to segment </text:span><text:span text:style-name="T3">drop down</text:span></text:p>
          </table:table-cell>
          <table:table-cell/>
          <table:table-cell office:value-type="string">
            <text:p>1. Verify that the desired segment can be selected</text:p>
            <text:p>2. Verify that the selected segment is displayed in the Move to segment drop d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12_CheckTaskCheckBox</text:p>
          </table:table-cell>
          <table:table-cell office:value-type="string">
            <text:p>L1</text:p>
          </table:table-cell>
          <table:table-cell office:value-type="string">
            <text:p>Select the desire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Move to </text:span><text:span text:style-name="T3">segment drop down in </text:span><text:span text:style-name="T3">the Task mover window</text:span></text:p>
            <text:p><text:span text:style-name="T3">6. Select the desired </text:span><text:span text:style-name="T3">option (Segment) from </text:span><text:span text:style-name="T3">the Move to segment </text:span><text:span text:style-name="T3">drop down</text:span></text:p>
            <text:p><text:span text:style-name="T3">7.Check the checkbox of </text:span><text:span text:style-name="T3">the desires task name</text:span></text:p>
          </table:table-cell>
          <table:table-cell table:number-columns-repeated="7"/>
          <table:table-cell office:value-type="string">
            <text:p>YES</text:p>
          </table:table-cell>
          <table:table-cell table:number-columns-repeated="1011"/>
        </table:table-row>
        <table:table-row table:style-name="ro70">
          <table:table-cell office:value-type="string">
            <text:p>IMP0013_MoveButtonPresent</text:p>
          </table:table-cell>
          <table:table-cell office:value-type="string">
            <text:p>L1</text:p>
          </table:table-cell>
          <table:table-cell office:value-type="string">
            <text:p>Move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4_ClickMoveButton</text:p>
          </table:table-cell>
          <table:table-cell office:value-type="string">
            <text:p>L1</text:p>
          </table:table-cell>
          <table:table-cell office:value-type="string">
            <text:p>Click mov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132">
          <table:table-cell office:value-type="string">
            <text:p>IMP0015_MoveTask</text:p>
          </table:table-cell>
          <table:table-cell office:value-type="string">
            <text:p>L1</text:p>
          </table:table-cell>
          <table:table-cell office:value-type="string">
            <text:p>Move task</text:p>
          </table:table-cell>
          <table:table-cell table:number-columns-repeated="9"/>
          <table:table-cell office:value-type="string">
            <text:p>YES</text:p>
          </table:table-cell>
          <table:table-cell table:number-columns-repeated="1011"/>
        </table:table-row>
        <table:table-row table:style-name="ro53">
          <table:table-cell office:value-type="string">
            <text:p>IMP0016_ClickTaskInTaskColumn</text:p>
          </table:table-cell>
          <table:table-cell office:value-type="string">
            <text:p>L1</text:p>
          </table:table-cell>
          <table:table-cell office:value-type="string">
            <text:p>Click task in the task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Task mover </text:span><text:span text:style-name="T3">option from the </text:span><text:span text:style-name="T3">Improving popup menu</text:span></text:p>
            <text:p><text:span text:style-name="T3">5. Click a task under the </text:span><text:span text:style-name="T3">task column</text:span></text:p>
          </table:table-cell>
          <table:table-cell table:number-columns-repeated="7"/>
          <table:table-cell office:value-type="string">
            <text:p>YES</text:p>
          </table:table-cell>
          <table:table-cell table:number-columns-repeated="1011"/>
        </table:table-row>
        <table:table-row table:style-name="ro70">
          <table:table-cell office:value-type="string">
            <text:p>IMP0017_ProtocolsMapOption</text:p>
          </table:table-cell>
          <table:table-cell office:value-type="string">
            <text:p>L0</text:p>
          </table:table-cell>
          <table:table-cell office:value-type="string">
            <text:p>Select Protocols ma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8_ProtocolsMapTitle</text:p>
          </table:table-cell>
          <table:table-cell office:value-type="string">
            <text:p>L1</text:p>
          </table:table-cell>
          <table:table-cell office:value-type="string">
            <text:p>Title o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9_FromDropDown</text:p>
          </table:table-cell>
          <table:table-cell office:value-type="string">
            <text:p>L1</text:p>
          </table:table-cell>
          <table:table-cell office:value-type="string">
            <text:p>From drop down present i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From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0_ClickFromDropdown</text:p>
          </table:table-cell>
          <table:table-cell office:value-type="string">
            <text:p>L1</text:p>
          </table:table-cell>
          <table:table-cell office:value-type="string">
            <text:p>Click From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the From drop </text:span><text:span text:style-name="T3">down <text:s/>in the Protocols </text:span><text:span text:style-name="T3">Map window</text:span></text:p>
          </table:table-cell>
          <table:table-cell/>
          <table:table-cell office:value-type="string">
            <text:p>1. Verify that the From drop down contains the options-</text:p>
            <text:p>-the entire plan</text:p>
            <text:p>-&lt;Segment name1&gt;</text:p>
            <text:p>-&lt;Segment name2&gt;</text:p>
            <text:p><text:s text:c="18"/>.</text:p>
            <text:p><text:s text:c="18"/>.</text:p>
            <text:p><text:s text:c="18"/>.</text:p>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1_TheEntirePlanOption</text:p>
          </table:table-cell>
          <table:table-cell office:value-type="string">
            <text:p>L1</text:p>
          </table:table-cell>
          <table:table-cell office:value-type="string">
            <text:p>The entire pla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he entire </text:span><text:span text:style-name="T3">plan' option from the </text:span><text:span text:style-name="T3">From drop down</text:span></text:p>
          </table:table-cell>
          <table:table-cell/>
          <table:table-cell office:value-type="string">
            <text:p>1. Verify that the Protocols map is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2_SegmentnameOption</text:p>
          </table:table-cell>
          <table:table-cell office:value-type="string">
            <text:p>L1</text:p>
          </table:table-cell>
          <table:table-cell office:value-type="string">
            <text:p>&lt;Segment name&g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lt;segment name&gt;' </text:span><text:span text:style-name="T3">option from the From </text:span><text:span text:style-name="T3">drop down</text:span></text:p>
          </table:table-cell>
          <table:table-cell/>
          <table:table-cell office:value-type="string">
            <text:p>1. Verify that the protocols map is modified according to the selected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23_ByDropDown</text:p>
          </table:table-cell>
          <table:table-cell office:value-type="string">
            <text:p>L1</text:p>
          </table:table-cell>
          <table:table-cell office:value-type="string">
            <text:p>Verify b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by'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24_ClickByDropDown</text:p>
          </table:table-cell>
          <table:table-cell office:value-type="string">
            <text:p>L1</text:p>
          </table:table-cell>
          <table:table-cell office:value-type="string">
            <text:p>Click b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by' drop down</text:span></text:p>
          </table:table-cell>
          <table:table-cell/>
          <table:table-cell office:value-type="string">
            <text:p>1. Verify that the 'by' drop down contains the following options-</text:p>
            <text:p>-type of organisation</text:p>
            <text:p>-type of organisation and role</text:p>
            <text:p>-organisation</text:p>
            <text:p>-organisation and role</text:p>
            <text:p>-Don't summariz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5_TypeOfOrganisationOption</text:p>
          </table:table-cell>
          <table:table-cell office:value-type="string">
            <text:p>L1</text:p>
          </table:table-cell>
          <table:table-cell office:value-type="string">
            <text:p>Select 'Type of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ype of </text:span><text:span text:style-name="T3">organisation ' option </text:span><text:span text:style-name="T3">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6_TypeOfOrganisationAndRoleOption</text:p>
          </table:table-cell>
          <table:table-cell office:value-type="string">
            <text:p>L1</text:p>
          </table:table-cell>
          <table:table-cell office:value-type="string">
            <text:p>Select 'Type of organisation and rol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ype of </text:span><text:span text:style-name="T3">organisation ' option </text:span><text:span text:style-name="T3">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7_OrganisationOption</text:p>
          </table:table-cell>
          <table:table-cell office:value-type="string">
            <text:p>L1</text:p>
          </table:table-cell>
          <table:table-cell office:value-type="string">
            <text:p>Select <text:s/>'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Organisation ' </text:span><text:span text:style-name="T3">option from the 'by' </text:span><text:span text:style-name="T3">drop down</text:span></text:p>
          </table:table-cell>
          <table:table-cell table:number-columns-repeated="1019"/>
        </table:table-row>
        <table:table-row table:style-name="ro51">
          <table:table-cell office:value-type="string">
            <text:p>IMP0028_Organisation&amp;RoleOption</text:p>
          </table:table-cell>
          <table:table-cell office:value-type="string">
            <text:p>L1</text:p>
          </table:table-cell>
          <table:table-cell office:value-type="string">
            <text:p>Select ' Organisation and role '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Organisation </text:span><text:span text:style-name="T3">and role ' option from </text:span><text:span text:style-name="T3">the 'by' drop down</text:span></text:p>
          </table:table-cell>
          <table:table-cell table:number-columns-repeated="1019"/>
        </table:table-row>
        <table:table-row table:style-name="ro51">
          <table:table-cell office:value-type="string">
            <text:p>IMP0029_DontSummarizeOption</text:p>
          </table:table-cell>
          <table:table-cell office:value-type="string">
            <text:p>L1</text:p>
          </table:table-cell>
          <table:table-cell office:value-type="string">
            <text:p>Select 'Don't summar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Don't </text:span><text:span text:style-name="T3">summarize ' option </text:span><text:span text:style-name="T3">from the 'by' drop down</text:span></text:p>
          </table:table-cell>
          <table:table-cell table:number-columns-repeated="1019"/>
        </table:table-row>
        <table:table-row table:style-name="ro70">
          <table:table-cell office:value-type="string">
            <text:p>IMP0030_FocusingOnDropDownPresent</text:p>
          </table:table-cell>
          <table:table-cell office:value-type="string">
            <text:p>L1</text:p>
          </table:table-cell>
          <table:table-cell office:value-type="string">
            <text:p>Verify 'Focussing on'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focusing on '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31_ClickFocusingOnDropDown</text:p>
          </table:table-cell>
          <table:table-cell office:value-type="string">
            <text:p>L1</text:p>
          </table:table-cell>
          <table:table-cell office:value-type="string">
            <text:p>Click 'Focusing on'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Click the 'focusing on </text:span><text:span text:style-name="T3">' drop down</text:span></text:p>
          </table:table-cell>
          <table:table-cell/>
          <table:table-cell office:value-type="string">
            <text:p>1. Verify that the 'focusing <text:s/>on ' drop down contains two options-</text:p>
            <text:p>-organization</text:p>
            <text:p>-ag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2_OrganisationOptionInFocusingDropDown</text:p>
          </table:table-cell>
          <table:table-cell office:value-type="string">
            <text:p>L1</text:p>
          </table:table-cell>
          <table:table-cell office:value-type="string">
            <text:p>Select <text:s/>' Organisation'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ext:span><text:span text:style-name="T3">'Organisation' option </text:span><text:span text:style-name="T3">from the 'focusing on ' </text:span><text:span text:style-name="T3">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33_AgentOptionInFocussingDropDown</text:p>
          </table:table-cell>
          <table:table-cell office:value-type="string">
            <text:p>L1</text:p>
          </table:table-cell>
          <table:table-cell office:value-type="string">
            <text:p>Select <text:s/>'Agent'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text:span><text:span text:style-name="T3">'Organisation' option </text:span><text:span text:style-name="T3">from the 'focusing on ' </text:span><text:span text:style-name="T3">drop down</text:span></text:p>
          </table:table-cell>
          <table:table-cell table:number-columns-repeated="1019"/>
        </table:table-row>
        <table:table-row table:style-name="ro70">
          <table:table-cell office:value-type="string">
            <text:p>IMP0034_NamedTextFieldPresent</text:p>
          </table:table-cell>
          <table:table-cell office:value-type="string">
            <text:p>L1</text:p>
          </table:table-cell>
          <table:table-cell office:value-type="string">
            <text:p>Verify Name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able:table-cell>
          <table:table-cell/>
          <table:table-cell office:value-type="string">
            <text:p>1. Verify that the Named text field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5_EnterName</text:p>
          </table:table-cell>
          <table:table-cell office:value-type="string">
            <text:p>L1</text:p>
          </table:table-cell>
          <table:table-cell office:value-type="string">
            <text:p>Enter name in the Named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option </text:span><text:span text:style-name="T3">'Organisation/Agent' </text:span><text:span text:style-name="T3">from the 'focusing on ' </text:span><text:span text:style-name="T3">drop down</text:span></text:p>
          </table:table-cell>
          <table:table-cell/>
          <table:table-cell office:value-type="string">
            <text:p>1. Verify that the name of the Organisation/Agent is entered</text:p>
            <text:p>2. Verify that the Show button is shown after entering the name in the 'Named'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36_BlankName</text:p>
          </table:table-cell>
          <table:table-cell office:value-type="string">
            <text:p>L2</text:p>
          </table:table-cell>
          <table:table-cell office:value-type="string">
            <text:p>Blank Named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option </text:span><text:span text:style-name="T3">'Organisation/Agent' </text:span><text:span text:style-name="T3">from the 'focusing on ' </text:span><text:span text:style-name="T3">drop down</text:span></text:p>
            <text:p><text:span text:style-name="T3">6. Leave the Named text </text:span><text:span text:style-name="T3">field blank</text:span></text:p>
          </table:table-cell>
          <table:table-cell/>
          <table:table-cell office:value-type="string">
            <text:p>1. Verify that the Show button is not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37_ClickShowButton</text:p>
          </table:table-cell>
          <table:table-cell office:value-type="string">
            <text:p>L1</text:p>
          </table:table-cell>
          <table:table-cell office:value-type="string">
            <text:p>Click Sho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able:table-cell>
          <table:table-cell/>
          <table:table-cell office:value-type="string">
            <text:p>1. Verify that the Protocols ma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IMP0038_ReduceToFitOptionPresent</text:p>
          </table:table-cell>
          <table:table-cell/>
          <table:table-cell office:value-type="string">
            <text:p>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able:table-cell>
          <table:table-cell/>
          <table:table-cell office:value-type="string">
            <text:p>1. Verify that the Reduce to fit optio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8">
          <table:table-cell office:value-type="string">
            <text:p>IMP0039_ClickReduceToFitOption</text:p>
          </table:table-cell>
          <table:table-cell/>
          <table:table-cell office:value-type="string">
            <text:p>Click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rotocols </text:span><text:span text:style-name="T3">map option from the </text:span><text:span text:style-name="T3">Improving popup 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ext:p><text:span text:style-name="T3">9. Click Reduce to fit </text:span><text:span text:style-name="T3">option</text:span></text:p>
          </table:table-cell>
          <table:table-cell/>
          <table:table-cell office:value-type="string">
            <text:p>1. Verify that the Protocols map size reduces so as to fit in the Protocol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0_PlanEvaluationOption</text:p>
          </table:table-cell>
          <table:table-cell office:value-type="string">
            <text:p>L0</text:p>
          </table:table-cell>
          <table:table-cell office:value-type="string">
            <text:p>Plan evalu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Plan evaluation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1_PlanEvaluationTitle</text:p>
          </table:table-cell>
          <table:table-cell office:value-type="string">
            <text:p>L1</text:p>
          </table:table-cell>
          <table:table-cell office:value-type="string">
            <text:p>Title on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Plan evaluation window has the title-Plan evalu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2_FirstHeaderOnPlanEvaluation</text:p>
          </table:table-cell>
          <table:table-cell office:value-type="string">
            <text:p>L1</text:p>
          </table:table-cell>
          <table:table-cell office:value-type="string">
            <text:p>First header on the Plan evaluation <text:s/>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first header on the Plan evaluation window contains the following column-</text:p>
            <text:p>This plan appears to b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3_RobustIssueIconPresent</text:p>
          </table:table-cell>
          <table:table-cell office:value-type="string">
            <text:p>L1</text:p>
          </table:table-cell>
          <table:table-cell office:value-type="string">
            <text:p>Robust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Robustness issues(if present)</text:p>
            <text:p>2. Verify that a blue symbol is shown if there is no robustness issue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4_CompletenessIssueIconPresent</text:p>
          </table:table-cell>
          <table:table-cell office:value-type="string">
            <text:p>L1</text:p>
          </table:table-cell>
          <table:table-cell office:value-type="string">
            <text:p>Complete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Completeness issues(if present)</text:p>
            <text:p>2. Verify that the count of the completeness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5_ValidityIssueIconPresent</text:p>
          </table:table-cell>
          <table:table-cell office:value-type="string">
            <text:p>L1</text:p>
          </table:table-cell>
          <table:table-cell office:value-type="string">
            <text:p>Validity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a red symbol is shown for Validity issues(if present)</text:p>
            <text:p>2. Verify that the count of the Validity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6_SecondHeaderOnPlanEvaluation</text:p>
          </table:table-cell>
          <table:table-cell office:value-type="string">
            <text:p>L1</text:p>
          </table:table-cell>
          <table:table-cell office:value-type="string">
            <text:p>Second header on the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second header on the Plan evaluation window contains the following columns-</text:p>
            <text:p>-Robustness issues</text:p>
            <text:p>-Completeness issues</text:p>
            <text:p>-Validity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7_RobustnessIssuesColumn</text:p>
          </table:table-cell>
          <table:table-cell office:value-type="string">
            <text:p>L1</text:p>
          </table:table-cell>
          <table:table-cell office:value-type="string">
            <text:p>Robust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Robust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8_CompletenessIssuesColumn</text:p>
          </table:table-cell>
          <table:table-cell office:value-type="string">
            <text:p>L1</text:p>
          </table:table-cell>
          <table:table-cell office:value-type="string">
            <text:p>Complete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Complete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9_ValidityIssuesColumn</text:p>
          </table:table-cell>
          <table:table-cell office:value-type="string">
            <text:p>L1</text:p>
          </table:table-cell>
          <table:table-cell office:value-type="string">
            <text:p>Validity issues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evaluation <text:s/>option from </text:span><text:span text:style-name="T3">the Improving popup </text:span><text:span text:style-name="T3">menu</text:span></text:p>
          </table:table-cell>
          <table:table-cell/>
          <table:table-cell office:value-type="string">
            <text:p>1. Verify that the Validity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0_AllIssuesOption</text:p>
          </table:table-cell>
          <table:table-cell/>
          <table:table-cell office:value-type="string">
            <text:p>Select All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ll Issu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1_TitleOnAllIssuesWindow</text:p>
          </table:table-cell>
          <table:table-cell office:value-type="string">
            <text:p>L1</text:p>
          </table:table-cell>
          <table:table-cell office:value-type="string">
            <text:p>Title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ll issues window has the title-</text:p>
            <text:p>All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52_HeaderOnAllIssuesWindow</text:p>
          </table:table-cell>
          <table:table-cell office:value-type="string">
            <text:p>L1</text:p>
          </table:table-cell>
          <table:table-cell office:value-type="string">
            <text:p>Header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header on the All Issues window contains the following columns-</text:p>
            <text:p>-Kind</text:p>
            <text:p>-About</text:p>
            <text:p>-Severity</text:p>
            <text:p>-Description</text:p>
            <text:p>-Remediation</text:p>
            <text:p>-Reported by</text:p>
            <text:p>-Waived</text:p>
            <text:p>-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3_KindColumn</text:p>
          </table:table-cell>
          <table:table-cell office:value-type="string">
            <text:p>L1</text:p>
          </table:table-cell>
          <table:table-cell office:value-type="string">
            <text:p>Kin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Kind column contains the kind of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4_AboutColumn</text:p>
          </table:table-cell>
          <table:table-cell office:value-type="string">
            <text:p>L1</text:p>
          </table:table-cell>
          <table:table-cell office:value-type="string">
            <text:p>About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bout column contains the 'about' informa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5_SeverityColumn</text:p>
          </table:table-cell>
          <table:table-cell office:value-type="string">
            <text:p>L1</text:p>
          </table:table-cell>
          <table:table-cell office:value-type="string">
            <text:p>Severit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everity column contains the severity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6_DescriptionColumn</text:p>
          </table:table-cell>
          <table:table-cell office:value-type="string">
            <text:p>L1</text:p>
          </table:table-cell>
          <table:table-cell office:value-type="string">
            <text:p>Description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Description column contains the descrip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7_RemediationColumn</text:p>
          </table:table-cell>
          <table:table-cell office:value-type="string">
            <text:p>L1</text:p>
          </table:table-cell>
          <table:table-cell office:value-type="string">
            <text:p>Remediation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Remediation column contains the remedial steps to remove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8_ReportedByColumn</text:p>
          </table:table-cell>
          <table:table-cell office:value-type="string">
            <text:p>L1</text:p>
          </table:table-cell>
          <table:table-cell office:value-type="string">
            <text:p>Reported b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Reported by column contains name of the entity who reported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9_WaivedColumn</text:p>
          </table:table-cell>
          <table:table-cell office:value-type="string">
            <text:p>L1</text:p>
          </table:table-cell>
          <table:table-cell office:value-type="string">
            <text:p>Waive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Waived column contains 'true' if the issue is waived and 'false' if the issue is not wa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0_SurveyColumn</text:p>
          </table:table-cell>
          <table:table-cell office:value-type="string">
            <text:p>L1</text:p>
          </table:table-cell>
          <table:table-cell office:value-type="string">
            <text:p>Surve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urvey column contains the icon for creating new 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1_ShowDropDownPresent</text:p>
          </table:table-cell>
          <table:table-cell office:value-type="string">
            <text:p>L1</text:p>
          </table:table-cell>
          <table:table-cell office:value-type="string">
            <text:p>Show drop down present i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Show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2_ClickShowDropDown</text:p>
          </table:table-cell>
          <table:table-cell office:value-type="string">
            <text:p>L1</text:p>
          </table:table-cell>
          <table:table-cell office:value-type="string">
            <text:p>Click Show drop dow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lick the Show drop </text:span><text:span text:style-name="T3">down in the All issues </text:span><text:span text:style-name="T3">window</text:span></text:p>
          </table:table-cell>
          <table:table-cell/>
          <table:table-cell office:value-type="string">
            <text:p>1. Verify that the Show drop down contains the following options-</text:p>
            <text:p>-All</text:p>
            <text:p>-Validity</text:p>
            <text:p>-Completeness</text:p>
            <text:p>-Robustnes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3_AllIssuesOption</text:p>
          </table:table-cell>
          <table:table-cell office:value-type="string">
            <text:p>L1</text:p>
          </table:table-cell>
          <table:table-cell office:value-type="string">
            <text:p>Select 'All'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All' option </text:span><text:span text:style-name="T3">from the Show drop </text:span><text:span text:style-name="T3">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4_ValidityIssuesOption</text:p>
          </table:table-cell>
          <table:table-cell office:value-type="string">
            <text:p>L1</text:p>
          </table:table-cell>
          <table:table-cell office:value-type="string">
            <text:p>Select 'Validity'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Validity' </text:span><text:span text:style-name="T3">option from the Show </text:span><text:span text:style-name="T3">drop down</text:span></text:p>
          </table:table-cell>
          <table:table-cell/>
          <table:table-cell office:value-type="string">
            <text:p>1. Verify that all the Validity Issues are shown</text:p>
            <text:p>2. Verify that if there are no validity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5_CompletenessIssuesOption</text:p>
          </table:table-cell>
          <table:table-cell office:value-type="string">
            <text:p>L1</text:p>
          </table:table-cell>
          <table:table-cell office:value-type="string">
            <text:p>Select 'Complete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text:span><text:span text:style-name="T3">'Completeness' option </text:span><text:span text:style-name="T3">from the Show drop </text:span><text:span text:style-name="T3">down</text:span></text:p>
          </table:table-cell>
          <table:table-cell/>
          <table:table-cell office:value-type="string">
            <text:p>1. Verify that all the completeness Issues are shown</text:p>
            <text:p>2. Verify that if there are no complete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6_RobustnessIssuesOption</text:p>
          </table:table-cell>
          <table:table-cell office:value-type="string">
            <text:p>L1</text:p>
          </table:table-cell>
          <table:table-cell office:value-type="string">
            <text:p>Select 'Robust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text:span><text:span text:style-name="T3">'Robustness' option </text:span><text:span text:style-name="T3">from the Show drop </text:span><text:span text:style-name="T3">down</text:span></text:p>
          </table:table-cell>
          <table:table-cell/>
          <table:table-cell office:value-type="string">
            <text:p>1. Verify that all the robustness Issues are shown</text:p>
            <text:p>2. Verify that if there are no robust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7_IssuesInSegmentDropDownPresent</text:p>
          </table:table-cell>
          <table:table-cell office:value-type="string">
            <text:p>L1</text:p>
          </table:table-cell>
          <table:table-cell office:value-type="string">
            <text:p>Issues in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Issues in segmen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68_ClickIssuesInSegmentDropDown</text:p>
          </table:table-cell>
          <table:table-cell office:value-type="string">
            <text:p>L1</text:p>
          </table:table-cell>
          <table:table-cell office:value-type="string">
            <text:p>Click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Issues in segment drop down contains the following options-</text:p>
            <text:p>-Any</text:p>
            <text:p>-&lt;Segment name1&gt;</text:p>
            <text:p>-&lt;Segment name2&gt;</text:p>
            <text:p><text:s text:c="21"/>. </text:p>
            <text:p><text:s text:c="21"/>.</text:p>
            <text:p><text:s text:c="21"/>.</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9_AnyOption</text:p>
          </table:table-cell>
          <table:table-cell office:value-type="string">
            <text:p>L1</text:p>
          </table:table-cell>
          <table:table-cell office:value-type="string">
            <text:p>Select 'Any' option from <text:s/>the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Any ' option </text:span><text:span text:style-name="T3">from the 'Issues in </text:span><text:span text:style-name="T3">segment' drop down</text:span></text:p>
          </table:table-cell>
          <table:table-cell/>
          <table:table-cell office:value-type="string">
            <text:p>1. Verify that issues in all segment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70_SegmentOption</text:p>
          </table:table-cell>
          <table:table-cell office:value-type="string">
            <text:p>L1</text:p>
          </table:table-cell>
          <table:table-cell office:value-type="string">
            <text:p>Select the desired segm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desired </text:span><text:span text:style-name="T3">'&lt;Segment name&gt; ' </text:span><text:span text:style-name="T3">option from the 'Issues </text:span><text:span text:style-name="T3">in segment' drop down</text:span></text:p>
          </table:table-cell>
          <table:table-cell/>
          <table:table-cell office:value-type="string">
            <text:p>1. Verify that the issues in the selected segment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1_OfSeverityDropDownPresent</text:p>
          </table:table-cell>
          <table:table-cell office:value-type="string">
            <text:p>L1</text:p>
          </table:table-cell>
          <table:table-cell office:value-type="string">
            <text:p>Verify 'Of severit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Of severity'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2_ClickOfSeverityDropDown</text:p>
          </table:table-cell>
          <table:table-cell office:value-type="string">
            <text:p>L1</text:p>
          </table:table-cell>
          <table:table-cell office:value-type="string">
            <text:p>Click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lick the Of severity </text:span><text:span text:style-name="T3">drop down in the All </text:span><text:span text:style-name="T3">issues window</text:span></text:p>
          </table:table-cell>
          <table:table-cell/>
          <table:table-cell office:value-type="string">
            <text:p>1. Verify that the 'Of severity' drop down contains the following options-</text:p>
            <text:p>-Any</text:p>
            <text:p>-Minor</text:p>
            <text:p>-Major</text:p>
            <text:p>-Severe</text:p>
            <text:p>-Extre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3_AnyOption</text:p>
          </table:table-cell>
          <table:table-cell office:value-type="string">
            <text:p>L1</text:p>
          </table:table-cell>
          <table:table-cell office:value-type="string">
            <text:p>Select 'Any' option from <text:s/>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Any' </text:span><text:span text:style-name="T3">option from the 'Of </text:span><text:span text:style-name="T3">severity'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4_MinorOption</text:p>
          </table:table-cell>
          <table:table-cell office:value-type="string">
            <text:p>L1</text:p>
          </table:table-cell>
          <table:table-cell office:value-type="string">
            <text:p>Select 'Min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Minor' </text:span><text:span text:style-name="T3">option from the 'Of </text:span><text:span text:style-name="T3">severity' drop down</text:span></text:p>
          </table:table-cell>
          <table:table-cell/>
          <table:table-cell office:value-type="string">
            <text:p>1. Verify that the issues with severity 'Min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5_MajorOption</text:p>
          </table:table-cell>
          <table:table-cell office:value-type="string">
            <text:p>L1</text:p>
          </table:table-cell>
          <table:table-cell office:value-type="string">
            <text:p>Select 'Maj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Major' </text:span><text:span text:style-name="T3">option from the 'Of </text:span><text:span text:style-name="T3">severity' drop down</text:span></text:p>
          </table:table-cell>
          <table:table-cell/>
          <table:table-cell office:value-type="string">
            <text:p>1. Verify that the issues with severity 'Maj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6_SevereOption</text:p>
          </table:table-cell>
          <table:table-cell office:value-type="string">
            <text:p>L1</text:p>
          </table:table-cell>
          <table:table-cell office:value-type="string">
            <text:p>Select 'Sever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Severe' </text:span><text:span text:style-name="T3">option from the 'Of </text:span><text:span text:style-name="T3">severity' drop down</text:span></text:p>
          </table:table-cell>
          <table:table-cell/>
          <table:table-cell office:value-type="string">
            <text:p>1. Verify that the issues with severity 'Sever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7_ExtremeOption</text:p>
          </table:table-cell>
          <table:table-cell office:value-type="string">
            <text:p>L1</text:p>
          </table:table-cell>
          <table:table-cell office:value-type="string">
            <text:p>Select 'Extrem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Select the 'Extreme' </text:span><text:span text:style-name="T3">option from the 'Of </text:span><text:span text:style-name="T3">severity' drop down</text:span></text:p>
          </table:table-cell>
          <table:table-cell/>
          <table:table-cell office:value-type="string">
            <text:p>1. Verify that the issues with severity 'Extrem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8_AndKindTextFieldPresent</text:p>
          </table:table-cell>
          <table:table-cell office:value-type="string">
            <text:p>L1</text:p>
          </table:table-cell>
          <table:table-cell office:value-type="string">
            <text:p>Verify 'and kin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 Verify that the 'and kind' text field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79_EnterKind</text:p>
          </table:table-cell>
          <table:table-cell office:value-type="string">
            <text:p>L1</text:p>
          </table:table-cell>
          <table:table-cell office:value-type="string">
            <text:p>Enter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Enter the kind of </text:span><text:span text:style-name="T3">issue in the 'and kind' </text:span><text:span text:style-name="T3">text field</text:span></text:p>
          </table:table-cell>
          <table:table-cell/>
          <table:table-cell office:value-type="string">
            <text:p>1. Verify that the issue of the entered kind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80_InvalidKind</text:p>
          </table:table-cell>
          <table:table-cell office:value-type="string">
            <text:p>L2</text:p>
          </table:table-cell>
          <table:table-cell office:value-type="string">
            <text:p>Invalid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Enter the invalid kind </text:span><text:span text:style-name="T3">of issue in the 'and kind' </text:span><text:span text:style-name="T3">text 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1_IncludeWaivedIssuesCheckboxPresent</text:p>
          </table:table-cell>
          <table:table-cell office:value-type="string">
            <text:p>L1</text:p>
          </table:table-cell>
          <table:table-cell office:value-type="string">
            <text:p>Verify 'Include waived issu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able:table-cell>
          <table:table-cell/>
          <table:table-cell office:value-type="string">
            <text:p>1.Verify that the 'Include waived issue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82_CheckIncludeWaivedIssuesCheckbox</text:p>
          </table:table-cell>
          <table:table-cell office:value-type="string">
            <text:p>L1</text:p>
          </table:table-cell>
          <table:table-cell office:value-type="string">
            <text:p>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heck the 'Include </text:span><text:span text:style-name="T3">waived issues' checkbox</text:span></text:p>
          </table:table-cell>
          <table:table-cell/>
          <table:table-cell office:value-type="string">
            <text:p>1. Verify that all the waived issues are also shown alongwith the unwaived o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83_UncheckIncludeWaivedIssuesCheckbox</text:p>
          </table:table-cell>
          <table:table-cell office:value-type="string">
            <text:p>L1</text:p>
          </table:table-cell>
          <table:table-cell office:value-type="string">
            <text:p>Un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issues </text:span><text:span text:style-name="T3">option from the </text:span><text:span text:style-name="T3">Improving popup menu</text:span></text:p>
            <text:p><text:span text:style-name="T3">5. Check the 'Include </text:span><text:span text:style-name="T3">waived issues' checkbox</text:span></text:p>
            <text:p><text:span text:style-name="T3">6. Uncheck the 'Include </text:span><text:span text:style-name="T3">waived issues' check </text:span><text:span text:style-name="T3">box</text:span></text:p>
          </table:table-cell>
          <table:table-cell/>
          <table:table-cell office:value-type="string">
            <text:p>1. Verify that the waived issues disappea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4_PlanVersionsOption</text:p>
          </table:table-cell>
          <table:table-cell office:value-type="string">
            <text:p>L1</text:p>
          </table:table-cell>
          <table:table-cell office:value-type="string">
            <text:p>Plan Version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5_PlanVersionsTitle</text:p>
          </table:table-cell>
          <table:table-cell office:value-type="string">
            <text:p>L1</text:p>
          </table:table-cell>
          <table:table-cell office:value-type="string">
            <text:p>Title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has the title-Plan Vers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6_HeaderOnPlanVersions</text:p>
          </table:table-cell>
          <table:table-cell office:value-type="string">
            <text:p>L1</text:p>
          </table:table-cell>
          <table:table-cell office:value-type="string">
            <text:p>Header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header on the Plan Versions page contains Name of the users in the column -</text:p>
            <text:p>Name(us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7_VersionPresent</text:p>
          </table:table-cell>
          <table:table-cell office:value-type="string">
            <text:p>L1</text:p>
          </table:table-cell>
          <table:table-cell office:value-type="string">
            <text:p>Verify the plan version is present in the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 is shown in the Plan version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8_NamePresent</text:p>
          </table:table-cell>
          <table:table-cell office:value-type="string">
            <text:p>L1</text:p>
          </table:table-cell>
          <table:table-cell office:value-type="string">
            <text:p>Verify Name is present in the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names of the users are present in the Name <text:s/>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9_VerifyCheckBoxPresent</text:p>
          </table:table-cell>
          <table:table-cell office:value-type="string">
            <text:p>L1</text:p>
          </table:table-cell>
          <table:table-cell office:value-type="string">
            <text:p>Verify check box present for every user name</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is present for every user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0_Check/UncheckCheckbox</text:p>
          </table:table-cell>
          <table:table-cell office:value-type="string">
            <text:p>L1</text:p>
          </table:table-cell>
          <table:table-cell office:value-type="string">
            <text:p>Check/Uncheck the user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for the users can be checked/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1_HelpOption</text:p>
          </table:table-cell>
          <table:table-cell office:value-type="string">
            <text:p>L1</text:p>
          </table:table-cell>
          <table:table-cell office:value-type="string">
            <text:p>Select Hel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Help </text:span><text:span text:style-name="T3">option from the </text:span><text:span text:style-name="T3">Improving popup menu</text:span></text:p>
          </table:table-cell>
          <table:table-cell/>
          <table:table-cell office:value-type="string">
            <text:p>1. Verify that the hel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43">
          <table:table-cell table:number-columns-repeated="1024"/>
        </table:table-row>
        <table:table-row table:style-name="ro1">
          <table:table-cell table:number-columns-repeated="1024"/>
        </table:table-row>
      </table:table>
      <table:table table:name="Entities" table:style-name="ta3" table:print="false">
        <table:table-column table:style-name="co122" table:default-cell-style-name="ce247"/>
        <table:table-column table:style-name="co123" table:default-cell-style-name="ce247"/>
        <table:table-column table:style-name="co124" table:default-cell-style-name="ce247"/>
        <table:table-column table:style-name="co125" table:default-cell-style-name="ce247"/>
        <table:table-column table:style-name="co126" table:default-cell-style-name="ce247"/>
        <table:table-column table:style-name="co122" table:default-cell-style-name="ce247"/>
        <table:table-column table:style-name="co127" table:default-cell-style-name="ce247"/>
        <table:table-column table:style-name="co31" table:default-cell-style-name="ce247"/>
        <table:table-column table:style-name="co128" table:default-cell-style-name="ce247"/>
        <table:table-column table:style-name="co129" table:default-cell-style-name="ce247"/>
        <table:table-column table:style-name="co130" table:default-cell-style-name="ce247"/>
        <table:table-column table:style-name="co122" table:number-columns-repeated="1004" table:default-cell-style-name="ce247"/>
        <table:table-column table:style-name="co21" table:default-cell-style-name="ce247"/>
        <table:table-column table:style-name="co122" table:number-columns-repeated="3" table:default-cell-style-name="ce24"/>
        <table:table-column table:style-name="co21" table:default-cell-style-name="ce24"/>
        <table:table-column table:style-name="co122" table:number-columns-repeated="3"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253" office:value-type="string">
            <text:p>TICKET I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8"/>
          <table:table-cell table:style-name="ce116" table:number-columns-repeated="2"/>
          <table:table-cell table:style-name="ce117" table:number-columns-repeated="10"/>
          <table:table-cell table:style-name="ce101" table:number-columns-repeated="9"/>
        </table:table-row>
        <table:table-row table:style-name="ro15">
          <table:table-cell table:style-name="ce64" office:value-type="string">
            <text:p>TE001_CreateAgent</text:p>
          </table:table-cell>
          <table:table-cell table:style-name="ce64" office:value-type="string">
            <text:p>L0</text:p>
          </table:table-cell>
          <table:table-cell table:style-name="ce64" office:value-type="string">
            <text:p>Create Agent</text:p>
          </table:table-cell>
          <table:table-cell table:style-name="ce64"/>
          <table:table-cell table:style-name="ce64" office:value-type="string">
            <text:p>1. Login to the Channels</text:p>
            <text:p>2. Click on about plan under show pop up menu</text:p>
            <text:p>3. Click on 'User as agents' under 'Participations' pop up menu.</text:p>
            <text:p>4. Enter Agents name in text field</text:p>
          </table:table-cell>
          <table:table-cell table:style-name="ce64" office:value-type="string">
            <text:p>"Agent 1"</text:p>
          </table:table-cell>
          <table:table-cell table:style-name="ce64" office:value-type="string">
            <text:p>1. Verify that agent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02_CreateAgentWithSpecialCharacters</text:p>
          </table:table-cell>
          <table:table-cell table:style-name="ce155" office:value-type="string">
            <text:p>L2</text:p>
          </table:table-cell>
          <table:table-cell table:style-name="ce155" office:value-type="string">
            <text:p>Create agent with junk characters</text:p>
          </table:table-cell>
          <table:table-cell table:style-name="ce155"/>
          <table:table-cell table:style-name="ce155" office:value-type="string">
            <text:p>1. Login to the Channels</text:p>
            <text:p>2. Click on 'Organization in scope' under 'Scoping' pop up menu</text:p>
            <text:p>3. Click on all organizations and create organization.</text:p>
            <text:p><text:span text:style-name="T1">4. Create jobs - Agent and other details.</text:span></text:p>
            <text:p><text:span text:style-name="T1">5. Click on check box.</text:span></text:p>
          </table:table-cell>
          <table:table-cell table:style-name="ce155" office:value-type="string">
            <text:p>")(*&amp;^%$#@!"</text:p>
          </table:table-cell>
          <table:table-cell table:style-name="ce155" office:value-type="string">
            <text:p>1. Verify that agent cannot be created</text:p>
          </table:table-cell>
          <table:table-cell table:style-name="ce155" office:value-type="string">
            <text:p>Agents gets created</text:p>
          </table:table-cell>
          <table:table-cell table:style-name="ce155" office:value-type="string">
            <text:p>FAIL</text:p>
          </table:table-cell>
          <table:table-cell table:style-name="ce155" office:value-type="string">
            <text:p>YES</text:p>
          </table:table-cell>
          <table:table-cell table:style-name="ce155" office:value-type="string">
            <text:p>#15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03_ViewAgent</text:p>
          </table:table-cell>
          <table:table-cell table:style-name="ce64" office:value-type="string">
            <text:p>L1</text:p>
          </table:table-cell>
          <table:table-cell table:style-name="ce64" office:value-type="string">
            <text:p>View Agent</text:p>
          </table:table-cell>
          <table:table-cell table:style-name="ce64"/>
          <table:table-cell table:style-name="ce64" office:value-type="string">
            <text:p>1. Login to the Channels</text:p>
            <text:p>2. Click on 'User as agents' under 'Participations' pop up menu.</text:p>
            <text:p>3. Enter Agents name in text field</text:p>
            <text:p><text:span text:style-name="T1">4. Click on Index under show pop up menu</text:span></text:p>
            <text:p><text:span text:style-name="T1">5. Select Agent form dropdown list</text:span></text:p>
          </table:table-cell>
          <table:table-cell table:style-name="ce64" office:value-type="string">
            <text:p>"Agent 1"</text:p>
          </table:table-cell>
          <table:table-cell table:style-name="ce64" office:value-type="string">
            <text:p>· Verify that ag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04_UpdateAgentName</text:p>
          </table:table-cell>
          <table:table-cell table:style-name="ce64" office:value-type="string">
            <text:p>L1</text:p>
          </table:table-cell>
          <table:table-cell table:style-name="ce71" office:value-type="string">
            <text:p>Update agent name</text:p>
          </table:table-cell>
          <table:table-cell table:style-name="ce71"/>
          <table:table-cell table:style-name="ce71" office:value-type="string">
            <text:p><text:span text:style-name="T1">1. Login to the Channels</text:span></text:p>
            <text:p><text:span text:style-name="T1">2. Click on 'User as agents' under 'Participations' pop up menu.</text:span></text:p>
            <text:p>3. Enter Agents name in text field</text:p>
            <text:p>4. Click on Agent link and Edit agent name</text:p>
            <text:p>5. Enter valid agent name</text:p>
            <text:p>6. Click on “Done” button</text:p>
          </table:table-cell>
          <table:table-cell table:style-name="ce71"/>
          <table:table-cell table:style-name="ce71" office:value-type="string">
            <text:p>1. Verify that agent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5_UpdateAgentDescription</text:p>
          </table:table-cell>
          <table:table-cell table:style-name="ce64" office:value-type="string">
            <text:p>L1</text:p>
          </table:table-cell>
          <table:table-cell table:style-name="ce71" office:value-type="string">
            <text:p>Update agent <text:s/>description</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Enter description</text:p>
            <text:p>6. Click on “Done” button</text:p>
          </table:table-cell>
          <table:table-cell table:style-name="ce71"/>
          <table:table-cell table:style-name="ce71" office:value-type="string">
            <text:p>1. Verify that agent description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6_UpdateAgentTags</text:p>
          </table:table-cell>
          <table:table-cell table:style-name="ce64" office:value-type="string">
            <text:p>L1</text:p>
          </table:table-cell>
          <table:table-cell table:style-name="ce71" office:value-type="string">
            <text:p>Update agent Tags</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Enter Tags</text:p>
            <text:p>6. Click on “Done” button</text:p>
          </table:table-cell>
          <table:table-cell table:style-name="ce71"/>
          <table:table-cell table:style-name="ce71" office:value-type="string">
            <text:p>1. Verify that agent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7_AddAgentCategory</text:p>
          </table:table-cell>
          <table:table-cell table:style-name="ce64" office:value-type="string">
            <text:p>L0</text:p>
          </table:table-cell>
          <table:table-cell table:style-name="ce71" office:value-type="string">
            <text:p>Add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valid category name in “Categorization” field</text:p>
            <text:p>6. Click on “Done” button</text:p>
          </table:table-cell>
          <table:table-cell table:style-name="ce71"/>
          <table:table-cell table:style-name="ce71" office:value-type="string">
            <text:p>1. Verify that agent'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08_UpdateAgentsCategoriesWithSpecialCharacters</text:p>
          </table:table-cell>
          <table:table-cell table:style-name="ce248" office:value-type="string">
            <text:p>L2</text:p>
          </table:table-cell>
          <table:table-cell table:style-name="ce155" office:value-type="string">
            <text:p>Update agent's Category with junk characters</text:p>
          </table:table-cell>
          <table:table-cell table:style-name="ce248"/>
          <table:table-cell table:style-name="ce248"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invalid category name in “Categorization” field</text:p>
            <text:p>6. Click on “Done” button</text:p>
          </table:table-cell>
          <table:table-cell table:style-name="ce248"/>
          <table:table-cell table:style-name="ce248" office:value-type="string">
            <text:p>1. Verify that agent's Category should not gets added</text:p>
            <text:p>2. Proper error message should be displayed to the user as “Enter valid category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236" office:value-type="string">
            <text:p>TE009_RemoveAgentCategory</text:p>
          </table:table-cell>
          <table:table-cell table:style-name="ce64" office:value-type="string">
            <text:p>L1</text:p>
          </table:table-cell>
          <table:table-cell table:style-name="ce71" office:value-type="string">
            <text:p>Remove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Create Category.</text:p>
            <text:p>6. Click on Delete category ic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10_AgentSho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the Channels</text:p>
            <text:p><text:span text:style-name="T1">2. Click on 'User as agents' under 'Participations' pop up menu.</text:span></text:p>
            <text:p><text:span text:style-name="T1">3. Enter Agents name in text field</text:span></text:p>
            <text:p><text:span text:style-name="T1">4. Click on Agent link and Edit agent details and Edit agent details</text:span></text:p>
            <text:p>5. Click on “View all types” Link</text:p>
          </table:table-cell>
          <table:table-cell table:style-name="ce71"/>
          <table:table-cell table:style-name="ce71" office:value-type="string">
            <text:p>1. Verify that new window gets opened with title as About Actual Agent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1_AgentAttachmentAsFile</text:p>
          </table:table-cell>
          <table:table-cell table:style-name="ce64" office:value-type="string">
            <text:p>L1</text:p>
          </table:table-cell>
          <table:table-cell table:style-name="ce71" office:value-type="string">
            <text:p>Agent's Attachment as a file</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2_DeleteAgentsAttachment</text:p>
          </table:table-cell>
          <table:table-cell table:style-name="ce64" office:value-type="string">
            <text:p>L1</text:p>
          </table:table-cell>
          <table:table-cell table:style-name="ce71" office:value-type="string">
            <text:p>Delete Agent's Attachment</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3</text:p>
          </table:table-cell>
          <table:table-cell table:style-name="ce64" office:value-type="string">
            <text:p>L1</text:p>
          </table:table-cell>
          <table:table-cell table:style-name="ce71" office:value-type="string">
            <text:p>Open Agent's Attachment</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4_AttachPictureToAgent</text:p>
          </table:table-cell>
          <table:table-cell table:style-name="ce64" office:value-type="string">
            <text:p>L1</text:p>
          </table:table-cell>
          <table:table-cell table:style-name="ce71" office:value-type="string">
            <text:p>Agent's Picture Attachment</text:p>
          </table:table-cell>
          <table:table-cell table:style-name="ce71"/>
          <table:table-cell table:style-name="ce71" office:value-type="string">
            <text:p>1. Login to the Channels <text:s text:c="63"/>2.<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15_DeletePictureOfAgent</text:p>
          </table:table-cell>
          <table:table-cell table:style-name="ce155" office:value-type="string">
            <text:p>L0</text:p>
          </table:table-cell>
          <table:table-cell table:style-name="ce248" office:value-type="string">
            <text:p>Delete Agent's Picture Attachment</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155" office:value-type="string">
            <text:p>TE016</text:p>
          </table:table-cell>
          <table:table-cell table:style-name="ce155" office:value-type="string">
            <text:p>L0</text:p>
          </table:table-cell>
          <table:table-cell table:style-name="ce248" office:value-type="string">
            <text:p>Agents new picture and image on presence tab differs</text:p>
          </table:table-cell>
          <table:table-cell table:style-name="ce248"/>
          <table:table-cell table:style-name="ce248"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reate agent and attachment picture to agent.</text:p>
            <text:p>6. Remove attachment i.e. picture.</text:p>
            <text:p>7. Again Attachment the different image.</text:p>
            <text:p>8. Refresh the page.</text:p>
          </table:table-cell>
          <table:table-cell table:style-name="ce248"/>
          <table:table-cell table:style-name="ce248" office:value-type="string">
            <text:p>1. Verify that the newly attached picture gets displayed on Agents Profile &amp; Presence tab</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0</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17</text:p>
          </table:table-cell>
          <table:table-cell table:style-name="ce64" office:value-type="string">
            <text:p>L0</text:p>
          </table:table-cell>
          <table:table-cell table:style-name="ce71" office:value-type="string">
            <text:p>Agent without Attachment shows Imag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reate agent and Go to agent details.</text:p>
            <text:p>6. Attachment a picture of agent.</text:p>
            <text:p>7. Delete the attachment.</text:p>
          </table:table-cell>
          <table:table-cell table:style-name="ce71"/>
          <table:table-cell table:style-name="ce71" office:value-type="string">
            <text:p>1. Verify that the image should not gets displayed when the attachment is deleted</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54</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64" office:value-type="string">
            <text:p>TE018_AttachNamedAttachment</text:p>
          </table:table-cell>
          <table:table-cell table:style-name="ce64" office:value-type="string">
            <text:p>L1</text:p>
          </table:table-cell>
          <table:table-cell table:style-name="ce71" office:value-type="string">
            <text:p>Attach Agent's attachment with named value</text:p>
          </table:table-cell>
          <table:table-cell table:style-name="ce71"/>
          <table:table-cell table:style-name="ce71" office:value-type="string">
            <text:p>1. Login to the Channels</text:p>
            <text:p>2.<text:span text:style-name="T1">Click on 'User as agents' under 'Participations' pop up menu.</text:span></text:p>
            <text:p><text:span text:style-name="T1">3. Click on Agent link and Edit agent details and Edit 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19_AgentAttachmentAsURL</text:p>
          </table:table-cell>
          <table:table-cell table:style-name="ce64" office:value-type="string">
            <text:p>L1</text:p>
          </table:table-cell>
          <table:table-cell table:style-name="ce71" office:value-type="string">
            <text:p>Agent's attachment as a vali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155" office:value-type="string">
            <text:p>TE020_AgentAttachmentAsInvalidURL</text:p>
          </table:table-cell>
          <table:table-cell table:style-name="ce155" office:value-type="string">
            <text:p>L0</text:p>
          </table:table-cell>
          <table:table-cell table:style-name="ce248" office:value-type="string">
            <text:p>Agent's attachment as an invalid URL</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53">
          <table:table-cell table:style-name="ce64" office:value-type="string">
            <text:p>TE021</text:p>
          </table:table-cell>
          <table:table-cell table:style-name="ce64" office:value-type="string">
            <text:p>L1</text:p>
          </table:table-cell>
          <table:table-cell table:style-name="ce71" office:value-type="string">
            <text:p>Open Agent's Attache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ext:p>9. Click on the attached URL</text:p>
          </table:table-cell>
          <table:table-cell table:style-name="ce71" office:value-type="string">
            <text:p>.</text:p>
          </table:table-cell>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22_AgentAttachmentAsURLUsingNamedValue</text:p>
          </table:table-cell>
          <table:table-cell table:style-name="ce64" office:value-type="string">
            <text:p>L1</text:p>
          </table:table-cell>
          <table:table-cell table:style-name="ce71" office:value-type="string">
            <text:p>Attach Agent's attachment as a URL with named valu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23</text:p>
          </table:table-cell>
          <table:table-cell table:style-name="ce64" office:value-type="string">
            <text:p>L0</text:p>
          </table:table-cell>
          <table:table-cell table:style-name="ce71" office:value-type="string">
            <text:p>Cannot add Clearance details in About Actual Agent window</text:p>
          </table:table-cell>
          <table:table-cell table:style-name="ce71" office:value-type="string">
            <text:p>Secrecy Classification should be present</text:p>
          </table:table-cell>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Clearance from dropdown.</text:p>
          </table:table-cell>
          <table:table-cell table:style-name="ce71"/>
          <table:table-cell table:style-name="ce71" office:value-type="string">
            <text:p>1. Verify that the user is able to add details of Clearance</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26</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9">
          <table:table-cell table:style-name="ce64" office:value-type="string">
            <text:p>TE024_UpdateAgentContactInfo</text:p>
          </table:table-cell>
          <table:table-cell table:style-name="ce64" office:value-type="string">
            <text:p>L1</text:p>
          </table:table-cell>
          <table:table-cell table:style-name="ce71" office:value-type="string">
            <text:p>Update Agent's contact info with valid inpu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the option from the “Contact Info” list</text:p>
            <text:p>6. Enter valid value in the selected option</text:p>
          </table:table-cell>
          <table:table-cell table:style-name="ce71"/>
          <table:table-cell table:style-name="ce71" office:value-type="string">
            <text:p>1. Verify that selected options text box with name &amp; checkbox gets displayed to the user</text:p>
            <text:p>2. Verify that agent's contact informa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5_UpdateAgentsAvailability</text:p>
          </table:table-cell>
          <table:table-cell table:style-name="ce64" office:value-type="string">
            <text:p>L1</text:p>
          </table:table-cell>
          <table:table-cell table:style-name="ce71" office:value-type="string">
            <text:p>Update Agent's Availability for full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heck the “availability” of agent as “Always Available”</text:p>
          </table:table-cell>
          <table:table-cell table:style-name="ce71"/>
          <table:table-cell table:style-name="ce71" office:value-type="string">
            <text:p>1. Verify that all the checkboxes from sunday to saturday are check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6_UpdateAgentsAvailabilityForSpecifiedTime</text:p>
          </table:table-cell>
          <table:table-cell table:style-name="ce64" office:value-type="string">
            <text:p>L1</text:p>
          </table:table-cell>
          <table:table-cell table:style-name="ce71" office:value-type="string">
            <text:p>Update Agent's Availability for specified period of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Uncheck the “availability” of agent as “Always Available”</text:p>
            <text:p>6. Enter details of available time of agent</text:p>
          </table:table-cell>
          <table:table-cell table:style-name="ce71"/>
          <table:table-cell table:style-name="ce71" office:value-type="string">
            <text:p>1. Verify that agent's availability for specified period of ti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7_ShowAgentMoreDetails</text:p>
          </table:table-cell>
          <table:table-cell table:style-name="ce64" office:value-type="string">
            <text:p>L1</text:p>
          </table:table-cell>
          <table:table-cell table:style-name="ce71" office:value-type="string">
            <text:p>Show more details of agen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more” Link</text:p>
            <text:p>6. Click on “less” Link</text:p>
          </table:table-cell>
          <table:table-cell table:style-name="ce71"/>
          <table:table-cell table:style-name="ce7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8_UpdateAgentCategory</text:p>
          </table:table-cell>
          <table:table-cell table:style-name="ce64" office:value-type="string">
            <text:p>L1</text:p>
          </table:table-cell>
          <table:table-cell table:style-name="ce71" office:value-type="string">
            <text:p>Update Agent's Category</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Update category <text:s/>Description , Tags</text:p>
            <text:p>7. Click on “Done” button</text:p>
          </table:table-cell>
          <table:table-cell table:style-name="ce71"/>
          <table:table-cell table:style-name="ce71" office:value-type="string">
            <text:p>1. Verify that category window gets opened</text:p>
            <text:p>2. Verify that category Description, Tags <text:s/>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9_ShowAgentNetworkDetails</text:p>
          </table:table-cell>
          <table:table-cell table:style-name="ce64" office:value-type="string">
            <text:p>L1</text:p>
          </table:table-cell>
          <table:table-cell table:style-name="ce71" office:value-type="string">
            <text:p>Show agents network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Click on “network” option under “show” pop up menu</text:p>
          </table:table-cell>
          <table:table-cell table:style-name="ce71"/>
          <table:table-cell table:style-name="ce71" office:value-type="string">
            <text:p>1. Verify that agent's network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0">
          <table:table-cell table:style-name="ce178" office:value-type="string">
            <text:p>TE030_ShowAgentIssueDetails</text:p>
          </table:table-cell>
          <table:table-cell table:style-name="ce64" office:value-type="string">
            <text:p>L1</text:p>
          </table:table-cell>
          <table:table-cell table:style-name="ce71" office:value-type="string">
            <text:p>Show agents issue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ization</text:p>
            <text:p>6. Click on “issues” option under “show” pop up menu</text:p>
          </table:table-cell>
          <table:table-cell table:style-name="ce71"/>
          <table:table-cell table:style-name="ce71" office:value-type="string">
            <text:p>1. Verify that agent's issue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31_ShowAgentDetails</text:p>
          </table:table-cell>
          <table:table-cell table:style-name="ce64" office:value-type="string">
            <text:p>L1</text:p>
          </table:table-cell>
          <table:table-cell table:style-name="ce71" office:value-type="string">
            <text:p>Show agent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text:s/>and Edit agent details</text:span></text:p>
            <text:p>5. Click on categorization</text:p>
            <text:p>6. Click on “details” option under “show” pop up menu</text:p>
          </table:table-cell>
          <table:table-cell table:style-name="ce71"/>
          <table:table-cell table:style-name="ce71" office:value-type="string">
            <text:p>1. Verify that agent's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1">
          <table:table-cell table:style-name="ce64" office:value-type="string">
            <text:p>TE032_CreateLocale</text:p>
          </table:table-cell>
          <table:table-cell table:style-name="ce64" office:value-type="string">
            <text:p>L0</text:p>
          </table:table-cell>
          <table:table-cell table:style-name="ce64" office:value-type="string">
            <text:p>Create Locale</text:p>
          </table:table-cell>
          <table:table-cell table:style-name="ce64"/>
          <table:table-cell table:style-name="ce64" office:value-type="string">
            <text:p>1. Login to the Channels</text:p>
            <text:p>2. Click on About plan under show pop up menu</text:p>
            <text:p>3. Click on Locale text filed and enter the details</text:p>
          </table:table-cell>
          <table:table-cell table:style-name="ce64" office:value-type="string">
            <text:p>"Places 1"</text:p>
          </table:table-cell>
          <table:table-cell table:style-name="ce64" office:value-type="string">
            <text:p>1. Verify that Locale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33_ViewLocale</text:p>
          </table:table-cell>
          <table:table-cell table:style-name="ce64" office:value-type="string">
            <text:p>L1</text:p>
          </table:table-cell>
          <table:table-cell table:style-name="ce64" office:value-type="string">
            <text:p>View Locale</text:p>
          </table:table-cell>
          <table:table-cell table:style-name="ce64"/>
          <table:table-cell table:style-name="ce64" office:value-type="string">
            <text:p>1. Login to the Channels</text:p>
            <text:p>2. Click on 'Index' under 'Searching' pop up menu</text:p>
            <text:p>3. Select Places form dropdown list</text:p>
            <text:p/>
          </table:table-cell>
          <table:table-cell table:style-name="ce64" office:value-type="string">
            <text:p>"Places 1"</text:p>
          </table:table-cell>
          <table:table-cell table:style-name="ce64" office:value-type="string">
            <text:p>1. Verify that Locale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34_UpdateLocaleName</text:p>
          </table:table-cell>
          <table:table-cell table:style-name="ce64" office:value-type="string">
            <text:p>L1</text:p>
          </table:table-cell>
          <table:table-cell table:style-name="ce71" office:value-type="string">
            <text:p>Update Locale name</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1"/>
          <table:table-cell table:style-name="ce71" office:value-type="string">
            <text:p>1. Verify that new window with title “About Actual Place: &lt;Locale name&gt;” gets opened</text:p>
            <text:p>1. Verify that Locale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35_UpdateLocaleWithSpecialCharacters</text:p>
          </table:table-cell>
          <table:table-cell table:style-name="ce248" office:value-type="string">
            <text:p>L2</text:p>
          </table:table-cell>
          <table:table-cell table:style-name="ce248" office:value-type="string">
            <text:p>Update Locale with invalid name ( Junk Characters )</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48"/>
          <table:table-cell table:style-name="ce248" office:value-type="string">
            <text:p>1. Verify that Locale name should not gets updated</text:p>
            <text:p>2. Proper message should be displayed to the user as “Enter valid Locale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36_UpdateLocaleDescription</text:p>
          </table:table-cell>
          <table:table-cell table:style-name="ce64" office:value-type="string">
            <text:p>L1</text:p>
          </table:table-cell>
          <table:table-cell table:style-name="ce71" office:value-type="string">
            <text:p>Update Locale <text:s/>description</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1"/>
          <table:table-cell table:style-name="ce71" office:value-type="string">
            <text:p>1. Verify that Locale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7" office:value-type="string">
            <text:p>TE037_UpdateLocaleTags</text:p>
          </table:table-cell>
          <table:table-cell table:style-name="ce64" office:value-type="string">
            <text:p>L1</text:p>
          </table:table-cell>
          <table:table-cell table:style-name="ce71" office:value-type="string">
            <text:p>Update Locale Tag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1"/>
          <table:table-cell table:style-name="ce71" office:value-type="string">
            <text:p>1. Verify that Locale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238" office:value-type="string">
            <text:p>TE038_AddLocaleCategory</text:p>
          </table:table-cell>
          <table:table-cell table:style-name="ce64" office:value-type="string">
            <text:p>L0</text:p>
          </table:table-cell>
          <table:table-cell table:style-name="ce71" office:value-type="string">
            <text:p>Add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1"/>
          <table:table-cell table:style-name="ce71" office:value-type="string">
            <text:p>1. Verify that Locale'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155" office:value-type="string">
            <text:p>TE039_UpdateLocaleCategoryWithJunkCharacters</text:p>
          </table:table-cell>
          <table:table-cell table:style-name="ce248" office:value-type="string">
            <text:p>L2</text:p>
          </table:table-cell>
          <table:table-cell table:style-name="ce248" office:value-type="string">
            <text:p>Add Locale's Category with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48"/>
          <table:table-cell table:style-name="ce248" office:value-type="string">
            <text:p>1. Verify that Locale's Category should not gets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40_RemoveLocaleCategory</text:p>
          </table:table-cell>
          <table:table-cell table:style-name="ce64" office:value-type="string">
            <text:p>L1</text:p>
          </table:table-cell>
          <table:table-cell table:style-name="ce71" office:value-type="string">
            <text:p>Remove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41_ShowLocaleVie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2_AttachFileToLocale</text:p>
          </table:table-cell>
          <table:table-cell table:style-name="ce64" office:value-type="string">
            <text:p>L1</text:p>
          </table:table-cell>
          <table:table-cell table:style-name="ce71" office:value-type="string">
            <text:p>Locale's Attachment as a fil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3_DeleteLocaleAttachment</text:p>
          </table:table-cell>
          <table:table-cell table:style-name="ce64" office:value-type="string">
            <text:p>L1</text:p>
          </table:table-cell>
          <table:table-cell table:style-name="ce71" office:value-type="string">
            <text:p>Delete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4</text:p>
          </table:table-cell>
          <table:table-cell table:style-name="ce64" office:value-type="string">
            <text:p>L1</text:p>
          </table:table-cell>
          <table:table-cell table:style-name="ce71" office:value-type="string">
            <text:p>Open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5_AttachPictureToLocale</text:p>
          </table:table-cell>
          <table:table-cell table:style-name="ce64" office:value-type="string">
            <text:p>L1</text:p>
          </table:table-cell>
          <table:table-cell table:style-name="ce71" office:value-type="string">
            <text:p>Locale's Picture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46_DeleteLocalePicture</text:p>
          </table:table-cell>
          <table:table-cell table:style-name="ce155" office:value-type="string">
            <text:p>L1</text:p>
          </table:table-cell>
          <table:table-cell table:style-name="ce248" office:value-type="string">
            <text:p>Delete Locale's Picture Attachment</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47_NamedLocaleAttachment</text:p>
          </table:table-cell>
          <table:table-cell table:style-name="ce64" office:value-type="string">
            <text:p>L1</text:p>
          </table:table-cell>
          <table:table-cell table:style-name="ce71" office:value-type="string">
            <text:p>Locale's attachment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8_LocaleAttachmentAsURL</text:p>
          </table:table-cell>
          <table:table-cell table:style-name="ce64" office:value-type="string">
            <text:p>L1</text:p>
          </table:table-cell>
          <table:table-cell table:style-name="ce71" office:value-type="string">
            <text:p>Locale's attachment as a vali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49_AttachInvalidURLToLocale</text:p>
          </table:table-cell>
          <table:table-cell table:style-name="ce248" office:value-type="string">
            <text:p>L2</text:p>
          </table:table-cell>
          <table:table-cell table:style-name="ce248" office:value-type="string">
            <text:p>Locale's attachment as an invalid URL</text:p>
          </table:table-cell>
          <table:table-cell table:style-name="ce248"/>
          <table:table-cell table:style-name="ce24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50</text:p>
          </table:table-cell>
          <table:table-cell table:style-name="ce64" office:value-type="string">
            <text:p>L1</text:p>
          </table:table-cell>
          <table:table-cell table:style-name="ce71" office:value-type="string">
            <text:p>Open Locale's Attache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51_LocaleAttachmentAsURLUsingNamedValue</text:p>
          </table:table-cell>
          <table:table-cell table:style-name="ce64" office:value-type="string">
            <text:p>L1</text:p>
          </table:table-cell>
          <table:table-cell table:style-name="ce71" office:value-type="string">
            <text:p>Attach Locale's attachment as a URL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2_UpdateLocaleIsWithin</text:p>
          </table:table-cell>
          <table:table-cell table:style-name="ce64" office:value-type="string">
            <text:p>L1</text:p>
          </table:table-cell>
          <table:table-cell table:style-name="ce71" office:value-type="string">
            <text:p>Update Locale's “Is within”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1"/>
          <table:table-cell table:style-name="ce71" office:value-type="string">
            <text:p>1. Verify that Locale's “Is within”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3_UpdateLocaleStreetAddress</text:p>
          </table:table-cell>
          <table:table-cell table:style-name="ce64" office:value-type="string">
            <text:p>L1</text:p>
          </table:table-cell>
          <table:table-cell table:style-name="ce71" office:value-type="string">
            <text:p>Update Locale's “Street address”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4_UpdateLocalePostalCode</text:p>
          </table:table-cell>
          <table:table-cell table:style-name="ce64" office:value-type="string">
            <text:p>L1</text:p>
          </table:table-cell>
          <table:table-cell table:style-name="ce71" office:value-type="string">
            <text:p>Update Locale's “Postal Cod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55</text:p>
          </table:table-cell>
          <table:table-cell table:style-name="ce248" office:value-type="string">
            <text:p>L2</text:p>
          </table:table-cell>
          <table:table-cell table:style-name="ce248" office:value-type="string">
            <text:p>Update Locale's “Postal Code” details using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48"/>
          <table:table-cell table:style-name="ce248" office:value-type="string">
            <text:p>1. Verify that Locale's “Postal Code” details should not be updated</text:p>
            <text:p>2. Verify that proper error message should be displayed to the user as “Enter valid postal code”</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8</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56_UpdateLocaleCityCountryPlace</text:p>
          </table:table-cell>
          <table:table-cell table:style-name="ce64" office:value-type="string">
            <text:p>L1</text:p>
          </table:table-cell>
          <table:table-cell table:style-name="ce71" office:value-type="string">
            <text:p>Update Locale's “City, county, state and/or count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1"/>
          <table:table-cell table:style-name="ce71" office:value-type="string">
            <text:p>1. Verify that Locale's “City, county, state and/or country”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57</text:p>
          </table:table-cell>
          <table:table-cell table:style-name="ce155" office:value-type="string">
            <text:p>L0</text:p>
          </table:table-cell>
          <table:table-cell table:style-name="ce248" office:value-type="string">
            <text:p>Show Locale's map details</text:p>
          </table:table-cell>
          <table:table-cell table:style-name="ce248"/>
          <table:table-cell table:style-name="ce24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48"/>
          <table:table-cell table:style-name="ce248" office:value-type="string">
            <text:p>1. Verify that Locale's map details gets displayed to the user</text:p>
            <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58_ShowLocaleIssueDetails</text:p>
          </table:table-cell>
          <table:table-cell table:style-name="ce64" office:value-type="string">
            <text:p>L1</text:p>
          </table:table-cell>
          <table:table-cell table:style-name="ce71" office:value-type="string">
            <text:p>Show Locale's issu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1"/>
          <table:table-cell table:style-name="ce71" office:value-type="string">
            <text:p>1. Verify that Locale's issu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9_ShowLocaleDetails</text:p>
          </table:table-cell>
          <table:table-cell table:style-name="ce64" office:value-type="string">
            <text:p>L1</text:p>
          </table:table-cell>
          <table:table-cell table:style-name="ce71" office:value-type="string">
            <text:p>Show Local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1"/>
          <table:table-cell table:style-name="ce71" office:value-type="string">
            <text:p>1. Verify that Local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60_AddNewMedium</text:p>
          </table:table-cell>
          <table:table-cell table:style-name="ce64" office:value-type="string">
            <text:p>L0</text:p>
          </table:table-cell>
          <table:table-cell table:style-name="ce64" office:value-type="string">
            <text:p>Transmission media</text:p>
          </table:table-cell>
          <table:table-cell table:style-name="ce64"/>
          <table:table-cell table:style-name="ce64" office:value-type="string">
            <text:p>1. Login to the Channels</text:p>
            <text:p>2. Click on add info sent</text:p>
            <text:p>3. Select the channels to new medium</text:p>
            <text:p/>
          </table:table-cell>
          <table:table-cell table:style-name="ce64" office:value-type="string">
            <text:p>"Transmission Media"</text:p>
          </table:table-cell>
          <table:table-cell table:style-name="ce64" office:value-type="string">
            <text:p>1. <text:s/>Verify that Transmission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61_ViewMedium</text:p>
          </table:table-cell>
          <table:table-cell table:style-name="ce64" office:value-type="string">
            <text:p>L1</text:p>
          </table:table-cell>
          <table:table-cell table:style-name="ce64" office:value-type="string">
            <text:p>View Transmission Media</text:p>
          </table:table-cell>
          <table:table-cell table:style-name="ce64"/>
          <table:table-cell table:style-name="ce64" office:value-type="string">
            <text:p>1. Login to the Channels</text:p>
            <text:p>2. Click on add info sent link</text:p>
            <text:p>3. Add New Medium</text:p>
            <text:p>4. Click on newly added medium</text:p>
            <text:p/>
            <text:p/>
          </table:table-cell>
          <table:table-cell table:style-name="ce64" office:value-type="string">
            <text:p>"Transmission Media"</text:p>
          </table:table-cell>
          <table:table-cell table:style-name="ce64" office:value-type="string">
            <text:p>1. Verify that Media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62</text:p>
          </table:table-cell>
          <table:table-cell table:style-name="ce239" office:value-type="string">
            <text:p>L1</text:p>
          </table:table-cell>
          <table:table-cell table:style-name="ce239" office:value-type="string">
            <text:p>View Default Transmission Media issues</text:p>
          </table:table-cell>
          <table:table-cell table:style-name="ce239"/>
          <table:table-cell table:style-name="ce239" office:value-type="string">
            <text:p>1. Login to the Channels</text:p>
            <text:p>2. Click on Index under show pop up menu</text:p>
            <text:p>3. Select Media form dropdown list</text:p>
            <text:p>4. Click on “issues” option under “show” pop up menu</text:p>
          </table:table-cell>
          <table:table-cell table:style-name="ce239" office:value-type="string">
            <text:p>"Transmission Media"</text:p>
          </table:table-cell>
          <table:table-cell table:style-name="ce239" office:value-type="string">
            <text:p>1. Verify that issues related to selected transmission media gets displayed</text:p>
          </table:table-cell>
          <table:table-cell table:style-name="ce239"/>
          <table:table-cell table:style-name="ce239" office:value-type="string">
            <text:p>PASS</text:p>
          </table:table-cell>
          <table:table-cell table:style-name="ce239" office:value-type="string">
            <text:p>NO</text:p>
          </table:table-cell>
          <table:table-cell table:style-name="ce239" office:value-type="string">
            <text:p>#158</text:p>
          </table:table-cell>
          <table:table-cell table:style-name="ce256" table:number-columns-repeated="6"/>
          <table:table-cell table:style-name="ce260" table:number-columns-repeated="999"/>
          <table:table-cell table:number-columns-repeated="8"/>
        </table:table-row>
        <table:table-row table:style-name="ro19">
          <table:table-cell table:style-name="ce64" office:value-type="string">
            <text:p>TE063_UpdateMediumName</text:p>
          </table:table-cell>
          <table:table-cell table:style-name="ce64" office:value-type="string">
            <text:p>L1</text:p>
          </table:table-cell>
          <table:table-cell table:style-name="ce71" office:value-type="string">
            <text:p>Update Transmission Medium name ( Valid Name )</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Select “New medium” option under “Contact Info” List</text:p>
            <text:p>5. Click on “New medium” Link</text:p>
            <text:p>6. Enter valid medium name in “Name” field</text:p>
            <text:p/>
          </table:table-cell>
          <table:table-cell table:style-name="ce71"/>
          <table:table-cell table:style-name="ce71" office:value-type="string">
            <text:p>1. Verify that new medium gets added</text:p>
            <text:p>2. Verify that newly added medium's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4_UpdateTransmissionMediumNameWithSpecialCharacters</text:p>
          </table:table-cell>
          <table:table-cell table:style-name="ce248" office:value-type="string">
            <text:p>L2</text:p>
          </table:table-cell>
          <table:table-cell table:style-name="ce248" office:value-type="string">
            <text:p>Update Transmission Medium name ( Invalid Name )</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New medium” option under “Contact Info” List</text:p>
            <text:p>5. Click on “New medium” Link</text:p>
            <text:p>6. Enter invalid medium name in “Name” field</text:p>
            <text:p/>
          </table:table-cell>
          <table:table-cell table:style-name="ce248"/>
          <table:table-cell table:style-name="ce248" office:value-type="string">
            <text:p>1. Verify newly added medium's name should not be updated</text:p>
            <text:p>2. Verify that proper error message should be displayed to the user as “Enter valid medium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5_UpdateMediumDescription</text:p>
          </table:table-cell>
          <table:table-cell table:style-name="ce64" office:value-type="string">
            <text:p>L1</text:p>
          </table:table-cell>
          <table:table-cell table:style-name="ce71" office:value-type="string">
            <text:p>Update Transmission Medium description</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the description of medium</text:p>
            <text:p>6. Press enter key</text:p>
            <text:p/>
          </table:table-cell>
          <table:table-cell table:style-name="ce71"/>
          <table:table-cell table:style-name="ce71" office:value-type="string">
            <text:p>1. Verify that Medium's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6_UpdateMediumTags</text:p>
          </table:table-cell>
          <table:table-cell table:style-name="ce64" office:value-type="string">
            <text:p>L1</text:p>
          </table:table-cell>
          <table:table-cell table:style-name="ce71" office:value-type="string">
            <text:p>Update Transmission Medium Tags</text:p>
          </table:table-cell>
          <table:table-cell table:style-name="ce71"/>
          <table:table-cell table:style-name="ce71"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71"/>
          <table:table-cell table:style-name="ce71" office:value-type="string">
            <text:p>1. Verify that Medium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7_AddMediumCategory</text:p>
          </table:table-cell>
          <table:table-cell table:style-name="ce64" office:value-type="string">
            <text:p>L0</text:p>
          </table:table-cell>
          <table:table-cell table:style-name="ce71" office:value-type="string">
            <text:p>Add Transmission Medium Category</text:p>
          </table:table-cell>
          <table:table-cell table:style-name="ce71"/>
          <table:table-cell table:style-name="ce71" office:value-type="string">
            <text:p>1. Login to channels with valid credentials</text:p>
            <text:p>2.<text:span text:style-name="T1">Click on “Organization in scope” option under “Scoping” pop up menu.</text:span></text:p>
            <text:p>4. Edit agent details</text:p>
            <text:p>5. Edit medium details</text:p>
            <text:p>6. Enter valid category name in “Categorization” field</text:p>
            <text:p>7. Press enter key</text:p>
            <text:p/>
          </table:table-cell>
          <table:table-cell table:style-name="ce71"/>
          <table:table-cell table:style-name="ce71" office:value-type="string">
            <text:p>1. Verify that Transmission Medium'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8_AddTransmissionMediumCategoryNameWithSpecialCharacters</text:p>
          </table:table-cell>
          <table:table-cell table:style-name="ce248" office:value-type="string">
            <text:p>L2</text:p>
          </table:table-cell>
          <table:table-cell table:style-name="ce248" office:value-type="string">
            <text:p>Add Transmission Medium Category with junk characters</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Enter invalid ( Junk Characters ) category name in “Categorization” field</text:p>
            <text:p>6. Press enter key</text:p>
            <text:p/>
          </table:table-cell>
          <table:table-cell table:style-name="ce248"/>
          <table:table-cell table:style-name="ce248" office:value-type="string">
            <text:p>1. Verify that Transmission Medium's Category should not get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9_RemoveMediumCategory</text:p>
          </table:table-cell>
          <table:table-cell table:style-name="ce64" office:value-type="string">
            <text:p>L1</text:p>
          </table:table-cell>
          <table:table-cell table:style-name="ce71" office:value-type="string">
            <text:p>Remove Transmission Medium's Category</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valid category name in “Categorization” field</text:p>
            <text:p>6. Press enter key</text:p>
            <text:p>7. Uncheck checkbox</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0_ViewAllTypesOfMedium</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reate new medium in add info receive.</text:p>
            <text:p>3. Click on new medium</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1_AttachFileToMedium</text:p>
          </table:table-cell>
          <table:table-cell table:style-name="ce64" office:value-type="string">
            <text:p>L1</text:p>
          </table:table-cell>
          <table:table-cell table:style-name="ce71" office:value-type="string">
            <text:p>Transmission Media's Attachment as a file</text:p>
          </table:table-cell>
          <table:table-cell table:style-name="ce71"/>
          <table:table-cell table:style-name="ce71" office:value-type="string">
            <text:p>1. Login to channels with valid credentials</text:p>
            <text:p>2. Create new medium in add info receive.</text:p>
            <text:p>3. Click on new medium</text:p>
            <text:p>4. Attach a file.</text:p>
          </table:table-cell>
          <table:table-cell table:style-name="ce71"/>
          <table:table-cell table:style-name="ce71" office:value-type="string">
            <text:p>1.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72_DeleteMediumAttachment</text:p>
          </table:table-cell>
          <table:table-cell table:style-name="ce64" office:value-type="string">
            <text:p>L1</text:p>
          </table:table-cell>
          <table:table-cell table:style-name="ce71" office:value-type="string">
            <text:p>Delete Transmission Medium's Attachment</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73</text:p>
          </table:table-cell>
          <table:table-cell table:style-name="ce155" office:value-type="string">
            <text:p>L1</text:p>
          </table:table-cell>
          <table:table-cell table:style-name="ce248" office:value-type="string">
            <text:p>Open Transmission Medium's Attachment</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48"/>
          <table:table-cell table:style-name="ce248" office:value-type="string">
            <text:p>1. Verify that the attachment gets opened in new tab</text:p>
          </table:table-cell>
          <table:table-cell table:style-name="ce248"/>
          <table:table-cell table:style-name="ce248" office:value-type="string">
            <text:p>FAIL</text:p>
          </table:table-cell>
          <table:table-cell table:style-name="ce155" office:value-type="string">
            <text:p>NO</text:p>
          </table:table-cell>
          <table:table-cell table:style-name="ce248"/>
          <table:table-cell table:style-name="ce255" table:number-columns-repeated="6"/>
          <table:table-cell table:style-name="ce245" table:number-columns-repeated="999"/>
          <table:table-cell table:style-name="ce251" table:number-columns-repeated="4"/>
          <table:table-cell table:number-columns-repeated="4"/>
        </table:table-row>
        <table:table-row table:style-name="ro53">
          <table:table-cell table:style-name="ce64" office:value-type="string">
            <text:p>TE074_TransmissionNamedAttachment</text:p>
          </table:table-cell>
          <table:table-cell table:style-name="ce64" office:value-type="string">
            <text:p>L1</text:p>
          </table:table-cell>
          <table:table-cell table:style-name="ce71" office:value-type="string">
            <text:p>Transmission Medium's attachment with named value</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75_TransmissionMediumURLAttachment</text:p>
          </table:table-cell>
          <table:table-cell table:style-name="ce64" office:value-type="string">
            <text:p>L1</text:p>
          </table:table-cell>
          <table:table-cell table:style-name="ce71" office:value-type="string">
            <text:p>Transmission's attachment as a valid URL</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76</text:p>
          </table:table-cell>
          <table:table-cell table:style-name="ce248" office:value-type="string">
            <text:p>L2</text:p>
          </table:table-cell>
          <table:table-cell table:style-name="ce248" office:value-type="string">
            <text:p>Transmission Medium's attachment as an invalid URL</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1.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77</text:p>
          </table:table-cell>
          <table:table-cell table:style-name="ce64" office:value-type="string">
            <text:p>L1</text:p>
          </table:table-cell>
          <table:table-cell table:style-name="ce71" office:value-type="string">
            <text:p>Open Transmission Medium's Attached URL</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78</text:p>
          </table:table-cell>
          <table:table-cell table:style-name="ce64" office:value-type="string">
            <text:p>L1</text:p>
          </table:table-cell>
          <table:table-cell table:style-name="ce71" office:value-type="string">
            <text:p>Transmission Medium's attachment as a URL with named value</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79</text:p>
          </table:table-cell>
          <table:table-cell table:style-name="ce64" office:value-type="string">
            <text:p>L1</text:p>
          </table:table-cell>
          <table:table-cell table:style-name="ce71" office:value-type="string">
            <text:p>Update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able:table-cell>
          <table:table-cell table:style-name="ce71"/>
          <table:table-cell table:style-name="ce71" office:value-type="string">
            <text:p>1. Verify that Transmission Medium's “Mode of transmissio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0</text:p>
          </table:table-cell>
          <table:table-cell table:style-name="ce64" office:value-type="string">
            <text:p>L1</text:p>
          </table:table-cell>
          <table:table-cell table:style-name="ce71" office:value-type="string">
            <text:p>Reset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ext:p>6. Click on “(reset)” Link</text:p>
          </table:table-cell>
          <table:table-cell table:style-name="ce71"/>
          <table:table-cell table:style-name="ce71" office:value-type="string">
            <text:p>1. Verify that Transmission Medium's “Mode of transmission” <text:s/>gets reset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1</text:p>
          </table:table-cell>
          <table:table-cell table:style-name="ce64" office:value-type="string">
            <text:p>L1</text:p>
          </table:table-cell>
          <table:table-cell table:style-name="ce71" office:value-type="string">
            <text:p>Update Transmission Medium's “Address pattern”</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Enter the value for “Address pattern” field</text:p>
          </table:table-cell>
          <table:table-cell table:style-name="ce71"/>
          <table:table-cell table:style-name="ce71" office:value-type="string">
            <text:p>1. Verify that Transmission Medium's “Address patter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2</text:p>
          </table:table-cell>
          <table:table-cell table:style-name="ce64" office:value-type="string">
            <text:p>L1</text:p>
          </table:table-cell>
          <table:table-cell table:style-name="ce71" office:value-type="string">
            <text:p>Update Transmission Medium's “Delegates transmission to”</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option from “Delegates transmission to” List</text:p>
          </table:table-cell>
          <table:table-cell table:style-name="ce71"/>
          <table:table-cell table:style-name="ce71" office:value-type="string">
            <text:p>1. Verify that the transmission gets delegated to the selected option</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3</text:p>
          </table:table-cell>
          <table:table-cell table:style-name="ce64" office:value-type="string">
            <text:p>L1</text:p>
          </table:table-cell>
          <table:table-cell table:style-name="ce71" office:value-type="string">
            <text:p>Delete Transmission Medium's “Delegates transmission to”</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Delegates transmission to” List</text:p>
            <text:p>6. Click on “Delegates transmission to &lt;List Value&gt;” icon</text:p>
          </table:table-cell>
          <table:table-cell table:style-name="ce71"/>
          <table:table-cell table:style-name="ce71" office:value-type="string">
            <text:p>1. Verify that “Delegates transmission to &lt;List value&gt;” gets dele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84_CreateEvent</text:p>
          </table:table-cell>
          <table:table-cell table:style-name="ce239" office:value-type="string">
            <text:p>L0</text:p>
          </table:table-cell>
          <table:table-cell table:style-name="ce239" office:value-type="string">
            <text:p>Event</text:p>
          </table:table-cell>
          <table:table-cell table:style-name="ce239"/>
          <table:table-cell table:style-name="ce239" office:value-type="string">
            <text:p>1. Login to the Channels</text:p>
            <text:p>2. Click on 'Events in a scope' <text:s/>under 'Scoping' pop up menu.</text:p>
            <text:p>3. Enter the event name in the text field and select checkbox</text:p>
          </table:table-cell>
          <table:table-cell table:style-name="ce239" office:value-type="string">
            <text:p>"Event"</text:p>
          </table:table-cell>
          <table:table-cell table:style-name="ce239" office:value-type="string">
            <text:p>1. Verify that event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5</text:p>
          </table:table-cell>
          <table:table-cell table:style-name="ce256" table:number-columns-repeated="6"/>
          <table:table-cell table:style-name="ce260" table:number-columns-repeated="999"/>
          <table:table-cell table:number-columns-repeated="8"/>
        </table:table-row>
        <table:table-row table:style-name="ro15">
          <table:table-cell table:style-name="ce155" office:value-type="string">
            <text:p>TE085_CreateEventWithSpecialCharacters</text:p>
          </table:table-cell>
          <table:table-cell table:style-name="ce155" office:value-type="string">
            <text:p>L2</text:p>
          </table:table-cell>
          <table:table-cell table:style-name="ce155" office:value-type="string">
            <text:p>Create event with junk characters</text:p>
          </table:table-cell>
          <table:table-cell table:style-name="ce155"/>
          <table:table-cell table:style-name="ce155" office:value-type="string">
            <text:p>1. Login to the Channels</text:p>
            <text:p>2.Click on 'Events in a scope' <text:s/>under 'Scoping' pop up menu.</text:p>
            <text:p>3. Enter the event name in the text field and select checkbox</text:p>
          </table:table-cell>
          <table:table-cell table:style-name="ce155" office:value-type="string">
            <text:p>")(*&amp;^%$#@!"</text:p>
          </table:table-cell>
          <table:table-cell table:style-name="ce155" office:value-type="string">
            <text:p>1. Verify that event can not get created</text:p>
          </table:table-cell>
          <table:table-cell table:style-name="ce155" office:value-type="string">
            <text:p>Event get created</text:p>
          </table:table-cell>
          <table:table-cell table:style-name="ce155" office:value-type="string">
            <text:p>FAIL</text:p>
          </table:table-cell>
          <table:table-cell table:style-name="ce155" office:value-type="string">
            <text:p>YES</text:p>
          </table:table-cell>
          <table:table-cell table:style-name="ce155" office:value-type="string">
            <text:p>#170</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086_ViewEvent</text:p>
          </table:table-cell>
          <table:table-cell table:style-name="ce64" office:value-type="string">
            <text:p>L1</text:p>
          </table:table-cell>
          <table:table-cell table:style-name="ce64" office:value-type="string">
            <text:p>View Event</text:p>
          </table:table-cell>
          <table:table-cell table:style-name="ce64"/>
          <table:table-cell table:style-name="ce64" office:value-type="string">
            <text:p>1. Login to the Channels</text:p>
            <text:p>2. Click on Index under 'Searching' pop up menu</text:p>
            <text:p>3. Select Events form dropdown list</text:p>
            <text:p/>
          </table:table-cell>
          <table:table-cell table:style-name="ce64" office:value-type="string">
            <text:p>"Event"</text:p>
          </table:table-cell>
          <table:table-cell table:style-name="ce64" office:value-type="string">
            <text:p>1. Verify that Ev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7_UpdateEventName</text:p>
          </table:table-cell>
          <table:table-cell table:style-name="ce64" office:value-type="string">
            <text:p>L1</text:p>
          </table:table-cell>
          <table:table-cell table:style-name="ce64" office:value-type="string">
            <text:p>Event Name</text:p>
          </table:table-cell>
          <table:table-cell table:style-name="ce64"/>
          <table:table-cell table:style-name="ce64" office:value-type="string">
            <text:p>1.Login to the Channels.</text:p>
            <text:p>2.Click on 'Info sharing plan' link.</text:p>
            <text:p>3.Click on 'Events in a scope' <text:s/>under 'Scoping' pop up menu.</text:p>
            <text:p>4.Enter or update event name in name text field.</text:p>
          </table:table-cell>
          <table:table-cell table:style-name="ce64"/>
          <table:table-cell table:style-name="ce64" office:value-type="string">
            <text:p>1. <text:s/>Verify that the name of event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8_EventDescription</text:p>
          </table:table-cell>
          <table:table-cell table:style-name="ce64" office:value-type="string">
            <text:p>L1</text:p>
          </table:table-cell>
          <table:table-cell table:style-name="ce64" office:value-type="string">
            <text:p>Event Descrip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9_EventTagLink</text:p>
          </table:table-cell>
          <table:table-cell table:style-name="ce64" office:value-type="string">
            <text:p>L1</text:p>
          </table:table-cell>
          <table:table-cell table:style-name="ce64" office:value-type="string">
            <text:p>Event Tags link</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0_EventTags</text:p>
          </table:table-cell>
          <table:table-cell table:style-name="ce64" office:value-type="string">
            <text:p>L1</text:p>
          </table:table-cell>
          <table:table-cell table:style-name="ce64" office:value-type="string">
            <text:p>Event Tag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1_EventCategories</text:p>
          </table:table-cell>
          <table:table-cell table:style-name="ce64" office:value-type="string">
            <text:p>L0</text:p>
          </table:table-cell>
          <table:table-cell table:style-name="ce64" office:value-type="string">
            <text:p>Event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2_RemoveCategoriesOfEvents</text:p>
          </table:table-cell>
          <table:table-cell table:style-name="ce64" office:value-type="string">
            <text:p>L1</text:p>
          </table:table-cell>
          <table:table-cell table:style-name="ce64" office:value-type="string">
            <text:p>Event Remove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3_EventAttachOption</text:p>
          </table:table-cell>
          <table:table-cell table:style-name="ce64" office:value-type="string">
            <text:p>L1</text:p>
          </table:table-cell>
          <table:table-cell table:style-name="ce64" office:value-type="string">
            <text:p>Event Attach</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4_EventAttachmentAsPicture</text:p>
          </table:table-cell>
          <table:table-cell table:style-name="ce64" office:value-type="string">
            <text:p>L1</text:p>
          </table:table-cell>
          <table:table-cell table:style-name="ce64" office:value-type="string">
            <text:p>Event Attach&lt;Pictures&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5_EventAttachmentAsReference</text:p>
          </table:table-cell>
          <table:table-cell table:style-name="ce64" office:value-type="string">
            <text:p>L1</text:p>
          </table:table-cell>
          <table:table-cell table:style-name="ce64" office:value-type="string">
            <text:p>Event Attach&lt;Reference&gt;</text:p>
          </table:table-cell>
          <table:table-cell table:style-name="ce64"/>
          <table:table-cell table:style-name="ce64"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6_EventAttachmentAsPolicy</text:p>
          </table:table-cell>
          <table:table-cell table:style-name="ce64" office:value-type="string">
            <text:p>L1</text:p>
          </table:table-cell>
          <table:table-cell table:style-name="ce64" office:value-type="string">
            <text:p>Event Attach&lt;Policy&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7</text:p>
          </table:table-cell>
          <table:table-cell table:style-name="ce64" office:value-type="string">
            <text:p>L1</text:p>
          </table:table-cell>
          <table:table-cell table:style-name="ce64" office:value-type="string">
            <text:p>Event Attach-nam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8</text:p>
          </table:table-cell>
          <table:table-cell table:style-name="ce64" office:value-type="string">
            <text:p>L1</text:p>
          </table:table-cell>
          <table:table-cell table:style-name="ce64" office:value-type="string">
            <text:p>Event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9</text:p>
          </table:table-cell>
          <table:table-cell table:style-name="ce64" office:value-type="string">
            <text:p>L1</text:p>
          </table:table-cell>
          <table:table-cell table:style-name="ce64" office:value-type="string">
            <text:p>Event Choose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0_AttachFileToEvent</text:p>
          </table:table-cell>
          <table:table-cell table:style-name="ce64" office:value-type="string">
            <text:p>L1</text:p>
          </table:table-cell>
          <table:table-cell table:style-name="ce64" office:value-type="string">
            <text:p>Event Attach fil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1_AttachURLToEvent</text:p>
          </table:table-cell>
          <table:table-cell table:style-name="ce64" office:value-type="string">
            <text:p>L1</text:p>
          </table:table-cell>
          <table:table-cell table:style-name="ce64" office:value-type="string">
            <text:p>Event URL</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2_CopyEventAttachment</text:p>
          </table:table-cell>
          <table:table-cell table:style-name="ce64" office:value-type="string">
            <text:p>L1</text:p>
          </table:table-cell>
          <table:table-cell table:style-name="ce64" office:value-type="string">
            <text:p>Event Copy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3_DelteEventAttachment</text:p>
          </table:table-cell>
          <table:table-cell table:style-name="ce64" office:value-type="string">
            <text:p>L1</text:p>
          </table:table-cell>
          <table:table-cell table:style-name="ce64" office:value-type="string">
            <text:p>Event Delete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04</text:p>
          </table:table-cell>
          <table:table-cell table:style-name="ce64" office:value-type="string">
            <text:p>L1</text:p>
          </table:table-cell>
          <table:table-cell table:style-name="ce64" office:value-type="string">
            <text:p>Event Loca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64"/>
          <table:table-cell table:style-name="ce64" office:value-type="string">
            <text:p>1. Verify that location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105</text:p>
          </table:table-cell>
          <table:table-cell table:style-name="ce155" office:value-type="string">
            <text:p>L1</text:p>
          </table:table-cell>
          <table:table-cell table:style-name="ce155" office:value-type="string">
            <text:p>Show Event-Map Details</text:p>
          </table:table-cell>
          <table:table-cell table:style-name="ce155"/>
          <table:table-cell table:style-name="ce155"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106</text:p>
          </table:table-cell>
          <table:table-cell table:style-name="ce64" office:value-type="string">
            <text:p>L1</text:p>
          </table:table-cell>
          <table:table-cell table:style-name="ce64" office:value-type="string">
            <text:p>Event-Issu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27">
          <table:table-cell table:style-name="ce239" office:value-type="string">
            <text:p>TE107_CreatePhase</text:p>
          </table:table-cell>
          <table:table-cell table:style-name="ce239" office:value-type="string">
            <text:p>L0</text:p>
          </table:table-cell>
          <table:table-cell table:style-name="ce239" office:value-type="string">
            <text:p>Phase</text:p>
          </table:table-cell>
          <table:table-cell table:style-name="ce239"/>
          <table:table-cell table:style-name="ce239" office:value-type="string">
            <text:p>1. Login to the Channels</text:p>
            <text:p>2. Click on about plan under show pop up menu</text:p>
            <text:p>3. Click on phase textfiled and enter name</text:p>
          </table:table-cell>
          <table:table-cell table:style-name="ce239" office:value-type="string">
            <text:p>"Phase1"</text:p>
          </table:table-cell>
          <table:table-cell table:style-name="ce239" office:value-type="string">
            <text:p>1. Verify that Phase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08_CreatPhaseWithSpecialCharacters</text:p>
          </table:table-cell>
          <table:table-cell table:style-name="ce155" office:value-type="string">
            <text:p>L2</text:p>
          </table:table-cell>
          <table:table-cell table:style-name="ce155" office:value-type="string">
            <text:p>Created phase with junk characters</text:p>
          </table:table-cell>
          <table:table-cell table:style-name="ce155"/>
          <table:table-cell table:style-name="ce155" office:value-type="string">
            <text:p>1. Login to the Channels</text:p>
            <text:p>2. Click on about plan under show pop up menu</text:p>
            <text:p>3. Click on phase textfiled and enter name</text:p>
          </table:table-cell>
          <table:table-cell table:style-name="ce155" office:value-type="string">
            <text:p>")(*&amp;^%$#@!"</text:p>
          </table:table-cell>
          <table:table-cell table:style-name="ce155" office:value-type="string">
            <text:p>1. Verify that Phase cannot get created</text:p>
          </table:table-cell>
          <table:table-cell table:style-name="ce155" office:value-type="string">
            <text:p>Phase gets created</text:p>
          </table:table-cell>
          <table:table-cell table:style-name="ce155" office:value-type="string">
            <text:p>FAIL</text:p>
          </table:table-cell>
          <table:table-cell table:style-name="ce155" office:value-type="string">
            <text:p>YES</text:p>
          </table:table-cell>
          <table:table-cell table:style-name="ce155" office:value-type="string">
            <text:p>#172</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09_ViewPhase</text:p>
          </table:table-cell>
          <table:table-cell table:style-name="ce64" office:value-type="string">
            <text:p>L1</text:p>
          </table:table-cell>
          <table:table-cell table:style-name="ce64" office:value-type="string">
            <text:p>View Phase</text:p>
          </table:table-cell>
          <table:table-cell table:style-name="ce64"/>
          <table:table-cell table:style-name="ce64" office:value-type="string">
            <text:p>1. Login to the Channels</text:p>
            <text:p>2. Click on 'Index' under 'Searching'' pop up menu</text:p>
            <text:p>3. Select Phase form dropdown list</text:p>
            <text:p/>
          </table:table-cell>
          <table:table-cell table:style-name="ce64" office:value-type="string">
            <text:p>"Phase1"</text:p>
          </table:table-cell>
          <table:table-cell table:style-name="ce64" office:value-type="string">
            <text:p>1. Verify that Phase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239" office:value-type="string">
            <text:p>TE110_DeletePhase</text:p>
          </table:table-cell>
          <table:table-cell table:style-name="ce239" office:value-type="string">
            <text:p>L1</text:p>
          </table:table-cell>
          <table:table-cell table:style-name="ce239" office:value-type="string">
            <text:p>Delete Phase</text:p>
          </table:table-cell>
          <table:table-cell table:style-name="ce239"/>
          <table:table-cell table:style-name="ce239" office:value-type="string">
            <text:p>1. Login to the Channels</text:p>
            <text:p>2. Click on 'Info sharing Plan' link</text:p>
            <text:p>3. Click on 'About plan' under 'show' pop up menu</text:p>
            <text:p>4. Click on delete option of phase</text:p>
          </table:table-cell>
          <table:table-cell table:style-name="ce239" office:value-type="string">
            <text:p>"Phase1"</text:p>
          </table:table-cell>
          <table:table-cell table:style-name="ce239" office:value-type="string">
            <text:p>1. Verify that phase can be dele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15">
          <table:table-cell table:style-name="ce64" office:value-type="string">
            <text:p>TE111_UpdatePhaseName</text:p>
          </table:table-cell>
          <table:table-cell table:style-name="ce64" office:value-type="string">
            <text:p>L1</text:p>
          </table:table-cell>
          <table:table-cell table:style-name="ce64" office:value-type="string">
            <text:p>Phase Name</text:p>
          </table:table-cell>
          <table:table-cell table:style-name="ce64"/>
          <table:table-cell table:style-name="ce64"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64"/>
          <table:table-cell table:style-name="ce64" office:value-type="string">
            <text:p>1. Verify that the name of phase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2_PhaseDescription</text:p>
          </table:table-cell>
          <table:table-cell table:style-name="ce64" office:value-type="string">
            <text:p>L1</text:p>
          </table:table-cell>
          <table:table-cell table:style-name="ce64" office:value-type="string">
            <text:p>Phase Description</text:p>
          </table:table-cell>
          <table:table-cell table:style-name="ce64"/>
          <table:table-cell table:style-name="ce64"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3_PhaseTagLink</text:p>
          </table:table-cell>
          <table:table-cell table:style-name="ce64" office:value-type="string">
            <text:p>L1</text:p>
          </table:table-cell>
          <table:table-cell table:style-name="ce64" office:value-type="string">
            <text:p>Phase Tags link</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4_PhaseTags</text:p>
          </table:table-cell>
          <table:table-cell table:style-name="ce64" office:value-type="string">
            <text:p>L1</text:p>
          </table:table-cell>
          <table:table-cell table:style-name="ce64" office:value-type="string">
            <text:p>Phase Tag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5_PhaseCategories</text:p>
          </table:table-cell>
          <table:table-cell table:style-name="ce64" office:value-type="string">
            <text:p>L0</text:p>
          </table:table-cell>
          <table:table-cell table:style-name="ce64" office:value-type="string">
            <text:p>Phase Categorie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16_RemovePhaseCategories</text:p>
          </table:table-cell>
          <table:table-cell table:style-name="ce64" office:value-type="string">
            <text:p>L1</text:p>
          </table:table-cell>
          <table:table-cell table:style-name="ce64" office:value-type="string">
            <text:p>Phase Remove Categori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7_PhaseAttachOption</text:p>
          </table:table-cell>
          <table:table-cell table:style-name="ce64" office:value-type="string">
            <text:p>L1</text:p>
          </table:table-cell>
          <table:table-cell table:style-name="ce64" office:value-type="string">
            <text:p>Phase Attach</text:p>
          </table:table-cell>
          <table:table-cell table:style-name="ce64"/>
          <table:table-cell table:style-name="ce64" office:value-type="string">
            <text:p>1.Login to the Channels.</text:p>
            <text:p>2.Click on <text:s/>'Info sharing Plan' link</text:p>
            <text:p>4.Create phase</text:p>
            <text:p>5.Click on Phase.</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0" office:value-type="string">
            <text:p>TE118_PhaseAttachmentAsPicture</text:p>
          </table:table-cell>
          <table:table-cell table:style-name="ce240" office:value-type="string">
            <text:p>L1</text:p>
          </table:table-cell>
          <table:table-cell table:style-name="ce240" office:value-type="string">
            <text:p>Phase Attach&lt;Pictures&gt;</text:p>
          </table:table-cell>
          <table:table-cell table:style-name="ce240"/>
          <table:table-cell table:style-name="ce240"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40"/>
          <table:table-cell table:style-name="ce240" office:value-type="string">
            <text:p>1. Verify that picture option can be select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50">
          <table:table-cell table:style-name="ce64" office:value-type="string">
            <text:p>TE119_PhaseAttachmentAsReference</text:p>
          </table:table-cell>
          <table:table-cell table:style-name="ce64" office:value-type="string">
            <text:p>L1</text:p>
          </table:table-cell>
          <table:table-cell table:style-name="ce64" office:value-type="string">
            <text:p>Phase Attach&lt;Reference&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0_PhaseAttachmentAsPolicy</text:p>
          </table:table-cell>
          <table:table-cell table:style-name="ce64" office:value-type="string">
            <text:p>L1</text:p>
          </table:table-cell>
          <table:table-cell table:style-name="ce64" office:value-type="string">
            <text:p>Phase Attach&lt;Policy&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1</text:p>
          </table:table-cell>
          <table:table-cell table:style-name="ce64" office:value-type="string">
            <text:p>L1</text:p>
          </table:table-cell>
          <table:table-cell table:style-name="ce64" office:value-type="string">
            <text:p>Phase Attach-nam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2</text:p>
          </table:table-cell>
          <table:table-cell table:style-name="ce64" office:value-type="string">
            <text:p>L1</text:p>
          </table:table-cell>
          <table:table-cell table:style-name="ce64" office:value-type="string">
            <text:p>Pha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3</text:p>
          </table:table-cell>
          <table:table-cell table:style-name="ce64" office:value-type="string">
            <text:p>L1</text:p>
          </table:table-cell>
          <table:table-cell table:style-name="ce64" office:value-type="string">
            <text:p>Phase Choo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4_AttachFileToPhase</text:p>
          </table:table-cell>
          <table:table-cell table:style-name="ce64" office:value-type="string">
            <text:p>L1</text:p>
          </table:table-cell>
          <table:table-cell table:style-name="ce64" office:value-type="string">
            <text:p>Phase Attach fil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5_PhaseURL</text:p>
          </table:table-cell>
          <table:table-cell table:style-name="ce64" office:value-type="string">
            <text:p>L1</text:p>
          </table:table-cell>
          <table:table-cell table:style-name="ce64" office:value-type="string">
            <text:p>Phase URL</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1" office:value-type="string">
            <text:p>TE126_CopyPhaseAttachment</text:p>
          </table:table-cell>
          <table:table-cell table:style-name="ce64" office:value-type="string">
            <text:p>L1</text:p>
          </table:table-cell>
          <table:table-cell table:style-name="ce64" office:value-type="string">
            <text:p>Phase Copy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7_DeletePhaseAttachment</text:p>
          </table:table-cell>
          <table:table-cell table:style-name="ce64" office:value-type="string">
            <text:p>L1</text:p>
          </table:table-cell>
          <table:table-cell table:style-name="ce64" office:value-type="string">
            <text:p>Phase Delete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2" office:value-type="string">
            <text:p>TE129</text:p>
          </table:table-cell>
          <table:table-cell table:style-name="ce242" office:value-type="string">
            <text:p>L1</text:p>
          </table:table-cell>
          <table:table-cell table:style-name="ce242" office:value-type="string">
            <text:p>Phase-Map</text:p>
          </table:table-cell>
          <table:table-cell table:style-name="ce242"/>
          <table:table-cell table:style-name="ce242"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42"/>
          <table:table-cell table:style-name="ce242" office:value-type="string">
            <text:p>1. Verify that map window opens</text:p>
          </table:table-cell>
          <table:table-cell table:style-name="ce242" office:value-type="string">
            <text:p>Obsolete</text:p>
          </table:table-cell>
          <table:table-cell table:style-name="ce242" office:value-type="string">
            <text:p>FAIL</text:p>
          </table:table-cell>
          <table:table-cell table:style-name="ce242" office:value-type="string">
            <text:p>NO</text:p>
          </table:table-cell>
          <table:table-cell table:style-name="ce242"/>
          <table:table-cell table:style-name="ce258" table:number-columns-repeated="6"/>
          <table:table-cell table:style-name="ce262" table:number-columns-repeated="999"/>
          <table:table-cell table:number-columns-repeated="8"/>
        </table:table-row>
        <table:table-row table:style-name="ro15">
          <table:table-cell table:style-name="ce64" office:value-type="string">
            <text:p>TE130</text:p>
          </table:table-cell>
          <table:table-cell table:style-name="ce64" office:value-type="string">
            <text:p>L1</text:p>
          </table:table-cell>
          <table:table-cell table:style-name="ce64" office:value-type="string">
            <text:p>Phase-Issu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131_AddOrganization</text:p>
          </table:table-cell>
          <table:table-cell table:style-name="ce239" office:value-type="string">
            <text:p>L0</text:p>
          </table:table-cell>
          <table:table-cell table:style-name="ce239" office:value-type="string">
            <text:p>Add Organizations</text:p>
          </table:table-cell>
          <table:table-cell table:style-name="ce239"/>
          <table:table-cell table:style-name="ce239" office:value-type="string">
            <text:p>1. Login to the Channels</text:p>
            <text:p>2. Click on 'Organization in scope' under 'Scoping' pop up menu</text:p>
            <text:p>3. Enter the name in the text field</text:p>
            <text:p>4. Double click on the organization</text:p>
          </table:table-cell>
          <table:table-cell table:style-name="ce239" office:value-type="string">
            <text:p>"Organization 1"</text:p>
          </table:table-cell>
          <table:table-cell table:style-name="ce239" office:value-type="string">
            <text:p>1. <text:s/>Verify that Organizations can be created</text:p>
            <text:p>2. Verify that page with title 'About Actual Organization:&lt;name&gt;' opens</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81</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32_CreateOrganizationWithSpecialCharacters</text:p>
          </table:table-cell>
          <table:table-cell table:style-name="ce155" office:value-type="string">
            <text:p>L2</text:p>
          </table:table-cell>
          <table:table-cell table:style-name="ce155" office:value-type="string">
            <text:p>Create Organizations with junk characters</text:p>
          </table:table-cell>
          <table:table-cell table:style-name="ce155"/>
          <table:table-cell table:style-name="ce155" office:value-type="string">
            <text:p>1. Login to the Channels</text:p>
            <text:p>2. Click on 'Organization in scope' under 'Scoping' pop up menu</text:p>
            <text:p>4. Enter the name in the text field</text:p>
          </table:table-cell>
          <table:table-cell table:style-name="ce155" office:value-type="string">
            <text:p>")(*&amp;^%$#@!"</text:p>
          </table:table-cell>
          <table:table-cell table:style-name="ce155" office:value-type="string">
            <text:p>1. Verify that Organizations cannot get created</text:p>
          </table:table-cell>
          <table:table-cell table:style-name="ce155" office:value-type="string">
            <text:p>Organization get created</text:p>
          </table:table-cell>
          <table:table-cell table:style-name="ce155" office:value-type="string">
            <text:p>FAIL</text:p>
          </table:table-cell>
          <table:table-cell table:style-name="ce155" office:value-type="string">
            <text:p>YES</text:p>
          </table:table-cell>
          <table:table-cell table:style-name="ce155" office:value-type="string">
            <text:p>#171</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33_ViewOrganization</text:p>
          </table:table-cell>
          <table:table-cell table:style-name="ce64" office:value-type="string">
            <text:p>L1</text:p>
          </table:table-cell>
          <table:table-cell table:style-name="ce64" office:value-type="string">
            <text:p>View Organizations</text:p>
          </table:table-cell>
          <table:table-cell table:style-name="ce64"/>
          <table:table-cell table:style-name="ce64" office:value-type="string">
            <text:p>1. Login to the Channels</text:p>
            <text:p>2. Click on 'Info sharing Plan' link</text:p>
            <text:p>3. <text:s/>Click on 'Organization in scope' under 'Scoping' pop up menu</text:p>
          </table:table-cell>
          <table:table-cell table:style-name="ce64" office:value-type="string">
            <text:p>"Organization 1"</text:p>
          </table:table-cell>
          <table:table-cell table:style-name="ce64" office:value-type="string">
            <text:p>1. <text:s/>Verify that Organization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0" office:value-type="string">
            <text:p>TE134_RemoveOrganization</text:p>
          </table:table-cell>
          <table:table-cell table:style-name="ce240" office:value-type="string">
            <text:p>L1</text:p>
          </table:table-cell>
          <table:table-cell table:style-name="ce240" office:value-type="string">
            <text:p>Remove Organizations</text:p>
          </table:table-cell>
          <table:table-cell table:style-name="ce240"/>
          <table:table-cell table:style-name="ce240" office:value-type="string">
            <text:p>1. Login to the Channels</text:p>
            <text:p>2. Click on Information sharing Model link</text:p>
            <text:p>3. <text:s/>Click on 'Organization in scope' under 'Scoping' pop up menu</text:p>
            <text:p>4. Click on Remove Expectations link</text:p>
          </table:table-cell>
          <table:table-cell table:style-name="ce240" office:value-type="string">
            <text:p>"Organization 1"</text:p>
          </table:table-cell>
          <table:table-cell table:style-name="ce240" office:value-type="string">
            <text:p>1. Verify that organizations can be remov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19">
          <table:table-cell table:style-name="ce64" office:value-type="string">
            <text:p>TE135_OrganizationName</text:p>
          </table:table-cell>
          <table:table-cell table:style-name="ce64" office:value-type="string">
            <text:p>L1</text:p>
          </table:table-cell>
          <table:table-cell table:style-name="ce64" office:value-type="string">
            <text:p>Organization Name</text:p>
          </table:table-cell>
          <table:table-cell table:style-name="ce64"/>
          <table:table-cell table:style-name="ce64"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64"/>
          <table:table-cell table:style-name="ce64" office:value-type="string">
            <text:p>1. Verify that the name of organization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6_OrganizationDescription</text:p>
          </table:table-cell>
          <table:table-cell table:style-name="ce64" office:value-type="string">
            <text:p>L1</text:p>
          </table:table-cell>
          <table:table-cell table:style-name="ce64" office:value-type="string">
            <text:p>Organization Descrip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7</text:p>
          </table:table-cell>
          <table:table-cell table:style-name="ce64" office:value-type="string">
            <text:p>L1</text:p>
          </table:table-cell>
          <table:table-cell table:style-name="ce64" office:value-type="string">
            <text:p>Organization Tags link</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8_OrganizationsTags</text:p>
          </table:table-cell>
          <table:table-cell table:style-name="ce64" office:value-type="string">
            <text:p>L1</text:p>
          </table:table-cell>
          <table:table-cell table:style-name="ce64" office:value-type="string">
            <text:p>Organization Tag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9_OrganizationCategories</text:p>
          </table:table-cell>
          <table:table-cell table:style-name="ce64" office:value-type="string">
            <text:p>L0</text:p>
          </table:table-cell>
          <table:table-cell table:style-name="ce64" office:value-type="string">
            <text:p>Organization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0_RemoveOrganizationCategories</text:p>
          </table:table-cell>
          <table:table-cell table:style-name="ce64" office:value-type="string">
            <text:p>L1</text:p>
          </table:table-cell>
          <table:table-cell table:style-name="ce64" office:value-type="string">
            <text:p>Organization <text:s/>Remove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1_OrganizationAttachmentOption</text:p>
          </table:table-cell>
          <table:table-cell table:style-name="ce64" office:value-type="string">
            <text:p>L1</text:p>
          </table:table-cell>
          <table:table-cell table:style-name="ce64" office:value-type="string">
            <text:p>Organization Attach</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2_OrganizationAttachmentAsPicture</text:p>
          </table:table-cell>
          <table:table-cell table:style-name="ce64" office:value-type="string">
            <text:p>L1</text:p>
          </table:table-cell>
          <table:table-cell table:style-name="ce64" office:value-type="string">
            <text:p>Organization Attach&lt;Pictures&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3_OrganizationAttachmentAsReference</text:p>
          </table:table-cell>
          <table:table-cell table:style-name="ce64" office:value-type="string">
            <text:p>L1</text:p>
          </table:table-cell>
          <table:table-cell table:style-name="ce64" office:value-type="string">
            <text:p>Organization <text:s/>Attach&lt;Reference&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4_OrganizationAttachmentAsPolicy</text:p>
          </table:table-cell>
          <table:table-cell table:style-name="ce64" office:value-type="string">
            <text:p>L1</text:p>
          </table:table-cell>
          <table:table-cell table:style-name="ce64" office:value-type="string">
            <text:p>Organization Attach&lt;Policy&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5</text:p>
          </table:table-cell>
          <table:table-cell table:style-name="ce64" office:value-type="string">
            <text:p>L1</text:p>
          </table:table-cell>
          <table:table-cell table:style-name="ce64" office:value-type="string">
            <text:p>Organization Attach-nam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6</text:p>
          </table:table-cell>
          <table:table-cell table:style-name="ce64" office:value-type="string">
            <text:p>L1</text:p>
          </table:table-cell>
          <table:table-cell table:style-name="ce64" office:value-type="string">
            <text:p>Organization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7</text:p>
          </table:table-cell>
          <table:table-cell table:style-name="ce64" office:value-type="string">
            <text:p>L1</text:p>
          </table:table-cell>
          <table:table-cell table:style-name="ce64" office:value-type="string">
            <text:p>Organization Choose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8_AttachFileToOrganization</text:p>
          </table:table-cell>
          <table:table-cell table:style-name="ce64" office:value-type="string">
            <text:p>L1</text:p>
          </table:table-cell>
          <table:table-cell table:style-name="ce64" office:value-type="string">
            <text:p>Organization Attach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9_AttachOrganizationURL</text:p>
          </table:table-cell>
          <table:table-cell table:style-name="ce64" office:value-type="string">
            <text:p>L1</text:p>
          </table:table-cell>
          <table:table-cell table:style-name="ce64" office:value-type="string">
            <text:p>Organization URL</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0</text:p>
          </table:table-cell>
          <table:table-cell table:style-name="ce64" office:value-type="string">
            <text:p>L1</text:p>
          </table:table-cell>
          <table:table-cell table:style-name="ce64" office:value-type="string">
            <text:p>Organization Copy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1_DeleteOrganizationAttachment</text:p>
          </table:table-cell>
          <table:table-cell table:style-name="ce64" office:value-type="string">
            <text:p>L1</text:p>
          </table:table-cell>
          <table:table-cell table:style-name="ce64" office:value-type="string">
            <text:p>Organization Delete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2</text:p>
          </table:table-cell>
          <table:table-cell table:style-name="ce64" office:value-type="string">
            <text:p>L1</text:p>
          </table:table-cell>
          <table:table-cell table:style-name="ce71" office:value-type="string">
            <text:p>Organization Mission</text:p>
          </table:table-cell>
          <table:table-cell table:style-name="ce71"/>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71"/>
          <table:table-cell table:style-name="ce71" office:value-type="string">
            <text:p>1. Verify that mission details can be enter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3</text:p>
          </table:table-cell>
          <table:table-cell table:style-name="ce64" office:value-type="string">
            <text:p>L1</text:p>
          </table:table-cell>
          <table:table-cell table:style-name="ce64" office:value-type="string">
            <text:p>Organization Par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64"/>
          <table:table-cell table:style-name="ce71" office:value-type="string">
            <text:p>1. Verify that parent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4</text:p>
          </table:table-cell>
          <table:table-cell table:style-name="ce64" office:value-type="string">
            <text:p>L1</text:p>
          </table:table-cell>
          <table:table-cell table:style-name="ce64" office:value-type="string">
            <text:p>Organization Loca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64"/>
          <table:table-cell table:style-name="ce71" office:value-type="string">
            <text:p>1. Verify that location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5</text:p>
          </table:table-cell>
          <table:table-cell table:style-name="ce64" office:value-type="string">
            <text:p>L1</text:p>
          </table:table-cell>
          <table:table-cell table:style-name="ce64" office:value-type="string">
            <text:p>Contact info</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64"/>
          <table:table-cell table:style-name="ce64" office:value-type="string">
            <text:p>1. Verify that the list of contact info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6</text:p>
          </table:table-cell>
          <table:table-cell table:style-name="ce64" office:value-type="string">
            <text:p>L1</text:p>
          </table:table-cell>
          <table:table-cell table:style-name="ce64" office:value-type="string">
            <text:p>Contact info-detail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64"/>
          <table:table-cell table:style-name="ce64" office:value-type="string">
            <text:p>1. Verify that contact can be added and details can be entered.</text:p>
            <text:p>1. Verify that the contact can be remov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7</text:p>
          </table:table-cell>
          <table:table-cell table:style-name="ce64" office:value-type="string">
            <text:p>L1</text:p>
          </table:table-cell>
          <table:table-cell table:style-name="ce64" office:value-type="string">
            <text:p>Constraints-No sharing commitment with other organizations without an agree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8</text:p>
          </table:table-cell>
          <table:table-cell table:style-name="ce64" office:value-type="string">
            <text:p>L1</text:p>
          </table:table-cell>
          <table:table-cell table:style-name="ce64" office:value-type="string">
            <text:p>Constraints-No roles without agent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9</text:p>
          </table:table-cell>
          <table:table-cell table:style-name="ce64" office:value-type="string">
            <text:p>L1</text:p>
          </table:table-cell>
          <table:table-cell table:style-name="ce64" office:value-type="string">
            <text:p>Jobs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64"/>
          <table:table-cell table:style-name="ce64" office:value-type="string">
            <text:p>1 .Verify that when clicked on jobs tab the jobs can be display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0_CreateJobAgent</text:p>
          </table:table-cell>
          <table:table-cell table:style-name="ce64" office:value-type="string">
            <text:p>L1</text:p>
          </table:table-cell>
          <table:table-cell table:style-name="ce64" office:value-type="string">
            <text:p>Jobs-Ag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64"/>
          <table:table-cell table:style-name="ce64" office:value-type="string">
            <text:p>1. Verify that agent detail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1_CreateJobsTitle</text:p>
          </table:table-cell>
          <table:table-cell table:style-name="ce64" office:value-type="string">
            <text:p>L1</text:p>
          </table:table-cell>
          <table:table-cell table:style-name="ce64" office:value-type="string">
            <text:p>Jobs-Tit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64"/>
          <table:table-cell table:style-name="ce64" office:value-type="string">
            <text:p>1. Verify that title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2_CreateJobsRole</text:p>
          </table:table-cell>
          <table:table-cell table:style-name="ce64" office:value-type="string">
            <text:p>L1</text:p>
          </table:table-cell>
          <table:table-cell table:style-name="ce64" office:value-type="string">
            <text:p>Jobs-Rol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64"/>
          <table:table-cell table:style-name="ce64" office:value-type="string">
            <text:p>1. Verify that role can be entered.</text:p>
            <text:p>2. Verify that when clicked on role the check box should appear.</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3_JobsCreated</text:p>
          </table:table-cell>
          <table:table-cell table:style-name="ce64" office:value-type="string">
            <text:p>L1</text:p>
          </table:table-cell>
          <table:table-cell table:style-name="ce64" office:value-type="string">
            <text:p>Jobs created</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64"/>
          <table:table-cell table:style-name="ce64" office:value-type="string">
            <text:p>1. Verify that job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4_CreateJurisdiction</text:p>
          </table:table-cell>
          <table:table-cell table:style-name="ce64" office:value-type="string">
            <text:p>L1</text:p>
          </table:table-cell>
          <table:table-cell table:style-name="ce64" office:value-type="string">
            <text:p>Jobs-Jurisdic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64"/>
          <table:table-cell table:style-name="ce64" office:value-type="string">
            <text:p>1. Verify that Jurisdic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5_CreateJobsSupervisor</text:p>
          </table:table-cell>
          <table:table-cell table:style-name="ce64" office:value-type="string">
            <text:p>L1</text:p>
          </table:table-cell>
          <table:table-cell table:style-name="ce64" office:value-type="string">
            <text:p>Jobs-Supervisor</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64"/>
          <table:table-cell table:style-name="ce64" office:value-type="string">
            <text:p>1. Verify that Supervisor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6</text:p>
          </table:table-cell>
          <table:table-cell table:style-name="ce64" office:value-type="string">
            <text:p>L1</text:p>
          </table:table-cell>
          <table:table-cell table:style-name="ce64" office:value-type="string">
            <text:p>Transfer job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64"/>
          <table:table-cell table:style-name="ce64" office:value-type="string">
            <text:p>1. Verify that when checked transfer jobs drop down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7</text:p>
          </table:table-cell>
          <table:table-cell table:style-name="ce64" office:value-type="string">
            <text:p>L1</text:p>
          </table:table-cell>
          <table:table-cell table:style-name="ce64" office:value-type="string">
            <text:p>Transfer jobs&lt;Select org&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64"/>
          <table:table-cell table:style-name="ce64" office:value-type="string">
            <text:p>1. Verify that organization can be selected.</text:p>
            <text:p>2. Verify that job can be transfer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8</text:p>
          </table:table-cell>
          <table:table-cell table:style-name="ce64" office:value-type="string">
            <text:p>L1</text:p>
          </table:table-cell>
          <table:table-cell table:style-name="ce64" office:value-type="string">
            <text:p>Transfer jobs- Take cop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9</text:p>
          </table:table-cell>
          <table:table-cell table:style-name="ce64" office:value-type="string">
            <text:p>L1</text:p>
          </table:table-cell>
          <table:table-cell table:style-name="ce64" office:value-type="string">
            <text:p>Chart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64"/>
          <table:table-cell table:style-name="ce64" office:value-type="string">
            <text:p>1. Verify that when clicked on chart tab char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70</text:p>
          </table:table-cell>
          <table:table-cell table:style-name="ce64" office:value-type="string">
            <text:p>L1</text:p>
          </table:table-cell>
          <table:table-cell table:style-name="ce64" office:value-type="string">
            <text:p>Agreement</text:p>
          </table:table-cell>
          <table:table-cell table:style-name="ce64"/>
          <table:table-cell table:style-name="ce64"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64"/>
          <table:table-cell table:style-name="ce64" office:value-type="string">
            <text:p>1. Verify that when clicked on agreement tab agreemen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71</text:p>
          </table:table-cell>
          <table:table-cell table:style-name="ce64" office:value-type="string">
            <text:p>L1</text:p>
          </table:table-cell>
          <table:table-cell table:style-name="ce64" office:value-type="string">
            <text:p>Organization-Network</text:p>
          </table:table-cell>
          <table:table-cell table:style-name="ce64"/>
          <table:table-cell table:style-name="ce64" office:value-type="string">
            <text:p>1.Login to the Channels.</text:p>
            <text:p>2.Click on 'Info sharing plan' link.</text:p>
            <text:p>3. Click on 'Organization in scope' under 'Scoping' pop up menu</text:p>
            <text:p>4.Click on network under show pop up menu.</text:p>
          </table:table-cell>
          <table:table-cell table:style-name="ce64"/>
          <table:table-cell table:style-name="ce64" office:value-type="string">
            <text:p>1. Verify that network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172</text:p>
          </table:table-cell>
          <table:table-cell table:style-name="ce155" office:value-type="string">
            <text:p>L0</text:p>
          </table:table-cell>
          <table:table-cell table:style-name="ce155" office:value-type="string">
            <text:p>Show Organization-Map Details</text:p>
          </table:table-cell>
          <table:table-cell table:style-name="ce155"/>
          <table:table-cell table:style-name="ce155" office:value-type="string">
            <text:p>1.Login to the Channels.</text:p>
            <text:p>2.Click on 'Info sharing plan' link.</text:p>
            <text:p>3. Click on 'Organization in scope' under 'Scoping' pop up menu</text:p>
            <text:p>4.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173</text:p>
          </table:table-cell>
          <table:table-cell table:style-name="ce64" office:value-type="string">
            <text:p>L1</text:p>
          </table:table-cell>
          <table:table-cell table:style-name="ce64" office:value-type="string">
            <text:p>Organization-Issues</text:p>
          </table:table-cell>
          <table:table-cell table:style-name="ce64"/>
          <table:table-cell table:style-name="ce64" office:value-type="string">
            <text:p>1.Login to the Channels.</text:p>
            <text:p>2.Click on 'Info sharing plan' link.</text:p>
            <text:p>3. Click on 'Organization in scope' under 'Scoping' pop up menu</text:p>
            <text:p>5.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32">
          <table:table-cell table:style-name="ce243" office:value-type="string">
            <text:p>TE174</text:p>
          </table:table-cell>
          <table:table-cell table:style-name="ce243"/>
          <table:table-cell table:style-name="ce243" office:value-type="string">
            <text:p>Network entity</text:p>
          </table:table-cell>
          <table:table-cell table:style-name="ce243" table:number-columns-repeated="3"/>
          <table:table-cell table:style-name="ce243" office:value-type="string">
            <text:p>· Verify that Network entity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32">
          <table:table-cell table:style-name="ce243" office:value-type="string">
            <text:p>TE175</text:p>
          </table:table-cell>
          <table:table-cell table:style-name="ce243"/>
          <table:table-cell table:style-name="ce243" office:value-type="string">
            <text:p>Issue View</text:p>
          </table:table-cell>
          <table:table-cell table:style-name="ce243" table:number-columns-repeated="3"/>
          <table:table-cell table:style-name="ce243" office:value-type="string">
            <text:p>· Verify that Issue view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9">
          <table:table-cell table:style-name="ce244" office:value-type="string">
            <text:p>TE176</text:p>
          </table:table-cell>
          <table:table-cell table:style-name="ce64" office:value-type="string">
            <text:p>L0</text:p>
          </table:table-cell>
          <table:table-cell table:style-name="ce249" office:value-type="string">
            <text:p>Mode of transmission: </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64"/>
          <table:table-cell table:style-name="ce71" office:value-type="string">
            <text:p>1. Verify that Medium's Mode of transmission: <text:s/>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7</text:p>
          </table:table-cell>
          <table:table-cell table:style-name="ce64" office:value-type="string">
            <text:p>L0</text:p>
          </table:table-cell>
          <table:table-cell table:style-name="ce64" office:value-type="string">
            <text:p>Reset Mode of Transmission</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64"/>
          <table:table-cell table:style-name="ce71" office:value-type="string">
            <text:p>1. Verify that Medium's Mode of transmission: <text:s/>gets reset</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8</text:p>
          </table:table-cell>
          <table:table-cell table:style-name="ce64" office:value-type="string">
            <text:p>L0</text:p>
          </table:table-cell>
          <table:table-cell table:style-name="ce71" office:value-type="string">
            <text:p>Selec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71"/>
          <table:table-cell table:style-name="ce71" office:value-type="string">
            <text:p>1. Verify that Medium's Delegates transmission 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79</text:p>
          </table:table-cell>
          <table:table-cell table:style-name="ce64" office:value-type="string">
            <text:p>L0</text:p>
          </table:table-cell>
          <table:table-cell table:style-name="ce71" office:value-type="string">
            <text:p>rese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71"/>
          <table:table-cell table:style-name="ce71" office:value-type="string">
            <text:p>1. Verify that Medium's Delegates transmission gets delete</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80</text:p>
          </table:table-cell>
          <table:table-cell table:style-name="ce64" office:value-type="string">
            <text:p>L0</text:p>
          </table:table-cell>
          <table:table-cell table:style-name="ce71" office:value-type="string">
            <text:p>Update Required Qualification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71"/>
          <table:table-cell table:style-name="ce71" office:value-type="string">
            <text:p>1. Verify that Medium's Required Qualification gets upda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81</text:p>
          </table:table-cell>
          <table:table-cell table:style-name="ce64" office:value-type="string">
            <text:p>L0</text:p>
          </table:table-cell>
          <table:table-cell table:style-name="ce71" office:value-type="string">
            <text:p>Delete Required Qualification of new medium</text:p>
          </table:table-cell>
          <table:table-cell table:style-name="ce71"/>
          <table:table-cell table:style-name="ce71"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71"/>
          <table:table-cell table:style-name="ce71" office:value-type="string">
            <text:p>1. Verify that Medium's Required Qualification gets dele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244" office:value-type="string">
            <text:p>TE182</text:p>
          </table:table-cell>
          <table:table-cell table:style-name="ce64" office:value-type="string">
            <text:p>L0</text:p>
          </table:table-cell>
          <table:table-cell table:style-name="ce71" office:value-type="string">
            <text:p>Enter Language of Agent</text:p>
          </table:table-cell>
          <table:table-cell table:style-name="ce71"/>
          <table:table-cell table:style-name="ce71"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71"/>
          <table:table-cell table:style-name="ce71" office:value-type="string">
            <text:p>1. Verify that Language can be add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244" office:value-type="string">
            <text:p>TE183</text:p>
          </table:table-cell>
          <table:table-cell table:style-name="ce64" office:value-type="string">
            <text:p>L0</text:p>
          </table:table-cell>
          <table:table-cell table:style-name="ce71" office:value-type="string">
            <text:p>Delete Language of Agent</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71"/>
          <table:table-cell table:style-name="ce71" office:value-type="string">
            <text:p>1. Verify that Language can be dele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5" office:value-type="string">
            <text:p>TE184</text:p>
          </table:table-cell>
          <table:table-cell table:style-name="ce245" office:value-type="string">
            <text:p>L2</text:p>
          </table:table-cell>
          <table:table-cell table:style-name="ce250" office:value-type="string">
            <text:p>Create Organization with more than 100 Characters.</text:p>
          </table:table-cell>
          <table:table-cell table:style-name="ce245"/>
          <table:table-cell table:style-name="ce250" office:value-type="string">
            <text:p>1. Login to Channels.</text:p>
            <text:p>2. Click on 'Info sharing plan' link.</text:p>
            <text:p><text:span text:style-name="T4">3. Click on 'Organization in scope' under 'Scoping' pop up menu</text:span></text:p>
            <text:p>4. Add New Organization with more than 100 characters.</text:p>
            <text:p>5. See Details of Added Organization.</text:p>
            <text:p>6. Click on 'Network' Option under 'Show' Pop up menu. </text:p>
            <text:p/>
          </table:table-cell>
          <table:table-cell table:style-name="ce245"/>
          <table:table-cell table:style-name="ce250" office:value-type="string">
            <text:p>1. Verify that UI of Organization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6</text:p>
          </table:table-cell>
          <table:table-cell table:style-name="ce245" table:number-columns-repeated="1005"/>
          <table:table-cell table:number-columns-repeated="8"/>
        </table:table-row>
        <table:table-row table:style-name="ro53">
          <table:table-cell table:style-name="ce245" office:value-type="string">
            <text:p>TE185</text:p>
          </table:table-cell>
          <table:table-cell table:style-name="ce245" office:value-type="string">
            <text:p>L2</text:p>
          </table:table-cell>
          <table:table-cell table:style-name="ce250" office:value-type="string">
            <text:p>Create Organization Category with more than 100 Characters.</text:p>
          </table:table-cell>
          <table:table-cell table:style-name="ce251"/>
          <table:table-cell table:style-name="ce250" office:value-type="string">
            <text:p>1. Login to Channels.</text:p>
            <text:p>2. Click on 'Info sharing plan' link.</text:p>
            <text:p><text:span text:style-name="T4">3. Click on 'Organization in scope' under 'Scoping' pop up 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45"/>
          <table:table-cell table:style-name="ce250" office:value-type="string">
            <text:p>1. Verify that UI of Organization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7</text:p>
          </table:table-cell>
          <table:table-cell table:style-name="ce245" table:number-columns-repeated="1005"/>
          <table:table-cell table:number-columns-repeated="8"/>
        </table:table-row>
        <table:table-row table:style-name="ro15">
          <table:table-cell table:style-name="ce245" office:value-type="string">
            <text:p>TE186</text:p>
          </table:table-cell>
          <table:table-cell table:style-name="ce245" office:value-type="string">
            <text:p>L2</text:p>
          </table:table-cell>
          <table:table-cell table:style-name="ce250" office:value-type="string">
            <text:p>Create Phas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45"/>
          <table:table-cell table:style-name="ce250" office:value-type="string">
            <text:p>1. Verify that UI of Phas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8</text:p>
          </table:table-cell>
          <table:table-cell table:style-name="ce245" table:number-columns-repeated="1005"/>
          <table:table-cell table:number-columns-repeated="8"/>
        </table:table-row>
        <table:table-row table:style-name="ro19">
          <table:table-cell table:style-name="ce245" office:value-type="string">
            <text:p>TE187</text:p>
          </table:table-cell>
          <table:table-cell table:style-name="ce245" office:value-type="string">
            <text:p>L2</text:p>
          </table:table-cell>
          <table:table-cell table:style-name="ce250" office:value-type="string">
            <text:p>Create Phase Category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45"/>
          <table:table-cell table:style-name="ce250" office:value-type="string">
            <text:p>1. Verify that UI of Phas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9</text:p>
          </table:table-cell>
          <table:table-cell table:style-name="ce245" table:number-columns-repeated="1005"/>
          <table:table-cell table:number-columns-repeated="8"/>
        </table:table-row>
        <table:table-row table:style-name="ro50">
          <table:table-cell table:style-name="ce245" office:value-type="string">
            <text:p>TE188</text:p>
          </table:table-cell>
          <table:table-cell table:style-name="ce245" office:value-type="string">
            <text:p>L2</text:p>
          </table:table-cell>
          <table:table-cell table:style-name="ce250" office:value-type="string">
            <text:p>Create Local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45"/>
          <table:table-cell table:style-name="ce250" office:value-type="string">
            <text:p>1. Verify that UI of Local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0</text:p>
          </table:table-cell>
          <table:table-cell table:style-name="ce245" table:number-columns-repeated="1005"/>
          <table:table-cell table:number-columns-repeated="8"/>
        </table:table-row>
        <table:table-row table:style-name="ro19">
          <table:table-cell table:style-name="ce246" office:value-type="string">
            <text:p>TE189</text:p>
          </table:table-cell>
          <table:table-cell table:style-name="ce245" office:value-type="string">
            <text:p>L2</text:p>
          </table:table-cell>
          <table:table-cell table:style-name="ce250" office:value-type="string">
            <text:p>Create Locale Category with more than 100 Characters.</text:p>
          </table:table-cell>
          <table:table-cell table:style-name="ce251"/>
          <table:table-cell table:style-name="ce250"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45"/>
          <table:table-cell table:style-name="ce250" office:value-type="string">
            <text:p>1. Verify that UI of Local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1</text:p>
          </table:table-cell>
          <table:table-cell table:style-name="ce245" table:number-columns-repeated="1005"/>
          <table:table-cell table:number-columns-repeated="8"/>
        </table:table-row>
        <table:table-row table:style-name="ro50">
          <table:table-cell table:style-name="ce246" office:value-type="string">
            <text:p>TE190</text:p>
          </table:table-cell>
          <table:table-cell table:style-name="ce245" office:value-type="string">
            <text:p>L2</text:p>
          </table:table-cell>
          <table:table-cell table:style-name="ce250" office:value-type="string">
            <text:p>Create Event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45"/>
          <table:table-cell table:style-name="ce250" office:value-type="string">
            <text:p>1. Verify that UI of Ev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2</text:p>
          </table:table-cell>
          <table:table-cell table:style-name="ce245" table:number-columns-repeated="1005"/>
          <table:table-cell table:number-columns-repeated="8"/>
        </table:table-row>
        <table:table-row table:style-name="ro19">
          <table:table-cell table:style-name="ce246" office:value-type="string">
            <text:p>TE191</text:p>
          </table:table-cell>
          <table:table-cell table:style-name="ce245" office:value-type="string">
            <text:p>L2</text:p>
          </table:table-cell>
          <table:table-cell table:style-name="ce250" office:value-type="string">
            <text:p>Create Event Category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45"/>
          <table:table-cell table:style-name="ce250" office:value-type="string">
            <text:p>1. Verify that UI of Ev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3</text:p>
          </table:table-cell>
          <table:table-cell table:style-name="ce245" table:number-columns-repeated="1005"/>
          <table:table-cell table:number-columns-repeated="8"/>
        </table:table-row>
        <table:table-row table:style-name="ro19">
          <table:table-cell table:style-name="ce246" office:value-type="string">
            <text:p>TE192</text:p>
          </table:table-cell>
          <table:table-cell table:style-name="ce245" office:value-type="string">
            <text:p>L2</text:p>
          </table:table-cell>
          <table:table-cell table:style-name="ce250" office:value-type="string">
            <text:p>Create Agent with more than 100 Characters.</text:p>
          </table:table-cell>
          <table:table-cell table:style-name="ce251"/>
          <table:table-cell table:style-name="ce250"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45"/>
          <table:table-cell table:style-name="ce250" office:value-type="string">
            <text:p>1. Verify that UI of Ag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4</text:p>
          </table:table-cell>
          <table:table-cell table:style-name="ce245" table:number-columns-repeated="1005"/>
          <table:table-cell table:number-columns-repeated="8"/>
        </table:table-row>
        <table:table-row table:style-name="ro19">
          <table:table-cell table:style-name="ce245" office:value-type="string">
            <text:p>TE193</text:p>
          </table:table-cell>
          <table:table-cell table:style-name="ce245" office:value-type="string">
            <text:p>L2</text:p>
          </table:table-cell>
          <table:table-cell table:style-name="ce250" office:value-type="string">
            <text:p>Create Agent Category with more than 100 Characters.</text:p>
          </table:table-cell>
          <table:table-cell table:style-name="ce251"/>
          <table:table-cell table:style-name="ce250"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45"/>
          <table:table-cell table:style-name="ce250" office:value-type="string">
            <text:p>1. Verify that UI of Ag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5</text:p>
          </table:table-cell>
          <table:table-cell table:style-name="ce245" table:number-columns-repeated="1005"/>
          <table:table-cell table:number-columns-repeated="8"/>
        </table:table-row>
        <table:table-row table:style-name="ro14">
          <table:table-cell table:style-name="ce245" office:value-type="string">
            <text:p>TE194</text:p>
          </table:table-cell>
          <table:table-cell table:style-name="ce245" office:value-type="string">
            <text:p>L2</text:p>
          </table:table-cell>
          <table:table-cell table:style-name="ce250" office:value-type="string">
            <text:p>Update Medium name with more than 100 Characters</text:p>
          </table:table-cell>
          <table:table-cell table:style-name="ce245"/>
          <table:table-cell table:style-name="ce250"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45"/>
          <table:table-cell table:style-name="ce250" office:value-type="string">
            <text:p>1. Verify that UI of Transmission Medium <text:s/>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10</text:p>
          </table:table-cell>
          <table:table-cell table:style-name="ce245" table:number-columns-repeated="1005"/>
          <table:table-cell table:number-columns-repeated="8"/>
        </table:table-row>
        <table:table-row table:style-name="ro19">
          <table:table-cell table:style-name="ce64" office:value-type="string">
            <text:p>TE195</text:p>
          </table:table-cell>
          <table:table-cell table:style-name="ce64" office:value-type="string">
            <text:p>L1</text:p>
          </table:table-cell>
          <table:table-cell table:style-name="ce64" office:value-type="string">
            <text:p>Media Not Deployed Option</text:p>
          </table:table-cell>
          <table:table-cell table:style-name="ce64"/>
          <table:table-cell table:style-name="ce6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64"/>
          <table:table-cell table:style-name="ce64" office:value-type="string">
            <text:p>1. Verify that the list of Media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14">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53">
          <table:table-cell table:style-name="ce178" office:value-type="string">
            <text:p>TE198</text:p>
          </table:table-cell>
          <table:table-cell office:value-type="string">
            <text:p>L0</text:p>
          </table:table-cell>
          <table:table-cell office:value-type="string">
            <text:p>Agent Clearances</text:p>
          </table:table-cell>
          <table:table-cell/>
          <table:table-cell table:style-name="ce252"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52" office:value-type="string">
            <text:p>1. Verify that Clearances gets added</text:p>
          </table:table-cell>
          <table:table-cell/>
          <table:table-cell office:value-type="string">
            <text:p>PASS</text:p>
          </table:table-cell>
          <table:table-cell office:value-type="string">
            <text:p>NO</text:p>
          </table:table-cell>
          <table:table-cell table:number-columns-repeated="1014"/>
        </table:table-row>
        <table:table-row table:style-name="ro5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1014"/>
        </table:table-row>
        <table:table-row table:style-name="ro50">
          <table:table-cell table:number-columns-repeated="2"/>
          <table:table-cell table:style-name="ce155"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64" office:value-type="string">
            <text:p>View Role</text:p>
          </table:table-cell>
          <table:table-cell/>
          <table:table-cell table:style-name="ce71" office:value-type="string">
            <text:p>1. Login to channels with valid credentials</text:p>
            <text:p>2. Click on 'Info sharing plan' link.</text:p>
            <text:p>3. Click on 'Organization in scope' under 'Scoping' pop up menu</text:p>
            <text:p>4. Create organization.</text:p>
            <text:p><text:span text:style-name="T16">5. Create Agent, Role, Title and click on check box.</text:span></text:p>
            <text:p><text:span text:style-name="T16">6. Click on Role link.</text:span></text:p>
            <text:p>6. Click on 'Index' under 'Searching' pop up menu.</text:p>
            <text:p>7. Select 'Roles' from drop down. <text:s text:c="80"/></text:p>
          </table:table-cell>
          <table:table-cell/>
          <table:table-cell table:style-name="ce64" office:value-type="string">
            <text:p>1. Verify that the role is created &amp; viewed.</text:p>
          </table:table-cell>
          <table:table-cell table:number-columns-repeated="1017"/>
        </table:table-row>
        <table:table-row table:style-name="ro19">
          <table:table-cell table:number-columns-repeated="2"/>
          <table:table-cell table:style-name="ce71"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name.</text:span></text:p>
            <text:p><text:span text:style-name="T4">7. Press 'Enter'. <text:s text:c="4"/></text:span></text:p>
          </table:table-cell>
          <table:table-cell/>
          <table:table-cell table:style-name="ce64" office:value-type="string">
            <text:p>1. Verify that the role is created &amp; name is updated..</text:p>
          </table:table-cell>
          <table:table-cell table:number-columns-repeated="1017"/>
        </table:table-row>
        <table:table-row table:style-name="ro19">
          <table:table-cell table:number-columns-repeated="2"/>
          <table:table-cell table:style-name="ce71"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description..</text:span></text:p>
            <text:p><text:span text:style-name="T4">7. Press 'Enter'. <text:s text:c="4"/></text:span></text:p>
          </table:table-cell>
          <table:table-cell/>
          <table:table-cell table:style-name="ce64" office:value-type="string">
            <text:p>1. Verify that the role is created &amp; description is updated.</text:p>
          </table:table-cell>
          <table:table-cell table:number-columns-repeated="1017"/>
        </table:table-row>
        <table:table-row table:style-name="ro19">
          <table:table-cell table:number-columns-repeated="2"/>
          <table:table-cell table:style-name="ce71"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7.Update role tags..</text:span></text:p>
            <text:p><text:span text:style-name="T4">8. Press 'Enter'. <text:s text:c="4"/></text:span></text:p>
          </table:table-cell>
          <table:table-cell/>
          <table:table-cell table:style-name="ce64" office:value-type="string">
            <text:p>1. Verify that the role is created &amp; tags <text:s/>is updated.</text:p>
          </table:table-cell>
          <table:table-cell table:number-columns-repeated="1017"/>
        </table:table-row>
        <table:table-row table:style-name="ro50">
          <table:table-cell table:number-columns-repeated="2"/>
          <table:table-cell table:style-name="ce71"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text:span><text:span text:style-name="T4">.</text:span></text:p>
            <text:p><text:span text:style-name="T4">7. Press 'Enter'. <text:s text:c="4"/></text:span></text:p>
          </table:table-cell>
          <table:table-cell/>
          <table:table-cell table:style-name="ce64" office:value-type="string">
            <text:p>1. Verify that the role is created &amp; Category <text:s/>is added.</text:p>
          </table:table-cell>
          <table:table-cell table:number-columns-repeated="1017"/>
        </table:table-row>
        <table:table-row table:style-name="ro50">
          <table:table-cell table:number-columns-repeated="2"/>
          <table:table-cell table:style-name="ce155"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 as invalid text</text:span><text:span text:style-name="T4">.</text:span></text:p>
            <text:p><text:span text:style-name="T4">7. Press 'Enter'. <text:s text:c="4"/></text:span></text:p>
          </table:table-cell>
          <table:table-cell/>
          <table:table-cell table:style-name="ce64" office:value-type="string">
            <text:p>1. Verify that it <text:s/>gives <text:s/>error message.</text:p>
          </table:table-cell>
          <table:table-cell table:number-columns-repeated="1017"/>
        </table:table-row>
        <table:table-row table:style-name="ro50">
          <table:table-cell table:number-columns-repeated="2"/>
          <table:table-cell table:style-name="ce64"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Update Categorization</text:span><text:span text:style-name="T4">.</text:span></text:p>
            <text:p><text:span text:style-name="T4">7. Press 'Enter'. <text:s text:c="4"/></text:span></text:p>
          </table:table-cell>
          <table:table-cell/>
          <table:table-cell table:style-name="ce64" office:value-type="string">
            <text:p>1. Verify that the role is created &amp; Category <text:s/>is updated.</text:p>
          </table:table-cell>
          <table:table-cell table:number-columns-repeated="1017"/>
        </table:table-row>
        <table:table-row table:style-name="ro19">
          <table:table-cell table:number-columns-repeated="2"/>
          <table:table-cell table:style-name="ce71"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text:span><text:span text:style-name="T16">Add Categorization</text:span><text:span text:style-name="T4">.</text:span></text:p>
            <text:p><text:span text:style-name="T4">8. Press 'Enter'. </text:span></text:p>
            <text:p><text:span text:style-name="T16">9. Click on 'DELETE' button.</text:span></text:p>
          </table:table-cell>
          <table:table-cell/>
          <table:table-cell table:style-name="ce64" office:value-type="string">
            <text:p>1. Verify that category is deleted.</text:p>
          </table:table-cell>
          <table:table-cell table:number-columns-repeated="1017"/>
        </table:table-row>
        <table:table-row table:style-name="ro19">
          <table:table-cell table:number-columns-repeated="2"/>
          <table:table-cell table:style-name="ce71"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Add 'Categorization'. </text:span></text:p>
            <text:p><text:span text:style-name="T16">8. Press 'Enter'.</text:span></text:p>
            <text:p><text:span text:style-name="T16">9. Click on 'View all types' button.</text:span></text:p>
          </table:table-cell>
          <table:table-cell/>
          <table:table-cell table:style-name="ce64" office:value-type="string">
            <text:p>1. Verify that window with title 'Taxonomies' <text:s/>is opened.</text:p>
          </table:table-cell>
          <table:table-cell table:number-columns-repeated="1017"/>
        </table:table-row>
        <table:table-row table:style-name="ro19">
          <table:table-cell table:number-columns-repeated="2"/>
          <table:table-cell table:style-name="ce71"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able:table-cell>
          <table:table-cell/>
          <table:table-cell table:style-name="ce64" office:value-type="string">
            <text:p>1. Verify that file is attached.</text:p>
          </table:table-cell>
          <table:table-cell table:number-columns-repeated="1017"/>
        </table:table-row>
        <table:table-row table:style-name="ro19">
          <table:table-cell table:number-columns-repeated="2"/>
          <table:table-cell table:style-name="ce71"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ext:p><text:span text:style-name="T4">9. Click on 'Delete' button.</text:span></text:p>
          </table:table-cell>
          <table:table-cell/>
          <table:table-cell table:style-name="ce64" office:value-type="string">
            <text:p>1. Verify that file is detached.</text:p>
          </table:table-cell>
          <table:table-cell table:number-columns-repeated="1017"/>
        </table:table-row>
        <table:table-row table:style-name="ro133">
          <table:table-cell table:number-columns-repeated="2"/>
          <table:table-cell table:style-name="ce71" office:value-type="string">
            <text:p>Open Agent's Attachment</text:p>
          </table:table-cell>
          <table:table-cell table:number-columns-repeated="1021"/>
        </table:table-row>
        <table:table-row table:style-name="ro19">
          <table:table-cell table:number-columns-repeated="2"/>
          <table:table-cell table:style-name="ce71"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able:table-cell>
          <table:table-cell/>
          <table:table-cell table:style-name="ce64" office:value-type="string">
            <text:p>1. Verify that picture file is attached</text:p>
          </table:table-cell>
          <table:table-cell table:number-columns-repeated="1017"/>
        </table:table-row>
        <table:table-row table:style-name="ro14">
          <table:table-cell table:number-columns-repeated="2"/>
          <table:table-cell table:style-name="ce248"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9. Delete attachment.</text:span></text:p>
            <text:p><text:span text:style-name="T16">10.Check drop down llist.</text:span></text:p>
          </table:table-cell>
          <table:table-cell/>
          <table:table-cell table:style-name="ce64" office:value-type="string">
            <text:p>1. Verify that picture option is present in dropdown list.</text:p>
          </table:table-cell>
          <table:table-cell table:number-columns-repeated="1017"/>
        </table:table-row>
        <table:table-row table:style-name="ro132">
          <table:table-cell table:number-columns-repeated="2"/>
          <table:table-cell table:style-name="ce248" office:value-type="string">
            <text:p>Role's new picture and image on presence tab differs</text:p>
          </table:table-cell>
          <table:table-cell table:number-columns-repeated="1021"/>
        </table:table-row>
        <table:table-row table:style-name="ro19">
          <table:table-cell table:number-columns-repeated="2"/>
          <table:table-cell table:style-name="ce248"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7. Delete attachment.</text:span></text:p>
          </table:table-cell>
          <table:table-cell/>
          <table:table-cell table:style-name="ce64" office:value-type="string">
            <text:p>1. Verify that picture file <text:s/>is detached and does not shows preview of the file.</text:p>
          </table:table-cell>
          <table:table-cell table:number-columns-repeated="1017"/>
        </table:table-row>
        <table:table-row table:style-name="ro19">
          <table:table-cell table:number-columns-repeated="2"/>
          <table:table-cell table:style-name="ce71"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4">7. Enter text in name field.</text:span></text:p>
            <text:p><text:span text:style-name="T16">8. Click on 'Attach' button.</text:span></text:p>
          </table:table-cell>
          <table:table-cell/>
          <table:table-cell table:style-name="ce64" office:value-type="string">
            <text:p>1. Verify that file is attached with named value.</text:p>
          </table:table-cell>
          <table:table-cell table:number-columns-repeated="1017"/>
        </table:table-row>
        <table:table-row table:style-name="ro19">
          <table:table-cell table:number-columns-repeated="2"/>
          <table:table-cell table:style-name="ce71"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valid URL in text field.</text:span></text:p>
            <text:p><text:span text:style-name="T4">9. </text:span><text:span text:style-name="T16">Click on 'Attach' button.</text:span></text:p>
          </table:table-cell>
          <table:table-cell/>
          <table:table-cell table:style-name="ce64" office:value-type="string">
            <text:p>1. Verify that URL is attached</text:p>
          </table:table-cell>
          <table:table-cell table:number-columns-repeated="1017"/>
        </table:table-row>
        <table:table-row table:style-name="ro19">
          <table:table-cell table:number-columns-repeated="2"/>
          <table:table-cell table:style-name="ce248"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Invalid URL in text field.</text:span></text:p>
            <text:p><text:span text:style-name="T4">9. </text:span><text:span text:style-name="T16">Click on 'Attach' button.</text:span></text:p>
          </table:table-cell>
          <table:table-cell/>
          <table:table-cell office:value-type="string">
            <text:p>1.Verify it gives error message.</text:p>
          </table:table-cell>
          <table:table-cell table:number-columns-repeated="1017"/>
        </table:table-row>
        <table:table-row table:style-name="ro19">
          <table:table-cell table:number-columns-repeated="2"/>
          <table:table-cell table:style-name="ce71"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8. </text:span><text:span text:style-name="T16">Click on 'Attach' button.</text:span></text:p>
            <text:p><text:span text:style-name="T4">9. </text:span><text:span text:style-name="T16">Click on attached 'URL'.</text:span></text:p>
          </table:table-cell>
          <table:table-cell/>
          <table:table-cell table:style-name="ce64" office:value-type="string">
            <text:p>1. Verify that attached URL gets opened.</text:p>
          </table:table-cell>
          <table:table-cell table:number-columns-repeated="1017"/>
        </table:table-row>
        <table:table-row table:style-name="ro19">
          <table:table-cell table:number-columns-repeated="2"/>
          <table:table-cell table:style-name="ce71"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7. Enter text in name field.</text:span></text:p>
            <text:p><text:span text:style-name="T16">8. Click on 'Attach' button.</text:span></text:p>
          </table:table-cell>
          <table:table-cell/>
          <table:table-cell table:style-name="ce64" office:value-type="string">
            <text:p>1. Verify that URL is attached with named value.</text:p>
          </table:table-cell>
          <table:table-cell table:number-columns-repeated="1017"/>
        </table:table-row>
        <table:table-row table:style-name="ro50">
          <table:table-cell table:number-columns-repeated="2"/>
          <table:table-cell table:style-name="ce71"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More' button.</text:span></text:p>
          </table:table-cell>
          <table:table-cell/>
          <table:table-cell table:style-name="ce64" office:value-type="string">
            <text:p>1. Verify that Role's information is displayed.</text:p>
          </table:table-cell>
          <table:table-cell table:number-columns-repeated="1017"/>
        </table:table-row>
        <table:table-row table:style-name="ro50">
          <table:table-cell table:number-columns-repeated="2"/>
          <table:table-cell table:style-name="ce71"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Network' under 'Show' pop up menu.</text:span></text:p>
          </table:table-cell>
          <table:table-cell/>
          <table:table-cell table:style-name="ce64" office:value-type="string">
            <text:p>1. Verify that window with title 'Network' gets opened.</text:p>
          </table:table-cell>
          <table:table-cell table:number-columns-repeated="1017"/>
        </table:table-row>
        <table:table-row table:style-name="ro50">
          <table:table-cell table:number-columns-repeated="2"/>
          <table:table-cell table:style-name="ce71"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Issues' under 'Show' pop up menu.</text:span></text:p>
          </table:table-cell>
          <table:table-cell/>
          <table:table-cell table:style-name="ce64" office:value-type="string">
            <text:p>1. Verify that window with title 'Issues' gets opened.</text:p>
          </table:table-cell>
          <table:table-cell table:number-columns-repeated="1017"/>
        </table:table-row>
        <table:table-row table:style-name="ro50">
          <table:table-cell table:number-columns-repeated="2"/>
          <table:table-cell table:style-name="ce71"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Details' under 'Show' pop up menu.</text:span></text:p>
          </table:table-cell>
          <table:table-cell/>
          <table:table-cell table:style-name="ce64"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Learning" table:style-name="ta3" table:print="false">
        <office:forms form:automatic-focus="false" form:apply-design-mode="false"/>
        <table:table-column table:style-name="co18" table:number-columns-repeated="4" table:default-cell-style-name="ce101"/>
        <table:table-column table:style-name="co111" table:default-cell-style-name="ce101"/>
        <table:table-column table:style-name="co18" table:default-cell-style-name="ce101"/>
        <table:table-column table:style-name="co220" table:default-cell-style-name="ce101"/>
        <table:table-column table:style-name="co18" table:number-columns-repeated="5" table:default-cell-style-name="ce101"/>
        <table:table-column table:style-name="co224" table:default-cell-style-name="ce101"/>
        <table:table-column table:style-name="co18" table:number-columns-repeated="1011" table:default-cell-style-name="ce101"/>
        <table:table-row table:style-name="ro148">
          <table:table-cell table:style-name="ce386" office:value-type="string">
            <text:p>TEST CASE ID</text:p>
          </table:table-cell>
          <table:table-cell table:style-name="ce386" office:value-type="string">
            <text:p>PRIORITY</text:p>
          </table:table-cell>
          <table:table-cell table:style-name="ce386" office:value-type="string">
            <text:p>TITLE</text:p>
          </table:table-cell>
          <table:table-cell table:style-name="ce386" office:value-type="string">
            <text:p>SET UP</text:p>
          </table:table-cell>
          <table:table-cell table:style-name="ce386" office:value-type="string">
            <text:p>STEPS</text:p>
          </table:table-cell>
          <table:table-cell table:style-name="ce386" office:value-type="string">
            <text:p>TEST DATA</text:p>
          </table:table-cell>
          <table:table-cell table:style-name="ce386" office:value-type="string">
            <text:p>EXPECTED RESULTS</text:p>
          </table:table-cell>
          <table:table-cell table:style-name="ce386" office:value-type="string">
            <text:p>ACTUAL RESULT</text:p>
          </table:table-cell>
          <table:table-cell table:style-name="ce386" office:value-type="string">
            <text:p>RESULT</text:p>
          </table:table-cell>
          <table:table-cell table:style-name="ce386" office:value-type="string">
            <text:p>AUTOMATED</text:p>
          </table:table-cell>
          <table:table-cell table:style-name="ce386" office:value-type="string">
            <text:p>TICKET ID</text:p>
          </table:table-cell>
          <table:table-cell table:style-name="ce386" office:value-type="string">
            <text:p>COMMENT</text:p>
          </table:table-cell>
          <table:table-cell table:style-name="ce386" office:value-type="string">
            <text:p>DATE : <text:s/>MARCH 15,2013</text:p>
            <text:p>REVISION: 4775</text:p>
            <text:p>BROWSER: Google Chrome</text:p>
          </table:table-cell>
          <table:table-cell table:style-name="ce387" table:number-columns-repeated="1003"/>
          <table:table-cell table:style-name="ce388" table:number-columns-repeated="2"/>
          <table:table-cell table:style-name="ce389" table:number-columns-repeated="4"/>
          <table:table-cell table:style-name="ce390" table:number-columns-repeated="2"/>
        </table:table-row>
        <table:table-row table:style-name="ro65">
          <table:table-cell office:value-type="string">
            <text:p>LRN0001_LearningMenuPresent</text:p>
          </table:table-cell>
          <table:table-cell office:value-type="string">
            <text:p>L1</text:p>
          </table:table-cell>
          <table:table-cell office:value-type="string">
            <text:p>Verify Learning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able:table-cell>
          <table:table-cell/>
          <table:table-cell office:value-type="string">
            <text:p>1. Verify that the Learning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LRN0002_LearningMenuOptions</text:p>
          </table:table-cell>
          <table:table-cell office:value-type="string">
            <text:p>L1</text:p>
          </table:table-cell>
          <table:table-cell office:value-type="string">
            <text:p>Learning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able:table-cell>
          <table:table-cell/>
          <table:table-cell office:value-type="string">
            <text:p>1. Verify that the Learning popup menu contains the following options-</text:p>
            <text:p>-All feedback</text:p>
            <text:p>-All survey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3_AllFeedbackOption</text:p>
          </table:table-cell>
          <table:table-cell office:value-type="string">
            <text:p>L1</text:p>
          </table:table-cell>
          <table:table-cell office:value-type="string">
            <text:p>Select All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4_TitleOnFeedbackWindow</text:p>
          </table:table-cell>
          <table:table-cell office:value-type="string">
            <text:p>L1</text:p>
          </table:table-cell>
          <table:table-cell office:value-type="string">
            <text:p>Title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itle on the Feedback window is-</text:p>
            <text:p>Feedback from all use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5_HeaderOnFeedbackWindow</text:p>
          </table:table-cell>
          <table:table-cell office:value-type="string">
            <text:p>L1</text:p>
          </table:table-cell>
          <table:table-cell office:value-type="string">
            <text:p>Header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has the header containing following columns-</text:p>
            <text:p>-Urgent</text:p>
            <text:p>-Type</text:p>
            <text:p>-From</text:p>
            <text:p>-Topic</text:p>
            <text:p>-About</text:p>
            <text:p>-Content</text:p>
            <text:p>-Received</text:p>
            <text:p>-Last replied</text:p>
            <text:p>-Resol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6_ShowOnlyUrgentCheckboxPresent</text:p>
          </table:table-cell>
          <table:table-cell office:value-type="string">
            <text:p>L1</text:p>
          </table:table-cell>
          <table:table-cell office:value-type="string">
            <text:p>Show only urgent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Show only urgent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7_CheckShowOnlyUrgentCheckbox</text:p>
          </table:table-cell>
          <table:table-cell office:value-type="string">
            <text:p>L1</text:p>
          </table:table-cell>
          <table:table-cell office:value-type="string">
            <text:p>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Show only </text:span><text:span text:style-name="T3">urgent' check box</text:span></text:p>
          </table:table-cell>
          <table:table-cell/>
          <table:table-cell office:value-type="string">
            <text:p>1. Verify that the 'Show only urgent' checkbox is checked</text:p>
            <text:p>2. Verify that the feedback records that are 'urg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8_UncheckShowOnlyUrgentCheckbox</text:p>
          </table:table-cell>
          <table:table-cell office:value-type="string">
            <text:p>L1</text:p>
          </table:table-cell>
          <table:table-cell office:value-type="string">
            <text:p>Un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Show only </text:span><text:span text:style-name="T3">urgent' checkbox</text:span></text:p>
          </table:table-cell>
          <table:table-cell/>
          <table:table-cell office:value-type="string">
            <text:p>1. Verify that the 'Show only urgent' checkbox is unchecked </text:p>
            <text:p>2. Verify that all the feedback records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9_UnresolvedCheckboxPresent</text:p>
          </table:table-cell>
          <table:table-cell office:value-type="string">
            <text:p>L1</text:p>
          </table:table-cell>
          <table:table-cell office:value-type="string">
            <text:p>Verify Unresolved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Unresolv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0_CheckUnresolvedCheckboxPresent</text:p>
          </table:table-cell>
          <table:table-cell office:value-type="string">
            <text:p>L1</text:p>
          </table:table-cell>
          <table:table-cell office:value-type="string">
            <text:p>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unresolved </text:span><text:span text:style-name="T3">check box</text:span></text:p>
          </table:table-cell>
          <table:table-cell/>
          <table:table-cell office:value-type="string">
            <text:p>1. Verify that the Unresolved checkbox can be checked</text:p>
            <text:p>2. Verify that the Unresolved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1_UncheckUnresolvedCheckboxPresent</text:p>
          </table:table-cell>
          <table:table-cell office:value-type="string">
            <text:p>L1</text:p>
          </table:table-cell>
          <table:table-cell office:value-type="string">
            <text:p>Un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unresolved </text:span><text:span text:style-name="T3">check box</text:span></text:p>
          </table:table-cell>
          <table:table-cell/>
          <table:table-cell office:value-type="string">
            <text:p>1. Verify that the Unresolved checkbox can be unchecked</text:p>
            <text:p>2. Verify that the all the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12_FeedbackAboutDropDownPresent</text:p>
          </table:table-cell>
          <table:table-cell office:value-type="string">
            <text:p>L1</text:p>
          </table:table-cell>
          <table:table-cell office:value-type="string">
            <text:p>Verify Feedback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about' drop down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3_ClickFeedbackDropDown</text:p>
          </table:table-cell>
          <table:table-cell office:value-type="string">
            <text:p>L1</text:p>
          </table:table-cell>
          <table:table-cell office:value-type="string">
            <text:p>Click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text:s/>about drop down contains the following options-</text:p>
            <text:p>-Any</text:p>
            <text:p>-Channels</text:p>
            <text:p>-Feedback</text:p>
            <text:p>-Guidelines</text:p>
            <text:p>-Info needs</text:p>
            <text:p>-Issues</text:p>
            <text:p>-Participating</text:p>
            <text:p>-Planning</text:p>
            <text:p>-Surveys</text:p>
            <text:p>-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4_AnyOption</text:p>
          </table:table-cell>
          <table:table-cell office:value-type="string">
            <text:p>L1</text:p>
          </table:table-cell>
          <table:table-cell office:value-type="string">
            <text:p>Select any option from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any option </text:span><text:span text:style-name="T3">from the Feedback </text:span><text:span text:style-name="T3">about drop down</text:span></text:p>
          </table:table-cell>
          <table:table-cell/>
          <table:table-cell office:value-type="string">
            <text:p>1. Verify that all records of the feedback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5_ChannelsOption</text:p>
          </table:table-cell>
          <table:table-cell office:value-type="string">
            <text:p>L1</text:p>
          </table:table-cell>
          <table:table-cell office:value-type="string">
            <text:p>Select Channel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Channels </text:span><text:span text:style-name="T3">option from the </text:span><text:span text:style-name="T3">Feedback about drop </text:span><text:span text:style-name="T3">down</text:span></text:p>
          </table:table-cell>
          <table:table-cell/>
          <table:table-cell office:value-type="string">
            <text:p>1. Verify that the About column contains “Channel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6_FeedbackOption</text:p>
          </table:table-cell>
          <table:table-cell office:value-type="string">
            <text:p>L1</text:p>
          </table:table-cell>
          <table:table-cell office:value-type="string">
            <text:p>Select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feedback </text:span><text:span text:style-name="T3">option from the </text:span><text:span text:style-name="T3">Feedback about drop </text:span><text:span text:style-name="T3">down</text:span></text:p>
          </table:table-cell>
          <table:table-cell/>
          <table:table-cell office:value-type="string">
            <text:p>1. Verify that the About column contains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7_GuidelinesOption</text:p>
          </table:table-cell>
          <table:table-cell office:value-type="string">
            <text:p>L1</text:p>
          </table:table-cell>
          <table:table-cell office:value-type="string">
            <text:p>Select guidelin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guidelines </text:span><text:span text:style-name="T3">option from the </text:span><text:span text:style-name="T3">Feedback about drop </text:span><text:span text:style-name="T3">down</text:span></text:p>
          </table:table-cell>
          <table:table-cell/>
          <table:table-cell office:value-type="string">
            <text:p>1. Verify that the About column contains “guideli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8_InfoneedsOption</text:p>
          </table:table-cell>
          <table:table-cell office:value-type="string">
            <text:p>L1</text:p>
          </table:table-cell>
          <table:table-cell office:value-type="string">
            <text:p>Select Information need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nformation </text:span><text:span text:style-name="T3">needs option from the </text:span><text:span text:style-name="T3">Feedback about drop </text:span><text:span text:style-name="T3">down</text:span></text:p>
          </table:table-cell>
          <table:table-cell/>
          <table:table-cell office:value-type="string">
            <text:p>1. Verify that the About column contains “Information needs”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19_IssuesOption</text:p>
          </table:table-cell>
          <table:table-cell office:value-type="string">
            <text:p>L1</text:p>
          </table:table-cell>
          <table:table-cell office:value-type="string">
            <text:p>Select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ssues option </text:span><text:span text:style-name="T3">from the Feedback </text:span><text:span text:style-name="T3">about drop down</text:span></text:p>
          </table:table-cell>
          <table:table-cell/>
          <table:table-cell office:value-type="string">
            <text:p>1. Verify that the About column contains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0_ParticipatingOption</text:p>
          </table:table-cell>
          <table:table-cell table:style-name="Default"/>
          <table:table-cell office:value-type="string">
            <text:p>Select Participating option</text:p>
          </table:table-cell>
          <table:table-cell table:style-name="Default"/>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articipating </text:span><text:span text:style-name="T3">option from the </text:span><text:span text:style-name="T3">Feedback about drop </text:span><text:span text:style-name="T3">down</text:span></text:p>
          </table:table-cell>
          <table:table-cell table:style-name="Default"/>
          <table:table-cell office:value-type="string">
            <text:p>1. Verify that the About column contains “Participating”</text:p>
          </table:table-cell>
          <table:table-cell table:style-name="ce24" office:value-type="string">
            <text:p>PASS</text:p>
          </table:table-cell>
          <table:table-cell table:style-name="Default" office:value-type="string">
            <text:p>PASS</text:p>
          </table:table-cell>
          <table:table-cell table:style-name="Default" table:number-columns-repeated="3"/>
          <table:table-cell office:value-type="string">
            <text:p>YES</text:p>
          </table:table-cell>
          <table:table-cell table:style-name="Default" table:number-columns-repeated="1011"/>
        </table:table-row>
        <table:table-row table:style-name="ro56">
          <table:table-cell office:value-type="string">
            <text:p>LRN0021_PlanningOption</text:p>
          </table:table-cell>
          <table:table-cell/>
          <table:table-cell office:value-type="string">
            <text:p>Select Plann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lanning option </text:span><text:span text:style-name="T3">from the Feedback </text:span><text:span text:style-name="T3">about drop down</text:span></text:p>
          </table:table-cell>
          <table:table-cell/>
          <table:table-cell office:value-type="string">
            <text:p>1. Verify that the About column contains “Planning”</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2_SurveysOption</text:p>
          </table:table-cell>
          <table:table-cell office:value-type="string">
            <text:p>L1</text:p>
          </table:table-cell>
          <table:table-cell office:value-type="string">
            <text:p>Select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Surveys option </text:span><text:span text:style-name="T3">from the Feedback </text:span><text:span text:style-name="T3">about drop down</text:span></text:p>
          </table:table-cell>
          <table:table-cell/>
          <table:table-cell office:value-type="string">
            <text:p>1. Verify that the About column contains “survey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23_RequirementsOption</text:p>
          </table:table-cell>
          <table:table-cell office:value-type="string">
            <text:p>L1</text:p>
          </table:table-cell>
          <table:table-cell office:value-type="string">
            <text:p>Select Requirement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Requirements </text:span><text:span text:style-name="T3">option from the </text:span><text:span text:style-name="T3">Feedback about drop </text:span><text:span text:style-name="T3">down</text:span></text:p>
          </table:table-cell>
          <table:table-cell/>
          <table:table-cell office:value-type="string">
            <text:p>1. Verify that the About column contains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24_AreNotRepliedToCheckboxPresent</text:p>
          </table:table-cell>
          <table:table-cell office:value-type="string">
            <text:p>L1</text:p>
          </table:table-cell>
          <table:table-cell office:value-type="string">
            <text:p>Are not replied to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Are not replied to'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5_CheckAreNotRepliedToCheckbox</text:p>
          </table:table-cell>
          <table:table-cell office:value-type="string">
            <text:p>L1</text:p>
          </table:table-cell>
          <table:table-cell office:value-type="string">
            <text:p>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the 'Are not </text:span><text:span text:style-name="T3">replied to' check box</text:span></text:p>
          </table:table-cell>
          <table:table-cell/>
          <table:table-cell office:value-type="string">
            <text:p>1. Verify that the 'Are not replied to' checkbox is checked</text:p>
            <text:p>2. Verify that the feedback records that are not replied to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6_UncheckAreNotRepliedToCheckbox</text:p>
          </table:table-cell>
          <table:table-cell office:value-type="string">
            <text:p>L1</text:p>
          </table:table-cell>
          <table:table-cell office:value-type="string">
            <text:p>Un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the 'Are not </text:span><text:span text:style-name="T3">replied to' check box</text:span></text:p>
          </table:table-cell>
          <table:table-cell/>
          <table:table-cell office:value-type="string">
            <text:p>1. Verify that the 'Are not replied to' checkbox is unchecked</text:p>
            <text:p>2. Verify that all the feedback records that are not replied to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27_ContainTextfieldPresent</text:p>
          </table:table-cell>
          <table:table-cell office:value-type="string">
            <text:p>L1</text:p>
          </table:table-cell>
          <table:table-cell office:value-type="string">
            <text:p>Verify Contai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Contain text field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8_EnterDataInContainTextField</text:p>
          </table:table-cell>
          <table:table-cell office:value-type="string">
            <text:p>L1</text:p>
          </table:table-cell>
          <table:table-cell office:value-type="string">
            <text:p>Enter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data in the </text:span><text:span text:style-name="T3">Contain text field </text:span></text:p>
          </table:table-cell>
          <table:table-cell office:value-type="string">
            <text:p>“Feedback1”</text:p>
          </table:table-cell>
          <table:table-cell office:value-type="string">
            <text:p>1. Verify that the data can be entered in the Contain text field</text:p>
            <text:p>2. Verify that the entered data is displayed in the Contain text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9_ValidContain</text:p>
          </table:table-cell>
          <table:table-cell office:value-type="string">
            <text:p>L1</text:p>
          </table:table-cell>
          <table:table-cell office:value-type="string">
            <text:p>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valid data in </text:span><text:span text:style-name="T3">the Contain text field </text:span></text:p>
          </table:table-cell>
          <table:table-cell/>
          <table:table-cell office:value-type="string">
            <text:p>1. Verify that the feedback record containing the data in the 'contain' <text:s/>text field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30_InvalidContain</text:p>
          </table:table-cell>
          <table:table-cell office:value-type="string">
            <text:p>L2</text:p>
          </table:table-cell>
          <table:table-cell office:value-type="string">
            <text:p>In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invalid data </text:span><text:span text:style-name="T3">in the Contain text field </text:span></text:p>
          </table:table-cell>
          <table:table-cell/>
          <table:table-cell office:value-type="string">
            <text:p>1. Verify that the message is shown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1_UrgentColumn</text:p>
          </table:table-cell>
          <table:table-cell/>
          <table:table-cell office:value-type="string">
            <text:p>Urg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Urgent column contains 'yes' or 'no' according to the feedback recor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2_TypeColumn</text:p>
          </table:table-cell>
          <table:table-cell/>
          <table:table-cell office:value-type="string">
            <text:p>Type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ype column contains the type of feedback i.e. question/suggestion,etc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3_FromColumn</text:p>
          </table:table-cell>
          <table:table-cell/>
          <table:table-cell office:value-type="string">
            <text:p>From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rom column in the feedback column contains sender name</text:p>
          </table:table-cell>
          <table:table-cell table:number-columns-repeated="2" office:value-type="string">
            <text:p>FAIL</text:p>
          </table:table-cell>
          <table:table-cell table:number-columns-repeated="3"/>
          <table:table-cell office:value-type="string">
            <text:p>YES</text:p>
          </table:table-cell>
          <table:table-cell table:number-columns-repeated="1011"/>
        </table:table-row>
        <table:table-row table:style-name="ro53">
          <table:table-cell office:value-type="string">
            <text:p>LRN0034_TopicColumn</text:p>
          </table:table-cell>
          <table:table-cell/>
          <table:table-cell office:value-type="string">
            <text:p>Topic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opic column contains the Topic of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4_AboutColumn</text:p>
          </table:table-cell>
          <table:table-cell/>
          <table:table-cell office:value-type="string">
            <text:p>Abou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About column in the feedback window has data about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5_ContentColumn</text:p>
          </table:table-cell>
          <table:table-cell/>
          <table:table-cell office:value-type="string">
            <text:p>Cont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Content column contains content of the feedback</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5_ReceivedColumn</text:p>
          </table:table-cell>
          <table:table-cell/>
          <table:table-cell office:value-type="string">
            <text:p>Recei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Received column contains the Date &amp; time when the feedback was rece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6_LastRepliedColumn</text:p>
          </table:table-cell>
          <table:table-cell/>
          <table:table-cell office:value-type="string">
            <text:p>Last repli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Last replied column contains the date &amp; time when the reply was last sent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7_ResolvedColumn</text:p>
          </table:table-cell>
          <table:table-cell/>
          <table:table-cell office:value-type="string">
            <text:p>Resol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Resolved column contains 'yes' or 'no' depending on whether the feedback is resolved or no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38_HideAllFeedback</text:p>
          </table:table-cell>
          <table:table-cell/>
          <table:table-cell office:value-type="string">
            <text:p>Hide All feedback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Select the Hide all </text:span><text:span text:style-name="T3">feedback option from </text:span><text:span text:style-name="T3">the Learning popup </text:span><text:span text:style-name="T3">menu</text:span></text:p>
          </table:table-cell>
          <table:table-cell/>
          <table:table-cell office:value-type="string">
            <text:p>1. Verify that the Feedback window dis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9_AllSurveysOption</text:p>
          </table:table-cell>
          <table:table-cell/>
          <table:table-cell office:value-type="string">
            <text:p>Select All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able:table-cell>
          <table:table-cell/>
          <table:table-cell office:value-type="string">
            <text:p>1. Verify that the 'Surveys and Questionnair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40_TabsInSurveysAndQuestionnairesWindow</text:p>
          </table:table-cell>
          <table:table-cell/>
          <table:table-cell office:value-type="string">
            <text:p>Tabs in Surveys &amp; Questionnaires window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able:table-cell>
          <table:table-cell/>
          <table:table-cell office:value-type="string">
            <text:p>1. Verify that there are two tabs in the Surveys and Questionnaires window-</text:p>
            <text:p>-Surveys</text:p>
            <text:p>-Questionnair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1_SurveysTabHeader</text:p>
          </table:table-cell>
          <table:table-cell/>
          <table:table-cell office:value-type="string">
            <text:p>Header on Survey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header on the Surveys tab contains the following columns-</text:p>
            <text:p>-Questionnaire</text:p>
            <text:p>-About</text:p>
            <text:p>-Applied to</text:p>
            <text:p>-In segment</text:p>
            <text:p>-Status</text:p>
            <text:p>-Sent to</text:p>
            <text:p>-Respon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2_ShowSurveysAboutDropDownPresent</text:p>
          </table:table-cell>
          <table:table-cell/>
          <table:table-cell office:value-type="string">
            <text:p>Verify Show survey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Show surveys about drop down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43_ClickShowSurveysAboutDropDown</text:p>
          </table:table-cell>
          <table:table-cell/>
          <table:table-cell office:value-type="string">
            <text:p>Click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Show survey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4_AnythingOption</text:p>
          </table:table-cell>
          <table:table-cell office:value-type="string">
            <text:p>L1</text:p>
          </table:table-cell>
          <table:table-cell office:value-type="string">
            <text:p>Select any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thing' </text:span><text:span text:style-name="T3">option from 'Show </text:span><text:span text:style-name="T3">surveys about' drop </text:span><text:span text:style-name="T3">down</text:span></text:p>
          </table:table-cell>
          <table:table-cell/>
          <table:table-cell office:value-type="string">
            <text:p>1. Verify that all records of survey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5_ThisPlanOption</text:p>
          </table:table-cell>
          <table:table-cell office:value-type="string">
            <text:p>L1</text:p>
          </table:table-cell>
          <table:table-cell office:value-type="string">
            <text:p>Select 'this plan'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records of surveys related with the selected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6_AgentsOption</text:p>
          </table:table-cell>
          <table:table-cell office:value-type="string">
            <text:p>L1</text:p>
          </table:table-cell>
          <table:table-cell office:value-type="string">
            <text:p>Select 'Ag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gents' </text:span><text:span text:style-name="T3">option from 'Show </text:span><text:span text:style-name="T3">surveys about' drop </text:span><text:span text:style-name="T3">down</text:span></text:p>
          </table:table-cell>
          <table:table-cell/>
          <table:table-cell office:value-type="string">
            <text:p>1. Verify that the survey records about the agents are shown</text:p>
            <text:p>2. Verify that if no survey records about ag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7_EventsOption</text:p>
          </table:table-cell>
          <table:table-cell office:value-type="string">
            <text:p>L1</text:p>
          </table:table-cell>
          <table:table-cell office:value-type="string">
            <text:p>Select 'Ev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Events' </text:span><text:span text:style-name="T3">option from 'Show </text:span><text:span text:style-name="T3">surveys about' drop </text:span><text:span text:style-name="T3">down</text:span></text:p>
          </table:table-cell>
          <table:table-cell/>
          <table:table-cell office:value-type="string">
            <text:p>1. Verify that the survey records about the events are shown</text:p>
            <text:p>2. Verify that if no survey records about ev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8_InformationFlowsOption</text:p>
          </table:table-cell>
          <table:table-cell office:value-type="string">
            <text:p>L1</text:p>
          </table:table-cell>
          <table:table-cell office:value-type="string">
            <text:p>Select Information flow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Information flows' </text:span><text:span text:style-name="T3">option from 'Show </text:span><text:span text:style-name="T3">surveys about' drop </text:span><text:span text:style-name="T3">down</text:span></text:p>
          </table:table-cell>
          <table:table-cell/>
          <table:table-cell office:value-type="string">
            <text:p>1. Verify that the survey records about the Information flows are shown</text:p>
            <text:p>2. Verify that if no survey records about Information flow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9_OrganisationsFlowsOption</text:p>
          </table:table-cell>
          <table:table-cell office:value-type="string">
            <text:p>L1</text:p>
          </table:table-cell>
          <table:table-cell office:value-type="string">
            <text:p>Select 'Organisation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Organisations' option </text:span><text:span text:style-name="T3">from 'Show surveys </text:span><text:span text:style-name="T3">about' drop down</text:span></text:p>
          </table:table-cell>
          <table:table-cell/>
          <table:table-cell office:value-type="string">
            <text:p>1. Verify that the survey records about the Organisations are shown</text:p>
            <text:p>2. Verify that if no survey records about organisation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0_PhasesOfEventsOption</text:p>
          </table:table-cell>
          <table:table-cell/>
          <table:table-cell office:value-type="string">
            <text:p>Select 'Phases of events'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phases of </text:span><text:span text:style-name="T3">events' option from </text:span><text:span text:style-name="T3">'Show surveys about' </text:span><text:span text:style-name="T3">drop down</text:span></text:p>
          </table:table-cell>
          <table:table-cell/>
          <table:table-cell office:value-type="string">
            <text:p>1. Verify that the survey records about the phases of events are shown</text:p>
            <text:p>2. Verify that if no survey records about phases of ev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1_PlacesOption</text:p>
          </table:table-cell>
          <table:table-cell/>
          <table:table-cell office:value-type="string">
            <text:p>Select 'Plac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Places' </text:span><text:span text:style-name="T3">option from 'Show </text:span><text:span text:style-name="T3">surveys about' drop </text:span><text:span text:style-name="T3">down</text:span></text:p>
          </table:table-cell>
          <table:table-cell/>
          <table:table-cell office:value-type="string">
            <text:p>1. Verify that the survey records about the places are shown</text:p>
            <text:p>2. Verify that if no survey records about place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2_PlanSegmentsOption</text:p>
          </table:table-cell>
          <table:table-cell/>
          <table:table-cell office:value-type="string">
            <text:p>Select Plan seg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survey records about the Plan segments are shown</text:p>
            <text:p>2. Verify that if no survey records about Plan segm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3_RolesOption</text:p>
          </table:table-cell>
          <table:table-cell/>
          <table:table-cell office:value-type="string">
            <text:p>Select Rol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roles' </text:span><text:span text:style-name="T3">option from 'Show </text:span><text:span text:style-name="T3">surveys about' drop </text:span><text:span text:style-name="T3">down</text:span></text:p>
          </table:table-cell>
          <table:table-cell/>
          <table:table-cell office:value-type="string">
            <text:p>1. Verify that the survey records about the Roles are shown</text:p>
            <text:p>2. Verify that if no survey records about role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4_SharingRequirementsOption</text:p>
          </table:table-cell>
          <table:table-cell office:value-type="string">
            <text:p>L1</text:p>
          </table:table-cell>
          <table:table-cell office:value-type="string">
            <text:p>Select Sharing require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survey records about the Sharing requirements are shown</text:p>
            <text:p>2. Verify that if no survey records about Sharing requirement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5_TasksOption</text:p>
          </table:table-cell>
          <table:table-cell office:value-type="string">
            <text:p>L1</text:p>
          </table:table-cell>
          <table:table-cell office:value-type="string">
            <text:p>Select task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asks' </text:span><text:span text:style-name="T3">option from 'Show </text:span><text:span text:style-name="T3">surveys about' drop </text:span><text:span text:style-name="T3">down</text:span></text:p>
          </table:table-cell>
          <table:table-cell/>
          <table:table-cell office:value-type="string">
            <text:p>1. Verify that the survey records about the tasks shown</text:p>
            <text:p>2. Verify that if no survey records about tasks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6_TransmissionMediaOption</text:p>
          </table:table-cell>
          <table:table-cell office:value-type="string">
            <text:p>L1</text:p>
          </table:table-cell>
          <table:table-cell office:value-type="string">
            <text:p>Select transmission media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Select the </text:span><text:span text:style-name="T3">'transmission media' </text:span><text:span text:style-name="T3">option from 'Show </text:span><text:span text:style-name="T3">surveys about' drop </text:span><text:span text:style-name="T3">down</text:span></text:p>
          </table:table-cell>
          <table:table-cell/>
          <table:table-cell office:value-type="string">
            <text:p>1. Verify that the survey records about the transmission media are shown</text:p>
            <text:p>2. Verify that if no survey records about transmission media are present then message is displayed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57_OnlyIfOngoingCheckBoxPresent</text:p>
          </table:table-cell>
          <table:table-cell office:value-type="string">
            <text:p>L1</text:p>
          </table:table-cell>
          <table:table-cell office:value-type="string">
            <text:p>Verify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Only if ongoing'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58_CheckOnlyIfOngoingCheckBox</text:p>
          </table:table-cell>
          <table:table-cell office:value-type="string">
            <text:p>L1</text:p>
          </table:table-cell>
          <table:table-cell office:value-type="string">
            <text:p>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59_UncheckOnlyIfOngoingCheckBox</text:p>
          </table:table-cell>
          <table:table-cell office:value-type="string">
            <text:p>L1</text:p>
          </table:table-cell>
          <table:table-cell office:value-type="string">
            <text:p>Un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Un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0_AndWithResponsesCheckBoxPresent</text:p>
          </table:table-cell>
          <table:table-cell office:value-type="string">
            <text:p>L1</text:p>
          </table:table-cell>
          <table:table-cell office:value-type="string">
            <text:p>Verify And with respons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table-cell office:value-type="string">
            <text:p>1. Verify that the 'And with responses ' checkbox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61_CheckAndWithResponsesCheckBox</text:p>
          </table:table-cell>
          <table:table-cell office:value-type="string">
            <text:p>L1</text:p>
          </table:table-cell>
          <table:table-cell office:value-type="string">
            <text:p>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Check the 'And with </text:span><text:span text:style-name="T3">responses' <text:s/>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62_UnCheckAndWithResponsesCheckBox</text:p>
          </table:table-cell>
          <table:table-cell office:value-type="string">
            <text:p>L1</text:p>
          </table:table-cell>
          <table:table-cell office:value-type="string">
            <text:p>Un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ext:p><text:span text:style-name="T3">7. Uncheck the 'And </text:span><text:span text:style-name="T3">with responses' <text:s/></text:span><text:span text:style-name="T3">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3_QuestionnaireColumn</text:p>
          </table:table-cell>
          <table:table-cell office:value-type="string">
            <text:p>L1</text:p>
          </table:table-cell>
          <table:table-cell office:value-type="string">
            <text:p>Questionnair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4_AboutColumn</text:p>
          </table:table-cell>
          <table:table-cell office:value-type="string">
            <text:p>L1</text:p>
          </table:table-cell>
          <table:table-cell office:value-type="string">
            <text:p>Abou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5_AppliedToColumn</text:p>
          </table:table-cell>
          <table:table-cell office:value-type="string">
            <text:p>L1</text:p>
          </table:table-cell>
          <table:table-cell office:value-type="string">
            <text:p>Applied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6_InSegmentColumn</text:p>
          </table:table-cell>
          <table:table-cell office:value-type="string">
            <text:p>L1</text:p>
          </table:table-cell>
          <table:table-cell office:value-type="string">
            <text:p>In segmen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7_StatusColumn</text:p>
          </table:table-cell>
          <table:table-cell office:value-type="string">
            <text:p>L1</text:p>
          </table:table-cell>
          <table:table-cell office:value-type="string">
            <text:p>Statu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8_SentToColumn</text:p>
          </table:table-cell>
          <table:table-cell office:value-type="string">
            <text:p>L1</text:p>
          </table:table-cell>
          <table:table-cell office:value-type="string">
            <text:p>Sent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9_ResponsesColumn</text:p>
          </table:table-cell>
          <table:table-cell office:value-type="string">
            <text:p>L1</text:p>
          </table:table-cell>
          <table:table-cell office:value-type="string">
            <text:p>Response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28">
          <table:table-cell office:value-type="string">
            <text:p>LRN0070_QuestionnairesTab</text:p>
          </table:table-cell>
          <table:table-cell office:value-type="string">
            <text:p>L1</text:p>
          </table:table-cell>
          <table:table-cell office:value-type="string">
            <text:p>Questionnaires tab in 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1_ShowDropDownPresent</text:p>
          </table:table-cell>
          <table:table-cell office:value-type="string">
            <text:p>L1</text:p>
          </table:table-cell>
          <table:table-cell office:value-type="string">
            <text:p>Verify Show drop down present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show drop down is present in the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2_ClickShowDropDown</text:p>
          </table:table-cell>
          <table:table-cell office:value-type="string">
            <text:p>L1</text:p>
          </table:table-cell>
          <table:table-cell office:value-type="string">
            <text:p>Click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Show drop </text:span><text:span text:style-name="T3">down</text:span></text:p>
          </table:table-cell>
          <table:table-cell/>
          <table:table-cell office:value-type="string">
            <text:p>1. Verify that the Show drop down contains the following options-</text:p>
            <text:p>-All</text:p>
            <text:p>-active</text:p>
            <text:p>-inacti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3_All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All' option </text:span><text:span text:style-name="T3">from the Show drop </text:span><text:span text:style-name="T3">down</text:span></text:p>
          </table:table-cell>
          <table:table-cell/>
          <table:table-cell office:value-type="string">
            <text:p>1. Verify that all the questionnaires are shown-active as well as inactive</text:p>
          </table:table-cell>
          <table:table-cell table:number-columns-repeated="5"/>
          <table:table-cell office:value-type="string">
            <text:p>YES</text:p>
          </table:table-cell>
          <table:table-cell table:number-columns-repeated="1011"/>
        </table:table-row>
        <table:table-row table:style-name="ro61">
          <table:table-cell office:value-type="string">
            <text:p>LRN0074_Active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ctive </text:span><text:span text:style-name="T3">option from the Show </text:span><text:span text:style-name="T3">drop down</text:span></text:p>
          </table:table-cell>
          <table:table-cell/>
          <table:table-cell office:value-type="string">
            <text:p>1. Verify that the 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5_InactiveOption</text:p>
          </table:table-cell>
          <table:table-cell office:value-type="string">
            <text:p>L1</text:p>
          </table:table-cell>
          <table:table-cell table:number-columns-repeated="2"/>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Inactive </text:span><text:span text:style-name="T3">option from the Show </text:span><text:span text:style-name="T3">drop down</text:span></text:p>
          </table:table-cell>
          <table:table-cell/>
          <table:table-cell office:value-type="string">
            <text:p>1. Verify that the in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6_QuestionnairesAboutDropDownPresent</text:p>
          </table:table-cell>
          <table:table-cell office:value-type="string">
            <text:p>L1</text:p>
          </table:table-cell>
          <table:table-cell office:value-type="string">
            <text:p>Verify Questionnaire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s abou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7_ClickQuestionnairesAboutDropDown</text:p>
          </table:table-cell>
          <table:table-cell office:value-type="string">
            <text:p>L1</text:p>
          </table:table-cell>
          <table:table-cell office:value-type="string">
            <text:p>Click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text:span><text:span text:style-name="T3">Questionnaires about </text:span><text:span text:style-name="T3">drop down</text:span></text:p>
          </table:table-cell>
          <table:table-cell/>
          <table:table-cell office:value-type="string">
            <text:p>1. Verify that the Questionnaire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78_anythingOption</text:p>
          </table:table-cell>
          <table:table-cell office:value-type="string">
            <text:p>L1</text:p>
          </table:table-cell>
          <table:table-cell office:value-type="string">
            <text:p>Select 'Anyth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ny' </text:span><text:span text:style-name="T3">option from the </text:span><text:span text:style-name="T3">Questionnaires about </text:span><text:span text:style-name="T3">drop down</text:span></text:p>
          </table:table-cell>
          <table:table-cell/>
          <table:table-cell office:value-type="string">
            <text:p>1. Verify that all the questionnaire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9_thisPlanOption</text:p>
          </table:table-cell>
          <table:table-cell office:value-type="string">
            <text:p>L1</text:p>
          </table:table-cell>
          <table:table-cell office:value-type="string">
            <text:p>Select 'this plan'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his plan' </text:span><text:span text:style-name="T3">option from the </text:span><text:span text:style-name="T3">Questionnaires about </text:span><text:span text:style-name="T3">drop down</text:span></text:p>
          </table:table-cell>
          <table:table-cell/>
          <table:table-cell office:value-type="string">
            <text:p>1. Verify that the questionnaire records about the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0_agentsOption</text:p>
          </table:table-cell>
          <table:table-cell office:value-type="string">
            <text:p>L1</text:p>
          </table:table-cell>
          <table:table-cell office:value-type="string">
            <text:p>Select 'ag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agent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agents are shown</text:p>
            <text:p>2. Verify that the about column contains 'Agents'</text:p>
            <text:p>3. Verify that if no questionnaires are present about the ag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1_eventsOption</text:p>
          </table:table-cell>
          <table:table-cell office:value-type="string">
            <text:p>L1</text:p>
          </table:table-cell>
          <table:table-cell office:value-type="string">
            <text:p>Select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Event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events</text:p>
            <text:p>2. Verify that the about column contains 'Events'</text:p>
            <text:p>3. Verify that if no questionnaires are present about the ev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8_InformationFlowsOption</text:p>
          </table:table-cell>
          <table:table-cell office:value-type="string">
            <text:p>L1</text:p>
          </table:table-cell>
          <table:table-cell office:value-type="string">
            <text:p>Select 'Information flow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Information flow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Information flows are shown</text:p>
            <text:p>2. Verify that the about column contains 'Information flows'</text:p>
            <text:p>3. Verify that if no questionnaires are present about the Information flow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9_OrganisationsOption</text:p>
          </table:table-cell>
          <table:table-cell office:value-type="string">
            <text:p>L1</text:p>
          </table:table-cell>
          <table:table-cell office:value-type="string">
            <text:p>Select 'organisation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Organisations' option </text:span><text:span text:style-name="T3">from the </text:span><text:span text:style-name="T3">Questionnaires about </text:span><text:span text:style-name="T3">drop down</text:span></text:p>
          </table:table-cell>
          <table:table-cell/>
          <table:table-cell office:value-type="string">
            <text:p>1. Verify that all the questionnaire records about the Organisations are shown</text:p>
            <text:p>2. Verify that the about column contains 'Organisations'</text:p>
            <text:p>3. Verify that if no questionnaires are present about the Organisation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0_PhasesOfEventsOption</text:p>
          </table:table-cell>
          <table:table-cell office:value-type="string">
            <text:p>L1</text:p>
          </table:table-cell>
          <table:table-cell office:value-type="string">
            <text:p>Select 'phases of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hases of </text:span><text:span text:style-name="T3">events' option from the </text:span><text:span text:style-name="T3">Questionnaires about </text:span><text:span text:style-name="T3">drop down</text:span></text:p>
          </table:table-cell>
          <table:table-cell/>
          <table:table-cell office:value-type="string">
            <text:p>1. Verify that all the questionnaire records about the Phases of events are shown</text:p>
            <text:p>2. Verify that the about column contains 'Phases of events'</text:p>
            <text:p>3. Verify that if no questionnaires are present about the Phases of ev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1_PlacesOption</text:p>
          </table:table-cell>
          <table:table-cell office:value-type="string">
            <text:p>L1</text:p>
          </table:table-cell>
          <table:table-cell office:value-type="string">
            <text:p>Select 'plac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lace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places are shown</text:p>
            <text:p>2. Verify that the about column contains 'Places'</text:p>
            <text:p>3. Verify that if no questionnaires are present about the place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2_PlanSegmentsOption</text:p>
          </table:table-cell>
          <table:table-cell office:value-type="string">
            <text:p>L1</text:p>
          </table:table-cell>
          <table:table-cell office:value-type="string">
            <text:p>Select 'Seg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Plan </text:span><text:span text:style-name="T3">segments' option from </text:span><text:span text:style-name="T3">the Questionnaires </text:span><text:span text:style-name="T3">about drop down</text:span></text:p>
          </table:table-cell>
          <table:table-cell/>
          <table:table-cell office:value-type="string">
            <text:p>1. Verify that all the questionnaire records about the Segments are shown</text:p>
            <text:p>2. Verify that the about column contains 'Segments'</text:p>
            <text:p>3. Verify that if no questionnaires are present about the segm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3_RolesOption</text:p>
          </table:table-cell>
          <table:table-cell office:value-type="string">
            <text:p>L1</text:p>
          </table:table-cell>
          <table:table-cell office:value-type="string">
            <text:p>Select 'Rol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Role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Roles are shown</text:p>
            <text:p>2. Verify that the about column contains 'Roles'</text:p>
            <text:p>3. Verify that if no questionnaires are present about the role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4_SharingRequirementsOption</text:p>
          </table:table-cell>
          <table:table-cell office:value-type="string">
            <text:p>L1</text:p>
          </table:table-cell>
          <table:table-cell office:value-type="string">
            <text:p>Select 'Sharing require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Sharing </text:span><text:span text:style-name="T3">requirements' option </text:span><text:span text:style-name="T3">from the </text:span><text:span text:style-name="T3">Questionnaires about </text:span><text:span text:style-name="T3">drop down</text:span></text:p>
          </table:table-cell>
          <table:table-cell/>
          <table:table-cell office:value-type="string">
            <text:p>1. Verify that all the questionnaire records about the Sharing requirements <text:s/>are shown</text:p>
            <text:p>2. Verify that the about column contains 'Sharing requirements'</text:p>
            <text:p>3. Verify that if no questionnaires are present about the Sharing requirement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85_TasksOption</text:p>
          </table:table-cell>
          <table:table-cell office:value-type="string">
            <text:p>L1</text:p>
          </table:table-cell>
          <table:table-cell office:value-type="string">
            <text:p>Select 'task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asks'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tasks <text:s/>are shown</text:p>
            <text:p>2. Verify that the about column contains 'Tasks'</text:p>
            <text:p>3. Verify that if no questionnaires are present about the tasks,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86_TransmissionMediaOption</text:p>
          </table:table-cell>
          <table:table-cell office:value-type="string">
            <text:p>L1</text:p>
          </table:table-cell>
          <table:table-cell office:value-type="string">
            <text:p>Select 'Transmission media'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Select the </text:span><text:span text:style-name="T3">'Transmission media' </text:span><text:span text:style-name="T3">option from the </text:span><text:span text:style-name="T3">Questionnaires about </text:span><text:span text:style-name="T3">drop down</text:span></text:p>
          </table:table-cell>
          <table:table-cell/>
          <table:table-cell office:value-type="string">
            <text:p>1. Verify that all the questionnaire records about the transmission media <text:s/>are shown</text:p>
            <text:p>2. Verify that the about column contains 'Transmission media'</text:p>
            <text:p>3. Verify that if no questionnaires are present about the transmission media ,a message is displayed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87_forIssueRemediationCheckBoxPresent</text:p>
          </table:table-cell>
          <table:table-cell office:value-type="string">
            <text:p>L1</text:p>
          </table:table-cell>
          <table:table-cell office:value-type="string">
            <text:p>For issue remediatio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for issue remediation' check box is present in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88_CheckforIssueRemediationCheckBox</text:p>
          </table:table-cell>
          <table:table-cell office:value-type="string">
            <text:p>L1</text:p>
          </table:table-cell>
          <table:table-cell office:value-type="string">
            <text:p>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61">
          <table:table-cell office:value-type="string">
            <text:p>LRN0089_UnCheckforIssueRemediationCheckBox</text:p>
          </table:table-cell>
          <table:table-cell office:value-type="string">
            <text:p>L1</text:p>
          </table:table-cell>
          <table:table-cell office:value-type="string">
            <text:p>Un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90_OnlyIfUsedInSurveysCheckBoxPresent</text:p>
          </table:table-cell>
          <table:table-cell/>
          <table:table-cell office:value-type="string">
            <text:p>Only if used in survey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Only if used in surveys' checkbox is present in Questionnaires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1_CheckOnlyIfUsedInSurveysCheckBox</text:p>
          </table:table-cell>
          <table:table-cell office:value-type="string">
            <text:p>L1</text:p>
          </table:table-cell>
          <table:table-cell office:value-type="string">
            <text:p>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heck 'Only if used in </text:span><text:span text:style-name="T3">surveys' check box</text:span></text:p>
          </table:table-cell>
          <table:table-cell/>
          <table:table-cell office:value-type="string">
            <text:p>1. Verify that the records of the questionnaires that have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2_UnCheckOnlyIfUsedInSurveysCheckBox</text:p>
          </table:table-cell>
          <table:table-cell office:value-type="string">
            <text:p>L1</text:p>
          </table:table-cell>
          <table:table-cell office:value-type="string">
            <text:p>Un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Uncheck 'Only if used </text:span><text:span text:style-name="T3">in surveys' check box</text:span></text:p>
          </table:table-cell>
          <table:table-cell/>
          <table:table-cell office:value-type="string">
            <text:p>1. Verify that the records of the questionnaires that have not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3_QuestionnaireColumn</text:p>
          </table:table-cell>
          <table:table-cell office:value-type="string">
            <text:p>L1</text:p>
          </table:table-cell>
          <table:table-cell office:value-type="string">
            <text:p>Questionnaire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column in the Questionnaire tab contains name of the <text:s/>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4_AboutColumn</text:p>
          </table:table-cell>
          <table:table-cell office:value-type="string">
            <text:p>L1</text:p>
          </table:table-cell>
          <table:table-cell office:value-type="string">
            <text:p>About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Questionnaire column in the Questionnaire tab contain data which <text:s/>the <text:s/>questionnaire is abou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5_StatusColumn</text:p>
          </table:table-cell>
          <table:table-cell office:value-type="string">
            <text:p>L1</text:p>
          </table:table-cell>
          <table:table-cell office:value-type="string">
            <text:p>statu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status <text:s/>column in the Questionnaire tab contains status of the questionnaire-Active or Inactive</text:p>
          </table:table-cell>
          <table:table-cell table:number-columns-repeated="2" office:value-type="string">
            <text:p>PASS</text:p>
          </table:table-cell>
          <table:table-cell table:number-columns-repeated="1015"/>
        </table:table-row>
        <table:table-row table:style-name="ro28">
          <table:table-cell office:value-type="string">
            <text:p>LRN0096_CreatedOnColumn</text:p>
          </table:table-cell>
          <table:table-cell office:value-type="string">
            <text:p>L1</text:p>
          </table:table-cell>
          <table:table-cell office:value-type="string">
            <text:p>Creat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Created on <text:s/>column in the Questionnaire tab contains date on which the questionnaire was created</text:p>
          </table:table-cell>
          <table:table-cell table:number-columns-repeated="2" office:value-type="string">
            <text:p>PASS</text:p>
          </table:table-cell>
          <table:table-cell table:number-columns-repeated="1015"/>
        </table:table-row>
        <table:table-row table:style-name="ro28">
          <table:table-cell office:value-type="string">
            <text:p>LRN0097_ByColumn</text:p>
          </table:table-cell>
          <table:table-cell office:value-type="string">
            <text:p>L1</text:p>
          </table:table-cell>
          <table:table-cell office:value-type="string">
            <text:p>By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By column in the Questionnaire tab contains name of the person who created the questionnaire</text:p>
          </table:table-cell>
          <table:table-cell table:number-columns-repeated="2" office:value-type="string">
            <text:p>PASS</text:p>
          </table:table-cell>
          <table:table-cell table:number-columns-repeated="1015"/>
        </table:table-row>
        <table:table-row table:style-name="ro28">
          <table:table-cell office:value-type="string">
            <text:p>LRN0098_LastModifiedOnColumn</text:p>
          </table:table-cell>
          <table:table-cell office:value-type="string">
            <text:p>L1</text:p>
          </table:table-cell>
          <table:table-cell office:value-type="string">
            <text:p>Last modifi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Last modified on column in the Questionnaire tab contains date on which the questionnaire was last modified</text:p>
          </table:table-cell>
          <table:table-cell table:number-columns-repeated="2" office:value-type="string">
            <text:p>PASS</text:p>
          </table:table-cell>
          <table:table-cell table:number-columns-repeated="1015"/>
        </table:table-row>
        <table:table-row table:style-name="ro28">
          <table:table-cell office:value-type="string">
            <text:p>LRN0099_OfSurveysColumn</text:p>
          </table:table-cell>
          <table:table-cell office:value-type="string">
            <text:p>L1</text:p>
          </table:table-cell>
          <table:table-cell office:value-type="string">
            <text:p>Of survey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Of surveys column in the Questionnaire tab contains number questionnaires related with surveys</text:p>
          </table:table-cell>
          <table:table-cell table:number-columns-repeated="2" office:value-type="string">
            <text:p>PASS</text:p>
          </table:table-cell>
          <table:table-cell table:number-columns-repeated="1015"/>
        </table:table-row>
        <table:table-row table:style-name="ro28">
          <table:table-cell office:value-type="string">
            <text:p>LRN0100_SurveyedColumn</text:p>
          </table:table-cell>
          <table:table-cell office:value-type="string">
            <text:p>L1</text:p>
          </table:table-cell>
          <table:table-cell office:value-type="string">
            <text:p>Surveyed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the Surveyed column in the Questionnaire tab contains number questionnaires that have been surveyed</text:p>
          </table:table-cell>
          <table:table-cell table:number-columns-repeated="2" office:value-type="string">
            <text:p>PASS</text:p>
          </table:table-cell>
          <table:table-cell table:number-columns-repeated="1015"/>
        </table:table-row>
        <table:table-row table:style-name="ro28">
          <table:table-cell office:value-type="string">
            <text:p>LRN0101_AddNewButtonPresent</text:p>
          </table:table-cell>
          <table:table-cell office:value-type="string">
            <text:p>L1</text:p>
          </table:table-cell>
          <table:table-cell office:value-type="string">
            <text:p>Verify Add new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able:table-cell>
          <table:table-cell/>
          <table:table-cell office:value-type="string">
            <text:p>1. Verify that Add new button is present in the Questionnaires tab for adding new 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102_ClickAddNewButton</text:p>
          </table:table-cell>
          <table:table-cell office:value-type="string">
            <text:p>L1</text:p>
          </table:table-cell>
          <table:table-cell office:value-type="string">
            <text:p>Click Add ne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Click the Learning </text:span><text:span text:style-name="T3">popup menu</text:span></text:p>
            <text:p><text:span text:style-name="T3">5. Select the All Surveys </text:span><text:span text:style-name="T3">option from the </text:span><text:span text:style-name="T3">Learning popup menu</text:span></text:p>
            <text:p><text:span text:style-name="T3">6. Click the </text:span><text:span text:style-name="T3">Questionnaires tab</text:span></text:p>
            <text:p><text:span text:style-name="T3">7. Click the Add new </text:span><text:span text:style-name="T3">button</text:span></text:p>
          </table:table-cell>
          <table:table-cell/>
          <table:table-cell office:value-type="string">
            <text:p>1. Verify that the section for adding a new questionnaire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3">
          <table:table-cell table:number-columns-repeated="1024"/>
        </table:table-row>
        <table:table-row table:style-name="ro56">
          <table:table-cell table:style-name="ce199" office:value-type="string">
            <text:p>LRN0103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number-columns-repeated="1011"/>
        </table:table-row>
        <table:table-row table:style-name="ro63">
          <table:table-cell table:style-name="ce199" office:value-type="string">
            <text:p>LRN0104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4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5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6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07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8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9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0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200" office:value-type="string">
            <text:p>LRN0111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2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3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4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5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LRN0116_ActivateQuestionnaire</text:p>
          </table:table-cell>
          <table:table-cell table:style-name="ce189"/>
          <table:table-cell table:style-name="ce209" office:value-type="string">
            <text:p>Activa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199" office:value-type="string">
            <text:p>LRN0117_DeactivateQuestionnaire</text:p>
          </table:table-cell>
          <table:table-cell table:style-name="ce189"/>
          <table:table-cell table:style-name="ce209" office:value-type="string">
            <text:p>Deactiva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18_DeleteQuestionnaire</text:p>
          </table:table-cell>
          <table:table-cell table:style-name="ce204"/>
          <table:table-cell table:style-name="ce209" office:value-type="string">
            <text:p>Delete Questionnair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SQ0119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201" office:value-type="string">
            <text:p>LRN0120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number-columns-repeated="1011"/>
        </table:table-row>
        <table:table-row table:style-name="ro77">
          <table:table-cell table:style-name="ce199" office:value-type="string">
            <text:p>LRN0121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80">
          <table:table-cell table:style-name="ce199" office:value-type="string">
            <text:p>SQ0122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77">
          <table:table-cell table:style-name="ce199" office:value-type="string">
            <text:p>LRN0123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4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5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64">
          <table:table-cell table:style-name="ce199" office:value-type="string">
            <text:p>LRN01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62" office:value-type="string">
            <text:p>LRN01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how pop up menu and select 'About plan'.</text:p>
            <text:p>8. Click on 'Survey' .</text:p>
            <text:p>9.Click open button.</text:p>
            <text:p>10.Click on Close <text:s text:c="13"/><text:s text:c="22"/></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how pop up menu.</text:p>
            <text:p>8. Click on 'Surveys' tab.</text:p>
            <text:p>9. Click on Open button</text:p>
            <text:p>11. Click on 'Retire this survey' button <text:s text:c="18"/><text:s text:c="14"/></text:p>
            <text:p>12.Click on Close. <text:s text:c="12"/><text:s text:c="23"/>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75">
          <table:table-cell table:style-name="ce62" office:value-type="string">
            <text:p>LRN0134_ActivateSurvey</text:p>
          </table:table-cell>
          <table:table-cell table:style-name="ce189"/>
          <table:table-cell table:style-name="ce62" office:value-type="string">
            <text:p>Activate this survey</text:p>
          </table:table-cell>
          <table:table-cell table:style-name="ce189"/>
          <table:table-cell table:style-name="ce217"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Plan </text:span><text:span text:style-name="T3">Editor link</text:span></text:p>
            <text:p><text:span text:style-name="T3">4. Select the 'All </text:span><text:span text:style-name="T3">surveys' option from <text:s/></text:span><text:span text:style-name="T3">the Learning popup </text:span><text:span text:style-name="T3">menu</text:span></text:p>
            <text:p><text:span text:style-name="T14">5. Click on </text:span><text:span text:style-name="T14">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1" table:number-rows-repeated="65389">
          <table:table-cell table:number-columns-repeated="1024"/>
        </table:table-row>
        <table:table-row table:style-name="ro1">
          <table:table-cell table:number-columns-repeated="1024"/>
        </table:table-row>
      </table:table>
      <table:table table:name="Help" table:style-name="ta3" table:print="false">
        <office:forms form:automatic-focus="false" form:apply-design-mode="false"/>
        <table:table-column table:style-name="co18" table:number-columns-repeated="12" table:default-cell-style-name="Default"/>
        <table:table-column table:style-name="co225" table:default-cell-style-name="Default"/>
        <table:table-column table:style-name="co18" table:number-columns-repeated="1011" table:default-cell-style-name="Default"/>
        <table:table-row table:style-name="ro148">
          <table:table-cell table:style-name="ce386" office:value-type="string">
            <text:p>TEST CASE ID</text:p>
          </table:table-cell>
          <table:table-cell table:style-name="ce386" office:value-type="string">
            <text:p>PRIORITY</text:p>
          </table:table-cell>
          <table:table-cell table:style-name="ce386" office:value-type="string">
            <text:p>TITLE</text:p>
          </table:table-cell>
          <table:table-cell table:style-name="ce386" office:value-type="string">
            <text:p>SET UP</text:p>
          </table:table-cell>
          <table:table-cell table:style-name="ce386" office:value-type="string">
            <text:p>STEPS</text:p>
          </table:table-cell>
          <table:table-cell table:style-name="ce386" office:value-type="string">
            <text:p>TEST DATA</text:p>
          </table:table-cell>
          <table:table-cell table:style-name="ce386" office:value-type="string">
            <text:p>EXPECTED RESULTS</text:p>
          </table:table-cell>
          <table:table-cell table:style-name="ce386" office:value-type="string">
            <text:p>ACTUAL RESULT</text:p>
          </table:table-cell>
          <table:table-cell table:style-name="ce386" office:value-type="string">
            <text:p>RESULT</text:p>
          </table:table-cell>
          <table:table-cell table:style-name="ce386" office:value-type="string">
            <text:p>AUTOMATED</text:p>
          </table:table-cell>
          <table:table-cell table:style-name="ce386" office:value-type="string">
            <text:p>TICKET ID</text:p>
          </table:table-cell>
          <table:table-cell table:style-name="ce386" office:value-type="string">
            <text:p>COMMENT</text:p>
          </table:table-cell>
          <table:table-cell table:style-name="ce386" office:value-type="string">
            <text:p>DATE : <text:s/>MARCH 15,2013</text:p>
            <text:p>REVISION: 4775</text:p>
            <text:p>BROWSER: Google Chrome</text:p>
          </table:table-cell>
          <table:table-cell table:style-name="ce387" table:number-columns-repeated="1003"/>
          <table:table-cell table:style-name="ce388" table:number-columns-repeated="2"/>
          <table:table-cell table:style-name="ce389" table:number-columns-repeated="4"/>
          <table:table-cell table:style-name="ce390" table:number-columns-repeated="2"/>
        </table:table-row>
        <table:table-row table:style-name="ro1" table:number-rows-repeated="65534">
          <table:table-cell table:number-columns-repeated="1024"/>
        </table:table-row>
        <table:table-row table:style-name="ro1">
          <table:table-cell table:number-columns-repeated="1024"/>
        </table:table-row>
      </table:table>
      <table:table table:name="Task_Flow_Panel" table:style-name="ta3" table:print="false">
        <office:forms form:automatic-focus="false" form:apply-design-mode="false"/>
        <table:table-column table:style-name="co18" table:number-columns-repeated="3" table:default-cell-style-name="Default"/>
        <table:table-column table:style-name="co179" table:default-cell-style-name="Default"/>
        <table:table-column table:style-name="co180" table:default-cell-style-name="Default"/>
        <table:table-column table:style-name="co181" table:default-cell-style-name="Default"/>
        <table:table-column table:style-name="co43" table:default-cell-style-name="Default"/>
        <table:table-column table:style-name="co103" table:default-cell-style-name="Default"/>
        <table:table-column table:style-name="co18" table:number-columns-repeated="4" table:default-cell-style-name="Default"/>
        <table:table-column table:style-name="co25" table:default-cell-style-name="Default"/>
        <table:table-column table:style-name="co18" table:number-columns-repeated="1011" table:default-cell-style-name="Default"/>
        <table:table-row table:style-name="ro4">
          <table:table-cell table:style-name="ce270" office:value-type="string">
            <text:p>TEST CASE ID</text:p>
          </table:table-cell>
          <table:table-cell table:style-name="ce270" office:value-type="string">
            <text:p>PRIORITY</text:p>
          </table:table-cell>
          <table:table-cell table:style-name="ce270" office:value-type="string">
            <text:p>TITLE</text:p>
          </table:table-cell>
          <table:table-cell table:style-name="ce270" office:value-type="string">
            <text:p>SET UP</text:p>
          </table:table-cell>
          <table:table-cell table:style-name="ce270" office:value-type="string">
            <text:p>STEPS</text:p>
          </table:table-cell>
          <table:table-cell table:style-name="ce270" office:value-type="string">
            <text:p>TEST DATA</text:p>
          </table:table-cell>
          <table:table-cell table:style-name="ce270" office:value-type="string">
            <text:p>EXPECTED RESULTS</text:p>
          </table:table-cell>
          <table:table-cell table:style-name="ce270" office:value-type="string">
            <text:p>ACTUAL RESULT</text:p>
          </table:table-cell>
          <table:table-cell table:style-name="ce270" office:value-type="string">
            <text:p>RESULT</text:p>
          </table:table-cell>
          <table:table-cell table:style-name="ce270" office:value-type="string">
            <text:p>AUTOMATED</text:p>
          </table:table-cell>
          <table:table-cell table:style-name="ce270" office:value-type="string">
            <text:p>TICKET ID</text:p>
          </table:table-cell>
          <table:table-cell table:style-name="ce270" office:value-type="string">
            <text:p>COMMENT</text:p>
          </table:table-cell>
          <table:table-cell table:style-name="ce285" office:value-type="string">
            <text:p>DATE : <text:s/>February 04, 2013</text:p>
            <text:p>REVISION: 3955</text:p>
            <text:p>BROWSER: Chrome</text:p>
          </table:table-cell>
          <table:table-cell table:style-name="ce288" table:number-columns-repeated="998"/>
          <table:table-cell table:style-name="ce295" table:number-columns-repeated="2"/>
          <table:table-cell table:style-name="ce296" table:number-columns-repeated="11"/>
        </table:table-row>
        <table:table-row table:style-name="ro27">
          <table:table-cell table:style-name="ce362" office:value-type="string">
            <text:p>TFP001_ReceivePanel</text:p>
          </table:table-cell>
          <table:table-cell table:style-name="ce119" office:value-type="string">
            <text:p>L0</text:p>
          </table:table-cell>
          <table:table-cell table:style-name="ce362" office:value-type="string">
            <text:p>Receives panel</text:p>
          </table:table-cell>
          <table:table-cell table:style-name="ce119"/>
          <table:table-cell table:style-name="ce119" office:value-type="string">
            <text:p>1. Login to Channels.</text:p>
            <text:p>2.Click on 'Domain Plans' link</text:p>
            <text:p>3. Click on 'Domain Plan Editor'</text:p>
          </table:table-cell>
          <table:table-cell table:style-name="ce119"/>
          <table:table-cell table:style-name="ce281" office:value-type="string">
            <text:p>Verify that Receives panel is present</text:p>
          </table:table-cell>
          <table:table-cell table:style-name="ce119" office:value-type="string">
            <text:p>The Receives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0">
          <table:table-cell table:style-name="ce362" office:value-type="string">
            <text:p>TFP002_SendPanel</text:p>
          </table:table-cell>
          <table:table-cell table:style-name="ce119" office:value-type="string">
            <text:p>L0</text:p>
          </table:table-cell>
          <table:table-cell table:style-name="ce362" office:value-type="string">
            <text:p>Sends panel</text:p>
          </table:table-cell>
          <table:table-cell table:style-name="ce119"/>
          <table:table-cell table:style-name="ce119" office:value-type="string">
            <text:p>1. Login to Channels.</text:p>
            <text:p>2.Click on 'Domain Plans' link</text:p>
            <text:p>3. Click on 'Domain Plan Editor'</text:p>
          </table:table-cell>
          <table:table-cell table:style-name="ce119"/>
          <table:table-cell table:style-name="ce281" office:value-type="string">
            <text:p>Verify that Send panel is present</text:p>
          </table:table-cell>
          <table:table-cell table:style-name="ce119" office:value-type="string">
            <text:p>The Send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7">
          <table:table-cell table:style-name="ce362" office:value-type="string">
            <text:p>TFP003_AddInfoReceive</text:p>
          </table:table-cell>
          <table:table-cell table:style-name="ce119" office:value-type="string">
            <text:p>L0</text:p>
          </table:table-cell>
          <table:table-cell table:style-name="ce362" office:value-type="string">
            <text:p>Add info receives</text:p>
          </table:table-cell>
          <table:table-cell table:style-name="ce119"/>
          <table:table-cell table:style-name="ce119" office:value-type="string">
            <text:p>1. Login to Channels.</text:p>
            <text:p>2.Click on 'Domain Plans' link</text:p>
            <text:p>3. Click on 'Domain Plan Editor'</text:p>
            <text:p>4.Click on add info receive in Receive panel</text:p>
          </table:table-cell>
          <table:table-cell table:style-name="ce119"/>
          <table:table-cell table:style-name="ce281" office:value-type="string">
            <text:p>· Verify that info can be received</text:p>
            <text:p>·Verify that details can be entered</text:p>
            <text:p>· Verify that details can be</text:p>
            <text:p>modified</text:p>
          </table:table-cell>
          <table:table-cell table:style-name="ce119" office:value-type="string">
            <text:p>·The info can be received.</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1">
          <table:table-cell table:style-name="ce362" office:value-type="string">
            <text:p>TFP004_AddInfoSend</text:p>
          </table:table-cell>
          <table:table-cell table:style-name="ce119" office:value-type="string">
            <text:p>L0</text:p>
          </table:table-cell>
          <table:table-cell table:style-name="ce362" office:value-type="string">
            <text:p>Add info sends</text:p>
          </table:table-cell>
          <table:table-cell table:style-name="ce119"/>
          <table:table-cell table:style-name="ce119" office:value-type="string">
            <text:p>1. Login to Channels.</text:p>
            <text:p>2.Click on 'Domain Plans' link</text:p>
            <text:p>3. Click on 'Domain Plan Editor'</text:p>
            <text:p>4. Click on add info sends in Sends panel</text:p>
          </table:table-cell>
          <table:table-cell table:style-name="ce119"/>
          <table:table-cell table:style-name="ce281" office:value-type="string">
            <text:p>· Verify that info can be sent</text:p>
            <text:p>·Verify that details can be entered</text:p>
            <text:p>· Verify that details can be</text:p>
            <text:p>Modified</text:p>
          </table:table-cell>
          <table:table-cell table:style-name="ce119" office:value-type="string">
            <text:p>·The info can be sent.</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5">
          <table:table-cell table:style-name="ce362" office:value-type="string">
            <text:p>TFP005_CreateFlow</text:p>
          </table:table-cell>
          <table:table-cell table:style-name="ce119" office:value-type="string">
            <text:p>L0</text:p>
          </table:table-cell>
          <table:table-cell table:style-name="ce362" office:value-type="string">
            <text:p>Create Flow</text:p>
          </table:table-cell>
          <table:table-cell table:style-name="ce119"/>
          <table:table-cell table:style-name="ce119" office:value-type="string">
            <text:p>1. Login to Channels.</text:p>
            <text:p>2.Click on 'Domain Plans' link</text:p>
            <text:p>3. Click on 'Domain Plan Editor'</text:p>
            <text:p>4. Click on add info receive or add info send</text:p>
            <text:p>5. Enter the details</text:p>
          </table:table-cell>
          <table:table-cell table:style-name="ce119"/>
          <table:table-cell table:style-name="ce281" office:value-type="string">
            <text:p>· Verify that flow can be created</text:p>
            <text:p>· Verify that flow can be modified</text:p>
          </table:table-cell>
          <table:table-cell table:style-name="ce119" office:value-type="string">
            <text:p>· The flow can be created</text:p>
            <text:p>·The flow can be 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7">
          <table:table-cell table:style-name="ce362" office:value-type="string">
            <text:p>TFP006_ExpandTaskSummary</text:p>
          </table:table-cell>
          <table:table-cell table:style-name="ce119" office:value-type="string">
            <text:p>L1</text:p>
          </table:table-cell>
          <table:table-cell table:style-name="ce362" office:value-type="string">
            <text:p>Expand task summary</text:p>
          </table:table-cell>
          <table:table-cell table:style-name="ce119"/>
          <table:table-cell table:style-name="ce119" office:value-type="string">
            <text:p>1. Login to the Channels.</text:p>
            <text:p>2. Click on 'Collaboration Model'.</text:p>
            <text:p>3. Click on task under task panel</text:p>
          </table:table-cell>
          <table:table-cell table:style-name="ce119" office:value-type="string">
            <text:p><text:s/></text:p>
          </table:table-cell>
          <table:table-cell table:style-name="ce281" office:value-type="string">
            <text:p>· Verify that summaries can be</text:p>
            <text:p>expanded in form</text:p>
          </table:table-cell>
          <table:table-cell table:style-name="ce119" office:value-type="string">
            <text:p>·The summaries can be expanded in form.</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5">
          <table:table-cell table:style-name="ce362" office:value-type="string">
            <text:p>TFP007_ColorOfBullet</text:p>
          </table:table-cell>
          <table:table-cell table:style-name="ce119" office:value-type="string">
            <text:p>L3</text:p>
          </table:table-cell>
          <table:table-cell table:style-name="ce362" office:value-type="string">
            <text:p>Color of bullet</text:p>
          </table:table-cell>
          <table:table-cell table:style-name="ce119"/>
          <table:table-cell table:style-name="ce119" office:value-type="string">
            <text:p>1. Login to Channels.</text:p>
            <text:p>2.Click on 'Domain Plans' link</text:p>
            <text:p>3. Click on 'Domain Plan Editor'</text:p>
            <text:p>4. Create task.</text:p>
            <text:p>5. Enter the details of task</text:p>
          </table:table-cell>
          <table:table-cell table:style-name="ce119" office:value-type="string">
            <text:p><text:s/></text:p>
          </table:table-cell>
          <table:table-cell table:style-name="ce281" office:value-type="string">
            <text:p>· Verify that the color of bullet</text:p>
            <text:p>signified the how important the</text:p>
            <text:p>task is.</text:p>
          </table:table-cell>
          <table:table-cell table:style-name="ce119" office:value-type="string">
            <text:p>.The color of the bullet signifies how important the task is.</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2">
          <table:table-cell table:style-name="ce362" office:value-type="string">
            <text:p>TFP008_ShowOrHideTaskDetails</text:p>
          </table:table-cell>
          <table:table-cell table:style-name="ce119" office:value-type="string">
            <text:p>L1</text:p>
          </table:table-cell>
          <table:table-cell table:style-name="ce362" office:value-type="string">
            <text:p>Show details</text:p>
            <text:p>Hide details</text:p>
          </table:table-cell>
          <table:table-cell table:style-name="ce119"/>
          <table:table-cell table:style-name="ce119" office:value-type="string">
            <text:p>1. Login to Channels.</text:p>
            <text:p>2.Click on 'Domain Plans' link</text:p>
            <text:p>3. Click on 'Domain Plan Editor'</text:p>
            <text:p>4. Create task.</text:p>
            <text:p>5. Click on hide details.</text:p>
            <text:p>6. click on show details</text:p>
          </table:table-cell>
          <table:table-cell table:style-name="ce119" office:value-type="string">
            <text:p><text:s/></text:p>
          </table:table-cell>
          <table:table-cell table:style-name="ce281" office:value-type="string">
            <text:p>-Verify that when click on hide details the task details should be hidden</text:p>
            <text:p>-Verify that when click on show details the task details can be seen</text:p>
          </table:table-cell>
          <table:table-cell table:style-name="ce119" office:value-type="string">
            <text:p>-When we click on hide details the task details is <text:s/>hidden</text:p>
            <text:p>-Verify when we click on show details the task details can be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50">
          <table:table-cell table:style-name="ce362" office:value-type="string">
            <text:p>TFP009_TaskTagsDetails</text:p>
          </table:table-cell>
          <table:table-cell table:style-name="ce119" office:value-type="string">
            <text:p>L1</text:p>
          </table:table-cell>
          <table:table-cell table:style-name="ce362" office:value-type="string">
            <text:p>Tags Under Show Advanced Form</text:p>
          </table:table-cell>
          <table:table-cell table:style-name="ce119"/>
          <table:table-cell table:style-name="ce119" office:value-type="string">
            <text:p>1. Login to Channels.</text:p>
            <text:p>2.Click on 'Domain Plans' link</text:p>
            <text:p>3. Click on 'Domain Plan Editor'</text:p>
            <text:p>4. Create task.</text:p>
            <text:p>5. Click on 'Show Advanced Form' Link</text:p>
            <text:p>6. Enter the details of tags</text:p>
          </table:table-cell>
          <table:table-cell table:style-name="ce119" office:value-type="string">
            <text:p><text:s/></text:p>
          </table:table-cell>
          <table:table-cell table:style-name="ce281" office:value-type="string">
            <text:p>-Verify that tags are created.</text:p>
          </table:table-cell>
          <table:table-cell table:style-name="ce119" office:value-type="string">
            <text:p>-The tags ar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50">
          <table:table-cell table:style-name="ce362" office:value-type="string">
            <text:p>TFP010_TaskTagsLink</text:p>
          </table:table-cell>
          <table:table-cell table:style-name="ce119" office:value-type="string">
            <text:p>L1</text:p>
          </table:table-cell>
          <table:table-cell table:style-name="ce362" office:value-type="string">
            <text:p>Tags link Under Show Advanced Form</text:p>
          </table:table-cell>
          <table:table-cell table:style-name="ce119"/>
          <table:table-cell table:style-name="ce119" office:value-type="string">
            <text:p>1. Login to Channels.</text:p>
            <text:p>2.Click on 'Domain Plans' link</text:p>
            <text:p>3. Click on 'Domain Plan Editor'</text:p>
            <text:p>4. Create task.</text:p>
            <text:p>5. Click on 'Show Advanced Form' Link</text:p>
            <text:p>6.Click on tags link</text:p>
          </table:table-cell>
          <table:table-cell table:style-name="ce119" office:value-type="string">
            <text:p><text:s/></text:p>
          </table:table-cell>
          <table:table-cell table:style-name="ce281" office:value-type="string">
            <text:p>-Verify that when clicked on tags link the tag window should get opened.</text:p>
          </table:table-cell>
          <table:table-cell table:style-name="ce119" office:value-type="string">
            <text:p>-When clicked on tags link the tag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3">
          <table:table-cell table:style-name="ce405" office:value-type="string">
            <text:p>TFP011_TaskIsOption</text:p>
          </table:table-cell>
          <table:table-cell table:style-name="ce119" office:value-type="string">
            <text:p>L1</text:p>
          </table:table-cell>
          <table:table-cell table:style-name="ce362" office:value-type="string">
            <text:p>Task is&lt;options&gt; Under Show Advanced Form</text:p>
          </table:table-cell>
          <table:table-cell table:style-name="ce119"/>
          <table:table-cell table:style-name="ce119" office:value-type="string">
            <text:p>1. Login to Channels.</text:p>
            <text:p>2.Click on 'Domain Plans' link</text:p>
            <text:p>3. Click on 'Domain Plan Editor'</text:p>
            <text:p>4.Create task.</text:p>
            <text:p>5.Click on 'Show Advanced Form' Link</text:p>
            <text:p>6.Click on task is drop down.</text:p>
            <text:p>7.Select the option from the list of Task is&lt;options&gt;</text:p>
          </table:table-cell>
          <table:table-cell table:style-name="ce119" office:value-type="string">
            <text:p>Username=</text:p>
            <text:p>”smith” </text:p>
          </table:table-cell>
          <table:table-cell table:style-name="ce281" office:value-type="string">
            <text:p>-Verify that Task is &lt;options&gt; <text:s/>contains the list of options</text:p>
            <text:p>-Verify that the option can be selected.</text:p>
          </table:table-cell>
          <table:table-cell table:style-name="ce119" office:value-type="string">
            <text:p>-The Task is &lt;options&gt; <text:s/>contains the list of options</text:p>
            <text:p>-The option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3">
          <table:table-cell table:style-name="ce362" office:value-type="string">
            <text:p>TFP012_ProhibitedOption</text:p>
          </table:table-cell>
          <table:table-cell table:style-name="ce119" office:value-type="string">
            <text:p>L1</text:p>
          </table:table-cell>
          <table:table-cell table:style-name="ce362" office:value-type="string">
            <text:p>Prohibited Under Show Advanced Form</text:p>
          </table:table-cell>
          <table:table-cell table:style-name="ce119"/>
          <table:table-cell table:style-name="ce119" office:value-type="string">
            <text:p>1. Login to Channels.</text:p>
            <text:p>2.Click on 'Domain Plans' link</text:p>
            <text:p>3. Click on 'Domain Plan Editor'</text:p>
            <text:p>4.Create task.</text:p>
            <text:p>5.Click on 'Show Advanced Form' Link</text:p>
            <text:p>6. Click on 'prohibited' check box.</text:p>
            <text:p>7. Click on check box-prohibited to uncheck it</text:p>
          </table:table-cell>
          <table:table-cell table:style-name="ce119" office:value-type="string">
            <text:p><text:s/></text:p>
          </table:table-cell>
          <table:table-cell table:style-name="ce281"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19"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6">
          <table:table-cell table:style-name="ce362" office:value-type="string">
            <text:p>TFP013_AddLocation</text:p>
          </table:table-cell>
          <table:table-cell table:style-name="ce119" office:value-type="string">
            <text:p>L1</text:p>
          </table:table-cell>
          <table:table-cell table:style-name="ce362" office:value-type="string">
            <text:p>Location</text:p>
          </table:table-cell>
          <table:table-cell table:style-name="ce119"/>
          <table:table-cell table:style-name="ce119" office:value-type="string">
            <text:p>1. Login to Channels.</text:p>
            <text:p>2.Click on 'Domain Plans' link</text:p>
            <text:p>3. Click on 'Domain Plan Editor'</text:p>
            <text:p>4. Create task.</text:p>
            <text:p>5.Click on Location and select option from it.</text:p>
          </table:table-cell>
          <table:table-cell table:style-name="ce119" office:value-type="string">
            <text:p>Username=</text:p>
            <text:p>”smith” Password=</text:p>
            <text:p>”@test123”</text:p>
          </table:table-cell>
          <table:table-cell table:style-name="ce281" office:value-type="string">
            <text:p>-Verify that Location contains list of options.</text:p>
            <text:p>-Verify that Place can be created</text:p>
          </table:table-cell>
          <table:table-cell table:style-name="ce119" office:value-type="string">
            <text:p>-The Location contains list of options.</text:p>
            <text:p>-Verify that Place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74">
          <table:table-cell table:style-name="ce362" office:value-type="string">
            <text:p>TFP014_AddAgent</text:p>
          </table:table-cell>
          <table:table-cell table:style-name="ce119" office:value-type="string">
            <text:p>L1</text:p>
          </table:table-cell>
          <table:table-cell table:style-name="ce362" office:value-type="string">
            <text:p>Agent</text:p>
          </table:table-cell>
          <table:table-cell table:style-name="ce119"/>
          <table:table-cell table:style-name="ce119" office:value-type="string">
            <text:p>1. Login to Channels.</text:p>
            <text:p>2.Click on 'Domain Plans' link</text:p>
            <text:p>3. Click on 'Domain Plan Editor'</text:p>
            <text:p>4.Create task.</text:p>
            <text:p>5.Enter agent name</text:p>
          </table:table-cell>
          <table:table-cell table:style-name="ce119" office:value-type="string">
            <text:p><text:s/></text:p>
          </table:table-cell>
          <table:table-cell table:style-name="ce281" office:value-type="string">
            <text:p>-Verify that agent can be created</text:p>
          </table:table-cell>
          <table:table-cell table:style-name="ce119" office:value-type="string">
            <text:p>-The agent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4">
          <table:table-cell table:style-name="ce362" office:value-type="string">
            <text:p>TFP015_AddRole</text:p>
          </table:table-cell>
          <table:table-cell table:style-name="ce119" office:value-type="string">
            <text:p>L1</text:p>
          </table:table-cell>
          <table:table-cell table:style-name="ce362" office:value-type="string">
            <text:p>Role</text:p>
          </table:table-cell>
          <table:table-cell table:style-name="ce119"/>
          <table:table-cell table:style-name="ce119" office:value-type="string">
            <text:p>1. Login to Channels.</text:p>
            <text:p>2.Click on 'Domain Plans' link</text:p>
            <text:p>3. Click on 'Domain Plan Editor'</text:p>
            <text:p>4.Create task.</text:p>
            <text:p>5.Enter role</text:p>
          </table:table-cell>
          <table:table-cell table:style-name="ce119"/>
          <table:table-cell table:style-name="ce281" office:value-type="string">
            <text:p>-Verify that role can be created</text:p>
          </table:table-cell>
          <table:table-cell table:style-name="ce119" office:value-type="string">
            <text:p>-The role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6">
          <table:table-cell table:style-name="ce362" office:value-type="string">
            <text:p>TFP016_AddJurisdiction</text:p>
          </table:table-cell>
          <table:table-cell table:style-name="ce119" office:value-type="string">
            <text:p>L1</text:p>
          </table:table-cell>
          <table:table-cell table:style-name="ce362" office:value-type="string">
            <text:p>Jurisdiction</text:p>
          </table:table-cell>
          <table:table-cell table:style-name="ce119"/>
          <table:table-cell table:style-name="ce119" office:value-type="string">
            <text:p>1. Login to Channels.</text:p>
            <text:p>2.Click on 'Domain Plans' link</text:p>
            <text:p>3. Click on 'Domain Plan Editor'</text:p>
            <text:p>4. Create task.</text:p>
            <text:p>5.Click on Jurisdictions and select option from it.</text:p>
            <text:p>6. Enter details</text:p>
          </table:table-cell>
          <table:table-cell table:style-name="ce119"/>
          <table:table-cell table:style-name="ce281" office:value-type="string">
            <text:p>-Verify that Jurisdictions contains list of options.</text:p>
            <text:p>-Verify that Jurisdictions can be created</text:p>
          </table:table-cell>
          <table:table-cell table:style-name="ce119" office:value-type="string">
            <text:p>-The Jurisdictions contains list of options.</text:p>
            <text:p>-The Jurisdic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5">
          <table:table-cell table:style-name="ce362" office:value-type="string">
            <text:p>TFP017_AddOrganization</text:p>
          </table:table-cell>
          <table:table-cell table:style-name="ce119" office:value-type="string">
            <text:p>L1</text:p>
          </table:table-cell>
          <table:table-cell table:style-name="ce362" office:value-type="string">
            <text:p>Organizations</text:p>
          </table:table-cell>
          <table:table-cell table:style-name="ce119"/>
          <table:table-cell table:style-name="ce119" office:value-type="string">
            <text:p>1. Login to Channels.</text:p>
            <text:p>2.Click on 'Domain Plans' link</text:p>
            <text:p>3. Click on 'Domain Plan Editor'</text:p>
            <text:p>4. Create task.</text:p>
            <text:p>5.Click on organizations and select option from it.</text:p>
            <text:p>6. Enter organizations details</text:p>
          </table:table-cell>
          <table:table-cell table:style-name="ce119" office:value-type="string">
            <text:p/>
            <text:p>Organisation=”Organisation1”</text:p>
          </table:table-cell>
          <table:table-cell table:style-name="ce281" office:value-type="string">
            <text:p>-Verify that organizations contains list of options.</text:p>
            <text:p>-Verify that organizations can be created</text:p>
          </table:table-cell>
          <table:table-cell table:style-name="ce119" office:value-type="string">
            <text:p>-Organizations contains list of options.</text:p>
            <text:p>-Organiza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7">
          <table:table-cell table:style-name="ce362" office:value-type="string">
            <text:p>TFP018_ExecutionCheckBox</text:p>
          </table:table-cell>
          <table:table-cell table:style-name="ce119" office:value-type="string">
            <text:p>L1</text:p>
          </table:table-cell>
          <table:table-cell table:style-name="ce362" office:value-type="string">
            <text:p>Execution: Assigns Executes Task as a Team</text:p>
          </table:table-cell>
          <table:table-cell table:style-name="ce119"/>
          <table:table-cell table:style-name="ce119" office:value-type="string">
            <text:p>1. Login to Channels.</text:p>
            <text:p>2.Click on 'Domain Plans' link</text:p>
            <text:p>3. Click on 'Domain Plan Editor'</text:p>
            <text:p>4.Create task.</text:p>
            <text:p>5.Click on 'Show Advanced Form'</text:p>
            <text:p>6.Click on check box of execution.</text:p>
          </table:table-cell>
          <table:table-cell table:style-name="ce119"/>
          <table:table-cell table:style-name="ce281" office:value-type="string">
            <text:p>-Verify that checkbox can be clicked</text:p>
          </table:table-cell>
          <table:table-cell table:style-name="ce119" office:value-type="string">
            <text:p>-The checkbox can be click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6">
          <table:table-cell table:style-name="ce362" office:value-type="string">
            <text:p>TFP019_CausesEventOption</text:p>
          </table:table-cell>
          <table:table-cell table:style-name="ce119" office:value-type="string">
            <text:p>L1</text:p>
          </table:table-cell>
          <table:table-cell table:style-name="ce362" office:value-type="string">
            <text:p>Causes Event</text:p>
          </table:table-cell>
          <table:table-cell table:style-name="ce119"/>
          <table:table-cell table:style-name="ce119" office:value-type="string">
            <text:p>1. Login to Channels.</text:p>
            <text:p>2.Click on 'Domain Plans' link</text:p>
            <text:p>3. Click on 'Domain Plan Editor'</text:p>
            <text:p>4.Create task.</text:p>
            <text:p>5.Enter the details of event</text:p>
          </table:table-cell>
          <table:table-cell table:style-name="ce119" office:value-type="string">
            <text:p>Event=”Event1”</text:p>
          </table:table-cell>
          <table:table-cell table:style-name="ce281" office:value-type="string">
            <text:p>-Verify that an event has been added.</text:p>
          </table:table-cell>
          <table:table-cell table:style-name="ce119" office:value-type="string">
            <text:p>-The event is <text:s/>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2">
          <table:table-cell table:style-name="ce362" office:value-type="string">
            <text:p>TFP020_UsuallyCompletesAfterOption</text:p>
          </table:table-cell>
          <table:table-cell table:style-name="ce119" office:value-type="string">
            <text:p>L1</text:p>
          </table:table-cell>
          <table:table-cell table:style-name="ce362" office:value-type="string">
            <text:p>Usually completes after</text:p>
          </table:table-cell>
          <table:table-cell table:style-name="ce119"/>
          <table:table-cell table:style-name="ce119" office:value-type="string">
            <text:p>1. Login to Channels.</text:p>
            <text:p>2.Click on 'Domain Plans' link</text:p>
            <text:p>3. Click on 'Domain Plan Editor'</text:p>
            <text:p>4.Create task.</text:p>
            <text:p>5.Click on 'Show Advanced Form'</text:p>
            <text:p>6.Click on check box 'usually completes after' .</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6">
          <table:table-cell table:style-name="ce362" office:value-type="string">
            <text:p>TFP021_RepeatsEvery</text:p>
          </table:table-cell>
          <table:table-cell table:style-name="ce119" office:value-type="string">
            <text:p>L1</text:p>
          </table:table-cell>
          <table:table-cell table:style-name="ce362" office:value-type="string">
            <text:p>Repeats every</text:p>
          </table:table-cell>
          <table:table-cell table:style-name="ce119"/>
          <table:table-cell table:style-name="ce119" office:value-type="string">
            <text:p>1. Login to Channels.</text:p>
            <text:p>2.Click on 'Domain Plans' link</text:p>
            <text:p>3. Click on 'Domain Plan Editor'</text:p>
            <text:p>4.Create task.</text:p>
            <text:p>5.Click on check box Repeats every and checked it.</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62" office:value-type="string">
            <text:p>TFP022_Responding</text:p>
          </table:table-cell>
          <table:table-cell table:style-name="ce119" office:value-type="string">
            <text:p>L1</text:p>
          </table:table-cell>
          <table:table-cell table:style-name="ce362" office:value-type="string">
            <text:p>Responding</text:p>
          </table:table-cell>
          <table:table-cell table:style-name="ce119"/>
          <table:table-cell table:style-name="ce119" office:value-type="string">
            <text:p>1. Login to Channels.</text:p>
            <text:p>2.Click on 'Domain Plans' link</text:p>
            <text:p>3. Click on 'Domain Plan Editor'</text:p>
            <text:p>4.Create task.</text:p>
            <text:p>5.Click on Responding link</text:p>
          </table:table-cell>
          <table:table-cell table:style-name="ce119" office:value-type="string">
            <text:p><text:s/></text:p>
          </table:table-cell>
          <table:table-cell table:style-name="ce281" office:value-type="string">
            <text:p>-Verify that when clicked on Responding linked the Phase window should get opened</text:p>
          </table:table-cell>
          <table:table-cell table:style-name="ce119" office:value-type="string">
            <text:p>-When clicked on Responding linked the Phase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79">
          <table:table-cell table:style-name="ce362" office:value-type="string">
            <text:p>TFP023_EventUnnamed</text:p>
          </table:table-cell>
          <table:table-cell table:style-name="ce119" office:value-type="string">
            <text:p>L1</text:p>
          </table:table-cell>
          <table:table-cell table:style-name="ce362" office:value-type="string">
            <text:p>Event -unnamed</text:p>
          </table:table-cell>
          <table:table-cell table:style-name="ce119"/>
          <table:table-cell table:style-name="ce119" office:value-type="string">
            <text:p>1. Login to Channels.</text:p>
            <text:p>2.Click on 'Domain Plans' link</text:p>
            <text:p>3. Click on 'Domain Plan Editor'</text:p>
            <text:p>4.Create task.</text:p>
            <text:p>5.Click on unnamed link</text:p>
          </table:table-cell>
          <table:table-cell table:style-name="ce119" office:value-type="string">
            <text:p><text:s/></text:p>
            <text:p>Name=”Task1”</text:p>
            <text:p>Location=”Location1”</text:p>
            <text:p>Agent=”Agent1”</text:p>
            <text:p>Role=”Role1”</text:p>
            <text:p>Organisation=”Organisation1”</text:p>
            <text:p>Event=”Event1”</text:p>
            <text:p>Goal=”Goal1”</text:p>
          </table:table-cell>
          <table:table-cell table:style-name="ce281" office:value-type="string">
            <text:p>-Verify that when clicked on unnamed link the 'About <text:s/>event' window gets opened.</text:p>
          </table:table-cell>
          <table:table-cell table:style-name="ce119" office:value-type="string">
            <text:p>-When clicked on unnamed link the 'About <text:s/>event' window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69">
          <table:table-cell table:style-name="ce362" office:value-type="string">
            <text:p>TFP024_OngoingOrStartsWith</text:p>
          </table:table-cell>
          <table:table-cell table:style-name="ce119" office:value-type="string">
            <text:p>L1</text:p>
          </table:table-cell>
          <table:table-cell table:style-name="ce362" office:value-type="string">
            <text:p>Ongoing or Triggered by witnessing the start of event unnamed</text:p>
          </table:table-cell>
          <table:table-cell table:style-name="ce119"/>
          <table:table-cell table:style-name="ce119" office:value-type="string">
            <text:p>1. Login to Channels.</text:p>
            <text:p>2.Click on 'Domain Plans' link</text:p>
            <text:p>3. Click on 'Domain Plan Editor'</text:p>
            <text:p>4. Create task.</text:p>
            <text:p>5. Click on check box of Ongoing or starts with phase Responding and event unnamed.</text:p>
            <text:p>6. Click on check box and uncheck 'on going' or 'Triggered by witnessing the start of event unnamed.'</text:p>
          </table:table-cell>
          <table:table-cell table:style-name="ce119" office:value-type="string">
            <text:p><text:s/></text:p>
          </table:table-cell>
          <table:table-cell table:style-name="ce281"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362"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7">
          <table:table-cell table:style-name="ce362" office:value-type="string">
            <text:p>TFP025_EndEventUnnamed</text:p>
          </table:table-cell>
          <table:table-cell table:style-name="ce119" office:value-type="string">
            <text:p>L1</text:p>
          </table:table-cell>
          <table:table-cell table:style-name="ce362" office:value-type="string">
            <text:p>can end event unnamed</text:p>
          </table:table-cell>
          <table:table-cell table:style-name="ce119"/>
          <table:table-cell table:style-name="ce119" office:value-type="string">
            <text:p>1. Login to Channels.</text:p>
            <text:p>2.Click on 'Domain Plans' link</text:p>
            <text:p>3. Click on 'Domain Plan Editor'</text:p>
            <text:p>4. Create task.</text:p>
            <text:p>5. Click on check box of Can  end event unnamed.</text:p>
            <text:p>6. Click on check box and unchecked of Can  end event unnamed</text:p>
          </table:table-cell>
          <table:table-cell table:style-name="ce119" office:value-type="string">
            <text:p><text:s/></text:p>
          </table:table-cell>
          <table:table-cell table:style-name="ce281"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19" office:value-type="string">
            <text:p>-When clicked on can end event unnamed the Task gets modified with Responding while unnamed event on map.</text:p>
            <text:p>-When unchecked can end event unnamed the Responding while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7">
          <table:table-cell table:style-name="ce362" office:value-type="string">
            <text:p>TFP026_GoalsLink</text:p>
          </table:table-cell>
          <table:table-cell table:style-name="ce119" office:value-type="string">
            <text:p>L1</text:p>
          </table:table-cell>
          <table:table-cell table:style-name="ce362" office:value-type="string">
            <text:p>Goals</text:p>
          </table:table-cell>
          <table:table-cell table:style-name="ce119"/>
          <table:table-cell table:style-name="ce119" office:value-type="string">
            <text:p>1. Login to Channels.</text:p>
            <text:p>2.Click on 'Domain Plans' link</text:p>
            <text:p>3. Click on 'Domain Plan Editor'</text:p>
            <text:p>4.Create task.</text:p>
            <text:p>5.Click on Goals <text:s/>link</text:p>
          </table:table-cell>
          <table:table-cell table:style-name="ce119" office:value-type="string">
            <text:p><text:s/></text:p>
          </table:table-cell>
          <table:table-cell table:style-name="ce281" office:value-type="string">
            <text:p>-Verify that when clicked on Goals link the About plan segment window with title Goals opens</text:p>
          </table:table-cell>
          <table:table-cell table:style-name="ce119" office:value-type="string">
            <text:p>-When clicked on Goals link the About plan segment window with title Goals open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1">
          <table:table-cell table:style-name="ce362" office:value-type="string">
            <text:p>TFP027_GoalsOption</text:p>
          </table:table-cell>
          <table:table-cell table:style-name="ce119" office:value-type="string">
            <text:p>L1</text:p>
          </table:table-cell>
          <table:table-cell table:style-name="ce362" office:value-type="string">
            <text:p>Goals&lt;options&gt;</text:p>
          </table:table-cell>
          <table:table-cell table:style-name="ce119"/>
          <table:table-cell table:style-name="ce119" office:value-type="string">
            <text:p>1. Login to Channels.</text:p>
            <text:p>2.Click on 'Domain Plans' link</text:p>
            <text:p>3. Click on 'Domain Plan Editor'</text:p>
            <text:p>4.Create task.</text:p>
            <text:p>5.Select any goal from option</text:p>
          </table:table-cell>
          <table:table-cell table:style-name="ce119" office:value-type="string">
            <text:p><text:s/></text:p>
          </table:table-cell>
          <table:table-cell table:style-name="ce281" office:value-type="string">
            <text:p>-Verify that goal can be selected</text:p>
          </table:table-cell>
          <table:table-cell table:style-name="ce119" office:value-type="string">
            <text:p>-The goal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8">
          <table:table-cell table:style-name="ce362" office:value-type="string">
            <text:p>TFP028_GoalsOptionUnchecked</text:p>
          </table:table-cell>
          <table:table-cell table:style-name="ce119" office:value-type="string">
            <text:p>L1</text:p>
          </table:table-cell>
          <table:table-cell table:style-name="ce362" office:value-type="string">
            <text:p>Goals&lt;options&gt; unchecked</text:p>
          </table:table-cell>
          <table:table-cell table:style-name="ce119"/>
          <table:table-cell table:style-name="ce119" office:value-type="string">
            <text:p>1. Login to Channels.</text:p>
            <text:p>2.Click on 'Domain Plans' link</text:p>
            <text:p>3. Click on 'Domain Plan Editor'</text:p>
            <text:p>4.Create task.</text:p>
            <text:p>5.Select any goal from option</text:p>
            <text:p>6.Click on check box and uncheck it.</text:p>
          </table:table-cell>
          <table:table-cell table:style-name="ce119" office:value-type="string">
            <text:p><text:s/></text:p>
          </table:table-cell>
          <table:table-cell table:style-name="ce281" office:value-type="string">
            <text:p>-Verify that goal selected can be removed</text:p>
          </table:table-cell>
          <table:table-cell table:style-name="ce119" office:value-type="string">
            <text:p>-The goal selected can be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9">
          <table:table-cell table:style-name="ce362" office:value-type="string">
            <text:p>TFP029_TaskInstructions</text:p>
          </table:table-cell>
          <table:table-cell table:style-name="ce119" office:value-type="string">
            <text:p>L1</text:p>
          </table:table-cell>
          <table:table-cell table:style-name="ce362" office:value-type="string">
            <text:p>Instructions</text:p>
          </table:table-cell>
          <table:table-cell table:style-name="ce119"/>
          <table:table-cell table:style-name="ce119" office:value-type="string">
            <text:p>1. Login to Channels.</text:p>
            <text:p>2.Click on 'Domain Plans' link</text:p>
            <text:p>3. Click on 'Domain Plan Editor'</text:p>
            <text:p>4. Create task.</text:p>
            <text:p>5.Enter details of instructions</text:p>
          </table:table-cell>
          <table:table-cell table:style-name="ce119" office:value-type="string">
            <text:p><text:s/></text:p>
            <text:p>Instruction=”Instruction1”</text:p>
          </table:table-cell>
          <table:table-cell table:style-name="ce281" office:value-type="string">
            <text:p>-Verify that details can be entered in text field.</text:p>
            <text:p>-Verify that instructions can be seen in task panels after hiding details of task</text:p>
          </table:table-cell>
          <table:table-cell table:style-name="ce119" office:value-type="string">
            <text:p>-The details can be entered in text field.</text:p>
            <text:p>-The instructions can be seen in task panels after hiding details of task</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9">
          <table:table-cell table:style-name="ce362" office:value-type="string">
            <text:p>TFP030_TaskAttachOptions</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Channels.</text:p>
            <text:p>2.Click on 'Domain Plans' link</text:p>
            <text:p>3. Click on 'Domain Plan Editor'</text:p>
            <text:p>4. Create task.</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The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90">
          <table:table-cell table:style-name="ce362" office:value-type="string">
            <text:p>TFP031_TaskAttach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Channels.</text:p>
            <text:p>2.Click on 'Domain Plans' link</text:p>
            <text:p>3. Click on 'Domain Plan Editor'</text:p>
            <text:p>4. Create task.</text:p>
            <text:p>5. Enter the details in text field</text:p>
          </table:table-cell>
          <table:table-cell table:style-name="ce119" office:value-type="string">
            <text:p><text:s/></text:p>
            <text:p>Details=”Details1”</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7">
          <table:table-cell table:style-name="ce362" office:value-type="string">
            <text:p>TFP032_Task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Channels.</text:p>
            <text:p>2.Click on 'Domain Plans' link</text:p>
            <text:p>3. Click on 'Domain Plan Editor'</text:p>
            <text:p>4.Create task.</text:p>
            <text:p>5.Select Reference option in attachment</text:p>
            <text:p>6.Click on file radio button</text:p>
            <text:p>7. Click on Browse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is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40">
          <table:table-cell table:style-name="ce362" office:value-type="string">
            <text:p>TFP033_Task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Channels.</text:p>
            <text:p>2.Click on 'Domain Plans' link</text:p>
            <text:p>3. Click on 'Domain Plan Editor'</text:p>
            <text:p>4.Create task.</text:p>
            <text:p>5.Select policy option in attachment</text:p>
            <text:p>6.Click on file radiobutton.</text:p>
            <text:p>7.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is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0">
          <table:table-cell table:style-name="ce362" office:value-type="string">
            <text:p>TFP034_TaskAttachmentAsPolicyMust</text:p>
          </table:table-cell>
          <table:table-cell table:style-name="ce119" office:value-type="string">
            <text:p>L1</text:p>
          </table:table-cell>
          <table:table-cell table:style-name="ce362" office:value-type="string">
            <text:p>File Attachment&lt;Mandating Policy&gt;</text:p>
          </table:table-cell>
          <table:table-cell table:style-name="ce119"/>
          <table:table-cell table:style-name="ce119" office:value-type="string">
            <text:p>1. Login to Channels.</text:p>
            <text:p>2.Click on 'Domain Plans' link</text:p>
            <text:p>3. Click on 'Domain Plan Editor'</text:p>
            <text:p>4.Create task.</text:p>
            <text:p>5.Select Mandating policy option in attachment</text:p>
            <text:p>6.Click on file radiobutton.</text:p>
            <text:p>7. Click on Browse button and select a file.</text:p>
          </table:table-cell>
          <table:table-cell table:style-name="ce119" office:value-type="string">
            <text:p><text:s/></text:p>
          </table:table-cell>
          <table:table-cell table:style-name="ce281"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31">
          <table:table-cell table:style-name="ce362" office:value-type="string">
            <text:p>TFP035_TaskAttachmentAsProhibitPolicy</text:p>
          </table:table-cell>
          <table:table-cell table:style-name="ce119" office:value-type="string">
            <text:p>L1</text:p>
          </table:table-cell>
          <table:table-cell table:style-name="ce362" office:value-type="string">
            <text:p>File Attachment&lt;Prohibited Policy&gt;</text:p>
          </table:table-cell>
          <table:table-cell table:style-name="ce119"/>
          <table:table-cell table:style-name="ce119" office:value-type="string">
            <text:p>1. Login to Channels.</text:p>
            <text:p>2.Click on 'Domain Plans' link</text:p>
            <text:p>3. Click on 'Domain Plan Editor'</text:p>
            <text:p>4.Create task.</text:p>
            <text:p>5.Select prohibited policy option in attachment</text:p>
            <text:p>6.Click on file radio button.</text:p>
            <text:p>7. Click on Browse button and select a file.</text:p>
          </table:table-cell>
          <table:table-cell table:style-name="ce119" office:value-type="string">
            <text:p><text:s/></text:p>
          </table:table-cell>
          <table:table-cell table:style-name="ce281"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
          <table:table-cell table:style-name="ce362" office:value-type="string">
            <text:p>TFP036_TaskAttachmentAsURL</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Channels.</text:p>
            <text:p>2.Click on 'Domain Plans' link</text:p>
            <text:p>3. Click on 'Domain Plan Editor'</text:p>
            <text:p>4.Create task.</text:p>
            <text:p>5.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ed on url radio button, the Attach button is disabled and Browse button disappears</text:p>
          </table:table-cell>
          <table:table-cell table:style-name="ce119" office:value-type="string">
            <text:p>-The text field is displayed when checked radio button.</text:p>
            <text:p>-When we click on url radio button the Attach button is disabled and Browse button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1">
          <table:table-cell table:style-name="ce362" office:value-type="string">
            <text:p>TFP037_TaskNewIssue</text:p>
          </table:table-cell>
          <table:table-cell table:style-name="ce119" office:value-type="string">
            <text:p>L0</text:p>
          </table:table-cell>
          <table:table-cell table:style-name="ce362" office:value-type="string">
            <text:p>New Issue</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able:table-cell>
          <table:table-cell table:style-name="ce119" office:value-type="string">
            <text:p><text:s/></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
          <table:table-cell table:style-name="ce362" office:value-type="string">
            <text:p>TFP038_TaskIssueDetails</text:p>
          </table:table-cell>
          <table:table-cell table:style-name="ce119" office:value-type="string">
            <text:p>L1</text:p>
          </table:table-cell>
          <table:table-cell table:style-name="ce362" office:value-type="string">
            <text:p>Issue(details)</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ext:p>6. Enter details in issue text area</text:p>
          </table:table-cell>
          <table:table-cell table:style-name="ce119" office:value-type="string">
            <text:p><text:s/></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78">
          <table:table-cell table:style-name="ce362" office:value-type="string">
            <text:p>TFP039_TaskIssueTypeOption</text:p>
          </table:table-cell>
          <table:table-cell table:style-name="ce119" office:value-type="string">
            <text:p>L1</text:p>
          </table:table-cell>
          <table:table-cell table:style-name="ce362" office:value-type="string">
            <text:p>Type&lt;options&gt;</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ext:p>6. 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0">
          <table:table-cell table:style-name="ce362" office:value-type="string">
            <text:p>TFP040_TaskIssueTagsDetails</text:p>
          </table:table-cell>
          <table:table-cell table:style-name="ce119" office:value-type="string">
            <text:p>L1</text:p>
          </table:table-cell>
          <table:table-cell table:style-name="ce362" office:value-type="string">
            <text:p>Tags details</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ext:p>6.Enter details in tags text field</text:p>
          </table:table-cell>
          <table:table-cell table:style-name="ce119" office:value-type="string">
            <text:p><text:s/></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2">
          <table:table-cell table:style-name="ce362" office:value-type="string">
            <text:p>TFP041_TaskIssueSeverityOption</text:p>
          </table:table-cell>
          <table:table-cell table:style-name="ce119" office:value-type="string">
            <text:p>L1</text:p>
          </table:table-cell>
          <table:table-cell table:style-name="ce362" office:value-type="string">
            <text:p>Severity</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ext:p>6.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3">
          <table:table-cell table:style-name="ce362" office:value-type="string">
            <text:p>TFP042_TaskIssueSuggestions</text:p>
          </table:table-cell>
          <table:table-cell table:style-name="ce119" office:value-type="string">
            <text:p>L1</text:p>
          </table:table-cell>
          <table:table-cell table:style-name="ce362" office:value-type="string">
            <text:p>Suggestions</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ext:p>6.Enter details in tags text field</text:p>
          </table:table-cell>
          <table:table-cell table:style-name="ce119" office:value-type="string">
            <text:p><text:s/></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2">
          <table:table-cell table:style-name="ce362" office:value-type="string">
            <text:p>TFP043_TaskIssueAttachOptions</text:p>
          </table:table-cell>
          <table:table-cell table:style-name="ce339" office:value-type="string">
            <text:p>L1</text:p>
          </table:table-cell>
          <table:table-cell table:style-name="ce362" office:value-type="string">
            <text:p>Attach&lt;options&gt;named</text:p>
          </table:table-cell>
          <table:table-cell table:style-name="ce119"/>
          <table:table-cell table:style-name="ce119" office:value-type="string">
            <text:p>1. Login to Channels.</text:p>
            <text:p>2.Click on 'Domain Plans' link</text:p>
            <text:p>3. Click on 'Domain Plan Editor'</text:p>
            <text:p>4. Create task.</text:p>
            <text:p>5. Click on new of Task issue under task details.</text:p>
            <text:p>6.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4">
          <table:table-cell table:style-name="ce362" office:value-type="string">
            <text:p>TFP044_TaskIssueAttachName</text:p>
          </table:table-cell>
          <table:table-cell table:style-name="ce339" office:value-type="string">
            <text:p>L1</text:p>
          </table:table-cell>
          <table:table-cell table:style-name="ce362" office:value-type="string">
            <text:p>Attach name</text:p>
          </table:table-cell>
          <table:table-cell table:style-name="ce119"/>
          <table:table-cell table:style-name="ce119" office:value-type="string">
            <text:p>1. Login to Channels.</text:p>
            <text:p>2.Click on 'Domain Plans' link</text:p>
            <text:p>3. Click on 'Domain Plan Editor'</text:p>
            <text:p>4. Create task.</text:p>
            <text:p>5. Click on new of Task issue under task details.</text:p>
            <text:p>6.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5">
          <table:table-cell table:style-name="ce362" office:value-type="string">
            <text:p>TFP045_TaskIssueAttachmentAsReference</text:p>
          </table:table-cell>
          <table:table-cell table:style-name="ce339" office:value-type="string">
            <text:p>L1</text:p>
          </table:table-cell>
          <table:table-cell table:style-name="ce362" office:value-type="string">
            <text:p>File Attachment&lt;reference&gt;</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ext:p>6.Select Reference option in attachment</text:p>
            <text:p>7.Click on file radio button</text:p>
            <text:p>8. Click on choose file button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52">
          <table:table-cell table:style-name="ce362" office:value-type="string">
            <text:p>TFP046_TaskIssueAttachmentAsPolicy</text:p>
          </table:table-cell>
          <table:table-cell table:style-name="ce339" office:value-type="string">
            <text:p>L1</text:p>
          </table:table-cell>
          <table:table-cell table:style-name="ce362" office:value-type="string">
            <text:p>File Attachment&lt;Policy&gt;</text:p>
          </table:table-cell>
          <table:table-cell table:style-name="ce119"/>
          <table:table-cell table:style-name="ce119" office:value-type="string">
            <text:p>1. Login to Channels.</text:p>
            <text:p>2.Click on 'Domain Plans' link</text:p>
            <text:p>3. Click on 'Domain Plan Editor'</text:p>
            <text:p>4.Create task.</text:p>
            <text:p>5. Click on new of Task issue under task details.</text:p>
            <text:p>6.Select policy option in attachment</text:p>
            <text:p>7.Click on file radio button.</text:p>
            <text:p>8.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3">
          <table:table-cell table:style-name="ce406" office:value-type="string">
            <text:p>TFP047_IssueAttachmentAsURL</text:p>
          </table:table-cell>
          <table:table-cell table:style-name="ce409" office:value-type="string">
            <text:p>L1</text:p>
          </table:table-cell>
          <table:table-cell table:style-name="ce406" office:value-type="string">
            <text:p>URL Attachment</text:p>
          </table:table-cell>
          <table:table-cell table:style-name="ce411"/>
          <table:table-cell table:style-name="ce411" office:value-type="string">
            <text:p>1. Login to Channels.</text:p>
            <text:p>2.Click on 'Domain Plans' link</text:p>
            <text:p>3. Click on 'Domain Plan Editor'</text:p>
            <text:p>4.Create task.</text:p>
            <text:p>5. Click on new of Task issue under task details.</text:p>
            <text:p>6.Click on radio button of URL</text:p>
          </table:table-cell>
          <table:table-cell table:style-name="ce411" office:value-type="string">
            <text:p><text:s/></text:p>
          </table:table-cell>
          <table:table-cell table:style-name="ce413" office:value-type="string">
            <text:p>-Verify that text field is displayed when checked radio button.</text:p>
            <text:p>-Verify that when click on URL radio button the Attach button is disabled and the Browse button disappears.</text:p>
          </table:table-cell>
          <table:table-cell table:style-name="ce411" office:value-type="string">
            <text:p>-The text field is displayed when checked radio button.</text:p>
            <text:p>-When we click on URL radio button the Attach is disabled and Browse button disappears.</text:p>
          </table:table-cell>
          <table:table-cell table:style-name="ce411" office:value-type="string">
            <text:p>PASS</text:p>
          </table:table-cell>
          <table:table-cell table:style-name="ce411" office:value-type="string">
            <text:p>YES</text:p>
          </table:table-cell>
          <table:table-cell table:style-name="ce411" table:number-columns-repeated="2"/>
          <table:table-cell table:style-name="ce415" office:value-type="string">
            <text:p>YES</text:p>
          </table:table-cell>
          <table:table-cell table:style-name="ce415" table:number-columns-repeated="7"/>
          <table:table-cell table:style-name="ce416" table:number-columns-repeated="1002"/>
          <table:table-cell table:style-name="ce421" table:number-columns-repeated="2"/>
        </table:table-row>
        <table:table-row table:style-name="ro226">
          <table:table-cell table:style-name="ce363" office:value-type="string">
            <text:p>TFP048_WrongURLIssue</text:p>
          </table:table-cell>
          <table:table-cell table:style-name="ce340" office:value-type="string">
            <text:p>L2</text:p>
          </table:table-cell>
          <table:table-cell table:style-name="ce363" office:value-type="string">
            <text:p>Enter URL</text:p>
          </table:table-cell>
          <table:table-cell table:style-name="ce335"/>
          <table:table-cell table:style-name="ce335" office:value-type="string">
            <text:p>1. Login to Channels.</text:p>
            <text:p>2.Click on 'Domain Plans' link</text:p>
            <text:p>3. Click on 'Domain Plan Editor'</text:p>
            <text:p>4.Create task.</text:p>
            <text:p>5. Click on new of Task issue under task details.</text:p>
            <text:p>6.Click on radio button of URL</text:p>
            <text:p>7.Enter the URL or File path in text field</text:p>
          </table:table-cell>
          <table:table-cell table:style-name="ce335"/>
          <table:table-cell table:style-name="ce370" office:value-type="string">
            <text:p>-Verify that URL or file path can be entered.</text:p>
            <text:p>-Verify that if its a wrong file path a proper error message should be displayed</text:p>
          </table:table-cell>
          <table:table-cell table:style-name="ce335" office:value-type="string">
            <text:p>-The URL or file path can be entered.</text:p>
            <text:p>-If its a wrong file path a proper error message should be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17" table:number-columns-repeated="1002"/>
          <table:table-cell table:style-name="ce345" table:number-columns-repeated="2"/>
        </table:table-row>
        <table:table-row table:style-name="ro6">
          <table:table-cell table:style-name="ce362" office:value-type="string">
            <text:p>TFP049_WaiveIssue</text:p>
          </table:table-cell>
          <table:table-cell table:style-name="ce339" office:value-type="string">
            <text:p>L1</text:p>
          </table:table-cell>
          <table:table-cell table:style-name="ce362" office:value-type="string">
            <text:p>Waive this kind of issue</text:p>
          </table:table-cell>
          <table:table-cell table:style-name="ce119"/>
          <table:table-cell table:style-name="ce119" office:value-type="string">
            <text:p>1. Login to Channels.</text:p>
            <text:p>2.Click on 'Domain Plans' link</text:p>
            <text:p>3. Click on 'Domain Plan Editor'</text:p>
            <text:p>4.Create task.</text:p>
            <text:p>5.Click on new of Task issue under task details.</text:p>
            <text:p>6.Click on check box of waive this kind of issue</text:p>
          </table:table-cell>
          <table:table-cell table:style-name="ce119" office:value-type="string">
            <text:p><text:s/></text:p>
          </table:table-cell>
          <table:table-cell table:style-name="ce281" office:value-type="string">
            <text:p>-Verify that checked 'waive this kind of issue' the create survey link is removed</text:p>
            <text:p>-Verify that when unchecked waived this kind of issue create survey link is seen</text:p>
          </table:table-cell>
          <table:table-cell table:style-name="ce119" office:value-type="string">
            <text:p>-When checked 'waive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6">
          <table:table-cell table:style-name="ce363" office:value-type="string">
            <text:p>TFP050_TaskCreateSurvey</text:p>
          </table:table-cell>
          <table:table-cell table:style-name="ce340" office:value-type="string">
            <text:p>L0</text:p>
          </table:table-cell>
          <table:table-cell table:style-name="ce363" office:value-type="string">
            <text:p>Create Survey</text:p>
          </table:table-cell>
          <table:table-cell table:style-name="ce335"/>
          <table:table-cell table:style-name="ce335" office:value-type="string">
            <text:p>1. Login to Channels.</text:p>
            <text:p>2.Click on 'Domain Plans' link</text:p>
            <text:p>3. Click on 'Domain Plan Editor'</text:p>
            <text:p>4.Create task.</text:p>
            <text:p>5. Click on new of Task issue under task details.</text:p>
            <text:p>6.Click on create survey</text:p>
          </table:table-cell>
          <table:table-cell table:style-name="ce335"/>
          <table:table-cell table:style-name="ce370" office:value-type="string">
            <text:p>-Verify that Create survey window opens.</text:p>
            <text:p>-Verify that Survey is created</text:p>
            <text:p>-Verify that view survey is seen</text:p>
          </table:table-cell>
          <table:table-cell table:style-name="ce335" office:value-type="string">
            <text:p>-Create survey window opens.</text:p>
            <text:p>- Survey is created</text:p>
            <text:p>-View survey is seen</text:p>
          </table:table-cell>
          <table:table-cell table:style-name="ce335" office:value-type="string">
            <text:p>FAIL</text:p>
          </table:table-cell>
          <table:table-cell table:style-name="ce335" office:value-type="string">
            <text:p>NO</text:p>
          </table:table-cell>
          <table:table-cell table:style-name="ce335"/>
          <table:table-cell table:style-name="ce335" office:value-type="string">
            <text:p>Obsolete</text:p>
          </table:table-cell>
          <table:table-cell table:style-name="ce373" office:value-type="string">
            <text:p>YES</text:p>
          </table:table-cell>
          <table:table-cell table:style-name="ce373" table:number-columns-repeated="7"/>
          <table:table-cell table:style-name="ce418" table:number-columns-repeated="1002"/>
          <table:table-cell table:style-name="ce345" table:number-columns-repeated="2"/>
        </table:table-row>
        <table:table-row table:style-name="ro206">
          <table:table-cell table:style-name="ce362" office:value-type="string">
            <text:p>TFP051_AddInfoReceiveSendInformation</text:p>
          </table:table-cell>
          <table:table-cell table:style-name="ce119" office:value-type="string">
            <text:p>L1</text:p>
          </table:table-cell>
          <table:table-cell table:style-name="ce362" office:value-type="string">
            <text:p>Information</text:p>
          </table:table-cell>
          <table:table-cell table:style-name="ce119"/>
          <table:table-cell table:style-name="ce119" office:value-type="string">
            <text:p>1. Login to Channels.</text:p>
            <text:p>2.Click on 'Domain Plans' link</text:p>
            <text:p>3. Click on 'Domain Plan Editor'</text:p>
            <text:p>4. Create task.</text:p>
            <text:p>5. Click on add info receives or add info sends.</text:p>
            <text:p>6. Enter the details for Information</text:p>
          </table:table-cell>
          <table:table-cell table:style-name="ce119" office:value-type="string">
            <text:p><text:s/></text:p>
          </table:table-cell>
          <table:table-cell table:style-name="ce281" office:value-type="string">
            <text:p>-Verify that information can be added</text:p>
          </table:table-cell>
          <table:table-cell table:style-name="ce119" office:value-type="string">
            <text:p>-The information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0">
          <table:table-cell table:style-name="ce56" office:value-type="string">
            <text:p>TFP052_AddInfoReceiveSendTagLink</text:p>
          </table:table-cell>
          <table:table-cell table:style-name="ce105" office:value-type="string">
            <text:p>L1</text:p>
          </table:table-cell>
          <table:table-cell table:style-name="ce56" office:value-type="string">
            <text:p>Tags link Under Show Advanced Form</text:p>
          </table:table-cell>
          <table:table-cell table:style-name="ce105"/>
          <table:table-cell table:style-name="ce105" office:value-type="string">
            <text:p>1. Login to Channels.</text:p>
            <text:p>2.Click on 'Domain Plans' link</text:p>
            <text:p>3. Click on 'Domain Plan Editor'</text:p>
            <text:p>4. Create task.</text:p>
            <text:p>5. Click on 'Show Advanced Form' Link</text:p>
            <text:p>6. Click on Tags link</text:p>
          </table:table-cell>
          <table:table-cell table:style-name="ce105" office:value-type="string">
            <text:p><text:s/></text:p>
          </table:table-cell>
          <table:table-cell table:style-name="ce414" office:value-type="string">
            <text:p>-Verify that when clicked on <text:s/>tags link the About plan with title tags gets opened</text:p>
          </table:table-cell>
          <table:table-cell table:style-name="ce105" office:value-type="string">
            <text:p>-When clicked on <text:s/>tags link the About plan with title tags gets open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419" table:number-columns-repeated="1002"/>
          <table:table-cell table:style-name="ce422" table:number-columns-repeated="2"/>
        </table:table-row>
        <table:table-row table:style-name="ro222">
          <table:table-cell table:style-name="ce56" office:value-type="string">
            <text:p>TFP053_AddInfoReceiveSendTagDetails</text:p>
          </table:table-cell>
          <table:table-cell table:style-name="ce105" office:value-type="string">
            <text:p>L1</text:p>
          </table:table-cell>
          <table:table-cell table:style-name="ce56" office:value-type="string">
            <text:p>Tags details Under Show Advanced Form</text:p>
          </table:table-cell>
          <table:table-cell table:style-name="ce105"/>
          <table:table-cell table:style-name="ce105" office:value-type="string">
            <text:p>1. Login to Channels.</text:p>
            <text:p>2.Click on 'Domain Plans' link</text:p>
            <text:p>3. Click on 'Domain Plan Editor'</text:p>
            <text:p>4. Create task.</text:p>
            <text:p>5. Click on 'Show Advanced Form' Link</text:p>
            <text:p>6. Enter details in tags details</text:p>
          </table:table-cell>
          <table:table-cell table:style-name="ce105" office:value-type="string">
            <text:p><text:s/></text:p>
          </table:table-cell>
          <table:table-cell table:style-name="ce414" office:value-type="string">
            <text:p>-Verify that details can be entered in tags and tag can be added</text:p>
          </table:table-cell>
          <table:table-cell table:style-name="ce105" office:value-type="string">
            <text:p>-The details can be entered in tags and tag can be add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419" table:number-columns-repeated="1002"/>
          <table:table-cell table:style-name="ce422" table:number-columns-repeated="2"/>
        </table:table-row>
        <table:table-row table:style-name="ro33">
          <table:table-cell table:style-name="ce362" office:value-type="string">
            <text:p>TFP054_AddInfoReceiveSendIntent</text:p>
          </table:table-cell>
          <table:table-cell table:style-name="ce119" office:value-type="string">
            <text:p>L1</text:p>
          </table:table-cell>
          <table:table-cell table:style-name="ce362" office:value-type="string">
            <text:p>Intent Under Show Advanced Form</text:p>
          </table:table-cell>
          <table:table-cell table:style-name="ce119"/>
          <table:table-cell table:style-name="ce119" office:value-type="string">
            <text:p>1. Login to Channels.</text:p>
            <text:p>2.Click on 'Domain Plans' link</text:p>
            <text:p>3. Click on 'Domain Plan Editor'</text:p>
            <text:p>4. Create task.</text:p>
            <text:p>5. Click on 'Show Advanced Form' Link</text:p>
            <text:p>6. Click on add info receive or add info send.</text:p>
            <text:p>7. Select Options from intent</text:p>
          </table:table-cell>
          <table:table-cell table:style-name="ce119" office:value-type="string">
            <text:p><text:s/></text:p>
          </table:table-cell>
          <table:table-cell table:style-name="ce281" office:value-type="string">
            <text:p>-Verify that list of options are present for intent</text:p>
          </table:table-cell>
          <table:table-cell table:style-name="ce119" office:value-type="string">
            <text:p>-The list of options are present for int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87">
          <table:table-cell table:style-name="ce362" office:value-type="string">
            <text:p>TFP055_AddInfoReceiveSendElementsLink</text:p>
          </table:table-cell>
          <table:table-cell table:style-name="ce119" office:value-type="string">
            <text:p>L1</text:p>
          </table:table-cell>
          <table:table-cell table:style-name="ce362" office:value-type="string">
            <text:p>Elements link</text:p>
          </table:table-cell>
          <table:table-cell table:style-name="ce119"/>
          <table:table-cell table:style-name="ce119" office:value-type="string">
            <text:p>1. Login to Channels.</text:p>
            <text:p>2.Click on 'Domain Plans' link</text:p>
            <text:p>3. Click on 'Domain Plan Editor'</text:p>
            <text:p>4. Create task.</text:p>
            <text:p>5. Click on add info receives or add info sends.</text:p>
            <text:p>6. Click on Element link</text:p>
          </table:table-cell>
          <table:table-cell table:style-name="ce119" office:value-type="string">
            <text:p><text:s/></text:p>
          </table:table-cell>
          <table:table-cell table:style-name="ce281" office:value-type="string">
            <text:p>-Verify that when clicked on Element link the Element of information's gets opened gets opened</text:p>
          </table:table-cell>
          <table:table-cell table:style-name="ce119" office:value-type="string">
            <text:p>-When clicked on Element link the Element of information's gets opened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7">
          <table:table-cell table:style-name="ce56" office:value-type="string">
            <text:p>TFP056_NotificationOption</text:p>
          </table:table-cell>
          <table:table-cell table:style-name="ce105" office:value-type="string">
            <text:p>L1</text:p>
          </table:table-cell>
          <table:table-cell table:style-name="ce56" office:value-type="string">
            <text:p>Notification&lt;options&gt;</text:p>
          </table:table-cell>
          <table:table-cell table:style-name="ce105"/>
          <table:table-cell table:style-name="ce105" office:value-type="string">
            <text:p>1. Login to Channels.</text:p>
            <text:p>2.Click on 'Domain Plans' link</text:p>
            <text:p>3. Click on 'Domain Plan Editor'</text:p>
            <text:p>4. Create task.</text:p>
            <text:p>5. Click on add info receive or add info send.</text:p>
            <text:p>6. Select option form drop down</text:p>
            <text:p>7.Click on notification radio button.</text:p>
          </table:table-cell>
          <table:table-cell table:style-name="ce105" office:value-type="string">
            <text:p><text:s/></text:p>
          </table:table-cell>
          <table:table-cell table:style-name="ce414" office:value-type="string">
            <text:p>-Verify that when notification is selected then instruction get disabled</text:p>
          </table:table-cell>
          <table:table-cell table:style-name="ce105" office:value-type="string">
            <text:p>-When notification is selected then instruction get disabl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419" table:number-columns-repeated="1002"/>
          <table:table-cell table:style-name="ce422" table:number-columns-repeated="2"/>
        </table:table-row>
        <table:table-row table:style-name="ro33">
          <table:table-cell table:style-name="ce362" office:value-type="string">
            <text:p>TFP057_ReplyThatOption</text:p>
          </table:table-cell>
          <table:table-cell table:style-name="ce119" office:value-type="string">
            <text:p>L1</text:p>
          </table:table-cell>
          <table:table-cell table:style-name="ce362" office:value-type="string">
            <text:p>Reply that&lt;options&gt;</text:p>
          </table:table-cell>
          <table:table-cell table:style-name="ce119"/>
          <table:table-cell table:style-name="ce119" office:value-type="string">
            <text:p>1. Login to Channels.</text:p>
            <text:p>2.Click on 'Domain Plans' link</text:p>
            <text:p>3. Click on 'Domain Plan Editor'</text:p>
            <text:p>4. Create task.</text:p>
            <text:p>5. Click on add info receive or add info send.</text:p>
            <text:p>6. Select option form drop down</text:p>
            <text:p>7. Click on Reply that radio button</text:p>
          </table:table-cell>
          <table:table-cell table:style-name="ce119" office:value-type="string">
            <text:p><text:s/></text:p>
          </table:table-cell>
          <table:table-cell table:style-name="ce369" office:value-type="string">
            <text:p>-Verify that option can be selected for Reply that</text:p>
            <text:p>-Verify that check box for only if task fails appears.</text:p>
            <text:p>-Verify that when unchecked box for only if task fails disappears</text:p>
          </table:table-cell>
          <table:table-cell table:style-name="ce119" office:value-type="string">
            <text:p>-The option can be selected for Reply that</text:p>
            <text:p>-The check box for only if task fails appears.</text:p>
            <text:p>-When unchecked box for only if task fails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00">
          <table:table-cell table:style-name="ce362" office:value-type="string">
            <text:p>TFP058_FromTaskToTask</text:p>
          </table:table-cell>
          <table:table-cell table:style-name="ce119" office:value-type="string">
            <text:p>L1</text:p>
          </table:table-cell>
          <table:table-cell table:style-name="ce362" office:value-type="string">
            <text:p>From task &amp; to task</text:p>
          </table:table-cell>
          <table:table-cell table:style-name="ce119"/>
          <table:table-cell table:style-name="ce119" office:value-type="string">
            <text:p>1. Login to Channels.</text:p>
            <text:p>2.Click on 'Domain Plans' link</text:p>
            <text:p>3. Click on 'Domain Plan Editor'</text:p>
            <text:p>4. Create task.</text:p>
            <text:p>5. Click on add info receive or add info send.</text:p>
            <text:p>6. Verify From task link</text:p>
            <text:p>7. Verify To task link</text:p>
          </table:table-cell>
          <table:table-cell table:style-name="ce119" office:value-type="string">
            <text:p><text:s/></text:p>
          </table:table-cell>
          <table:table-cell table:style-name="ce369" office:value-type="string">
            <text:p>Verify that from task and to task links are present</text:p>
          </table:table-cell>
          <table:table-cell table:style-name="ce119" office:value-type="string">
            <text:p>The from task and to task links are presen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12">
          <table:table-cell table:style-name="ce362" office:value-type="string">
            <text:p>TFP059_FromtaskOptions</text:p>
          </table:table-cell>
          <table:table-cell table:style-name="ce119" office:value-type="string">
            <text:p>L1</text:p>
          </table:table-cell>
          <table:table-cell table:style-name="ce362" office:value-type="string">
            <text:p>From task&lt;options&gt;</text:p>
          </table:table-cell>
          <table:table-cell table:style-name="ce119"/>
          <table:table-cell table:style-name="ce119" office:value-type="string">
            <text:p>1. Login to Channels.</text:p>
            <text:p>2.Click on 'Domain Plans' link</text:p>
            <text:p>3. Click on 'Domain Plan Editor'</text:p>
            <text:p>4. Create task.</text:p>
            <text:p>5. Click on add info receive or add info send.</text:p>
            <text:p>6. Click on From task options</text:p>
          </table:table-cell>
          <table:table-cell table:style-name="ce119" office:value-type="string">
            <text:p><text:s/></text:p>
          </table:table-cell>
          <table:table-cell table:style-name="ce369" office:value-type="string">
            <text:p>-Verify that from task contains list of options</text:p>
            <text:p>-Verify that option can be selected from drop down list.</text:p>
          </table:table-cell>
          <table:table-cell table:style-name="ce119" office:value-type="string">
            <text:p>-The from task contains list of options</text:p>
            <text:p>-The option can be selected from drop down lis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318" table:number-columns-repeated="2"/>
        </table:table-row>
        <table:table-row table:style-name="ro210">
          <table:table-cell table:style-name="ce362" office:value-type="string">
            <text:p>TFP060_CreateFlow</text:p>
          </table:table-cell>
          <table:table-cell table:style-name="ce119" office:value-type="string">
            <text:p>L1</text:p>
          </table:table-cell>
          <table:table-cell table:style-name="ce362" office:value-type="string">
            <text:p>From task-Other</text:p>
          </table:table-cell>
          <table:table-cell table:style-name="ce119"/>
          <table:table-cell table:style-name="ce119" office:value-type="string">
            <text:p>1. Login to Channels.</text:p>
            <text:p>2.Click on 'Domain Plans' link</text:p>
            <text:p>3. Click on 'Domain Plan Editor'</text:p>
            <text:p>4. Create task.</text:p>
            <text:p>5. Click on add info receive or add info send.</text:p>
            <text:p>6. Click on From task options</text:p>
            <text:p>7. Select others.</text:p>
            <text:p>8. Enter the details or task name</text:p>
          </table:table-cell>
          <table:table-cell table:style-name="ce119" office:value-type="string">
            <text:p><text:s/></text:p>
          </table:table-cell>
          <table:table-cell table:style-name="ce369" office:value-type="string">
            <text:p>-Verify that task can be created.</text:p>
            <text:p>-Verify that flow is created</text:p>
          </table:table-cell>
          <table:table-cell table:style-name="ce119" office:value-type="string">
            <text:p>-The task can be created.</text:p>
            <text:p>-The flow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318" table:number-columns-repeated="2"/>
        </table:table-row>
        <table:table-row table:style-name="ro40">
          <table:table-cell table:style-name="ce56" office:value-type="string">
            <text:p>TFP061_AddInfoReceiveSendButOnlyIfOption</text:p>
          </table:table-cell>
          <table:table-cell table:style-name="ce105" office:value-type="string">
            <text:p>L1</text:p>
          </table:table-cell>
          <table:table-cell table:style-name="ce56" office:value-type="string">
            <text:p>But only if</text:p>
          </table:table-cell>
          <table:table-cell table:style-name="ce105"/>
          <table:table-cell table:style-name="ce105" office:value-type="string">
            <text:p>1. Login to Channels.</text:p>
            <text:p>2.Click on 'Domain Plans' link</text:p>
            <text:p>3. Click on 'Domain Plan Editor'</text:p>
            <text:p>4. Create task.</text:p>
            <text:p>5.Click on add info receive or add info send.</text:p>
            <text:p>6.Click on Show 'Advanced Form'.</text:p>
            <text:p>7. Click on but only if check box</text:p>
          </table:table-cell>
          <table:table-cell table:style-name="ce105" office:value-type="string">
            <text:p><text:s/></text:p>
          </table:table-cell>
          <table:table-cell table:style-name="ce414" office:value-type="string">
            <text:p>-Verify that but only if contains list of options</text:p>
          </table:table-cell>
          <table:table-cell table:style-name="ce105" office:value-type="string">
            <text:p>-The but only if contains list of options.</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office:value-type="string">
            <text:p>YES</text:p>
          </table:table-cell>
          <table:table-cell table:style-name="ce53" table:number-columns-repeated="6"/>
          <table:table-cell table:style-name="ce419" table:number-columns-repeated="1002"/>
          <table:table-cell table:style-name="ce422" table:number-columns-repeated="2"/>
        </table:table-row>
        <table:table-row table:style-name="ro228">
          <table:table-cell table:style-name="ce362" office:value-type="string">
            <text:p>TFP062_AddInfoReceiveSendChannels</text:p>
          </table:table-cell>
          <table:table-cell table:style-name="ce119" office:value-type="string">
            <text:p>L1</text:p>
          </table:table-cell>
          <table:table-cell table:style-name="ce362" office:value-type="string">
            <text:p>Channels</text:p>
          </table:table-cell>
          <table:table-cell table:style-name="ce119"/>
          <table:table-cell table:style-name="ce119" office:value-type="string">
            <text:p>1. Login to Channels.</text:p>
            <text:p>2.Click on 'Domain Plans' link</text:p>
            <text:p>3. Click on 'Domain Plan Editor'</text:p>
            <text:p>4. Create task.</text:p>
            <text:p>5.Click on add info receive or add info send.</text:p>
            <text:p>6. Click on channels options list</text:p>
          </table:table-cell>
          <table:table-cell table:style-name="ce119" office:value-type="string">
            <text:p><text:s/></text:p>
          </table:table-cell>
          <table:table-cell table:style-name="ce281" office:value-type="string">
            <text:p>-Verify that list of Medium is present</text:p>
          </table:table-cell>
          <table:table-cell table:style-name="ce119" office:value-type="string">
            <text:p>-The list of Medium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360" table:number-columns-repeated="1002"/>
          <table:table-cell table:style-name="ce26" table:number-columns-repeated="2"/>
        </table:table-row>
        <table:table-row table:style-name="ro229">
          <table:table-cell table:style-name="ce362" office:value-type="string">
            <text:p>TFP063_AddInfoReceiveSendChannelsOptions</text:p>
          </table:table-cell>
          <table:table-cell table:style-name="ce119" office:value-type="string">
            <text:p>L1</text:p>
          </table:table-cell>
          <table:table-cell table:style-name="ce362" office:value-type="string">
            <text:p>Channels&lt;options&gt;</text:p>
          </table:table-cell>
          <table:table-cell table:style-name="ce119"/>
          <table:table-cell table:style-name="ce119" office:value-type="string">
            <text:p>1. Login to Channels.</text:p>
            <text:p>2.Click on 'Domain Plans' link</text:p>
            <text:p>3. Click on 'Domain Plan Editor'</text:p>
            <text:p>4. Create task.</text:p>
            <text:p>5.Click on add info receive or add info send.</text:p>
            <text:p>6.Click on channels list</text:p>
            <text:p>7.Select the options from channels</text:p>
            <text:p>8. Click on Check box of medium and unchecked it</text:p>
          </table:table-cell>
          <table:table-cell table:style-name="ce119" office:value-type="string">
            <text:p><text:s/></text:p>
          </table:table-cell>
          <table:table-cell table:style-name="ce281" office:value-type="string">
            <text:p>-Verify that list of medium is present.</text:p>
            <text:p>-Verify that a medium can be selected.</text:p>
            <text:p>-Verify that when unchecked the medium should be removed</text:p>
          </table:table-cell>
          <table:table-cell table:style-name="ce119" office:value-type="string">
            <text:p>-The list of medium is present.</text:p>
            <text:p>-A medium can be selected.</text:p>
            <text:p>-When unchecked the medium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80">
          <table:table-cell table:style-name="ce362" office:value-type="string">
            <text:p>TFP064_ChannelsMedium</text:p>
          </table:table-cell>
          <table:table-cell table:style-name="ce119" office:value-type="string">
            <text:p>L1</text:p>
          </table:table-cell>
          <table:table-cell table:style-name="ce362" office:value-type="string">
            <text:p>Channels -move medium</text:p>
          </table:table-cell>
          <table:table-cell table:style-name="ce119"/>
          <table:table-cell table:style-name="ce119" office:value-type="string">
            <text:p>1. Login to Channels.</text:p>
            <text:p>2.Click on 'Domain Plans' link</text:p>
            <text:p>3. Click on 'Domain Plan Editor'</text:p>
            <text:p>4. Create task.</text:p>
            <text:p>5.Click on add info receive or add info send.</text:p>
            <text:p>6.Click on channels list</text:p>
            <text:p>7.Select the options from channels</text:p>
            <text:p>8.Click on -Move to top icon</text:p>
          </table:table-cell>
          <table:table-cell table:style-name="ce119" office:value-type="string">
            <text:p><text:s/></text:p>
          </table:table-cell>
          <table:table-cell table:style-name="ce281" office:value-type="string">
            <text:p>-Verify that medium can be moved to top or bottom</text:p>
          </table:table-cell>
          <table:table-cell table:style-name="ce119" office:value-type="string">
            <text:p>-The medium can be moved to top or bottom</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4">
          <table:table-cell table:style-name="ce407" office:value-type="string">
            <text:p>TFP065_AddInfoReceiveSendWithin</text:p>
          </table:table-cell>
          <table:table-cell table:style-name="ce105" office:value-type="string">
            <text:p>L1</text:p>
          </table:table-cell>
          <table:table-cell table:style-name="ce56" office:value-type="string">
            <text:p>Within</text:p>
          </table:table-cell>
          <table:table-cell table:style-name="ce105"/>
          <table:table-cell table:style-name="ce105" office:value-type="string">
            <text:p>1. Login to Channels.</text:p>
            <text:p>2.Click on 'Domain Plans' link</text:p>
            <text:p>3. Click on 'Domain Plan Editor'</text:p>
            <text:p>4. Create task.</text:p>
            <text:p>5.Click on add info receive or add info send.</text:p>
            <text:p>6.Click on Show Advanced Form</text:p>
            <text:p>7.Click on within and enter details for hours, minutes, secs,days, weeks</text:p>
          </table:table-cell>
          <table:table-cell table:style-name="ce105" office:value-type="string">
            <text:p><text:s/></text:p>
          </table:table-cell>
          <table:table-cell table:style-name="ce414" office:value-type="string">
            <text:p>-Verify that details can be entered and selected</text:p>
          </table:table-cell>
          <table:table-cell table:style-name="ce105" office:value-type="string">
            <text:p>-The details can be entered and select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419" table:number-columns-repeated="1002"/>
          <table:table-cell table:style-name="ce422" table:number-columns-repeated="2"/>
        </table:table-row>
        <table:table-row table:style-name="ro224">
          <table:table-cell table:style-name="ce56" office:value-type="string">
            <text:p>TFP066_Sender'sTask</text:p>
          </table:table-cell>
          <table:table-cell table:style-name="ce105" office:value-type="string">
            <text:p>L1</text:p>
          </table:table-cell>
          <table:table-cell table:style-name="ce56" office:value-type="string">
            <text:p>Sender's task</text:p>
          </table:table-cell>
          <table:table-cell table:style-name="ce105"/>
          <table:table-cell table:style-name="ce105" office:value-type="string">
            <text:p>1. Login to Channels.</text:p>
            <text:p>2.Click on 'Domain Plans' link</text:p>
            <text:p>3. Click on 'Domain Plan Editor'</text:p>
            <text:p>4. Create task.</text:p>
            <text:p>5. Click on add info receive or add info send.</text:p>
            <text:p>6. Click on Senders task link</text:p>
          </table:table-cell>
          <table:table-cell table:style-name="ce105" office:value-type="string">
            <text:p>Username= ”smith” Password= ”@test123”</text:p>
          </table:table-cell>
          <table:table-cell table:style-name="ce414" office:value-type="string">
            <text:p>-Verify that information flow details gets minimized</text:p>
            <text:p>-Verify that pointer moves to sender task in add info send</text:p>
          </table:table-cell>
          <table:table-cell table:style-name="ce105" office:value-type="string">
            <text:p>-The information flow details gets minimized</text:p>
            <text:p>-Verify that pointer moves to sender task in add info send</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53" office:value-type="string">
            <text:p>YES</text:p>
          </table:table-cell>
          <table:table-cell table:style-name="ce53" table:number-columns-repeated="7"/>
          <table:table-cell table:style-name="ce419" table:number-columns-repeated="1002"/>
          <table:table-cell table:style-name="ce422" table:number-columns-repeated="2"/>
        </table:table-row>
        <table:table-row table:style-name="ro7">
          <table:table-cell table:style-name="ce56" office:value-type="string">
            <text:p>TFP067_TerminatesAfterNotifying</text:p>
          </table:table-cell>
          <table:table-cell table:style-name="ce105" office:value-type="string">
            <text:p>L1</text:p>
          </table:table-cell>
          <table:table-cell table:style-name="ce56" office:value-type="string">
            <text:p>terminates after notifying</text:p>
          </table:table-cell>
          <table:table-cell table:style-name="ce105"/>
          <table:table-cell table:style-name="ce105" office:value-type="string">
            <text:p>1. Login to Channels.</text:p>
            <text:p>2.Click on 'Domain Plans' link</text:p>
            <text:p>3. Click on 'Domain Plan Editor'</text:p>
            <text:p>4. Create task.</text:p>
            <text:p>5. Click on add info receive or add info send.</text:p>
            <text:p>6. Click on check box of terminates after notifying</text:p>
          </table:table-cell>
          <table:table-cell table:style-name="ce105"/>
          <table:table-cell table:style-name="ce414" office:value-type="string">
            <text:p>-Verify that (stop) is displayed on the flow</text:p>
          </table:table-cell>
          <table:table-cell table:style-name="ce105" office:value-type="string">
            <text:p>-(stop) is displayed on the flow.</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53" office:value-type="string">
            <text:p>YES</text:p>
          </table:table-cell>
          <table:table-cell table:style-name="ce53" table:number-columns-repeated="7"/>
          <table:table-cell table:style-name="ce419" table:number-columns-repeated="1002"/>
          <table:table-cell table:style-name="ce422" table:number-columns-repeated="2"/>
        </table:table-row>
        <table:table-row table:style-name="ro217">
          <table:table-cell table:style-name="ce362" office:value-type="string">
            <text:p>TFP068_AddInfoReceiveSendInstructions</text:p>
          </table:table-cell>
          <table:table-cell table:style-name="ce119" office:value-type="string">
            <text:p>L1</text:p>
          </table:table-cell>
          <table:table-cell table:style-name="ce362" office:value-type="string">
            <text:p>Instructions</text:p>
          </table:table-cell>
          <table:table-cell table:style-name="ce119"/>
          <table:table-cell table:style-name="ce119" office:value-type="string">
            <text:p>1. Login to Channels.</text:p>
            <text:p>2.Click on 'Domain Plans' link</text:p>
            <text:p>3. Click on 'Domain Plan Editor'</text:p>
            <text:p>4. Create task.</text:p>
            <text:p>5. Click on add info receive or add info send.</text:p>
            <text:p>6. Enter details into instructions</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420" table:number-columns-repeated="1002"/>
          <table:table-cell table:style-name="ce318" table:number-columns-repeated="2"/>
        </table:table-row>
        <table:table-row table:style-name="ro178">
          <table:table-cell table:style-name="ce362" office:value-type="string">
            <text:p>TFP069_AddInfoReceiveSendAttachOptions</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Channels.</text:p>
            <text:p>2.Click on 'Domain Plans' link</text:p>
            <text:p>3. Click on 'Domain Plan Editor'</text:p>
            <text:p>4. Create task.</text:p>
            <text:p>5. Click on add info receive or add info send.</text:p>
            <text:p>6.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ext:span text:style-name="T15">-The attach contains list of options.</text:span></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7">
          <table:table-cell table:style-name="ce362" office:value-type="string">
            <text:p>TFP070_AddInfoReceiveSendAttach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Channels.</text:p>
            <text:p>2.Click on 'Domain Plans' link</text:p>
            <text:p>3. Click on 'Domain Plan Editor'</text:p>
            <text:p>4. Create task.</text:p>
            <text:p>5. Click on add info receive or add info send.</text:p>
            <text:p>6.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0">
          <table:table-cell table:style-name="ce362" office:value-type="string">
            <text:p>TFP071_AddInfoReceiveSend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Channels.</text:p>
            <text:p>2.Click on 'Domain Plans' link</text:p>
            <text:p>3. Click on 'Domain Plan Editor'</text:p>
            <text:p>4.Create task.</text:p>
            <text:p>5. Click on add info receive or add info send.</text:p>
            <text:p>6.Select Reference option in attachment</text:p>
            <text:p>7.Click on file radio button</text:p>
            <text:p>8. Click on Browse button and select a file.</text:p>
          </table:table-cell>
          <table:table-cell table:style-name="ce119" office:value-type="string">
            <text:p><text:s/></text:p>
          </table:table-cell>
          <table:table-cell table:style-name="ce369" office:value-type="string">
            <text:p>-Verify that file can be attached.</text:p>
            <text:p>-Verify that icon for reference</text:p>
          </table:table-cell>
          <table:table-cell table:style-name="ce119" office:value-type="string">
            <text:p>-The file is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42">
          <table:table-cell table:style-name="ce362" office:value-type="string">
            <text:p>TFP072_AddInfoReceiveSend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Channels.</text:p>
            <text:p>2.Click on 'Domain Plans' link</text:p>
            <text:p>3. Click on 'Domain Plan Editor'</text:p>
            <text:p>4.Create task.</text:p>
            <text:p>5. Click on add info receive or add info send.</text:p>
            <text:p>6.Select policy option in attachment</text:p>
            <text:p>7.Click on file radiobutton.</text:p>
            <text:p>8. Click on Browse button and select a file.</text:p>
          </table:table-cell>
          <table:table-cell table:style-name="ce119" office:value-type="string">
            <text:p><text:s/></text:p>
          </table:table-cell>
          <table:table-cell table:style-name="ce369" office:value-type="string">
            <text:p>-Verify that file can be attached.</text:p>
            <text:p>-Verify that icon for policy</text:p>
          </table:table-cell>
          <table:table-cell table:style-name="ce119" office:value-type="string">
            <text:p>-The file can be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35">
          <table:table-cell table:style-name="ce362" office:value-type="string">
            <text:p>TFP073_AddInfoReceiveSendAttachmentAsMandating</text:p>
          </table:table-cell>
          <table:table-cell table:style-name="ce119" office:value-type="string">
            <text:p>L1</text:p>
          </table:table-cell>
          <table:table-cell table:style-name="ce362" office:value-type="string">
            <text:p>File Attachment&lt;Mandating Policy&gt;</text:p>
          </table:table-cell>
          <table:table-cell table:style-name="ce119"/>
          <table:table-cell table:style-name="ce119" office:value-type="string">
            <text:p>1. Login to Channels.</text:p>
            <text:p>2.Click on 'Domain Plans' link</text:p>
            <text:p>3. Click on 'Domain Plan Editor'</text:p>
            <text:p>4.Create task.</text:p>
            <text:p>5. Click on add info receive or add info send.</text:p>
            <text:p>6.Select Mandating policy option in attachment</text:p>
            <text:p>7.Click on file radio button.</text:p>
            <text:p>8. Click on Browse button and select a file.</text:p>
          </table:table-cell>
          <table:table-cell table:style-name="ce119" office:value-type="string">
            <text:p><text:s/></text:p>
          </table:table-cell>
          <table:table-cell table:style-name="ce369"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25">
          <table:table-cell table:style-name="ce362" office:value-type="string">
            <text:p>TFP074_AddInfoReceiveSendAttachmentAsProhibited</text:p>
          </table:table-cell>
          <table:table-cell table:style-name="ce119" office:value-type="string">
            <text:p>L1</text:p>
          </table:table-cell>
          <table:table-cell table:style-name="ce362" office:value-type="string">
            <text:p>File Attachment&lt;Prohibited Policy&gt;</text:p>
          </table:table-cell>
          <table:table-cell table:style-name="ce119"/>
          <table:table-cell table:style-name="ce119" office:value-type="string">
            <text:p>1. Login to Channels.</text:p>
            <text:p>2.Click on 'Domain Plans' link</text:p>
            <text:p>3. Click on 'Domain Plan Editor'</text:p>
            <text:p>4.Create task.</text:p>
            <text:p>5.Click on add info receive or add info send.</text:p>
            <text:p>6.Select prohibited policy option in attachment</text:p>
            <text:p>7.Click on file radio button.</text:p>
            <text:p>8. Click on Browse button and select a file.</text:p>
          </table:table-cell>
          <table:table-cell table:style-name="ce119" office:value-type="string">
            <text:p><text:s/></text:p>
          </table:table-cell>
          <table:table-cell table:style-name="ce369"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30">
          <table:table-cell table:style-name="ce362" office:value-type="string">
            <text:p>TFP075_AddInfoReceiveSendAttachmentAsPicture</text:p>
          </table:table-cell>
          <table:table-cell table:style-name="ce119" office:value-type="string">
            <text:p>L1</text:p>
          </table:table-cell>
          <table:table-cell table:style-name="ce362" office:value-type="string">
            <text:p>File Attachment&lt;Picture&gt;</text:p>
          </table:table-cell>
          <table:table-cell table:style-name="ce119"/>
          <table:table-cell table:style-name="ce119" office:value-type="string">
            <text:p>1. Login to Channels.</text:p>
            <text:p>2.Click on 'Domain Plans' link</text:p>
            <text:p>3. Click on 'Domain Plan Editor'</text:p>
            <text:p>4.Create task.</text:p>
            <text:p>5.Click on add info receive or add info send.</text:p>
            <text:p>6.Select Picture option in attachment</text:p>
            <text:p>7.Click on file radio button.</text:p>
            <text:p>8. Click on Browse button and select a file.</text:p>
          </table:table-cell>
          <table:table-cell table:style-name="ce119" office:value-type="string">
            <text:p><text:s/></text:p>
            <text:p/>
          </table:table-cell>
          <table:table-cell table:style-name="ce369" office:value-type="string">
            <text:p>-Verify that file can be attached.</text:p>
            <text:p>-Verify that icon for icon policy</text:p>
          </table:table-cell>
          <table:table-cell table:style-name="ce119" office:value-type="string">
            <text:p>-The file can be attached.</text:p>
            <text:p>-The icon for icon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318" table:number-columns-repeated="2"/>
        </table:table-row>
        <table:table-row table:style-name="ro231">
          <table:table-cell table:style-name="ce362" office:value-type="string">
            <text:p>TFP076_AddInfoReceiveSendAttachmentAsURL</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Channels.</text:p>
            <text:p>2.Click on 'Domain Plans' link</text:p>
            <text:p>3. Click on 'Domain Plan Editor'</text:p>
            <text:p>4.Create task.</text:p>
            <text:p>5. Click on add info receive or add info send.</text:p>
            <text:p>6.Click on radio button of url</text:p>
          </table:table-cell>
          <table:table-cell table:style-name="ce119" office:value-type="string">
            <text:p><text:s/></text:p>
            <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we click on url radio button , the Attach button is disabl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4">
          <table:table-cell table:style-name="ce363" office:value-type="string">
            <text:p>TFP077_EnterWrongURL</text:p>
          </table:table-cell>
          <table:table-cell table:style-name="ce335" office:value-type="string">
            <text:p>L2</text:p>
          </table:table-cell>
          <table:table-cell table:style-name="ce363" office:value-type="string">
            <text:p>Enter WrongURL</text:p>
          </table:table-cell>
          <table:table-cell table:style-name="ce335"/>
          <table:table-cell table:style-name="ce335" office:value-type="string">
            <text:p>1. Login to Channels.</text:p>
            <text:p>2.Click on 'Domain Plans' link</text:p>
            <text:p>3. Click on 'Domain Plan Editor'</text:p>
            <text:p>4.Create task.</text:p>
            <text:p>5. Click on add info receive or add info send.</text:p>
            <text:p>6.Click on radio button of URL</text:p>
            <text:p>7.Enter the URL or File path in text field</text:p>
          </table:table-cell>
          <table:table-cell table:style-name="ce335"/>
          <table:table-cell table:style-name="ce370" office:value-type="string">
            <text:p>-Verify that Url or file path can be entered.</text:p>
            <text:p>-Verify that if its a worng file path a proper error message should be displayed</text:p>
          </table:table-cell>
          <table:table-cell table:style-name="ce335" office:value-type="string">
            <text:p>-The URL or File path can be entered.</text:p>
            <text:p>-If the path/URL is wrong,proper error message is not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17" table:number-columns-repeated="1002"/>
          <table:table-cell table:style-name="ce345" table:number-columns-repeated="2"/>
        </table:table-row>
        <table:table-row table:style-name="ro210">
          <table:table-cell table:style-name="ce362" office:value-type="string">
            <text:p>TFP078_AddInfoReceiveSendNewIssue</text:p>
          </table:table-cell>
          <table:table-cell table:style-name="ce119" office:value-type="string">
            <text:p>L0</text:p>
          </table:table-cell>
          <table:table-cell table:style-name="ce362" office:value-type="string">
            <text:p>New Issue</text:p>
          </table:table-cell>
          <table:table-cell table:style-name="ce119"/>
          <table:table-cell table:style-name="ce119" office:value-type="string">
            <text:p>1. Login to Channels.</text:p>
            <text:p>2.Click on 'Domain Plans' link</text:p>
            <text:p>3. Click on 'Domain Plan Editor'</text:p>
            <text:p>4.Create task.</text:p>
            <text:p>5. Click on add info receive or add info send.</text:p>
            <text:p>6. Click on new of add info receive or send issue under task details</text:p>
          </table:table-cell>
          <table:table-cell table:style-name="ce119" office:value-type="string">
            <text:p><text:s/></text:p>
            <text:p>Issue=”Issue1”</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1">
          <table:table-cell table:style-name="ce362" office:value-type="string">
            <text:p>TFP079_AddInfoReceiveSendIssueDetails</text:p>
          </table:table-cell>
          <table:table-cell table:style-name="ce119" office:value-type="string">
            <text:p>L1</text:p>
          </table:table-cell>
          <table:table-cell table:style-name="ce362" office:value-type="string">
            <text:p>Issue(details)</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 Enter details in issue text area</text:p>
          </table:table-cell>
          <table:table-cell table:style-name="ce119" office:value-type="string">
            <text:p><text:s/></text:p>
            <text:p>Issue=”Issue1”</text:p>
            <text:p>Type=”Validity”</text:p>
            <text:p>Tags=”Tag1”</text:p>
            <text:p>Severity=”Minor”</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2">
          <table:table-cell table:style-name="ce362" office:value-type="string">
            <text:p>TFP080_AddInfoReceiveSendIssueTypeOption</text:p>
          </table:table-cell>
          <table:table-cell table:style-name="ce119" office:value-type="string">
            <text:p>L1</text:p>
          </table:table-cell>
          <table:table-cell table:style-name="ce362" office:value-type="string">
            <text:p>Type&lt;options&gt;</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32">
          <table:table-cell table:style-name="ce362" office:value-type="string">
            <text:p>TFP081_AddInfoReceiveSendInfoTagsDetails</text:p>
          </table:table-cell>
          <table:table-cell table:style-name="ce119" office:value-type="string">
            <text:p>L1</text:p>
          </table:table-cell>
          <table:table-cell table:style-name="ce362" office:value-type="string">
            <text:p>Tags details</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enter details in tags text field</text:p>
          </table:table-cell>
          <table:table-cell table:style-name="ce119" office:value-type="string">
            <text:p><text:s/></text:p>
            <text:p>Tags=”Tag1,Tag2”</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88">
          <table:table-cell table:style-name="ce362" office:value-type="string">
            <text:p>TFP082_AddInfoReceiveSendIssueSeverity</text:p>
          </table:table-cell>
          <table:table-cell table:style-name="ce119" office:value-type="string">
            <text:p>L1</text:p>
          </table:table-cell>
          <table:table-cell table:style-name="ce362" office:value-type="string">
            <text:p>Severity</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66">
          <table:table-cell table:style-name="ce362" office:value-type="string">
            <text:p>TFP083_AddInfoReceiveSentSuggestion</text:p>
          </table:table-cell>
          <table:table-cell table:style-name="ce119" office:value-type="string">
            <text:p>L1</text:p>
          </table:table-cell>
          <table:table-cell table:style-name="ce362" office:value-type="string">
            <text:p>Suggestions</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Enter details in suggestions <text:s/>text field</text:p>
          </table:table-cell>
          <table:table-cell table:style-name="ce119" office:value-type="string">
            <text:p><text:s/></text:p>
            <text:p>Suggestion=”Suggestion1”</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3">
          <table:table-cell table:style-name="ce362" office:value-type="string">
            <text:p>TFP084_AttachReceiveSentAttachOption</text:p>
          </table:table-cell>
          <table:table-cell table:style-name="ce119" office:value-type="string">
            <text:p>L1</text:p>
          </table:table-cell>
          <table:table-cell table:style-name="ce362" office:value-type="string">
            <text:p>Attach&lt;options&gt;named</text:p>
          </table:table-cell>
          <table:table-cell table:style-name="ce119"/>
          <table:table-cell table:style-name="ce119" office:value-type="string">
            <text:p>1. Login to Channels.</text:p>
            <text:p>2.Click on 'Domain Plans' link</text:p>
            <text:p>3. Click on 'Domain Plan Editor'</text:p>
            <text:p>4. Create task.</text:p>
            <text:p>5.Click on new of add info receive or send issue under task details</text:p>
            <text:p>6.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1">
          <table:table-cell table:style-name="ce362" office:value-type="string">
            <text:p>TFP085_AddInfoReceiveSentAttachmentName</text:p>
          </table:table-cell>
          <table:table-cell table:style-name="ce119" office:value-type="string">
            <text:p>L1</text:p>
          </table:table-cell>
          <table:table-cell table:style-name="ce362" office:value-type="string">
            <text:p>Attach name</text:p>
          </table:table-cell>
          <table:table-cell table:style-name="ce119"/>
          <table:table-cell table:style-name="ce119" office:value-type="string">
            <text:p>1. Login to Channels.</text:p>
            <text:p>2.Click on 'Domain Plans' link</text:p>
            <text:p>3. Click on 'Domain Plan Editor'</text:p>
            <text:p>4. Create task.</text:p>
            <text:p>5.Click on new of add info receive or send issue under task details</text:p>
            <text:p>6. Enter the details in text field</text:p>
          </table:table-cell>
          <table:table-cell table:style-name="ce119" office:value-type="string">
            <text:p><text:s/></text:p>
            <text:p>Name=”Issue1”</text:p>
            <text:p/>
          </table:table-cell>
          <table:table-cell table:style-name="ce281" office:value-type="string">
            <text:p>-Verify that details can be entered in text field</text:p>
          </table:table-cell>
          <table:table-cell table:style-name="ce119" office:value-type="string">
            <text:p>-Verify that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4">
          <table:table-cell table:style-name="ce362" office:value-type="string">
            <text:p>TFP086_AddInfoReceiveSentAttachmentAsReference</text:p>
          </table:table-cell>
          <table:table-cell table:style-name="ce119" office:value-type="string">
            <text:p>L1</text:p>
          </table:table-cell>
          <table:table-cell table:style-name="ce362" office:value-type="string">
            <text:p>File Attachment&lt;reference&gt;</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Select Reference option in attachment</text:p>
            <text:p>7.Click on file radio button</text:p>
            <text:p>8. Click on Browse button and select a file.</text:p>
            <text:p>9.Click attach.</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22">
          <table:table-cell table:style-name="ce362" office:value-type="string">
            <text:p>TFP087_AddInfoReceiveSentAttachmentAsPolicy</text:p>
          </table:table-cell>
          <table:table-cell table:style-name="ce119" office:value-type="string">
            <text:p>L1</text:p>
          </table:table-cell>
          <table:table-cell table:style-name="ce362" office:value-type="string">
            <text:p>File Attachment&lt;Policy&gt;</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Select policy option in attachment</text:p>
            <text:p>7.Click on file radio button.</text:p>
            <text:p>8. Click on Browse button and select a file.</text:p>
            <text:p>9.Click Attach</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28">
          <table:table-cell table:style-name="ce362" office:value-type="string">
            <text:p>TFP088_URLAttachment</text:p>
          </table:table-cell>
          <table:table-cell table:style-name="ce119" office:value-type="string">
            <text:p>L1</text:p>
          </table:table-cell>
          <table:table-cell table:style-name="ce362" office:value-type="string">
            <text:p>URL Attachment</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click on URL radio button the Browse button is disabl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35">
          <table:table-cell table:style-name="ce363" office:value-type="string">
            <text:p>TFP089_WrongURL</text:p>
          </table:table-cell>
          <table:table-cell table:style-name="ce335" office:value-type="string">
            <text:p>L2</text:p>
          </table:table-cell>
          <table:table-cell table:style-name="ce363" office:value-type="string">
            <text:p>Enter URL</text:p>
          </table:table-cell>
          <table:table-cell table:style-name="ce335"/>
          <table:table-cell table:style-name="ce335" office:value-type="string">
            <text:p>1. Login to Channels.</text:p>
            <text:p>2.Click on 'Domain Plans' link</text:p>
            <text:p>3. Click on 'Domain Plan Editor'</text:p>
            <text:p>4.Create task.</text:p>
            <text:p>5.Click on new of add info receive or send issue under task details</text:p>
            <text:p>6.Click on radio button of URL</text:p>
            <text:p>7.Enter the URL or File path in text field</text:p>
          </table:table-cell>
          <table:table-cell table:style-name="ce335"/>
          <table:table-cell table:style-name="ce370" office:value-type="string">
            <text:p>-Verify that URL or file path can be entered.</text:p>
            <text:p>-Verify that if its a wrong file path a proper error message should be displayed</text:p>
          </table:table-cell>
          <table:table-cell table:style-name="ce335" office:value-type="string">
            <text:p>-The URL or file path can be entered.</text:p>
            <text:p>-If its a wrong file path a proper error message is not displayed</text:p>
          </table:table-cell>
          <table:table-cell table:style-name="ce335" office:value-type="string">
            <text:p>FAIL</text:p>
          </table:table-cell>
          <table:table-cell table:style-name="ce335" office:value-type="string">
            <text:p>NO</text:p>
          </table:table-cell>
          <table:table-cell table:style-name="ce335" office:value-type="string">
            <text:p>#116</text:p>
          </table:table-cell>
          <table:table-cell table:style-name="ce335"/>
          <table:table-cell table:style-name="ce373" office:value-type="string">
            <text:p>YES</text:p>
          </table:table-cell>
          <table:table-cell table:style-name="ce373" table:number-columns-repeated="7"/>
          <table:table-cell table:style-name="ce417" table:number-columns-repeated="1002"/>
          <table:table-cell table:style-name="ce345" table:number-columns-repeated="2"/>
        </table:table-row>
        <table:table-row table:style-name="ro216">
          <table:table-cell table:style-name="ce362" office:value-type="string">
            <text:p>TFP090_WaiveIssue</text:p>
          </table:table-cell>
          <table:table-cell table:style-name="ce119" office:value-type="string">
            <text:p>L1</text:p>
          </table:table-cell>
          <table:table-cell table:style-name="ce362" office:value-type="string">
            <text:p>Waive this kind of issue</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 Click on check box of waive this kind of issue</text:p>
          </table:table-cell>
          <table:table-cell table:style-name="ce119" office:value-type="string">
            <text:p><text:s/></text:p>
          </table:table-cell>
          <table:table-cell table:style-name="ce281" office:value-type="string">
            <text:p>-Verify that checked waived this kind of issue the create survey link is removed</text:p>
            <text:p>-Verify that when unchecked waived this kind of issue create survey link is seen</text:p>
          </table:table-cell>
          <table:table-cell table:style-name="ce119" office:value-type="string">
            <text:p>-When checked 'waived'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212">
          <table:table-cell table:style-name="ce362" office:value-type="string">
            <text:p>TFP091_AddInfoReceiveSentCreateSurvey</text:p>
          </table:table-cell>
          <table:table-cell table:style-name="ce119" office:value-type="string">
            <text:p>L1</text:p>
          </table:table-cell>
          <table:table-cell table:style-name="ce362" office:value-type="string">
            <text:p>Create Survey</text:p>
          </table:table-cell>
          <table:table-cell table:style-name="ce119"/>
          <table:table-cell table:style-name="ce119" office:value-type="string">
            <text:p>1. Login to Channels.</text:p>
            <text:p>2.Click on 'Domain Plans' link</text:p>
            <text:p>3. Click on 'Domain Plan Editor'</text:p>
            <text:p>4.Create task.</text:p>
            <text:p>5.Click on new of add info receive or send issue under task details</text:p>
            <text:p>6. Click on create survey</text:p>
          </table:table-cell>
          <table:table-cell table:style-name="ce119" office:value-type="string">
            <text:p><text:s/></text:p>
          </table:table-cell>
          <table:table-cell table:style-name="ce281" office:value-type="string">
            <text:p>-Verify that Create survey window opens.</text:p>
            <text:p>-Verify that Survey is created</text:p>
            <text:p>-Verify that view survey is seen</text:p>
          </table:table-cell>
          <table:table-cell table:style-name="ce119" office:value-type="string">
            <text:p>-The Create survey window opens.</text:p>
            <text:p>-The Survey is created</text:p>
            <text:p>-The view survey is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360" table:number-columns-repeated="1002"/>
          <table:table-cell table:style-name="ce26" table:number-columns-repeated="2"/>
        </table:table-row>
        <table:table-row table:style-name="ro177">
          <table:table-cell table:style-name="ce364" office:value-type="string">
            <text:p>TFP092_AdvanceFormOfTask</text:p>
          </table:table-cell>
          <table:table-cell table:style-name="ce1"/>
          <table:table-cell table:style-name="ce362" office:value-type="string">
            <text:p>Advanced Form of Task</text:p>
          </table:table-cell>
          <table:table-cell table:style-name="ce1"/>
          <table:table-cell table:style-name="ce119" office:value-type="string">
            <text:p>1. Login to Channels.</text:p>
            <text:p>2.Click on 'Domain Plans' link</text:p>
            <text:p>3. Click on 'Domain Plan Editor'</text:p>
            <text:p>4.Create task.</text:p>
            <text:p>5.Click on 'Show Advanced Form' Link</text:p>
          </table:table-cell>
          <table:table-cell table:style-name="ce362" office:value-type="string">
            <text:p><text:s/></text:p>
          </table:table-cell>
          <table:table-cell table:style-name="ce281" office:value-type="string">
            <text:p>- Verify that Advanced form fields are displayed to the user</text:p>
          </table:table-cell>
          <table:table-cell table:style-name="ce362"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360" table:number-columns-repeated="1002"/>
          <table:table-cell table:style-name="ce26" table:number-columns-repeated="2"/>
        </table:table-row>
        <table:table-row table:style-name="ro200">
          <table:table-cell table:style-name="ce364" office:value-type="string">
            <text:p>TFP093_SimpleFormOfTask</text:p>
          </table:table-cell>
          <table:table-cell table:style-name="ce1"/>
          <table:table-cell table:style-name="ce362" office:value-type="string">
            <text:p>Simple Form of Task</text:p>
          </table:table-cell>
          <table:table-cell table:style-name="ce1"/>
          <table:table-cell table:style-name="ce119" office:value-type="string">
            <text:p>1. Login to Channels.</text:p>
            <text:p>2.Click on 'Domain Plans' link</text:p>
            <text:p>3. Click on 'Domain Plan Editor'</text:p>
            <text:p>4.Create task.</text:p>
            <text:p>5.Click on 'Show Advanced Form' Link</text:p>
            <text:p>6. Click on 'Show Simple Form' Link</text:p>
          </table:table-cell>
          <table:table-cell table:style-name="ce362" office:value-type="string">
            <text:p><text:s/></text:p>
          </table:table-cell>
          <table:table-cell table:style-name="ce281" office:value-type="string">
            <text:p>-Verify that Simple form fields are displayed to the user</text:p>
          </table:table-cell>
          <table:table-cell table:style-name="ce362"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360" table:number-columns-repeated="1002"/>
          <table:table-cell table:style-name="ce26" table:number-columns-repeated="2"/>
        </table:table-row>
        <table:table-row table:style-name="ro186">
          <table:table-cell table:style-name="ce364" office:value-type="string">
            <text:p>TFP094_AdvanceFormOfReceiveInfo</text:p>
          </table:table-cell>
          <table:table-cell table:style-name="ce360"/>
          <table:table-cell table:style-name="ce362" office:value-type="string">
            <text:p>Advanced Form of info Receive</text:p>
          </table:table-cell>
          <table:table-cell table:style-name="ce360"/>
          <table:table-cell table:style-name="ce119" office:value-type="string">
            <text:p>1. Login to Channels.</text:p>
            <text:p>2.Click on 'Domain Plans' link</text:p>
            <text:p>3. Click on 'Domain Plan Editor'</text:p>
            <text:p>4. Click on 'Add Info Receive' Link</text:p>
            <text:p>5. Click on 'Show Advanced Form' Link</text:p>
          </table:table-cell>
          <table:table-cell table:style-name="ce364" office:value-type="string">
            <text:p><text:s/></text:p>
          </table:table-cell>
          <table:table-cell table:style-name="ce281" office:value-type="string">
            <text:p>-Verify that Advanced form fields are displayed to the user</text:p>
          </table:table-cell>
          <table:table-cell table:style-name="ce364"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206">
          <table:table-cell table:style-name="ce364" office:value-type="string">
            <text:p>TFP095_SimpleFormOfReceiveInfo</text:p>
          </table:table-cell>
          <table:table-cell table:style-name="ce360"/>
          <table:table-cell table:style-name="ce362" office:value-type="string">
            <text:p>Simple Form of info Receive</text:p>
          </table:table-cell>
          <table:table-cell table:style-name="ce360"/>
          <table:table-cell table:style-name="ce119" office:value-type="string">
            <text:p>1. Login to Channels.</text:p>
            <text:p>2.Click on 'Domain Plans' link</text:p>
            <text:p>3. Click on 'Domain Plan Editor'</text:p>
            <text:p>4. Click on 'Add Info Receive' Link</text:p>
            <text:p>5. Click on 'Show Advanced Form' Link</text:p>
            <text:p>6. Click on 'Show Simple Form' Link</text:p>
          </table:table-cell>
          <table:table-cell table:style-name="ce364" office:value-type="string">
            <text:p/>
            <text:p/>
            <text:p/>
            <text:p><text:s/></text:p>
          </table:table-cell>
          <table:table-cell table:style-name="ce281" office:value-type="string">
            <text:p>-Verify that Simple form fields are displayed to the user</text:p>
          </table:table-cell>
          <table:table-cell table:style-name="ce364" office:value-type="string">
            <text:p/>
            <text:p/>
            <text:p/>
            <text:p/>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26">
          <table:table-cell table:style-name="ce364" office:value-type="string">
            <text:p>TFP096_AdvanceFormOfSentInfo</text:p>
          </table:table-cell>
          <table:table-cell table:style-name="ce360"/>
          <table:table-cell table:style-name="ce362" office:value-type="string">
            <text:p>Advanced Form of info Send</text:p>
          </table:table-cell>
          <table:table-cell table:style-name="ce360"/>
          <table:table-cell table:style-name="ce119" office:value-type="string">
            <text:p>1. Login to Channels.</text:p>
            <text:p>2.Click on 'Domain Plans' link</text:p>
            <text:p>3. Click on 'Domain Plan Editor'</text:p>
            <text:p>4. Click on 'Add Info Send' Link</text:p>
            <text:p>5. Click on 'Show Advanced Form' Link</text:p>
          </table:table-cell>
          <table:table-cell table:style-name="ce364" office:value-type="string">
            <text:p><text:s/></text:p>
          </table:table-cell>
          <table:table-cell table:style-name="ce281" office:value-type="string">
            <text:p>-Verify that Advanced form fields are displayed to the user</text:p>
          </table:table-cell>
          <table:table-cell table:style-name="ce364" office:value-type="string">
            <text:p/>
            <text:p/>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178">
          <table:table-cell table:style-name="ce364" office:value-type="string">
            <text:p>TFP097_SimpleFormOfSentInfo</text:p>
          </table:table-cell>
          <table:table-cell table:style-name="ce360"/>
          <table:table-cell table:style-name="ce362" office:value-type="string">
            <text:p>Simple Form of info Send</text:p>
          </table:table-cell>
          <table:table-cell table:style-name="ce360"/>
          <table:table-cell table:style-name="ce119" office:value-type="string">
            <text:p>1. Login to Channels.</text:p>
            <text:p>2.Click on 'Domain Plans' link</text:p>
            <text:p>3. Click on 'Domain Plan Editor'</text:p>
            <text:p>4. Click on 'Add Info Send' Link</text:p>
            <text:p>5. Click on 'Show Advanced Form' Link</text:p>
            <text:p>6. Click on 'Show Simple Form' Link</text:p>
          </table:table-cell>
          <table:table-cell table:style-name="ce364" office:value-type="string">
            <text:p><text:s/></text:p>
          </table:table-cell>
          <table:table-cell table:style-name="ce281" office:value-type="string">
            <text:p>-Verify that Simple form fields are displayed to the user</text:p>
          </table:table-cell>
          <table:table-cell table:style-name="ce364"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360" table:number-columns-repeated="7"/>
          <table:table-cell table:style-name="ce1" table:number-columns-repeated="3"/>
          <table:table-cell table:style-name="ce360" table:number-columns-repeated="1002"/>
          <table:table-cell table:style-name="ce26" table:number-columns-repeated="2"/>
        </table:table-row>
        <table:table-row table:style-name="ro236">
          <table:table-cell table:style-name="ce408" office:value-type="string">
            <text:p>TFP098_LocationAsNamed</text:p>
          </table:table-cell>
          <table:table-cell table:style-name="ce410" office:value-type="string">
            <text:p>L0</text:p>
          </table:table-cell>
          <table:table-cell table:style-name="ce410" office:value-type="string">
            <text:p>Named location</text:p>
          </table:table-cell>
          <table:table-cell table:style-name="ce410"/>
          <table:table-cell table:style-name="ce410" office:value-type="string">
            <text:p>1. Login to Channels.</text:p>
            <text:p>2.Click on 'Domain Plans' link</text:p>
            <text:p>3. Click on 'Domain Plan Editor'</text:p>
            <text:p>4. Click on Add new task under action pop menu.</text:p>
            <text:p>5. Select Named option of location</text:p>
          </table:table-cell>
          <table:table-cell table:style-name="ce410" office:value-type="string">
            <text:p><text:s/></text:p>
          </table:table-cell>
          <table:table-cell table:style-name="ce410" office:value-type="string">
            <text:p>- Verify that location can be entered as named</text:p>
          </table:table-cell>
          <table:table-cell table:style-name="ce410" office:value-type="string">
            <text:p>The location can be entered as named</text:p>
          </table:table-cell>
          <table:table-cell table:style-name="ce410" office:value-type="string">
            <text:p>PASS</text:p>
          </table:table-cell>
          <table:table-cell table:style-name="ce360" office:value-type="string">
            <text:p>YES</text:p>
          </table:table-cell>
          <table:table-cell table:style-name="ce360" table:number-columns-repeated="1012"/>
          <table:table-cell table:style-name="ce318" table:number-columns-repeated="2"/>
        </table:table-row>
        <table:table-row table:style-name="ro33">
          <table:table-cell table:style-name="ce408" office:value-type="string">
            <text:p>TFP099_LocationAsCommunicated</text:p>
          </table:table-cell>
          <table:table-cell table:style-name="ce410" office:value-type="string">
            <text:p>L0</text:p>
          </table:table-cell>
          <table:table-cell table:style-name="ce410" office:value-type="string">
            <text:p>Communicated Location</text:p>
          </table:table-cell>
          <table:table-cell table:style-name="ce410"/>
          <table:table-cell table:style-name="ce410" office:value-type="string">
            <text:p>1. Login to Channels.</text:p>
            <text:p>2.Click on 'Domain Plans' link</text:p>
            <text:p>3. Click on 'Domain Plan Editor'</text:p>
            <text:p>4. Click on Add new task under action pop menu.</text:p>
            <text:p>5. Select Communicated option of location</text:p>
          </table:table-cell>
          <table:table-cell table:style-name="ce410" office:value-type="string">
            <text:p><text:s/></text:p>
          </table:table-cell>
          <table:table-cell table:style-name="ce410" office:value-type="string">
            <text:p>- Verify that location can be entered as communicated</text:p>
          </table:table-cell>
          <table:table-cell table:style-name="ce410" office:value-type="string">
            <text:p>The location can be entered as communicated</text:p>
          </table:table-cell>
          <table:table-cell table:style-name="ce410"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29">
          <table:table-cell table:style-name="ce408" office:value-type="string">
            <text:p>TFP100_LocationAsCommunicatedInInfo</text:p>
          </table:table-cell>
          <table:table-cell table:style-name="ce410" office:value-type="string">
            <text:p>L0</text:p>
          </table:table-cell>
          <table:table-cell table:style-name="ce410" office:value-type="string">
            <text:p>In Info</text:p>
          </table:table-cell>
          <table:table-cell table:style-name="ce410"/>
          <table:table-cell table:style-name="ce410" office:value-type="string">
            <text:p>1. Login to Channels.</text:p>
            <text:p>2.Click on 'Domain Plans' link</text:p>
            <text:p>3. Click on 'Domain Plan Editor'</text:p>
            <text:p>4. Click on Add new task under action pop menu.</text:p>
            <text:p>5. Select Communicated option of location</text:p>
            <text:p>6. Enter value in In Info text field.</text:p>
          </table:table-cell>
          <table:table-cell table:style-name="ce410" office:value-type="string">
            <text:p><text:s/></text:p>
          </table:table-cell>
          <table:table-cell table:style-name="ce410" office:value-type="string">
            <text:p>- Verify that In Info details can be entered</text:p>
          </table:table-cell>
          <table:table-cell table:style-name="ce410" office:value-type="string">
            <text:p>The In Info details can be entered</text:p>
          </table:table-cell>
          <table:table-cell table:style-name="ce410"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125">
          <table:table-cell table:style-name="ce408" office:value-type="string">
            <text:p>TFP101_LocationAsCommunicatedElements</text:p>
          </table:table-cell>
          <table:table-cell table:style-name="ce410" office:value-type="string">
            <text:p>L0</text:p>
          </table:table-cell>
          <table:table-cell table:style-name="ce410" office:value-type="string">
            <text:p>As Element</text:p>
          </table:table-cell>
          <table:table-cell table:style-name="ce410"/>
          <table:table-cell table:style-name="ce410" office:value-type="string">
            <text:p>1. Login to Channels.</text:p>
            <text:p>2.Click on 'Domain Plans' link</text:p>
            <text:p>3. Click on 'Domain Plan Editor'</text:p>
            <text:p>4. Click on Add new task under action pop menu.</text:p>
            <text:p>5. Select Communicated option of location</text:p>
            <text:p>6. Enter value in In Info text field.</text:p>
            <text:p>7. Enter details in As Elements.</text:p>
          </table:table-cell>
          <table:table-cell table:style-name="ce410" office:value-type="string">
            <text:p><text:s/></text:p>
            <text:p>Information=“Info”</text:p>
          </table:table-cell>
          <table:table-cell table:style-name="ce410" office:value-type="string">
            <text:p>- Verify that As Elements details can be entered</text:p>
          </table:table-cell>
          <table:table-cell table:style-name="ce410" office:value-type="string">
            <text:p>The As Elements details can be entered</text:p>
          </table:table-cell>
          <table:table-cell table:style-name="ce410"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37">
          <table:table-cell table:style-name="ce408" office:value-type="string">
            <text:p>TFP102_LocationAsAgentsJurisdiction</text:p>
          </table:table-cell>
          <table:table-cell table:style-name="ce410" office:value-type="string">
            <text:p>L0</text:p>
          </table:table-cell>
          <table:table-cell table:style-name="ce410" office:value-type="string">
            <text:p>Agents Jurisdiction</text:p>
          </table:table-cell>
          <table:table-cell table:style-name="ce410"/>
          <table:table-cell table:style-name="ce410" office:value-type="string">
            <text:p>1. Login to Channels.</text:p>
            <text:p>2.Click on 'Domain Plans' link</text:p>
            <text:p>3. Click on 'Domain Plan Editor'</text:p>
            <text:p>4. Click on Add new task under action pop menu.</text:p>
            <text:p>5. Select Agents Jurisdiction <text:s/>option of location</text:p>
          </table:table-cell>
          <table:table-cell table:style-name="ce410" office:value-type="string">
            <text:p><text:s/></text:p>
          </table:table-cell>
          <table:table-cell table:style-name="ce410" office:value-type="string">
            <text:p>- Verify that location can be entered as agents jurisdiction</text:p>
          </table:table-cell>
          <table:table-cell table:style-name="ce410" office:value-type="string">
            <text:p>The location can be entered as agents jurisdiction</text:p>
          </table:table-cell>
          <table:table-cell table:style-name="ce410"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32">
          <table:table-cell table:style-name="ce408" office:value-type="string">
            <text:p>TFP103_LocationAsOrganizationJurisdiction</text:p>
          </table:table-cell>
          <table:table-cell table:style-name="ce410" office:value-type="string">
            <text:p>L0</text:p>
          </table:table-cell>
          <table:table-cell table:style-name="ce410" office:value-type="string">
            <text:p>Organization Jurisdiction</text:p>
          </table:table-cell>
          <table:table-cell table:style-name="ce410"/>
          <table:table-cell table:style-name="ce410" office:value-type="string">
            <text:p>1. Login to Channels.</text:p>
            <text:p>2.Click on 'Domain Plans' link</text:p>
            <text:p>3. Click on 'Domain Plan Editor'</text:p>
            <text:p>4. Click on Add new task under action pop menu.</text:p>
            <text:p>5. Select Organization Jurisdiction <text:s/>option of location</text:p>
          </table:table-cell>
          <table:table-cell table:style-name="ce410" office:value-type="string">
            <text:p/>
            <text:p/>
          </table:table-cell>
          <table:table-cell table:style-name="ce410" office:value-type="string">
            <text:p>- Verify that location can be entered as organization's jurisdiction</text:p>
          </table:table-cell>
          <table:table-cell table:style-name="ce410" office:value-type="string">
            <text:p>The location can be entered as organization's jurisdiction</text:p>
          </table:table-cell>
          <table:table-cell table:style-name="ce410" office:value-type="string">
            <text:p>PASS</text:p>
          </table:table-cell>
          <table:table-cell table:style-name="ce360" office:value-type="string">
            <text:p>YES</text:p>
          </table:table-cell>
          <table:table-cell table:style-name="ce360" table:number-columns-repeated="1012"/>
          <table:table-cell table:style-name="ce26" table:number-columns-repeated="2"/>
        </table:table-row>
        <table:table-row table:style-name="ro29">
          <table:table-cell table:style-name="ce105" office:value-type="string">
            <text:p>TFP104_Grammar&amp;Spelling</text:p>
          </table:table-cell>
          <table:table-cell table:style-name="ce105" office:value-type="string">
            <text:p>L3</text:p>
          </table:table-cell>
          <table:table-cell table:style-name="ce105" office:value-type="string">
            <text:p>Grammar and Spelling in the Task &amp; flow Panel</text:p>
          </table:table-cell>
          <table:table-cell table:style-name="ce105"/>
          <table:table-cell table:style-name="ce412" office:value-type="string">
            <text:p>1. Enter URL-http://192.168.4.126:8080/channels/login.html</text:p>
          </table:table-cell>
          <table:table-cell table:style-name="ce105"/>
          <table:table-cell table:style-name="ce105" office:value-type="string">
            <text:p>- Verify that there is no grammar or spelling mistake.</text:p>
          </table:table-cell>
          <table:table-cell table:style-name="ce105" office:value-type="string">
            <text:p>- There is no grammar or spelling mistake.</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65">
          <table:table-cell table:style-name="ce105" office:value-type="string">
            <text:p>TFP105_Text&amp;ControlColor</text:p>
          </table:table-cell>
          <table:table-cell table:style-name="ce105" office:value-type="string">
            <text:p>L3</text:p>
          </table:table-cell>
          <table:table-cell table:style-name="ce105" office:value-type="string">
            <text:p>Colors of text and controls in the task flow panel</text:p>
          </table:table-cell>
          <table:table-cell table:style-name="ce105"/>
          <table:table-cell table:style-name="ce412" office:value-type="string">
            <text:p>1. Enter URL-http://192.168.4.126:8080/channels/login.html</text:p>
          </table:table-cell>
          <table:table-cell table:style-name="ce105"/>
          <table:table-cell table:style-name="ce105" office:value-type="string">
            <text:p>- Verify that the Task &amp; flow panel does not use different color sets as to cause an inconsistent and poorly thought-out user interface design.</text:p>
          </table:table-cell>
          <table:table-cell table:style-name="ce105" office:value-type="string">
            <text:p>- The Task &amp; flow panel does not use different color sets as to cause an inconsistent and poorly thought-out user interface design.</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Attachments" table:style-name="ta3" table:print="false">
        <table:table-column table:style-name="co18" table:number-columns-repeated="12" table:default-cell-style-name="ce270"/>
        <table:table-column table:style-name="co18" table:default-cell-style-name="ce285"/>
        <table:table-column table:style-name="co18" table:number-columns-repeated="998" table:default-cell-style-name="ce288"/>
        <table:table-column table:style-name="co18" table:number-columns-repeated="2" table:default-cell-style-name="ce295"/>
        <table:table-column table:style-name="co18" table:number-columns-repeated="11" table:default-cell-style-name="ce296"/>
        <table:table-row table:style-name="ro4">
          <table:table-cell office:value-type="string">
            <text:p>TEST CASE ID</text:p>
          </table:table-cell>
          <table:table-cell office:value-type="string">
            <text:p>PRIORITY</text:p>
          </table:table-cell>
          <table:table-cell office:value-type="string">
            <text:p>TITLE</text:p>
          </table:table-cell>
          <table:table-cell office:value-type="string">
            <text:p>SET UP</text:p>
          </table:table-cell>
          <table:table-cell office:value-type="string">
            <text:p>STEPS</text:p>
          </table:table-cell>
          <table:table-cell office:value-type="string">
            <text:p>TEST DATA</text:p>
          </table:table-cell>
          <table:table-cell office:value-type="string">
            <text:p>EXPECTED RESULTS</text:p>
          </table:table-cell>
          <table:table-cell office:value-type="string">
            <text:p>ACTUAL RESULT</text:p>
          </table:table-cell>
          <table:table-cell office:value-type="string">
            <text:p>RESULT</text:p>
          </table:table-cell>
          <table:table-cell office:value-type="string">
            <text:p>AUTOMATED</text:p>
          </table:table-cell>
          <table:table-cell office:value-type="string">
            <text:p>TICKET ID</text:p>
          </table:table-cell>
          <table:table-cell office:value-type="string">
            <text:p>COMMENT</text:p>
          </table:table-cell>
          <table:table-cell office:value-type="string">
            <text:p>DATE : <text:s/>February 04, 2013</text:p>
            <text:p>REVISION: 3955</text:p>
            <text:p>BROWSER: Chrome</text:p>
          </table:table-cell>
          <table:table-cell table:number-columns-repeated="1011"/>
        </table:table-row>
      </table:table>
      <table:table table:name="REST_API" table:style-name="ta3" table:print="false">
        <table:table-column table:style-name="co135" table:default-cell-style-name="ce24"/>
        <table:table-column table:style-name="co54" table:default-cell-style-name="ce24"/>
        <table:table-column table:style-name="co136" table:default-cell-style-name="ce24"/>
        <table:table-column table:style-name="co137" table:default-cell-style-name="ce24"/>
        <table:table-column table:style-name="co138" table:default-cell-style-name="ce24"/>
        <table:table-column table:style-name="co139" table:default-cell-style-name="ce24"/>
        <table:table-column table:style-name="co140" table:default-cell-style-name="ce24"/>
        <table:table-column table:style-name="co141" table:default-cell-style-name="ce24"/>
        <table:table-column table:style-name="co142" table:default-cell-style-name="ce24"/>
        <table:table-column table:style-name="co18" table:default-cell-style-name="ce24"/>
        <table:table-column table:style-name="co143" table:default-cell-style-name="ce24"/>
        <table:table-column table:style-name="co18" table:default-cell-style-name="ce24"/>
        <table:table-column table:style-name="co144" table:default-cell-style-name="ce24"/>
        <table:table-column table:style-name="co145" table:default-cell-style-name="ce24"/>
        <table:table-column table:style-name="co146" table:default-cell-style-name="ce24"/>
        <table:table-column table:style-name="co147" table:default-cell-style-name="ce24"/>
        <table:table-column table:style-name="co148" table:default-cell-style-name="ce24"/>
        <table:table-column table:style-name="co149" table:default-cell-style-name="ce24"/>
        <table:table-column table:style-name="co150" table:default-cell-style-name="ce24"/>
        <table:table-column table:style-name="co18" table:number-columns-repeated="1004" table:default-cell-style-name="ce24"/>
        <table:table-row table:style-name="ro27">
          <table:table-cell table:style-name="ce300" office:value-type="string">
            <text:p>TEST CASE ID</text:p>
          </table:table-cell>
          <table:table-cell table:style-name="ce300" office:value-type="string">
            <text:p>PRIORITY</text:p>
          </table:table-cell>
          <table:table-cell table:style-name="ce300" office:value-type="string">
            <text:p>TITLE</text:p>
          </table:table-cell>
          <table:table-cell table:style-name="ce300" office:value-type="string">
            <text:p>SET UP</text:p>
          </table:table-cell>
          <table:table-cell table:style-name="ce300" office:value-type="string">
            <text:p>STEPS</text:p>
          </table:table-cell>
          <table:table-cell table:style-name="ce300" office:value-type="string">
            <text:p>TEST DATA</text:p>
          </table:table-cell>
          <table:table-cell table:style-name="ce300" office:value-type="string">
            <text:p>EXPECTED RESULTS</text:p>
          </table:table-cell>
          <table:table-cell table:style-name="ce300" office:value-type="string">
            <text:p>ACTUAL RESULT</text:p>
          </table:table-cell>
          <table:table-cell table:style-name="ce300" office:value-type="string">
            <text:p>RESULT</text:p>
          </table:table-cell>
          <table:table-cell table:style-name="ce300" office:value-type="string">
            <text:p>AUTOMATED</text:p>
          </table:table-cell>
          <table:table-cell table:style-name="ce300" office:value-type="string">
            <text:p>TICKET ID</text:p>
          </table:table-cell>
          <table:table-cell table:style-name="ce300" office:value-type="string">
            <text:p>COMMENT</text:p>
          </table:table-cell>
          <table:table-cell table:style-name="ce301"/>
          <table:table-cell table:style-name="ce301" office:value-type="string">
            <text:p>DATE : <text:s/>May 2, 2012</text:p>
            <text:p>REVISION: 3955</text:p>
            <text:p>BROWSER: Internet Explorer</text:p>
          </table:table-cell>
          <table:table-cell table:style-name="ce301" office:value-type="string">
            <text:p>DATE : <text:s/>May 2, 2012</text:p>
            <text:p>REVISION: 3955</text:p>
            <text:p>BROWSER: Firefox</text:p>
          </table:table-cell>
          <table:table-cell table:style-name="ce301" office:value-type="string">
            <text:p>DATE : <text:s/>May 2, 2012</text:p>
            <text:p>REVISION: 3955</text:p>
            <text:p>BROWSER: Chrome</text:p>
          </table:table-cell>
          <table:table-cell table:number-columns-repeated="3"/>
          <table:table-cell table:style-name="ce139" table:number-columns-repeated="1004"/>
        </table:table-row>
        <table:table-row table:style-name="ro29">
          <table:table-cell table:style-name="Default" office:value-type="string">
            <text:p>RA0001</text:p>
          </table:table-cell>
          <table:table-cell office:value-type="string">
            <text:p>L0</text:p>
          </table:table-cell>
          <table:table-cell table:style-name="ce101" office:value-type="string">
            <text:p>Channels API documentation</text:p>
          </table:table-cell>
          <table:table-cell table:style-name="ce101" office:value-type="string">
            <text:p>http://192.168.4.128:8080/api/resource_ChannelsService.html</text:p>
          </table:table-cell>
          <table:table-cell table:style-name="ce101" office:value-type="string">
            <text:p>1. Login to the Channels.</text:p>
            <text:p>2. Enter the URL “http://192.168.4.128:8080/api/resource_ChannelsService.html”</text:p>
          </table:table-cell>
          <table:table-cell table:style-name="ce101"/>
          <table:table-cell table:style-name="ce101" office:value-type="string">
            <text:p>Verify that documentation page render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2</text:p>
          </table:table-cell>
          <table:table-cell office:value-type="string">
            <text:p>L0</text:p>
          </table:table-cell>
          <table:table-cell office:value-type="string">
            <text:p>ISP Plans</text:p>
          </table:table-cell>
          <table:table-cell table:style-name="ce101" office:value-type="string">
            <text:p>http://admin:admin@192.168.4.128:8080/rest/isp/plans</text:p>
          </table:table-cell>
          <table:table-cell table:style-name="ce101" office:value-type="string">
            <text:p>1. Login to the Channels.</text:p>
            <text:p>2. Enter URL “http://192.168.4.128:8080/rest/isp/plans”</text:p>
          </table:table-cell>
          <table:table-cell/>
          <table:table-cell table:style-name="ce101" office:value-type="string">
            <text:p>Verify that ISP plan details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3</text:p>
          </table:table-cell>
          <table:table-cell office:value-type="string">
            <text:p>L0</text:p>
          </table:table-cell>
          <table:table-cell office:value-type="string">
            <text:p>Scope</text:p>
          </table:table-cell>
          <table:table-cell table:style-name="ce101" office:value-type="string">
            <text:p>http://admin:admin@192.168.4.128:8080/rest/isp/planScopes</text:p>
          </table:table-cell>
          <table:table-cell table:style-name="ce101" office:value-type="string">
            <text:p>1. Login to the Channels.</text:p>
            <text:p>2. Enter URL “http://192.168.4.128:8080/rest/isp/planScopes”</text:p>
          </table:table-cell>
          <table:table-cell/>
          <table:table-cell table:style-name="ce101" office:value-type="string">
            <text:p>Verify that plan scope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4</text:p>
          </table:table-cell>
          <table:table-cell office:value-type="string">
            <text:p>L0</text:p>
          </table:table-cell>
          <table:table-cell office:value-type="string">
            <text:p>Issues</text:p>
          </table:table-cell>
          <table:table-cell table:style-name="ce101" office:value-type="string">
            <text:p>http://admin:admin@192.168.4.128:8080/rest/isp/plan/Storm_Disaster_Manegement/version/1/issues</text:p>
          </table:table-cell>
          <table:table-cell table:style-name="ce101" office:value-type="string">
            <text:p>1.Login to the Channels.</text:p>
            <text:p>2. Enter URL “http://192.168.4.128:8080/rest/isp/plan/Storm_Disaster_Manegement/version/1/issues”</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5</text:p>
          </table:table-cell>
          <table:table-cell office:value-type="string">
            <text:p>L0</text:p>
          </table:table-cell>
          <table:table-cell office:value-type="string">
            <text:p>Procedures</text:p>
          </table:table-cell>
          <table:table-cell table:style-name="ce101" office:value-type="string">
            <text:p>http://admin:admin@192.168.4.128:8080/rest/isp/plan/Storm_Disaster_Manegement/procedures</text:p>
          </table:table-cell>
          <table:table-cell table:style-name="ce101" office:value-type="string">
            <text:p>1. Login to the Channels. </text:p>
            <text:p>2. Enter URL “http://192.168.4.128:8080/rest/isp/plan/Storm_Disaster_Manegement/procedures</text:p>
            <text:p>”</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6</text:p>
          </table:table-cell>
          <table:table-cell office:value-type="string">
            <text:p>L0</text:p>
          </table:table-cell>
          <table:table-cell office:value-type="string">
            <text:p>Agents ID</text:p>
          </table:table-cell>
          <table:table-cell table:style-name="ce101" office:value-type="string">
            <text:p>http://admin:admin@192.168.4.128:8080/rest/isp/plan/Storm_Disaster_Manegement/procedures/agent/53</text:p>
          </table:table-cell>
          <table:table-cell table:style-name="ce101" office:value-type="string">
            <text:p>1. Login to the Channels.</text:p>
            <text:p>2. Enter URL “http://192.168.4.128:8080/rest/isp/plan/Storm_Disaster_Manegement/procedures/agent/53”</text:p>
          </table:table-cell>
          <table:table-cell/>
          <table:table-cell table:style-name="ce101" office:value-type="string">
            <text:p>Verify that page with agent detail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table:table-column table:style-name="co18" table:number-columns-repeated="14" table:default-cell-style-name="ce101"/>
        <table:table-column table:style-name="co18" table:visibility="collapse" table:default-cell-style-name="ce101"/>
        <table:table-column table:style-name="co18" table:number-columns-repeated="1009"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3955</text:p>
            <text:p>BROWSER: Chrome</text:p>
          </table:table-cell>
          <table:table-cell table:style-name="ce79" table:number-columns-repeated="998"/>
          <table:table-cell table:style-name="ce81" table:number-columns-repeated="2"/>
          <table:table-cell table:style-name="ce82" table:number-columns-repeated="10"/>
        </table:table-row>
        <table:table-row table:style-name="ro14">
          <table:table-cell table:style-name="ce302"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14">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53">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table:table-column table:style-name="co151" table:default-cell-style-name="ce303"/>
        <table:table-column table:style-name="co152" table:default-cell-style-name="ce303"/>
        <table:table-column table:style-name="co153" table:default-cell-style-name="ce303"/>
        <table:table-column table:style-name="co154" table:default-cell-style-name="ce303"/>
        <table:table-column table:style-name="co155" table:default-cell-style-name="ce303"/>
        <table:table-column table:style-name="co156" table:default-cell-style-name="ce303"/>
        <table:table-column table:style-name="co157" table:default-cell-style-name="ce303"/>
        <table:table-column table:style-name="co158" table:default-cell-style-name="ce303"/>
        <table:table-column table:style-name="co159" table:default-cell-style-name="ce303"/>
        <table:table-column table:style-name="co82" table:default-cell-style-name="ce303"/>
        <table:table-column table:style-name="co54" table:default-cell-style-name="ce303"/>
        <table:table-column table:style-name="co49" table:default-cell-style-name="ce303"/>
        <table:table-column table:style-name="co72" table:number-columns-repeated="1001" table:default-cell-style-name="ce303"/>
        <table:table-column table:style-name="co72" table:default-cell-style-name="ce26"/>
        <table:table-column table:style-name="co21" table:default-cell-style-name="ce26"/>
        <table:table-column table:style-name="co72" table:number-columns-repeated="8"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53">
          <table:table-cell table:style-name="ce119" office:value-type="string">
            <text:p>LF001_LockAboutPlan</text:p>
          </table:table-cell>
          <table:table-cell table:style-name="ce119" office:value-type="string">
            <text:p>L0</text:p>
          </table:table-cell>
          <table:table-cell table:style-name="ce119" office:value-type="string">
            <text:p>About plan details</text:p>
          </table:table-cell>
          <table:table-cell table:style-name="ce119"/>
          <table:table-cell table:style-name="ce176"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updating the details of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9">
          <table:table-cell table:style-name="ce119" office:value-type="string">
            <text:p>LF002_LockAllEvents</text:p>
          </table:table-cell>
          <table:table-cell table:style-name="ce119" office:value-type="string">
            <text:p>L0</text:p>
          </table:table-cell>
          <table:table-cell table:style-name="ce119" office:value-type="string">
            <text:p>About Plan Event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19"/>
          <table:table-cell table:style-name="ce176" office:value-type="string">
            <text:p>Verify that <text:s/>Lock should be generated for user B for adding new event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69">
          <table:table-cell table:style-name="ce119" office:value-type="string">
            <text:p>LF003_LockAllOrganization</text:p>
          </table:table-cell>
          <table:table-cell table:style-name="ce119" office:value-type="string">
            <text:p>L0</text:p>
          </table:table-cell>
          <table:table-cell table:style-name="ce119" office:value-type="string">
            <text:p>About plan Organizations</text:p>
          </table:table-cell>
          <table:table-cell table:style-name="ce119"/>
          <table:table-cell table:style-name="ce281"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19"/>
          <table:table-cell table:style-name="ce176" office:value-type="string">
            <text:p>Verify that <text:s/>Lock should be generated for user B for adding All Organisation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23">
          <table:table-cell table:style-name="ce119" office:value-type="string">
            <text:p>LF004_LockAboutPlanSegment</text:p>
          </table:table-cell>
          <table:table-cell table:style-name="ce119" office:value-type="string">
            <text:p>L0</text:p>
          </table:table-cell>
          <table:table-cell table:style-name="ce119" office:value-type="string">
            <text:p>About Plan Segment Detail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19"/>
          <table:table-cell table:style-name="ce176" office:value-type="string">
            <text:p>Verify that Lock should be generated for user B while user A is <text:s/>updating the details of the about plan segm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1">
          <table:table-cell table:style-name="ce119" office:value-type="string">
            <text:p>LF005_LockAboutPlanSegmentGoals</text:p>
          </table:table-cell>
          <table:table-cell table:style-name="ce119" office:value-type="string">
            <text:p>L0</text:p>
          </table:table-cell>
          <table:table-cell table:style-name="ce119" office:value-type="string">
            <text:p>About Plan Segment Goal</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19"/>
          <table:table-cell table:style-name="ce176" office:value-type="string">
            <text:p>Verify that <text:s/>Lock should be generated for user B for adding goal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3">
          <table:table-cell table:style-name="ce119" office:value-type="string">
            <text:p>LF006_LockUpdateTask</text:p>
          </table:table-cell>
          <table:table-cell table:style-name="ce119" office:value-type="string">
            <text:p>L0</text:p>
          </table:table-cell>
          <table:table-cell table:style-name="ce119" office:value-type="string">
            <text:p>Updat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19"/>
          <table:table-cell table:style-name="ce176" office:value-type="string">
            <text:p>Verify that Lock should be generated for user B while User A is updating the details of the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28">
          <table:table-cell table:style-name="ce119" office:value-type="string">
            <text:p>LF007_LockUpdateFlow</text:p>
          </table:table-cell>
          <table:table-cell table:style-name="ce119" office:value-type="string">
            <text:p>L0</text:p>
          </table:table-cell>
          <table:table-cell table:style-name="ce119" office:value-type="string">
            <text:p>Update Flow</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19" table:number-columns-repeated="3"/>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2">
          <table:table-cell table:style-name="ce119" office:value-type="string">
            <text:p>LF008_LockUpdatePhase</text:p>
          </table:table-cell>
          <table:table-cell table:style-name="ce119" office:value-type="string">
            <text:p>L0</text:p>
          </table:table-cell>
          <table:table-cell table:style-name="ce119" office:value-type="string">
            <text:p>Update Phas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19"/>
          <table:table-cell table:style-name="ce176" office:value-type="string">
            <text:p>Verify that Lock should be generated for user B while user A is <text:s/>updating the details of the phas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6">
          <table:table-cell table:style-name="ce119" office:value-type="string">
            <text:p>LF009_LockAgent</text:p>
          </table:table-cell>
          <table:table-cell table:style-name="ce119" office:value-type="string">
            <text:p>L0</text:p>
          </table:table-cell>
          <table:table-cell table:style-name="ce119" office:value-type="string">
            <text:p>Update Agent</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ag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2">
          <table:table-cell table:style-name="ce119" office:value-type="string">
            <text:p>LF010_LockPlace</text:p>
          </table:table-cell>
          <table:table-cell table:style-name="ce119" office:value-type="string">
            <text:p>L0</text:p>
          </table:table-cell>
          <table:table-cell table:style-name="ce119" office:value-type="string">
            <text:p>Update Plac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place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62">
          <table:table-cell table:style-name="ce119" office:value-type="string">
            <text:p>LF011_LockTransmissionMedia</text:p>
          </table:table-cell>
          <table:table-cell table:style-name="ce119" office:value-type="string">
            <text:p>L0</text:p>
          </table:table-cell>
          <table:table-cell table:style-name="ce119" office:value-type="string">
            <text:p>Update Transmission Media</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Transmission media</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2_LockUpdateOrganization</text:p>
          </table:table-cell>
          <table:table-cell table:style-name="ce119" office:value-type="string">
            <text:p>L0</text:p>
          </table:table-cell>
          <table:table-cell table:style-name="ce119" office:value-type="string">
            <text:p>Update Organization</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Organization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3_LockUpdateRole</text:p>
          </table:table-cell>
          <table:table-cell table:style-name="ce119" office:value-type="string">
            <text:p>L0</text:p>
          </table:table-cell>
          <table:table-cell table:style-name="ce119" office:value-type="string">
            <text:p>Update Rol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Rol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7">
          <table:table-cell table:style-name="ce119" office:value-type="string">
            <text:p>LF014_LockMoveTask</text:p>
          </table:table-cell>
          <table:table-cell table:style-name="ce119" office:value-type="string">
            <text:p>L0</text:p>
          </table:table-cell>
          <table:table-cell table:style-name="ce119" office:value-type="string">
            <text:p>Mov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 <text:s text:c="33"/>5. User1 click on 'About Plan Segment' under 'Show' pop up menu.</text:p>
            <text:p>6. User2 click on 'About Plan Segment' under 'Show' pop up menu. <text:s text:c="91"/>5. User1 click on Move task to segment under action pop up menu.</text:p>
            <text:p>6. User2 click on Move task to segment under action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Moving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
          <table:table-cell table:style-name="Default" table:number-columns-repeated="5"/>
          <table:table-cell table:style-name="ce304" table:number-columns-repeated="16"/>
          <table:table-cell table:number-columns-repeated="1003"/>
        </table:table-row>
        <table:table-row table:style-name="ro1" table:number-rows-repeated="6">
          <table:table-cell table:style-name="Default" table:number-columns-repeated="5"/>
          <table:table-cell table:style-name="ce304"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60" table:default-cell-style-name="ce101"/>
        <table:table-column table:style-name="co18" table:default-cell-style-name="ce24"/>
        <table:table-column table:style-name="co161" table:default-cell-style-name="ce101"/>
        <table:table-column table:style-name="co18" table:default-cell-style-name="ce24"/>
        <table:table-column table:style-name="co162" table:default-cell-style-name="ce101"/>
        <table:table-column table:style-name="co18" table:number-columns-repeated="1019" table:default-cell-style-name="ce24"/>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305"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65">
          <table:table-cell office:value-type="string">
            <text:p>TC0001_PlannerA</text:p>
          </table:table-cell>
          <table:table-cell office:value-type="string">
            <text:p>L1</text:p>
          </table:table-cell>
          <table:table-cell office:value-type="string">
            <text:p>Creation activities</text:p>
          </table:table-cell>
          <table:table-cell/>
          <table:table-cell table:style-name="ce306"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14"/>
        </table:table-row>
        <table:table-row table:style-name="ro50">
          <table:table-cell office:value-type="string">
            <text:p>TC0002_PlannerB</text:p>
          </table:table-cell>
          <table:table-cell office:value-type="string">
            <text:p>L1</text:p>
          </table:table-cell>
          <table:table-cell office:value-type="string">
            <text:p>Creation activities</text:p>
          </table:table-cell>
          <table:table-cell/>
          <table:table-cell table:style-name="ce306"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9"/>
        </table:table-row>
        <table:table-row table:style-name="ro65">
          <table:table-cell office:value-type="string">
            <text:p>TC0003_PlannerC</text:p>
          </table:table-cell>
          <table:table-cell office:value-type="string">
            <text:p>L1</text:p>
          </table:table-cell>
          <table:table-cell office:value-type="string">
            <text:p>Creation activities</text:p>
          </table:table-cell>
          <table:table-cell/>
          <table:table-cell table:style-name="ce306" office:value-type="string">
            <text:p>Planner C: - Planner logged in to channels, adds the organization, removes the organization, adds the events to the plan, logged out from the channels.</text:p>
          </table:table-cell>
          <table:table-cell table:number-columns-repeated="1019"/>
        </table:table-row>
        <table:table-row table:style-name="ro50">
          <table:table-cell office:value-type="string">
            <text:p>TC0004</text:p>
          </table:table-cell>
          <table:table-cell office:value-type="string">
            <text:p>L1</text:p>
          </table:table-cell>
          <table:table-cell office:value-type="string">
            <text:p>Locking Scenarios</text:p>
          </table:table-cell>
          <table:table-cell/>
          <table:table-cell table:style-name="ce306" office:value-type="string">
            <text:p>About Plan-Details:-Planner A Updates the</text:p>
            <text:p>details of the Plan and if Planner B will</text:p>
            <text:p>update the same plan then the lock will be</text:p>
            <text:p>generated for the plan</text:p>
          </table:table-cell>
          <table:table-cell table:number-columns-repeated="1019"/>
        </table:table-row>
        <table:table-row table:style-name="ro50">
          <table:table-cell office:value-type="string">
            <text:p>TC0005</text:p>
          </table:table-cell>
          <table:table-cell office:value-type="string">
            <text:p>L1</text:p>
          </table:table-cell>
          <table:table-cell office:value-type="string">
            <text:p>Locking Scenarios</text:p>
          </table:table-cell>
          <table:table-cell/>
          <table:table-cell table:style-name="ce306" office:value-type="string">
            <text:p>About Plan-All Events:- Planner A will add</text:p>
            <text:p>event to the Plan and if Planner B will add</text:p>
            <text:p>event in the same plan then the lock will be</text:p>
            <text:p>generated for the plan</text:p>
          </table:table-cell>
          <table:table-cell table:number-columns-repeated="1019"/>
        </table:table-row>
        <table:table-row table:style-name="ro50">
          <table:table-cell office:value-type="string">
            <text:p>TC0006</text:p>
          </table:table-cell>
          <table:table-cell office:value-type="string">
            <text:p>L1</text:p>
          </table:table-cell>
          <table:table-cell office:value-type="string">
            <text:p>Locking Scenarios</text:p>
          </table:table-cell>
          <table:table-cell/>
          <table:table-cell table:style-name="ce306" office:value-type="string">
            <text:p>About Plan-All Organizations:- Planner A will add All Organizations to the Plan and if Planner B will add All Organizations in the same plan then the lock will be generated for the plan</text:p>
          </table:table-cell>
          <table:table-cell table:number-columns-repeated="1019"/>
        </table:table-row>
        <table:table-row table:style-name="ro50">
          <table:table-cell office:value-type="string">
            <text:p>TC0007</text:p>
          </table:table-cell>
          <table:table-cell office:value-type="string">
            <text:p>L1</text:p>
          </table:table-cell>
          <table:table-cell office:value-type="string">
            <text:p>Locking Scenarios</text:p>
          </table:table-cell>
          <table:table-cell/>
          <table:table-cell table:style-name="ce306" office:value-type="string">
            <text:p>About Plan Segment-Details:- Planner A</text:p>
            <text:p>Updates the details of the About Plan Segment and if Planner B will update the same Segment then the lock will be generated for the plan</text:p>
          </table:table-cell>
          <table:table-cell table:number-columns-repeated="1019"/>
        </table:table-row>
        <table:table-row table:style-name="ro65">
          <table:table-cell office:value-type="string">
            <text:p>TC0008</text:p>
          </table:table-cell>
          <table:table-cell office:value-type="string">
            <text:p>L1</text:p>
          </table:table-cell>
          <table:table-cell office:value-type="string">
            <text:p>Locking Scenarios</text:p>
          </table:table-cell>
          <table:table-cell/>
          <table:table-cell table:style-name="ce306" office:value-type="string">
            <text:p>About Plan Segment-Goal:- Planner A adds the Goal in the Segment and if Planner B will add goal the same Segment then the lock will be generated for the plan</text:p>
          </table:table-cell>
          <table:table-cell table:number-columns-repeated="1019"/>
        </table:table-row>
        <table:table-row table:style-name="ro15">
          <table:table-cell office:value-type="string">
            <text:p>TC0009</text:p>
          </table:table-cell>
          <table:table-cell office:value-type="string">
            <text:p>L1</text:p>
          </table:table-cell>
          <table:table-cell office:value-type="string">
            <text:p>Locking Scenarios</text:p>
          </table:table-cell>
          <table:table-cell/>
          <table:table-cell table:style-name="ce306" office:value-type="string">
            <text:p>About Plan - Update Task Details: Lock should be generated for user B for updating same task of about plan</text:p>
          </table:table-cell>
          <table:table-cell table:number-columns-repeated="1019"/>
        </table:table-row>
        <table:table-row table:style-name="ro27">
          <table:table-cell office:value-type="string">
            <text:p>TC0010</text:p>
          </table:table-cell>
          <table:table-cell office:value-type="string">
            <text:p>L1</text:p>
          </table:table-cell>
          <table:table-cell office:value-type="string">
            <text:p>Locking Scenarios</text:p>
          </table:table-cell>
          <table:table-cell/>
          <table:table-cell table:style-name="ce306" office:value-type="string">
            <text:p>Update Flow : Lock should be generated for user B for same updating flow</text:p>
          </table:table-cell>
          <table:table-cell table:number-columns-repeated="1019"/>
        </table:table-row>
        <table:table-row table:style-name="ro27">
          <table:table-cell office:value-type="string">
            <text:p>TC0011</text:p>
          </table:table-cell>
          <table:table-cell office:value-type="string">
            <text:p>L1</text:p>
          </table:table-cell>
          <table:table-cell office:value-type="string">
            <text:p>Locking Scenarios</text:p>
          </table:table-cell>
          <table:table-cell/>
          <table:table-cell table:style-name="ce306" office:value-type="string">
            <text:p>Phase: <text:s text:c="2"/>Lock should be generated for user B for same updating phase</text:p>
          </table:table-cell>
          <table:table-cell table:number-columns-repeated="1019"/>
        </table:table-row>
        <table:table-row table:style-name="ro27">
          <table:table-cell office:value-type="string">
            <text:p>TC0012</text:p>
          </table:table-cell>
          <table:table-cell office:value-type="string">
            <text:p>L1</text:p>
          </table:table-cell>
          <table:table-cell office:value-type="string">
            <text:p>Locking Scenarios</text:p>
          </table:table-cell>
          <table:table-cell/>
          <table:table-cell table:style-name="ce306" office:value-type="string">
            <text:p>Agents: Lock should be generated for user B For same updating Agent</text:p>
          </table:table-cell>
          <table:table-cell table:number-columns-repeated="1019"/>
        </table:table-row>
        <table:table-row table:style-name="ro27">
          <table:table-cell office:value-type="string">
            <text:p>TC0013</text:p>
          </table:table-cell>
          <table:table-cell office:value-type="string">
            <text:p>L1</text:p>
          </table:table-cell>
          <table:table-cell office:value-type="string">
            <text:p>Locking Scenarios</text:p>
          </table:table-cell>
          <table:table-cell/>
          <table:table-cell table:style-name="ce306" office:value-type="string">
            <text:p>Places: Lock should be generated for user B For same updating Places</text:p>
          </table:table-cell>
          <table:table-cell table:number-columns-repeated="1019"/>
        </table:table-row>
        <table:table-row table:style-name="ro29">
          <table:table-cell office:value-type="string">
            <text:p>TC0014</text:p>
          </table:table-cell>
          <table:table-cell office:value-type="string">
            <text:p>L1</text:p>
          </table:table-cell>
          <table:table-cell office:value-type="string">
            <text:p>Locking Scenarios</text:p>
          </table:table-cell>
          <table:table-cell/>
          <table:table-cell table:style-name="ce306" office:value-type="string">
            <text:p>Transmission Media: Lock should be generated for user B for same updating Transmission Media</text:p>
          </table:table-cell>
          <table:table-cell table:number-columns-repeated="1019"/>
        </table:table-row>
        <table:table-row table:style-name="ro27">
          <table:table-cell office:value-type="string">
            <text:p>TC0015</text:p>
          </table:table-cell>
          <table:table-cell office:value-type="string">
            <text:p>L1</text:p>
          </table:table-cell>
          <table:table-cell office:value-type="string">
            <text:p>Locking Scenarios</text:p>
          </table:table-cell>
          <table:table-cell/>
          <table:table-cell table:style-name="ce306" office:value-type="string">
            <text:p>Organization: Lock should be generated for user B for same updating Organizations</text:p>
          </table:table-cell>
          <table:table-cell table:number-columns-repeated="1019"/>
        </table:table-row>
        <table:table-row table:style-name="ro27">
          <table:table-cell office:value-type="string">
            <text:p>TC0016</text:p>
          </table:table-cell>
          <table:table-cell office:value-type="string">
            <text:p>L1</text:p>
          </table:table-cell>
          <table:table-cell office:value-type="string">
            <text:p>Locking Scenarios</text:p>
          </table:table-cell>
          <table:table-cell/>
          <table:table-cell table:style-name="ce306" office:value-type="string">
            <text:p>Roles: Lock should be generated for user B for same updating Roles</text:p>
          </table:table-cell>
          <table:table-cell table:number-columns-repeated="1019"/>
        </table:table-row>
        <table:table-row table:style-name="ro15">
          <table:table-cell office:value-type="string">
            <text:p>TC0017</text:p>
          </table:table-cell>
          <table:table-cell office:value-type="string">
            <text:p>L1</text:p>
          </table:table-cell>
          <table:table-cell office:value-type="string">
            <text:p>Questionnaire and Surveys</text:p>
          </table:table-cell>
          <table:table-cell/>
          <table:table-cell table:style-name="ce306" office:value-type="string">
            <text:p>Add Questionnaire: Planner logged in to the channels, adds questionnaire, activates questionnaire and logged out from the channels.</text:p>
          </table:table-cell>
          <table:table-cell table:number-columns-repeated="1019"/>
        </table:table-row>
        <table:table-row table:style-name="ro65">
          <table:table-cell office:value-type="string">
            <text:p>TC0018</text:p>
          </table:table-cell>
          <table:table-cell office:value-type="string">
            <text:p>L1</text:p>
          </table:table-cell>
          <table:table-cell office:value-type="string">
            <text:p>Questionnaire and Surveys</text:p>
          </table:table-cell>
          <table:table-cell/>
          <table:table-cell table:style-name="ce306" office:value-type="string">
            <text:p>Add Questions: - Planner logged in to the channels, adds questionnaire, add question to the questionnaire, activate question and questionnaire and logged out from the channels.</text:p>
          </table:table-cell>
          <table:table-cell table:number-columns-repeated="1019"/>
        </table:table-row>
        <table:table-row table:style-name="ro50">
          <table:table-cell office:value-type="string">
            <text:p>TC0019</text:p>
          </table:table-cell>
          <table:table-cell office:value-type="string">
            <text:p>L1</text:p>
          </table:table-cell>
          <table:table-cell office:value-type="string">
            <text:p>Questionnaire and Surveys</text:p>
          </table:table-cell>
          <table:table-cell/>
          <table:table-cell table:style-name="ce306" office:value-type="string">
            <text:p>Add Survey To The Plan: - Planner logged in to the channels, adds questionnaire to the plan, Click on survey of about plan, launch the survey and logged out from the channels.</text:p>
          </table:table-cell>
          <table:table-cell table:number-columns-repeated="1019"/>
        </table:table-row>
        <table:table-row table:style-name="ro19">
          <table:table-cell office:value-type="string">
            <text:p>TC0020</text:p>
          </table:table-cell>
          <table:table-cell office:value-type="string">
            <text:p>L1</text:p>
          </table:table-cell>
          <table:table-cell office:value-type="string">
            <text:p>Questionnaire and Surveys</text:p>
          </table:table-cell>
          <table:table-cell/>
          <table:table-cell table:style-name="ce306"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9"/>
        </table:table-row>
        <table:table-row table:style-name="ro53">
          <table:table-cell office:value-type="string">
            <text:p>TC0021</text:p>
          </table:table-cell>
          <table:table-cell office:value-type="string">
            <text:p>L1</text:p>
          </table:table-cell>
          <table:table-cell office:value-type="string">
            <text:p>Questionnaire and Surveys</text:p>
          </table:table-cell>
          <table:table-cell/>
          <table:table-cell office:value-type="string">
            <text:p>Submit Task Survey Details:- Planner logged in to the channels, add new task, click on create new survey link, click on check box of user and click on update or request participation button go to home page, clicks on planning survey link, click on ToDo tab and enter details of survey and submit form and logged out from the channels.</text:p>
          </table:table-cell>
          <table:table-cell table:number-columns-repeated="1019"/>
        </table:table-row>
        <table:table-row table:style-name="ro53">
          <table:table-cell office:value-type="string">
            <text:p>TC0022</text:p>
          </table:table-cell>
          <table:table-cell office:value-type="string">
            <text:p>L1</text:p>
          </table:table-cell>
          <table:table-cell office:value-type="string">
            <text:p>Questionnaire and Surveys</text:p>
          </table:table-cell>
          <table:table-cell/>
          <table:table-cell office:value-type="string">
            <text:p>Forward Survey:- Planner logged in to the channels, add new task, click on create new survey link, click on check box of user and click on update or request participation button go to home page, clicks on planning survey link, click on ToDo tab, click on forward button and logged out from the channel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Cross_Browser_Compatibility" table:style-name="ta3" table:print="false">
        <office:forms form:automatic-focus="false" form:apply-design-mode="false"/>
        <table:table-column table:style-name="co163" table:default-cell-style-name="ce101"/>
        <table:table-column table:style-name="co164" table:default-cell-style-name="ce101"/>
        <table:table-column table:style-name="co165" table:default-cell-style-name="ce101"/>
        <table:table-column table:style-name="co166" table:default-cell-style-name="ce101"/>
        <table:table-column table:style-name="co167" table:default-cell-style-name="ce101"/>
        <table:table-column table:style-name="co168" table:default-cell-style-name="ce101"/>
        <table:table-column table:style-name="co45" table:default-cell-style-name="ce101"/>
        <table:table-column table:style-name="co18" table:number-columns-repeated="1017" table:default-cell-style-name="ce101"/>
        <table:table-row table:style-name="ro193">
          <table:table-cell table:style-name="ce307" office:value-type="string">
            <text:p>PAGE</text:p>
          </table:table-cell>
          <table:table-cell table:style-name="ce307" office:value-type="string">
            <text:p>TEST CASE ID</text:p>
          </table:table-cell>
          <table:table-cell table:style-name="ce307" office:value-type="string">
            <text:p>TITLE</text:p>
          </table:table-cell>
          <table:table-cell table:style-name="ce307" office:value-type="string">
            <text:p>STEPS</text:p>
          </table:table-cell>
          <table:table-cell table:style-name="ce307" office:value-type="string">
            <text:p>KEY VERIFICATION</text:p>
          </table:table-cell>
          <table:table-cell table:style-name="ce307" office:value-type="string">
            <text:p>Chrome</text:p>
          </table:table-cell>
          <table:table-cell table:style-name="ce307" office:value-type="string">
            <text:p>Firefox</text:p>
          </table:table-cell>
          <table:table-cell table:style-name="ce307" office:value-type="string">
            <text:p>Internet Explorer</text:p>
          </table:table-cell>
          <table:table-cell table:style-name="ce307" office:value-type="string">
            <text:p>MacOs Safari</text:p>
          </table:table-cell>
          <table:table-cell table:style-name="ce307" office:value-type="string">
            <text:p>ERROR</text:p>
          </table:table-cell>
          <table:table-cell table:style-name="ce307" office:value-type="string">
            <text:p>TICKET NO.</text:p>
          </table:table-cell>
          <table:table-cell table:style-name="ce307" office:value-type="string">
            <text:p>COMMENT</text:p>
          </table:table-cell>
          <table:table-cell table:style-name="ce307" table:number-columns-repeated="1010"/>
          <table:table-cell table:number-columns-repeated="2"/>
        </table:table-row>
        <table:table-row table:style-name="ro27">
          <table:table-cell office:value-type="string">
            <text:p>Login Page </text:p>
          </table:table-cell>
          <table:table-cell office:value-type="string">
            <text:p>CBC0001</text:p>
          </table:table-cell>
          <table:table-cell office:value-type="string">
            <text:p>Background is blue</text:p>
          </table:table-cell>
          <table:table-cell office:value-type="string">
            <text:p>1. Enter URL "http://channels.mind-alliance.com" on Chrome, firefox and IE browser on windows and safari on MacOs.</text:p>
          </table:table-cell>
          <table:table-cell office:value-type="string">
            <text:p>1. Verify that Background color is blue across all browser.</text:p>
          </table:table-cell>
          <table:table-cell table:number-columns-repeated="3" office:value-type="string">
            <text:p>Pass</text:p>
          </table:table-cell>
          <table:table-cell table:number-columns-repeated="1016"/>
        </table:table-row>
        <table:table-row table:style-name="ro29">
          <table:table-cell/>
          <table:table-cell office:value-type="string">
            <text:p>CBC0002</text:p>
          </table:table-cell>
          <table:table-cell office:value-type="string">
            <text:p>Table of Login</text:p>
          </table:table-cell>
          <table:table-cell office:value-type="string">
            <text:p>1. Enter URL "http://channels.mind-alliance.com" on Chrome, firefox and IE browser on windows and safari on MacOs.</text:p>
            <text:p>2. See the Table for login credentials.</text:p>
          </table:table-cell>
          <table:table-cell office:value-type="string">
            <text:p>1. Verify that table for login is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03</text:p>
          </table:table-cell>
          <table:table-cell office:value-type="string">
            <text:p>Image on Login Table</text:p>
          </table:table-cell>
          <table:table-cell office:value-type="string">
            <text:p>1. Enter URL "http://channels.mind-alliance.com" on Chrome, firefox and IE browser on windows and safari on MacOs.</text:p>
            <text:p>2. See the Table for login credentials.</text:p>
            <text:p>3. See the Image of Channels.</text:p>
          </table:table-cell>
          <table:table-cell office:value-type="string">
            <text:p>1. Verify that Image is present at the left corner of <text:s/>login tabl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4</text:p>
          </table:table-cell>
          <table:table-cell office:value-type="string">
            <text:p>Title Channels Information Sharing Model font</text:p>
          </table:table-cell>
          <table:table-cell office:value-type="string">
            <text:p>1. Enter URL "http://channels.mind-alliance.com" on Chrome, firefox and IE browser on windows and safari on MacOs.</text:p>
            <text:p>2. See the table for login credentials.</text:p>
            <text:p>3. See the label of Channels and it's font.</text:p>
          </table:table-cell>
          <table:table-cell office:value-type="string">
            <text:p>1. Verify that channel's title 'Channels Information Sharing Model'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5</text:p>
          </table:table-cell>
          <table:table-cell office:value-type="string">
            <text:p>Text Field for Username and Password</text:p>
          </table:table-cell>
          <table:table-cell office:value-type="string">
            <text:p>1. Enter URL "http://channels.mind-alliance.com" on Chrome, firefox and IE browser on windows and safari on MacOs.</text:p>
            <text:p>2. See the table for login credentials.</text:p>
            <text:p>3. See textfields for username and Password</text:p>
          </table:table-cell>
          <table:table-cell office:value-type="string">
            <text:p>1. Verfiy that textfields for username and Password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6</text:p>
          </table:table-cell>
          <table:table-cell office:value-type="string">
            <text:p>Submit Buttom</text:p>
          </table:table-cell>
          <table:table-cell office:value-type="string">
            <text:p>1. Enter URL "http://channels.mind-alliance.com" on Chrome, firefox and IE browser on windows and safari on MacOs.</text:p>
            <text:p>2. See the Table for login credentials.</text:p>
            <text:p>3. See that submit button is present.</text:p>
            <text:p>4. Click on 'Submit' Button.</text:p>
          </table:table-cell>
          <table:table-cell office:value-type="string">
            <text:p>1.Verify that 'Submitt' button is present with same look and feel across all browsers.</text:p>
            <text:p>2.Verify that when clicked on submit button,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7</text:p>
          </table:table-cell>
          <table:table-cell office:value-type="string">
            <text:p>Stay sign in check box</text:p>
          </table:table-cell>
          <table:table-cell office:value-type="string">
            <text:p>1. Enter URL "http://channels.mind-alliance.com" on Chrome, firefox and IE browser on windows and safari on MacOs.</text:p>
            <text:p>2. See the table for login credentials.</text:p>
            <text:p>3. See checkbox is present for 'stay sign in'.</text:p>
          </table:table-cell>
          <table:table-cell office:value-type="string">
            <text:p>1. Verify that checkbox is present for 'stay signed in'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8</text:p>
          </table:table-cell>
          <table:table-cell office:value-type="string">
            <text:p>Can't access your account? link</text:p>
          </table:table-cell>
          <table:table-cell office:value-type="string">
            <text:p>1. Enter URL "http://channels.mind-alliance.com" on Chrome, firefox and IE browser on windows and safari on MacOs.</text:p>
            <text:p>2. See the table for login credentials.</text:p>
            <text:p>3. See 'can't access your account?' link is present.</text:p>
            <text:p>4. Click on link.</text:p>
          </table:table-cell>
          <table:table-cell office:value-type="string">
            <text:p>1. Verify that when clicked on "can't access your account link", 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9</text:p>
          </table:table-cell>
          <table:table-cell office:value-type="string">
            <text:p>Title 'Channels New Password request'</text:p>
          </table:table-cell>
          <table:table-cell office:value-type="string">
            <text:p>1. Enter URL "http://channels.mind-alliance.com" on Chrome, firefox and IE browser on windows and safari on MacOs.</text:p>
            <text:p>2. Click on 'Can't access your account link?' link</text:p>
            <text:p>3. See the title.</text:p>
          </table:table-cell>
          <table:table-cell office:value-type="string">
            <text:p>1. Verify that Channels title,'Channels New Password requested' is present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0</text:p>
          </table:table-cell>
          <table:table-cell office:value-type="string">
            <text:p>Please provide your username and Or your email address text boxes</text:p>
          </table:table-cell>
          <table:table-cell office:value-type="string">
            <text:p>1. Enter URL "http://channels.mind-alliance.com" on Chrome, firefox and IE browser on windows and safari on MacOs.</text:p>
            <text:p>2. Click on 'Can't access your account link?' link</text:p>
            <text:p>3. See the 'Please provide your user name or your email address' text boxes.</text:p>
          </table:table-cell>
          <table:table-cell office:value-type="string">
            <text:p>1. Verify that 'Please provide your username and Or your email address' text boxes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1</text:p>
          </table:table-cell>
          <table:table-cell office:value-type="string">
            <text:p>Request new password button</text:p>
          </table:table-cell>
          <table:table-cell office:value-type="string">
            <text:p>1. Enter URL "http://channels.mind-alliance.com" on Chrome, firefox and IE browser on windows and safari on MacOs.</text:p>
            <text:p>2. Click on 'Can't access your account link?' link</text:p>
            <text:p>3. See the 'Request new password' button.</text:p>
            <text:p>4. Click on 'Request new password' button.</text:p>
          </table:table-cell>
          <table:table-cell office:value-type="string">
            <text:p>1. Verify that 'Request new password' button is present with same look and feel, across all browsers.</text:p>
            <text:p>2. Verify that when clicked on 'Request new password'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2</text:p>
          </table:table-cell>
          <table:table-cell office:value-type="string">
            <text:p>Back to login in link</text:p>
          </table:table-cell>
          <table:table-cell office:value-type="string">
            <text:p>1. Enter URL "http://channels.mind-alliance.com" on Chrome, firefox and IE browser on windows and safari on MacOs.</text:p>
            <text:p>2. Click on 'Can't access your account link?' link</text:p>
            <text:p>3. See 'Back to login' link</text:p>
          </table:table-cell>
          <table:table-cell office:value-type="string">
            <text:p>1. Verify that 'Back to login' link is present in all browsers.</text:p>
            <text:p>2. Verify that when clicked on 'Back to login' link page redirects to some other page in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13</text:p>
          </table:table-cell>
          <table:table-cell office:value-type="string">
            <text:p>Screen Font Type and Size on login page</text:p>
          </table:table-cell>
          <table:table-cell office:value-type="string">
            <text:p>1. Enter URL "http://channels.mind-alliance.com" on Chrome, firefox and IE browser on windows and safari on MacOs.</text:p>
          </table:table-cell>
          <table:table-cell office:value-type="string">
            <text:p>1.Verify that Screen font type and size are same for all browsers</text:p>
          </table:table-cell>
          <table:table-cell table:number-columns-repeated="1019"/>
        </table:table-row>
        <table:table-row table:style-name="ro15">
          <table:table-cell office:value-type="string">
            <text:p>Channels – Home Page</text:p>
          </table:table-cell>
          <table:table-cell office:value-type="string">
            <text:p>CBC0014</text:p>
          </table:table-cell>
          <table:table-cell office:value-type="string">
            <text:p>Home icon</text:p>
          </table:table-cell>
          <table:table-cell office:value-type="string">
            <text:p>1. Enter URL "http://channels.mind-alliance.com" on Chrome, firefox and IE browser on windows and safari on MacOs.</text:p>
            <text:p>2. Login to the Channels.</text:p>
            <text:p>3. See for Home icon</text:p>
          </table:table-cell>
          <table:table-cell office:value-type="string">
            <text:p>1. Verify that Home imag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5</text:p>
          </table:table-cell>
          <table:table-cell office:value-type="string">
            <text:p>Channels – Home page title font</text:p>
          </table:table-cell>
          <table:table-cell office:value-type="string">
            <text:p>1. Enter URL "http://channels.mind-alliance.com" on Chrome, firefox and IE browser on windows and safari on MacOs.</text:p>
            <text:p>2. Login to the Channels.</text:p>
            <text:p>3. See Home page title</text:p>
          </table:table-cell>
          <table:table-cell office:value-type="string">
            <text:p>1. Verify that Home page's title is 'Channels – Home' and font is consistent across all three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6</text:p>
          </table:table-cell>
          <table:table-cell office:value-type="string">
            <text:p>Welcome &lt;Username&gt; font</text:p>
          </table:table-cell>
          <table:table-cell office:value-type="string">
            <text:p>1. Enter URL "http://channels.mind-alliance.com" on Chrome, firefox and IE browser on windows and safari on MacOs.</text:p>
            <text:p>2. Login to the Channels.</text:p>
            <text:p>3. See Welcome &lt;username&gt;</text:p>
          </table:table-cell>
          <table:table-cell office:value-type="string">
            <text:p>1. Verify that Welcome usernam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7</text:p>
          </table:table-cell>
          <table:table-cell office:value-type="string">
            <text:p>Plan name and owner name on home page and its font</text:p>
          </table:table-cell>
          <table:table-cell office:value-type="string">
            <text:p>1. Enter URL "http://channels.mind-alliance.com" on Chrome, firefox and IE browser on windows and safari on MacOs.</text:p>
            <text:p>2. Login to the Channels.</text:p>
            <text:p>3. See plan name and owner name and it's font</text:p>
          </table:table-cell>
          <table:table-cell office:value-type="string">
            <text:p>1. Verify that plan name and owner name is present and it's font is consistent for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8</text:p>
          </table:table-cell>
          <table:table-cell office:value-type="string">
            <text:p>Send feedback' button</text:p>
          </table:table-cell>
          <table:table-cell office:value-type="string">
            <text:p>1. Enter URL "http://channels.mind-alliance.com" on Chrome, firefox and IE browser on windows and safari on MacOs.</text:p>
            <text:p>2. Login to the Channels.</text:p>
            <text:p>3. See 'send feedback' button.</text:p>
            <text:p>4. Click on 'send feedback' button</text:p>
          </table:table-cell>
          <table:table-cell office:value-type="string">
            <text:p>1. Verify that 'send feedback' button is present in all browsers.</text:p>
            <text:p>2. Verify that when click on <text:s/>'send feedback' button, pop-up appears with checkbox, textarea and buttons options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9</text:p>
          </table:table-cell>
          <table:table-cell office:value-type="string">
            <text:p>Help' button</text:p>
          </table:table-cell>
          <table:table-cell office:value-type="string">
            <text:p>1. Enter URL "http://channels.mind-alliance.com" on Chrome, firefox and IE browser on windows and safari on MacOs.</text:p>
            <text:p>2. Login to the Channels.</text:p>
            <text:p>3. See 'Help' button.</text:p>
            <text:p>4. Click on 'Help' button</text:p>
          </table:table-cell>
          <table:table-cell office:value-type="string">
            <text:p>1. Verify that 'Help' button is present with same look and feel across all browsers.</text:p>
            <text:p>2. When clicked on 'Help' button browser's new window open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0</text:p>
          </table:table-cell>
          <table:table-cell office:value-type="string">
            <text:p>Sign out' button</text:p>
          </table:table-cell>
          <table:table-cell office:value-type="string">
            <text:p>1. Enter URL "http://channels.mind-alliance.com" on Chrome, firefox and IE browser on windows and safari on MacOs.</text:p>
            <text:p>2. Login to the Channels.</text:p>
            <text:p>3. See 'sign out' button.</text:p>
            <text:p>4. Click on 'sign out' button</text:p>
          </table:table-cell>
          <table:table-cell office:value-type="string">
            <text:p>1. Verify that 'Sign out' button is present with same look and feel across all browsers.</text:p>
            <text:p>2. Verify that when clicked on 'Signout'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1</text:p>
          </table:table-cell>
          <table:table-cell office:value-type="string">
            <text:p>Channels Administration' link</text:p>
          </table:table-cell>
          <table:table-cell office:value-type="string">
            <text:p>1. Enter URL "http://channels.mind-alliance.com" on Chrome, firefox and IE browser on windows and safari on MacOs.</text:p>
            <text:p>2. Login to the Channels.</text:p>
            <text:p>3. Click on 'Channels Administration' link</text:p>
          </table:table-cell>
          <table:table-cell office:value-type="string">
            <text:p>1. Verify that when clicked on 'Channels Administration'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2</text:p>
          </table:table-cell>
          <table:table-cell office:value-type="string">
            <text:p>Information Sharing Model' link</text:p>
          </table:table-cell>
          <table:table-cell office:value-type="string">
            <text:p>1. Enter URL "http://channels.mind-alliance.com" on Chrome, firefox and IE browser on windows and safari on MacOs.</text:p>
            <text:p>2. Login to the Channels.</text:p>
            <text:p>3. Click on 'Information Sharing mode'l link</text:p>
          </table:table-cell>
          <table:table-cell office:value-type="string">
            <text:p>1. Verify that when clicked on 'Information sharing model'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3</text:p>
          </table:table-cell>
          <table:table-cell office:value-type="string">
            <text:p>Issue Summary <text:s/>Report' link</text:p>
          </table:table-cell>
          <table:table-cell office:value-type="string">
            <text:p>1. Enter URL "http://channels.mind-alliance.com" on Chrome, firefox and IE browser on windows and safari on MacOs.</text:p>
            <text:p>2. Login to the Channels.</text:p>
            <text:p>3. Click on 'Issue Summary Report' link</text:p>
          </table:table-cell>
          <table:table-cell office:value-type="string">
            <text:p>1. Verify that when clicked on 'Issue Summary Report'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4</text:p>
          </table:table-cell>
          <table:table-cell office:value-type="string">
            <text:p>Is Guideliness for all participants</text:p>
          </table:table-cell>
          <table:table-cell office:value-type="string">
            <text:p>1. Enter URL "http://channels.mind-alliance.com" on Chrome, firefox and IE browser on windows and safari on MacOs.</text:p>
            <text:p>2. Login to the Channels.</text:p>
            <text:p>3. Click on 'Is guidelines for all participants' link</text:p>
          </table:table-cell>
          <table:table-cell office:value-type="string">
            <text:p>1. Verify that when clicked on 'Is Guidelines for all particpants' link, page redirects to some other page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5</text:p>
          </table:table-cell>
          <table:table-cell office:value-type="string">
            <text:p>Social panel-</text:p>
            <text:p>Link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message tab contains Hide broadcast and show sent links with same look and feel, across all browsers.</text:p>
            <text:p>2.On clicking above links they must be replaced with 'Show all messages' and 'show recieved' link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6</text:p>
          </table:table-cell>
          <table:table-cell office:value-type="string">
            <text:p>Social panel-</text:p>
            <text:p>Dropdown under Message tab</text:p>
          </table:table-cell>
          <table:table-cell office:value-type="string">
            <text:p>1. Enter URL "http://channels.mind-alliance.com" on Chrome, firefox and IE browser on windows and safari on MacOs.</text:p>
            <text:p>2. Login to the Channels.</text:p>
            <text:p>3.Click on message tab in social panel</text:p>
            <text:p>4.Click on dropdown.</text:p>
          </table:table-cell>
          <table:table-cell office:value-type="string">
            <text:p>1.Verify that all users can be seen in dropdown list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7</text:p>
          </table:table-cell>
          <table:table-cell office:value-type="string">
            <text:p>Social panel-</text:p>
            <text:p>Font of button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fonts of 'send','send &amp; Email','Reset' button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8</text:p>
          </table:table-cell>
          <table:table-cell office:value-type="string">
            <text:p>Social panel-</text:p>
            <text:p>Digonal size control in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digonal size control is present for text field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9</text:p>
          </table:table-cell>
          <table:table-cell office:value-type="string">
            <text:p>Social panel-</text:p>
            <text:p>Calender tab</text:p>
          </table:table-cell>
          <table:table-cell office:value-type="string">
            <text:p>1. Enter URL "http://channels.mind-alliance.com" on Chrome, firefox and IE browser on windows and safari on MacOs.</text:p>
            <text:p>2. Login to the Channels.</text:p>
            <text:p>3.Click on 'Calender' tab in social panel.</text:p>
          </table:table-cell>
          <table:table-cell office:value-type="string">
            <text:p>1.Verify that 'Calender' tab contains 'Today','next period','previous period' buttons for all three browsers.</text:p>
            <text:p>2.Verify if above buttons are active functionally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0</text:p>
          </table:table-cell>
          <table:table-cell office:value-type="string">
            <text:p>Social panel-</text:p>
            <text:p>'Calender' tab links</text:p>
          </table:table-cell>
          <table:table-cell office:value-type="string">
            <text:p>1. Enter URL "http://channels.mind-alliance.com" on Chrome, firefox and IE browser on windows and safari on MacOs.</text:p>
            <text:p>2. Login to the Channels.</text:p>
            <text:p>3.Click on 'Calender' tab under social panel.</text:p>
          </table:table-cell>
          <table:table-cell office:value-type="string">
            <text:p>1.Verify that 'print','Look for earlier events','Look for more' links are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1</text:p>
          </table:table-cell>
          <table:table-cell office:value-type="string">
            <text:p>Social panel-</text:p>
            <text:p>Survey' tab</text:p>
          </table:table-cell>
          <table:table-cell office:value-type="string">
            <text:p>1. Enter URL "http://channels.mind-alliance.com" on Chrome, firefox and IE browser on windows and safari on MacOs.</text:p>
            <text:p>2. Login to the Channels.</text:p>
            <text:p>3.Click on 'Servey' tab under social panel.</text:p>
          </table:table-cell>
          <table:table-cell office:value-type="string">
            <text:p>1.Verify that 'show all' link is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2</text:p>
          </table:table-cell>
          <table:table-cell office:value-type="string">
            <text:p>Social Panel – 'About Me' tab</text:p>
          </table:table-cell>
          <table:table-cell office:value-type="string">
            <text:p>1. Enter URL "http://channels.mind-alliance.com" on Chrome, firefox and IE browser on windows and safari on MacOs.</text:p>
            <text:p>2. Login to the Channels.</text:p>
            <text:p>3.Click on 'About Me' tab under social panel.</text:p>
          </table:table-cell>
          <table:table-cell office:value-type="string">
            <text:p>1. Verfiy that text field for username,email ID,Password &amp; confirm password is present with same look and feel across all browsers .</text:p>
            <text:p>2.Verify the size of the text boxes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Channel Administration Page</text:p>
          </table:table-cell>
          <table:table-cell office:value-type="string">
            <text:p>CBC0033</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 Verify that background color of Channels window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34</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home image as link is present at top left corner of the pag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5</text:p>
          </table:table-cell>
          <table:table-cell office:value-type="string">
            <text:p>Title of the pag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title of the page is 'Channel Administration'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6</text:p>
          </table:table-cell>
          <table:table-cell office:value-type="string">
            <text:p>Page Font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all the lables and its font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7</text:p>
          </table:table-cell>
          <table:table-cell office:value-type="string">
            <text:p>Page textfield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all text fields and labels are in allignment with same look and feel across all browsers.</text:p>
            <text:p>2.Verify that all text fields are active and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8</text:p>
          </table:table-cell>
          <table:table-cell office:value-type="string">
            <text:p>Button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Buttons for 'Submit', 'Productize' &amp; 'Delete Plan' are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39</text:p>
          </table:table-cell>
          <table:table-cell office:value-type="string">
            <text:p>User Management Tabl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users are alligned properly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0</text:p>
          </table:table-cell>
          <table:table-cell office:value-type="string">
            <text:p>User Management Table -Radio</text:p>
          </table:table-cell>
          <table:table-cell office:value-type="string">
            <text:p>1. Enter URL "http://channels.mind-alliance.com" on Chrome, firefox and IE browser on windows and safari on MacOs.</text:p>
            <text:p>2. Login to the Channels.</text:p>
            <text:p>3.Click on 'Channel Administration' link.</text:p>
            <text:p>4.Scroll down to 'Manage Users' Table</text:p>
          </table:table-cell>
          <table:table-cell office:value-type="string">
            <text:p>1.Verify that radio button are present and alligned properly <text:span text:style-name="T15">with same look and feel across all browsers.</text:span></text:p>
          </table:table-cell>
          <table:table-cell table:number-columns-repeated="3" office:value-type="string">
            <text:p>Pass</text:p>
          </table:table-cell>
          <table:table-cell table:number-columns-repeated="1016"/>
        </table:table-row>
        <table:table-row table:style-name="ro15">
          <table:table-cell office:value-type="string">
            <text:p>Information Sharing Model Page.</text:p>
          </table:table-cell>
          <table:table-cell office:value-type="string">
            <text:p>CBC0041</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 Verify that for this window Background color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42</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Verify that home icon and link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3</text:p>
          </table:table-cell>
          <table:table-cell office:value-type="string">
            <text:p>Show popup menu</text:p>
          </table:table-cell>
          <table:table-cell office:value-type="string">
            <text:p>1. Enter URL "http://channels.mind-alliance.com" on Chrome, firefox and IE browser on windows and safari on MacOs.</text:p>
            <text:p>2. Login to the Channels.</text:p>
            <text:p>3. Click on 'Information Sharing Model'.</text:p>
            <text:p>4. Click on 'show' menu at title bar.</text:p>
          </table:table-cell>
          <table:table-cell office:value-type="string">
            <text:p>1.Verify that Show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4</text:p>
          </table:table-cell>
          <table:table-cell office:value-type="string">
            <text:p>Action popup menu</text:p>
          </table:table-cell>
          <table:table-cell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office:value-type="string">
            <text:p>1.Verify that Action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style-name="ce85"/>
          <table:table-cell office:value-type="string">
            <text:p>CBC0045</text:p>
          </table:table-cell>
          <table:table-cell table:style-name="ce85" office:value-type="string">
            <text:p>Show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Show' menu at title bar.</text:p>
          </table:table-cell>
          <table:table-cell table:style-name="ce85" office:value-type="string">
            <text:p>1.Verify that each element in dropdown is of same font across all browsers.</text:p>
            <text:p>2.Verify on clicking an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6</text:p>
          </table:table-cell>
          <table:table-cell table:style-name="ce85" office:value-type="string">
            <text:p>Action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table:style-name="ce85" office:value-type="string">
            <text:p>1.Verify that each element in dropdown is of same font across all browsers.</text:p>
            <text:p>2.Verify that on clicking ever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47</text:p>
          </table:table-cell>
          <table:table-cell table:style-name="ce85" office:value-type="string">
            <text:p>Back and Forward link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Go Back' and 'Go Forword' button at title bar.</text:p>
          </table:table-cell>
          <table:table-cell table:style-name="ce85" office:value-type="string">
            <text:p>1.Verify that 'Go Back and Go Forward' links are present with same look and feel across all browsers.</text:p>
            <text:p>2.Verify color of back' and 'forword' buttons are gray when inactive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8</text:p>
          </table:table-cell>
          <table:table-cell table:style-name="ce85" office:value-type="string">
            <text:p>Plan link at top right positio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lan name is present at the top right corner of the page with same look and feel across all browsers.</text:p>
            <text:p>2.Verify on that when clicked on the plan name clicked,channels new window open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9</text:p>
          </table:table-cell>
          <table:table-cell table:style-name="ce85" office:value-type="string">
            <text:p>Task &amp; flow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Task','Add info Send'&amp; 'Add info Receive' panel is present with same look and feel across all browsers.</text:p>
            <text:p>2.Verify that all links in Task &amp; flow panel are active for each browser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15">
          <table:table-cell table:style-name="ce85"/>
          <table:table-cell office:value-type="string">
            <text:p>CBC0050</text:p>
          </table:table-cell>
          <table:table-cell table:style-name="ce85" office:value-type="string">
            <text:p>Collabration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resence','Activities' &amp;'Messages' tabs are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1</text:p>
          </table:table-cell>
          <table:table-cell table:style-name="ce85" office:value-type="string">
            <text:p>Collabration Panel-Presenc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Presence' tab under social panal.</text:p>
          </table:table-cell>
          <table:table-cell table:style-name="ce85" office:value-type="string">
            <text:p>1.Verify that 'Presence' tab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2</text:p>
          </table:table-cell>
          <table:table-cell table:style-name="ce85" office:value-type="string">
            <text:p>Collabration Panel-Activities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vities' tab under social panal.</text:p>
          </table:table-cell>
          <table:table-cell table:style-name="ce85" office:value-type="string">
            <text:p>1.Verify that 'Activities' tab link is present with other link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3</text:p>
          </table:table-cell>
          <table:table-cell table:style-name="ce85" office:value-type="string">
            <text:p>Collabration Panel-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ssage' tab under social panal.</text:p>
          </table:table-cell>
          <table:table-cell table:style-name="ce85" office:value-type="string">
            <text:p>1.Verify that 'Message' tab link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4</text:p>
          </table:table-cell>
          <table:table-cell table:style-name="ce85" office:value-type="string">
            <text:p>Links under '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assage' tab under social panal.</text:p>
          </table:table-cell>
          <table:table-cell table:style-name="ce85" office:value-type="string">
            <text:p>1.Verify 'Message' tab contains 'Hide broadcast' and 'show sent' links with same look and feel across all browsers.</text:p>
            <text:p>2. Verify that Hide broadcat and show sent and show receive links renders to others detail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5</text:p>
          </table:table-cell>
          <table:table-cell table:style-name="ce85" office:value-type="string">
            <text:p>Display Controls</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Display Controls' are present on the left cornor of flow map with same look and feel across all browsers.</text:p>
            <text:p>2. Verify tht when clicked on any of the display controls activities are performed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6</text:p>
          </table:table-cell>
          <table:table-cell table:style-name="ce85" office:value-type="string">
            <text:p>Select Segment dropdow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In case of multiple segments,verify that dropdown for segment selection is present at the top right corner of the page with same look and feel across all browsers.</text:p>
            <text:p/>
            <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57</text:p>
          </table:table-cell>
          <table:table-cell table:style-name="ce85" office:value-type="string">
            <text:p>Segment title</text:p>
          </table:table-cell>
          <table:table-cell table:style-name="ce85" office:value-type="string">
            <text:p>1. Enter URL "http://channels.mind-alliance.com" on Chrome, firefox and IE browser on windows and safari on MacOs.</text:p>
            <text:p>2. Login to the Channels.</text:p>
            <text:p>3.Click on 'Information Sharing Model'.</text:p>
            <text:p>4.Select any segment from select segment dropdown</text:p>
          </table:table-cell>
          <table:table-cell table:style-name="ce85" office:value-type="string">
            <text:p>1.Verify that segment name with same look and feel across all browsers.</text:p>
            <text:p>2. Verify that segment details changes with changes when other segment is selected and have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29">
          <table:table-cell office:value-type="string">
            <text:p>Issue Summary Report</text:p>
          </table:table-cell>
          <table:table-cell office:value-type="string">
            <text:p>CBC0058</text:p>
          </table:table-cell>
          <table:table-cell office:value-type="string">
            <text:p>Channels -&lt;plan name&gt; Issue summary Report Font</text:p>
          </table:table-cell>
          <table:table-cell office:value-type="string">
            <text:p>1. Enter URL "http://channels.mind-alliance.com" on Chrome, firefox and IE browser on windows and safari on MacOs.</text:p>
            <text:p>2. Click on <text:s/>'Issue Summary Report' link</text:p>
          </table:table-cell>
          <table:table-cell office:value-type="string">
            <text:p>1. Verify that page title and its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59</text:p>
          </table:table-cell>
          <table:table-cell office:value-type="string">
            <text:p>Home' icon and link</text:p>
          </table:table-cell>
          <table:table-cell office:value-type="string">
            <text:p>1. Enter URL "http://channels.mind-alliance.com" on Chrome, firefox and IE browser on windows and safari on MacOs.</text:p>
            <text:p>2. Click on 'Issue summary report' link</text:p>
            <text:p>3. Click on Home icon</text:p>
          </table:table-cell>
          <table:table-cell office:value-type="string">
            <text:p>1. Verify that 'Home' icon is present with same look and feel in all browsers.</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0</text:p>
          </table:table-cell>
          <table:table-cell office:value-type="string">
            <text:p>Label and font size a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name,font size and color for label is same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1</text:p>
          </table:table-cell>
          <table:table-cell office:value-type="string">
            <text:p>Backgrou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50">
          <table:table-cell/>
          <table:table-cell office:value-type="string">
            <text:p>CBC0062</text:p>
          </table:table-cell>
          <table:table-cell office:value-type="string">
            <text:p>Send feedback' button</text:p>
          </table:table-cell>
          <table:table-cell office:value-type="string">
            <text:p>1. Enter URL "http://channels.mind-alliance.com" on Chrome, firefox and IE browser on windows and safari on MacOs.</text:p>
            <text:p>2. Click on 'Issue summary report' link</text:p>
            <text:p>3. Click on 'Send feedback' button</text:p>
          </table:table-cell>
          <table:table-cell office:value-type="string">
            <text:p>1. Verify that 'Send feedback' button is present with same look and feel across all browsers.</text:p>
            <text:p>2. Verify that when click on <text:s/>'Send feedback' button, pop window containing checkbox, textarea and buttons options appears with same look and feel across all browsers.</text:p>
            <text:p/>
          </table:table-cell>
          <table:table-cell table:number-columns-repeated="3" office:value-type="string">
            <text:p>Pass</text:p>
          </table:table-cell>
          <table:table-cell table:number-columns-repeated="1016"/>
        </table:table-row>
        <table:table-row table:style-name="ro29">
          <table:table-cell office:value-type="string">
            <text:p>Is Guidelines – All Participants</text:p>
          </table:table-cell>
          <table:table-cell office:value-type="string">
            <text:p>CBC0063</text:p>
          </table:table-cell>
          <table:table-cell office:value-type="string">
            <text:p>Channels -&lt;plan name&gt; Is Guidelines – All Participants Font</text:p>
          </table:table-cell>
          <table:table-cell office:value-type="string">
            <text:p>1. Enter URL "http://channels.mind-alliance.com" on Chrome, firefox and IE browser on windows and safari on MacOs.</text:p>
            <text:p>2. Click on 'Is Guidelines – All Participants'.</text:p>
          </table:table-cell>
          <table:table-cell office:value-type="string">
            <text:p>1. Verify that page title's and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64</text:p>
          </table:table-cell>
          <table:table-cell office:value-type="string">
            <text:p>Home' icon and link</text:p>
          </table:table-cell>
          <table:table-cell office:value-type="string">
            <text:p>1. Enter URL "http://channels.mind-alliance.com" on Chrome, firefox and IE browser on windows and safari on MacOs.</text:p>
            <text:p>2. Click on 'Is Guidelines – All Participants'</text:p>
            <text:p>3. Click on 'Home' icon</text:p>
          </table:table-cell>
          <table:table-cell office:value-type="string">
            <text:p>1. Verify that 'Home' icon is present with same look and feel across all browsers.</text:p>
            <text:p>2. Verify that when clicked on home icon page redirects to some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5</text:p>
          </table:table-cell>
          <table:table-cell office:value-type="string">
            <text:p>Labels,fonts size a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6</text:p>
          </table:table-cell>
          <table:table-cell office:value-type="string">
            <text:p>Backgrou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7</text:p>
          </table:table-cell>
          <table:table-cell office:value-type="string">
            <text:p>Yellow text area and label</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star is present in yellow text area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9</text:p>
          </table:table-cell>
          <table:table-cell office:value-type="string">
            <text:p>User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0</text:p>
          </table:table-cell>
          <table:table-cell office:value-type="string">
            <text:p>Plan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1</text:p>
          </table:table-cell>
          <table:table-cell office:value-type="string">
            <text:p>Sign out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when click <text:s/>on 'Sign out' button page redirects to some other page.</text:p>
          </table:table-cell>
          <table:table-cell table:number-columns-repeated="3" office:value-type="string">
            <text:p>Pass</text:p>
          </table:table-cell>
          <table:table-cell table:number-columns-repeated="1016"/>
        </table:table-row>
        <table:table-row table:style-name="ro29">
          <table:table-cell/>
          <table:table-cell office:value-type="string">
            <text:p>CBC0072</text:p>
          </table:table-cell>
          <table:table-cell office:value-type="string">
            <text:p>Assign and remove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Assign' and 'Remove' button are present and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Information needs of all partiipants</text:p>
          </table:table-cell>
          <table:table-cell office:value-type="string">
            <text:p>CBC0073</text:p>
          </table:table-cell>
          <table:table-cell office:value-type="string">
            <text:p>Channels -&lt;plan name&gt; Information needs of all partiipants Font</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page titleand fon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4</text:p>
          </table:table-cell>
          <table:table-cell office:value-type="string">
            <text:p>Home' icon and link</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Home' icon is present with same look and feel for all browser.</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5</text:p>
          </table:table-cell>
          <table:table-cell office:value-type="string">
            <text:p>Label and fonts size a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6</text:p>
          </table:table-cell>
          <table:table-cell office:value-type="string">
            <text:p>Backgrou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background color for 'Information needs of all participants'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7</text:p>
          </table:table-cell>
          <table:table-cell office:value-type="string">
            <text:p>Yellow text area and label</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star is present in yellow text area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9</text:p>
          </table:table-cell>
          <table:table-cell office:value-type="string">
            <text:p>User name Links</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80</text:p>
          </table:table-cell>
          <table:table-cell office:value-type="string">
            <text:p>Sign out' button</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81</text:p>
          </table:table-cell>
          <table:table-cell office:value-type="string">
            <text:p>Colors of text and controls on login page</text:p>
          </table:table-cell>
          <table:table-cell office:value-type="string">
            <text:p>Go to all pages in Channels.</text:p>
          </table:table-cell>
          <table:table-cell office:value-type="string">
            <text:p>1. Verify that all controls and colors <text:s/>are consistent in Channels</text:p>
          </table:table-cell>
          <table:table-cell table:number-columns-repeated="3" office:value-type="string">
            <text:p>Pass</text:p>
          </table:table-cell>
          <table:table-cell table:number-columns-repeated="1016"/>
        </table:table-row>
        <table:table-row table:style-name="ro27">
          <table:table-cell/>
          <table:table-cell office:value-type="string">
            <text:p>CBC0082</text:p>
          </table:table-cell>
          <table:table-cell office:value-type="string">
            <text:p>Icons consistency with other pages</text:p>
          </table:table-cell>
          <table:table-cell office:value-type="string">
            <text:p>Go to all pages in Channels.</text:p>
          </table:table-cell>
          <table:table-cell office:value-type="string">
            <text:p>2. Verify that all icons are consistent in Channels with same look and feel for all browsers</text:p>
          </table:table-cell>
          <table:table-cell table:number-columns-repeated="3" office:value-type="string">
            <text:p>Pass</text:p>
          </table:table-cell>
          <table:table-cell table:number-columns-repeated="1016"/>
        </table:table-row>
        <table:table-row table:style-name="ro1" table:number-rows-repeated="65452">
          <table:table-cell table:number-columns-repeated="1024"/>
        </table:table-row>
        <table:table-row table:style-name="ro1">
          <table:table-cell table:number-columns-repeated="1024"/>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6">03/26/2013</text:date>, <text:time>18:12: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26T18:12:58.44</dc:date>
    <meta:editing-cycles>6223</meta:editing-cycles>
    <meta:editing-duration>PT551H13M01S</meta:editing-duration>
    <dc:creator>abc xyz</dc:creator>
    <meta:document-statistic meta:table-count="33" meta:cell-count="13853" meta:object-count="0"/>
  </office:meta>
</office:document-meta>
</file>